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99mm"/>
    </style:style>
    <style:style style:name="co4" style:family="table-column">
      <style:table-column-properties fo:break-before="auto" style:column-width="31.71mm"/>
    </style:style>
    <style:style style:name="co5" style:family="table-column">
      <style:table-column-properties fo:break-before="auto" style:column-width="34.01mm"/>
    </style:style>
    <style:style style:name="co6" style:family="table-column">
      <style:table-column-properties fo:break-before="auto" style:column-width="90.24mm"/>
    </style:style>
    <style:style style:name="co7" style:family="table-column">
      <style:table-column-properties fo:break-before="auto" style:column-width="31.41mm"/>
    </style:style>
    <style:style style:name="co8" style:family="table-column">
      <style:table-column-properties fo:break-before="auto" style:column-width="129.79mm"/>
    </style:style>
    <style:style style:name="co9" style:family="table-column">
      <style:table-column-properties fo:break-before="auto" style:column-width="115.62mm"/>
    </style:style>
    <style:style style:name="co10" style:family="table-column">
      <style:table-column-properties fo:break-before="auto" style:column-width="59.97mm"/>
    </style:style>
    <style:style style:name="co11" style:family="table-column">
      <style:table-column-properties fo:break-before="auto" style:column-width="38.05mm"/>
    </style:style>
    <style:style style:name="co12" style:family="table-column">
      <style:table-column-properties fo:break-before="auto" style:column-width="28.54mm"/>
    </style:style>
    <style:style style:name="co13" style:family="table-column">
      <style:table-column-properties fo:break-before="auto" style:column-width="103.33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</office:automatic-styles>
  <office:body>
    <office:spreadsheet>
      <table:table table:name="studenci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esel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imie</text:p>
          </table:table-cell>
          <table:table-cell table:number-columns-repeated="3"/>
        </table:table-row>
        <table:table-row table:style-name="ro1">
          <table:table-cell office:value-type="float" office:value="92051048757" calcext:value-type="float">
            <text:p>92051048757</text:p>
          </table:table-cell>
          <table:table-cell office:value-type="string" calcext:value-type="string">
            <text:p>BAJOREK</text:p>
          </table:table-cell>
          <table:table-cell office:value-type="string" calcext:value-type="string">
            <text:p>JAKUB</text:p>
          </table:table-cell>
          <table:table-cell table:number-columns-repeated="3"/>
        </table:table-row>
        <table:table-row table:style-name="ro1">
          <table:table-cell office:value-type="float" office:value="92051861424" calcext:value-type="float">
            <text:p>92051861424</text:p>
          </table:table-cell>
          <table:table-cell office:value-type="string" calcext:value-type="string">
            <text:p>SLOTARZ</text:p>
          </table:table-cell>
          <table:table-cell office:value-type="string" calcext:value-type="string">
            <text:p>MARIANNA</text:p>
          </table:table-cell>
          <table:table-cell table:number-columns-repeated="3"/>
        </table:table-row>
        <table:table-row table:style-name="ro1">
          <table:table-cell office:value-type="float" office:value="92052033215" calcext:value-type="float">
            <text:p>92052033215</text:p>
          </table:table-cell>
          <table:table-cell office:value-type="string" calcext:value-type="string">
            <text:p>WNUK</text:p>
          </table:table-cell>
          <table:table-cell office:value-type="string" calcext:value-type="string">
            <text:p>SZYMON</text:p>
          </table:table-cell>
          <table:table-cell table:number-columns-repeated="3"/>
        </table:table-row>
        <table:table-row table:style-name="ro1">
          <table:table-cell office:value-type="float" office:value="92052877491" calcext:value-type="float">
            <text:p>92052877491</text:p>
          </table:table-cell>
          <table:table-cell office:value-type="string" calcext:value-type="string">
            <text:p>LESKO</text:p>
          </table:table-cell>
          <table:table-cell office:value-type="string" calcext:value-type="string">
            <text:p>WOJCIECH</text:p>
          </table:table-cell>
          <table:table-cell table:number-columns-repeated="3"/>
        </table:table-row>
        <table:table-row table:style-name="ro1">
          <table:table-cell office:value-type="float" office:value="92052999663" calcext:value-type="float">
            <text:p>92052999663</text:p>
          </table:table-cell>
          <table:table-cell office:value-type="string" calcext:value-type="string">
            <text:p>WACHOWIAK</text:p>
          </table:table-cell>
          <table:table-cell office:value-type="string" calcext:value-type="string">
            <text:p>ANNA</text:p>
          </table:table-cell>
          <table:table-cell table:number-columns-repeated="2"/>
          <table:table-cell office:value-type="float" office:value="95062355629" calcext:value-type="float">
            <text:p>95062355629</text:p>
          </table:table-cell>
        </table:table-row>
        <table:table-row table:style-name="ro1">
          <table:table-cell office:value-type="float" office:value="92060349478" calcext:value-type="float">
            <text:p>92060349478</text:p>
          </table:table-cell>
          <table:table-cell office:value-type="string" calcext:value-type="string">
            <text:p>JASTRZEBSKI</text:p>
          </table:table-cell>
          <table:table-cell office:value-type="string" calcext:value-type="string">
            <text:p>IGNACY</text:p>
          </table:table-cell>
          <table:table-cell table:number-columns-repeated="3"/>
        </table:table-row>
        <table:table-row table:style-name="ro1">
          <table:table-cell office:value-type="float" office:value="92060618813" calcext:value-type="float">
            <text:p>92060618813</text:p>
          </table:table-cell>
          <table:table-cell office:value-type="string" calcext:value-type="string">
            <text:p>CICHON</text:p>
          </table:table-cell>
          <table:table-cell office:value-type="string" calcext:value-type="string">
            <text:p>ADRIAN</text:p>
          </table:table-cell>
          <table:table-cell table:number-columns-repeated="2"/>
          <table:table-cell office:value-type="float" office:value="92052999663" calcext:value-type="float">
            <text:p>92052999663</text:p>
          </table:table-cell>
        </table:table-row>
        <table:table-row table:style-name="ro1">
          <table:table-cell office:value-type="float" office:value="92060816563" calcext:value-type="float">
            <text:p>92060816563</text:p>
          </table:table-cell>
          <table:table-cell office:value-type="string" calcext:value-type="string">
            <text:p>LUKASZEWICZ</text:p>
          </table:table-cell>
          <table:table-cell office:value-type="string" calcext:value-type="string">
            <text:p>PAULA</text:p>
          </table:table-cell>
          <table:table-cell table:number-columns-repeated="3"/>
        </table:table-row>
        <table:table-row table:style-name="ro1">
          <table:table-cell office:value-type="float" office:value="92060863855" calcext:value-type="float">
            <text:p>92060863855</text:p>
          </table:table-cell>
          <table:table-cell office:value-type="string" calcext:value-type="string">
            <text:p>RATAJCZAK</text:p>
          </table:table-cell>
          <table:table-cell office:value-type="string" calcext:value-type="string">
            <text:p>OLIWIER</text:p>
          </table:table-cell>
          <table:table-cell table:number-columns-repeated="3"/>
        </table:table-row>
        <table:table-row table:style-name="ro1">
          <table:table-cell office:value-type="float" office:value="92061083359" calcext:value-type="float">
            <text:p>92061083359</text:p>
          </table:table-cell>
          <table:table-cell office:value-type="string" calcext:value-type="string">
            <text:p>PLISZKA</text:p>
          </table:table-cell>
          <table:table-cell office:value-type="string" calcext:value-type="string">
            <text:p>ADAM</text:p>
          </table:table-cell>
          <table:table-cell table:number-columns-repeated="3"/>
        </table:table-row>
        <table:table-row table:style-name="ro1">
          <table:table-cell office:value-type="float" office:value="92061754985" calcext:value-type="float">
            <text:p>92061754985</text:p>
          </table:table-cell>
          <table:table-cell office:value-type="string" calcext:value-type="string">
            <text:p>KASZUBOWSKA</text:p>
          </table:table-cell>
          <table:table-cell office:value-type="string" calcext:value-type="string">
            <text:p>ANTONINA</text:p>
          </table:table-cell>
          <table:table-cell table:number-columns-repeated="3"/>
        </table:table-row>
        <table:table-row table:style-name="ro1">
          <table:table-cell office:value-type="float" office:value="92061937214" calcext:value-type="float">
            <text:p>92061937214</text:p>
          </table:table-cell>
          <table:table-cell office:value-type="string" calcext:value-type="string">
            <text:p>MORAWIEC</text:p>
          </table:table-cell>
          <table:table-cell office:value-type="string" calcext:value-type="string">
            <text:p>DAWID</text:p>
          </table:table-cell>
          <table:table-cell table:number-columns-repeated="3"/>
        </table:table-row>
        <table:table-row table:style-name="ro1">
          <table:table-cell office:value-type="float" office:value="92062548936" calcext:value-type="float">
            <text:p>92062548936</text:p>
          </table:table-cell>
          <table:table-cell office:value-type="string" calcext:value-type="string">
            <text:p>OGONOWSKA</text:p>
          </table:table-cell>
          <table:table-cell office:value-type="string" calcext:value-type="string">
            <text:p>JULIUSZ</text:p>
          </table:table-cell>
          <table:table-cell table:number-columns-repeated="3"/>
        </table:table-row>
        <table:table-row table:style-name="ro1">
          <table:table-cell office:value-type="float" office:value="92062762152" calcext:value-type="float">
            <text:p>92062762152</text:p>
          </table:table-cell>
          <table:table-cell office:value-type="string" calcext:value-type="string">
            <text:p>SZYMONIAK</text:p>
          </table:table-cell>
          <table:table-cell office:value-type="string" calcext:value-type="string">
            <text:p>JAN</text:p>
          </table:table-cell>
          <table:table-cell table:number-columns-repeated="3"/>
        </table:table-row>
        <table:table-row table:style-name="ro1">
          <table:table-cell office:value-type="float" office:value="92062962545" calcext:value-type="float">
            <text:p>92062962545</text:p>
          </table:table-cell>
          <table:table-cell office:value-type="string" calcext:value-type="string">
            <text:p>SIUDYM</text:p>
          </table:table-cell>
          <table:table-cell office:value-type="string" calcext:value-type="string">
            <text:p>KATARZYNA</text:p>
          </table:table-cell>
          <table:table-cell table:number-columns-repeated="3"/>
        </table:table-row>
        <table:table-row table:style-name="ro1">
          <table:table-cell office:value-type="float" office:value="92070111188" calcext:value-type="float">
            <text:p>92070111188</text:p>
          </table:table-cell>
          <table:table-cell office:value-type="string" calcext:value-type="string">
            <text:p>SASOR</text:p>
          </table:table-cell>
          <table:table-cell office:value-type="string" calcext:value-type="string">
            <text:p>AMELIA</text:p>
          </table:table-cell>
          <table:table-cell table:number-columns-repeated="3"/>
        </table:table-row>
        <table:table-row table:style-name="ro1">
          <table:table-cell office:value-type="float" office:value="92070336152" calcext:value-type="float">
            <text:p>92070336152</text:p>
          </table:table-cell>
          <table:table-cell office:value-type="string" calcext:value-type="string">
            <text:p>KLOC</text:p>
          </table:table-cell>
          <table:table-cell office:value-type="string" calcext:value-type="string">
            <text:p>DAWID</text:p>
          </table:table-cell>
          <table:table-cell table:number-columns-repeated="3"/>
        </table:table-row>
        <table:table-row table:style-name="ro1">
          <table:table-cell office:value-type="float" office:value="92070952712" calcext:value-type="float">
            <text:p>92070952712</text:p>
          </table:table-cell>
          <table:table-cell office:value-type="string" calcext:value-type="string">
            <text:p>SMOLEN</text:p>
          </table:table-cell>
          <table:table-cell office:value-type="string" calcext:value-type="string">
            <text:p>JACEK</text:p>
          </table:table-cell>
          <table:table-cell table:number-columns-repeated="3"/>
        </table:table-row>
        <table:table-row table:style-name="ro1">
          <table:table-cell office:value-type="float" office:value="92071176944" calcext:value-type="float">
            <text:p>92071176944</text:p>
          </table:table-cell>
          <table:table-cell office:value-type="string" calcext:value-type="string">
            <text:p>STOLARZ</text:p>
          </table:table-cell>
          <table:table-cell office:value-type="string" calcext:value-type="string">
            <text:p>KATARZYNA</text:p>
          </table:table-cell>
          <table:table-cell table:number-columns-repeated="3"/>
        </table:table-row>
        <table:table-row table:style-name="ro1">
          <table:table-cell office:value-type="float" office:value="92072355391" calcext:value-type="float">
            <text:p>92072355391</text:p>
          </table:table-cell>
          <table:table-cell office:value-type="string" calcext:value-type="string">
            <text:p>SALA</text:p>
          </table:table-cell>
          <table:table-cell office:value-type="string" calcext:value-type="string">
            <text:p>JACEK</text:p>
          </table:table-cell>
          <table:table-cell table:number-columns-repeated="3"/>
        </table:table-row>
        <table:table-row table:style-name="ro1">
          <table:table-cell office:value-type="float" office:value="92072589329" calcext:value-type="float">
            <text:p>92072589329</text:p>
          </table:table-cell>
          <table:table-cell office:value-type="string" calcext:value-type="string">
            <text:p>MODZELEWSKA</text:p>
          </table:table-cell>
          <table:table-cell office:value-type="string" calcext:value-type="string">
            <text:p>MARTYNA</text:p>
          </table:table-cell>
          <table:table-cell table:number-columns-repeated="3"/>
        </table:table-row>
        <table:table-row table:style-name="ro1">
          <table:table-cell office:value-type="float" office:value="92080361249" calcext:value-type="float">
            <text:p>92080361249</text:p>
          </table:table-cell>
          <table:table-cell office:value-type="string" calcext:value-type="string">
            <text:p>WOROBIJ</text:p>
          </table:table-cell>
          <table:table-cell office:value-type="string" calcext:value-type="string">
            <text:p>STANISLAWA</text:p>
          </table:table-cell>
          <table:table-cell table:number-columns-repeated="3"/>
        </table:table-row>
        <table:table-row table:style-name="ro1">
          <table:table-cell office:value-type="float" office:value="92080864292" calcext:value-type="float">
            <text:p>92080864292</text:p>
          </table:table-cell>
          <table:table-cell office:value-type="string" calcext:value-type="string">
            <text:p>NAPORA</text:p>
          </table:table-cell>
          <table:table-cell office:value-type="string" calcext:value-type="string">
            <text:p>MAREK</text:p>
          </table:table-cell>
          <table:table-cell table:number-columns-repeated="3"/>
        </table:table-row>
        <table:table-row table:style-name="ro1">
          <table:table-cell office:value-type="float" office:value="92081076313" calcext:value-type="float">
            <text:p>92081076313</text:p>
          </table:table-cell>
          <table:table-cell office:value-type="string" calcext:value-type="string">
            <text:p>SLADOWSKI</text:p>
          </table:table-cell>
          <table:table-cell office:value-type="string" calcext:value-type="string">
            <text:p>MICHAL</text:p>
          </table:table-cell>
          <table:table-cell table:number-columns-repeated="3"/>
        </table:table-row>
        <table:table-row table:style-name="ro1">
          <table:table-cell office:value-type="float" office:value="92081119933" calcext:value-type="float">
            <text:p>92081119933</text:p>
          </table:table-cell>
          <table:table-cell office:value-type="string" calcext:value-type="string">
            <text:p>LIZON</text:p>
          </table:table-cell>
          <table:table-cell office:value-type="string" calcext:value-type="string">
            <text:p>NATANAEL</text:p>
          </table:table-cell>
          <table:table-cell table:number-columns-repeated="3"/>
        </table:table-row>
        <table:table-row table:style-name="ro1">
          <table:table-cell office:value-type="float" office:value="92081817558" calcext:value-type="float">
            <text:p>92081817558</text:p>
          </table:table-cell>
          <table:table-cell office:value-type="string" calcext:value-type="string">
            <text:p>SANKALA</text:p>
          </table:table-cell>
          <table:table-cell office:value-type="string" calcext:value-type="string">
            <text:p>JOZEF</text:p>
          </table:table-cell>
          <table:table-cell table:number-columns-repeated="3"/>
        </table:table-row>
        <table:table-row table:style-name="ro1">
          <table:table-cell office:value-type="float" office:value="92081982469" calcext:value-type="float">
            <text:p>92081982469</text:p>
          </table:table-cell>
          <table:table-cell office:value-type="string" calcext:value-type="string">
            <text:p>GRZEGOREK</text:p>
          </table:table-cell>
          <table:table-cell office:value-type="string" calcext:value-type="string">
            <text:p>ANNA</text:p>
          </table:table-cell>
          <table:table-cell table:number-columns-repeated="3"/>
        </table:table-row>
        <table:table-row table:style-name="ro1">
          <table:table-cell office:value-type="float" office:value="92082477625" calcext:value-type="float">
            <text:p>92082477625</text:p>
          </table:table-cell>
          <table:table-cell office:value-type="string" calcext:value-type="string">
            <text:p>ZALESKA</text:p>
          </table:table-cell>
          <table:table-cell office:value-type="string" calcext:value-type="string">
            <text:p>JULIA</text:p>
          </table:table-cell>
          <table:table-cell table:number-columns-repeated="3"/>
        </table:table-row>
        <table:table-row table:style-name="ro1">
          <table:table-cell office:value-type="float" office:value="92090349976" calcext:value-type="float">
            <text:p>92090349976</text:p>
          </table:table-cell>
          <table:table-cell office:value-type="string" calcext:value-type="string">
            <text:p>CIBOROWSKI</text:p>
          </table:table-cell>
          <table:table-cell office:value-type="string" calcext:value-type="string">
            <text:p>EDWARD</text:p>
          </table:table-cell>
          <table:table-cell table:number-columns-repeated="3"/>
        </table:table-row>
        <table:table-row table:style-name="ro1">
          <table:table-cell office:value-type="float" office:value="92100661849" calcext:value-type="float">
            <text:p>92100661849</text:p>
          </table:table-cell>
          <table:table-cell office:value-type="string" calcext:value-type="string">
            <text:p>PIATKOWSKA</text:p>
          </table:table-cell>
          <table:table-cell office:value-type="string" calcext:value-type="string">
            <text:p>EWA</text:p>
          </table:table-cell>
          <table:table-cell table:number-columns-repeated="3"/>
        </table:table-row>
        <table:table-row table:style-name="ro1">
          <table:table-cell office:value-type="float" office:value="92101543816" calcext:value-type="float">
            <text:p>92101543816</text:p>
          </table:table-cell>
          <table:table-cell office:value-type="string" calcext:value-type="string">
            <text:p>CWIKLA</text:p>
          </table:table-cell>
          <table:table-cell office:value-type="string" calcext:value-type="string">
            <text:p>MARIAN</text:p>
          </table:table-cell>
          <table:table-cell table:number-columns-repeated="3"/>
        </table:table-row>
        <table:table-row table:style-name="ro1">
          <table:table-cell office:value-type="float" office:value="92103163461" calcext:value-type="float">
            <text:p>92103163461</text:p>
          </table:table-cell>
          <table:table-cell office:value-type="string" calcext:value-type="string">
            <text:p>BLASZCZYK</text:p>
          </table:table-cell>
          <table:table-cell office:value-type="string" calcext:value-type="string">
            <text:p>MONIKA</text:p>
          </table:table-cell>
          <table:table-cell table:number-columns-repeated="3"/>
        </table:table-row>
        <table:table-row table:style-name="ro1">
          <table:table-cell office:value-type="float" office:value="92111027117" calcext:value-type="float">
            <text:p>92111027117</text:p>
          </table:table-cell>
          <table:table-cell office:value-type="string" calcext:value-type="string">
            <text:p>SIERON</text:p>
          </table:table-cell>
          <table:table-cell office:value-type="string" calcext:value-type="string">
            <text:p>LECH</text:p>
          </table:table-cell>
          <table:table-cell table:number-columns-repeated="3"/>
        </table:table-row>
        <table:table-row table:style-name="ro1">
          <table:table-cell office:value-type="float" office:value="92111479877" calcext:value-type="float">
            <text:p>92111479877</text:p>
          </table:table-cell>
          <table:table-cell office:value-type="string" calcext:value-type="string">
            <text:p>TUCHOLSKI</text:p>
          </table:table-cell>
          <table:table-cell office:value-type="string" calcext:value-type="string">
            <text:p>DAWID</text:p>
          </table:table-cell>
          <table:table-cell table:number-columns-repeated="3"/>
        </table:table-row>
        <table:table-row table:style-name="ro1">
          <table:table-cell office:value-type="float" office:value="92112571134" calcext:value-type="float">
            <text:p>92112571134</text:p>
          </table:table-cell>
          <table:table-cell office:value-type="string" calcext:value-type="string">
            <text:p>MENDRELA</text:p>
          </table:table-cell>
          <table:table-cell office:value-type="string" calcext:value-type="string">
            <text:p>ARTUR</text:p>
          </table:table-cell>
          <table:table-cell table:number-columns-repeated="3"/>
        </table:table-row>
        <table:table-row table:style-name="ro1">
          <table:table-cell office:value-type="float" office:value="92112635683" calcext:value-type="float">
            <text:p>92112635683</text:p>
          </table:table-cell>
          <table:table-cell office:value-type="string" calcext:value-type="string">
            <text:p>ANTOLAK</text:p>
          </table:table-cell>
          <table:table-cell office:value-type="string" calcext:value-type="string">
            <text:p>MALGORZATA</text:p>
          </table:table-cell>
          <table:table-cell table:number-columns-repeated="3"/>
        </table:table-row>
        <table:table-row table:style-name="ro1">
          <table:table-cell office:value-type="float" office:value="92121027392" calcext:value-type="float">
            <text:p>92121027392</text:p>
          </table:table-cell>
          <table:table-cell office:value-type="string" calcext:value-type="string">
            <text:p>SPIEWAK</text:p>
          </table:table-cell>
          <table:table-cell office:value-type="string" calcext:value-type="string">
            <text:p>RAFAL</text:p>
          </table:table-cell>
          <table:table-cell table:number-columns-repeated="3"/>
        </table:table-row>
        <table:table-row table:style-name="ro1">
          <table:table-cell office:value-type="float" office:value="92121586455" calcext:value-type="float">
            <text:p>92121586455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WOJCIECH</text:p>
          </table:table-cell>
          <table:table-cell table:number-columns-repeated="3"/>
        </table:table-row>
        <table:table-row table:style-name="ro1">
          <table:table-cell office:value-type="float" office:value="92122718336" calcext:value-type="float">
            <text:p>92122718336</text:p>
          </table:table-cell>
          <table:table-cell office:value-type="string" calcext:value-type="string">
            <text:p>PIEKUT</text:p>
          </table:table-cell>
          <table:table-cell office:value-type="string" calcext:value-type="string">
            <text:p>SZYMON</text:p>
          </table:table-cell>
          <table:table-cell table:number-columns-repeated="3"/>
        </table:table-row>
        <table:table-row table:style-name="ro1">
          <table:table-cell office:value-type="float" office:value="92122755816" calcext:value-type="float">
            <text:p>92122755816</text:p>
          </table:table-cell>
          <table:table-cell office:value-type="string" calcext:value-type="string">
            <text:p>NEUMANN</text:p>
          </table:table-cell>
          <table:table-cell office:value-type="string" calcext:value-type="string">
            <text:p>MAREK</text:p>
          </table:table-cell>
          <table:table-cell table:number-columns-repeated="3"/>
        </table:table-row>
        <table:table-row table:style-name="ro1">
          <table:table-cell office:value-type="float" office:value="92122899246" calcext:value-type="float">
            <text:p>92122899246</text:p>
          </table:table-cell>
          <table:table-cell office:value-type="string" calcext:value-type="string">
            <text:p>MALESA</text:p>
          </table:table-cell>
          <table:table-cell office:value-type="string" calcext:value-type="string">
            <text:p>GABRIELA</text:p>
          </table:table-cell>
          <table:table-cell table:number-columns-repeated="3"/>
        </table:table-row>
        <table:table-row table:style-name="ro1">
          <table:table-cell office:value-type="float" office:value="93010287374" calcext:value-type="float">
            <text:p>93010287374</text:p>
          </table:table-cell>
          <table:table-cell office:value-type="string" calcext:value-type="string">
            <text:p>SWIERCZYNSKI</text:p>
          </table:table-cell>
          <table:table-cell office:value-type="string" calcext:value-type="string">
            <text:p>JANUSZ</text:p>
          </table:table-cell>
          <table:table-cell table:number-columns-repeated="3"/>
        </table:table-row>
        <table:table-row table:style-name="ro1">
          <table:table-cell office:value-type="float" office:value="93011731988" calcext:value-type="float">
            <text:p>93011731988</text:p>
          </table:table-cell>
          <table:table-cell office:value-type="string" calcext:value-type="string">
            <text:p>KORCZAK</text:p>
          </table:table-cell>
          <table:table-cell office:value-type="string" calcext:value-type="string">
            <text:p>AMELIA</text:p>
          </table:table-cell>
          <table:table-cell table:number-columns-repeated="3"/>
        </table:table-row>
        <table:table-row table:style-name="ro1">
          <table:table-cell office:value-type="float" office:value="93012248937" calcext:value-type="float">
            <text:p>93012248937</text:p>
          </table:table-cell>
          <table:table-cell office:value-type="string" calcext:value-type="string">
            <text:p>PIWKOWSKI</text:p>
          </table:table-cell>
          <table:table-cell office:value-type="string" calcext:value-type="string">
            <text:p>EUGENIUSZ</text:p>
          </table:table-cell>
          <table:table-cell table:number-columns-repeated="3"/>
        </table:table-row>
        <table:table-row table:style-name="ro1">
          <table:table-cell office:value-type="float" office:value="93012423916" calcext:value-type="float">
            <text:p>93012423916</text:p>
          </table:table-cell>
          <table:table-cell office:value-type="string" calcext:value-type="string">
            <text:p>CIESLA</text:p>
          </table:table-cell>
          <table:table-cell office:value-type="string" calcext:value-type="string">
            <text:p>KRZYSZTOF</text:p>
          </table:table-cell>
          <table:table-cell table:number-columns-repeated="3"/>
        </table:table-row>
        <table:table-row table:style-name="ro1">
          <table:table-cell office:value-type="float" office:value="93013078979" calcext:value-type="float">
            <text:p>93013078979</text:p>
          </table:table-cell>
          <table:table-cell office:value-type="string" calcext:value-type="string">
            <text:p>WOLANIN</text:p>
          </table:table-cell>
          <table:table-cell office:value-type="string" calcext:value-type="string">
            <text:p>BARTOSZ</text:p>
          </table:table-cell>
          <table:table-cell table:number-columns-repeated="3"/>
        </table:table-row>
        <table:table-row table:style-name="ro1">
          <table:table-cell office:value-type="float" office:value="93020294887" calcext:value-type="float">
            <text:p>93020294887</text:p>
          </table:table-cell>
          <table:table-cell office:value-type="string" calcext:value-type="string">
            <text:p>RZYMANECKA</text:p>
          </table:table-cell>
          <table:table-cell office:value-type="string" calcext:value-type="string">
            <text:p>SONIA</text:p>
          </table:table-cell>
          <table:table-cell table:number-columns-repeated="3"/>
        </table:table-row>
        <table:table-row table:style-name="ro1">
          <table:table-cell office:value-type="float" office:value="93020344452" calcext:value-type="float">
            <text:p>93020344452</text:p>
          </table:table-cell>
          <table:table-cell office:value-type="string" calcext:value-type="string">
            <text:p>BORYS</text:p>
          </table:table-cell>
          <table:table-cell office:value-type="string" calcext:value-type="string">
            <text:p>MAREK</text:p>
          </table:table-cell>
          <table:table-cell table:number-columns-repeated="3"/>
        </table:table-row>
        <table:table-row table:style-name="ro1">
          <table:table-cell office:value-type="float" office:value="93020492353" calcext:value-type="float">
            <text:p>93020492353</text:p>
          </table:table-cell>
          <table:table-cell office:value-type="string" calcext:value-type="string">
            <text:p>DANIELAK</text:p>
          </table:table-cell>
          <table:table-cell office:value-type="string" calcext:value-type="string">
            <text:p>FRANCISZEK</text:p>
          </table:table-cell>
          <table:table-cell table:number-columns-repeated="3"/>
        </table:table-row>
        <table:table-row table:style-name="ro1">
          <table:table-cell office:value-type="float" office:value="93020984197" calcext:value-type="float">
            <text:p>93020984197</text:p>
          </table:table-cell>
          <table:table-cell office:value-type="string" calcext:value-type="string">
            <text:p>KEPARA</text:p>
          </table:table-cell>
          <table:table-cell office:value-type="string" calcext:value-type="string">
            <text:p>MICHAL</text:p>
          </table:table-cell>
          <table:table-cell table:number-columns-repeated="3"/>
        </table:table-row>
        <table:table-row table:style-name="ro1">
          <table:table-cell office:value-type="float" office:value="93021324462" calcext:value-type="float">
            <text:p>93021324462</text:p>
          </table:table-cell>
          <table:table-cell office:value-type="string" calcext:value-type="string">
            <text:p>PATER</text:p>
          </table:table-cell>
          <table:table-cell office:value-type="string" calcext:value-type="string">
            <text:p>ZOFIA</text:p>
          </table:table-cell>
          <table:table-cell table:number-columns-repeated="3"/>
        </table:table-row>
        <table:table-row table:style-name="ro1">
          <table:table-cell office:value-type="float" office:value="93021966581" calcext:value-type="float">
            <text:p>93021966581</text:p>
          </table:table-cell>
          <table:table-cell office:value-type="string" calcext:value-type="string">
            <text:p>PEPLIN</text:p>
          </table:table-cell>
          <table:table-cell office:value-type="string" calcext:value-type="string">
            <text:p>ALICJA</text:p>
          </table:table-cell>
          <table:table-cell table:number-columns-repeated="3"/>
        </table:table-row>
        <table:table-row table:style-name="ro1">
          <table:table-cell office:value-type="float" office:value="93022138167" calcext:value-type="float">
            <text:p>93022138167</text:p>
          </table:table-cell>
          <table:table-cell office:value-type="string" calcext:value-type="string">
            <text:p>BIALEK</text:p>
          </table:table-cell>
          <table:table-cell office:value-type="string" calcext:value-type="string">
            <text:p>ZOFIA</text:p>
          </table:table-cell>
          <table:table-cell table:number-columns-repeated="3"/>
        </table:table-row>
        <table:table-row table:style-name="ro1">
          <table:table-cell office:value-type="float" office:value="93031176282" calcext:value-type="float">
            <text:p>93031176282</text:p>
          </table:table-cell>
          <table:table-cell office:value-type="string" calcext:value-type="string">
            <text:p>KIES</text:p>
          </table:table-cell>
          <table:table-cell office:value-type="string" calcext:value-type="string">
            <text:p>KATARZYNA</text:p>
          </table:table-cell>
          <table:table-cell table:number-columns-repeated="3"/>
        </table:table-row>
        <table:table-row table:style-name="ro1">
          <table:table-cell office:value-type="float" office:value="93031426752" calcext:value-type="float">
            <text:p>93031426752</text:p>
          </table:table-cell>
          <table:table-cell office:value-type="string" calcext:value-type="string">
            <text:p>MARCINKIEWICZ</text:p>
          </table:table-cell>
          <table:table-cell office:value-type="string" calcext:value-type="string">
            <text:p>ADAM</text:p>
          </table:table-cell>
          <table:table-cell table:number-columns-repeated="3"/>
        </table:table-row>
        <table:table-row table:style-name="ro1">
          <table:table-cell office:value-type="float" office:value="93031439697" calcext:value-type="float">
            <text:p>93031439697</text:p>
          </table:table-cell>
          <table:table-cell office:value-type="string" calcext:value-type="string">
            <text:p>GRYJGIER</text:p>
          </table:table-cell>
          <table:table-cell office:value-type="string" calcext:value-type="string">
            <text:p>RAFAL</text:p>
          </table:table-cell>
          <table:table-cell table:number-columns-repeated="3"/>
        </table:table-row>
        <table:table-row table:style-name="ro1">
          <table:table-cell office:value-type="float" office:value="93031562344" calcext:value-type="float">
            <text:p>93031562344</text:p>
          </table:table-cell>
          <table:table-cell office:value-type="string" calcext:value-type="string">
            <text:p>KUKIELKA</text:p>
          </table:table-cell>
          <table:table-cell office:value-type="string" calcext:value-type="string">
            <text:p>BARBARA</text:p>
          </table:table-cell>
          <table:table-cell table:number-columns-repeated="3"/>
        </table:table-row>
        <table:table-row table:style-name="ro1">
          <table:table-cell office:value-type="float" office:value="93031853565" calcext:value-type="float">
            <text:p>93031853565</text:p>
          </table:table-cell>
          <table:table-cell office:value-type="string" calcext:value-type="string">
            <text:p>NIEDZIOLKA</text:p>
          </table:table-cell>
          <table:table-cell office:value-type="string" calcext:value-type="string">
            <text:p>BARBARA</text:p>
          </table:table-cell>
          <table:table-cell table:number-columns-repeated="3"/>
        </table:table-row>
        <table:table-row table:style-name="ro1">
          <table:table-cell office:value-type="float" office:value="93031922166" calcext:value-type="float">
            <text:p>93031922166</text:p>
          </table:table-cell>
          <table:table-cell office:value-type="string" calcext:value-type="string">
            <text:p>PLACHTA</text:p>
          </table:table-cell>
          <table:table-cell office:value-type="string" calcext:value-type="string">
            <text:p>EWA</text:p>
          </table:table-cell>
          <table:table-cell table:number-columns-repeated="3"/>
        </table:table-row>
        <table:table-row table:style-name="ro1">
          <table:table-cell office:value-type="float" office:value="93032549924" calcext:value-type="float">
            <text:p>93032549924</text:p>
          </table:table-cell>
          <table:table-cell office:value-type="string" calcext:value-type="string">
            <text:p>MATRAS</text:p>
          </table:table-cell>
          <table:table-cell office:value-type="string" calcext:value-type="string">
            <text:p>KLAUDIA</text:p>
          </table:table-cell>
          <table:table-cell table:number-columns-repeated="3"/>
        </table:table-row>
        <table:table-row table:style-name="ro1">
          <table:table-cell office:value-type="float" office:value="93041061585" calcext:value-type="float">
            <text:p>93041061585</text:p>
          </table:table-cell>
          <table:table-cell office:value-type="string" calcext:value-type="string">
            <text:p>ANTOSIEWICZ</text:p>
          </table:table-cell>
          <table:table-cell office:value-type="string" calcext:value-type="string">
            <text:p>MARCELINA</text:p>
          </table:table-cell>
          <table:table-cell table:number-columns-repeated="3"/>
        </table:table-row>
        <table:table-row table:style-name="ro1">
          <table:table-cell office:value-type="float" office:value="93041252815" calcext:value-type="float">
            <text:p>93041252815</text:p>
          </table:table-cell>
          <table:table-cell office:value-type="string" calcext:value-type="string">
            <text:p>DEKA</text:p>
          </table:table-cell>
          <table:table-cell office:value-type="string" calcext:value-type="string">
            <text:p>JACEK</text:p>
          </table:table-cell>
          <table:table-cell table:number-columns-repeated="3"/>
        </table:table-row>
        <table:table-row table:style-name="ro1">
          <table:table-cell office:value-type="float" office:value="93041271841" calcext:value-type="float">
            <text:p>93041271841</text:p>
          </table:table-cell>
          <table:table-cell office:value-type="string" calcext:value-type="string">
            <text:p>KLICH</text:p>
          </table:table-cell>
          <table:table-cell office:value-type="string" calcext:value-type="string">
            <text:p>EMILIA</text:p>
          </table:table-cell>
          <table:table-cell table:number-columns-repeated="3"/>
        </table:table-row>
        <table:table-row table:style-name="ro1">
          <table:table-cell office:value-type="float" office:value="93041329773" calcext:value-type="float">
            <text:p>93041329773</text:p>
          </table:table-cell>
          <table:table-cell office:value-type="string" calcext:value-type="string">
            <text:p>CEGLAREK</text:p>
          </table:table-cell>
          <table:table-cell office:value-type="string" calcext:value-type="string">
            <text:p>TOMASZ</text:p>
          </table:table-cell>
          <table:table-cell table:number-columns-repeated="3"/>
        </table:table-row>
        <table:table-row table:style-name="ro1">
          <table:table-cell office:value-type="float" office:value="93041967867" calcext:value-type="float">
            <text:p>93041967867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ALEKSANDRA</text:p>
          </table:table-cell>
          <table:table-cell table:number-columns-repeated="3"/>
        </table:table-row>
        <table:table-row table:style-name="ro1">
          <table:table-cell office:value-type="float" office:value="93042094111" calcext:value-type="float">
            <text:p>93042094111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DAWID</text:p>
          </table:table-cell>
          <table:table-cell table:number-columns-repeated="3"/>
        </table:table-row>
        <table:table-row table:style-name="ro1">
          <table:table-cell office:value-type="float" office:value="93042372947" calcext:value-type="float">
            <text:p>93042372947</text:p>
          </table:table-cell>
          <table:table-cell office:value-type="string" calcext:value-type="string">
            <text:p>PYZIK</text:p>
          </table:table-cell>
          <table:table-cell office:value-type="string" calcext:value-type="string">
            <text:p>LENA</text:p>
          </table:table-cell>
          <table:table-cell table:number-columns-repeated="3"/>
        </table:table-row>
        <table:table-row table:style-name="ro1">
          <table:table-cell office:value-type="float" office:value="93042594253" calcext:value-type="float">
            <text:p>93042594253</text:p>
          </table:table-cell>
          <table:table-cell office:value-type="string" calcext:value-type="string">
            <text:p>GAWRYS</text:p>
          </table:table-cell>
          <table:table-cell office:value-type="string" calcext:value-type="string">
            <text:p>PIOTR</text:p>
          </table:table-cell>
          <table:table-cell table:number-columns-repeated="3"/>
        </table:table-row>
        <table:table-row table:style-name="ro1">
          <table:table-cell office:value-type="float" office:value="93051494722" calcext:value-type="float">
            <text:p>93051494722</text:p>
          </table:table-cell>
          <table:table-cell office:value-type="string" calcext:value-type="string">
            <text:p>KUCZYNSKA</text:p>
          </table:table-cell>
          <table:table-cell office:value-type="string" calcext:value-type="string">
            <text:p>OLIWIA</text:p>
          </table:table-cell>
          <table:table-cell table:number-columns-repeated="3"/>
        </table:table-row>
        <table:table-row table:style-name="ro1">
          <table:table-cell office:value-type="float" office:value="93052164592" calcext:value-type="float">
            <text:p>93052164592</text:p>
          </table:table-cell>
          <table:table-cell office:value-type="string" calcext:value-type="string">
            <text:p>JOPKIEWICZ</text:p>
          </table:table-cell>
          <table:table-cell office:value-type="string" calcext:value-type="string">
            <text:p>ZBIGNIEW</text:p>
          </table:table-cell>
          <table:table-cell table:number-columns-repeated="3"/>
        </table:table-row>
        <table:table-row table:style-name="ro1">
          <table:table-cell office:value-type="float" office:value="93052321317" calcext:value-type="float">
            <text:p>93052321317</text:p>
          </table:table-cell>
          <table:table-cell office:value-type="string" calcext:value-type="string">
            <text:p>WAJAND</text:p>
          </table:table-cell>
          <table:table-cell office:value-type="string" calcext:value-type="string">
            <text:p>MATEUSZ</text:p>
          </table:table-cell>
          <table:table-cell table:number-columns-repeated="3"/>
        </table:table-row>
        <table:table-row table:style-name="ro1">
          <table:table-cell office:value-type="float" office:value="93052712924" calcext:value-type="float">
            <text:p>93052712924</text:p>
          </table:table-cell>
          <table:table-cell office:value-type="string" calcext:value-type="string">
            <text:p>KULAK</text:p>
          </table:table-cell>
          <table:table-cell office:value-type="string" calcext:value-type="string">
            <text:p>ZANETA</text:p>
          </table:table-cell>
          <table:table-cell table:number-columns-repeated="3"/>
        </table:table-row>
        <table:table-row table:style-name="ro1">
          <table:table-cell office:value-type="float" office:value="93052759398" calcext:value-type="float">
            <text:p>93052759398</text:p>
          </table:table-cell>
          <table:table-cell office:value-type="string" calcext:value-type="string">
            <text:p>IWINSKI</text:p>
          </table:table-cell>
          <table:table-cell office:value-type="string" calcext:value-type="string">
            <text:p>KRZYSZTOF</text:p>
          </table:table-cell>
          <table:table-cell table:number-columns-repeated="3"/>
        </table:table-row>
        <table:table-row table:style-name="ro1">
          <table:table-cell office:value-type="float" office:value="93060314174" calcext:value-type="float">
            <text:p>93060314174</text:p>
          </table:table-cell>
          <table:table-cell office:value-type="string" calcext:value-type="string">
            <text:p>CZAJA</text:p>
          </table:table-cell>
          <table:table-cell office:value-type="string" calcext:value-type="string">
            <text:p>WOJCIECH</text:p>
          </table:table-cell>
          <table:table-cell table:number-columns-repeated="3"/>
        </table:table-row>
        <table:table-row table:style-name="ro1">
          <table:table-cell office:value-type="float" office:value="93060626866" calcext:value-type="float">
            <text:p>93060626866</text:p>
          </table:table-cell>
          <table:table-cell office:value-type="string" calcext:value-type="string">
            <text:p>JAROCKA</text:p>
          </table:table-cell>
          <table:table-cell office:value-type="string" calcext:value-type="string">
            <text:p>URSZULA</text:p>
          </table:table-cell>
          <table:table-cell table:number-columns-repeated="3"/>
        </table:table-row>
        <table:table-row table:style-name="ro1">
          <table:table-cell office:value-type="float" office:value="93060757559" calcext:value-type="float">
            <text:p>93060757559</text:p>
          </table:table-cell>
          <table:table-cell office:value-type="string" calcext:value-type="string">
            <text:p>JACKOWSKI</text:p>
          </table:table-cell>
          <table:table-cell office:value-type="string" calcext:value-type="string">
            <text:p>ADAM</text:p>
          </table:table-cell>
          <table:table-cell table:number-columns-repeated="3"/>
        </table:table-row>
        <table:table-row table:style-name="ro1">
          <table:table-cell office:value-type="float" office:value="93061087466" calcext:value-type="float">
            <text:p>93061087466</text:p>
          </table:table-cell>
          <table:table-cell office:value-type="string" calcext:value-type="string">
            <text:p>ADAMCZAK</text:p>
          </table:table-cell>
          <table:table-cell office:value-type="string" calcext:value-type="string">
            <text:p>OLIWIA</text:p>
          </table:table-cell>
          <table:table-cell table:number-columns-repeated="3"/>
        </table:table-row>
        <table:table-row table:style-name="ro1">
          <table:table-cell office:value-type="float" office:value="93061243679" calcext:value-type="float">
            <text:p>93061243679</text:p>
          </table:table-cell>
          <table:table-cell office:value-type="string" calcext:value-type="string">
            <text:p>MIECZNIKOWSKI</text:p>
          </table:table-cell>
          <table:table-cell office:value-type="string" calcext:value-type="string">
            <text:p>EDWARD</text:p>
          </table:table-cell>
          <table:table-cell table:number-columns-repeated="3"/>
        </table:table-row>
        <table:table-row table:style-name="ro1">
          <table:table-cell office:value-type="float" office:value="93061564929" calcext:value-type="float">
            <text:p>93061564929</text:p>
          </table:table-cell>
          <table:table-cell office:value-type="string" calcext:value-type="string">
            <text:p>SOJDA</text:p>
          </table:table-cell>
          <table:table-cell office:value-type="string" calcext:value-type="string">
            <text:p>BARBARA</text:p>
          </table:table-cell>
          <table:table-cell table:number-columns-repeated="3"/>
        </table:table-row>
        <table:table-row table:style-name="ro1">
          <table:table-cell office:value-type="float" office:value="93062061135" calcext:value-type="float">
            <text:p>93062061135</text:p>
          </table:table-cell>
          <table:table-cell office:value-type="string" calcext:value-type="string">
            <text:p>MALECKI</text:p>
          </table:table-cell>
          <table:table-cell office:value-type="string" calcext:value-type="string">
            <text:p>ALEKSANDER</text:p>
          </table:table-cell>
          <table:table-cell table:number-columns-repeated="3"/>
        </table:table-row>
        <table:table-row table:style-name="ro1">
          <table:table-cell office:value-type="float" office:value="93070995479" calcext:value-type="float">
            <text:p>93070995479</text:p>
          </table:table-cell>
          <table:table-cell office:value-type="string" calcext:value-type="string">
            <text:p>LUCZYK</text:p>
          </table:table-cell>
          <table:table-cell office:value-type="string" calcext:value-type="string">
            <text:p>ALEKSANDER</text:p>
          </table:table-cell>
          <table:table-cell table:number-columns-repeated="3"/>
        </table:table-row>
        <table:table-row table:style-name="ro1">
          <table:table-cell office:value-type="float" office:value="93071912839" calcext:value-type="float">
            <text:p>93071912839</text:p>
          </table:table-cell>
          <table:table-cell office:value-type="string" calcext:value-type="string">
            <text:p>SIEKIERKOWSKI</text:p>
          </table:table-cell>
          <table:table-cell office:value-type="string" calcext:value-type="string">
            <text:p>JANUSZ</text:p>
          </table:table-cell>
          <table:table-cell table:number-columns-repeated="3"/>
        </table:table-row>
        <table:table-row table:style-name="ro1">
          <table:table-cell office:value-type="float" office:value="93072382295" calcext:value-type="float">
            <text:p>93072382295</text:p>
          </table:table-cell>
          <table:table-cell office:value-type="string" calcext:value-type="string">
            <text:p>GARBOWSKI</text:p>
          </table:table-cell>
          <table:table-cell office:value-type="string" calcext:value-type="string">
            <text:p>DAWID</text:p>
          </table:table-cell>
          <table:table-cell table:number-columns-repeated="3"/>
        </table:table-row>
        <table:table-row table:style-name="ro1">
          <table:table-cell office:value-type="float" office:value="93080133818" calcext:value-type="float">
            <text:p>93080133818</text:p>
          </table:table-cell>
          <table:table-cell office:value-type="string" calcext:value-type="string">
            <text:p>SZCZEPANCZYK</text:p>
          </table:table-cell>
          <table:table-cell office:value-type="string" calcext:value-type="string">
            <text:p>PAWEL</text:p>
          </table:table-cell>
          <table:table-cell table:number-columns-repeated="3"/>
        </table:table-row>
        <table:table-row table:style-name="ro1">
          <table:table-cell office:value-type="float" office:value="93080136224" calcext:value-type="float">
            <text:p>93080136224</text:p>
          </table:table-cell>
          <table:table-cell office:value-type="string" calcext:value-type="string">
            <text:p>RACZEK</text:p>
          </table:table-cell>
          <table:table-cell office:value-type="string" calcext:value-type="string">
            <text:p>MONIKA</text:p>
          </table:table-cell>
          <table:table-cell table:number-columns-repeated="3"/>
        </table:table-row>
        <table:table-row table:style-name="ro1">
          <table:table-cell office:value-type="float" office:value="93080261416" calcext:value-type="float">
            <text:p>93080261416</text:p>
          </table:table-cell>
          <table:table-cell office:value-type="string" calcext:value-type="string">
            <text:p>PALYS</text:p>
          </table:table-cell>
          <table:table-cell office:value-type="string" calcext:value-type="string">
            <text:p>LUKASZ</text:p>
          </table:table-cell>
          <table:table-cell table:number-columns-repeated="3"/>
        </table:table-row>
        <table:table-row table:style-name="ro1">
          <table:table-cell office:value-type="float" office:value="93080464147" calcext:value-type="float">
            <text:p>93080464147</text:p>
          </table:table-cell>
          <table:table-cell office:value-type="string" calcext:value-type="string">
            <text:p>CIOSEK</text:p>
          </table:table-cell>
          <table:table-cell office:value-type="string" calcext:value-type="string">
            <text:p>ANNA</text:p>
          </table:table-cell>
          <table:table-cell table:number-columns-repeated="3"/>
        </table:table-row>
        <table:table-row table:style-name="ro1">
          <table:table-cell office:value-type="float" office:value="93081269666" calcext:value-type="float">
            <text:p>93081269666</text:p>
          </table:table-cell>
          <table:table-cell office:value-type="string" calcext:value-type="string">
            <text:p>NEJMAN</text:p>
          </table:table-cell>
          <table:table-cell office:value-type="string" calcext:value-type="string">
            <text:p>MONIKA</text:p>
          </table:table-cell>
          <table:table-cell table:number-columns-repeated="3"/>
        </table:table-row>
        <table:table-row table:style-name="ro1">
          <table:table-cell office:value-type="float" office:value="93081336463" calcext:value-type="float">
            <text:p>93081336463</text:p>
          </table:table-cell>
          <table:table-cell office:value-type="string" calcext:value-type="string">
            <text:p>NIEMYJSKA</text:p>
          </table:table-cell>
          <table:table-cell office:value-type="string" calcext:value-type="string">
            <text:p>KATARZYNA</text:p>
          </table:table-cell>
          <table:table-cell table:number-columns-repeated="3"/>
        </table:table-row>
        <table:table-row table:style-name="ro1">
          <table:table-cell office:value-type="float" office:value="93081892851" calcext:value-type="float">
            <text:p>93081892851</text:p>
          </table:table-cell>
          <table:table-cell office:value-type="string" calcext:value-type="string">
            <text:p>PACANOWSKI</text:p>
          </table:table-cell>
          <table:table-cell office:value-type="string" calcext:value-type="string">
            <text:p>MACIEJ</text:p>
          </table:table-cell>
          <table:table-cell table:number-columns-repeated="3"/>
        </table:table-row>
        <table:table-row table:style-name="ro1">
          <table:table-cell office:value-type="float" office:value="93082456168" calcext:value-type="float">
            <text:p>93082456168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MARZENA</text:p>
          </table:table-cell>
          <table:table-cell table:number-columns-repeated="3"/>
        </table:table-row>
        <table:table-row table:style-name="ro1">
          <table:table-cell office:value-type="float" office:value="93090575941" calcext:value-type="float">
            <text:p>93090575941</text:p>
          </table:table-cell>
          <table:table-cell office:value-type="string" calcext:value-type="string">
            <text:p>NIECKARZ</text:p>
          </table:table-cell>
          <table:table-cell office:value-type="string" calcext:value-type="string">
            <text:p>EMILIA</text:p>
          </table:table-cell>
          <table:table-cell table:number-columns-repeated="3"/>
        </table:table-row>
        <table:table-row table:style-name="ro1">
          <table:table-cell office:value-type="float" office:value="93090925753" calcext:value-type="float">
            <text:p>93090925753</text:p>
          </table:table-cell>
          <table:table-cell office:value-type="string" calcext:value-type="string">
            <text:p>SZWED</text:p>
          </table:table-cell>
          <table:table-cell office:value-type="string" calcext:value-type="string">
            <text:p>WIKTOR</text:p>
          </table:table-cell>
          <table:table-cell table:number-columns-repeated="3"/>
        </table:table-row>
        <table:table-row table:style-name="ro1">
          <table:table-cell office:value-type="float" office:value="93091115319" calcext:value-type="float">
            <text:p>93091115319</text:p>
          </table:table-cell>
          <table:table-cell office:value-type="string" calcext:value-type="string">
            <text:p>SZNAJDER</text:p>
          </table:table-cell>
          <table:table-cell office:value-type="string" calcext:value-type="string">
            <text:p>MIKOLAJ</text:p>
          </table:table-cell>
          <table:table-cell table:number-columns-repeated="3"/>
        </table:table-row>
        <table:table-row table:style-name="ro1">
          <table:table-cell office:value-type="float" office:value="93091278935" calcext:value-type="float">
            <text:p>93091278935</text:p>
          </table:table-cell>
          <table:table-cell office:value-type="string" calcext:value-type="string">
            <text:p>PORADA</text:p>
          </table:table-cell>
          <table:table-cell office:value-type="string" calcext:value-type="string">
            <text:p>EDWARD</text:p>
          </table:table-cell>
          <table:table-cell table:number-columns-repeated="3"/>
        </table:table-row>
        <table:table-row table:style-name="ro1">
          <table:table-cell office:value-type="float" office:value="93091575513" calcext:value-type="float">
            <text:p>93091575513</text:p>
          </table:table-cell>
          <table:table-cell office:value-type="string" calcext:value-type="string">
            <text:p>MARKOLINO</text:p>
          </table:table-cell>
          <table:table-cell office:value-type="string" calcext:value-type="string">
            <text:p>STEFAN</text:p>
          </table:table-cell>
          <table:table-cell table:number-columns-repeated="3"/>
        </table:table-row>
        <table:table-row table:style-name="ro1">
          <table:table-cell office:value-type="float" office:value="93091812971" calcext:value-type="float">
            <text:p>93091812971</text:p>
          </table:table-cell>
          <table:table-cell office:value-type="string" calcext:value-type="string">
            <text:p>MROZINSKI</text:p>
          </table:table-cell>
          <table:table-cell office:value-type="string" calcext:value-type="string">
            <text:p>ROBERT</text:p>
          </table:table-cell>
          <table:table-cell table:number-columns-repeated="3"/>
        </table:table-row>
        <table:table-row table:style-name="ro1">
          <table:table-cell office:value-type="float" office:value="93092337785" calcext:value-type="float">
            <text:p>93092337785</text:p>
          </table:table-cell>
          <table:table-cell office:value-type="string" calcext:value-type="string">
            <text:p>UKLEJA</text:p>
          </table:table-cell>
          <table:table-cell office:value-type="string" calcext:value-type="string">
            <text:p>KRYSTYNA</text:p>
          </table:table-cell>
          <table:table-cell table:number-columns-repeated="3"/>
        </table:table-row>
        <table:table-row table:style-name="ro1">
          <table:table-cell office:value-type="float" office:value="93092435575" calcext:value-type="float">
            <text:p>93092435575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TOMASZ</text:p>
          </table:table-cell>
          <table:table-cell table:number-columns-repeated="3"/>
        </table:table-row>
        <table:table-row table:style-name="ro1">
          <table:table-cell office:value-type="float" office:value="93092663774" calcext:value-type="float">
            <text:p>93092663774</text:p>
          </table:table-cell>
          <table:table-cell office:value-type="string" calcext:value-type="string">
            <text:p>SKOREK</text:p>
          </table:table-cell>
          <table:table-cell office:value-type="string" calcext:value-type="string">
            <text:p>ALEKSANDER</text:p>
          </table:table-cell>
          <table:table-cell table:number-columns-repeated="3"/>
        </table:table-row>
        <table:table-row table:style-name="ro1">
          <table:table-cell office:value-type="float" office:value="93101369477" calcext:value-type="float">
            <text:p>93101369477</text:p>
          </table:table-cell>
          <table:table-cell office:value-type="string" calcext:value-type="string">
            <text:p>ZUROWSKI</text:p>
          </table:table-cell>
          <table:table-cell office:value-type="string" calcext:value-type="string">
            <text:p>WIKTOR</text:p>
          </table:table-cell>
          <table:table-cell table:number-columns-repeated="3"/>
        </table:table-row>
        <table:table-row table:style-name="ro1">
          <table:table-cell office:value-type="float" office:value="93101749226" calcext:value-type="float">
            <text:p>93101749226</text:p>
          </table:table-cell>
          <table:table-cell office:value-type="string" calcext:value-type="string">
            <text:p>WIERZBINSKA</text:p>
          </table:table-cell>
          <table:table-cell office:value-type="string" calcext:value-type="string">
            <text:p>SANDRA</text:p>
          </table:table-cell>
          <table:table-cell table:number-columns-repeated="3"/>
        </table:table-row>
        <table:table-row table:style-name="ro1">
          <table:table-cell office:value-type="float" office:value="93102056134" calcext:value-type="float">
            <text:p>93102056134</text:p>
          </table:table-cell>
          <table:table-cell office:value-type="string" calcext:value-type="string">
            <text:p>RODAK</text:p>
          </table:table-cell>
          <table:table-cell office:value-type="string" calcext:value-type="string">
            <text:p>MARCIN</text:p>
          </table:table-cell>
          <table:table-cell table:number-columns-repeated="3"/>
        </table:table-row>
        <table:table-row table:style-name="ro1">
          <table:table-cell office:value-type="float" office:value="93102651636" calcext:value-type="float">
            <text:p>93102651636</text:p>
          </table:table-cell>
          <table:table-cell office:value-type="string" calcext:value-type="string">
            <text:p>KRZYZANOWSKI</text:p>
          </table:table-cell>
          <table:table-cell office:value-type="string" calcext:value-type="string">
            <text:p>FILIP</text:p>
          </table:table-cell>
          <table:table-cell table:number-columns-repeated="3"/>
        </table:table-row>
        <table:table-row table:style-name="ro1">
          <table:table-cell office:value-type="float" office:value="93110169918" calcext:value-type="float">
            <text:p>93110169918</text:p>
          </table:table-cell>
          <table:table-cell office:value-type="string" calcext:value-type="string">
            <text:p>REK</text:p>
          </table:table-cell>
          <table:table-cell office:value-type="string" calcext:value-type="string">
            <text:p>TOMASZ</text:p>
          </table:table-cell>
          <table:table-cell table:number-columns-repeated="3"/>
        </table:table-row>
        <table:table-row table:style-name="ro1">
          <table:table-cell office:value-type="float" office:value="93110195784" calcext:value-type="float">
            <text:p>93110195784</text:p>
          </table:table-cell>
          <table:table-cell office:value-type="string" calcext:value-type="string">
            <text:p>PODGORSKA</text:p>
          </table:table-cell>
          <table:table-cell office:value-type="string" calcext:value-type="string">
            <text:p>KATARZYNA</text:p>
          </table:table-cell>
          <table:table-cell table:number-columns-repeated="3"/>
        </table:table-row>
        <table:table-row table:style-name="ro1">
          <table:table-cell office:value-type="float" office:value="93110591337" calcext:value-type="float">
            <text:p>93110591337</text:p>
          </table:table-cell>
          <table:table-cell office:value-type="string" calcext:value-type="string">
            <text:p>JABLONCZYK</text:p>
          </table:table-cell>
          <table:table-cell office:value-type="string" calcext:value-type="string">
            <text:p>ANTONI</text:p>
          </table:table-cell>
          <table:table-cell table:number-columns-repeated="3"/>
        </table:table-row>
        <table:table-row table:style-name="ro1">
          <table:table-cell office:value-type="float" office:value="93111079234" calcext:value-type="float">
            <text:p>93111079234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PIOTR</text:p>
          </table:table-cell>
          <table:table-cell table:number-columns-repeated="3"/>
        </table:table-row>
        <table:table-row table:style-name="ro1">
          <table:table-cell office:value-type="float" office:value="93111422865" calcext:value-type="float">
            <text:p>93111422865</text:p>
          </table:table-cell>
          <table:table-cell office:value-type="string" calcext:value-type="string">
            <text:p>MASTALERZ</text:p>
          </table:table-cell>
          <table:table-cell office:value-type="string" calcext:value-type="string">
            <text:p>NATALIA</text:p>
          </table:table-cell>
          <table:table-cell table:number-columns-repeated="3"/>
        </table:table-row>
        <table:table-row table:style-name="ro1">
          <table:table-cell office:value-type="float" office:value="93112296421" calcext:value-type="float">
            <text:p>93112296421</text:p>
          </table:table-cell>
          <table:table-cell office:value-type="string" calcext:value-type="string">
            <text:p>KOLODZIEJ</text:p>
          </table:table-cell>
          <table:table-cell office:value-type="string" calcext:value-type="string">
            <text:p>BARBARA</text:p>
          </table:table-cell>
          <table:table-cell table:number-columns-repeated="3"/>
        </table:table-row>
        <table:table-row table:style-name="ro1">
          <table:table-cell office:value-type="float" office:value="93112747286" calcext:value-type="float">
            <text:p>93112747286</text:p>
          </table:table-cell>
          <table:table-cell office:value-type="string" calcext:value-type="string">
            <text:p>KACPERSKA</text:p>
          </table:table-cell>
          <table:table-cell office:value-type="string" calcext:value-type="string">
            <text:p>BARBARA</text:p>
          </table:table-cell>
          <table:table-cell table:number-columns-repeated="3"/>
        </table:table-row>
        <table:table-row table:style-name="ro1">
          <table:table-cell office:value-type="float" office:value="93120854668" calcext:value-type="float">
            <text:p>93120854668</text:p>
          </table:table-cell>
          <table:table-cell office:value-type="string" calcext:value-type="string">
            <text:p>ZIETEK</text:p>
          </table:table-cell>
          <table:table-cell office:value-type="string" calcext:value-type="string">
            <text:p>EDYTA</text:p>
          </table:table-cell>
          <table:table-cell table:number-columns-repeated="3"/>
        </table:table-row>
        <table:table-row table:style-name="ro1">
          <table:table-cell office:value-type="float" office:value="93120948925" calcext:value-type="float">
            <text:p>93120948925</text:p>
          </table:table-cell>
          <table:table-cell office:value-type="string" calcext:value-type="string">
            <text:p>LISZEWSKA</text:p>
          </table:table-cell>
          <table:table-cell office:value-type="string" calcext:value-type="string">
            <text:p>ZOFIA</text:p>
          </table:table-cell>
          <table:table-cell table:number-columns-repeated="3"/>
        </table:table-row>
        <table:table-row table:style-name="ro1">
          <table:table-cell office:value-type="float" office:value="93122038392" calcext:value-type="float">
            <text:p>93122038392</text:p>
          </table:table-cell>
          <table:table-cell office:value-type="string" calcext:value-type="string">
            <text:p>LIGOROWSKI</text:p>
          </table:table-cell>
          <table:table-cell office:value-type="string" calcext:value-type="string">
            <text:p>MARCIN</text:p>
          </table:table-cell>
          <table:table-cell table:number-columns-repeated="3"/>
        </table:table-row>
        <table:table-row table:style-name="ro1">
          <table:table-cell office:value-type="float" office:value="93122174335" calcext:value-type="float">
            <text:p>93122174335</text:p>
          </table:table-cell>
          <table:table-cell office:value-type="string" calcext:value-type="string">
            <text:p>BADURA</text:p>
          </table:table-cell>
          <table:table-cell office:value-type="string" calcext:value-type="string">
            <text:p>JANUSZ</text:p>
          </table:table-cell>
          <table:table-cell table:number-columns-repeated="3"/>
        </table:table-row>
        <table:table-row table:style-name="ro1">
          <table:table-cell office:value-type="float" office:value="93123086325" calcext:value-type="float">
            <text:p>93123086325</text:p>
          </table:table-cell>
          <table:table-cell office:value-type="string" calcext:value-type="string">
            <text:p>FRACKIEWICZ</text:p>
          </table:table-cell>
          <table:table-cell office:value-type="string" calcext:value-type="string">
            <text:p>MARZENA</text:p>
          </table:table-cell>
          <table:table-cell table:number-columns-repeated="3"/>
        </table:table-row>
        <table:table-row table:style-name="ro1">
          <table:table-cell office:value-type="float" office:value="94010593869" calcext:value-type="float">
            <text:p>94010593869</text:p>
          </table:table-cell>
          <table:table-cell office:value-type="string" calcext:value-type="string">
            <text:p>BRODZIL</text:p>
          </table:table-cell>
          <table:table-cell office:value-type="string" calcext:value-type="string">
            <text:p>KATARZYNA</text:p>
          </table:table-cell>
          <table:table-cell table:number-columns-repeated="3"/>
        </table:table-row>
        <table:table-row table:style-name="ro1">
          <table:table-cell office:value-type="float" office:value="94011095964" calcext:value-type="float">
            <text:p>94011095964</text:p>
          </table:table-cell>
          <table:table-cell office:value-type="string" calcext:value-type="string">
            <text:p>MACHOWSKA</text:p>
          </table:table-cell>
          <table:table-cell office:value-type="string" calcext:value-type="string">
            <text:p>MARCELINA</text:p>
          </table:table-cell>
          <table:table-cell table:number-columns-repeated="3"/>
        </table:table-row>
        <table:table-row table:style-name="ro1">
          <table:table-cell office:value-type="float" office:value="94012177294" calcext:value-type="float">
            <text:p>94012177294</text:p>
          </table:table-cell>
          <table:table-cell office:value-type="string" calcext:value-type="string">
            <text:p>CABAN</text:p>
          </table:table-cell>
          <table:table-cell office:value-type="string" calcext:value-type="string">
            <text:p>KACPER</text:p>
          </table:table-cell>
          <table:table-cell table:number-columns-repeated="3"/>
        </table:table-row>
        <table:table-row table:style-name="ro1">
          <table:table-cell office:value-type="float" office:value="94012331191" calcext:value-type="float">
            <text:p>94012331191</text:p>
          </table:table-cell>
          <table:table-cell office:value-type="string" calcext:value-type="string">
            <text:p>JASKULSKI</text:p>
          </table:table-cell>
          <table:table-cell office:value-type="string" calcext:value-type="string">
            <text:p>TOMASZ</text:p>
          </table:table-cell>
          <table:table-cell table:number-columns-repeated="3"/>
        </table:table-row>
        <table:table-row table:style-name="ro1">
          <table:table-cell office:value-type="float" office:value="94012833877" calcext:value-type="float">
            <text:p>94012833877</text:p>
          </table:table-cell>
          <table:table-cell office:value-type="string" calcext:value-type="string">
            <text:p>LECH</text:p>
          </table:table-cell>
          <table:table-cell office:value-type="string" calcext:value-type="string">
            <text:p>JAKUB</text:p>
          </table:table-cell>
          <table:table-cell table:number-columns-repeated="3"/>
        </table:table-row>
        <table:table-row table:style-name="ro1">
          <table:table-cell office:value-type="float" office:value="94020179251" calcext:value-type="float">
            <text:p>94020179251</text:p>
          </table:table-cell>
          <table:table-cell office:value-type="string" calcext:value-type="string">
            <text:p>KALICKI</text:p>
          </table:table-cell>
          <table:table-cell office:value-type="string" calcext:value-type="string">
            <text:p>LUKASZ</text:p>
          </table:table-cell>
          <table:table-cell table:number-columns-repeated="3"/>
        </table:table-row>
        <table:table-row table:style-name="ro1">
          <table:table-cell office:value-type="float" office:value="94020355996" calcext:value-type="float">
            <text:p>94020355996</text:p>
          </table:table-cell>
          <table:table-cell office:value-type="string" calcext:value-type="string">
            <text:p>SZABLOWSKI</text:p>
          </table:table-cell>
          <table:table-cell office:value-type="string" calcext:value-type="string">
            <text:p>PATRYK</text:p>
          </table:table-cell>
          <table:table-cell table:number-columns-repeated="3"/>
        </table:table-row>
        <table:table-row table:style-name="ro1">
          <table:table-cell office:value-type="float" office:value="94020368381" calcext:value-type="float">
            <text:p>94020368381</text:p>
          </table:table-cell>
          <table:table-cell office:value-type="string" calcext:value-type="string">
            <text:p>WROBEL</text:p>
          </table:table-cell>
          <table:table-cell office:value-type="string" calcext:value-type="string">
            <text:p>ANNA</text:p>
          </table:table-cell>
          <table:table-cell table:number-columns-repeated="3"/>
        </table:table-row>
        <table:table-row table:style-name="ro1">
          <table:table-cell office:value-type="float" office:value="94020462177" calcext:value-type="float">
            <text:p>94020462177</text:p>
          </table:table-cell>
          <table:table-cell office:value-type="string" calcext:value-type="string">
            <text:p>SIERADZKI</text:p>
          </table:table-cell>
          <table:table-cell office:value-type="string" calcext:value-type="string">
            <text:p>JACEK</text:p>
          </table:table-cell>
          <table:table-cell table:number-columns-repeated="3"/>
        </table:table-row>
        <table:table-row table:style-name="ro1">
          <table:table-cell office:value-type="float" office:value="94020859896" calcext:value-type="float">
            <text:p>94020859896</text:p>
          </table:table-cell>
          <table:table-cell office:value-type="string" calcext:value-type="string">
            <text:p>BIELAK</text:p>
          </table:table-cell>
          <table:table-cell office:value-type="string" calcext:value-type="string">
            <text:p>KACPER</text:p>
          </table:table-cell>
          <table:table-cell table:number-columns-repeated="3"/>
        </table:table-row>
        <table:table-row table:style-name="ro1">
          <table:table-cell office:value-type="float" office:value="94021031192" calcext:value-type="float">
            <text:p>94021031192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ADAM</text:p>
          </table:table-cell>
          <table:table-cell table:number-columns-repeated="3"/>
        </table:table-row>
        <table:table-row table:style-name="ro1">
          <table:table-cell office:value-type="float" office:value="94022461945" calcext:value-type="float">
            <text:p>94022461945</text:p>
          </table:table-cell>
          <table:table-cell office:value-type="string" calcext:value-type="string">
            <text:p>WADOLOWSKA</text:p>
          </table:table-cell>
          <table:table-cell office:value-type="string" calcext:value-type="string">
            <text:p>HANNA</text:p>
          </table:table-cell>
          <table:table-cell table:number-columns-repeated="3"/>
        </table:table-row>
        <table:table-row table:style-name="ro1">
          <table:table-cell office:value-type="float" office:value="94030283737" calcext:value-type="float">
            <text:p>94030283737</text:p>
          </table:table-cell>
          <table:table-cell office:value-type="string" calcext:value-type="string">
            <text:p>GRALAK</text:p>
          </table:table-cell>
          <table:table-cell office:value-type="string" calcext:value-type="string">
            <text:p>IGOR</text:p>
          </table:table-cell>
          <table:table-cell table:number-columns-repeated="3"/>
        </table:table-row>
        <table:table-row table:style-name="ro1">
          <table:table-cell office:value-type="float" office:value="94030588351" calcext:value-type="float">
            <text:p>94030588351</text:p>
          </table:table-cell>
          <table:table-cell office:value-type="string" calcext:value-type="string">
            <text:p>PILISZCZUK</text:p>
          </table:table-cell>
          <table:table-cell office:value-type="string" calcext:value-type="string">
            <text:p>MARCIN</text:p>
          </table:table-cell>
          <table:table-cell table:number-columns-repeated="3"/>
        </table:table-row>
        <table:table-row table:style-name="ro1">
          <table:table-cell office:value-type="float" office:value="94031061512" calcext:value-type="float">
            <text:p>94031061512</text:p>
          </table:table-cell>
          <table:table-cell office:value-type="string" calcext:value-type="string">
            <text:p>SZCZERBOWSKI</text:p>
          </table:table-cell>
          <table:table-cell office:value-type="string" calcext:value-type="string">
            <text:p>PATRYK</text:p>
          </table:table-cell>
          <table:table-cell table:number-columns-repeated="3"/>
        </table:table-row>
        <table:table-row table:style-name="ro1">
          <table:table-cell office:value-type="float" office:value="94031766363" calcext:value-type="float">
            <text:p>94031766363</text:p>
          </table:table-cell>
          <table:table-cell office:value-type="string" calcext:value-type="string">
            <text:p>STASKIEWICZ</text:p>
          </table:table-cell>
          <table:table-cell office:value-type="string" calcext:value-type="string">
            <text:p>MALWINA</text:p>
          </table:table-cell>
          <table:table-cell table:number-columns-repeated="3"/>
        </table:table-row>
        <table:table-row table:style-name="ro1">
          <table:table-cell office:value-type="float" office:value="94031972793" calcext:value-type="float">
            <text:p>94031972793</text:p>
          </table:table-cell>
          <table:table-cell office:value-type="string" calcext:value-type="string">
            <text:p>JAMROZ</text:p>
          </table:table-cell>
          <table:table-cell office:value-type="string" calcext:value-type="string">
            <text:p>ADRIAN</text:p>
          </table:table-cell>
          <table:table-cell table:number-columns-repeated="3"/>
        </table:table-row>
        <table:table-row table:style-name="ro1">
          <table:table-cell office:value-type="float" office:value="94032585554" calcext:value-type="float">
            <text:p>94032585554</text:p>
          </table:table-cell>
          <table:table-cell office:value-type="string" calcext:value-type="string">
            <text:p>KRAWCZYNSKI</text:p>
          </table:table-cell>
          <table:table-cell office:value-type="string" calcext:value-type="string">
            <text:p>RAFAL</text:p>
          </table:table-cell>
          <table:table-cell table:number-columns-repeated="3"/>
        </table:table-row>
        <table:table-row table:style-name="ro1">
          <table:table-cell office:value-type="float" office:value="94032747169" calcext:value-type="float">
            <text:p>94032747169</text:p>
          </table:table-cell>
          <table:table-cell office:value-type="string" calcext:value-type="string">
            <text:p>BEBENEK</text:p>
          </table:table-cell>
          <table:table-cell office:value-type="string" calcext:value-type="string">
            <text:p>KINGA</text:p>
          </table:table-cell>
          <table:table-cell table:number-columns-repeated="3"/>
        </table:table-row>
        <table:table-row table:style-name="ro1">
          <table:table-cell office:value-type="float" office:value="94040669736" calcext:value-type="float">
            <text:p>94040669736</text:p>
          </table:table-cell>
          <table:table-cell office:value-type="string" calcext:value-type="string">
            <text:p>IWAN</text:p>
          </table:table-cell>
          <table:table-cell office:value-type="string" calcext:value-type="string">
            <text:p>GRZEGORZ</text:p>
          </table:table-cell>
          <table:table-cell table:number-columns-repeated="3"/>
        </table:table-row>
        <table:table-row table:style-name="ro1">
          <table:table-cell office:value-type="float" office:value="94041273536" calcext:value-type="float">
            <text:p>94041273536</text:p>
          </table:table-cell>
          <table:table-cell office:value-type="string" calcext:value-type="string">
            <text:p>LOZOWSKI</text:p>
          </table:table-cell>
          <table:table-cell office:value-type="string" calcext:value-type="string">
            <text:p>ANTONI</text:p>
          </table:table-cell>
          <table:table-cell table:number-columns-repeated="3"/>
        </table:table-row>
        <table:table-row table:style-name="ro1">
          <table:table-cell office:value-type="float" office:value="94041715238" calcext:value-type="float">
            <text:p>94041715238</text:p>
          </table:table-cell>
          <table:table-cell office:value-type="string" calcext:value-type="string">
            <text:p>TOMASZCZYK</text:p>
          </table:table-cell>
          <table:table-cell office:value-type="string" calcext:value-type="string">
            <text:p>KRZYSZTOF</text:p>
          </table:table-cell>
          <table:table-cell table:number-columns-repeated="3"/>
        </table:table-row>
        <table:table-row table:style-name="ro1">
          <table:table-cell office:value-type="float" office:value="94042061826" calcext:value-type="float">
            <text:p>94042061826</text:p>
          </table:table-cell>
          <table:table-cell office:value-type="string" calcext:value-type="string">
            <text:p>MANJURA</text:p>
          </table:table-cell>
          <table:table-cell office:value-type="string" calcext:value-type="string">
            <text:p>EWELINA</text:p>
          </table:table-cell>
          <table:table-cell table:number-columns-repeated="3"/>
        </table:table-row>
        <table:table-row table:style-name="ro1">
          <table:table-cell office:value-type="float" office:value="94042538867" calcext:value-type="float">
            <text:p>94042538867</text:p>
          </table:table-cell>
          <table:table-cell office:value-type="string" calcext:value-type="string">
            <text:p>PLACZEK</text:p>
          </table:table-cell>
          <table:table-cell office:value-type="string" calcext:value-type="string">
            <text:p>HANNA</text:p>
          </table:table-cell>
          <table:table-cell table:number-columns-repeated="3"/>
        </table:table-row>
        <table:table-row table:style-name="ro1">
          <table:table-cell office:value-type="float" office:value="94050341862" calcext:value-type="float">
            <text:p>94050341862</text:p>
          </table:table-cell>
          <table:table-cell office:value-type="string" calcext:value-type="string">
            <text:p>KAMAN</text:p>
          </table:table-cell>
          <table:table-cell office:value-type="string" calcext:value-type="string">
            <text:p>AMELIA</text:p>
          </table:table-cell>
          <table:table-cell table:number-columns-repeated="3"/>
        </table:table-row>
        <table:table-row table:style-name="ro1">
          <table:table-cell office:value-type="float" office:value="94050415987" calcext:value-type="float">
            <text:p>94050415987</text:p>
          </table:table-cell>
          <table:table-cell office:value-type="string" calcext:value-type="string">
            <text:p>KOTULA</text:p>
          </table:table-cell>
          <table:table-cell office:value-type="string" calcext:value-type="string">
            <text:p>LENA</text:p>
          </table:table-cell>
          <table:table-cell table:number-columns-repeated="3"/>
        </table:table-row>
        <table:table-row table:style-name="ro1">
          <table:table-cell office:value-type="float" office:value="94050582715" calcext:value-type="float">
            <text:p>94050582715</text:p>
          </table:table-cell>
          <table:table-cell office:value-type="string" calcext:value-type="string">
            <text:p>GALECKI</text:p>
          </table:table-cell>
          <table:table-cell office:value-type="string" calcext:value-type="string">
            <text:p>PIOTR</text:p>
          </table:table-cell>
          <table:table-cell table:number-columns-repeated="3"/>
        </table:table-row>
        <table:table-row table:style-name="ro1">
          <table:table-cell office:value-type="float" office:value="94051599561" calcext:value-type="float">
            <text:p>94051599561</text:p>
          </table:table-cell>
          <table:table-cell office:value-type="string" calcext:value-type="string">
            <text:p>MIELNICZUK</text:p>
          </table:table-cell>
          <table:table-cell office:value-type="string" calcext:value-type="string">
            <text:p>KLAUDIA</text:p>
          </table:table-cell>
          <table:table-cell table:number-columns-repeated="3"/>
        </table:table-row>
        <table:table-row table:style-name="ro1">
          <table:table-cell office:value-type="float" office:value="94051786439" calcext:value-type="float">
            <text:p>94051786439</text:p>
          </table:table-cell>
          <table:table-cell office:value-type="string" calcext:value-type="string">
            <text:p>PIETRZYKOWSKI</text:p>
          </table:table-cell>
          <table:table-cell office:value-type="string" calcext:value-type="string">
            <text:p>FRANCISZEK</text:p>
          </table:table-cell>
          <table:table-cell table:number-columns-repeated="3"/>
        </table:table-row>
        <table:table-row table:style-name="ro1">
          <table:table-cell office:value-type="float" office:value="94051886221" calcext:value-type="float">
            <text:p>94051886221</text:p>
          </table:table-cell>
          <table:table-cell office:value-type="string" calcext:value-type="string">
            <text:p>CZARNIK</text:p>
          </table:table-cell>
          <table:table-cell office:value-type="string" calcext:value-type="string">
            <text:p>ALICJA</text:p>
          </table:table-cell>
          <table:table-cell table:number-columns-repeated="3"/>
        </table:table-row>
        <table:table-row table:style-name="ro1">
          <table:table-cell office:value-type="float" office:value="94051893894" calcext:value-type="float">
            <text:p>94051893894</text:p>
          </table:table-cell>
          <table:table-cell office:value-type="string" calcext:value-type="string">
            <text:p>SIEMINSKI</text:p>
          </table:table-cell>
          <table:table-cell office:value-type="string" calcext:value-type="string">
            <text:p>ALEKSANDER</text:p>
          </table:table-cell>
          <table:table-cell table:number-columns-repeated="3"/>
        </table:table-row>
        <table:table-row table:style-name="ro1">
          <table:table-cell office:value-type="float" office:value="94052013633" calcext:value-type="float">
            <text:p>94052013633</text:p>
          </table:table-cell>
          <table:table-cell office:value-type="string" calcext:value-type="string">
            <text:p>KULAS</text:p>
          </table:table-cell>
          <table:table-cell office:value-type="string" calcext:value-type="string">
            <text:p>ARTUR</text:p>
          </table:table-cell>
          <table:table-cell table:number-columns-repeated="3"/>
        </table:table-row>
        <table:table-row table:style-name="ro1">
          <table:table-cell office:value-type="float" office:value="94052063812" calcext:value-type="float">
            <text:p>94052063812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WIKTOR</text:p>
          </table:table-cell>
          <table:table-cell table:number-columns-repeated="3"/>
        </table:table-row>
        <table:table-row table:style-name="ro1">
          <table:table-cell office:value-type="float" office:value="94052327952" calcext:value-type="float">
            <text:p>94052327952</text:p>
          </table:table-cell>
          <table:table-cell office:value-type="string" calcext:value-type="string">
            <text:p>GOLEC</text:p>
          </table:table-cell>
          <table:table-cell office:value-type="string" calcext:value-type="string">
            <text:p>TOMASZ</text:p>
          </table:table-cell>
          <table:table-cell table:number-columns-repeated="3"/>
        </table:table-row>
        <table:table-row table:style-name="ro1">
          <table:table-cell office:value-type="float" office:value="94052812232" calcext:value-type="float">
            <text:p>94052812232</text:p>
          </table:table-cell>
          <table:table-cell office:value-type="string" calcext:value-type="string">
            <text:p>KUBAK</text:p>
          </table:table-cell>
          <table:table-cell office:value-type="string" calcext:value-type="string">
            <text:p>MICHAL</text:p>
          </table:table-cell>
          <table:table-cell table:number-columns-repeated="3"/>
        </table:table-row>
        <table:table-row table:style-name="ro1">
          <table:table-cell office:value-type="float" office:value="94060394564" calcext:value-type="float">
            <text:p>94060394564</text:p>
          </table:table-cell>
          <table:table-cell office:value-type="string" calcext:value-type="string">
            <text:p>PUCHALSKA</text:p>
          </table:table-cell>
          <table:table-cell office:value-type="string" calcext:value-type="string">
            <text:p>NIKOLA</text:p>
          </table:table-cell>
          <table:table-cell table:number-columns-repeated="3"/>
        </table:table-row>
        <table:table-row table:style-name="ro1">
          <table:table-cell office:value-type="float" office:value="94062364747" calcext:value-type="float">
            <text:p>94062364747</text:p>
          </table:table-cell>
          <table:table-cell office:value-type="string" calcext:value-type="string">
            <text:p>KRASOWSKA</text:p>
          </table:table-cell>
          <table:table-cell office:value-type="string" calcext:value-type="string">
            <text:p>NATALIA</text:p>
          </table:table-cell>
          <table:table-cell table:number-columns-repeated="3"/>
        </table:table-row>
        <table:table-row table:style-name="ro1">
          <table:table-cell office:value-type="float" office:value="94062767281" calcext:value-type="float">
            <text:p>94062767281</text:p>
          </table:table-cell>
          <table:table-cell office:value-type="string" calcext:value-type="string">
            <text:p>KONOPKA</text:p>
          </table:table-cell>
          <table:table-cell office:value-type="string" calcext:value-type="string">
            <text:p>ZDZISLAWA</text:p>
          </table:table-cell>
          <table:table-cell table:number-columns-repeated="3"/>
        </table:table-row>
        <table:table-row table:style-name="ro1">
          <table:table-cell office:value-type="float" office:value="94062811591" calcext:value-type="float">
            <text:p>94062811591</text:p>
          </table:table-cell>
          <table:table-cell office:value-type="string" calcext:value-type="string">
            <text:p>LANGEROWICZ</text:p>
          </table:table-cell>
          <table:table-cell office:value-type="string" calcext:value-type="string">
            <text:p>MARCELI</text:p>
          </table:table-cell>
          <table:table-cell table:number-columns-repeated="3"/>
        </table:table-row>
        <table:table-row table:style-name="ro1">
          <table:table-cell office:value-type="float" office:value="94070167664" calcext:value-type="float">
            <text:p>94070167664</text:p>
          </table:table-cell>
          <table:table-cell office:value-type="string" calcext:value-type="string">
            <text:p>CZYZEWSKA</text:p>
          </table:table-cell>
          <table:table-cell office:value-type="string" calcext:value-type="string">
            <text:p>EWA</text:p>
          </table:table-cell>
          <table:table-cell table:number-columns-repeated="3"/>
        </table:table-row>
        <table:table-row table:style-name="ro1">
          <table:table-cell office:value-type="float" office:value="94070444888" calcext:value-type="float">
            <text:p>94070444888</text:p>
          </table:table-cell>
          <table:table-cell office:value-type="string" calcext:value-type="string">
            <text:p>KUZNIAR</text:p>
          </table:table-cell>
          <table:table-cell office:value-type="string" calcext:value-type="string">
            <text:p>LENA</text:p>
          </table:table-cell>
          <table:table-cell table:number-columns-repeated="3"/>
        </table:table-row>
        <table:table-row table:style-name="ro1">
          <table:table-cell office:value-type="float" office:value="94070532538" calcext:value-type="float">
            <text:p>94070532538</text:p>
          </table:table-cell>
          <table:table-cell office:value-type="string" calcext:value-type="string">
            <text:p>NAJDA</text:p>
          </table:table-cell>
          <table:table-cell office:value-type="string" calcext:value-type="string">
            <text:p>PIOTR</text:p>
          </table:table-cell>
          <table:table-cell table:number-columns-repeated="3"/>
        </table:table-row>
        <table:table-row table:style-name="ro1">
          <table:table-cell office:value-type="float" office:value="94072349563" calcext:value-type="float">
            <text:p>94072349563</text:p>
          </table:table-cell>
          <table:table-cell office:value-type="string" calcext:value-type="string">
            <text:p>CIESLEWICZ</text:p>
          </table:table-cell>
          <table:table-cell office:value-type="string" calcext:value-type="string">
            <text:p>MARIA</text:p>
          </table:table-cell>
          <table:table-cell table:number-columns-repeated="3"/>
        </table:table-row>
        <table:table-row table:style-name="ro1">
          <table:table-cell office:value-type="float" office:value="94072628581" calcext:value-type="float">
            <text:p>94072628581</text:p>
          </table:table-cell>
          <table:table-cell office:value-type="string" calcext:value-type="string">
            <text:p>GOMOLKA</text:p>
          </table:table-cell>
          <table:table-cell office:value-type="string" calcext:value-type="string">
            <text:p>MARZENA</text:p>
          </table:table-cell>
          <table:table-cell table:number-columns-repeated="3"/>
        </table:table-row>
        <table:table-row table:style-name="ro1">
          <table:table-cell office:value-type="float" office:value="94080228692" calcext:value-type="float">
            <text:p>94080228692</text:p>
          </table:table-cell>
          <table:table-cell office:value-type="string" calcext:value-type="string">
            <text:p>KONKOL</text:p>
          </table:table-cell>
          <table:table-cell office:value-type="string" calcext:value-type="string">
            <text:p>JAN</text:p>
          </table:table-cell>
          <table:table-cell table:number-columns-repeated="3"/>
        </table:table-row>
        <table:table-row table:style-name="ro1">
          <table:table-cell office:value-type="float" office:value="94080448661" calcext:value-type="float">
            <text:p>94080448661</text:p>
          </table:table-cell>
          <table:table-cell office:value-type="string" calcext:value-type="string">
            <text:p>ZIOLKOWSKA</text:p>
          </table:table-cell>
          <table:table-cell office:value-type="string" calcext:value-type="string">
            <text:p>EWELINA</text:p>
          </table:table-cell>
          <table:table-cell table:number-columns-repeated="3"/>
        </table:table-row>
        <table:table-row table:style-name="ro1">
          <table:table-cell office:value-type="float" office:value="94080681844" calcext:value-type="float">
            <text:p>94080681844</text:p>
          </table:table-cell>
          <table:table-cell office:value-type="string" calcext:value-type="string">
            <text:p>KLIMKOWSKA</text:p>
          </table:table-cell>
          <table:table-cell office:value-type="string" calcext:value-type="string">
            <text:p>MAGDALENA</text:p>
          </table:table-cell>
          <table:table-cell table:number-columns-repeated="3"/>
        </table:table-row>
        <table:table-row table:style-name="ro1">
          <table:table-cell office:value-type="float" office:value="94080977152" calcext:value-type="float">
            <text:p>94080977152</text:p>
          </table:table-cell>
          <table:table-cell office:value-type="string" calcext:value-type="string">
            <text:p>SEKOWSKI</text:p>
          </table:table-cell>
          <table:table-cell office:value-type="string" calcext:value-type="string">
            <text:p>MARCIN</text:p>
          </table:table-cell>
          <table:table-cell table:number-columns-repeated="3"/>
        </table:table-row>
        <table:table-row table:style-name="ro1">
          <table:table-cell office:value-type="float" office:value="94081134358" calcext:value-type="float">
            <text:p>94081134358</text:p>
          </table:table-cell>
          <table:table-cell office:value-type="string" calcext:value-type="string">
            <text:p>DWORACZEK</text:p>
          </table:table-cell>
          <table:table-cell office:value-type="string" calcext:value-type="string">
            <text:p>LUKASZ</text:p>
          </table:table-cell>
          <table:table-cell table:number-columns-repeated="3"/>
        </table:table-row>
        <table:table-row table:style-name="ro1">
          <table:table-cell office:value-type="float" office:value="94081268846" calcext:value-type="float">
            <text:p>94081268846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SANDRA</text:p>
          </table:table-cell>
          <table:table-cell table:number-columns-repeated="3"/>
        </table:table-row>
        <table:table-row table:style-name="ro1">
          <table:table-cell office:value-type="float" office:value="94082215991" calcext:value-type="float">
            <text:p>94082215991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IGOR</text:p>
          </table:table-cell>
          <table:table-cell table:number-columns-repeated="3"/>
        </table:table-row>
        <table:table-row table:style-name="ro1">
          <table:table-cell office:value-type="float" office:value="94082711312" calcext:value-type="float">
            <text:p>94082711312</text:p>
          </table:table-cell>
          <table:table-cell office:value-type="string" calcext:value-type="string">
            <text:p>JANDA</text:p>
          </table:table-cell>
          <table:table-cell office:value-type="string" calcext:value-type="string">
            <text:p>MARCELI</text:p>
          </table:table-cell>
          <table:table-cell table:number-columns-repeated="3"/>
        </table:table-row>
        <table:table-row table:style-name="ro1">
          <table:table-cell office:value-type="float" office:value="94083048134" calcext:value-type="float">
            <text:p>94083048134</text:p>
          </table:table-cell>
          <table:table-cell office:value-type="string" calcext:value-type="string">
            <text:p>FRANKOWSKI</text:p>
          </table:table-cell>
          <table:table-cell office:value-type="string" calcext:value-type="string">
            <text:p>EDWARD</text:p>
          </table:table-cell>
          <table:table-cell table:number-columns-repeated="3"/>
        </table:table-row>
        <table:table-row table:style-name="ro1">
          <table:table-cell office:value-type="float" office:value="94091089918" calcext:value-type="float">
            <text:p>94091089918</text:p>
          </table:table-cell>
          <table:table-cell office:value-type="string" calcext:value-type="string">
            <text:p>BEDKOWSKI</text:p>
          </table:table-cell>
          <table:table-cell office:value-type="string" calcext:value-type="string">
            <text:p>KRZYSZTOF</text:p>
          </table:table-cell>
          <table:table-cell table:number-columns-repeated="3"/>
        </table:table-row>
        <table:table-row table:style-name="ro1">
          <table:table-cell office:value-type="float" office:value="94091411788" calcext:value-type="float">
            <text:p>94091411788</text:p>
          </table:table-cell>
          <table:table-cell office:value-type="string" calcext:value-type="string">
            <text:p>DOLINSKA</text:p>
          </table:table-cell>
          <table:table-cell office:value-type="string" calcext:value-type="string">
            <text:p>MARIA</text:p>
          </table:table-cell>
          <table:table-cell table:number-columns-repeated="3"/>
        </table:table-row>
        <table:table-row table:style-name="ro1">
          <table:table-cell office:value-type="float" office:value="94091495359" calcext:value-type="float">
            <text:p>94091495359</text:p>
          </table:table-cell>
          <table:table-cell office:value-type="string" calcext:value-type="string">
            <text:p>WOZNIAK</text:p>
          </table:table-cell>
          <table:table-cell office:value-type="string" calcext:value-type="string">
            <text:p>SLAWOMIR</text:p>
          </table:table-cell>
          <table:table-cell table:number-columns-repeated="3"/>
        </table:table-row>
        <table:table-row table:style-name="ro1">
          <table:table-cell office:value-type="float" office:value="94091517385" calcext:value-type="float">
            <text:p>94091517385</text:p>
          </table:table-cell>
          <table:table-cell office:value-type="string" calcext:value-type="string">
            <text:p>MALINOWSKA</text:p>
          </table:table-cell>
          <table:table-cell office:value-type="string" calcext:value-type="string">
            <text:p>ZOFIA</text:p>
          </table:table-cell>
          <table:table-cell table:number-columns-repeated="3"/>
        </table:table-row>
        <table:table-row table:style-name="ro1">
          <table:table-cell office:value-type="float" office:value="94091751347" calcext:value-type="float">
            <text:p>94091751347</text:p>
          </table:table-cell>
          <table:table-cell office:value-type="string" calcext:value-type="string">
            <text:p>SZEWCZAK</text:p>
          </table:table-cell>
          <table:table-cell office:value-type="string" calcext:value-type="string">
            <text:p>ADRIANNA</text:p>
          </table:table-cell>
          <table:table-cell table:number-columns-repeated="3"/>
        </table:table-row>
        <table:table-row table:style-name="ro1">
          <table:table-cell office:value-type="float" office:value="94092286956" calcext:value-type="float">
            <text:p>94092286956</text:p>
          </table:table-cell>
          <table:table-cell office:value-type="string" calcext:value-type="string">
            <text:p>SKULIMOWSKI</text:p>
          </table:table-cell>
          <table:table-cell office:value-type="string" calcext:value-type="string">
            <text:p>ADAM</text:p>
          </table:table-cell>
          <table:table-cell table:number-columns-repeated="3"/>
        </table:table-row>
        <table:table-row table:style-name="ro1">
          <table:table-cell office:value-type="float" office:value="94093037193" calcext:value-type="float">
            <text:p>94093037193</text:p>
          </table:table-cell>
          <table:table-cell office:value-type="string" calcext:value-type="string">
            <text:p>OSINSKI</text:p>
          </table:table-cell>
          <table:table-cell office:value-type="string" calcext:value-type="string">
            <text:p>KACPER</text:p>
          </table:table-cell>
          <table:table-cell table:number-columns-repeated="3"/>
        </table:table-row>
        <table:table-row table:style-name="ro1">
          <table:table-cell office:value-type="float" office:value="94100357838" calcext:value-type="float">
            <text:p>94100357838</text:p>
          </table:table-cell>
          <table:table-cell office:value-type="string" calcext:value-type="string">
            <text:p>JANICKI</text:p>
          </table:table-cell>
          <table:table-cell office:value-type="string" calcext:value-type="string">
            <text:p>MIROSLAW</text:p>
          </table:table-cell>
          <table:table-cell table:number-columns-repeated="3"/>
        </table:table-row>
        <table:table-row table:style-name="ro1">
          <table:table-cell office:value-type="float" office:value="94100835552" calcext:value-type="float">
            <text:p>94100835552</text:p>
          </table:table-cell>
          <table:table-cell office:value-type="string" calcext:value-type="string">
            <text:p>RAJCA</text:p>
          </table:table-cell>
          <table:table-cell office:value-type="string" calcext:value-type="string">
            <text:p>WITOLD</text:p>
          </table:table-cell>
          <table:table-cell table:number-columns-repeated="3"/>
        </table:table-row>
        <table:table-row table:style-name="ro1">
          <table:table-cell office:value-type="float" office:value="94102052458" calcext:value-type="float">
            <text:p>94102052458</text:p>
          </table:table-cell>
          <table:table-cell office:value-type="string" calcext:value-type="string">
            <text:p>PAC</text:p>
          </table:table-cell>
          <table:table-cell office:value-type="string" calcext:value-type="string">
            <text:p>MAREK</text:p>
          </table:table-cell>
          <table:table-cell table:number-columns-repeated="3"/>
        </table:table-row>
        <table:table-row table:style-name="ro1">
          <table:table-cell office:value-type="float" office:value="94103033254" calcext:value-type="float">
            <text:p>94103033254</text:p>
          </table:table-cell>
          <table:table-cell office:value-type="string" calcext:value-type="string">
            <text:p>WILCZAK</text:p>
          </table:table-cell>
          <table:table-cell office:value-type="string" calcext:value-type="string">
            <text:p>DARIUSZ</text:p>
          </table:table-cell>
          <table:table-cell table:number-columns-repeated="3"/>
        </table:table-row>
        <table:table-row table:style-name="ro1">
          <table:table-cell office:value-type="float" office:value="94111993425" calcext:value-type="float">
            <text:p>94111993425</text:p>
          </table:table-cell>
          <table:table-cell office:value-type="string" calcext:value-type="string">
            <text:p>LAKOMY</text:p>
          </table:table-cell>
          <table:table-cell office:value-type="string" calcext:value-type="string">
            <text:p>NATALIA</text:p>
          </table:table-cell>
          <table:table-cell table:number-columns-repeated="3"/>
        </table:table-row>
        <table:table-row table:style-name="ro1">
          <table:table-cell office:value-type="float" office:value="94112234831" calcext:value-type="float">
            <text:p>94112234831</text:p>
          </table:table-cell>
          <table:table-cell office:value-type="string" calcext:value-type="string">
            <text:p>SALWA</text:p>
          </table:table-cell>
          <table:table-cell office:value-type="string" calcext:value-type="string">
            <text:p>MICHAL</text:p>
          </table:table-cell>
          <table:table-cell table:number-columns-repeated="3"/>
        </table:table-row>
        <table:table-row table:style-name="ro1">
          <table:table-cell office:value-type="float" office:value="94112973718" calcext:value-type="float">
            <text:p>94112973718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MICHAL</text:p>
          </table:table-cell>
          <table:table-cell table:number-columns-repeated="3"/>
        </table:table-row>
        <table:table-row table:style-name="ro1">
          <table:table-cell office:value-type="float" office:value="94121421336" calcext:value-type="float">
            <text:p>94121421336</text:p>
          </table:table-cell>
          <table:table-cell office:value-type="string" calcext:value-type="string">
            <text:p>BORON</text:p>
          </table:table-cell>
          <table:table-cell office:value-type="string" calcext:value-type="string">
            <text:p>BARTOSZ</text:p>
          </table:table-cell>
          <table:table-cell table:number-columns-repeated="3"/>
        </table:table-row>
        <table:table-row table:style-name="ro1">
          <table:table-cell office:value-type="float" office:value="94121925755" calcext:value-type="float">
            <text:p>94121925755</text:p>
          </table:table-cell>
          <table:table-cell office:value-type="string" calcext:value-type="string">
            <text:p>SZATAN</text:p>
          </table:table-cell>
          <table:table-cell office:value-type="string" calcext:value-type="string">
            <text:p>ANTONI</text:p>
          </table:table-cell>
          <table:table-cell table:number-columns-repeated="3"/>
        </table:table-row>
        <table:table-row table:style-name="ro1">
          <table:table-cell office:value-type="float" office:value="94122135195" calcext:value-type="float">
            <text:p>94122135195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GRZEGORZ</text:p>
          </table:table-cell>
          <table:table-cell table:number-columns-repeated="3"/>
        </table:table-row>
        <table:table-row table:style-name="ro1">
          <table:table-cell office:value-type="float" office:value="94123156375" calcext:value-type="float">
            <text:p>9412315637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IOTR</text:p>
          </table:table-cell>
          <table:table-cell table:number-columns-repeated="3"/>
        </table:table-row>
        <table:table-row table:style-name="ro1">
          <table:table-cell office:value-type="float" office:value="95010144314" calcext:value-type="float">
            <text:p>95010144314</text:p>
          </table:table-cell>
          <table:table-cell office:value-type="string" calcext:value-type="string">
            <text:p>RESZKA</text:p>
          </table:table-cell>
          <table:table-cell office:value-type="string" calcext:value-type="string">
            <text:p>ARTUR</text:p>
          </table:table-cell>
          <table:table-cell table:number-columns-repeated="3"/>
        </table:table-row>
        <table:table-row table:style-name="ro1">
          <table:table-cell office:value-type="float" office:value="95010286766" calcext:value-type="float">
            <text:p>95010286766</text:p>
          </table:table-cell>
          <table:table-cell office:value-type="string" calcext:value-type="string">
            <text:p>MORISON</text:p>
          </table:table-cell>
          <table:table-cell office:value-type="string" calcext:value-type="string">
            <text:p>BARBARA</text:p>
          </table:table-cell>
          <table:table-cell table:number-columns-repeated="3"/>
        </table:table-row>
        <table:table-row table:style-name="ro1">
          <table:table-cell office:value-type="float" office:value="95010919439" calcext:value-type="float">
            <text:p>95010919439</text:p>
          </table:table-cell>
          <table:table-cell office:value-type="string" calcext:value-type="string">
            <text:p>GRUSZECKI</text:p>
          </table:table-cell>
          <table:table-cell office:value-type="string" calcext:value-type="string">
            <text:p>DARIUSZ</text:p>
          </table:table-cell>
          <table:table-cell table:number-columns-repeated="3"/>
        </table:table-row>
        <table:table-row table:style-name="ro1">
          <table:table-cell office:value-type="float" office:value="95010931895" calcext:value-type="float">
            <text:p>95010931895</text:p>
          </table:table-cell>
          <table:table-cell office:value-type="string" calcext:value-type="string">
            <text:p>ZBIGNIEWICZ</text:p>
          </table:table-cell>
          <table:table-cell office:value-type="string" calcext:value-type="string">
            <text:p>JACEK</text:p>
          </table:table-cell>
          <table:table-cell table:number-columns-repeated="3"/>
        </table:table-row>
        <table:table-row table:style-name="ro1">
          <table:table-cell office:value-type="float" office:value="95011221717" calcext:value-type="float">
            <text:p>95011221717</text:p>
          </table:table-cell>
          <table:table-cell office:value-type="string" calcext:value-type="string">
            <text:p>KOPICZYNSKI</text:p>
          </table:table-cell>
          <table:table-cell office:value-type="string" calcext:value-type="string">
            <text:p>MICHAL</text:p>
          </table:table-cell>
          <table:table-cell table:number-columns-repeated="3"/>
        </table:table-row>
        <table:table-row table:style-name="ro1">
          <table:table-cell office:value-type="float" office:value="95011368836" calcext:value-type="float">
            <text:p>95011368836</text:p>
          </table:table-cell>
          <table:table-cell office:value-type="string" calcext:value-type="string">
            <text:p>DRAGAN</text:p>
          </table:table-cell>
          <table:table-cell office:value-type="string" calcext:value-type="string">
            <text:p>EUGENIUSZ</text:p>
          </table:table-cell>
          <table:table-cell table:number-columns-repeated="3"/>
        </table:table-row>
        <table:table-row table:style-name="ro1">
          <table:table-cell office:value-type="float" office:value="95012344439" calcext:value-type="float">
            <text:p>95012344439</text:p>
          </table:table-cell>
          <table:table-cell office:value-type="string" calcext:value-type="string">
            <text:p>BUDNIK</text:p>
          </table:table-cell>
          <table:table-cell office:value-type="string" calcext:value-type="string">
            <text:p>STEFAN</text:p>
          </table:table-cell>
          <table:table-cell table:number-columns-repeated="3"/>
        </table:table-row>
        <table:table-row table:style-name="ro1">
          <table:table-cell office:value-type="float" office:value="95012636248" calcext:value-type="float">
            <text:p>95012636248</text:p>
          </table:table-cell>
          <table:table-cell office:value-type="string" calcext:value-type="string">
            <text:p>STANISLAWSKA</text:p>
          </table:table-cell>
          <table:table-cell office:value-type="string" calcext:value-type="string">
            <text:p>ADRIANNA</text:p>
          </table:table-cell>
          <table:table-cell table:number-columns-repeated="3"/>
        </table:table-row>
        <table:table-row table:style-name="ro1">
          <table:table-cell office:value-type="float" office:value="95020584568" calcext:value-type="float">
            <text:p>95020584568</text:p>
          </table:table-cell>
          <table:table-cell office:value-type="string" calcext:value-type="string">
            <text:p>WACHOWICZ</text:p>
          </table:table-cell>
          <table:table-cell office:value-type="string" calcext:value-type="string">
            <text:p>ANNA</text:p>
          </table:table-cell>
          <table:table-cell table:number-columns-repeated="3"/>
        </table:table-row>
        <table:table-row table:style-name="ro1">
          <table:table-cell office:value-type="float" office:value="95021137376" calcext:value-type="float">
            <text:p>95021137376</text:p>
          </table:table-cell>
          <table:table-cell office:value-type="string" calcext:value-type="string">
            <text:p>JOZEFOWICZ</text:p>
          </table:table-cell>
          <table:table-cell office:value-type="string" calcext:value-type="string">
            <text:p>JACEK</text:p>
          </table:table-cell>
          <table:table-cell table:number-columns-repeated="3"/>
        </table:table-row>
        <table:table-row table:style-name="ro1">
          <table:table-cell office:value-type="float" office:value="95022151559" calcext:value-type="float">
            <text:p>95022151559</text:p>
          </table:table-cell>
          <table:table-cell office:value-type="string" calcext:value-type="string">
            <text:p>LEWKOWICZ</text:p>
          </table:table-cell>
          <table:table-cell office:value-type="string" calcext:value-type="string">
            <text:p>DARIUSZ</text:p>
          </table:table-cell>
          <table:table-cell table:number-columns-repeated="3"/>
        </table:table-row>
        <table:table-row table:style-name="ro1">
          <table:table-cell office:value-type="float" office:value="95022812243" calcext:value-type="float">
            <text:p>95022812243</text:p>
          </table:table-cell>
          <table:table-cell office:value-type="string" calcext:value-type="string">
            <text:p>SZCZERBA</text:p>
          </table:table-cell>
          <table:table-cell office:value-type="string" calcext:value-type="string">
            <text:p>MALGORZATA</text:p>
          </table:table-cell>
          <table:table-cell table:number-columns-repeated="3"/>
        </table:table-row>
        <table:table-row table:style-name="ro1">
          <table:table-cell office:value-type="float" office:value="95030373332" calcext:value-type="float">
            <text:p>95030373332</text:p>
          </table:table-cell>
          <table:table-cell office:value-type="string" calcext:value-type="string">
            <text:p>KEDZIOR</text:p>
          </table:table-cell>
          <table:table-cell office:value-type="string" calcext:value-type="string">
            <text:p>MARCIN</text:p>
          </table:table-cell>
          <table:table-cell table:number-columns-repeated="3"/>
        </table:table-row>
        <table:table-row table:style-name="ro1">
          <table:table-cell office:value-type="float" office:value="95030438448" calcext:value-type="float">
            <text:p>95030438448</text:p>
          </table:table-cell>
          <table:table-cell office:value-type="string" calcext:value-type="string">
            <text:p>GORNIAK</text:p>
          </table:table-cell>
          <table:table-cell office:value-type="string" calcext:value-type="string">
            <text:p>EDYTA</text:p>
          </table:table-cell>
          <table:table-cell table:number-columns-repeated="3"/>
        </table:table-row>
        <table:table-row table:style-name="ro1">
          <table:table-cell office:value-type="float" office:value="95031582894" calcext:value-type="float">
            <text:p>95031582894</text:p>
          </table:table-cell>
          <table:table-cell office:value-type="string" calcext:value-type="string">
            <text:p>GOLAB</text:p>
          </table:table-cell>
          <table:table-cell office:value-type="string" calcext:value-type="string">
            <text:p>MICHAL</text:p>
          </table:table-cell>
          <table:table-cell table:number-columns-repeated="3"/>
        </table:table-row>
        <table:table-row table:style-name="ro1">
          <table:table-cell office:value-type="float" office:value="95040576286" calcext:value-type="float">
            <text:p>95040576286</text:p>
          </table:table-cell>
          <table:table-cell office:value-type="string" calcext:value-type="string">
            <text:p>BUTKIEWICZ</text:p>
          </table:table-cell>
          <table:table-cell office:value-type="string" calcext:value-type="string">
            <text:p>HANNA</text:p>
          </table:table-cell>
          <table:table-cell table:number-columns-repeated="3"/>
        </table:table-row>
        <table:table-row table:style-name="ro1">
          <table:table-cell office:value-type="float" office:value="95041132892" calcext:value-type="float">
            <text:p>95041132892</text:p>
          </table:table-cell>
          <table:table-cell office:value-type="string" calcext:value-type="string">
            <text:p>BEREZA</text:p>
          </table:table-cell>
          <table:table-cell office:value-type="string" calcext:value-type="string">
            <text:p>IGNACY</text:p>
          </table:table-cell>
          <table:table-cell table:number-columns-repeated="3"/>
        </table:table-row>
        <table:table-row table:style-name="ro1">
          <table:table-cell office:value-type="float" office:value="95041645299" calcext:value-type="float">
            <text:p>95041645299</text:p>
          </table:table-cell>
          <table:table-cell office:value-type="string" calcext:value-type="string">
            <text:p>DUDZIC</text:p>
          </table:table-cell>
          <table:table-cell office:value-type="string" calcext:value-type="string">
            <text:p>KLAUDIUSZ</text:p>
          </table:table-cell>
          <table:table-cell table:number-columns-repeated="3"/>
        </table:table-row>
        <table:table-row table:style-name="ro1">
          <table:table-cell office:value-type="float" office:value="95042088338" calcext:value-type="float">
            <text:p>95042088338</text:p>
          </table:table-cell>
          <table:table-cell office:value-type="string" calcext:value-type="string">
            <text:p>PALENTA</text:p>
          </table:table-cell>
          <table:table-cell office:value-type="string" calcext:value-type="string">
            <text:p>ADAM</text:p>
          </table:table-cell>
          <table:table-cell table:number-columns-repeated="3"/>
        </table:table-row>
        <table:table-row table:style-name="ro1">
          <table:table-cell office:value-type="float" office:value="95042249539" calcext:value-type="float">
            <text:p>95042249539</text:p>
          </table:table-cell>
          <table:table-cell office:value-type="string" calcext:value-type="string">
            <text:p>KUBICKI</text:p>
          </table:table-cell>
          <table:table-cell office:value-type="string" calcext:value-type="string">
            <text:p>MICHAL</text:p>
          </table:table-cell>
          <table:table-cell table:number-columns-repeated="3"/>
        </table:table-row>
        <table:table-row table:style-name="ro1">
          <table:table-cell office:value-type="float" office:value="95042653121" calcext:value-type="float">
            <text:p>95042653121</text:p>
          </table:table-cell>
          <table:table-cell office:value-type="string" calcext:value-type="string">
            <text:p>CISOW</text:p>
          </table:table-cell>
          <table:table-cell office:value-type="string" calcext:value-type="string">
            <text:p>EWA</text:p>
          </table:table-cell>
          <table:table-cell table:number-columns-repeated="3"/>
        </table:table-row>
        <table:table-row table:style-name="ro1">
          <table:table-cell office:value-type="float" office:value="95050162572" calcext:value-type="float">
            <text:p>95050162572</text:p>
          </table:table-cell>
          <table:table-cell office:value-type="string" calcext:value-type="string">
            <text:p>ZAWISTOWSKI</text:p>
          </table:table-cell>
          <table:table-cell office:value-type="string" calcext:value-type="string">
            <text:p>ADAM</text:p>
          </table:table-cell>
          <table:table-cell table:number-columns-repeated="3"/>
        </table:table-row>
        <table:table-row table:style-name="ro1">
          <table:table-cell office:value-type="float" office:value="95050294464" calcext:value-type="float">
            <text:p>95050294464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GNIESZKA</text:p>
          </table:table-cell>
          <table:table-cell table:number-columns-repeated="3"/>
        </table:table-row>
        <table:table-row table:style-name="ro1">
          <table:table-cell office:value-type="float" office:value="95051277866" calcext:value-type="float">
            <text:p>95051277866</text:p>
          </table:table-cell>
          <table:table-cell office:value-type="string" calcext:value-type="string">
            <text:p>NIEZDAR</text:p>
          </table:table-cell>
          <table:table-cell office:value-type="string" calcext:value-type="string">
            <text:p>ANTONINA</text:p>
          </table:table-cell>
          <table:table-cell table:number-columns-repeated="3"/>
        </table:table-row>
        <table:table-row table:style-name="ro1">
          <table:table-cell office:value-type="float" office:value="95051878845" calcext:value-type="float">
            <text:p>95051878845</text:p>
          </table:table-cell>
          <table:table-cell office:value-type="string" calcext:value-type="string">
            <text:p>CHMIELOWIEC</text:p>
          </table:table-cell>
          <table:table-cell office:value-type="string" calcext:value-type="string">
            <text:p>WANDA</text:p>
          </table:table-cell>
          <table:table-cell table:number-columns-repeated="3"/>
        </table:table-row>
        <table:table-row table:style-name="ro1">
          <table:table-cell office:value-type="float" office:value="95052836383" calcext:value-type="float">
            <text:p>95052836383</text:p>
          </table:table-cell>
          <table:table-cell office:value-type="string" calcext:value-type="string">
            <text:p>KOMINEK</text:p>
          </table:table-cell>
          <table:table-cell office:value-type="string" calcext:value-type="string">
            <text:p>ZOFIA</text:p>
          </table:table-cell>
          <table:table-cell table:number-columns-repeated="3"/>
        </table:table-row>
        <table:table-row table:style-name="ro1">
          <table:table-cell office:value-type="float" office:value="95052939154" calcext:value-type="float">
            <text:p>95052939154</text:p>
          </table:table-cell>
          <table:table-cell office:value-type="string" calcext:value-type="string">
            <text:p>FABIAN</text:p>
          </table:table-cell>
          <table:table-cell office:value-type="string" calcext:value-type="string">
            <text:p>JANUSZ</text:p>
          </table:table-cell>
          <table:table-cell table:number-columns-repeated="3"/>
        </table:table-row>
        <table:table-row table:style-name="ro1">
          <table:table-cell office:value-type="float" office:value="95053039198" calcext:value-type="float">
            <text:p>9505303919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BARTOSZ</text:p>
          </table:table-cell>
          <table:table-cell table:number-columns-repeated="3"/>
        </table:table-row>
        <table:table-row table:style-name="ro1">
          <table:table-cell office:value-type="float" office:value="95060298582" calcext:value-type="float">
            <text:p>95060298582</text:p>
          </table:table-cell>
          <table:table-cell office:value-type="string" calcext:value-type="string">
            <text:p>KRASUSKA</text:p>
          </table:table-cell>
          <table:table-cell office:value-type="string" calcext:value-type="string">
            <text:p>ZANETA</text:p>
          </table:table-cell>
          <table:table-cell table:number-columns-repeated="3"/>
        </table:table-row>
        <table:table-row table:style-name="ro1">
          <table:table-cell office:value-type="float" office:value="95061884197" calcext:value-type="float">
            <text:p>95061884197</text:p>
          </table:table-cell>
          <table:table-cell office:value-type="string" calcext:value-type="string">
            <text:p>PLODOWSKI</text:p>
          </table:table-cell>
          <table:table-cell office:value-type="string" calcext:value-type="string">
            <text:p>MARIUSZ</text:p>
          </table:table-cell>
          <table:table-cell table:number-columns-repeated="3"/>
        </table:table-row>
        <table:table-row table:style-name="ro1">
          <table:table-cell office:value-type="float" office:value="95062252193" calcext:value-type="float">
            <text:p>95062252193</text:p>
          </table:table-cell>
          <table:table-cell office:value-type="string" calcext:value-type="string">
            <text:p>LANGOWSKI</text:p>
          </table:table-cell>
          <table:table-cell office:value-type="string" calcext:value-type="string">
            <text:p>KAMIL</text:p>
          </table:table-cell>
          <table:table-cell table:number-columns-repeated="3"/>
        </table:table-row>
        <table:table-row table:style-name="ro1">
          <table:table-cell office:value-type="float" office:value="95062355629" calcext:value-type="float">
            <text:p>95062355629</text:p>
          </table:table-cell>
          <table:table-cell office:value-type="string" calcext:value-type="string">
            <text:p>OSOWIECKA</text:p>
          </table:table-cell>
          <table:table-cell office:value-type="string" calcext:value-type="string">
            <text:p>STANISLAWA</text:p>
          </table:table-cell>
          <table:table-cell table:number-columns-repeated="3"/>
        </table:table-row>
        <table:table-row table:style-name="ro1">
          <table:table-cell office:value-type="float" office:value="95071044176" calcext:value-type="float">
            <text:p>95071044176</text:p>
          </table:table-cell>
          <table:table-cell office:value-type="string" calcext:value-type="string">
            <text:p>SZCZYPKA</text:p>
          </table:table-cell>
          <table:table-cell office:value-type="string" calcext:value-type="string">
            <text:p>SEBASTIAN</text:p>
          </table:table-cell>
          <table:table-cell table:number-columns-repeated="3"/>
        </table:table-row>
        <table:table-row table:style-name="ro1">
          <table:table-cell office:value-type="float" office:value="95071489133" calcext:value-type="float">
            <text:p>95071489133</text:p>
          </table:table-cell>
          <table:table-cell office:value-type="string" calcext:value-type="string">
            <text:p>SKORKA</text:p>
          </table:table-cell>
          <table:table-cell office:value-type="string" calcext:value-type="string">
            <text:p>FILIP</text:p>
          </table:table-cell>
          <table:table-cell table:number-columns-repeated="3"/>
        </table:table-row>
        <table:table-row table:style-name="ro1">
          <table:table-cell office:value-type="float" office:value="95071627434" calcext:value-type="float">
            <text:p>95071627434</text:p>
          </table:table-cell>
          <table:table-cell office:value-type="string" calcext:value-type="string">
            <text:p>SZUSTAK</text:p>
          </table:table-cell>
          <table:table-cell office:value-type="string" calcext:value-type="string">
            <text:p>ADAM</text:p>
          </table:table-cell>
          <table:table-cell table:number-columns-repeated="3"/>
        </table:table-row>
        <table:table-row table:style-name="ro1">
          <table:table-cell office:value-type="float" office:value="95071674573" calcext:value-type="float">
            <text:p>95071674573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WOJCIECH</text:p>
          </table:table-cell>
          <table:table-cell table:number-columns-repeated="3"/>
        </table:table-row>
        <table:table-row table:style-name="ro1">
          <table:table-cell office:value-type="float" office:value="95080318259" calcext:value-type="float">
            <text:p>95080318259</text:p>
          </table:table-cell>
          <table:table-cell office:value-type="string" calcext:value-type="string">
            <text:p>PIETRASZEWSKI</text:p>
          </table:table-cell>
          <table:table-cell office:value-type="string" calcext:value-type="string">
            <text:p>STEFAN</text:p>
          </table:table-cell>
          <table:table-cell table:number-columns-repeated="3"/>
        </table:table-row>
        <table:table-row table:style-name="ro1">
          <table:table-cell office:value-type="float" office:value="95080577175" calcext:value-type="float">
            <text:p>95080577175</text:p>
          </table:table-cell>
          <table:table-cell office:value-type="string" calcext:value-type="string">
            <text:p>SERAFIN</text:p>
          </table:table-cell>
          <table:table-cell office:value-type="string" calcext:value-type="string">
            <text:p>KAROL</text:p>
          </table:table-cell>
          <table:table-cell table:number-columns-repeated="3"/>
        </table:table-row>
        <table:table-row table:style-name="ro1">
          <table:table-cell office:value-type="float" office:value="95081712847" calcext:value-type="float">
            <text:p>95081712847</text:p>
          </table:table-cell>
          <table:table-cell office:value-type="string" calcext:value-type="string">
            <text:p>PLACEK</text:p>
          </table:table-cell>
          <table:table-cell office:value-type="string" calcext:value-type="string">
            <text:p>JOANNA</text:p>
          </table:table-cell>
          <table:table-cell table:number-columns-repeated="3"/>
        </table:table-row>
        <table:table-row table:style-name="ro1">
          <table:table-cell office:value-type="float" office:value="95082916158" calcext:value-type="float">
            <text:p>95082916158</text:p>
          </table:table-cell>
          <table:table-cell office:value-type="string" calcext:value-type="string">
            <text:p>TERMIN</text:p>
          </table:table-cell>
          <table:table-cell office:value-type="string" calcext:value-type="string">
            <text:p>TOMASZ</text:p>
          </table:table-cell>
          <table:table-cell table:number-columns-repeated="3"/>
        </table:table-row>
        <table:table-row table:style-name="ro1">
          <table:table-cell office:value-type="float" office:value="95090322493" calcext:value-type="float">
            <text:p>95090322493</text:p>
          </table:table-cell>
          <table:table-cell office:value-type="string" calcext:value-type="string">
            <text:p>SZYCHOWSKI</text:p>
          </table:table-cell>
          <table:table-cell office:value-type="string" calcext:value-type="string">
            <text:p>RADOSLAW</text:p>
          </table:table-cell>
          <table:table-cell table:number-columns-repeated="3"/>
        </table:table-row>
        <table:table-row table:style-name="ro1">
          <table:table-cell office:value-type="float" office:value="95091292595" calcext:value-type="float">
            <text:p>95091292595</text:p>
          </table:table-cell>
          <table:table-cell office:value-type="string" calcext:value-type="string">
            <text:p>CHUDZINSKI</text:p>
          </table:table-cell>
          <table:table-cell office:value-type="string" calcext:value-type="string">
            <text:p>SLAWOMIR</text:p>
          </table:table-cell>
          <table:table-cell table:number-columns-repeated="3"/>
        </table:table-row>
        <table:table-row table:style-name="ro1">
          <table:table-cell office:value-type="float" office:value="95091617358" calcext:value-type="float">
            <text:p>95091617358</text:p>
          </table:table-cell>
          <table:table-cell office:value-type="string" calcext:value-type="string">
            <text:p>ZEBALOWSKI</text:p>
          </table:table-cell>
          <table:table-cell office:value-type="string" calcext:value-type="string">
            <text:p>MATEUSZ</text:p>
          </table:table-cell>
          <table:table-cell table:number-columns-repeated="3"/>
        </table:table-row>
        <table:table-row table:style-name="ro1">
          <table:table-cell office:value-type="float" office:value="95092124468" calcext:value-type="float">
            <text:p>95092124468</text:p>
          </table:table-cell>
          <table:table-cell office:value-type="string" calcext:value-type="string">
            <text:p>GREN</text:p>
          </table:table-cell>
          <table:table-cell office:value-type="string" calcext:value-type="string">
            <text:p>MONIKA</text:p>
          </table:table-cell>
          <table:table-cell table:number-columns-repeated="3"/>
        </table:table-row>
        <table:table-row table:style-name="ro1">
          <table:table-cell office:value-type="float" office:value="95092172959" calcext:value-type="float">
            <text:p>95092172959</text:p>
          </table:table-cell>
          <table:table-cell office:value-type="string" calcext:value-type="string">
            <text:p>POPIEL</text:p>
          </table:table-cell>
          <table:table-cell office:value-type="string" calcext:value-type="string">
            <text:p>EUGENIUSZ</text:p>
          </table:table-cell>
          <table:table-cell table:number-columns-repeated="3"/>
        </table:table-row>
        <table:table-row table:style-name="ro1">
          <table:table-cell office:value-type="float" office:value="95092264276" calcext:value-type="float">
            <text:p>95092264276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MATEUSZ</text:p>
          </table:table-cell>
          <table:table-cell table:number-columns-repeated="3"/>
        </table:table-row>
        <table:table-row table:style-name="ro1">
          <table:table-cell office:value-type="float" office:value="95092628511" calcext:value-type="float">
            <text:p>95092628511</text:p>
          </table:table-cell>
          <table:table-cell office:value-type="string" calcext:value-type="string">
            <text:p>ZWIERZYNSKI</text:p>
          </table:table-cell>
          <table:table-cell office:value-type="string" calcext:value-type="string">
            <text:p>WOJCIECH</text:p>
          </table:table-cell>
          <table:table-cell table:number-columns-repeated="3"/>
        </table:table-row>
        <table:table-row table:style-name="ro1">
          <table:table-cell office:value-type="float" office:value="95101084297" calcext:value-type="float">
            <text:p>95101084297</text:p>
          </table:table-cell>
          <table:table-cell office:value-type="string" calcext:value-type="string">
            <text:p>ORLIKOWSKI</text:p>
          </table:table-cell>
          <table:table-cell office:value-type="string" calcext:value-type="string">
            <text:p>IGOR</text:p>
          </table:table-cell>
          <table:table-cell table:number-columns-repeated="3"/>
        </table:table-row>
        <table:table-row table:style-name="ro1">
          <table:table-cell office:value-type="float" office:value="95101667241" calcext:value-type="float">
            <text:p>95101667241</text:p>
          </table:table-cell>
          <table:table-cell office:value-type="string" calcext:value-type="string">
            <text:p>CHOLEWA</text:p>
          </table:table-cell>
          <table:table-cell office:value-type="string" calcext:value-type="string">
            <text:p>MAJA</text:p>
          </table:table-cell>
          <table:table-cell table:number-columns-repeated="3"/>
        </table:table-row>
        <table:table-row table:style-name="ro1">
          <table:table-cell office:value-type="float" office:value="95103086594" calcext:value-type="float">
            <text:p>95103086594</text:p>
          </table:table-cell>
          <table:table-cell office:value-type="string" calcext:value-type="string">
            <text:p>KISIEL</text:p>
          </table:table-cell>
          <table:table-cell office:value-type="string" calcext:value-type="string">
            <text:p>PRZEMYSLAW</text:p>
          </table:table-cell>
          <table:table-cell table:number-columns-repeated="3"/>
        </table:table-row>
        <table:table-row table:style-name="ro1">
          <table:table-cell office:value-type="float" office:value="95111035621" calcext:value-type="float">
            <text:p>95111035621</text:p>
          </table:table-cell>
          <table:table-cell office:value-type="string" calcext:value-type="string">
            <text:p>SZABAT</text:p>
          </table:table-cell>
          <table:table-cell office:value-type="string" calcext:value-type="string">
            <text:p>JANUSZ</text:p>
          </table:table-cell>
          <table:table-cell table:number-columns-repeated="3"/>
        </table:table-row>
        <table:table-row table:style-name="ro1">
          <table:table-cell office:value-type="float" office:value="95111457382" calcext:value-type="float">
            <text:p>95111457382</text:p>
          </table:table-cell>
          <table:table-cell office:value-type="string" calcext:value-type="string">
            <text:p>MALKOWSKA</text:p>
          </table:table-cell>
          <table:table-cell office:value-type="string" calcext:value-type="string">
            <text:p>MAJA</text:p>
          </table:table-cell>
          <table:table-cell table:number-columns-repeated="3"/>
        </table:table-row>
        <table:table-row table:style-name="ro1">
          <table:table-cell office:value-type="float" office:value="95111492877" calcext:value-type="float">
            <text:p>95111492877</text:p>
          </table:table-cell>
          <table:table-cell office:value-type="string" calcext:value-type="string">
            <text:p>BODNAR</text:p>
          </table:table-cell>
          <table:table-cell office:value-type="string" calcext:value-type="string">
            <text:p>WOJCIECH</text:p>
          </table:table-cell>
          <table:table-cell table:number-columns-repeated="3"/>
        </table:table-row>
        <table:table-row table:style-name="ro1">
          <table:table-cell office:value-type="float" office:value="95111824241" calcext:value-type="float">
            <text:p>95111824241</text:p>
          </table:table-cell>
          <table:table-cell office:value-type="string" calcext:value-type="string">
            <text:p>TARKOWSKA</text:p>
          </table:table-cell>
          <table:table-cell office:value-type="string" calcext:value-type="string">
            <text:p>MARTYNA</text:p>
          </table:table-cell>
          <table:table-cell table:number-columns-repeated="3"/>
        </table:table-row>
        <table:table-row table:style-name="ro1">
          <table:table-cell office:value-type="float" office:value="95112489689" calcext:value-type="float">
            <text:p>95112489689</text:p>
          </table:table-cell>
          <table:table-cell office:value-type="string" calcext:value-type="string">
            <text:p>KORCZ</text:p>
          </table:table-cell>
          <table:table-cell office:value-type="string" calcext:value-type="string">
            <text:p>NADIA</text:p>
          </table:table-cell>
          <table:table-cell table:number-columns-repeated="3"/>
        </table:table-row>
        <table:table-row table:style-name="ro1">
          <table:table-cell office:value-type="float" office:value="95112894814" calcext:value-type="float">
            <text:p>95112894814</text:p>
          </table:table-cell>
          <table:table-cell office:value-type="string" calcext:value-type="string">
            <text:p>DOBRZYNSKI</text:p>
          </table:table-cell>
          <table:table-cell office:value-type="string" calcext:value-type="string">
            <text:p>STEFAN</text:p>
          </table:table-cell>
          <table:table-cell table:number-columns-repeated="3"/>
        </table:table-row>
        <table:table-row table:style-name="ro1">
          <table:table-cell office:value-type="float" office:value="95120191648" calcext:value-type="float">
            <text:p>95120191648</text:p>
          </table:table-cell>
          <table:table-cell office:value-type="string" calcext:value-type="string">
            <text:p>WOJCICKA</text:p>
          </table:table-cell>
          <table:table-cell office:value-type="string" calcext:value-type="string">
            <text:p>MAGDALENA</text:p>
          </table:table-cell>
          <table:table-cell table:number-columns-repeated="3"/>
        </table:table-row>
        <table:table-row table:style-name="ro1">
          <table:table-cell office:value-type="float" office:value="95120487536" calcext:value-type="float">
            <text:p>95120487536</text:p>
          </table:table-cell>
          <table:table-cell office:value-type="string" calcext:value-type="string">
            <text:p>PACZYNSKI</text:p>
          </table:table-cell>
          <table:table-cell office:value-type="string" calcext:value-type="string">
            <text:p>MIKOLAJ</text:p>
          </table:table-cell>
          <table:table-cell table:number-columns-repeated="3"/>
        </table:table-row>
        <table:table-row table:style-name="ro1">
          <table:table-cell office:value-type="float" office:value="95120591417" calcext:value-type="float">
            <text:p>95120591417</text:p>
          </table:table-cell>
          <table:table-cell office:value-type="string" calcext:value-type="string">
            <text:p>LUKASIK</text:p>
          </table:table-cell>
          <table:table-cell office:value-type="string" calcext:value-type="string">
            <text:p>MARIUSZ</text:p>
          </table:table-cell>
          <table:table-cell table:number-columns-repeated="3"/>
        </table:table-row>
        <table:table-row table:style-name="ro1">
          <table:table-cell office:value-type="float" office:value="95120745656" calcext:value-type="float">
            <text:p>95120745656</text:p>
          </table:table-cell>
          <table:table-cell office:value-type="string" calcext:value-type="string">
            <text:p>DUMA</text:p>
          </table:table-cell>
          <table:table-cell office:value-type="string" calcext:value-type="string">
            <text:p>ZBIGNIEW</text:p>
          </table:table-cell>
          <table:table-cell table:number-columns-repeated="3"/>
        </table:table-row>
        <table:table-row table:style-name="ro1">
          <table:table-cell office:value-type="float" office:value="95122261156" calcext:value-type="float">
            <text:p>95122261156</text:p>
          </table:table-cell>
          <table:table-cell office:value-type="string" calcext:value-type="string">
            <text:p>LECHOWICZ</text:p>
          </table:table-cell>
          <table:table-cell office:value-type="string" calcext:value-type="string">
            <text:p>MARIUSZ</text:p>
          </table:table-cell>
          <table:table-cell table:number-columns-repeated="3"/>
        </table:table-row>
        <table:table-row table:style-name="ro1">
          <table:table-cell office:value-type="float" office:value="95122344488" calcext:value-type="float">
            <text:p>95122344488</text:p>
          </table:table-cell>
          <table:table-cell office:value-type="string" calcext:value-type="string">
            <text:p>PLONSKA</text:p>
          </table:table-cell>
          <table:table-cell office:value-type="string" calcext:value-type="string">
            <text:p>MILENA</text:p>
          </table:table-cell>
          <table:table-cell table:number-columns-repeated="3"/>
        </table:table-row>
        <table:table-row table:style-name="ro1">
          <table:table-cell office:value-type="float" office:value="95122598863" calcext:value-type="float">
            <text:p>95122598863</text:p>
          </table:table-cell>
          <table:table-cell office:value-type="string" calcext:value-type="string">
            <text:p>NIEZGODA</text:p>
          </table:table-cell>
          <table:table-cell office:value-type="string" calcext:value-type="string">
            <text:p>EMILIA</text:p>
          </table:table-cell>
          <table:table-cell table:number-columns-repeated="3"/>
        </table:table-row>
        <table:table-row table:style-name="ro1">
          <table:table-cell office:value-type="float" office:value="95123151452" calcext:value-type="float">
            <text:p>95123151452</text:p>
          </table:table-cell>
          <table:table-cell office:value-type="string" calcext:value-type="string">
            <text:p>SZCZEPANSKI</text:p>
          </table:table-cell>
          <table:table-cell office:value-type="string" calcext:value-type="string">
            <text:p>LUKASZ</text:p>
          </table:table-cell>
          <table:table-cell table:number-columns-repeated="3"/>
        </table:table-row>
        <table:table-row table:style-name="ro1">
          <table:table-cell office:value-type="float" office:value="96011223945" calcext:value-type="float">
            <text:p>96011223945</text:p>
          </table:table-cell>
          <table:table-cell office:value-type="string" calcext:value-type="string">
            <text:p>DUSZYNSKA</text:p>
          </table:table-cell>
          <table:table-cell office:value-type="string" calcext:value-type="string">
            <text:p>MARTYNA</text:p>
          </table:table-cell>
          <table:table-cell table:number-columns-repeated="3"/>
        </table:table-row>
        <table:table-row table:style-name="ro1">
          <table:table-cell office:value-type="float" office:value="96011338285" calcext:value-type="float">
            <text:p>96011338285</text:p>
          </table:table-cell>
          <table:table-cell office:value-type="string" calcext:value-type="string">
            <text:p>ZIENTEK</text:p>
          </table:table-cell>
          <table:table-cell office:value-type="string" calcext:value-type="string">
            <text:p>BOGUSLAWA</text:p>
          </table:table-cell>
          <table:table-cell table:number-columns-repeated="3"/>
        </table:table-row>
        <table:table-row table:style-name="ro1">
          <table:table-cell office:value-type="float" office:value="96011788721" calcext:value-type="float">
            <text:p>96011788721</text:p>
          </table:table-cell>
          <table:table-cell office:value-type="string" calcext:value-type="string">
            <text:p>BUCZAK</text:p>
          </table:table-cell>
          <table:table-cell office:value-type="string" calcext:value-type="string">
            <text:p>BARBARA</text:p>
          </table:table-cell>
          <table:table-cell table:number-columns-repeated="3"/>
        </table:table-row>
        <table:table-row table:style-name="ro1">
          <table:table-cell office:value-type="float" office:value="96012247623" calcext:value-type="float">
            <text:p>96012247623</text:p>
          </table:table-cell>
          <table:table-cell office:value-type="string" calcext:value-type="string">
            <text:p>JAWORSKA</text:p>
          </table:table-cell>
          <table:table-cell office:value-type="string" calcext:value-type="string">
            <text:p>HANNA</text:p>
          </table:table-cell>
          <table:table-cell table:number-columns-repeated="3"/>
        </table:table-row>
        <table:table-row table:style-name="ro1">
          <table:table-cell office:value-type="float" office:value="96021765853" calcext:value-type="float">
            <text:p>96021765853</text:p>
          </table:table-cell>
          <table:table-cell office:value-type="string" calcext:value-type="string">
            <text:p>BRYS</text:p>
          </table:table-cell>
          <table:table-cell office:value-type="string" calcext:value-type="string">
            <text:p>MICHAL</text:p>
          </table:table-cell>
          <table:table-cell table:number-columns-repeated="3"/>
        </table:table-row>
        <table:table-row table:style-name="ro1">
          <table:table-cell office:value-type="float" office:value="96022049899" calcext:value-type="float">
            <text:p>96022049899</text:p>
          </table:table-cell>
          <table:table-cell office:value-type="string" calcext:value-type="string">
            <text:p>MORAWIN</text:p>
          </table:table-cell>
          <table:table-cell office:value-type="string" calcext:value-type="string">
            <text:p>JACEK</text:p>
          </table:table-cell>
          <table:table-cell table:number-columns-repeated="3"/>
        </table:table-row>
        <table:table-row table:style-name="ro1">
          <table:table-cell office:value-type="float" office:value="96022327144" calcext:value-type="float">
            <text:p>96022327144</text:p>
          </table:table-cell>
          <table:table-cell office:value-type="string" calcext:value-type="string">
            <text:p>JANOTA</text:p>
          </table:table-cell>
          <table:table-cell office:value-type="string" calcext:value-type="string">
            <text:p>MALGORZATA</text:p>
          </table:table-cell>
          <table:table-cell table:number-columns-repeated="3"/>
        </table:table-row>
        <table:table-row table:style-name="ro1">
          <table:table-cell office:value-type="float" office:value="96030997362" calcext:value-type="float">
            <text:p>96030997362</text:p>
          </table:table-cell>
          <table:table-cell office:value-type="string" calcext:value-type="string">
            <text:p>CZARNIECKA</text:p>
          </table:table-cell>
          <table:table-cell office:value-type="string" calcext:value-type="string">
            <text:p>URSZULA</text:p>
          </table:table-cell>
          <table:table-cell table:number-columns-repeated="3"/>
        </table:table-row>
        <table:table-row table:style-name="ro1">
          <table:table-cell office:value-type="float" office:value="96031551327" calcext:value-type="float">
            <text:p>96031551327</text:p>
          </table:table-cell>
          <table:table-cell office:value-type="string" calcext:value-type="string">
            <text:p>ROZBICKA</text:p>
          </table:table-cell>
          <table:table-cell office:value-type="string" calcext:value-type="string">
            <text:p>PAULA</text:p>
          </table:table-cell>
          <table:table-cell table:number-columns-repeated="3"/>
        </table:table-row>
        <table:table-row table:style-name="ro1">
          <table:table-cell office:value-type="float" office:value="96032039774" calcext:value-type="float">
            <text:p>96032039774</text:p>
          </table:table-cell>
          <table:table-cell office:value-type="string" calcext:value-type="string">
            <text:p>SIECZKOWSKI</text:p>
          </table:table-cell>
          <table:table-cell office:value-type="string" calcext:value-type="string">
            <text:p>MACIEJ</text:p>
          </table:table-cell>
          <table:table-cell table:number-columns-repeated="3"/>
        </table:table-row>
        <table:table-row table:style-name="ro1">
          <table:table-cell office:value-type="float" office:value="96032965482" calcext:value-type="float">
            <text:p>96032965482</text:p>
          </table:table-cell>
          <table:table-cell office:value-type="string" calcext:value-type="string">
            <text:p>SIELSKA</text:p>
          </table:table-cell>
          <table:table-cell office:value-type="string" calcext:value-type="string">
            <text:p>GABRIELA</text:p>
          </table:table-cell>
          <table:table-cell table:number-columns-repeated="3"/>
        </table:table-row>
        <table:table-row table:style-name="ro1">
          <table:table-cell office:value-type="float" office:value="96040333314" calcext:value-type="float">
            <text:p>96040333314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CEK</text:p>
          </table:table-cell>
          <table:table-cell table:number-columns-repeated="3"/>
        </table:table-row>
        <table:table-row table:style-name="ro1">
          <table:table-cell office:value-type="float" office:value="96041586933" calcext:value-type="float">
            <text:p>96041586933</text:p>
          </table:table-cell>
          <table:table-cell office:value-type="string" calcext:value-type="string">
            <text:p>SKOLIMOWSKI</text:p>
          </table:table-cell>
          <table:table-cell office:value-type="string" calcext:value-type="string">
            <text:p>PRZEMYSLAW</text:p>
          </table:table-cell>
          <table:table-cell table:number-columns-repeated="3"/>
        </table:table-row>
        <table:table-row table:style-name="ro1">
          <table:table-cell office:value-type="float" office:value="96041717944" calcext:value-type="float">
            <text:p>96041717944</text:p>
          </table:table-cell>
          <table:table-cell office:value-type="string" calcext:value-type="string">
            <text:p>SKRZYNIARZ</text:p>
          </table:table-cell>
          <table:table-cell office:value-type="string" calcext:value-type="string">
            <text:p>KRYSTYNA</text:p>
          </table:table-cell>
          <table:table-cell table:number-columns-repeated="3"/>
        </table:table-row>
        <table:table-row table:style-name="ro1">
          <table:table-cell office:value-type="float" office:value="96042084485" calcext:value-type="float">
            <text:p>96042084485</text:p>
          </table:table-cell>
          <table:table-cell office:value-type="string" calcext:value-type="string">
            <text:p>WIECKOWSKA</text:p>
          </table:table-cell>
          <table:table-cell office:value-type="string" calcext:value-type="string">
            <text:p>PAULINA</text:p>
          </table:table-cell>
          <table:table-cell table:number-columns-repeated="3"/>
        </table:table-row>
        <table:table-row table:style-name="ro1">
          <table:table-cell office:value-type="float" office:value="96042123681" calcext:value-type="float">
            <text:p>96042123681</text:p>
          </table:table-cell>
          <table:table-cell office:value-type="string" calcext:value-type="string">
            <text:p>PLUCIENNIK</text:p>
          </table:table-cell>
          <table:table-cell office:value-type="string" calcext:value-type="string">
            <text:p>ZOFIA</text:p>
          </table:table-cell>
          <table:table-cell table:number-columns-repeated="3"/>
        </table:table-row>
        <table:table-row table:style-name="ro1">
          <table:table-cell office:value-type="float" office:value="96043095419" calcext:value-type="float">
            <text:p>96043095419</text:p>
          </table:table-cell>
          <table:table-cell office:value-type="string" calcext:value-type="string">
            <text:p>BARNAS</text:p>
          </table:table-cell>
          <table:table-cell office:value-type="string" calcext:value-type="string">
            <text:p>RAFAL</text:p>
          </table:table-cell>
          <table:table-cell table:number-columns-repeated="3"/>
        </table:table-row>
        <table:table-row table:style-name="ro1">
          <table:table-cell office:value-type="float" office:value="96050286545" calcext:value-type="float">
            <text:p>96050286545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MAGDALENA</text:p>
          </table:table-cell>
          <table:table-cell table:number-columns-repeated="3"/>
        </table:table-row>
        <table:table-row table:style-name="ro1">
          <table:table-cell office:value-type="float" office:value="96050379498" calcext:value-type="float">
            <text:p>96050379498</text:p>
          </table:table-cell>
          <table:table-cell office:value-type="string" calcext:value-type="string">
            <text:p>PODLEWSKI</text:p>
          </table:table-cell>
          <table:table-cell office:value-type="string" calcext:value-type="string">
            <text:p>MICHAL</text:p>
          </table:table-cell>
          <table:table-cell table:number-columns-repeated="3"/>
        </table:table-row>
        <table:table-row table:style-name="ro1">
          <table:table-cell office:value-type="float" office:value="96050419725" calcext:value-type="float">
            <text:p>96050419725</text:p>
          </table:table-cell>
          <table:table-cell office:value-type="string" calcext:value-type="string">
            <text:p>CIUPAGA</text:p>
          </table:table-cell>
          <table:table-cell office:value-type="string" calcext:value-type="string">
            <text:p>BOGUSLAWA</text:p>
          </table:table-cell>
          <table:table-cell table:number-columns-repeated="3"/>
        </table:table-row>
        <table:table-row table:style-name="ro1">
          <table:table-cell office:value-type="float" office:value="96050641553" calcext:value-type="float">
            <text:p>96050641553</text:p>
          </table:table-cell>
          <table:table-cell office:value-type="string" calcext:value-type="string">
            <text:p>SZAFRAN</text:p>
          </table:table-cell>
          <table:table-cell office:value-type="string" calcext:value-type="string">
            <text:p>PIOTR</text:p>
          </table:table-cell>
          <table:table-cell table:number-columns-repeated="3"/>
        </table:table-row>
        <table:table-row table:style-name="ro1">
          <table:table-cell office:value-type="float" office:value="96051078792" calcext:value-type="float">
            <text:p>96051078792</text:p>
          </table:table-cell>
          <table:table-cell office:value-type="string" calcext:value-type="string">
            <text:p>FOLTYN</text:p>
          </table:table-cell>
          <table:table-cell office:value-type="string" calcext:value-type="string">
            <text:p>KLAUDIUSZ</text:p>
          </table:table-cell>
          <table:table-cell table:number-columns-repeated="3"/>
        </table:table-row>
        <table:table-row table:style-name="ro1">
          <table:table-cell office:value-type="float" office:value="96051111367" calcext:value-type="float">
            <text:p>96051111367</text:p>
          </table:table-cell>
          <table:table-cell office:value-type="string" calcext:value-type="string">
            <text:p>KWASNIK</text:p>
          </table:table-cell>
          <table:table-cell office:value-type="string" calcext:value-type="string">
            <text:p>KRYSTYNA</text:p>
          </table:table-cell>
          <table:table-cell table:number-columns-repeated="3"/>
        </table:table-row>
        <table:table-row table:style-name="ro1">
          <table:table-cell office:value-type="float" office:value="96051135916" calcext:value-type="float">
            <text:p>96051135916</text:p>
          </table:table-cell>
          <table:table-cell office:value-type="string" calcext:value-type="string">
            <text:p>SROKA</text:p>
          </table:table-cell>
          <table:table-cell office:value-type="string" calcext:value-type="string">
            <text:p>KRZYSZTOF</text:p>
          </table:table-cell>
          <table:table-cell table:number-columns-repeated="3"/>
        </table:table-row>
        <table:table-row table:style-name="ro1">
          <table:table-cell office:value-type="float" office:value="96051572319" calcext:value-type="float">
            <text:p>96051572319</text:p>
          </table:table-cell>
          <table:table-cell office:value-type="string" calcext:value-type="string">
            <text:p>FRANCZYK</text:p>
          </table:table-cell>
          <table:table-cell office:value-type="string" calcext:value-type="string">
            <text:p>KRZYSZTOF</text:p>
          </table:table-cell>
          <table:table-cell table:number-columns-repeated="3"/>
        </table:table-row>
        <table:table-row table:style-name="ro1">
          <table:table-cell office:value-type="float" office:value="96051865921" calcext:value-type="float">
            <text:p>96051865921</text:p>
          </table:table-cell>
          <table:table-cell office:value-type="string" calcext:value-type="string">
            <text:p>BOROWY</text:p>
          </table:table-cell>
          <table:table-cell office:value-type="string" calcext:value-type="string">
            <text:p>NIKOLA</text:p>
          </table:table-cell>
          <table:table-cell table:number-columns-repeated="3"/>
        </table:table-row>
        <table:table-row table:style-name="ro1">
          <table:table-cell office:value-type="float" office:value="96052561949" calcext:value-type="float">
            <text:p>96052561949</text:p>
          </table:table-cell>
          <table:table-cell office:value-type="string" calcext:value-type="string">
            <text:p>GRZANKA</text:p>
          </table:table-cell>
          <table:table-cell office:value-type="string" calcext:value-type="string">
            <text:p>MAGDALENA</text:p>
          </table:table-cell>
          <table:table-cell table:number-columns-repeated="3"/>
        </table:table-row>
        <table:table-row table:style-name="ro1">
          <table:table-cell office:value-type="float" office:value="96052982418" calcext:value-type="float">
            <text:p>96052982418</text:p>
          </table:table-cell>
          <table:table-cell office:value-type="string" calcext:value-type="string">
            <text:p>BISKUP</text:p>
          </table:table-cell>
          <table:table-cell office:value-type="string" calcext:value-type="string">
            <text:p>KLAUDIUSZ</text:p>
          </table:table-cell>
          <table:table-cell table:number-columns-repeated="3"/>
        </table:table-row>
        <table:table-row table:style-name="ro1">
          <table:table-cell office:value-type="float" office:value="96060783968" calcext:value-type="float">
            <text:p>96060783968</text:p>
          </table:table-cell>
          <table:table-cell office:value-type="string" calcext:value-type="string">
            <text:p>SOWA</text:p>
          </table:table-cell>
          <table:table-cell office:value-type="string" calcext:value-type="string">
            <text:p>KAROLINA</text:p>
          </table:table-cell>
          <table:table-cell table:number-columns-repeated="3"/>
        </table:table-row>
        <table:table-row table:style-name="ro1">
          <table:table-cell office:value-type="float" office:value="96061044486" calcext:value-type="float">
            <text:p>96061044486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KLAUDIA</text:p>
          </table:table-cell>
          <table:table-cell table:number-columns-repeated="3"/>
        </table:table-row>
        <table:table-row table:style-name="ro1">
          <table:table-cell office:value-type="float" office:value="96061094795" calcext:value-type="float">
            <text:p>96061094795</text:p>
          </table:table-cell>
          <table:table-cell office:value-type="string" calcext:value-type="string">
            <text:p>MADEJA</text:p>
          </table:table-cell>
          <table:table-cell office:value-type="string" calcext:value-type="string">
            <text:p>MIROSLAW</text:p>
          </table:table-cell>
          <table:table-cell table:number-columns-repeated="3"/>
        </table:table-row>
        <table:table-row table:style-name="ro1">
          <table:table-cell office:value-type="float" office:value="96061777722" calcext:value-type="float">
            <text:p>96061777722</text:p>
          </table:table-cell>
          <table:table-cell office:value-type="string" calcext:value-type="string">
            <text:p>SOLTYSIAK</text:p>
          </table:table-cell>
          <table:table-cell office:value-type="string" calcext:value-type="string">
            <text:p>LUCJA</text:p>
          </table:table-cell>
          <table:table-cell table:number-columns-repeated="3"/>
        </table:table-row>
        <table:table-row table:style-name="ro1">
          <table:table-cell office:value-type="float" office:value="96062773598" calcext:value-type="float">
            <text:p>96062773598</text:p>
          </table:table-cell>
          <table:table-cell office:value-type="string" calcext:value-type="string">
            <text:p>PETRYKOWSKI</text:p>
          </table:table-cell>
          <table:table-cell office:value-type="string" calcext:value-type="string">
            <text:p>WOJCIECH</text:p>
          </table:table-cell>
          <table:table-cell table:number-columns-repeated="3"/>
        </table:table-row>
        <table:table-row table:style-name="ro1">
          <table:table-cell office:value-type="float" office:value="96070166834" calcext:value-type="float">
            <text:p>96070166834</text:p>
          </table:table-cell>
          <table:table-cell office:value-type="string" calcext:value-type="string">
            <text:p>WESOLOWSKI</text:p>
          </table:table-cell>
          <table:table-cell office:value-type="string" calcext:value-type="string">
            <text:p>MATEUSZ</text:p>
          </table:table-cell>
          <table:table-cell table:number-columns-repeated="3"/>
        </table:table-row>
        <table:table-row table:style-name="ro1">
          <table:table-cell office:value-type="float" office:value="96070825977" calcext:value-type="float">
            <text:p>96070825977</text:p>
          </table:table-cell>
          <table:table-cell office:value-type="string" calcext:value-type="string">
            <text:p>FURMANIAK</text:p>
          </table:table-cell>
          <table:table-cell office:value-type="string" calcext:value-type="string">
            <text:p>WIKTORIA</text:p>
          </table:table-cell>
          <table:table-cell table:number-columns-repeated="3"/>
        </table:table-row>
        <table:table-row table:style-name="ro1">
          <table:table-cell office:value-type="float" office:value="96072293545" calcext:value-type="float">
            <text:p>96072293545</text:p>
          </table:table-cell>
          <table:table-cell office:value-type="string" calcext:value-type="string">
            <text:p>SPIEWAK</text:p>
          </table:table-cell>
          <table:table-cell office:value-type="string" calcext:value-type="string">
            <text:p>GABRIELA</text:p>
          </table:table-cell>
          <table:table-cell table:number-columns-repeated="3"/>
        </table:table-row>
        <table:table-row table:style-name="ro1">
          <table:table-cell office:value-type="float" office:value="96080514843" calcext:value-type="float">
            <text:p>96080514843</text:p>
          </table:table-cell>
          <table:table-cell office:value-type="string" calcext:value-type="string">
            <text:p>ANDRUSZKIEWICZ</text:p>
          </table:table-cell>
          <table:table-cell office:value-type="string" calcext:value-type="string">
            <text:p>KLAUDIA</text:p>
          </table:table-cell>
          <table:table-cell table:number-columns-repeated="3"/>
        </table:table-row>
        <table:table-row table:style-name="ro1">
          <table:table-cell office:value-type="float" office:value="96081092979" calcext:value-type="float">
            <text:p>96081092979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GRZEGORZ</text:p>
          </table:table-cell>
          <table:table-cell table:number-columns-repeated="3"/>
        </table:table-row>
        <table:table-row table:style-name="ro1">
          <table:table-cell office:value-type="float" office:value="96081684932" calcext:value-type="float">
            <text:p>96081684932</text:p>
          </table:table-cell>
          <table:table-cell office:value-type="string" calcext:value-type="string">
            <text:p>STRUZIK</text:p>
          </table:table-cell>
          <table:table-cell office:value-type="string" calcext:value-type="string">
            <text:p>WOJCIECH</text:p>
          </table:table-cell>
          <table:table-cell table:number-columns-repeated="3"/>
        </table:table-row>
        <table:table-row table:style-name="ro1">
          <table:table-cell office:value-type="float" office:value="96081771827" calcext:value-type="float">
            <text:p>96081771827</text:p>
          </table:table-cell>
          <table:table-cell office:value-type="string" calcext:value-type="string">
            <text:p>LISZAJ</text:p>
          </table:table-cell>
          <table:table-cell office:value-type="string" calcext:value-type="string">
            <text:p>MARIANNA</text:p>
          </table:table-cell>
          <table:table-cell table:number-columns-repeated="3"/>
        </table:table-row>
        <table:table-row table:style-name="ro1">
          <table:table-cell office:value-type="float" office:value="96081928342" calcext:value-type="float">
            <text:p>96081928342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EWA</text:p>
          </table:table-cell>
          <table:table-cell table:number-columns-repeated="3"/>
        </table:table-row>
        <table:table-row table:style-name="ro1">
          <table:table-cell office:value-type="float" office:value="96082398784" calcext:value-type="float">
            <text:p>96082398784</text:p>
          </table:table-cell>
          <table:table-cell office:value-type="string" calcext:value-type="string">
            <text:p>ZDANOWICZ</text:p>
          </table:table-cell>
          <table:table-cell office:value-type="string" calcext:value-type="string">
            <text:p>EDYTA</text:p>
          </table:table-cell>
          <table:table-cell table:number-columns-repeated="3"/>
        </table:table-row>
        <table:table-row table:style-name="ro1">
          <table:table-cell office:value-type="float" office:value="96082593622" calcext:value-type="float">
            <text:p>96082593622</text:p>
          </table:table-cell>
          <table:table-cell office:value-type="string" calcext:value-type="string">
            <text:p>KAROLCZAK</text:p>
          </table:table-cell>
          <table:table-cell office:value-type="string" calcext:value-type="string">
            <text:p>MILENA</text:p>
          </table:table-cell>
          <table:table-cell table:number-columns-repeated="3"/>
        </table:table-row>
        <table:table-row table:style-name="ro1">
          <table:table-cell office:value-type="float" office:value="96090264886" calcext:value-type="float">
            <text:p>96090264886</text:p>
          </table:table-cell>
          <table:table-cell office:value-type="string" calcext:value-type="string">
            <text:p>ROGOWSKA</text:p>
          </table:table-cell>
          <table:table-cell office:value-type="string" calcext:value-type="string">
            <text:p>MALGORZATA</text:p>
          </table:table-cell>
          <table:table-cell table:number-columns-repeated="3"/>
        </table:table-row>
        <table:table-row table:style-name="ro1">
          <table:table-cell office:value-type="float" office:value="96090634229" calcext:value-type="float">
            <text:p>96090634229</text:p>
          </table:table-cell>
          <table:table-cell office:value-type="string" calcext:value-type="string">
            <text:p>WOJDAK</text:p>
          </table:table-cell>
          <table:table-cell office:value-type="string" calcext:value-type="string">
            <text:p>MALGORZATA</text:p>
          </table:table-cell>
          <table:table-cell table:number-columns-repeated="3"/>
        </table:table-row>
        <table:table-row table:style-name="ro1">
          <table:table-cell office:value-type="float" office:value="96090866484" calcext:value-type="float">
            <text:p>96090866484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MALGORZATA</text:p>
          </table:table-cell>
          <table:table-cell table:number-columns-repeated="3"/>
        </table:table-row>
        <table:table-row table:style-name="ro1">
          <table:table-cell office:value-type="float" office:value="96090923899" calcext:value-type="float">
            <text:p>96090923899</text:p>
          </table:table-cell>
          <table:table-cell office:value-type="string" calcext:value-type="string">
            <text:p>SWIDERSKI</text:p>
          </table:table-cell>
          <table:table-cell office:value-type="string" calcext:value-type="string">
            <text:p>MACIEJ</text:p>
          </table:table-cell>
          <table:table-cell table:number-columns-repeated="3"/>
        </table:table-row>
        <table:table-row table:style-name="ro1">
          <table:table-cell office:value-type="float" office:value="96091269286" calcext:value-type="float">
            <text:p>96091269286</text:p>
          </table:table-cell>
          <table:table-cell office:value-type="string" calcext:value-type="string">
            <text:p>KURPANIK</text:p>
          </table:table-cell>
          <table:table-cell office:value-type="string" calcext:value-type="string">
            <text:p>ZDZISLAWA</text:p>
          </table:table-cell>
          <table:table-cell table:number-columns-repeated="3"/>
        </table:table-row>
        <table:table-row table:style-name="ro1">
          <table:table-cell office:value-type="float" office:value="96092278614" calcext:value-type="float">
            <text:p>96092278614</text:p>
          </table:table-cell>
          <table:table-cell office:value-type="string" calcext:value-type="string">
            <text:p>DYLAG</text:p>
          </table:table-cell>
          <table:table-cell office:value-type="string" calcext:value-type="string">
            <text:p>JACEK</text:p>
          </table:table-cell>
          <table:table-cell table:number-columns-repeated="3"/>
        </table:table-row>
        <table:table-row table:style-name="ro1">
          <table:table-cell office:value-type="float" office:value="96092746489" calcext:value-type="float">
            <text:p>96092746489</text:p>
          </table:table-cell>
          <table:table-cell office:value-type="string" calcext:value-type="string">
            <text:p>SIUDA</text:p>
          </table:table-cell>
          <table:table-cell office:value-type="string" calcext:value-type="string">
            <text:p>ALICJA</text:p>
          </table:table-cell>
          <table:table-cell table:number-columns-repeated="3"/>
        </table:table-row>
        <table:table-row table:style-name="ro1">
          <table:table-cell office:value-type="float" office:value="96092784458" calcext:value-type="float">
            <text:p>96092784458</text:p>
          </table:table-cell>
          <table:table-cell office:value-type="string" calcext:value-type="string">
            <text:p>KOPROWSKI</text:p>
          </table:table-cell>
          <table:table-cell office:value-type="string" calcext:value-type="string">
            <text:p>FILIP</text:p>
          </table:table-cell>
          <table:table-cell table:number-columns-repeated="3"/>
        </table:table-row>
        <table:table-row table:style-name="ro1">
          <table:table-cell office:value-type="float" office:value="96102819712" calcext:value-type="float">
            <text:p>96102819712</text:p>
          </table:table-cell>
          <table:table-cell office:value-type="string" calcext:value-type="string">
            <text:p>MIELCZAREK</text:p>
          </table:table-cell>
          <table:table-cell office:value-type="string" calcext:value-type="string">
            <text:p>SEBASTIAN</text:p>
          </table:table-cell>
          <table:table-cell table:number-columns-repeated="3"/>
        </table:table-row>
        <table:table-row table:style-name="ro1">
          <table:table-cell office:value-type="float" office:value="96110243976" calcext:value-type="float">
            <text:p>96110243976</text:p>
          </table:table-cell>
          <table:table-cell office:value-type="string" calcext:value-type="string">
            <text:p>GALENEK</text:p>
          </table:table-cell>
          <table:table-cell office:value-type="string" calcext:value-type="string">
            <text:p>ROBERT</text:p>
          </table:table-cell>
          <table:table-cell table:number-columns-repeated="3"/>
        </table:table-row>
        <table:table-row table:style-name="ro1">
          <table:table-cell office:value-type="float" office:value="96110878613" calcext:value-type="float">
            <text:p>96110878613</text:p>
          </table:table-cell>
          <table:table-cell office:value-type="string" calcext:value-type="string">
            <text:p>DEMBEK</text:p>
          </table:table-cell>
          <table:table-cell office:value-type="string" calcext:value-type="string">
            <text:p>MACIEJ</text:p>
          </table:table-cell>
          <table:table-cell table:number-columns-repeated="3"/>
        </table:table-row>
        <table:table-row table:style-name="ro1">
          <table:table-cell office:value-type="float" office:value="96111514855" calcext:value-type="float">
            <text:p>96111514855</text:p>
          </table:table-cell>
          <table:table-cell office:value-type="string" calcext:value-type="string">
            <text:p>PIECYK</text:p>
          </table:table-cell>
          <table:table-cell office:value-type="string" calcext:value-type="string">
            <text:p>MATEUSZ</text:p>
          </table:table-cell>
          <table:table-cell table:number-columns-repeated="3"/>
        </table:table-row>
        <table:table-row table:style-name="ro1">
          <table:table-cell office:value-type="float" office:value="96111524476" calcext:value-type="float">
            <text:p>96111524476</text:p>
          </table:table-cell>
          <table:table-cell office:value-type="string" calcext:value-type="string">
            <text:p>GOCYLOWICZ</text:p>
          </table:table-cell>
          <table:table-cell office:value-type="string" calcext:value-type="string">
            <text:p>LUKASZ</text:p>
          </table:table-cell>
          <table:table-cell table:number-columns-repeated="3"/>
        </table:table-row>
        <table:table-row table:style-name="ro1">
          <table:table-cell office:value-type="float" office:value="96111917733" calcext:value-type="float">
            <text:p>96111917733</text:p>
          </table:table-cell>
          <table:table-cell office:value-type="string" calcext:value-type="string">
            <text:p>STACHANCZYK</text:p>
          </table:table-cell>
          <table:table-cell office:value-type="string" calcext:value-type="string">
            <text:p>RADOSLAW</text:p>
          </table:table-cell>
          <table:table-cell table:number-columns-repeated="3"/>
        </table:table-row>
        <table:table-row table:style-name="ro1">
          <table:table-cell office:value-type="float" office:value="96112171271" calcext:value-type="float">
            <text:p>96112171271</text:p>
          </table:table-cell>
          <table:table-cell office:value-type="string" calcext:value-type="string">
            <text:p>FILIPCZUK</text:p>
          </table:table-cell>
          <table:table-cell office:value-type="string" calcext:value-type="string">
            <text:p>JACEK</text:p>
          </table:table-cell>
          <table:table-cell table:number-columns-repeated="3"/>
        </table:table-row>
        <table:table-row table:style-name="ro1">
          <table:table-cell office:value-type="float" office:value="96112275739" calcext:value-type="float">
            <text:p>96112275739</text:p>
          </table:table-cell>
          <table:table-cell office:value-type="string" calcext:value-type="string">
            <text:p>BAGIERSKI</text:p>
          </table:table-cell>
          <table:table-cell office:value-type="string" calcext:value-type="string">
            <text:p>WOJCIECH</text:p>
          </table:table-cell>
          <table:table-cell table:number-columns-repeated="3"/>
        </table:table-row>
        <table:table-row table:style-name="ro1">
          <table:table-cell office:value-type="float" office:value="96112845442" calcext:value-type="float">
            <text:p>96112845442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MONIKA</text:p>
          </table:table-cell>
          <table:table-cell table:number-columns-repeated="3"/>
        </table:table-row>
        <table:table-row table:style-name="ro1">
          <table:table-cell office:value-type="float" office:value="96120158756" calcext:value-type="float">
            <text:p>96120158756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JAKUB</text:p>
          </table:table-cell>
          <table:table-cell table:number-columns-repeated="3"/>
        </table:table-row>
        <table:table-row table:style-name="ro1">
          <table:table-cell office:value-type="float" office:value="96120239628" calcext:value-type="float">
            <text:p>96120239628</text:p>
          </table:table-cell>
          <table:table-cell office:value-type="string" calcext:value-type="string">
            <text:p>SOLTYSIK</text:p>
          </table:table-cell>
          <table:table-cell office:value-type="string" calcext:value-type="string">
            <text:p>WANDA</text:p>
          </table:table-cell>
          <table:table-cell table:number-columns-repeated="3"/>
        </table:table-row>
        <table:table-row table:style-name="ro1">
          <table:table-cell office:value-type="float" office:value="96121964255" calcext:value-type="float">
            <text:p>96121964255</text:p>
          </table:table-cell>
          <table:table-cell office:value-type="string" calcext:value-type="string">
            <text:p>PIECH</text:p>
          </table:table-cell>
          <table:table-cell office:value-type="string" calcext:value-type="string">
            <text:p>MATEUSZ</text:p>
          </table:table-cell>
          <table:table-cell table:number-columns-repeated="3"/>
        </table:table-row>
        <table:table-row table:style-name="ro1">
          <table:table-cell office:value-type="float" office:value="96122014799" calcext:value-type="float">
            <text:p>96122014799</text:p>
          </table:table-cell>
          <table:table-cell office:value-type="string" calcext:value-type="string">
            <text:p>OSUSZEK</text:p>
          </table:table-cell>
          <table:table-cell office:value-type="string" calcext:value-type="string">
            <text:p>LUKASZ</text:p>
          </table:table-cell>
          <table:table-cell table:number-columns-repeated="3"/>
        </table:table-row>
        <table:table-row table:style-name="ro1">
          <table:table-cell office:value-type="float" office:value="96122095251" calcext:value-type="float">
            <text:p>96122095251</text:p>
          </table:table-cell>
          <table:table-cell office:value-type="string" calcext:value-type="string">
            <text:p>ROMANOWICZ</text:p>
          </table:table-cell>
          <table:table-cell office:value-type="string" calcext:value-type="string">
            <text:p>MIROSLAW</text:p>
          </table:table-cell>
          <table:table-cell table:number-columns-repeated="3"/>
        </table:table-row>
        <table:table-row table:style-name="ro1">
          <table:table-cell office:value-type="float" office:value="96122279451" calcext:value-type="float">
            <text:p>96122279451</text:p>
          </table:table-cell>
          <table:table-cell office:value-type="string" calcext:value-type="string">
            <text:p>MADEJSKI</text:p>
          </table:table-cell>
          <table:table-cell office:value-type="string" calcext:value-type="string">
            <text:p>MAREK</text:p>
          </table:table-cell>
          <table:table-cell table:number-columns-repeated="3"/>
        </table:table-row>
        <table:table-row table:style-name="ro1">
          <table:table-cell office:value-type="float" office:value="97010159347" calcext:value-type="float">
            <text:p>97010159347</text:p>
          </table:table-cell>
          <table:table-cell office:value-type="string" calcext:value-type="string">
            <text:p>KARWECKA</text:p>
          </table:table-cell>
          <table:table-cell office:value-type="string" calcext:value-type="string">
            <text:p>MAGDALENA</text:p>
          </table:table-cell>
          <table:table-cell table:number-columns-repeated="3"/>
        </table:table-row>
        <table:table-row table:style-name="ro1">
          <table:table-cell office:value-type="float" office:value="97010621727" calcext:value-type="float">
            <text:p>97010621727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EWELINA</text:p>
          </table:table-cell>
          <table:table-cell table:number-columns-repeated="3"/>
        </table:table-row>
        <table:table-row table:style-name="ro1">
          <table:table-cell office:value-type="float" office:value="97010812385" calcext:value-type="float">
            <text:p>97010812385</text:p>
          </table:table-cell>
          <table:table-cell office:value-type="string" calcext:value-type="string">
            <text:p>KULKOWSKA</text:p>
          </table:table-cell>
          <table:table-cell office:value-type="string" calcext:value-type="string">
            <text:p>SONIA</text:p>
          </table:table-cell>
          <table:table-cell table:number-columns-repeated="3"/>
        </table:table-row>
        <table:table-row table:style-name="ro1">
          <table:table-cell office:value-type="float" office:value="97010983179" calcext:value-type="float">
            <text:p>97010983179</text:p>
          </table:table-cell>
          <table:table-cell office:value-type="string" calcext:value-type="string">
            <text:p>PRUSAK</text:p>
          </table:table-cell>
          <table:table-cell office:value-type="string" calcext:value-type="string">
            <text:p>ALEKSANDER</text:p>
          </table:table-cell>
          <table:table-cell table:number-columns-repeated="3"/>
        </table:table-row>
        <table:table-row table:style-name="ro1">
          <table:table-cell office:value-type="float" office:value="97011693781" calcext:value-type="float">
            <text:p>97011693781</text:p>
          </table:table-cell>
          <table:table-cell office:value-type="string" calcext:value-type="string">
            <text:p>GRELA</text:p>
          </table:table-cell>
          <table:table-cell office:value-type="string" calcext:value-type="string">
            <text:p>KLAUDIA</text:p>
          </table:table-cell>
          <table:table-cell table:number-columns-repeated="3"/>
        </table:table-row>
        <table:table-row table:style-name="ro1">
          <table:table-cell office:value-type="float" office:value="97012853362" calcext:value-type="float">
            <text:p>97012853362</text:p>
          </table:table-cell>
          <table:table-cell office:value-type="string" calcext:value-type="string">
            <text:p>CIECIERSKA</text:p>
          </table:table-cell>
          <table:table-cell office:value-type="string" calcext:value-type="string">
            <text:p>KAROLINA</text:p>
          </table:table-cell>
          <table:table-cell table:number-columns-repeated="3"/>
        </table:table-row>
        <table:table-row table:style-name="ro1">
          <table:table-cell office:value-type="float" office:value="97012894365" calcext:value-type="float">
            <text:p>97012894365</text:p>
          </table:table-cell>
          <table:table-cell office:value-type="string" calcext:value-type="string">
            <text:p>JANICKA</text:p>
          </table:table-cell>
          <table:table-cell office:value-type="string" calcext:value-type="string">
            <text:p>KLAUDIA</text:p>
          </table:table-cell>
          <table:table-cell table:number-columns-repeated="3"/>
        </table:table-row>
        <table:table-row table:style-name="ro1">
          <table:table-cell office:value-type="float" office:value="97020245331" calcext:value-type="float">
            <text:p>97020245331</text:p>
          </table:table-cell>
          <table:table-cell office:value-type="string" calcext:value-type="string">
            <text:p>PACZKOWSKI</text:p>
          </table:table-cell>
          <table:table-cell office:value-type="string" calcext:value-type="string">
            <text:p>DARIUSZ</text:p>
          </table:table-cell>
          <table:table-cell table:number-columns-repeated="3"/>
        </table:table-row>
        <table:table-row table:style-name="ro1">
          <table:table-cell office:value-type="float" office:value="97020963358" calcext:value-type="float">
            <text:p>97020963358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JAN</text:p>
          </table:table-cell>
          <table:table-cell table:number-columns-repeated="3"/>
        </table:table-row>
        <table:table-row table:style-name="ro1">
          <table:table-cell office:value-type="float" office:value="97021392858" calcext:value-type="float">
            <text:p>97021392858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KRZYSZTOF</text:p>
          </table:table-cell>
          <table:table-cell table:number-columns-repeated="3"/>
        </table:table-row>
        <table:table-row table:style-name="ro1">
          <table:table-cell office:value-type="float" office:value="97021486467" calcext:value-type="float">
            <text:p>97021486467</text:p>
          </table:table-cell>
          <table:table-cell office:value-type="string" calcext:value-type="string">
            <text:p>SMILGININ</text:p>
          </table:table-cell>
          <table:table-cell office:value-type="string" calcext:value-type="string">
            <text:p>BARBARA</text:p>
          </table:table-cell>
          <table:table-cell table:number-columns-repeated="3"/>
        </table:table-row>
        <table:table-row table:style-name="ro1">
          <table:table-cell office:value-type="float" office:value="97022426727" calcext:value-type="float">
            <text:p>97022426727</text:p>
          </table:table-cell>
          <table:table-cell office:value-type="string" calcext:value-type="string">
            <text:p>STROZYNSKA</text:p>
          </table:table-cell>
          <table:table-cell office:value-type="string" calcext:value-type="string">
            <text:p>MALGORZATA</text:p>
          </table:table-cell>
          <table:table-cell table:number-columns-repeated="3"/>
        </table:table-row>
        <table:table-row table:style-name="ro1">
          <table:table-cell office:value-type="float" office:value="97022784472" calcext:value-type="float">
            <text:p>97022784472</text:p>
          </table:table-cell>
          <table:table-cell office:value-type="string" calcext:value-type="string">
            <text:p>LESZCZYNSKI</text:p>
          </table:table-cell>
          <table:table-cell office:value-type="string" calcext:value-type="string">
            <text:p>SEBASTIAN</text:p>
          </table:table-cell>
          <table:table-cell table:number-columns-repeated="3"/>
        </table:table-row>
      </table:table>
      <table:table table:name="meldunek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esel</text:p>
          </table:table-cell>
          <table:table-cell office:value-type="string" calcext:value-type="string">
            <text:p>id_pok</text:p>
          </table:table-cell>
        </table:table-row>
        <table:table-row table:style-name="ro1">
          <table:table-cell office:value-type="float" office:value="92051048757" calcext:value-type="float">
            <text:p>9205104875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051861424" calcext:value-type="float">
            <text:p>920518614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2052033215" calcext:value-type="float">
            <text:p>9205203321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2052877491" calcext:value-type="float">
            <text:p>9205287749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2052999663" calcext:value-type="float">
            <text:p>920529996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060349478" calcext:value-type="float">
            <text:p>920603494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060618813" calcext:value-type="float">
            <text:p>9206061881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2060816563" calcext:value-type="float">
            <text:p>920608165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060863855" calcext:value-type="float">
            <text:p>920608638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061083359" calcext:value-type="float">
            <text:p>9206108335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061754985" calcext:value-type="float">
            <text:p>9206175498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2061937214" calcext:value-type="float">
            <text:p>9206193721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2062548936" calcext:value-type="float">
            <text:p>920625489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062762152" calcext:value-type="float">
            <text:p>920627621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2062962545" calcext:value-type="float">
            <text:p>920629625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070111188" calcext:value-type="float">
            <text:p>920701111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2070336152" calcext:value-type="float">
            <text:p>9207033615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2070952712" calcext:value-type="float">
            <text:p>9207095271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2071176944" calcext:value-type="float">
            <text:p>920711769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072355391" calcext:value-type="float">
            <text:p>9207235539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2072589329" calcext:value-type="float">
            <text:p>920725893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080361249" calcext:value-type="float">
            <text:p>920803612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2080864292" calcext:value-type="float">
            <text:p>9208086429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2081076313" calcext:value-type="float">
            <text:p>9208107631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2081119933" calcext:value-type="float">
            <text:p>9208111993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2081817558" calcext:value-type="float">
            <text:p>9208181755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2081982469" calcext:value-type="float">
            <text:p>9208198246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2090349976" calcext:value-type="float">
            <text:p>9209034997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100661849" calcext:value-type="float">
            <text:p>921006618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101543816" calcext:value-type="float">
            <text:p>921015438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103163461" calcext:value-type="float">
            <text:p>921031634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111027117" calcext:value-type="float">
            <text:p>9211102711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2111479877" calcext:value-type="float">
            <text:p>9211147987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2112571134" calcext:value-type="float">
            <text:p>9211257113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2112635683" calcext:value-type="float">
            <text:p>9211263568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2121027392" calcext:value-type="float">
            <text:p>9212102739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2121586455" calcext:value-type="float">
            <text:p>9212158645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2122718336" calcext:value-type="float">
            <text:p>9212271833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2122755816" calcext:value-type="float">
            <text:p>9212275581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2122899246" calcext:value-type="float">
            <text:p>9212289924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3010287374" calcext:value-type="float">
            <text:p>930102873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011731988" calcext:value-type="float">
            <text:p>9301173198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3012248937" calcext:value-type="float">
            <text:p>9301224893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3012423916" calcext:value-type="float">
            <text:p>9301242391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3013078979" calcext:value-type="float">
            <text:p>93013078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020294887" calcext:value-type="float">
            <text:p>9302029488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3020344452" calcext:value-type="float">
            <text:p>930203444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020492353" calcext:value-type="float">
            <text:p>9302049235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3020984197" calcext:value-type="float">
            <text:p>930209841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021324462" calcext:value-type="float">
            <text:p>9302132446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3021966581" calcext:value-type="float">
            <text:p>930219665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022138167" calcext:value-type="float">
            <text:p>9302213816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3031176282" calcext:value-type="float">
            <text:p>9303117628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3031426752" calcext:value-type="float">
            <text:p>9303142675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3031439697" calcext:value-type="float">
            <text:p>930314396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031562344" calcext:value-type="float">
            <text:p>9303156234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3031853565" calcext:value-type="float">
            <text:p>9303185356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3031922166" calcext:value-type="float">
            <text:p>9303192216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3032549924" calcext:value-type="float">
            <text:p>930325499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3041061585" calcext:value-type="float">
            <text:p>9304106158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3041252815" calcext:value-type="float">
            <text:p>930412528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041271841" calcext:value-type="float">
            <text:p>9304127184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3041329773" calcext:value-type="float">
            <text:p>9304132977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3041967867" calcext:value-type="float">
            <text:p>930419678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042094111" calcext:value-type="float">
            <text:p>9304209411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3042372947" calcext:value-type="float">
            <text:p>9304237294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3042594253" calcext:value-type="float">
            <text:p>9304259425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3051494722" calcext:value-type="float">
            <text:p>9305149472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3052164592" calcext:value-type="float">
            <text:p>9305216459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3052321317" calcext:value-type="float">
            <text:p>930523213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3052712924" calcext:value-type="float">
            <text:p>930527129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052759398" calcext:value-type="float">
            <text:p>930527593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060314174" calcext:value-type="float">
            <text:p>930603141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3060626866" calcext:value-type="float">
            <text:p>9306062686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3060757559" calcext:value-type="float">
            <text:p>9306075755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3061087466" calcext:value-type="float">
            <text:p>9306108746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3061243679" calcext:value-type="float">
            <text:p>930612436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3061564929" calcext:value-type="float">
            <text:p>930615649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062061135" calcext:value-type="float">
            <text:p>9306206113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3070995479" calcext:value-type="float">
            <text:p>930709954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071912839" calcext:value-type="float">
            <text:p>9307191283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072382295" calcext:value-type="float">
            <text:p>930723822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3080133818" calcext:value-type="float">
            <text:p>9308013381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3080136224" calcext:value-type="float">
            <text:p>930801362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3080261416" calcext:value-type="float">
            <text:p>930802614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3080464147" calcext:value-type="float">
            <text:p>9308046414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3081269666" calcext:value-type="float">
            <text:p>9308126966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3081336463" calcext:value-type="float">
            <text:p>930813364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081892851" calcext:value-type="float">
            <text:p>9308189285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3082456168" calcext:value-type="float">
            <text:p>9308245616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3090575941" calcext:value-type="float">
            <text:p>930905759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090925753" calcext:value-type="float">
            <text:p>930909257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091115319" calcext:value-type="float">
            <text:p>93091115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091278935" calcext:value-type="float">
            <text:p>9309127893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3091575513" calcext:value-type="float">
            <text:p>930915755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091812971" calcext:value-type="float">
            <text:p>9309181297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3092337785" calcext:value-type="float">
            <text:p>9309233778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092435575" calcext:value-type="float">
            <text:p>9309243557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3092663774" calcext:value-type="float">
            <text:p>9309266377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3101369477" calcext:value-type="float">
            <text:p>9310136947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3101749226" calcext:value-type="float">
            <text:p>9310174922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3102056134" calcext:value-type="float">
            <text:p>931020561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102651636" calcext:value-type="float">
            <text:p>931026516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3110169918" calcext:value-type="float">
            <text:p>931101699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3110195784" calcext:value-type="float">
            <text:p>9311019578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3110591337" calcext:value-type="float">
            <text:p>9311059133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3111079234" calcext:value-type="float">
            <text:p>931110792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3111422865" calcext:value-type="float">
            <text:p>931114228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112296421" calcext:value-type="float">
            <text:p>9311229642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3112747286" calcext:value-type="float">
            <text:p>93112747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120854668" calcext:value-type="float">
            <text:p>9312085466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3120948925" calcext:value-type="float">
            <text:p>931209489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3122038392" calcext:value-type="float">
            <text:p>9312203839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3122174335" calcext:value-type="float">
            <text:p>931221743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123086325" calcext:value-type="float">
            <text:p>931230863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4010593869" calcext:value-type="float">
            <text:p>9401059386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4011095964" calcext:value-type="float">
            <text:p>9401109596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4012177294" calcext:value-type="float">
            <text:p>9401217729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4012331191" calcext:value-type="float">
            <text:p>9401233119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4012833877" calcext:value-type="float">
            <text:p>9401283387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4020179251" calcext:value-type="float">
            <text:p>940201792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4020355996" calcext:value-type="float">
            <text:p>940203559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4020368381" calcext:value-type="float">
            <text:p>9402036838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4020462177" calcext:value-type="float">
            <text:p>940204621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020859896" calcext:value-type="float">
            <text:p>9402085989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4021031192" calcext:value-type="float">
            <text:p>9402103119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4022461945" calcext:value-type="float">
            <text:p>9402246194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4030283737" calcext:value-type="float">
            <text:p>940302837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030588351" calcext:value-type="float">
            <text:p>9403058835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031061512" calcext:value-type="float">
            <text:p>9403106151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4031766363" calcext:value-type="float">
            <text:p>940317663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4031972793" calcext:value-type="float">
            <text:p>940319727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032585554" calcext:value-type="float">
            <text:p>9403258555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4032747169" calcext:value-type="float">
            <text:p>9403274716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4040669736" calcext:value-type="float">
            <text:p>940406697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4041273536" calcext:value-type="float">
            <text:p>9404127353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4041715238" calcext:value-type="float">
            <text:p>9404171523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4042061826" calcext:value-type="float">
            <text:p>940420618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042538867" calcext:value-type="float">
            <text:p>9404253886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4050341862" calcext:value-type="float">
            <text:p>9405034186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050415987" calcext:value-type="float">
            <text:p>940504159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050582715" calcext:value-type="float">
            <text:p>9405058271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4051599561" calcext:value-type="float">
            <text:p>9405159956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4051786439" calcext:value-type="float">
            <text:p>940517864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4051886221" calcext:value-type="float">
            <text:p>940518862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051893894" calcext:value-type="float">
            <text:p>9405189389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4052013633" calcext:value-type="float">
            <text:p>940520136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4052063812" calcext:value-type="float">
            <text:p>9405206381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052327952" calcext:value-type="float">
            <text:p>940523279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052812232" calcext:value-type="float">
            <text:p>940528122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4060394564" calcext:value-type="float">
            <text:p>940603945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4062364747" calcext:value-type="float">
            <text:p>940623647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062767281" calcext:value-type="float">
            <text:p>9406276728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4062811591" calcext:value-type="float">
            <text:p>9406281159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4070167664" calcext:value-type="float">
            <text:p>9407016766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4070444888" calcext:value-type="float">
            <text:p>9407044488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4072349563" calcext:value-type="float">
            <text:p>9407234956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4072628581" calcext:value-type="float">
            <text:p>9407262858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4080228692" calcext:value-type="float">
            <text:p>9408022869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4080448661" calcext:value-type="float">
            <text:p>9408044866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4080681844" calcext:value-type="float">
            <text:p>940806818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4080977152" calcext:value-type="float">
            <text:p>9408097715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4081134358" calcext:value-type="float">
            <text:p>940811343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081268846" calcext:value-type="float">
            <text:p>940812688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4082215991" calcext:value-type="float">
            <text:p>9408221599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4082711312" calcext:value-type="float">
            <text:p>9408271131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4083048134" calcext:value-type="float">
            <text:p>940830481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4091089918" calcext:value-type="float">
            <text:p>940910899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4091411788" calcext:value-type="float">
            <text:p>9409141178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4091495359" calcext:value-type="float">
            <text:p>940914953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4091517385" calcext:value-type="float">
            <text:p>9409151738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4091751347" calcext:value-type="float">
            <text:p>9409175134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092286956" calcext:value-type="float">
            <text:p>940922869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4093037193" calcext:value-type="float">
            <text:p>9409303719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4100357838" calcext:value-type="float">
            <text:p>941003578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100835552" calcext:value-type="float">
            <text:p>9410083555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4102052458" calcext:value-type="float">
            <text:p>9410205245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4103033254" calcext:value-type="float">
            <text:p>941030332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4111993425" calcext:value-type="float">
            <text:p>941119934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4112234831" calcext:value-type="float">
            <text:p>9411223483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4112973718" calcext:value-type="float">
            <text:p>9411297371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4121421336" calcext:value-type="float">
            <text:p>941214213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4121925755" calcext:value-type="float">
            <text:p>941219257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122135195" calcext:value-type="float">
            <text:p>941221351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123156375" calcext:value-type="float">
            <text:p>9412315637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5010144314" calcext:value-type="float">
            <text:p>9501014431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5010286766" calcext:value-type="float">
            <text:p>9501028676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5010919439" calcext:value-type="float">
            <text:p>950109194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010931895" calcext:value-type="float">
            <text:p>9501093189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5011221717" calcext:value-type="float">
            <text:p>950112217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5011368836" calcext:value-type="float">
            <text:p>9501136883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5012344439" calcext:value-type="float">
            <text:p>9501234443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5012636248" calcext:value-type="float">
            <text:p>9501263624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5020584568" calcext:value-type="float">
            <text:p>9502058456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5021137376" calcext:value-type="float">
            <text:p>9502113737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5022151559" calcext:value-type="float">
            <text:p>950221515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5022812243" calcext:value-type="float">
            <text:p>950228122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030373332" calcext:value-type="float">
            <text:p>9503037333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5030438448" calcext:value-type="float">
            <text:p>950304384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5031582894" calcext:value-type="float">
            <text:p>9503158289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5040576286" calcext:value-type="float">
            <text:p>9504057628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5041132892" calcext:value-type="float">
            <text:p>9504113289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041645299" calcext:value-type="float">
            <text:p>9504164529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5042088338" calcext:value-type="float">
            <text:p>9504208833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042249539" calcext:value-type="float">
            <text:p>950422495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5042653121" calcext:value-type="float">
            <text:p>950426531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050162572" calcext:value-type="float">
            <text:p>9505016257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5050294464" calcext:value-type="float">
            <text:p>9505029446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5051277866" calcext:value-type="float">
            <text:p>950512778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051878845" calcext:value-type="float">
            <text:p>950518788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5052836383" calcext:value-type="float">
            <text:p>9505283638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5052939154" calcext:value-type="float">
            <text:p>950529391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053039198" calcext:value-type="float">
            <text:p>9505303919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5060298582" calcext:value-type="float">
            <text:p>950602985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061884197" calcext:value-type="float">
            <text:p>950618841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5062252193" calcext:value-type="float">
            <text:p>9506225219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5062355629" calcext:value-type="float">
            <text:p>9506235562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5071044176" calcext:value-type="float">
            <text:p>950710441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071489133" calcext:value-type="float">
            <text:p>950714891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071627434" calcext:value-type="float">
            <text:p>950716274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071674573" calcext:value-type="float">
            <text:p>9507167457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5080577175" calcext:value-type="float">
            <text:p>950805771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5081712847" calcext:value-type="float">
            <text:p>9508171284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5082916158" calcext:value-type="float">
            <text:p>9508291615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5090322493" calcext:value-type="float">
            <text:p>9509032249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5091292595" calcext:value-type="float">
            <text:p>950912925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5091617358" calcext:value-type="float">
            <text:p>950916173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5092124468" calcext:value-type="float">
            <text:p>950921244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092172959" calcext:value-type="float">
            <text:p>9509217295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5092264276" calcext:value-type="float">
            <text:p>9509226427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5092628511" calcext:value-type="float">
            <text:p>9509262851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5101084297" calcext:value-type="float">
            <text:p>9510108429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5101667241" calcext:value-type="float">
            <text:p>951016672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103086594" calcext:value-type="float">
            <text:p>951030865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5111035621" calcext:value-type="float">
            <text:p>9511103562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5111457382" calcext:value-type="float">
            <text:p>951114573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111492877" calcext:value-type="float">
            <text:p>9511149287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111824241" calcext:value-type="float">
            <text:p>9511182424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5112489689" calcext:value-type="float">
            <text:p>951124896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112894814" calcext:value-type="float">
            <text:p>951128948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5120191648" calcext:value-type="float">
            <text:p>951201916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120487536" calcext:value-type="float">
            <text:p>951204875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5120591417" calcext:value-type="float">
            <text:p>951205914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5120745656" calcext:value-type="float">
            <text:p>9512074565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5122261156" calcext:value-type="float">
            <text:p>951222611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122344488" calcext:value-type="float">
            <text:p>9512234448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5122598863" calcext:value-type="float">
            <text:p>9512259886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5123151452" calcext:value-type="float">
            <text:p>9512315145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6011223945" calcext:value-type="float">
            <text:p>9601122394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6011338285" calcext:value-type="float">
            <text:p>9601133828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011788721" calcext:value-type="float">
            <text:p>960117887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6012247623" calcext:value-type="float">
            <text:p>9601224762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6021765853" calcext:value-type="float">
            <text:p>960217658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6022049899" calcext:value-type="float">
            <text:p>960220498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022327144" calcext:value-type="float">
            <text:p>960223271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6030997362" calcext:value-type="float">
            <text:p>9603099736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6031551327" calcext:value-type="float">
            <text:p>960315513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032965482" calcext:value-type="float">
            <text:p>960329654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040333314" calcext:value-type="float">
            <text:p>960403333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041586933" calcext:value-type="float">
            <text:p>9604158693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6041717944" calcext:value-type="float">
            <text:p>9604171794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6042084485" calcext:value-type="float">
            <text:p>960420844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042123681" calcext:value-type="float">
            <text:p>9604212368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6043095419" calcext:value-type="float">
            <text:p>960430954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6050286545" calcext:value-type="float">
            <text:p>9605028654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6050379498" calcext:value-type="float">
            <text:p>9605037949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6050419725" calcext:value-type="float">
            <text:p>9605041972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6050641553" calcext:value-type="float">
            <text:p>960506415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6051078792" calcext:value-type="float">
            <text:p>9605107879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6051111367" calcext:value-type="float">
            <text:p>960511113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051135916" calcext:value-type="float">
            <text:p>960511359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051572319" calcext:value-type="float">
            <text:p>9605157231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6051865921" calcext:value-type="float">
            <text:p>9605186592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6052561949" calcext:value-type="float">
            <text:p>9605256194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6052982418" calcext:value-type="float">
            <text:p>9605298241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6060783968" calcext:value-type="float">
            <text:p>9606078396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6061044486" calcext:value-type="float">
            <text:p>9606104448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6061094795" calcext:value-type="float">
            <text:p>960610947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6061777722" calcext:value-type="float">
            <text:p>960617777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6062773598" calcext:value-type="float">
            <text:p>9606277359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6070166834" calcext:value-type="float">
            <text:p>9607016683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6070825977" calcext:value-type="float">
            <text:p>960708259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072293545" calcext:value-type="float">
            <text:p>9607229354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6080514843" calcext:value-type="float">
            <text:p>960805148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6081092979" calcext:value-type="float">
            <text:p>960810929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6081684932" calcext:value-type="float">
            <text:p>9608168493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6081771827" calcext:value-type="float">
            <text:p>960817718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081928342" calcext:value-type="float">
            <text:p>9608192834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082398784" calcext:value-type="float">
            <text:p>9608239878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6082593622" calcext:value-type="float">
            <text:p>960825936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6090264886" calcext:value-type="float">
            <text:p>9609026488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6090634229" calcext:value-type="float">
            <text:p>960906342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6090866484" calcext:value-type="float">
            <text:p>960908664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090923899" calcext:value-type="float">
            <text:p>9609092389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6091269286" calcext:value-type="float">
            <text:p>9609126928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6092746489" calcext:value-type="float">
            <text:p>9609274648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6092784458" calcext:value-type="float">
            <text:p>9609278445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6102819712" calcext:value-type="float">
            <text:p>9610281971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6110243976" calcext:value-type="float">
            <text:p>961102439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110878613" calcext:value-type="float">
            <text:p>961108786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6111514855" calcext:value-type="float">
            <text:p>961115148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111524476" calcext:value-type="float">
            <text:p>9611152447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111917733" calcext:value-type="float">
            <text:p>961119177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6112171271" calcext:value-type="float">
            <text:p>9611217127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6112275739" calcext:value-type="float">
            <text:p>961122757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112845442" calcext:value-type="float">
            <text:p>9611284544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6120158756" calcext:value-type="float">
            <text:p>9612015875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120239628" calcext:value-type="float">
            <text:p>961202396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121964255" calcext:value-type="float">
            <text:p>961219642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122014799" calcext:value-type="float">
            <text:p>9612201479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6122095251" calcext:value-type="float">
            <text:p>9612209525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6122279451" calcext:value-type="float">
            <text:p>9612227945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7010159347" calcext:value-type="float">
            <text:p>970101593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7010621727" calcext:value-type="float">
            <text:p>970106217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7010812385" calcext:value-type="float">
            <text:p>970108123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010983179" calcext:value-type="float">
            <text:p>970109831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011693781" calcext:value-type="float">
            <text:p>9701169378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7012853362" calcext:value-type="float">
            <text:p>9701285336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7012894365" calcext:value-type="float">
            <text:p>9701289436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7020245331" calcext:value-type="float">
            <text:p>9702024533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7020963358" calcext:value-type="float">
            <text:p>9702096335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7021392858" calcext:value-type="float">
            <text:p>970213928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021486467" calcext:value-type="float">
            <text:p>970214864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022426727" calcext:value-type="float">
            <text:p>970224267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7022784472" calcext:value-type="float">
            <text:p>97022784472</text:p>
          </table:table-cell>
          <table:table-cell office:value-type="float" office:value="51" calcext:value-type="float">
            <text:p>51</text:p>
          </table:table-cell>
        </table:table-row>
      </table:table>
      <table:table table:name="wyporzyczalnia" table:style-name="ta1"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pesel</text:p>
          </table:table-cell>
          <table:table-cell office:value-type="string" calcext:value-type="string">
            <text:p>tytul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2062962545" calcext:value-type="float">
            <text:p>92062962545</text:p>
          </table:table-cell>
          <table:table-cell office:value-type="string" calcext:value-type="string">
            <text:p>101 ZABEZPIECZEN PRZED ATAKAMI W SIECI KOMPUTEROWEJ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3013078979" calcext:value-type="float">
            <text:p>93013078979</text:p>
          </table:table-cell>
          <table:table-cell office:value-type="string" calcext:value-type="string">
            <text:p>101 ZABEZPIECZEN PRZED ATAKAMI W SIECI KOMPUTEROWEJ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3080133818" calcext:value-type="float">
            <text:p>93080133818</text:p>
          </table:table-cell>
          <table:table-cell office:value-type="string" calcext:value-type="string">
            <text:p>101 ZABEZPIECZEN PRZED ATAKAMI W SIECI KOMPUTEROWEJ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4122135195" calcext:value-type="float">
            <text:p>94122135195</text:p>
          </table:table-cell>
          <table:table-cell office:value-type="string" calcext:value-type="string">
            <text:p>101 ZABEZPIECZEN PRZED ATAKAMI W SIECI KOMPUTEROWEJ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2081982469" calcext:value-type="float">
            <text:p>92081982469</text:p>
          </table:table-cell>
          <table:table-cell office:value-type="string" calcext:value-type="string">
            <text:p>ALGERBA I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3072382295" calcext:value-type="float">
            <text:p>93072382295</text:p>
          </table:table-cell>
          <table:table-cell office:value-type="string" calcext:value-type="string">
            <text:p>ALGERBA I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3102056134" calcext:value-type="float">
            <text:p>93102056134</text:p>
          </table:table-cell>
          <table:table-cell office:value-type="string" calcext:value-type="string">
            <text:p>ALGERBA I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6072293545" calcext:value-type="float">
            <text:p>96072293545</text:p>
          </table:table-cell>
          <table:table-cell office:value-type="string" calcext:value-type="string">
            <text:p>ALGERBA I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6090866484" calcext:value-type="float">
            <text:p>96090866484</text:p>
          </table:table-cell>
          <table:table-cell office:value-type="string" calcext:value-type="string">
            <text:p>ALGERBA I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120239628" calcext:value-type="float">
            <text:p>96120239628</text:p>
          </table:table-cell>
          <table:table-cell office:value-type="string" calcext:value-type="string">
            <text:p>ALGERBA I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3092435575" calcext:value-type="float">
            <text:p>93092435575</text:p>
          </table:table-cell>
          <table:table-cell office:value-type="string" calcext:value-type="string">
            <text:p>ALGERBA II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3092663774" calcext:value-type="float">
            <text:p>93092663774</text:p>
          </table:table-cell>
          <table:table-cell office:value-type="string" calcext:value-type="string">
            <text:p>ALGERBA II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4022461945" calcext:value-type="float">
            <text:p>94022461945</text:p>
          </table:table-cell>
          <table:table-cell office:value-type="string" calcext:value-type="string">
            <text:p>ALGERBA II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4042061826" calcext:value-type="float">
            <text:p>94042061826</text:p>
          </table:table-cell>
          <table:table-cell office:value-type="string" calcext:value-type="string">
            <text:p>ALGERBA II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6072293545" calcext:value-type="float">
            <text:p>96072293545</text:p>
          </table:table-cell>
          <table:table-cell office:value-type="string" calcext:value-type="string">
            <text:p>ALGERBA II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5071627434" calcext:value-type="float">
            <text:p>95071627434</text:p>
          </table:table-cell>
          <table:table-cell office:value-type="string" calcext:value-type="string">
            <text:p>ALGERBA III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5122598863" calcext:value-type="float">
            <text:p>95122598863</text:p>
          </table:table-cell>
          <table:table-cell office:value-type="string" calcext:value-type="string">
            <text:p>ALGERBA III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2062548936" calcext:value-type="float">
            <text:p>92062548936</text:p>
          </table:table-cell>
          <table:table-cell office:value-type="string" calcext:value-type="string">
            <text:p>ALGORYTMY BEZ TAJEMNIC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4082711312" calcext:value-type="float">
            <text:p>94082711312</text:p>
          </table:table-cell>
          <table:table-cell office:value-type="string" calcext:value-type="string">
            <text:p>ALGORYTMY BEZ TAJEMNIC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5091292595" calcext:value-type="float">
            <text:p>95091292595</text:p>
          </table:table-cell>
          <table:table-cell office:value-type="string" calcext:value-type="string">
            <text:p>ALGORYTMY BEZ TAJEMNIC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6112275739" calcext:value-type="float">
            <text:p>96112275739</text:p>
          </table:table-cell>
          <table:table-cell office:value-type="string" calcext:value-type="string">
            <text:p>ALGORYTMY BEZ TAJEMNIC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92082477625" calcext:value-type="float">
            <text:p>92082477625</text:p>
          </table:table-cell>
          <table:table-cell office:value-type="string" calcext:value-type="string">
            <text:p>ALGORYTMY GENETYCZN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4091751347" calcext:value-type="float">
            <text:p>94091751347</text:p>
          </table:table-cell>
          <table:table-cell office:value-type="string" calcext:value-type="string">
            <text:p>ALGORYTMY GENETYCZN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6050379498" calcext:value-type="float">
            <text:p>96050379498</text:p>
          </table:table-cell>
          <table:table-cell office:value-type="string" calcext:value-type="string">
            <text:p>ALGORYTMY GENETYCZNE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6052561949" calcext:value-type="float">
            <text:p>96052561949</text:p>
          </table:table-cell>
          <table:table-cell office:value-type="string" calcext:value-type="string">
            <text:p>ALGORYTMY GENETYCZNE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5090322493" calcext:value-type="float">
            <text:p>95090322493</text:p>
          </table:table-cell>
          <table:table-cell office:value-type="string" calcext:value-type="string">
            <text:p>ALGORYTMY KOMPRESJI STRATNEJ I BEZSTRATNEJ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4062811591" calcext:value-type="float">
            <text:p>94062811591</text:p>
          </table:table-cell>
          <table:table-cell office:value-type="string" calcext:value-type="string">
            <text:p>ANALIZA I KOREKCJA BLEDOW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4091495359" calcext:value-type="float">
            <text:p>94091495359</text:p>
          </table:table-cell>
          <table:table-cell office:value-type="string" calcext:value-type="string">
            <text:p>ANALIZA I KOREKCJA BLEDOW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071176944" calcext:value-type="float">
            <text:p>92071176944</text:p>
          </table:table-cell>
          <table:table-cell office:value-type="string" calcext:value-type="string">
            <text:p>ANALIZA MATEMATYCZNA I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2111027117" calcext:value-type="float">
            <text:p>92111027117</text:p>
          </table:table-cell>
          <table:table-cell office:value-type="string" calcext:value-type="string">
            <text:p>ANALIZA MATEMATYCZNA I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4123156375" calcext:value-type="float">
            <text:p>94123156375</text:p>
          </table:table-cell>
          <table:table-cell office:value-type="string" calcext:value-type="string">
            <text:p>ANALIZA MATEMATYCZNA I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5101084297" calcext:value-type="float">
            <text:p>95101084297</text:p>
          </table:table-cell>
          <table:table-cell office:value-type="string" calcext:value-type="string">
            <text:p>ANALIZA MATEMATYCZNA I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6081684932" calcext:value-type="float">
            <text:p>96081684932</text:p>
          </table:table-cell>
          <table:table-cell office:value-type="string" calcext:value-type="string">
            <text:p>ANALIZA MATEMATYCZNA I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2090349976" calcext:value-type="float">
            <text:p>92090349976</text:p>
          </table:table-cell>
          <table:table-cell office:value-type="string" calcext:value-type="string">
            <text:p>ANALIZA MATEMATYCZNA II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3071912839" calcext:value-type="float">
            <text:p>93071912839</text:p>
          </table:table-cell>
          <table:table-cell office:value-type="string" calcext:value-type="string">
            <text:p>ANALIZA MATEMATYCZNA II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3090925753" calcext:value-type="float">
            <text:p>93090925753</text:p>
          </table:table-cell>
          <table:table-cell office:value-type="string" calcext:value-type="string">
            <text:p>ANALIZA MATEMATYCZNA II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022151559" calcext:value-type="float">
            <text:p>95022151559</text:p>
          </table:table-cell>
          <table:table-cell office:value-type="string" calcext:value-type="string">
            <text:p>ANALIZA MATEMATYCZNA II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5071489133" calcext:value-type="float">
            <text:p>95071489133</text:p>
          </table:table-cell>
          <table:table-cell office:value-type="string" calcext:value-type="string">
            <text:p>ANALIZA MATEMATYCZNA II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5111824241" calcext:value-type="float">
            <text:p>95111824241</text:p>
          </table:table-cell>
          <table:table-cell office:value-type="string" calcext:value-type="string">
            <text:p>ANALIZA MATEMATYCZNA II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5112894814" calcext:value-type="float">
            <text:p>95112894814</text:p>
          </table:table-cell>
          <table:table-cell office:value-type="string" calcext:value-type="string">
            <text:p>ANALIZA MATEMATYCZNA II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3052759398" calcext:value-type="float">
            <text:p>93052759398</text:p>
          </table:table-cell>
          <table:table-cell office:value-type="string" calcext:value-type="string">
            <text:p>ANALIZA ZLOZONYCH PROCESOW TECHNOLOGICZNYCH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3122038392" calcext:value-type="float">
            <text:p>93122038392</text:p>
          </table:table-cell>
          <table:table-cell office:value-type="string" calcext:value-type="string">
            <text:p>ANALIZA ZLOZONYCH PROCESOW TECHNOLOGICZNYCH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4052327952" calcext:value-type="float">
            <text:p>94052327952</text:p>
          </table:table-cell>
          <table:table-cell office:value-type="string" calcext:value-type="string">
            <text:p>ANALIZA ZLOZONYCH PROCESOW TECHNOLOGICZNYCH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5022812243" calcext:value-type="float">
            <text:p>95022812243</text:p>
          </table:table-cell>
          <table:table-cell office:value-type="string" calcext:value-type="string">
            <text:p>ANALIZA ZLOZONYCH PROCESOW TECHNOLOGICZNYCH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2070111188" calcext:value-type="float">
            <text:p>92070111188</text:p>
          </table:table-cell>
          <table:table-cell office:value-type="string" calcext:value-type="string">
            <text:p>ANSI C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2101543816" calcext:value-type="float">
            <text:p>92101543816</text:p>
          </table:table-cell>
          <table:table-cell office:value-type="string" calcext:value-type="string">
            <text:p>ANSI C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3080261416" calcext:value-type="float">
            <text:p>93080261416</text:p>
          </table:table-cell>
          <table:table-cell office:value-type="string" calcext:value-type="string">
            <text:p>ANSI C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3080464147" calcext:value-type="float">
            <text:p>93080464147</text:p>
          </table:table-cell>
          <table:table-cell office:value-type="string" calcext:value-type="string">
            <text:p>ANSI C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94050341862" calcext:value-type="float">
            <text:p>94050341862</text:p>
          </table:table-cell>
          <table:table-cell office:value-type="string" calcext:value-type="string">
            <text:p>ANSI C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4080977152" calcext:value-type="float">
            <text:p>94080977152</text:p>
          </table:table-cell>
          <table:table-cell office:value-type="string" calcext:value-type="string">
            <text:p>ANSI C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4082215991" calcext:value-type="float">
            <text:p>94082215991</text:p>
          </table:table-cell>
          <table:table-cell office:value-type="string" calcext:value-type="string">
            <text:p>ANSI C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5050294464" calcext:value-type="float">
            <text:p>95050294464</text:p>
          </table:table-cell>
          <table:table-cell office:value-type="string" calcext:value-type="string">
            <text:p>ANSI C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6022049899" calcext:value-type="float">
            <text:p>96022049899</text:p>
          </table:table-cell>
          <table:table-cell office:value-type="string" calcext:value-type="string">
            <text:p>ANSI C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7020245331" calcext:value-type="float">
            <text:p>97020245331</text:p>
          </table:table-cell>
          <table:table-cell office:value-type="string" calcext:value-type="string">
            <text:p>ANSI C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3082456168" calcext:value-type="float">
            <text:p>93082456168</text:p>
          </table:table-cell>
          <table:table-cell office:value-type="string" calcext:value-type="string">
            <text:p>APARATURA POMIAROWA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4031972793" calcext:value-type="float">
            <text:p>94031972793</text:p>
          </table:table-cell>
          <table:table-cell office:value-type="string" calcext:value-type="string">
            <text:p>APARATURA POMIAROWA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4042538867" calcext:value-type="float">
            <text:p>94042538867</text:p>
          </table:table-cell>
          <table:table-cell office:value-type="string" calcext:value-type="string">
            <text:p>APARATURA POMIAROWA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4072349563" calcext:value-type="float">
            <text:p>94072349563</text:p>
          </table:table-cell>
          <table:table-cell office:value-type="string" calcext:value-type="string">
            <text:p>APARATURA POMIAROWA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6092278614" calcext:value-type="float">
            <text:p>96092278614</text:p>
          </table:table-cell>
          <table:table-cell office:value-type="string" calcext:value-type="string">
            <text:p>APARATURA POMIAROWA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3042094111" calcext:value-type="float">
            <text:p>93042094111</text:p>
          </table:table-cell>
          <table:table-cell office:value-type="string" calcext:value-type="string">
            <text:p>AUDYT BEZPIECZENSTWA SIECI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3122174335" calcext:value-type="float">
            <text:p>93122174335</text:p>
          </table:table-cell>
          <table:table-cell office:value-type="string" calcext:value-type="string">
            <text:p>AUDYT BEZPIECZENSTWA SIECI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010931895" calcext:value-type="float">
            <text:p>95010931895</text:p>
          </table:table-cell>
          <table:table-cell office:value-type="string" calcext:value-type="string">
            <text:p>AUDYT BEZPIECZENSTWA SIECI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5042088338" calcext:value-type="float">
            <text:p>95042088338</text:p>
          </table:table-cell>
          <table:table-cell office:value-type="string" calcext:value-type="string">
            <text:p>AUDYT BEZPIECZENSTWA SIECI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6091269286" calcext:value-type="float">
            <text:p>96091269286</text:p>
          </table:table-cell>
          <table:table-cell office:value-type="string" calcext:value-type="string">
            <text:p>AUDYT BEZPIECZENSTWA SIECI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2121027392" calcext:value-type="float">
            <text:p>92121027392</text:p>
          </table:table-cell>
          <table:table-cell office:value-type="string" calcext:value-type="string">
            <text:p>AUTOCAD DOBRE PRAKTYKI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3042372947" calcext:value-type="float">
            <text:p>93042372947</text:p>
          </table:table-cell>
          <table:table-cell office:value-type="string" calcext:value-type="string">
            <text:p>AUTOCAD DOBRE PRAKTYKI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052164592" calcext:value-type="float">
            <text:p>93052164592</text:p>
          </table:table-cell>
          <table:table-cell office:value-type="string" calcext:value-type="string">
            <text:p>AUTOCAD DOBRE PRAKTYKI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3112747286" calcext:value-type="float">
            <text:p>93112747286</text:p>
          </table:table-cell>
          <table:table-cell office:value-type="string" calcext:value-type="string">
            <text:p>AUTOCAD DOBRE PRAKTYKI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4031766363" calcext:value-type="float">
            <text:p>94031766363</text:p>
          </table:table-cell>
          <table:table-cell office:value-type="string" calcext:value-type="string">
            <text:p>AUTOCAD DOBRE PRAKTYKI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4112973718" calcext:value-type="float">
            <text:p>94112973718</text:p>
          </table:table-cell>
          <table:table-cell office:value-type="string" calcext:value-type="string">
            <text:p>AUTOCAD DOBRE PRAKTYKI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5012636248" calcext:value-type="float">
            <text:p>95012636248</text:p>
          </table:table-cell>
          <table:table-cell office:value-type="string" calcext:value-type="string">
            <text:p>AUTOCAD DOBRE PRAKTYKI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5030438448" calcext:value-type="float">
            <text:p>95030438448</text:p>
          </table:table-cell>
          <table:table-cell office:value-type="string" calcext:value-type="string">
            <text:p>AUTOCAD DOBRE PRAKTYKI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3052712924" calcext:value-type="float">
            <text:p>93052712924</text:p>
          </table:table-cell>
          <table:table-cell office:value-type="string" calcext:value-type="string">
            <text:p>AUTOMATYKA I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4011095964" calcext:value-type="float">
            <text:p>94011095964</text:p>
          </table:table-cell>
          <table:table-cell office:value-type="string" calcext:value-type="string">
            <text:p>AUTOMATYKA I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4051599561" calcext:value-type="float">
            <text:p>94051599561</text:p>
          </table:table-cell>
          <table:table-cell office:value-type="string" calcext:value-type="string">
            <text:p>AUTOMATYKA I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3020984197" calcext:value-type="float">
            <text:p>93020984197</text:p>
          </table:table-cell>
          <table:table-cell office:value-type="string" calcext:value-type="string">
            <text:p>AUTOMATYKA II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3022138167" calcext:value-type="float">
            <text:p>93022138167</text:p>
          </table:table-cell>
          <table:table-cell office:value-type="string" calcext:value-type="string">
            <text:p>AUTOMATYKA II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3081336463" calcext:value-type="float">
            <text:p>93081336463</text:p>
          </table:table-cell>
          <table:table-cell office:value-type="string" calcext:value-type="string">
            <text:p>AUTOMATYKA II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3091278935" calcext:value-type="float">
            <text:p>93091278935</text:p>
          </table:table-cell>
          <table:table-cell office:value-type="string" calcext:value-type="string">
            <text:p>AUTOMATYKA II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4030283737" calcext:value-type="float">
            <text:p>94030283737</text:p>
          </table:table-cell>
          <table:table-cell office:value-type="string" calcext:value-type="string">
            <text:p>AUTOMATYKA II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4080681844" calcext:value-type="float">
            <text:p>94080681844</text:p>
          </table:table-cell>
          <table:table-cell office:value-type="string" calcext:value-type="string">
            <text:p>AUTOMATYKA II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4030588351" calcext:value-type="float">
            <text:p>94030588351</text:p>
          </table:table-cell>
          <table:table-cell office:value-type="string" calcext:value-type="string">
            <text:p>AUTOMATYKA III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5111035621" calcext:value-type="float">
            <text:p>95111035621</text:p>
          </table:table-cell>
          <table:table-cell office:value-type="string" calcext:value-type="string">
            <text:p>AUTOMATYKA III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6051078792" calcext:value-type="float">
            <text:p>96051078792</text:p>
          </table:table-cell>
          <table:table-cell office:value-type="string" calcext:value-type="string">
            <text:p>AUTOMATYKA III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6061094795" calcext:value-type="float">
            <text:p>96061094795</text:p>
          </table:table-cell>
          <table:table-cell office:value-type="string" calcext:value-type="string">
            <text:p>AUTOMATYKA III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2080864292" calcext:value-type="float">
            <text:p>92080864292</text:p>
          </table:table-cell>
          <table:table-cell office:value-type="string" calcext:value-type="string">
            <text:p>BIBLIA ASSEMBLERA I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5050162572" calcext:value-type="float">
            <text:p>95050162572</text:p>
          </table:table-cell>
          <table:table-cell office:value-type="string" calcext:value-type="string">
            <text:p>BIBLIA ASSEMBLERA I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5052836383" calcext:value-type="float">
            <text:p>95052836383</text:p>
          </table:table-cell>
          <table:table-cell office:value-type="string" calcext:value-type="string">
            <text:p>BIBLIA ASSEMBLERA I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6030997362" calcext:value-type="float">
            <text:p>96030997362</text:p>
          </table:table-cell>
          <table:table-cell office:value-type="string" calcext:value-type="string">
            <text:p>BIBLIA ASSEMBLERA II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3052321317" calcext:value-type="float">
            <text:p>93052321317</text:p>
          </table:table-cell>
          <table:table-cell office:value-type="string" calcext:value-type="string">
            <text:p>C# I .NET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3091575513" calcext:value-type="float">
            <text:p>93091575513</text:p>
          </table:table-cell>
          <table:table-cell office:value-type="string" calcext:value-type="string">
            <text:p>C# I .NET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6110878613" calcext:value-type="float">
            <text:p>96110878613</text:p>
          </table:table-cell>
          <table:table-cell office:value-type="string" calcext:value-type="string">
            <text:p>C# I .NET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2122718336" calcext:value-type="float">
            <text:p>92122718336</text:p>
          </table:table-cell>
          <table:table-cell office:value-type="string" calcext:value-type="string">
            <text:p>CHEMIA FIZYCZNA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4070444888" calcext:value-type="float">
            <text:p>94070444888</text:p>
          </table:table-cell>
          <table:table-cell office:value-type="string" calcext:value-type="string">
            <text:p>CHEMIA FIZYCZNA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5012344439" calcext:value-type="float">
            <text:p>95012344439</text:p>
          </table:table-cell>
          <table:table-cell office:value-type="string" calcext:value-type="string">
            <text:p>CHEMIA FIZYCZNA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6012247623" calcext:value-type="float">
            <text:p>96012247623</text:p>
          </table:table-cell>
          <table:table-cell office:value-type="string" calcext:value-type="string">
            <text:p>CHEMIA FIZYCZNA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7010983179" calcext:value-type="float">
            <text:p>97010983179</text:p>
          </table:table-cell>
          <table:table-cell office:value-type="string" calcext:value-type="string">
            <text:p>CHEMIA FIZYCZNA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2080361249" calcext:value-type="float">
            <text:p>92080361249</text:p>
          </table:table-cell>
          <table:table-cell office:value-type="string" calcext:value-type="string">
            <text:p>CHEMIA KWANTOWA I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3011731988" calcext:value-type="float">
            <text:p>93011731988</text:p>
          </table:table-cell>
          <table:table-cell office:value-type="string" calcext:value-type="string">
            <text:p>CHEMIA KWANTOWA I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6082398784" calcext:value-type="float">
            <text:p>96082398784</text:p>
          </table:table-cell>
          <table:table-cell office:value-type="string" calcext:value-type="string">
            <text:p>CHEMIA KWANTOWA I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3021324462" calcext:value-type="float">
            <text:p>93021324462</text:p>
          </table:table-cell>
          <table:table-cell office:value-type="string" calcext:value-type="string">
            <text:p>CHEMIA KWANTOWA II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3041967867" calcext:value-type="float">
            <text:p>93041967867</text:p>
          </table:table-cell>
          <table:table-cell office:value-type="string" calcext:value-type="string">
            <text:p>CHEMIA KWANTOWA II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3060314174" calcext:value-type="float">
            <text:p>93060314174</text:p>
          </table:table-cell>
          <table:table-cell office:value-type="string" calcext:value-type="string">
            <text:p>CHEMIA KWANTOWA II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6011338285" calcext:value-type="float">
            <text:p>96011338285</text:p>
          </table:table-cell>
          <table:table-cell office:value-type="string" calcext:value-type="string">
            <text:p>CHEMIA KWANTOWA II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7011693781" calcext:value-type="float">
            <text:p>97011693781</text:p>
          </table:table-cell>
          <table:table-cell office:value-type="string" calcext:value-type="string">
            <text:p>CHEMIA KWANTOWA II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4052812232" calcext:value-type="float">
            <text:p>94052812232</text:p>
          </table:table-cell>
          <table:table-cell office:value-type="string" calcext:value-type="string">
            <text:p>ELEKTRONIKA ANALOGOWA I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5080577175" calcext:value-type="float">
            <text:p>95080577175</text:p>
          </table:table-cell>
          <table:table-cell office:value-type="string" calcext:value-type="string">
            <text:p>ELEKTRONIKA ANALOGOWA I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6042123681" calcext:value-type="float">
            <text:p>96042123681</text:p>
          </table:table-cell>
          <table:table-cell office:value-type="string" calcext:value-type="string">
            <text:p>ELEKTRONIKA ANALOGOWA I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4010593869" calcext:value-type="float">
            <text:p>94010593869</text:p>
          </table:table-cell>
          <table:table-cell office:value-type="string" calcext:value-type="string">
            <text:p>ELEKTRONIKA ANALOGOWA II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4012833877" calcext:value-type="float">
            <text:p>94012833877</text:p>
          </table:table-cell>
          <table:table-cell office:value-type="string" calcext:value-type="string">
            <text:p>ELEKTRONIKA CYFROWA I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6051865921" calcext:value-type="float">
            <text:p>96051865921</text:p>
          </table:table-cell>
          <table:table-cell office:value-type="string" calcext:value-type="string">
            <text:p>ELEKTRONIKA CYFROWA I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6110243976" calcext:value-type="float">
            <text:p>96110243976</text:p>
          </table:table-cell>
          <table:table-cell office:value-type="string" calcext:value-type="string">
            <text:p>ELEKTRONIKA CYFROWA I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7012894365" calcext:value-type="float">
            <text:p>97012894365</text:p>
          </table:table-cell>
          <table:table-cell office:value-type="string" calcext:value-type="string">
            <text:p>ELEKTRONIKA CYFROWA I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2061754985" calcext:value-type="float">
            <text:p>92061754985</text:p>
          </table:table-cell>
          <table:table-cell office:value-type="string" calcext:value-type="string">
            <text:p>ELEKTRONIKA CYFROWA II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5031582894" calcext:value-type="float">
            <text:p>95031582894</text:p>
          </table:table-cell>
          <table:table-cell office:value-type="string" calcext:value-type="string">
            <text:p>ELEKTRONIKA CYFROWA II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6092746489" calcext:value-type="float">
            <text:p>96092746489</text:p>
          </table:table-cell>
          <table:table-cell office:value-type="string" calcext:value-type="string">
            <text:p>ELEKTRONIKA CYFROWA II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2112635683" calcext:value-type="float">
            <text:p>92112635683</text:p>
          </table:table-cell>
          <table:table-cell office:value-type="string" calcext:value-type="string">
            <text:p>FIZYKA CIALA STALEGO I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3051494722" calcext:value-type="float">
            <text:p>93051494722</text:p>
          </table:table-cell>
          <table:table-cell office:value-type="string" calcext:value-type="string">
            <text:p>FIZYKA CIALA STALEGO II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3111422865" calcext:value-type="float">
            <text:p>93111422865</text:p>
          </table:table-cell>
          <table:table-cell office:value-type="string" calcext:value-type="string">
            <text:p>FIZYKA CIALA STALEGO II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3112296421" calcext:value-type="float">
            <text:p>93112296421</text:p>
          </table:table-cell>
          <table:table-cell office:value-type="string" calcext:value-type="string">
            <text:p>FIZYKA CIALA STALEGO II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4050582715" calcext:value-type="float">
            <text:p>94050582715</text:p>
          </table:table-cell>
          <table:table-cell office:value-type="string" calcext:value-type="string">
            <text:p>FIZYKA CIALA STALEGO II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120191648" calcext:value-type="float">
            <text:p>95120191648</text:p>
          </table:table-cell>
          <table:table-cell office:value-type="string" calcext:value-type="string">
            <text:p>FIZYKA CIALA STALEGO II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6060783968" calcext:value-type="float">
            <text:p>96060783968</text:p>
          </table:table-cell>
          <table:table-cell office:value-type="string" calcext:value-type="string">
            <text:p>FIZYKA CIALA STALEGO II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6112845442" calcext:value-type="float">
            <text:p>96112845442</text:p>
          </table:table-cell>
          <table:table-cell office:value-type="string" calcext:value-type="string">
            <text:p>FIZYKA CIALA STALEGO II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3031426752" calcext:value-type="float">
            <text:p>93031426752</text:p>
          </table:table-cell>
          <table:table-cell office:value-type="string" calcext:value-type="string">
            <text:p>FIZYKA CIALA STALEGO III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4051786439" calcext:value-type="float">
            <text:p>94051786439</text:p>
          </table:table-cell>
          <table:table-cell office:value-type="string" calcext:value-type="string">
            <text:p>FIZYKA CIALA STALEGO III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4100357838" calcext:value-type="float">
            <text:p>94100357838</text:p>
          </table:table-cell>
          <table:table-cell office:value-type="string" calcext:value-type="string">
            <text:p>FIZYKA CIALA STALEGO III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5080318259" calcext:value-type="float">
            <text:p>95080318259</text:p>
          </table:table-cell>
          <table:table-cell office:value-type="string" calcext:value-type="string">
            <text:p>FIZYKA CIALA STALEGO III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5081712847" calcext:value-type="float">
            <text:p>95081712847</text:p>
          </table:table-cell>
          <table:table-cell office:value-type="string" calcext:value-type="string">
            <text:p>FIZYKA CIALA STALEGO III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6081771827" calcext:value-type="float">
            <text:p>96081771827</text:p>
          </table:table-cell>
          <table:table-cell office:value-type="string" calcext:value-type="string">
            <text:p>FIZYKA CIALA STALEGO III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061083359" calcext:value-type="float">
            <text:p>92061083359</text:p>
          </table:table-cell>
          <table:table-cell office:value-type="string" calcext:value-type="string">
            <text:p>FIZYKA TECHNICZNA I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2062762152" calcext:value-type="float">
            <text:p>92062762152</text:p>
          </table:table-cell>
          <table:table-cell office:value-type="string" calcext:value-type="string">
            <text:p>FIZYKA TECHNICZNA I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3041271841" calcext:value-type="float">
            <text:p>93041271841</text:p>
          </table:table-cell>
          <table:table-cell office:value-type="string" calcext:value-type="string">
            <text:p>FIZYKA TECHNICZNA I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6021765853" calcext:value-type="float">
            <text:p>96021765853</text:p>
          </table:table-cell>
          <table:table-cell office:value-type="string" calcext:value-type="string">
            <text:p>FIZYKA TECHNICZNA I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3012248937" calcext:value-type="float">
            <text:p>93012248937</text:p>
          </table:table-cell>
          <table:table-cell office:value-type="string" calcext:value-type="string">
            <text:p>FIZYKA TECHNICZNA II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3042594253" calcext:value-type="float">
            <text:p>93042594253</text:p>
          </table:table-cell>
          <table:table-cell office:value-type="string" calcext:value-type="string">
            <text:p>FIZYKA TECHNICZNA II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3062061135" calcext:value-type="float">
            <text:p>93062061135</text:p>
          </table:table-cell>
          <table:table-cell office:value-type="string" calcext:value-type="string">
            <text:p>FIZYKA TECHNICZNA II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5071044176" calcext:value-type="float">
            <text:p>95071044176</text:p>
          </table:table-cell>
          <table:table-cell office:value-type="string" calcext:value-type="string">
            <text:p>FIZYKA TECHNICZNA II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3032549924" calcext:value-type="float">
            <text:p>93032549924</text:p>
          </table:table-cell>
          <table:table-cell office:value-type="string" calcext:value-type="string">
            <text:p>FIZYKA TECHNICZNA III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3041252815" calcext:value-type="float">
            <text:p>93041252815</text:p>
          </table:table-cell>
          <table:table-cell office:value-type="string" calcext:value-type="string">
            <text:p>FLASH I PHP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3102651636" calcext:value-type="float">
            <text:p>93102651636</text:p>
          </table:table-cell>
          <table:table-cell office:value-type="string" calcext:value-type="string">
            <text:p>FLASH I PHP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5062252193" calcext:value-type="float">
            <text:p>95062252193</text:p>
          </table:table-cell>
          <table:table-cell office:value-type="string" calcext:value-type="string">
            <text:p>FLASH I PHP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5120745656" calcext:value-type="float">
            <text:p>95120745656</text:p>
          </table:table-cell>
          <table:table-cell office:value-type="string" calcext:value-type="string">
            <text:p>FLASH I PHP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7021392858" calcext:value-type="float">
            <text:p>97021392858</text:p>
          </table:table-cell>
          <table:table-cell office:value-type="string" calcext:value-type="string">
            <text:p>FLASH I PHP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2072589329" calcext:value-type="float">
            <text:p>92072589329</text:p>
          </table:table-cell>
          <table:table-cell office:value-type="string" calcext:value-type="string">
            <text:p>GRAFIKA KOMPUTEROWA I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2103163461" calcext:value-type="float">
            <text:p>92103163461</text:p>
          </table:table-cell>
          <table:table-cell office:value-type="string" calcext:value-type="string">
            <text:p>GRAFIKA KOMPUTEROWA I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5112489689" calcext:value-type="float">
            <text:p>95112489689</text:p>
          </table:table-cell>
          <table:table-cell office:value-type="string" calcext:value-type="string">
            <text:p>GRAFIKA KOMPUTEROWA I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4040669736" calcext:value-type="float">
            <text:p>94040669736</text:p>
          </table:table-cell>
          <table:table-cell office:value-type="string" calcext:value-type="string">
            <text:p>GRAFIKA KOMPUTEROWA II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052939154" calcext:value-type="float">
            <text:p>95052939154</text:p>
          </table:table-cell>
          <table:table-cell office:value-type="string" calcext:value-type="string">
            <text:p>GRAFIKA KOMPUTEROWA II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5060298582" calcext:value-type="float">
            <text:p>95060298582</text:p>
          </table:table-cell>
          <table:table-cell office:value-type="string" calcext:value-type="string">
            <text:p>GRAFIKA KOMPUTEROWA II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060618813" calcext:value-type="float">
            <text:p>92060618813</text:p>
          </table:table-cell>
          <table:table-cell office:value-type="string" calcext:value-type="string">
            <text:p>GRAFIKA KOMPUTEROWA III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2121586455" calcext:value-type="float">
            <text:p>92121586455</text:p>
          </table:table-cell>
          <table:table-cell office:value-type="string" calcext:value-type="string">
            <text:p>GRAFIKA KOMPUTEROWA III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3061564929" calcext:value-type="float">
            <text:p>93061564929</text:p>
          </table:table-cell>
          <table:table-cell office:value-type="string" calcext:value-type="string">
            <text:p>GRAFIKA KOMPUTEROWA III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6042084485" calcext:value-type="float">
            <text:p>96042084485</text:p>
          </table:table-cell>
          <table:table-cell office:value-type="string" calcext:value-type="string">
            <text:p>GRAFIKA KOMPUTEROWA III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4020179251" calcext:value-type="float">
            <text:p>94020179251</text:p>
          </table:table-cell>
          <table:table-cell office:value-type="string" calcext:value-type="string">
            <text:p>HACKING SZTUKA PENETRACJI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4060394564" calcext:value-type="float">
            <text:p>94060394564</text:p>
          </table:table-cell>
          <table:table-cell office:value-type="string" calcext:value-type="string">
            <text:p>HACKING SZTUKA PENETRACJI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3021966581" calcext:value-type="float">
            <text:p>93021966581</text:p>
          </table:table-cell>
          <table:table-cell office:value-type="string" calcext:value-type="string">
            <text:p>JAK DZIALA LINUX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6040333314" calcext:value-type="float">
            <text:p>96040333314</text:p>
          </table:table-cell>
          <table:table-cell office:value-type="string" calcext:value-type="string">
            <text:p>JAK DZIALA LINUX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041586933" calcext:value-type="float">
            <text:p>96041586933</text:p>
          </table:table-cell>
          <table:table-cell office:value-type="string" calcext:value-type="string">
            <text:p>JAK DZIALA LINUX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4072628581" calcext:value-type="float">
            <text:p>94072628581</text:p>
          </table:table-cell>
          <table:table-cell office:value-type="string" calcext:value-type="string">
            <text:p>JEZYKI PROGRAMOWANIA I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5041645299" calcext:value-type="float">
            <text:p>95041645299</text:p>
          </table:table-cell>
          <table:table-cell office:value-type="string" calcext:value-type="string">
            <text:p>JEZYKI PROGRAMOWANIA I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3010287374" calcext:value-type="float">
            <text:p>93010287374</text:p>
          </table:table-cell>
          <table:table-cell office:value-type="string" calcext:value-type="string">
            <text:p>JEZYKI PROGRAMOWANIA II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3041329773" calcext:value-type="float">
            <text:p>93041329773</text:p>
          </table:table-cell>
          <table:table-cell office:value-type="string" calcext:value-type="string">
            <text:p>JEZYKI PROGRAMOWANIA II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3070995479" calcext:value-type="float">
            <text:p>93070995479</text:p>
          </table:table-cell>
          <table:table-cell office:value-type="string" calcext:value-type="string">
            <text:p>JEZYKI PROGRAMOWANIA II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7021392858" calcext:value-type="float">
            <text:p>97021392858</text:p>
          </table:table-cell>
          <table:table-cell office:value-type="string" calcext:value-type="string">
            <text:p>JEZYKI PROGRAMOWANIA II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6081092979" calcext:value-type="float">
            <text:p>96081092979</text:p>
          </table:table-cell>
          <table:table-cell office:value-type="string" calcext:value-type="string">
            <text:p>JEZYKI PROGRAMOWANIA III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4062767281" calcext:value-type="float">
            <text:p>94062767281</text:p>
          </table:table-cell>
          <table:table-cell office:value-type="string" calcext:value-type="string">
            <text:p>KANONY WIEDZY PROGRAMISTYCZNEJ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4081134358" calcext:value-type="float">
            <text:p>94081134358</text:p>
          </table:table-cell>
          <table:table-cell office:value-type="string" calcext:value-type="string">
            <text:p>KANONY WIEDZY PROGRAMISTYCZNEJ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4092286956" calcext:value-type="float">
            <text:p>94092286956</text:p>
          </table:table-cell>
          <table:table-cell office:value-type="string" calcext:value-type="string">
            <text:p>KANONY WIEDZY PROGRAMISTYCZNEJ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5103086594" calcext:value-type="float">
            <text:p>95103086594</text:p>
          </table:table-cell>
          <table:table-cell office:value-type="string" calcext:value-type="string">
            <text:p>KANONY WIEDZY PROGRAMISTYCZNEJ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6022327144" calcext:value-type="float">
            <text:p>96022327144</text:p>
          </table:table-cell>
          <table:table-cell office:value-type="string" calcext:value-type="string">
            <text:p>KANONY WIEDZY PROGRAMISTYCZNEJ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3031176282" calcext:value-type="float">
            <text:p>93031176282</text:p>
          </table:table-cell>
          <table:table-cell office:value-type="string" calcext:value-type="string">
            <text:p>KATALOG CYFROWYCH UKLADOW SCALONYCH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5053039198" calcext:value-type="float">
            <text:p>95053039198</text:p>
          </table:table-cell>
          <table:table-cell office:value-type="string" calcext:value-type="string">
            <text:p>KATALOG CYFROWYCH UKLADOW SCALONYCH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5061884197" calcext:value-type="float">
            <text:p>95061884197</text:p>
          </table:table-cell>
          <table:table-cell office:value-type="string" calcext:value-type="string">
            <text:p>KATALOG CYFROWYCH UKLADOW SCALONYCH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6090634229" calcext:value-type="float">
            <text:p>96090634229</text:p>
          </table:table-cell>
          <table:table-cell office:value-type="string" calcext:value-type="string">
            <text:p>KATALOG CYFROWYCH UKLADOW SCALONYCH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6122014799" calcext:value-type="float">
            <text:p>96122014799</text:p>
          </table:table-cell>
          <table:table-cell office:value-type="string" calcext:value-type="string">
            <text:p>KATALOG CYFROWYCH UKLADOW SCALONYCH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7010812385" calcext:value-type="float">
            <text:p>97010812385</text:p>
          </table:table-cell>
          <table:table-cell office:value-type="string" calcext:value-type="string">
            <text:p>KATALOG CYFROWYCH UKLADOW SCALONYCH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2081119933" calcext:value-type="float">
            <text:p>92081119933</text:p>
          </table:table-cell>
          <table:table-cell office:value-type="string" calcext:value-type="string">
            <text:p>KOMPUTEROWA ANALIZA OBRAZOWANIA MEDYCZNEGO I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3092337785" calcext:value-type="float">
            <text:p>93092337785</text:p>
          </table:table-cell>
          <table:table-cell office:value-type="string" calcext:value-type="string">
            <text:p>KOMPUTEROWA ANALIZA OBRAZOWANIA MEDYCZNEGO I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4070532538" calcext:value-type="float">
            <text:p>94070532538</text:p>
          </table:table-cell>
          <table:table-cell office:value-type="string" calcext:value-type="string">
            <text:p>KOMPUTEROWA ANALIZA OBRAZOWANIA MEDYCZNEGO I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5120591417" calcext:value-type="float">
            <text:p>95120591417</text:p>
          </table:table-cell>
          <table:table-cell office:value-type="string" calcext:value-type="string">
            <text:p>KOMPUTEROWA ANALIZA OBRAZOWANIA MEDYCZNEGO I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6120158756" calcext:value-type="float">
            <text:p>96120158756</text:p>
          </table:table-cell>
          <table:table-cell office:value-type="string" calcext:value-type="string">
            <text:p>KOMPUTEROWA ANALIZA OBRAZOWANIA MEDYCZNEGO I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3120854668" calcext:value-type="float">
            <text:p>93120854668</text:p>
          </table:table-cell>
          <table:table-cell office:value-type="string" calcext:value-type="string">
            <text:p>KOMPUTEROWA ANALIZA OBRAZOWANIA MEDYCZNEGO II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4081268846" calcext:value-type="float">
            <text:p>94081268846</text:p>
          </table:table-cell>
          <table:table-cell office:value-type="string" calcext:value-type="string">
            <text:p>KOMPUTEROWA ANALIZA OBRAZOWANIA MEDYCZNEGO II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3060626866" calcext:value-type="float">
            <text:p>93060626866</text:p>
          </table:table-cell>
          <table:table-cell office:value-type="string" calcext:value-type="string">
            <text:p>LINUX KSIEGA ADMINISTRATORA I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5041132892" calcext:value-type="float">
            <text:p>95041132892</text:p>
          </table:table-cell>
          <table:table-cell office:value-type="string" calcext:value-type="string">
            <text:p>LINUX KSIEGA ADMINISTRATORA I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5082916158" calcext:value-type="float">
            <text:p>95082916158</text:p>
          </table:table-cell>
          <table:table-cell office:value-type="string" calcext:value-type="string">
            <text:p>LINUX KSIEGA ADMINISTRATORA I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5123151452" calcext:value-type="float">
            <text:p>95123151452</text:p>
          </table:table-cell>
          <table:table-cell office:value-type="string" calcext:value-type="string">
            <text:p>LINUX KSIEGA ADMINISTRATORA I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6062773598" calcext:value-type="float">
            <text:p>96062773598</text:p>
          </table:table-cell>
          <table:table-cell office:value-type="string" calcext:value-type="string">
            <text:p>LINUX KSIEGA ADMINISTRATORA I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6092784458" calcext:value-type="float">
            <text:p>96092784458</text:p>
          </table:table-cell>
          <table:table-cell office:value-type="string" calcext:value-type="string">
            <text:p>LINUX KSIEGA ADMINISTRATORA I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3031922166" calcext:value-type="float">
            <text:p>93031922166</text:p>
          </table:table-cell>
          <table:table-cell office:value-type="string" calcext:value-type="string">
            <text:p>LINUX KSIEGA ADMINISTRATORA II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6011223945" calcext:value-type="float">
            <text:p>96011223945</text:p>
          </table:table-cell>
          <table:table-cell office:value-type="string" calcext:value-type="string">
            <text:p>LINUX KSIEGA ADMINISTRATORA II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2051861424" calcext:value-type="float">
            <text:p>92051861424</text:p>
          </table:table-cell>
          <table:table-cell office:value-type="string" calcext:value-type="string">
            <text:p>MATEMATYKA DYSKRETNA I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4041273536" calcext:value-type="float">
            <text:p>94041273536</text:p>
          </table:table-cell>
          <table:table-cell office:value-type="string" calcext:value-type="string">
            <text:p>MATEMATYKA DYSKRETNA I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93031853565" calcext:value-type="float">
            <text:p>93031853565</text:p>
          </table:table-cell>
          <table:table-cell office:value-type="string" calcext:value-type="string">
            <text:p>MATEMATYKA DYSKRETNA II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4032585554" calcext:value-type="float">
            <text:p>94032585554</text:p>
          </table:table-cell>
          <table:table-cell office:value-type="string" calcext:value-type="string">
            <text:p>MATEMATYKA DYSKRETNA II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4102052458" calcext:value-type="float">
            <text:p>94102052458</text:p>
          </table:table-cell>
          <table:table-cell office:value-type="string" calcext:value-type="string">
            <text:p>MATEMATYKA DYSKRETNA II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5120487536" calcext:value-type="float">
            <text:p>95120487536</text:p>
          </table:table-cell>
          <table:table-cell office:value-type="string" calcext:value-type="string">
            <text:p>MATEMATYKA DYSKRETNA II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6052982418" calcext:value-type="float">
            <text:p>96052982418</text:p>
          </table:table-cell>
          <table:table-cell office:value-type="string" calcext:value-type="string">
            <text:p>MATEMATYKA DYSKRETNA II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6070166834" calcext:value-type="float">
            <text:p>96070166834</text:p>
          </table:table-cell>
          <table:table-cell office:value-type="string" calcext:value-type="string">
            <text:p>MATEMATYKA DYSKRETNA II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2052033215" calcext:value-type="float">
            <text:p>92052033215</text:p>
          </table:table-cell>
          <table:table-cell office:value-type="string" calcext:value-type="string">
            <text:p>MERNICTWO ELEKTRYCZNE I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2061937214" calcext:value-type="float">
            <text:p>92061937214</text:p>
          </table:table-cell>
          <table:table-cell office:value-type="string" calcext:value-type="string">
            <text:p>MERNICTWO ELEKTRYCZNE I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5010919439" calcext:value-type="float">
            <text:p>95010919439</text:p>
          </table:table-cell>
          <table:table-cell office:value-type="string" calcext:value-type="string">
            <text:p>MERNICTWO ELEKTRYCZNE II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5042249539" calcext:value-type="float">
            <text:p>95042249539</text:p>
          </table:table-cell>
          <table:table-cell office:value-type="string" calcext:value-type="string">
            <text:p>MERNICTWO ELEKTRYCZNE II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6011788721" calcext:value-type="float">
            <text:p>96011788721</text:p>
          </table:table-cell>
          <table:table-cell office:value-type="string" calcext:value-type="string">
            <text:p>MERNICTWO ELEKTRYCZNE II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6032965482" calcext:value-type="float">
            <text:p>96032965482</text:p>
          </table:table-cell>
          <table:table-cell office:value-type="string" calcext:value-type="string">
            <text:p>MERNICTWO ELEKTRYCZNE II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4080448661" calcext:value-type="float">
            <text:p>94080448661</text:p>
          </table:table-cell>
          <table:table-cell office:value-type="string" calcext:value-type="string">
            <text:p>METODY NUMERYCZNE I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2100661849" calcext:value-type="float">
            <text:p>92100661849</text:p>
          </table:table-cell>
          <table:table-cell office:value-type="string" calcext:value-type="string">
            <text:p>METODY NUMERYCZNE II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4080228692" calcext:value-type="float">
            <text:p>94080228692</text:p>
          </table:table-cell>
          <table:table-cell office:value-type="string" calcext:value-type="string">
            <text:p>METODY NUMERYCZNE II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5092124468" calcext:value-type="float">
            <text:p>95092124468</text:p>
          </table:table-cell>
          <table:table-cell office:value-type="string" calcext:value-type="string">
            <text:p>METODY NUMERYCZNE II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6111524476" calcext:value-type="float">
            <text:p>96111524476</text:p>
          </table:table-cell>
          <table:table-cell office:value-type="string" calcext:value-type="string">
            <text:p>METODY NUMERYCZNE II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7021392858" calcext:value-type="float">
            <text:p>97021392858</text:p>
          </table:table-cell>
          <table:table-cell office:value-type="string" calcext:value-type="string">
            <text:p>METODY NUMERYCZNE II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3091115319" calcext:value-type="float">
            <text:p>93091115319</text:p>
          </table:table-cell>
          <table:table-cell office:value-type="string" calcext:value-type="string">
            <text:p>MIKROKONTROLERY AVR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4052063812" calcext:value-type="float">
            <text:p>94052063812</text:p>
          </table:table-cell>
          <table:table-cell office:value-type="string" calcext:value-type="string">
            <text:p>MIKROKONTROLERY AVR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6050641553" calcext:value-type="float">
            <text:p>96050641553</text:p>
          </table:table-cell>
          <table:table-cell office:value-type="string" calcext:value-type="string">
            <text:p>MIKROKONTROLERY AVR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3031562344" calcext:value-type="float">
            <text:p>93031562344</text:p>
          </table:table-cell>
          <table:table-cell office:value-type="string" calcext:value-type="string">
            <text:p>OPTYMALIZACJA ALGORYTMOW I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4020859896" calcext:value-type="float">
            <text:p>94020859896</text:p>
          </table:table-cell>
          <table:table-cell office:value-type="string" calcext:value-type="string">
            <text:p>OPTYMALIZACJA ALGORYTMOW I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4083048134" calcext:value-type="float">
            <text:p>94083048134</text:p>
          </table:table-cell>
          <table:table-cell office:value-type="string" calcext:value-type="string">
            <text:p>OPTYMALIZACJA ALGORYTMOW I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5030373332" calcext:value-type="float">
            <text:p>95030373332</text:p>
          </table:table-cell>
          <table:table-cell office:value-type="string" calcext:value-type="string">
            <text:p>OPTYMALIZACJA ALGORYTMOW I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5092628511" calcext:value-type="float">
            <text:p>95092628511</text:p>
          </table:table-cell>
          <table:table-cell office:value-type="string" calcext:value-type="string">
            <text:p>OPTYMALIZACJA ALGORYTMOW I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6051572319" calcext:value-type="float">
            <text:p>96051572319</text:p>
          </table:table-cell>
          <table:table-cell office:value-type="string" calcext:value-type="string">
            <text:p>OPTYMALIZACJA ALGORYTMOW I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6090923899" calcext:value-type="float">
            <text:p>96090923899</text:p>
          </table:table-cell>
          <table:table-cell office:value-type="string" calcext:value-type="string">
            <text:p>OPTYMALIZACJA ALGORYTMOW I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3101749226" calcext:value-type="float">
            <text:p>93101749226</text:p>
          </table:table-cell>
          <table:table-cell office:value-type="string" calcext:value-type="string">
            <text:p>OPTYMALIZACJA ALGORYTMOW II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3110195784" calcext:value-type="float">
            <text:p>93110195784</text:p>
          </table:table-cell>
          <table:table-cell office:value-type="string" calcext:value-type="string">
            <text:p>OPTYMALIZACJA ALGORYTMOW II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5011221717" calcext:value-type="float">
            <text:p>95011221717</text:p>
          </table:table-cell>
          <table:table-cell office:value-type="string" calcext:value-type="string">
            <text:p>OPTYMALIZACJA ALGORYTMOW II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5101667241" calcext:value-type="float">
            <text:p>95101667241</text:p>
          </table:table-cell>
          <table:table-cell office:value-type="string" calcext:value-type="string">
            <text:p>OPTYMALIZACJA ALGORYTMOW II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6061777722" calcext:value-type="float">
            <text:p>96061777722</text:p>
          </table:table-cell>
          <table:table-cell office:value-type="string" calcext:value-type="string">
            <text:p>OSCYLOSKOP W ZASTOSOWANIACH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6090264886" calcext:value-type="float">
            <text:p>96090264886</text:p>
          </table:table-cell>
          <table:table-cell office:value-type="string" calcext:value-type="string">
            <text:p>OSCYLOSKOP W ZASTOSOWANIACH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6041717944" calcext:value-type="float">
            <text:p>96041717944</text:p>
          </table:table-cell>
          <table:table-cell office:value-type="string" calcext:value-type="string">
            <text:p>PHP I MYSQL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6102819712" calcext:value-type="float">
            <text:p>96102819712</text:p>
          </table:table-cell>
          <table:table-cell office:value-type="string" calcext:value-type="string">
            <text:p>PHP I MYSQL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2081817558" calcext:value-type="float">
            <text:p>92081817558</text:p>
          </table:table-cell>
          <table:table-cell office:value-type="string" calcext:value-type="string">
            <text:p>PODSTAWY KRYPTOGRAFII I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3020492353" calcext:value-type="float">
            <text:p>93020492353</text:p>
          </table:table-cell>
          <table:table-cell office:value-type="string" calcext:value-type="string">
            <text:p>PODSTAWY KRYPTOGRAFII I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3101369477" calcext:value-type="float">
            <text:p>93101369477</text:p>
          </table:table-cell>
          <table:table-cell office:value-type="string" calcext:value-type="string">
            <text:p>PODSTAWY KRYPTOGRAFII I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5092172959" calcext:value-type="float">
            <text:p>95092172959</text:p>
          </table:table-cell>
          <table:table-cell office:value-type="string" calcext:value-type="string">
            <text:p>PODSTAWY KRYPTOGRAFII I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5111492877" calcext:value-type="float">
            <text:p>95111492877</text:p>
          </table:table-cell>
          <table:table-cell office:value-type="string" calcext:value-type="string">
            <text:p>PODSTAWY KRYPTOGRAFII I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7022426727" calcext:value-type="float">
            <text:p>97022426727</text:p>
          </table:table-cell>
          <table:table-cell office:value-type="string" calcext:value-type="string">
            <text:p>PODSTAWY KRYPTOGRAFII I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2070952712" calcext:value-type="float">
            <text:p>92070952712</text:p>
          </table:table-cell>
          <table:table-cell office:value-type="string" calcext:value-type="string">
            <text:p>PODSTAWY KRYPTOGRAFII II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4041715238" calcext:value-type="float">
            <text:p>94041715238</text:p>
          </table:table-cell>
          <table:table-cell office:value-type="string" calcext:value-type="string">
            <text:p>PODSTAWY KRYPTOGRAFII II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96050419725" calcext:value-type="float">
            <text:p>96050419725</text:p>
          </table:table-cell>
          <table:table-cell office:value-type="string" calcext:value-type="string">
            <text:p>PODSTAWY KRYPTOGRAFII II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93081892851" calcext:value-type="float">
            <text:p>93081892851</text:p>
          </table:table-cell>
          <table:table-cell office:value-type="string" calcext:value-type="string">
            <text:p>PROGRAMOWANIE MIKROKONTROLEROW I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103033254" calcext:value-type="float">
            <text:p>94103033254</text:p>
          </table:table-cell>
          <table:table-cell office:value-type="string" calcext:value-type="string">
            <text:p>PROGRAMOWANIE MIKROKONTROLEROW I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5040576286" calcext:value-type="float">
            <text:p>95040576286</text:p>
          </table:table-cell>
          <table:table-cell office:value-type="string" calcext:value-type="string">
            <text:p>PROGRAMOWANIE MIKROKONTROLEROW I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3020344452" calcext:value-type="float">
            <text:p>93020344452</text:p>
          </table:table-cell>
          <table:table-cell office:value-type="string" calcext:value-type="string">
            <text:p>PROGRAMOWANIE MIKROKONTROLEROW II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3120948925" calcext:value-type="float">
            <text:p>93120948925</text:p>
          </table:table-cell>
          <table:table-cell office:value-type="string" calcext:value-type="string">
            <text:p>PROGRAMOWANIE MIKROKONTROLEROW II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4111993425" calcext:value-type="float">
            <text:p>94111993425</text:p>
          </table:table-cell>
          <table:table-cell office:value-type="string" calcext:value-type="string">
            <text:p>PROGRAMOWANIE MIKROKONTROLEROW II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4020462177" calcext:value-type="float">
            <text:p>94020462177</text:p>
          </table:table-cell>
          <table:table-cell office:value-type="string" calcext:value-type="string">
            <text:p>PROGRAMOWANIE URZADZEN MOBILNYCH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6043095419" calcext:value-type="float">
            <text:p>96043095419</text:p>
          </table:table-cell>
          <table:table-cell office:value-type="string" calcext:value-type="string">
            <text:p>PROGRAMOWANIE URZADZEN MOBILNYCH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2081076313" calcext:value-type="float">
            <text:p>92081076313</text:p>
          </table:table-cell>
          <table:table-cell office:value-type="string" calcext:value-type="string">
            <text:p>PROGRAMOWANIE WSPOLBIEZNE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4020368381" calcext:value-type="float">
            <text:p>94020368381</text:p>
          </table:table-cell>
          <table:table-cell office:value-type="string" calcext:value-type="string">
            <text:p>PROGRAMOWANIE WSPOLBIEZNE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4020355996" calcext:value-type="float">
            <text:p>94020355996</text:p>
          </table:table-cell>
          <table:table-cell office:value-type="string" calcext:value-type="string">
            <text:p>RELACYJNE BAZY DANYCH I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4050415987" calcext:value-type="float">
            <text:p>94050415987</text:p>
          </table:table-cell>
          <table:table-cell office:value-type="string" calcext:value-type="string">
            <text:p>RELACYJNE BAZY DANYCH I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94051886221" calcext:value-type="float">
            <text:p>94051886221</text:p>
          </table:table-cell>
          <table:table-cell office:value-type="string" calcext:value-type="string">
            <text:p>RELACYJNE BAZY DANYCH I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6081928342" calcext:value-type="float">
            <text:p>96081928342</text:p>
          </table:table-cell>
          <table:table-cell office:value-type="string" calcext:value-type="string">
            <text:p>RELACYJNE BAZY DANYCH I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2111479877" calcext:value-type="float">
            <text:p>92111479877</text:p>
          </table:table-cell>
          <table:table-cell office:value-type="string" calcext:value-type="string">
            <text:p>RELACYJNE BAZY DANYCH II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3091812971" calcext:value-type="float">
            <text:p>93091812971</text:p>
          </table:table-cell>
          <table:table-cell office:value-type="string" calcext:value-type="string">
            <text:p>RELACYJNE BAZY DANYCH II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4032747169" calcext:value-type="float">
            <text:p>94032747169</text:p>
          </table:table-cell>
          <table:table-cell office:value-type="string" calcext:value-type="string">
            <text:p>RELACYJNE BAZY DANYCH II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5122261156" calcext:value-type="float">
            <text:p>95122261156</text:p>
          </table:table-cell>
          <table:table-cell office:value-type="string" calcext:value-type="string">
            <text:p>RELACYJNE BAZY DANYCH II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6122095251" calcext:value-type="float">
            <text:p>96122095251</text:p>
          </table:table-cell>
          <table:table-cell office:value-type="string" calcext:value-type="string">
            <text:p>RELACYJNE BAZY DANYCH II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3020294887" calcext:value-type="float">
            <text:p>93020294887</text:p>
          </table:table-cell>
          <table:table-cell office:value-type="string" calcext:value-type="string">
            <text:p>RELACYJNE BAZY DANYCH III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3041061585" calcext:value-type="float">
            <text:p>93041061585</text:p>
          </table:table-cell>
          <table:table-cell office:value-type="string" calcext:value-type="string">
            <text:p>RELACYJNE BAZY DANYCH III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3110169918" calcext:value-type="float">
            <text:p>93110169918</text:p>
          </table:table-cell>
          <table:table-cell office:value-type="string" calcext:value-type="string">
            <text:p>ROBOTYKA I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4051893894" calcext:value-type="float">
            <text:p>94051893894</text:p>
          </table:table-cell>
          <table:table-cell office:value-type="string" calcext:value-type="string">
            <text:p>ROBOTYKA I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3060757559" calcext:value-type="float">
            <text:p>93060757559</text:p>
          </table:table-cell>
          <table:table-cell office:value-type="string" calcext:value-type="string">
            <text:p>ROBOTYKA II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6031551327" calcext:value-type="float">
            <text:p>96031551327</text:p>
          </table:table-cell>
          <table:table-cell office:value-type="string" calcext:value-type="string">
            <text:p>ROBOTYKA II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6061044486" calcext:value-type="float">
            <text:p>96061044486</text:p>
          </table:table-cell>
          <table:table-cell office:value-type="string" calcext:value-type="string">
            <text:p>ROBOTYKA II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2060349478" calcext:value-type="float">
            <text:p>92060349478</text:p>
          </table:table-cell>
          <table:table-cell office:value-type="string" calcext:value-type="string">
            <text:p>SIECI NEURONOWE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2072355391" calcext:value-type="float">
            <text:p>92072355391</text:p>
          </table:table-cell>
          <table:table-cell office:value-type="string" calcext:value-type="string">
            <text:p>SIECI NEURONOWE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2122755816" calcext:value-type="float">
            <text:p>92122755816</text:p>
          </table:table-cell>
          <table:table-cell office:value-type="string" calcext:value-type="string">
            <text:p>SIECI NEURONOWE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3061087466" calcext:value-type="float">
            <text:p>93061087466</text:p>
          </table:table-cell>
          <table:table-cell office:value-type="string" calcext:value-type="string">
            <text:p>SIECI NEURONOWE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4012331191" calcext:value-type="float">
            <text:p>94012331191</text:p>
          </table:table-cell>
          <table:table-cell office:value-type="string" calcext:value-type="string">
            <text:p>SIECI NEURONOWE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4052013633" calcext:value-type="float">
            <text:p>94052013633</text:p>
          </table:table-cell>
          <table:table-cell office:value-type="string" calcext:value-type="string">
            <text:p>SIECI NEURONOWE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4100835552" calcext:value-type="float">
            <text:p>94100835552</text:p>
          </table:table-cell>
          <table:table-cell office:value-type="string" calcext:value-type="string">
            <text:p>SIECI NEURONOWE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3081269666" calcext:value-type="float">
            <text:p>93081269666</text:p>
          </table:table-cell>
          <table:table-cell office:value-type="string" calcext:value-type="string">
            <text:p>STEROWNIKI PRZEMYSLOWE I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6050286545" calcext:value-type="float">
            <text:p>96050286545</text:p>
          </table:table-cell>
          <table:table-cell office:value-type="string" calcext:value-type="string">
            <text:p>STEROWNIKI PRZEMYSLOWE I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4021031192" calcext:value-type="float">
            <text:p>94021031192</text:p>
          </table:table-cell>
          <table:table-cell office:value-type="string" calcext:value-type="string">
            <text:p>STEROWNIKI PRZEMYSLOWE II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5062355629" calcext:value-type="float">
            <text:p>95062355629</text:p>
          </table:table-cell>
          <table:table-cell office:value-type="string" calcext:value-type="string">
            <text:p>STEROWNIKI PRZEMYSLOWE II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6070825977" calcext:value-type="float">
            <text:p>96070825977</text:p>
          </table:table-cell>
          <table:table-cell office:value-type="string" calcext:value-type="string">
            <text:p>STEROWNIKI PRZEMYSLOWE II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3090575941" calcext:value-type="float">
            <text:p>93090575941</text:p>
          </table:table-cell>
          <table:table-cell office:value-type="string" calcext:value-type="string">
            <text:p>SYSTEMY OPERACYJNE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5071674573" calcext:value-type="float">
            <text:p>95071674573</text:p>
          </table:table-cell>
          <table:table-cell office:value-type="string" calcext:value-type="string">
            <text:p>SYSTEMY OPERACYJNE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2051048757" calcext:value-type="float">
            <text:p>92051048757</text:p>
          </table:table-cell>
          <table:table-cell office:value-type="string" calcext:value-type="string">
            <text:p>TECHNOLOGIA LITOGRAFII 20NM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031061512" calcext:value-type="float">
            <text:p>94031061512</text:p>
          </table:table-cell>
          <table:table-cell office:value-type="string" calcext:value-type="string">
            <text:p>TECHNOLOGIA LITOGRAFII 20NM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4121925755" calcext:value-type="float">
            <text:p>94121925755</text:p>
          </table:table-cell>
          <table:table-cell office:value-type="string" calcext:value-type="string">
            <text:p>TECHNOLOGIA LITOGRAFII 20NM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7010621727" calcext:value-type="float">
            <text:p>97010621727</text:p>
          </table:table-cell>
          <table:table-cell office:value-type="string" calcext:value-type="string">
            <text:p>TECHNOLOGIA LITOGRAFII 20NM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4062364747" calcext:value-type="float">
            <text:p>94062364747</text:p>
          </table:table-cell>
          <table:table-cell office:value-type="string" calcext:value-type="string">
            <text:p>TEORIA GIER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5020584568" calcext:value-type="float">
            <text:p>95020584568</text:p>
          </table:table-cell>
          <table:table-cell office:value-type="string" calcext:value-type="string">
            <text:p>TEORIA GIER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6032039774" calcext:value-type="float">
            <text:p>96032039774</text:p>
          </table:table-cell>
          <table:table-cell office:value-type="string" calcext:value-type="string">
            <text:p>TEORIA GIER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6082593622" calcext:value-type="float">
            <text:p>96082593622</text:p>
          </table:table-cell>
          <table:table-cell office:value-type="string" calcext:value-type="string">
            <text:p>TEORIA GIER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6111917733" calcext:value-type="float">
            <text:p>96111917733</text:p>
          </table:table-cell>
          <table:table-cell office:value-type="string" calcext:value-type="string">
            <text:p>TEORIA GIER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2052999663" calcext:value-type="float">
            <text:p>92052999663</text:p>
          </table:table-cell>
          <table:table-cell office:value-type="string" calcext:value-type="string">
            <text:p>TEORIA GRAFOW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2112571134" calcext:value-type="float">
            <text:p>92112571134</text:p>
          </table:table-cell>
          <table:table-cell office:value-type="string" calcext:value-type="string">
            <text:p>TEORIA GRAFOW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4093037193" calcext:value-type="float">
            <text:p>94093037193</text:p>
          </table:table-cell>
          <table:table-cell office:value-type="string" calcext:value-type="string">
            <text:p>TEORIA GRAFOW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5010286766" calcext:value-type="float">
            <text:p>95010286766</text:p>
          </table:table-cell>
          <table:table-cell office:value-type="string" calcext:value-type="string">
            <text:p>TEORIA GRAFOW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96080514843" calcext:value-type="float">
            <text:p>96080514843</text:p>
          </table:table-cell>
          <table:table-cell office:value-type="string" calcext:value-type="string">
            <text:p>TEORIA GRAFOW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7012853362" calcext:value-type="float">
            <text:p>97012853362</text:p>
          </table:table-cell>
          <table:table-cell office:value-type="string" calcext:value-type="string">
            <text:p>TEORIA GRAFOW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7021392858" calcext:value-type="float">
            <text:p>97021392858</text:p>
          </table:table-cell>
          <table:table-cell office:value-type="string" calcext:value-type="string">
            <text:p>TEORIA GRAFOW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7021486467" calcext:value-type="float">
            <text:p>97021486467</text:p>
          </table:table-cell>
          <table:table-cell office:value-type="string" calcext:value-type="string">
            <text:p>TEORIA GRAFOW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2121027392" calcext:value-type="float">
            <text:p>92121027392</text:p>
          </table:table-cell>
          <table:table-cell office:value-type="string" calcext:value-type="string">
            <text:p>TESTOWANIE UKLADOW VLSI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3031439697" calcext:value-type="float">
            <text:p>93031439697</text:p>
          </table:table-cell>
          <table:table-cell office:value-type="string" calcext:value-type="string">
            <text:p>TESTOWANIE UKLADOW VLSI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5042653121" calcext:value-type="float">
            <text:p>95042653121</text:p>
          </table:table-cell>
          <table:table-cell office:value-type="string" calcext:value-type="string">
            <text:p>TESTOWANIE UKLADOW VLSI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5092264276" calcext:value-type="float">
            <text:p>95092264276</text:p>
          </table:table-cell>
          <table:table-cell office:value-type="string" calcext:value-type="string">
            <text:p>TESTOWANIE UKLADOW VLSI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6051135916" calcext:value-type="float">
            <text:p>96051135916</text:p>
          </table:table-cell>
          <table:table-cell office:value-type="string" calcext:value-type="string">
            <text:p>TESTOWANIE UKLADOW VLSI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6111514855" calcext:value-type="float">
            <text:p>96111514855</text:p>
          </table:table-cell>
          <table:table-cell office:value-type="string" calcext:value-type="string">
            <text:p>TESTOWANIE UKLADOW VLSI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2121027392" calcext:value-type="float">
            <text:p>92121027392</text:p>
          </table:table-cell>
          <table:table-cell office:value-type="string" calcext:value-type="string">
            <text:p>TESTY PENETRACYJNE SIECI WIFI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3061243679" calcext:value-type="float">
            <text:p>93061243679</text:p>
          </table:table-cell>
          <table:table-cell office:value-type="string" calcext:value-type="string">
            <text:p>TESTY PENETRACYJNE SIECI WIFI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080136224" calcext:value-type="float">
            <text:p>93080136224</text:p>
          </table:table-cell>
          <table:table-cell office:value-type="string" calcext:value-type="string">
            <text:p>TESTY PENETRACYJNE SIECI WIFI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3111079234" calcext:value-type="float">
            <text:p>93111079234</text:p>
          </table:table-cell>
          <table:table-cell office:value-type="string" calcext:value-type="string">
            <text:p>TESTY PENETRACYJNE SIECI WIFI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4091517385" calcext:value-type="float">
            <text:p>94091517385</text:p>
          </table:table-cell>
          <table:table-cell office:value-type="string" calcext:value-type="string">
            <text:p>TESTY PENETRACYJNE SIECI WIFI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4112234831" calcext:value-type="float">
            <text:p>94112234831</text:p>
          </table:table-cell>
          <table:table-cell office:value-type="string" calcext:value-type="string">
            <text:p>TESTY PENETRACYJNE SIECI WIFI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010144314" calcext:value-type="float">
            <text:p>95010144314</text:p>
          </table:table-cell>
          <table:table-cell office:value-type="string" calcext:value-type="string">
            <text:p>TESTY PENETRACYJNE SIECI WIFI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5051277866" calcext:value-type="float">
            <text:p>95051277866</text:p>
          </table:table-cell>
          <table:table-cell office:value-type="string" calcext:value-type="string">
            <text:p>TESTY PENETRACYJNE SIECI WIFI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5051878845" calcext:value-type="float">
            <text:p>95051878845</text:p>
          </table:table-cell>
          <table:table-cell office:value-type="string" calcext:value-type="string">
            <text:p>TESTY PENETRACYJNE SIECI WIFI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5091617358" calcext:value-type="float">
            <text:p>95091617358</text:p>
          </table:table-cell>
          <table:table-cell office:value-type="string" calcext:value-type="string">
            <text:p>TESTY PENETRACYJNE SIECI WIFI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5111457382" calcext:value-type="float">
            <text:p>95111457382</text:p>
          </table:table-cell>
          <table:table-cell office:value-type="string" calcext:value-type="string">
            <text:p>TESTY PENETRACYJNE SIECI WIFI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010159347" calcext:value-type="float">
            <text:p>97010159347</text:p>
          </table:table-cell>
          <table:table-cell office:value-type="string" calcext:value-type="string">
            <text:p>TESTY PENETRACYJNE SIECI WIFI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3110591337" calcext:value-type="float">
            <text:p>93110591337</text:p>
          </table:table-cell>
          <table:table-cell office:value-type="string" calcext:value-type="string">
            <text:p>TRANSMISJA DVB-T DVB-C I DVB-S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4012177294" calcext:value-type="float">
            <text:p>94012177294</text:p>
          </table:table-cell>
          <table:table-cell office:value-type="string" calcext:value-type="string">
            <text:p>TRANSMISJA DVB-T DVB-C I DVB-S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95021137376" calcext:value-type="float">
            <text:p>95021137376</text:p>
          </table:table-cell>
          <table:table-cell office:value-type="string" calcext:value-type="string">
            <text:p>VHDL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2070336152" calcext:value-type="float">
            <text:p>92070336152</text:p>
          </table:table-cell>
          <table:table-cell office:value-type="string" calcext:value-type="string">
            <text:p>WSTEP DO CSS3 I HTML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122899246" calcext:value-type="float">
            <text:p>92122899246</text:p>
          </table:table-cell>
          <table:table-cell office:value-type="string" calcext:value-type="string">
            <text:p>WSTEP DO CSS3 I HTML5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4070167664" calcext:value-type="float">
            <text:p>94070167664</text:p>
          </table:table-cell>
          <table:table-cell office:value-type="string" calcext:value-type="string">
            <text:p>WSTEP DO CSS3 I HTML5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7022784472" calcext:value-type="float">
            <text:p>97022784472</text:p>
          </table:table-cell>
          <table:table-cell office:value-type="string" calcext:value-type="string">
            <text:p>WSTEP DO CSS3 I HTML5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2060816563" calcext:value-type="float">
            <text:p>92060816563</text:p>
          </table:table-cell>
          <table:table-cell office:value-type="string" calcext:value-type="string">
            <text:p>WSTEP DO INFORMATYKI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2060863855" calcext:value-type="float">
            <text:p>92060863855</text:p>
          </table:table-cell>
          <table:table-cell office:value-type="string" calcext:value-type="string">
            <text:p>WSTEP DO INFORMATYKI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3012423916" calcext:value-type="float">
            <text:p>93012423916</text:p>
          </table:table-cell>
          <table:table-cell office:value-type="string" calcext:value-type="string">
            <text:p>WSTEP DO INFORMATYKI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6121964255" calcext:value-type="float">
            <text:p>96121964255</text:p>
          </table:table-cell>
          <table:table-cell office:value-type="string" calcext:value-type="string">
            <text:p>WSTEP DO INFORMATYKI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5011368836" calcext:value-type="float">
            <text:p>95011368836</text:p>
          </table:table-cell>
          <table:table-cell office:value-type="string" calcext:value-type="string">
            <text:p>WSTEP DO TEORII LICZB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6112171271" calcext:value-type="float">
            <text:p>96112171271</text:p>
          </table:table-cell>
          <table:table-cell office:value-type="string" calcext:value-type="string">
            <text:p>WSTEP DO TEORII LICZB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6122279451" calcext:value-type="float">
            <text:p>96122279451</text:p>
          </table:table-cell>
          <table:table-cell office:value-type="string" calcext:value-type="string">
            <text:p>WSTEP DO TEORII LICZB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2052877491" calcext:value-type="float">
            <text:p>92052877491</text:p>
          </table:table-cell>
          <table:table-cell office:value-type="string" calcext:value-type="string">
            <text:p>ZLACZA ELEKTRYCZNE I ELEKTRONICZNE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4091089918" calcext:value-type="float">
            <text:p>94091089918</text:p>
          </table:table-cell>
          <table:table-cell office:value-type="string" calcext:value-type="string">
            <text:p>ZLACZA ELEKTRYCZNE I ELEKTRONICZNE</text:p>
          </table:table-cell>
          <table:table-cell table:number-columns-repeated="3"/>
        </table:table-row>
      </table:table>
      <table:table table:name="5.1" table:style-name="ta1">
        <table:table-column table:style-name="co2" table:default-cell-style-name="Default"/>
        <table:table-column table:style-name="co5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pesel</text:p>
          </table:table-cell>
          <table:table-cell office:value-type="string" calcext:value-type="string">
            <text:p>tytul</text:p>
          </table:table-cell>
          <table:table-cell office:value-type="string" calcext:value-type="string">
            <text:p>powtórzenie</text:p>
          </table:table-cell>
          <table:table-cell/>
          <table:table-cell office:value-type="string" calcext:value-type="string">
            <text:p>największa ilość wyprzyczonych podręczników przez 1 osobę:</text:p>
          </table:table-cell>
          <table:table-cell table:formula="of:=MAX([.D2:.D331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2051048757" calcext:value-type="float">
            <text:p>92051048757</text:p>
          </table:table-cell>
          <table:table-cell office:value-type="string" calcext:value-type="string">
            <text:p>TECHNOLOGIA LITOGRAFII 20NM</text:p>
          </table:table-cell>
          <table:table-cell table:formula="of:=IF([.B2]=[.B1];[.D1]+1;1)" office:value-type="float" office:value="1" calcext:value-type="float">
            <text:p>1</text:p>
          </table:table-cell>
          <table:table-cell/>
          <table:table-cell office:value-type="string" calcext:value-type="string">
            <text:p>pesel tej osoby</text:p>
          </table:table-cell>
          <table:table-cell office:value-type="float" office:value="97021392858" calcext:value-type="float">
            <text:p>9702139285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2051861424" calcext:value-type="float">
            <text:p>92051861424</text:p>
          </table:table-cell>
          <table:table-cell office:value-type="string" calcext:value-type="string">
            <text:p>MATEMATYKA DYSKRETNA I</text:p>
          </table:table-cell>
          <table:table-cell table:formula="of:=IF([.B3]=[.B2];[.D2]+1;1)" office:value-type="float" office:value="1" calcext:value-type="float">
            <text:p>1</text:p>
          </table:table-cell>
          <table:table-cell/>
          <table:table-cell office:value-type="string" calcext:value-type="string">
            <text:p>imię</text:p>
          </table:table-cell>
          <table:table-cell table:formula="of:=VLOOKUP([.G2];[studenci.A2:.C331];3)" office:value-type="string" office:string-value="KRZYSZTOF" calcext:value-type="string">
            <text:p>KRZYSZTOF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2052033215" calcext:value-type="float">
            <text:p>92052033215</text:p>
          </table:table-cell>
          <table:table-cell office:value-type="string" calcext:value-type="string">
            <text:p>MERNICTWO ELEKTRYCZNE I</text:p>
          </table:table-cell>
          <table:table-cell table:formula="of:=IF([.B4]=[.B3];[.D3]+1;1)" office:value-type="float" office:value="1" calcext:value-type="float">
            <text:p>1</text:p>
          </table:table-cell>
          <table:table-cell/>
          <table:table-cell office:value-type="string" calcext:value-type="string">
            <text:p>nazwisko</text:p>
          </table:table-cell>
          <table:table-cell table:formula="of:=VLOOKUP([.G2];[studenci.A2:.C331];2)" office:value-type="string" office:string-value="LEWANDOWSKI" calcext:value-type="string">
            <text:p>LEWANDOWSKI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2052877491" calcext:value-type="float">
            <text:p>92052877491</text:p>
          </table:table-cell>
          <table:table-cell office:value-type="string" calcext:value-type="string">
            <text:p>ZLACZA ELEKTRYCZNE I ELEKTRONICZNE</text:p>
          </table:table-cell>
          <table:table-cell table:formula="of:=IF([.B5]=[.B4];[.D4]+1;1)" office:value-type="float" office:value="1" calcext:value-type="float">
            <text:p>1</text:p>
          </table:table-cell>
          <table:table-cell/>
          <table:table-cell office:value-type="string" calcext:value-type="string">
            <text:p>Książki przez Niego <text:s/>wypożyczone:</text:p>
          </table:table-cell>
          <table:table-cell office:value-type="string" calcext:value-type="string">
            <text:p>FLASH I PHP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2052999663" calcext:value-type="float">
            <text:p>92052999663</text:p>
          </table:table-cell>
          <table:table-cell office:value-type="string" calcext:value-type="string">
            <text:p>TEORIA GRAFOW</text:p>
          </table:table-cell>
          <table:table-cell table:formula="of:=IF([.B6]=[.B5];[.D5]+1;1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EZYKI PROGRAMOWANIA II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2060349478" calcext:value-type="float">
            <text:p>92060349478</text:p>
          </table:table-cell>
          <table:table-cell office:value-type="string" calcext:value-type="string">
            <text:p>SIECI NEURONOWE</text:p>
          </table:table-cell>
          <table:table-cell table:formula="of:=IF([.B7]=[.B6];[.D6]+1;1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TODY NUMERYCZNE II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060618813" calcext:value-type="float">
            <text:p>92060618813</text:p>
          </table:table-cell>
          <table:table-cell office:value-type="string" calcext:value-type="string">
            <text:p>GRAFIKA KOMPUTEROWA III</text:p>
          </table:table-cell>
          <table:table-cell table:formula="of:=IF([.B8]=[.B7];[.D7]+1;1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ORIA GRAFOW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2060816563" calcext:value-type="float">
            <text:p>92060816563</text:p>
          </table:table-cell>
          <table:table-cell office:value-type="string" calcext:value-type="string">
            <text:p>WSTEP DO INFORMATYKI</text:p>
          </table:table-cell>
          <table:table-cell table:formula="of:=IF([.B9]=[.B8];[.D8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2060863855" calcext:value-type="float">
            <text:p>92060863855</text:p>
          </table:table-cell>
          <table:table-cell office:value-type="string" calcext:value-type="string">
            <text:p>WSTEP DO INFORMATYKI</text:p>
          </table:table-cell>
          <table:table-cell table:formula="of:=IF([.B10]=[.B9];[.D9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061083359" calcext:value-type="float">
            <text:p>92061083359</text:p>
          </table:table-cell>
          <table:table-cell office:value-type="string" calcext:value-type="string">
            <text:p>FIZYKA TECHNICZNA I</text:p>
          </table:table-cell>
          <table:table-cell table:formula="of:=IF([.B11]=[.B10];[.D10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2061754985" calcext:value-type="float">
            <text:p>92061754985</text:p>
          </table:table-cell>
          <table:table-cell office:value-type="string" calcext:value-type="string">
            <text:p>ELEKTRONIKA CYFROWA II</text:p>
          </table:table-cell>
          <table:table-cell table:formula="of:=IF([.B12]=[.B11];[.D11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2061937214" calcext:value-type="float">
            <text:p>92061937214</text:p>
          </table:table-cell>
          <table:table-cell office:value-type="string" calcext:value-type="string">
            <text:p>MERNICTWO ELEKTRYCZNE I</text:p>
          </table:table-cell>
          <table:table-cell table:formula="of:=IF([.B13]=[.B12];[.D12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2062548936" calcext:value-type="float">
            <text:p>92062548936</text:p>
          </table:table-cell>
          <table:table-cell office:value-type="string" calcext:value-type="string">
            <text:p>ALGORYTMY BEZ TAJEMNIC</text:p>
          </table:table-cell>
          <table:table-cell table:formula="of:=IF([.B14]=[.B13];[.D13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2062762152" calcext:value-type="float">
            <text:p>92062762152</text:p>
          </table:table-cell>
          <table:table-cell office:value-type="string" calcext:value-type="string">
            <text:p>FIZYKA TECHNICZNA I</text:p>
          </table:table-cell>
          <table:table-cell table:formula="of:=IF([.B15]=[.B14];[.D14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2062962545" calcext:value-type="float">
            <text:p>92062962545</text:p>
          </table:table-cell>
          <table:table-cell office:value-type="string" calcext:value-type="string">
            <text:p>101 ZABEZPIECZEN PRZED ATAKAMI W SIECI KOMPUTEROWEJ</text:p>
          </table:table-cell>
          <table:table-cell table:formula="of:=IF([.B16]=[.B15];[.D15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2070111188" calcext:value-type="float">
            <text:p>92070111188</text:p>
          </table:table-cell>
          <table:table-cell office:value-type="string" calcext:value-type="string">
            <text:p>ANSI C</text:p>
          </table:table-cell>
          <table:table-cell table:formula="of:=IF([.B17]=[.B16];[.D16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2070336152" calcext:value-type="float">
            <text:p>92070336152</text:p>
          </table:table-cell>
          <table:table-cell office:value-type="string" calcext:value-type="string">
            <text:p>WSTEP DO CSS3 I HTML5</text:p>
          </table:table-cell>
          <table:table-cell table:formula="of:=IF([.B18]=[.B17];[.D17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2070952712" calcext:value-type="float">
            <text:p>92070952712</text:p>
          </table:table-cell>
          <table:table-cell office:value-type="string" calcext:value-type="string">
            <text:p>PODSTAWY KRYPTOGRAFII II</text:p>
          </table:table-cell>
          <table:table-cell table:formula="of:=IF([.B19]=[.B18];[.D18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071176944" calcext:value-type="float">
            <text:p>92071176944</text:p>
          </table:table-cell>
          <table:table-cell office:value-type="string" calcext:value-type="string">
            <text:p>ANALIZA MATEMATYCZNA I</text:p>
          </table:table-cell>
          <table:table-cell table:formula="of:=IF([.B20]=[.B19];[.D19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2072355391" calcext:value-type="float">
            <text:p>92072355391</text:p>
          </table:table-cell>
          <table:table-cell office:value-type="string" calcext:value-type="string">
            <text:p>SIECI NEURONOWE</text:p>
          </table:table-cell>
          <table:table-cell table:formula="of:=IF([.B21]=[.B20];[.D20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2072589329" calcext:value-type="float">
            <text:p>92072589329</text:p>
          </table:table-cell>
          <table:table-cell office:value-type="string" calcext:value-type="string">
            <text:p>GRAFIKA KOMPUTEROWA I</text:p>
          </table:table-cell>
          <table:table-cell table:formula="of:=IF([.B22]=[.B21];[.D21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2080361249" calcext:value-type="float">
            <text:p>92080361249</text:p>
          </table:table-cell>
          <table:table-cell office:value-type="string" calcext:value-type="string">
            <text:p>CHEMIA KWANTOWA I</text:p>
          </table:table-cell>
          <table:table-cell table:formula="of:=IF([.B23]=[.B22];[.D22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2080864292" calcext:value-type="float">
            <text:p>92080864292</text:p>
          </table:table-cell>
          <table:table-cell office:value-type="string" calcext:value-type="string">
            <text:p>BIBLIA ASSEMBLERA I</text:p>
          </table:table-cell>
          <table:table-cell table:formula="of:=IF([.B24]=[.B23];[.D23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2081076313" calcext:value-type="float">
            <text:p>92081076313</text:p>
          </table:table-cell>
          <table:table-cell office:value-type="string" calcext:value-type="string">
            <text:p>PROGRAMOWANIE WSPOLBIEZNE</text:p>
          </table:table-cell>
          <table:table-cell table:formula="of:=IF([.B25]=[.B24];[.D24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2081119933" calcext:value-type="float">
            <text:p>92081119933</text:p>
          </table:table-cell>
          <table:table-cell office:value-type="string" calcext:value-type="string">
            <text:p>KOMPUTEROWA ANALIZA OBRAZOWANIA MEDYCZNEGO I</text:p>
          </table:table-cell>
          <table:table-cell table:formula="of:=IF([.B26]=[.B25];[.D25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2081817558" calcext:value-type="float">
            <text:p>92081817558</text:p>
          </table:table-cell>
          <table:table-cell office:value-type="string" calcext:value-type="string">
            <text:p>PODSTAWY KRYPTOGRAFII I</text:p>
          </table:table-cell>
          <table:table-cell table:formula="of:=IF([.B27]=[.B26];[.D26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2081982469" calcext:value-type="float">
            <text:p>92081982469</text:p>
          </table:table-cell>
          <table:table-cell office:value-type="string" calcext:value-type="string">
            <text:p>ALGERBA I</text:p>
          </table:table-cell>
          <table:table-cell table:formula="of:=IF([.B28]=[.B27];[.D27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92082477625" calcext:value-type="float">
            <text:p>92082477625</text:p>
          </table:table-cell>
          <table:table-cell office:value-type="string" calcext:value-type="string">
            <text:p>ALGORYTMY GENETYCZNE</text:p>
          </table:table-cell>
          <table:table-cell table:formula="of:=IF([.B29]=[.B28];[.D28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2090349976" calcext:value-type="float">
            <text:p>92090349976</text:p>
          </table:table-cell>
          <table:table-cell office:value-type="string" calcext:value-type="string">
            <text:p>ANALIZA MATEMATYCZNA II</text:p>
          </table:table-cell>
          <table:table-cell table:formula="of:=IF([.B30]=[.B29];[.D29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2100661849" calcext:value-type="float">
            <text:p>92100661849</text:p>
          </table:table-cell>
          <table:table-cell office:value-type="string" calcext:value-type="string">
            <text:p>METODY NUMERYCZNE II</text:p>
          </table:table-cell>
          <table:table-cell table:formula="of:=IF([.B31]=[.B30];[.D30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2101543816" calcext:value-type="float">
            <text:p>92101543816</text:p>
          </table:table-cell>
          <table:table-cell office:value-type="string" calcext:value-type="string">
            <text:p>ANSI C</text:p>
          </table:table-cell>
          <table:table-cell table:formula="of:=IF([.B32]=[.B31];[.D31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2103163461" calcext:value-type="float">
            <text:p>92103163461</text:p>
          </table:table-cell>
          <table:table-cell office:value-type="string" calcext:value-type="string">
            <text:p>GRAFIKA KOMPUTEROWA I</text:p>
          </table:table-cell>
          <table:table-cell table:formula="of:=IF([.B33]=[.B32];[.D32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2111027117" calcext:value-type="float">
            <text:p>92111027117</text:p>
          </table:table-cell>
          <table:table-cell office:value-type="string" calcext:value-type="string">
            <text:p>ANALIZA MATEMATYCZNA I</text:p>
          </table:table-cell>
          <table:table-cell table:formula="of:=IF([.B34]=[.B33];[.D33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2111479877" calcext:value-type="float">
            <text:p>92111479877</text:p>
          </table:table-cell>
          <table:table-cell office:value-type="string" calcext:value-type="string">
            <text:p>RELACYJNE BAZY DANYCH II</text:p>
          </table:table-cell>
          <table:table-cell table:formula="of:=IF([.B35]=[.B34];[.D34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2112571134" calcext:value-type="float">
            <text:p>92112571134</text:p>
          </table:table-cell>
          <table:table-cell office:value-type="string" calcext:value-type="string">
            <text:p>TEORIA GRAFOW</text:p>
          </table:table-cell>
          <table:table-cell table:formula="of:=IF([.B36]=[.B35];[.D35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2112635683" calcext:value-type="float">
            <text:p>92112635683</text:p>
          </table:table-cell>
          <table:table-cell office:value-type="string" calcext:value-type="string">
            <text:p>FIZYKA CIALA STALEGO I</text:p>
          </table:table-cell>
          <table:table-cell table:formula="of:=IF([.B37]=[.B36];[.D36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2121027392" calcext:value-type="float">
            <text:p>92121027392</text:p>
          </table:table-cell>
          <table:table-cell office:value-type="string" calcext:value-type="string">
            <text:p>AUTOCAD DOBRE PRAKTYKI</text:p>
          </table:table-cell>
          <table:table-cell table:formula="of:=IF([.B38]=[.B37];[.D37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2121027392" calcext:value-type="float">
            <text:p>92121027392</text:p>
          </table:table-cell>
          <table:table-cell office:value-type="string" calcext:value-type="string">
            <text:p>TESTOWANIE UKLADOW VLSI</text:p>
          </table:table-cell>
          <table:table-cell table:formula="of:=IF([.B39]=[.B38];[.D38]+1;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2121027392" calcext:value-type="float">
            <text:p>92121027392</text:p>
          </table:table-cell>
          <table:table-cell office:value-type="string" calcext:value-type="string">
            <text:p>TESTY PENETRACYJNE SIECI WIFI</text:p>
          </table:table-cell>
          <table:table-cell table:formula="of:=IF([.B40]=[.B39];[.D39]+1;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2121586455" calcext:value-type="float">
            <text:p>92121586455</text:p>
          </table:table-cell>
          <table:table-cell office:value-type="string" calcext:value-type="string">
            <text:p>GRAFIKA KOMPUTEROWA III</text:p>
          </table:table-cell>
          <table:table-cell table:formula="of:=IF([.B41]=[.B40];[.D40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2122718336" calcext:value-type="float">
            <text:p>92122718336</text:p>
          </table:table-cell>
          <table:table-cell office:value-type="string" calcext:value-type="string">
            <text:p>CHEMIA FIZYCZNA</text:p>
          </table:table-cell>
          <table:table-cell table:formula="of:=IF([.B42]=[.B41];[.D41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2122755816" calcext:value-type="float">
            <text:p>92122755816</text:p>
          </table:table-cell>
          <table:table-cell office:value-type="string" calcext:value-type="string">
            <text:p>SIECI NEURONOWE</text:p>
          </table:table-cell>
          <table:table-cell table:formula="of:=IF([.B43]=[.B42];[.D42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122899246" calcext:value-type="float">
            <text:p>92122899246</text:p>
          </table:table-cell>
          <table:table-cell office:value-type="string" calcext:value-type="string">
            <text:p>WSTEP DO CSS3 I HTML5</text:p>
          </table:table-cell>
          <table:table-cell table:formula="of:=IF([.B44]=[.B43];[.D43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3010287374" calcext:value-type="float">
            <text:p>93010287374</text:p>
          </table:table-cell>
          <table:table-cell office:value-type="string" calcext:value-type="string">
            <text:p>JEZYKI PROGRAMOWANIA II</text:p>
          </table:table-cell>
          <table:table-cell table:formula="of:=IF([.B45]=[.B44];[.D44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3011731988" calcext:value-type="float">
            <text:p>93011731988</text:p>
          </table:table-cell>
          <table:table-cell office:value-type="string" calcext:value-type="string">
            <text:p>CHEMIA KWANTOWA I</text:p>
          </table:table-cell>
          <table:table-cell table:formula="of:=IF([.B46]=[.B45];[.D45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3012248937" calcext:value-type="float">
            <text:p>93012248937</text:p>
          </table:table-cell>
          <table:table-cell office:value-type="string" calcext:value-type="string">
            <text:p>FIZYKA TECHNICZNA II</text:p>
          </table:table-cell>
          <table:table-cell table:formula="of:=IF([.B47]=[.B46];[.D46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3012423916" calcext:value-type="float">
            <text:p>93012423916</text:p>
          </table:table-cell>
          <table:table-cell office:value-type="string" calcext:value-type="string">
            <text:p>WSTEP DO INFORMATYKI</text:p>
          </table:table-cell>
          <table:table-cell table:formula="of:=IF([.B48]=[.B47];[.D47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3013078979" calcext:value-type="float">
            <text:p>93013078979</text:p>
          </table:table-cell>
          <table:table-cell office:value-type="string" calcext:value-type="string">
            <text:p>101 ZABEZPIECZEN PRZED ATAKAMI W SIECI KOMPUTEROWEJ</text:p>
          </table:table-cell>
          <table:table-cell table:formula="of:=IF([.B49]=[.B48];[.D48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3020294887" calcext:value-type="float">
            <text:p>93020294887</text:p>
          </table:table-cell>
          <table:table-cell office:value-type="string" calcext:value-type="string">
            <text:p>RELACYJNE BAZY DANYCH III</text:p>
          </table:table-cell>
          <table:table-cell table:formula="of:=IF([.B50]=[.B49];[.D49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3020344452" calcext:value-type="float">
            <text:p>93020344452</text:p>
          </table:table-cell>
          <table:table-cell office:value-type="string" calcext:value-type="string">
            <text:p>PROGRAMOWANIE MIKROKONTROLEROW II</text:p>
          </table:table-cell>
          <table:table-cell table:formula="of:=IF([.B51]=[.B50];[.D50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3020492353" calcext:value-type="float">
            <text:p>93020492353</text:p>
          </table:table-cell>
          <table:table-cell office:value-type="string" calcext:value-type="string">
            <text:p>PODSTAWY KRYPTOGRAFII I</text:p>
          </table:table-cell>
          <table:table-cell table:formula="of:=IF([.B52]=[.B51];[.D51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3020984197" calcext:value-type="float">
            <text:p>93020984197</text:p>
          </table:table-cell>
          <table:table-cell office:value-type="string" calcext:value-type="string">
            <text:p>AUTOMATYKA II</text:p>
          </table:table-cell>
          <table:table-cell table:formula="of:=IF([.B53]=[.B52];[.D52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3021324462" calcext:value-type="float">
            <text:p>93021324462</text:p>
          </table:table-cell>
          <table:table-cell office:value-type="string" calcext:value-type="string">
            <text:p>CHEMIA KWANTOWA II</text:p>
          </table:table-cell>
          <table:table-cell table:formula="of:=IF([.B54]=[.B53];[.D53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3021966581" calcext:value-type="float">
            <text:p>93021966581</text:p>
          </table:table-cell>
          <table:table-cell office:value-type="string" calcext:value-type="string">
            <text:p>JAK DZIALA LINUX</text:p>
          </table:table-cell>
          <table:table-cell table:formula="of:=IF([.B55]=[.B54];[.D54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3022138167" calcext:value-type="float">
            <text:p>93022138167</text:p>
          </table:table-cell>
          <table:table-cell office:value-type="string" calcext:value-type="string">
            <text:p>AUTOMATYKA II</text:p>
          </table:table-cell>
          <table:table-cell table:formula="of:=IF([.B56]=[.B55];[.D55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3031176282" calcext:value-type="float">
            <text:p>93031176282</text:p>
          </table:table-cell>
          <table:table-cell office:value-type="string" calcext:value-type="string">
            <text:p>KATALOG CYFROWYCH UKLADOW SCALONYCH</text:p>
          </table:table-cell>
          <table:table-cell table:formula="of:=IF([.B57]=[.B56];[.D56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3031426752" calcext:value-type="float">
            <text:p>93031426752</text:p>
          </table:table-cell>
          <table:table-cell office:value-type="string" calcext:value-type="string">
            <text:p>FIZYKA CIALA STALEGO III</text:p>
          </table:table-cell>
          <table:table-cell table:formula="of:=IF([.B58]=[.B57];[.D57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3031439697" calcext:value-type="float">
            <text:p>93031439697</text:p>
          </table:table-cell>
          <table:table-cell office:value-type="string" calcext:value-type="string">
            <text:p>TESTOWANIE UKLADOW VLSI</text:p>
          </table:table-cell>
          <table:table-cell table:formula="of:=IF([.B59]=[.B58];[.D58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3031562344" calcext:value-type="float">
            <text:p>93031562344</text:p>
          </table:table-cell>
          <table:table-cell office:value-type="string" calcext:value-type="string">
            <text:p>OPTYMALIZACJA ALGORYTMOW I</text:p>
          </table:table-cell>
          <table:table-cell table:formula="of:=IF([.B60]=[.B59];[.D59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93031853565" calcext:value-type="float">
            <text:p>93031853565</text:p>
          </table:table-cell>
          <table:table-cell office:value-type="string" calcext:value-type="string">
            <text:p>MATEMATYKA DYSKRETNA II</text:p>
          </table:table-cell>
          <table:table-cell table:formula="of:=IF([.B61]=[.B60];[.D60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3031922166" calcext:value-type="float">
            <text:p>93031922166</text:p>
          </table:table-cell>
          <table:table-cell office:value-type="string" calcext:value-type="string">
            <text:p>LINUX KSIEGA ADMINISTRATORA II</text:p>
          </table:table-cell>
          <table:table-cell table:formula="of:=IF([.B62]=[.B61];[.D61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3032549924" calcext:value-type="float">
            <text:p>93032549924</text:p>
          </table:table-cell>
          <table:table-cell office:value-type="string" calcext:value-type="string">
            <text:p>FIZYKA TECHNICZNA III</text:p>
          </table:table-cell>
          <table:table-cell table:formula="of:=IF([.B63]=[.B62];[.D62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3041061585" calcext:value-type="float">
            <text:p>93041061585</text:p>
          </table:table-cell>
          <table:table-cell office:value-type="string" calcext:value-type="string">
            <text:p>RELACYJNE BAZY DANYCH III</text:p>
          </table:table-cell>
          <table:table-cell table:formula="of:=IF([.B64]=[.B63];[.D63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3041252815" calcext:value-type="float">
            <text:p>93041252815</text:p>
          </table:table-cell>
          <table:table-cell office:value-type="string" calcext:value-type="string">
            <text:p>FLASH I PHP</text:p>
          </table:table-cell>
          <table:table-cell table:formula="of:=IF([.B65]=[.B64];[.D64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3041271841" calcext:value-type="float">
            <text:p>93041271841</text:p>
          </table:table-cell>
          <table:table-cell office:value-type="string" calcext:value-type="string">
            <text:p>FIZYKA TECHNICZNA I</text:p>
          </table:table-cell>
          <table:table-cell table:formula="of:=IF([.B66]=[.B65];[.D65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3041329773" calcext:value-type="float">
            <text:p>93041329773</text:p>
          </table:table-cell>
          <table:table-cell office:value-type="string" calcext:value-type="string">
            <text:p>JEZYKI PROGRAMOWANIA II</text:p>
          </table:table-cell>
          <table:table-cell table:formula="of:=IF([.B67]=[.B66];[.D66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3041967867" calcext:value-type="float">
            <text:p>93041967867</text:p>
          </table:table-cell>
          <table:table-cell office:value-type="string" calcext:value-type="string">
            <text:p>CHEMIA KWANTOWA II</text:p>
          </table:table-cell>
          <table:table-cell table:formula="of:=IF([.B68]=[.B67];[.D67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3042094111" calcext:value-type="float">
            <text:p>93042094111</text:p>
          </table:table-cell>
          <table:table-cell office:value-type="string" calcext:value-type="string">
            <text:p>AUDYT BEZPIECZENSTWA SIECI</text:p>
          </table:table-cell>
          <table:table-cell table:formula="of:=IF([.B69]=[.B68];[.D68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3042372947" calcext:value-type="float">
            <text:p>93042372947</text:p>
          </table:table-cell>
          <table:table-cell office:value-type="string" calcext:value-type="string">
            <text:p>AUTOCAD DOBRE PRAKTYKI</text:p>
          </table:table-cell>
          <table:table-cell table:formula="of:=IF([.B70]=[.B69];[.D69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3042594253" calcext:value-type="float">
            <text:p>93042594253</text:p>
          </table:table-cell>
          <table:table-cell office:value-type="string" calcext:value-type="string">
            <text:p>FIZYKA TECHNICZNA II</text:p>
          </table:table-cell>
          <table:table-cell table:formula="of:=IF([.B71]=[.B70];[.D70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3051494722" calcext:value-type="float">
            <text:p>93051494722</text:p>
          </table:table-cell>
          <table:table-cell office:value-type="string" calcext:value-type="string">
            <text:p>FIZYKA CIALA STALEGO II</text:p>
          </table:table-cell>
          <table:table-cell table:formula="of:=IF([.B72]=[.B71];[.D71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052164592" calcext:value-type="float">
            <text:p>93052164592</text:p>
          </table:table-cell>
          <table:table-cell office:value-type="string" calcext:value-type="string">
            <text:p>AUTOCAD DOBRE PRAKTYKI</text:p>
          </table:table-cell>
          <table:table-cell table:formula="of:=IF([.B73]=[.B72];[.D72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3052321317" calcext:value-type="float">
            <text:p>93052321317</text:p>
          </table:table-cell>
          <table:table-cell office:value-type="string" calcext:value-type="string">
            <text:p>C# I .NET</text:p>
          </table:table-cell>
          <table:table-cell table:formula="of:=IF([.B74]=[.B73];[.D73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3052712924" calcext:value-type="float">
            <text:p>93052712924</text:p>
          </table:table-cell>
          <table:table-cell office:value-type="string" calcext:value-type="string">
            <text:p>AUTOMATYKA I</text:p>
          </table:table-cell>
          <table:table-cell table:formula="of:=IF([.B75]=[.B74];[.D74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3052759398" calcext:value-type="float">
            <text:p>93052759398</text:p>
          </table:table-cell>
          <table:table-cell office:value-type="string" calcext:value-type="string">
            <text:p>ANALIZA ZLOZONYCH PROCESOW TECHNOLOGICZNYCH</text:p>
          </table:table-cell>
          <table:table-cell table:formula="of:=IF([.B76]=[.B75];[.D75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3060314174" calcext:value-type="float">
            <text:p>93060314174</text:p>
          </table:table-cell>
          <table:table-cell office:value-type="string" calcext:value-type="string">
            <text:p>CHEMIA KWANTOWA II</text:p>
          </table:table-cell>
          <table:table-cell table:formula="of:=IF([.B77]=[.B76];[.D76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3060626866" calcext:value-type="float">
            <text:p>93060626866</text:p>
          </table:table-cell>
          <table:table-cell office:value-type="string" calcext:value-type="string">
            <text:p>LINUX KSIEGA ADMINISTRATORA I</text:p>
          </table:table-cell>
          <table:table-cell table:formula="of:=IF([.B78]=[.B77];[.D77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3060757559" calcext:value-type="float">
            <text:p>93060757559</text:p>
          </table:table-cell>
          <table:table-cell office:value-type="string" calcext:value-type="string">
            <text:p>ROBOTYKA II</text:p>
          </table:table-cell>
          <table:table-cell table:formula="of:=IF([.B79]=[.B78];[.D78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3061087466" calcext:value-type="float">
            <text:p>93061087466</text:p>
          </table:table-cell>
          <table:table-cell office:value-type="string" calcext:value-type="string">
            <text:p>SIECI NEURONOWE</text:p>
          </table:table-cell>
          <table:table-cell table:formula="of:=IF([.B80]=[.B79];[.D79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3061243679" calcext:value-type="float">
            <text:p>93061243679</text:p>
          </table:table-cell>
          <table:table-cell office:value-type="string" calcext:value-type="string">
            <text:p>TESTY PENETRACYJNE SIECI WIFI</text:p>
          </table:table-cell>
          <table:table-cell table:formula="of:=IF([.B81]=[.B80];[.D80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3061564929" calcext:value-type="float">
            <text:p>93061564929</text:p>
          </table:table-cell>
          <table:table-cell office:value-type="string" calcext:value-type="string">
            <text:p>GRAFIKA KOMPUTEROWA III</text:p>
          </table:table-cell>
          <table:table-cell table:formula="of:=IF([.B82]=[.B81];[.D81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3062061135" calcext:value-type="float">
            <text:p>93062061135</text:p>
          </table:table-cell>
          <table:table-cell office:value-type="string" calcext:value-type="string">
            <text:p>FIZYKA TECHNICZNA II</text:p>
          </table:table-cell>
          <table:table-cell table:formula="of:=IF([.B83]=[.B82];[.D82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3070995479" calcext:value-type="float">
            <text:p>93070995479</text:p>
          </table:table-cell>
          <table:table-cell office:value-type="string" calcext:value-type="string">
            <text:p>JEZYKI PROGRAMOWANIA II</text:p>
          </table:table-cell>
          <table:table-cell table:formula="of:=IF([.B84]=[.B83];[.D83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3071912839" calcext:value-type="float">
            <text:p>93071912839</text:p>
          </table:table-cell>
          <table:table-cell office:value-type="string" calcext:value-type="string">
            <text:p>ANALIZA MATEMATYCZNA II</text:p>
          </table:table-cell>
          <table:table-cell table:formula="of:=IF([.B85]=[.B84];[.D84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3072382295" calcext:value-type="float">
            <text:p>93072382295</text:p>
          </table:table-cell>
          <table:table-cell office:value-type="string" calcext:value-type="string">
            <text:p>ALGERBA I</text:p>
          </table:table-cell>
          <table:table-cell table:formula="of:=IF([.B86]=[.B85];[.D85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3080133818" calcext:value-type="float">
            <text:p>93080133818</text:p>
          </table:table-cell>
          <table:table-cell office:value-type="string" calcext:value-type="string">
            <text:p>101 ZABEZPIECZEN PRZED ATAKAMI W SIECI KOMPUTEROWEJ</text:p>
          </table:table-cell>
          <table:table-cell table:formula="of:=IF([.B87]=[.B86];[.D86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080136224" calcext:value-type="float">
            <text:p>93080136224</text:p>
          </table:table-cell>
          <table:table-cell office:value-type="string" calcext:value-type="string">
            <text:p>TESTY PENETRACYJNE SIECI WIFI</text:p>
          </table:table-cell>
          <table:table-cell table:formula="of:=IF([.B88]=[.B87];[.D87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3080261416" calcext:value-type="float">
            <text:p>93080261416</text:p>
          </table:table-cell>
          <table:table-cell office:value-type="string" calcext:value-type="string">
            <text:p>ANSI C</text:p>
          </table:table-cell>
          <table:table-cell table:formula="of:=IF([.B89]=[.B88];[.D88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3080464147" calcext:value-type="float">
            <text:p>93080464147</text:p>
          </table:table-cell>
          <table:table-cell office:value-type="string" calcext:value-type="string">
            <text:p>ANSI C</text:p>
          </table:table-cell>
          <table:table-cell table:formula="of:=IF([.B90]=[.B89];[.D89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3081269666" calcext:value-type="float">
            <text:p>93081269666</text:p>
          </table:table-cell>
          <table:table-cell office:value-type="string" calcext:value-type="string">
            <text:p>STEROWNIKI PRZEMYSLOWE I</text:p>
          </table:table-cell>
          <table:table-cell table:formula="of:=IF([.B91]=[.B90];[.D90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3081336463" calcext:value-type="float">
            <text:p>93081336463</text:p>
          </table:table-cell>
          <table:table-cell office:value-type="string" calcext:value-type="string">
            <text:p>AUTOMATYKA II</text:p>
          </table:table-cell>
          <table:table-cell table:formula="of:=IF([.B92]=[.B91];[.D91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93081892851" calcext:value-type="float">
            <text:p>93081892851</text:p>
          </table:table-cell>
          <table:table-cell office:value-type="string" calcext:value-type="string">
            <text:p>PROGRAMOWANIE MIKROKONTROLEROW I</text:p>
          </table:table-cell>
          <table:table-cell table:formula="of:=IF([.B93]=[.B92];[.D92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3082456168" calcext:value-type="float">
            <text:p>93082456168</text:p>
          </table:table-cell>
          <table:table-cell office:value-type="string" calcext:value-type="string">
            <text:p>APARATURA POMIAROWA</text:p>
          </table:table-cell>
          <table:table-cell table:formula="of:=IF([.B94]=[.B93];[.D93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3090575941" calcext:value-type="float">
            <text:p>93090575941</text:p>
          </table:table-cell>
          <table:table-cell office:value-type="string" calcext:value-type="string">
            <text:p>SYSTEMY OPERACYJNE</text:p>
          </table:table-cell>
          <table:table-cell table:formula="of:=IF([.B95]=[.B94];[.D94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3090925753" calcext:value-type="float">
            <text:p>93090925753</text:p>
          </table:table-cell>
          <table:table-cell office:value-type="string" calcext:value-type="string">
            <text:p>ANALIZA MATEMATYCZNA II</text:p>
          </table:table-cell>
          <table:table-cell table:formula="of:=IF([.B96]=[.B95];[.D95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3091115319" calcext:value-type="float">
            <text:p>93091115319</text:p>
          </table:table-cell>
          <table:table-cell office:value-type="string" calcext:value-type="string">
            <text:p>MIKROKONTROLERY AVR</text:p>
          </table:table-cell>
          <table:table-cell table:formula="of:=IF([.B97]=[.B96];[.D96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3091278935" calcext:value-type="float">
            <text:p>93091278935</text:p>
          </table:table-cell>
          <table:table-cell office:value-type="string" calcext:value-type="string">
            <text:p>AUTOMATYKA II</text:p>
          </table:table-cell>
          <table:table-cell table:formula="of:=IF([.B98]=[.B97];[.D97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3091575513" calcext:value-type="float">
            <text:p>93091575513</text:p>
          </table:table-cell>
          <table:table-cell office:value-type="string" calcext:value-type="string">
            <text:p>C# I .NET</text:p>
          </table:table-cell>
          <table:table-cell table:formula="of:=IF([.B99]=[.B98];[.D98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3091812971" calcext:value-type="float">
            <text:p>93091812971</text:p>
          </table:table-cell>
          <table:table-cell office:value-type="string" calcext:value-type="string">
            <text:p>RELACYJNE BAZY DANYCH II</text:p>
          </table:table-cell>
          <table:table-cell table:formula="of:=IF([.B100]=[.B99];[.D99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3092337785" calcext:value-type="float">
            <text:p>93092337785</text:p>
          </table:table-cell>
          <table:table-cell office:value-type="string" calcext:value-type="string">
            <text:p>KOMPUTEROWA ANALIZA OBRAZOWANIA MEDYCZNEGO I</text:p>
          </table:table-cell>
          <table:table-cell table:formula="of:=IF([.B101]=[.B100];[.D100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3092435575" calcext:value-type="float">
            <text:p>93092435575</text:p>
          </table:table-cell>
          <table:table-cell office:value-type="string" calcext:value-type="string">
            <text:p>ALGERBA II</text:p>
          </table:table-cell>
          <table:table-cell table:formula="of:=IF([.B102]=[.B101];[.D101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3092663774" calcext:value-type="float">
            <text:p>93092663774</text:p>
          </table:table-cell>
          <table:table-cell office:value-type="string" calcext:value-type="string">
            <text:p>ALGERBA II</text:p>
          </table:table-cell>
          <table:table-cell table:formula="of:=IF([.B103]=[.B102];[.D102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3101369477" calcext:value-type="float">
            <text:p>93101369477</text:p>
          </table:table-cell>
          <table:table-cell office:value-type="string" calcext:value-type="string">
            <text:p>PODSTAWY KRYPTOGRAFII I</text:p>
          </table:table-cell>
          <table:table-cell table:formula="of:=IF([.B104]=[.B103];[.D103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3101749226" calcext:value-type="float">
            <text:p>93101749226</text:p>
          </table:table-cell>
          <table:table-cell office:value-type="string" calcext:value-type="string">
            <text:p>OPTYMALIZACJA ALGORYTMOW II</text:p>
          </table:table-cell>
          <table:table-cell table:formula="of:=IF([.B105]=[.B104];[.D104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3102056134" calcext:value-type="float">
            <text:p>93102056134</text:p>
          </table:table-cell>
          <table:table-cell office:value-type="string" calcext:value-type="string">
            <text:p>ALGERBA I</text:p>
          </table:table-cell>
          <table:table-cell table:formula="of:=IF([.B106]=[.B105];[.D105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3102651636" calcext:value-type="float">
            <text:p>93102651636</text:p>
          </table:table-cell>
          <table:table-cell office:value-type="string" calcext:value-type="string">
            <text:p>FLASH I PHP</text:p>
          </table:table-cell>
          <table:table-cell table:formula="of:=IF([.B107]=[.B106];[.D106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3110169918" calcext:value-type="float">
            <text:p>93110169918</text:p>
          </table:table-cell>
          <table:table-cell office:value-type="string" calcext:value-type="string">
            <text:p>ROBOTYKA I</text:p>
          </table:table-cell>
          <table:table-cell table:formula="of:=IF([.B108]=[.B107];[.D107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3110195784" calcext:value-type="float">
            <text:p>93110195784</text:p>
          </table:table-cell>
          <table:table-cell office:value-type="string" calcext:value-type="string">
            <text:p>OPTYMALIZACJA ALGORYTMOW II</text:p>
          </table:table-cell>
          <table:table-cell table:formula="of:=IF([.B109]=[.B108];[.D108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3110591337" calcext:value-type="float">
            <text:p>93110591337</text:p>
          </table:table-cell>
          <table:table-cell office:value-type="string" calcext:value-type="string">
            <text:p>TRANSMISJA DVB-T DVB-C I DVB-S</text:p>
          </table:table-cell>
          <table:table-cell table:formula="of:=IF([.B110]=[.B109];[.D109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3111079234" calcext:value-type="float">
            <text:p>93111079234</text:p>
          </table:table-cell>
          <table:table-cell office:value-type="string" calcext:value-type="string">
            <text:p>TESTY PENETRACYJNE SIECI WIFI</text:p>
          </table:table-cell>
          <table:table-cell table:formula="of:=IF([.B111]=[.B110];[.D110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3111422865" calcext:value-type="float">
            <text:p>93111422865</text:p>
          </table:table-cell>
          <table:table-cell office:value-type="string" calcext:value-type="string">
            <text:p>FIZYKA CIALA STALEGO II</text:p>
          </table:table-cell>
          <table:table-cell table:formula="of:=IF([.B112]=[.B111];[.D111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3112296421" calcext:value-type="float">
            <text:p>93112296421</text:p>
          </table:table-cell>
          <table:table-cell office:value-type="string" calcext:value-type="string">
            <text:p>FIZYKA CIALA STALEGO II</text:p>
          </table:table-cell>
          <table:table-cell table:formula="of:=IF([.B113]=[.B112];[.D112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3112747286" calcext:value-type="float">
            <text:p>93112747286</text:p>
          </table:table-cell>
          <table:table-cell office:value-type="string" calcext:value-type="string">
            <text:p>AUTOCAD DOBRE PRAKTYKI</text:p>
          </table:table-cell>
          <table:table-cell table:formula="of:=IF([.B114]=[.B113];[.D113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3120854668" calcext:value-type="float">
            <text:p>93120854668</text:p>
          </table:table-cell>
          <table:table-cell office:value-type="string" calcext:value-type="string">
            <text:p>KOMPUTEROWA ANALIZA OBRAZOWANIA MEDYCZNEGO II</text:p>
          </table:table-cell>
          <table:table-cell table:formula="of:=IF([.B115]=[.B114];[.D114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3120948925" calcext:value-type="float">
            <text:p>93120948925</text:p>
          </table:table-cell>
          <table:table-cell office:value-type="string" calcext:value-type="string">
            <text:p>PROGRAMOWANIE MIKROKONTROLEROW II</text:p>
          </table:table-cell>
          <table:table-cell table:formula="of:=IF([.B116]=[.B115];[.D115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3122038392" calcext:value-type="float">
            <text:p>93122038392</text:p>
          </table:table-cell>
          <table:table-cell office:value-type="string" calcext:value-type="string">
            <text:p>ANALIZA ZLOZONYCH PROCESOW TECHNOLOGICZNYCH</text:p>
          </table:table-cell>
          <table:table-cell table:formula="of:=IF([.B117]=[.B116];[.D116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3122174335" calcext:value-type="float">
            <text:p>93122174335</text:p>
          </table:table-cell>
          <table:table-cell office:value-type="string" calcext:value-type="string">
            <text:p>AUDYT BEZPIECZENSTWA SIECI</text:p>
          </table:table-cell>
          <table:table-cell table:formula="of:=IF([.B118]=[.B117];[.D117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4010593869" calcext:value-type="float">
            <text:p>94010593869</text:p>
          </table:table-cell>
          <table:table-cell office:value-type="string" calcext:value-type="string">
            <text:p>ELEKTRONIKA ANALOGOWA II</text:p>
          </table:table-cell>
          <table:table-cell table:formula="of:=IF([.B119]=[.B118];[.D118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4011095964" calcext:value-type="float">
            <text:p>94011095964</text:p>
          </table:table-cell>
          <table:table-cell office:value-type="string" calcext:value-type="string">
            <text:p>AUTOMATYKA I</text:p>
          </table:table-cell>
          <table:table-cell table:formula="of:=IF([.B120]=[.B119];[.D119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4012177294" calcext:value-type="float">
            <text:p>94012177294</text:p>
          </table:table-cell>
          <table:table-cell office:value-type="string" calcext:value-type="string">
            <text:p>TRANSMISJA DVB-T DVB-C I DVB-S</text:p>
          </table:table-cell>
          <table:table-cell table:formula="of:=IF([.B121]=[.B120];[.D120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4012331191" calcext:value-type="float">
            <text:p>94012331191</text:p>
          </table:table-cell>
          <table:table-cell office:value-type="string" calcext:value-type="string">
            <text:p>SIECI NEURONOWE</text:p>
          </table:table-cell>
          <table:table-cell table:formula="of:=IF([.B122]=[.B121];[.D121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4012833877" calcext:value-type="float">
            <text:p>94012833877</text:p>
          </table:table-cell>
          <table:table-cell office:value-type="string" calcext:value-type="string">
            <text:p>ELEKTRONIKA CYFROWA I</text:p>
          </table:table-cell>
          <table:table-cell table:formula="of:=IF([.B123]=[.B122];[.D122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4020179251" calcext:value-type="float">
            <text:p>94020179251</text:p>
          </table:table-cell>
          <table:table-cell office:value-type="string" calcext:value-type="string">
            <text:p>HACKING SZTUKA PENETRACJI</text:p>
          </table:table-cell>
          <table:table-cell table:formula="of:=IF([.B124]=[.B123];[.D123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4020355996" calcext:value-type="float">
            <text:p>94020355996</text:p>
          </table:table-cell>
          <table:table-cell office:value-type="string" calcext:value-type="string">
            <text:p>RELACYJNE BAZY DANYCH I</text:p>
          </table:table-cell>
          <table:table-cell table:formula="of:=IF([.B125]=[.B124];[.D124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4020368381" calcext:value-type="float">
            <text:p>94020368381</text:p>
          </table:table-cell>
          <table:table-cell office:value-type="string" calcext:value-type="string">
            <text:p>PROGRAMOWANIE WSPOLBIEZNE</text:p>
          </table:table-cell>
          <table:table-cell table:formula="of:=IF([.B126]=[.B125];[.D125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4020462177" calcext:value-type="float">
            <text:p>94020462177</text:p>
          </table:table-cell>
          <table:table-cell office:value-type="string" calcext:value-type="string">
            <text:p>PROGRAMOWANIE URZADZEN MOBILNYCH</text:p>
          </table:table-cell>
          <table:table-cell table:formula="of:=IF([.B127]=[.B126];[.D126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4020859896" calcext:value-type="float">
            <text:p>94020859896</text:p>
          </table:table-cell>
          <table:table-cell office:value-type="string" calcext:value-type="string">
            <text:p>OPTYMALIZACJA ALGORYTMOW I</text:p>
          </table:table-cell>
          <table:table-cell table:formula="of:=IF([.B128]=[.B127];[.D127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4021031192" calcext:value-type="float">
            <text:p>94021031192</text:p>
          </table:table-cell>
          <table:table-cell office:value-type="string" calcext:value-type="string">
            <text:p>STEROWNIKI PRZEMYSLOWE II</text:p>
          </table:table-cell>
          <table:table-cell table:formula="of:=IF([.B129]=[.B128];[.D128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4022461945" calcext:value-type="float">
            <text:p>94022461945</text:p>
          </table:table-cell>
          <table:table-cell office:value-type="string" calcext:value-type="string">
            <text:p>ALGERBA II</text:p>
          </table:table-cell>
          <table:table-cell table:formula="of:=IF([.B130]=[.B129];[.D129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4030283737" calcext:value-type="float">
            <text:p>94030283737</text:p>
          </table:table-cell>
          <table:table-cell office:value-type="string" calcext:value-type="string">
            <text:p>AUTOMATYKA II</text:p>
          </table:table-cell>
          <table:table-cell table:formula="of:=IF([.B131]=[.B130];[.D130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4030588351" calcext:value-type="float">
            <text:p>94030588351</text:p>
          </table:table-cell>
          <table:table-cell office:value-type="string" calcext:value-type="string">
            <text:p>AUTOMATYKA III</text:p>
          </table:table-cell>
          <table:table-cell table:formula="of:=IF([.B132]=[.B131];[.D131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031061512" calcext:value-type="float">
            <text:p>94031061512</text:p>
          </table:table-cell>
          <table:table-cell office:value-type="string" calcext:value-type="string">
            <text:p>TECHNOLOGIA LITOGRAFII 20NM</text:p>
          </table:table-cell>
          <table:table-cell table:formula="of:=IF([.B133]=[.B132];[.D132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4031766363" calcext:value-type="float">
            <text:p>94031766363</text:p>
          </table:table-cell>
          <table:table-cell office:value-type="string" calcext:value-type="string">
            <text:p>AUTOCAD DOBRE PRAKTYKI</text:p>
          </table:table-cell>
          <table:table-cell table:formula="of:=IF([.B134]=[.B133];[.D133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4031972793" calcext:value-type="float">
            <text:p>94031972793</text:p>
          </table:table-cell>
          <table:table-cell office:value-type="string" calcext:value-type="string">
            <text:p>APARATURA POMIAROWA</text:p>
          </table:table-cell>
          <table:table-cell table:formula="of:=IF([.B135]=[.B134];[.D134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4032585554" calcext:value-type="float">
            <text:p>94032585554</text:p>
          </table:table-cell>
          <table:table-cell office:value-type="string" calcext:value-type="string">
            <text:p>MATEMATYKA DYSKRETNA II</text:p>
          </table:table-cell>
          <table:table-cell table:formula="of:=IF([.B136]=[.B135];[.D135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4032747169" calcext:value-type="float">
            <text:p>94032747169</text:p>
          </table:table-cell>
          <table:table-cell office:value-type="string" calcext:value-type="string">
            <text:p>RELACYJNE BAZY DANYCH II</text:p>
          </table:table-cell>
          <table:table-cell table:formula="of:=IF([.B137]=[.B136];[.D136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4040669736" calcext:value-type="float">
            <text:p>94040669736</text:p>
          </table:table-cell>
          <table:table-cell office:value-type="string" calcext:value-type="string">
            <text:p>GRAFIKA KOMPUTEROWA II</text:p>
          </table:table-cell>
          <table:table-cell table:formula="of:=IF([.B138]=[.B137];[.D137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4041273536" calcext:value-type="float">
            <text:p>94041273536</text:p>
          </table:table-cell>
          <table:table-cell office:value-type="string" calcext:value-type="string">
            <text:p>MATEMATYKA DYSKRETNA I</text:p>
          </table:table-cell>
          <table:table-cell table:formula="of:=IF([.B139]=[.B138];[.D138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4041715238" calcext:value-type="float">
            <text:p>94041715238</text:p>
          </table:table-cell>
          <table:table-cell office:value-type="string" calcext:value-type="string">
            <text:p>PODSTAWY KRYPTOGRAFII II</text:p>
          </table:table-cell>
          <table:table-cell table:formula="of:=IF([.B140]=[.B139];[.D139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4042061826" calcext:value-type="float">
            <text:p>94042061826</text:p>
          </table:table-cell>
          <table:table-cell office:value-type="string" calcext:value-type="string">
            <text:p>ALGERBA II</text:p>
          </table:table-cell>
          <table:table-cell table:formula="of:=IF([.B141]=[.B140];[.D140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4042538867" calcext:value-type="float">
            <text:p>94042538867</text:p>
          </table:table-cell>
          <table:table-cell office:value-type="string" calcext:value-type="string">
            <text:p>APARATURA POMIAROWA</text:p>
          </table:table-cell>
          <table:table-cell table:formula="of:=IF([.B142]=[.B141];[.D141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94050341862" calcext:value-type="float">
            <text:p>94050341862</text:p>
          </table:table-cell>
          <table:table-cell office:value-type="string" calcext:value-type="string">
            <text:p>ANSI C</text:p>
          </table:table-cell>
          <table:table-cell table:formula="of:=IF([.B143]=[.B142];[.D142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4050415987" calcext:value-type="float">
            <text:p>94050415987</text:p>
          </table:table-cell>
          <table:table-cell office:value-type="string" calcext:value-type="string">
            <text:p>RELACYJNE BAZY DANYCH I</text:p>
          </table:table-cell>
          <table:table-cell table:formula="of:=IF([.B144]=[.B143];[.D143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4050582715" calcext:value-type="float">
            <text:p>94050582715</text:p>
          </table:table-cell>
          <table:table-cell office:value-type="string" calcext:value-type="string">
            <text:p>FIZYKA CIALA STALEGO II</text:p>
          </table:table-cell>
          <table:table-cell table:formula="of:=IF([.B145]=[.B144];[.D144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4051599561" calcext:value-type="float">
            <text:p>94051599561</text:p>
          </table:table-cell>
          <table:table-cell office:value-type="string" calcext:value-type="string">
            <text:p>AUTOMATYKA I</text:p>
          </table:table-cell>
          <table:table-cell table:formula="of:=IF([.B146]=[.B145];[.D145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4051786439" calcext:value-type="float">
            <text:p>94051786439</text:p>
          </table:table-cell>
          <table:table-cell office:value-type="string" calcext:value-type="string">
            <text:p>FIZYKA CIALA STALEGO III</text:p>
          </table:table-cell>
          <table:table-cell table:formula="of:=IF([.B147]=[.B146];[.D146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94051886221" calcext:value-type="float">
            <text:p>94051886221</text:p>
          </table:table-cell>
          <table:table-cell office:value-type="string" calcext:value-type="string">
            <text:p>RELACYJNE BAZY DANYCH I</text:p>
          </table:table-cell>
          <table:table-cell table:formula="of:=IF([.B148]=[.B147];[.D147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4051893894" calcext:value-type="float">
            <text:p>94051893894</text:p>
          </table:table-cell>
          <table:table-cell office:value-type="string" calcext:value-type="string">
            <text:p>ROBOTYKA I</text:p>
          </table:table-cell>
          <table:table-cell table:formula="of:=IF([.B149]=[.B148];[.D148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4052013633" calcext:value-type="float">
            <text:p>94052013633</text:p>
          </table:table-cell>
          <table:table-cell office:value-type="string" calcext:value-type="string">
            <text:p>SIECI NEURONOWE</text:p>
          </table:table-cell>
          <table:table-cell table:formula="of:=IF([.B150]=[.B149];[.D149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4052063812" calcext:value-type="float">
            <text:p>94052063812</text:p>
          </table:table-cell>
          <table:table-cell office:value-type="string" calcext:value-type="string">
            <text:p>MIKROKONTROLERY AVR</text:p>
          </table:table-cell>
          <table:table-cell table:formula="of:=IF([.B151]=[.B150];[.D150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4052327952" calcext:value-type="float">
            <text:p>94052327952</text:p>
          </table:table-cell>
          <table:table-cell office:value-type="string" calcext:value-type="string">
            <text:p>ANALIZA ZLOZONYCH PROCESOW TECHNOLOGICZNYCH</text:p>
          </table:table-cell>
          <table:table-cell table:formula="of:=IF([.B152]=[.B151];[.D151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4052812232" calcext:value-type="float">
            <text:p>94052812232</text:p>
          </table:table-cell>
          <table:table-cell office:value-type="string" calcext:value-type="string">
            <text:p>ELEKTRONIKA ANALOGOWA I</text:p>
          </table:table-cell>
          <table:table-cell table:formula="of:=IF([.B153]=[.B152];[.D152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4060394564" calcext:value-type="float">
            <text:p>94060394564</text:p>
          </table:table-cell>
          <table:table-cell office:value-type="string" calcext:value-type="string">
            <text:p>HACKING SZTUKA PENETRACJI</text:p>
          </table:table-cell>
          <table:table-cell table:formula="of:=IF([.B154]=[.B153];[.D153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4062364747" calcext:value-type="float">
            <text:p>94062364747</text:p>
          </table:table-cell>
          <table:table-cell office:value-type="string" calcext:value-type="string">
            <text:p>TEORIA GIER</text:p>
          </table:table-cell>
          <table:table-cell table:formula="of:=IF([.B155]=[.B154];[.D154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4062767281" calcext:value-type="float">
            <text:p>94062767281</text:p>
          </table:table-cell>
          <table:table-cell office:value-type="string" calcext:value-type="string">
            <text:p>KANONY WIEDZY PROGRAMISTYCZNEJ</text:p>
          </table:table-cell>
          <table:table-cell table:formula="of:=IF([.B156]=[.B155];[.D155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4062811591" calcext:value-type="float">
            <text:p>94062811591</text:p>
          </table:table-cell>
          <table:table-cell office:value-type="string" calcext:value-type="string">
            <text:p>ANALIZA I KOREKCJA BLEDOW</text:p>
          </table:table-cell>
          <table:table-cell table:formula="of:=IF([.B157]=[.B156];[.D156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4070167664" calcext:value-type="float">
            <text:p>94070167664</text:p>
          </table:table-cell>
          <table:table-cell office:value-type="string" calcext:value-type="string">
            <text:p>WSTEP DO CSS3 I HTML5</text:p>
          </table:table-cell>
          <table:table-cell table:formula="of:=IF([.B158]=[.B157];[.D157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4070444888" calcext:value-type="float">
            <text:p>94070444888</text:p>
          </table:table-cell>
          <table:table-cell office:value-type="string" calcext:value-type="string">
            <text:p>CHEMIA FIZYCZNA</text:p>
          </table:table-cell>
          <table:table-cell table:formula="of:=IF([.B159]=[.B158];[.D158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4070532538" calcext:value-type="float">
            <text:p>94070532538</text:p>
          </table:table-cell>
          <table:table-cell office:value-type="string" calcext:value-type="string">
            <text:p>KOMPUTEROWA ANALIZA OBRAZOWANIA MEDYCZNEGO I</text:p>
          </table:table-cell>
          <table:table-cell table:formula="of:=IF([.B160]=[.B159];[.D159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4072349563" calcext:value-type="float">
            <text:p>94072349563</text:p>
          </table:table-cell>
          <table:table-cell office:value-type="string" calcext:value-type="string">
            <text:p>APARATURA POMIAROWA</text:p>
          </table:table-cell>
          <table:table-cell table:formula="of:=IF([.B161]=[.B160];[.D160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4072628581" calcext:value-type="float">
            <text:p>94072628581</text:p>
          </table:table-cell>
          <table:table-cell office:value-type="string" calcext:value-type="string">
            <text:p>JEZYKI PROGRAMOWANIA I</text:p>
          </table:table-cell>
          <table:table-cell table:formula="of:=IF([.B162]=[.B161];[.D161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4080228692" calcext:value-type="float">
            <text:p>94080228692</text:p>
          </table:table-cell>
          <table:table-cell office:value-type="string" calcext:value-type="string">
            <text:p>METODY NUMERYCZNE II</text:p>
          </table:table-cell>
          <table:table-cell table:formula="of:=IF([.B163]=[.B162];[.D162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4080448661" calcext:value-type="float">
            <text:p>94080448661</text:p>
          </table:table-cell>
          <table:table-cell office:value-type="string" calcext:value-type="string">
            <text:p>METODY NUMERYCZNE I</text:p>
          </table:table-cell>
          <table:table-cell table:formula="of:=IF([.B164]=[.B163];[.D163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4080681844" calcext:value-type="float">
            <text:p>94080681844</text:p>
          </table:table-cell>
          <table:table-cell office:value-type="string" calcext:value-type="string">
            <text:p>AUTOMATYKA II</text:p>
          </table:table-cell>
          <table:table-cell table:formula="of:=IF([.B165]=[.B164];[.D164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4080977152" calcext:value-type="float">
            <text:p>94080977152</text:p>
          </table:table-cell>
          <table:table-cell office:value-type="string" calcext:value-type="string">
            <text:p>ANSI C</text:p>
          </table:table-cell>
          <table:table-cell table:formula="of:=IF([.B166]=[.B165];[.D165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4081134358" calcext:value-type="float">
            <text:p>94081134358</text:p>
          </table:table-cell>
          <table:table-cell office:value-type="string" calcext:value-type="string">
            <text:p>KANONY WIEDZY PROGRAMISTYCZNEJ</text:p>
          </table:table-cell>
          <table:table-cell table:formula="of:=IF([.B167]=[.B166];[.D166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4081268846" calcext:value-type="float">
            <text:p>94081268846</text:p>
          </table:table-cell>
          <table:table-cell office:value-type="string" calcext:value-type="string">
            <text:p>KOMPUTEROWA ANALIZA OBRAZOWANIA MEDYCZNEGO II</text:p>
          </table:table-cell>
          <table:table-cell table:formula="of:=IF([.B168]=[.B167];[.D167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4082215991" calcext:value-type="float">
            <text:p>94082215991</text:p>
          </table:table-cell>
          <table:table-cell office:value-type="string" calcext:value-type="string">
            <text:p>ANSI C</text:p>
          </table:table-cell>
          <table:table-cell table:formula="of:=IF([.B169]=[.B168];[.D168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4082711312" calcext:value-type="float">
            <text:p>94082711312</text:p>
          </table:table-cell>
          <table:table-cell office:value-type="string" calcext:value-type="string">
            <text:p>ALGORYTMY BEZ TAJEMNIC</text:p>
          </table:table-cell>
          <table:table-cell table:formula="of:=IF([.B170]=[.B169];[.D169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4083048134" calcext:value-type="float">
            <text:p>94083048134</text:p>
          </table:table-cell>
          <table:table-cell office:value-type="string" calcext:value-type="string">
            <text:p>OPTYMALIZACJA ALGORYTMOW I</text:p>
          </table:table-cell>
          <table:table-cell table:formula="of:=IF([.B171]=[.B170];[.D170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4091089918" calcext:value-type="float">
            <text:p>94091089918</text:p>
          </table:table-cell>
          <table:table-cell office:value-type="string" calcext:value-type="string">
            <text:p>ZLACZA ELEKTRYCZNE I ELEKTRONICZNE</text:p>
          </table:table-cell>
          <table:table-cell table:formula="of:=IF([.B172]=[.B171];[.D171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4091495359" calcext:value-type="float">
            <text:p>94091495359</text:p>
          </table:table-cell>
          <table:table-cell office:value-type="string" calcext:value-type="string">
            <text:p>ANALIZA I KOREKCJA BLEDOW</text:p>
          </table:table-cell>
          <table:table-cell table:formula="of:=IF([.B173]=[.B172];[.D172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4091517385" calcext:value-type="float">
            <text:p>94091517385</text:p>
          </table:table-cell>
          <table:table-cell office:value-type="string" calcext:value-type="string">
            <text:p>TESTY PENETRACYJNE SIECI WIFI</text:p>
          </table:table-cell>
          <table:table-cell table:formula="of:=IF([.B174]=[.B173];[.D173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4091751347" calcext:value-type="float">
            <text:p>94091751347</text:p>
          </table:table-cell>
          <table:table-cell office:value-type="string" calcext:value-type="string">
            <text:p>ALGORYTMY GENETYCZNE</text:p>
          </table:table-cell>
          <table:table-cell table:formula="of:=IF([.B175]=[.B174];[.D174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4092286956" calcext:value-type="float">
            <text:p>94092286956</text:p>
          </table:table-cell>
          <table:table-cell office:value-type="string" calcext:value-type="string">
            <text:p>KANONY WIEDZY PROGRAMISTYCZNEJ</text:p>
          </table:table-cell>
          <table:table-cell table:formula="of:=IF([.B176]=[.B175];[.D175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4093037193" calcext:value-type="float">
            <text:p>94093037193</text:p>
          </table:table-cell>
          <table:table-cell office:value-type="string" calcext:value-type="string">
            <text:p>TEORIA GRAFOW</text:p>
          </table:table-cell>
          <table:table-cell table:formula="of:=IF([.B177]=[.B176];[.D176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4100357838" calcext:value-type="float">
            <text:p>94100357838</text:p>
          </table:table-cell>
          <table:table-cell office:value-type="string" calcext:value-type="string">
            <text:p>FIZYKA CIALA STALEGO III</text:p>
          </table:table-cell>
          <table:table-cell table:formula="of:=IF([.B178]=[.B177];[.D177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4100835552" calcext:value-type="float">
            <text:p>94100835552</text:p>
          </table:table-cell>
          <table:table-cell office:value-type="string" calcext:value-type="string">
            <text:p>SIECI NEURONOWE</text:p>
          </table:table-cell>
          <table:table-cell table:formula="of:=IF([.B179]=[.B178];[.D178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4102052458" calcext:value-type="float">
            <text:p>94102052458</text:p>
          </table:table-cell>
          <table:table-cell office:value-type="string" calcext:value-type="string">
            <text:p>MATEMATYKA DYSKRETNA II</text:p>
          </table:table-cell>
          <table:table-cell table:formula="of:=IF([.B180]=[.B179];[.D179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103033254" calcext:value-type="float">
            <text:p>94103033254</text:p>
          </table:table-cell>
          <table:table-cell office:value-type="string" calcext:value-type="string">
            <text:p>PROGRAMOWANIE MIKROKONTROLEROW I</text:p>
          </table:table-cell>
          <table:table-cell table:formula="of:=IF([.B181]=[.B180];[.D180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4111993425" calcext:value-type="float">
            <text:p>94111993425</text:p>
          </table:table-cell>
          <table:table-cell office:value-type="string" calcext:value-type="string">
            <text:p>PROGRAMOWANIE MIKROKONTROLEROW II</text:p>
          </table:table-cell>
          <table:table-cell table:formula="of:=IF([.B182]=[.B181];[.D181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4112234831" calcext:value-type="float">
            <text:p>94112234831</text:p>
          </table:table-cell>
          <table:table-cell office:value-type="string" calcext:value-type="string">
            <text:p>TESTY PENETRACYJNE SIECI WIFI</text:p>
          </table:table-cell>
          <table:table-cell table:formula="of:=IF([.B183]=[.B182];[.D182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4112973718" calcext:value-type="float">
            <text:p>94112973718</text:p>
          </table:table-cell>
          <table:table-cell office:value-type="string" calcext:value-type="string">
            <text:p>AUTOCAD DOBRE PRAKTYKI</text:p>
          </table:table-cell>
          <table:table-cell table:formula="of:=IF([.B184]=[.B183];[.D183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4121925755" calcext:value-type="float">
            <text:p>94121925755</text:p>
          </table:table-cell>
          <table:table-cell office:value-type="string" calcext:value-type="string">
            <text:p>TECHNOLOGIA LITOGRAFII 20NM</text:p>
          </table:table-cell>
          <table:table-cell table:formula="of:=IF([.B185]=[.B184];[.D184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4122135195" calcext:value-type="float">
            <text:p>94122135195</text:p>
          </table:table-cell>
          <table:table-cell office:value-type="string" calcext:value-type="string">
            <text:p>101 ZABEZPIECZEN PRZED ATAKAMI W SIECI KOMPUTEROWEJ</text:p>
          </table:table-cell>
          <table:table-cell table:formula="of:=IF([.B186]=[.B185];[.D185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4123156375" calcext:value-type="float">
            <text:p>94123156375</text:p>
          </table:table-cell>
          <table:table-cell office:value-type="string" calcext:value-type="string">
            <text:p>ANALIZA MATEMATYCZNA I</text:p>
          </table:table-cell>
          <table:table-cell table:formula="of:=IF([.B187]=[.B186];[.D186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010144314" calcext:value-type="float">
            <text:p>95010144314</text:p>
          </table:table-cell>
          <table:table-cell office:value-type="string" calcext:value-type="string">
            <text:p>TESTY PENETRACYJNE SIECI WIFI</text:p>
          </table:table-cell>
          <table:table-cell table:formula="of:=IF([.B188]=[.B187];[.D187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5010286766" calcext:value-type="float">
            <text:p>95010286766</text:p>
          </table:table-cell>
          <table:table-cell office:value-type="string" calcext:value-type="string">
            <text:p>TEORIA GRAFOW</text:p>
          </table:table-cell>
          <table:table-cell table:formula="of:=IF([.B189]=[.B188];[.D188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5010919439" calcext:value-type="float">
            <text:p>95010919439</text:p>
          </table:table-cell>
          <table:table-cell office:value-type="string" calcext:value-type="string">
            <text:p>MERNICTWO ELEKTRYCZNE II</text:p>
          </table:table-cell>
          <table:table-cell table:formula="of:=IF([.B190]=[.B189];[.D189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010931895" calcext:value-type="float">
            <text:p>95010931895</text:p>
          </table:table-cell>
          <table:table-cell office:value-type="string" calcext:value-type="string">
            <text:p>AUDYT BEZPIECZENSTWA SIECI</text:p>
          </table:table-cell>
          <table:table-cell table:formula="of:=IF([.B191]=[.B190];[.D190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5011221717" calcext:value-type="float">
            <text:p>95011221717</text:p>
          </table:table-cell>
          <table:table-cell office:value-type="string" calcext:value-type="string">
            <text:p>OPTYMALIZACJA ALGORYTMOW II</text:p>
          </table:table-cell>
          <table:table-cell table:formula="of:=IF([.B192]=[.B191];[.D191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5011368836" calcext:value-type="float">
            <text:p>95011368836</text:p>
          </table:table-cell>
          <table:table-cell office:value-type="string" calcext:value-type="string">
            <text:p>WSTEP DO TEORII LICZB</text:p>
          </table:table-cell>
          <table:table-cell table:formula="of:=IF([.B193]=[.B192];[.D192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5012344439" calcext:value-type="float">
            <text:p>95012344439</text:p>
          </table:table-cell>
          <table:table-cell office:value-type="string" calcext:value-type="string">
            <text:p>CHEMIA FIZYCZNA</text:p>
          </table:table-cell>
          <table:table-cell table:formula="of:=IF([.B194]=[.B193];[.D193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5012636248" calcext:value-type="float">
            <text:p>95012636248</text:p>
          </table:table-cell>
          <table:table-cell office:value-type="string" calcext:value-type="string">
            <text:p>AUTOCAD DOBRE PRAKTYKI</text:p>
          </table:table-cell>
          <table:table-cell table:formula="of:=IF([.B195]=[.B194];[.D194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5020584568" calcext:value-type="float">
            <text:p>95020584568</text:p>
          </table:table-cell>
          <table:table-cell office:value-type="string" calcext:value-type="string">
            <text:p>TEORIA GIER</text:p>
          </table:table-cell>
          <table:table-cell table:formula="of:=IF([.B196]=[.B195];[.D195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95021137376" calcext:value-type="float">
            <text:p>95021137376</text:p>
          </table:table-cell>
          <table:table-cell office:value-type="string" calcext:value-type="string">
            <text:p>VHDL</text:p>
          </table:table-cell>
          <table:table-cell table:formula="of:=IF([.B197]=[.B196];[.D196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022151559" calcext:value-type="float">
            <text:p>95022151559</text:p>
          </table:table-cell>
          <table:table-cell office:value-type="string" calcext:value-type="string">
            <text:p>ANALIZA MATEMATYCZNA II</text:p>
          </table:table-cell>
          <table:table-cell table:formula="of:=IF([.B198]=[.B197];[.D197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5022812243" calcext:value-type="float">
            <text:p>95022812243</text:p>
          </table:table-cell>
          <table:table-cell office:value-type="string" calcext:value-type="string">
            <text:p>ANALIZA ZLOZONYCH PROCESOW TECHNOLOGICZNYCH</text:p>
          </table:table-cell>
          <table:table-cell table:formula="of:=IF([.B199]=[.B198];[.D198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5030373332" calcext:value-type="float">
            <text:p>95030373332</text:p>
          </table:table-cell>
          <table:table-cell office:value-type="string" calcext:value-type="string">
            <text:p>OPTYMALIZACJA ALGORYTMOW I</text:p>
          </table:table-cell>
          <table:table-cell table:formula="of:=IF([.B200]=[.B199];[.D199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5030438448" calcext:value-type="float">
            <text:p>95030438448</text:p>
          </table:table-cell>
          <table:table-cell office:value-type="string" calcext:value-type="string">
            <text:p>AUTOCAD DOBRE PRAKTYKI</text:p>
          </table:table-cell>
          <table:table-cell table:formula="of:=IF([.B201]=[.B200];[.D200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5031582894" calcext:value-type="float">
            <text:p>95031582894</text:p>
          </table:table-cell>
          <table:table-cell office:value-type="string" calcext:value-type="string">
            <text:p>ELEKTRONIKA CYFROWA II</text:p>
          </table:table-cell>
          <table:table-cell table:formula="of:=IF([.B202]=[.B201];[.D201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5040576286" calcext:value-type="float">
            <text:p>95040576286</text:p>
          </table:table-cell>
          <table:table-cell office:value-type="string" calcext:value-type="string">
            <text:p>PROGRAMOWANIE MIKROKONTROLEROW I</text:p>
          </table:table-cell>
          <table:table-cell table:formula="of:=IF([.B203]=[.B202];[.D202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5041132892" calcext:value-type="float">
            <text:p>95041132892</text:p>
          </table:table-cell>
          <table:table-cell office:value-type="string" calcext:value-type="string">
            <text:p>LINUX KSIEGA ADMINISTRATORA I</text:p>
          </table:table-cell>
          <table:table-cell table:formula="of:=IF([.B204]=[.B203];[.D203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5041645299" calcext:value-type="float">
            <text:p>95041645299</text:p>
          </table:table-cell>
          <table:table-cell office:value-type="string" calcext:value-type="string">
            <text:p>JEZYKI PROGRAMOWANIA I</text:p>
          </table:table-cell>
          <table:table-cell table:formula="of:=IF([.B205]=[.B204];[.D204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5042088338" calcext:value-type="float">
            <text:p>95042088338</text:p>
          </table:table-cell>
          <table:table-cell office:value-type="string" calcext:value-type="string">
            <text:p>AUDYT BEZPIECZENSTWA SIECI</text:p>
          </table:table-cell>
          <table:table-cell table:formula="of:=IF([.B206]=[.B205];[.D205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5042249539" calcext:value-type="float">
            <text:p>95042249539</text:p>
          </table:table-cell>
          <table:table-cell office:value-type="string" calcext:value-type="string">
            <text:p>MERNICTWO ELEKTRYCZNE II</text:p>
          </table:table-cell>
          <table:table-cell table:formula="of:=IF([.B207]=[.B206];[.D206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5042653121" calcext:value-type="float">
            <text:p>95042653121</text:p>
          </table:table-cell>
          <table:table-cell office:value-type="string" calcext:value-type="string">
            <text:p>TESTOWANIE UKLADOW VLSI</text:p>
          </table:table-cell>
          <table:table-cell table:formula="of:=IF([.B208]=[.B207];[.D207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5050162572" calcext:value-type="float">
            <text:p>95050162572</text:p>
          </table:table-cell>
          <table:table-cell office:value-type="string" calcext:value-type="string">
            <text:p>BIBLIA ASSEMBLERA I</text:p>
          </table:table-cell>
          <table:table-cell table:formula="of:=IF([.B209]=[.B208];[.D208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5050294464" calcext:value-type="float">
            <text:p>95050294464</text:p>
          </table:table-cell>
          <table:table-cell office:value-type="string" calcext:value-type="string">
            <text:p>ANSI C</text:p>
          </table:table-cell>
          <table:table-cell table:formula="of:=IF([.B210]=[.B209];[.D209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5051277866" calcext:value-type="float">
            <text:p>95051277866</text:p>
          </table:table-cell>
          <table:table-cell office:value-type="string" calcext:value-type="string">
            <text:p>TESTY PENETRACYJNE SIECI WIFI</text:p>
          </table:table-cell>
          <table:table-cell table:formula="of:=IF([.B211]=[.B210];[.D210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5051878845" calcext:value-type="float">
            <text:p>95051878845</text:p>
          </table:table-cell>
          <table:table-cell office:value-type="string" calcext:value-type="string">
            <text:p>TESTY PENETRACYJNE SIECI WIFI</text:p>
          </table:table-cell>
          <table:table-cell table:formula="of:=IF([.B212]=[.B211];[.D211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5052836383" calcext:value-type="float">
            <text:p>95052836383</text:p>
          </table:table-cell>
          <table:table-cell office:value-type="string" calcext:value-type="string">
            <text:p>BIBLIA ASSEMBLERA I</text:p>
          </table:table-cell>
          <table:table-cell table:formula="of:=IF([.B213]=[.B212];[.D212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052939154" calcext:value-type="float">
            <text:p>95052939154</text:p>
          </table:table-cell>
          <table:table-cell office:value-type="string" calcext:value-type="string">
            <text:p>GRAFIKA KOMPUTEROWA II</text:p>
          </table:table-cell>
          <table:table-cell table:formula="of:=IF([.B214]=[.B213];[.D213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5053039198" calcext:value-type="float">
            <text:p>95053039198</text:p>
          </table:table-cell>
          <table:table-cell office:value-type="string" calcext:value-type="string">
            <text:p>KATALOG CYFROWYCH UKLADOW SCALONYCH</text:p>
          </table:table-cell>
          <table:table-cell table:formula="of:=IF([.B215]=[.B214];[.D214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5060298582" calcext:value-type="float">
            <text:p>95060298582</text:p>
          </table:table-cell>
          <table:table-cell office:value-type="string" calcext:value-type="string">
            <text:p>GRAFIKA KOMPUTEROWA II</text:p>
          </table:table-cell>
          <table:table-cell table:formula="of:=IF([.B216]=[.B215];[.D215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5061884197" calcext:value-type="float">
            <text:p>95061884197</text:p>
          </table:table-cell>
          <table:table-cell office:value-type="string" calcext:value-type="string">
            <text:p>KATALOG CYFROWYCH UKLADOW SCALONYCH</text:p>
          </table:table-cell>
          <table:table-cell table:formula="of:=IF([.B217]=[.B216];[.D216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5062252193" calcext:value-type="float">
            <text:p>95062252193</text:p>
          </table:table-cell>
          <table:table-cell office:value-type="string" calcext:value-type="string">
            <text:p>FLASH I PHP</text:p>
          </table:table-cell>
          <table:table-cell table:formula="of:=IF([.B218]=[.B217];[.D217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5062355629" calcext:value-type="float">
            <text:p>95062355629</text:p>
          </table:table-cell>
          <table:table-cell office:value-type="string" calcext:value-type="string">
            <text:p>STEROWNIKI PRZEMYSLOWE II</text:p>
          </table:table-cell>
          <table:table-cell table:formula="of:=IF([.B219]=[.B218];[.D218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5071044176" calcext:value-type="float">
            <text:p>95071044176</text:p>
          </table:table-cell>
          <table:table-cell office:value-type="string" calcext:value-type="string">
            <text:p>FIZYKA TECHNICZNA II</text:p>
          </table:table-cell>
          <table:table-cell table:formula="of:=IF([.B220]=[.B219];[.D219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5071489133" calcext:value-type="float">
            <text:p>95071489133</text:p>
          </table:table-cell>
          <table:table-cell office:value-type="string" calcext:value-type="string">
            <text:p>ANALIZA MATEMATYCZNA II</text:p>
          </table:table-cell>
          <table:table-cell table:formula="of:=IF([.B221]=[.B220];[.D220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5071627434" calcext:value-type="float">
            <text:p>95071627434</text:p>
          </table:table-cell>
          <table:table-cell office:value-type="string" calcext:value-type="string">
            <text:p>ALGERBA III</text:p>
          </table:table-cell>
          <table:table-cell table:formula="of:=IF([.B222]=[.B221];[.D221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5071674573" calcext:value-type="float">
            <text:p>95071674573</text:p>
          </table:table-cell>
          <table:table-cell office:value-type="string" calcext:value-type="string">
            <text:p>SYSTEMY OPERACYJNE</text:p>
          </table:table-cell>
          <table:table-cell table:formula="of:=IF([.B223]=[.B222];[.D222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5080318259" calcext:value-type="float">
            <text:p>95080318259</text:p>
          </table:table-cell>
          <table:table-cell office:value-type="string" calcext:value-type="string">
            <text:p>FIZYKA CIALA STALEGO III</text:p>
          </table:table-cell>
          <table:table-cell table:formula="of:=IF([.B224]=[.B223];[.D223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5080577175" calcext:value-type="float">
            <text:p>95080577175</text:p>
          </table:table-cell>
          <table:table-cell office:value-type="string" calcext:value-type="string">
            <text:p>ELEKTRONIKA ANALOGOWA I</text:p>
          </table:table-cell>
          <table:table-cell table:formula="of:=IF([.B225]=[.B224];[.D224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5081712847" calcext:value-type="float">
            <text:p>95081712847</text:p>
          </table:table-cell>
          <table:table-cell office:value-type="string" calcext:value-type="string">
            <text:p>FIZYKA CIALA STALEGO III</text:p>
          </table:table-cell>
          <table:table-cell table:formula="of:=IF([.B226]=[.B225];[.D225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5082916158" calcext:value-type="float">
            <text:p>95082916158</text:p>
          </table:table-cell>
          <table:table-cell office:value-type="string" calcext:value-type="string">
            <text:p>LINUX KSIEGA ADMINISTRATORA I</text:p>
          </table:table-cell>
          <table:table-cell table:formula="of:=IF([.B227]=[.B226];[.D226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5090322493" calcext:value-type="float">
            <text:p>95090322493</text:p>
          </table:table-cell>
          <table:table-cell office:value-type="string" calcext:value-type="string">
            <text:p>ALGORYTMY KOMPRESJI STRATNEJ I BEZSTRATNEJ</text:p>
          </table:table-cell>
          <table:table-cell table:formula="of:=IF([.B228]=[.B227];[.D227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5091292595" calcext:value-type="float">
            <text:p>95091292595</text:p>
          </table:table-cell>
          <table:table-cell office:value-type="string" calcext:value-type="string">
            <text:p>ALGORYTMY BEZ TAJEMNIC</text:p>
          </table:table-cell>
          <table:table-cell table:formula="of:=IF([.B229]=[.B228];[.D228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5091617358" calcext:value-type="float">
            <text:p>95091617358</text:p>
          </table:table-cell>
          <table:table-cell office:value-type="string" calcext:value-type="string">
            <text:p>TESTY PENETRACYJNE SIECI WIFI</text:p>
          </table:table-cell>
          <table:table-cell table:formula="of:=IF([.B230]=[.B229];[.D229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5092124468" calcext:value-type="float">
            <text:p>95092124468</text:p>
          </table:table-cell>
          <table:table-cell office:value-type="string" calcext:value-type="string">
            <text:p>METODY NUMERYCZNE II</text:p>
          </table:table-cell>
          <table:table-cell table:formula="of:=IF([.B231]=[.B230];[.D230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5092172959" calcext:value-type="float">
            <text:p>95092172959</text:p>
          </table:table-cell>
          <table:table-cell office:value-type="string" calcext:value-type="string">
            <text:p>PODSTAWY KRYPTOGRAFII I</text:p>
          </table:table-cell>
          <table:table-cell table:formula="of:=IF([.B232]=[.B231];[.D231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5092264276" calcext:value-type="float">
            <text:p>95092264276</text:p>
          </table:table-cell>
          <table:table-cell office:value-type="string" calcext:value-type="string">
            <text:p>TESTOWANIE UKLADOW VLSI</text:p>
          </table:table-cell>
          <table:table-cell table:formula="of:=IF([.B233]=[.B232];[.D232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5092628511" calcext:value-type="float">
            <text:p>95092628511</text:p>
          </table:table-cell>
          <table:table-cell office:value-type="string" calcext:value-type="string">
            <text:p>OPTYMALIZACJA ALGORYTMOW I</text:p>
          </table:table-cell>
          <table:table-cell table:formula="of:=IF([.B234]=[.B233];[.D233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5101084297" calcext:value-type="float">
            <text:p>95101084297</text:p>
          </table:table-cell>
          <table:table-cell office:value-type="string" calcext:value-type="string">
            <text:p>ANALIZA MATEMATYCZNA I</text:p>
          </table:table-cell>
          <table:table-cell table:formula="of:=IF([.B235]=[.B234];[.D234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5101667241" calcext:value-type="float">
            <text:p>95101667241</text:p>
          </table:table-cell>
          <table:table-cell office:value-type="string" calcext:value-type="string">
            <text:p>OPTYMALIZACJA ALGORYTMOW II</text:p>
          </table:table-cell>
          <table:table-cell table:formula="of:=IF([.B236]=[.B235];[.D235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5103086594" calcext:value-type="float">
            <text:p>95103086594</text:p>
          </table:table-cell>
          <table:table-cell office:value-type="string" calcext:value-type="string">
            <text:p>KANONY WIEDZY PROGRAMISTYCZNEJ</text:p>
          </table:table-cell>
          <table:table-cell table:formula="of:=IF([.B237]=[.B236];[.D236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5111035621" calcext:value-type="float">
            <text:p>95111035621</text:p>
          </table:table-cell>
          <table:table-cell office:value-type="string" calcext:value-type="string">
            <text:p>AUTOMATYKA III</text:p>
          </table:table-cell>
          <table:table-cell table:formula="of:=IF([.B238]=[.B237];[.D237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5111457382" calcext:value-type="float">
            <text:p>95111457382</text:p>
          </table:table-cell>
          <table:table-cell office:value-type="string" calcext:value-type="string">
            <text:p>TESTY PENETRACYJNE SIECI WIFI</text:p>
          </table:table-cell>
          <table:table-cell table:formula="of:=IF([.B239]=[.B238];[.D238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5111492877" calcext:value-type="float">
            <text:p>95111492877</text:p>
          </table:table-cell>
          <table:table-cell office:value-type="string" calcext:value-type="string">
            <text:p>PODSTAWY KRYPTOGRAFII I</text:p>
          </table:table-cell>
          <table:table-cell table:formula="of:=IF([.B240]=[.B239];[.D239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5111824241" calcext:value-type="float">
            <text:p>95111824241</text:p>
          </table:table-cell>
          <table:table-cell office:value-type="string" calcext:value-type="string">
            <text:p>ANALIZA MATEMATYCZNA II</text:p>
          </table:table-cell>
          <table:table-cell table:formula="of:=IF([.B241]=[.B240];[.D240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5112489689" calcext:value-type="float">
            <text:p>95112489689</text:p>
          </table:table-cell>
          <table:table-cell office:value-type="string" calcext:value-type="string">
            <text:p>GRAFIKA KOMPUTEROWA I</text:p>
          </table:table-cell>
          <table:table-cell table:formula="of:=IF([.B242]=[.B241];[.D241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5112894814" calcext:value-type="float">
            <text:p>95112894814</text:p>
          </table:table-cell>
          <table:table-cell office:value-type="string" calcext:value-type="string">
            <text:p>ANALIZA MATEMATYCZNA II</text:p>
          </table:table-cell>
          <table:table-cell table:formula="of:=IF([.B243]=[.B242];[.D242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120191648" calcext:value-type="float">
            <text:p>95120191648</text:p>
          </table:table-cell>
          <table:table-cell office:value-type="string" calcext:value-type="string">
            <text:p>FIZYKA CIALA STALEGO II</text:p>
          </table:table-cell>
          <table:table-cell table:formula="of:=IF([.B244]=[.B243];[.D243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5120487536" calcext:value-type="float">
            <text:p>95120487536</text:p>
          </table:table-cell>
          <table:table-cell office:value-type="string" calcext:value-type="string">
            <text:p>MATEMATYKA DYSKRETNA II</text:p>
          </table:table-cell>
          <table:table-cell table:formula="of:=IF([.B245]=[.B244];[.D244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5120591417" calcext:value-type="float">
            <text:p>95120591417</text:p>
          </table:table-cell>
          <table:table-cell office:value-type="string" calcext:value-type="string">
            <text:p>KOMPUTEROWA ANALIZA OBRAZOWANIA MEDYCZNEGO I</text:p>
          </table:table-cell>
          <table:table-cell table:formula="of:=IF([.B246]=[.B245];[.D245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5120745656" calcext:value-type="float">
            <text:p>95120745656</text:p>
          </table:table-cell>
          <table:table-cell office:value-type="string" calcext:value-type="string">
            <text:p>FLASH I PHP</text:p>
          </table:table-cell>
          <table:table-cell table:formula="of:=IF([.B247]=[.B246];[.D246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5122261156" calcext:value-type="float">
            <text:p>95122261156</text:p>
          </table:table-cell>
          <table:table-cell office:value-type="string" calcext:value-type="string">
            <text:p>RELACYJNE BAZY DANYCH II</text:p>
          </table:table-cell>
          <table:table-cell table:formula="of:=IF([.B248]=[.B247];[.D247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5122598863" calcext:value-type="float">
            <text:p>95122598863</text:p>
          </table:table-cell>
          <table:table-cell office:value-type="string" calcext:value-type="string">
            <text:p>ALGERBA III</text:p>
          </table:table-cell>
          <table:table-cell table:formula="of:=IF([.B249]=[.B248];[.D248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5123151452" calcext:value-type="float">
            <text:p>95123151452</text:p>
          </table:table-cell>
          <table:table-cell office:value-type="string" calcext:value-type="string">
            <text:p>LINUX KSIEGA ADMINISTRATORA I</text:p>
          </table:table-cell>
          <table:table-cell table:formula="of:=IF([.B250]=[.B249];[.D249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6011223945" calcext:value-type="float">
            <text:p>96011223945</text:p>
          </table:table-cell>
          <table:table-cell office:value-type="string" calcext:value-type="string">
            <text:p>LINUX KSIEGA ADMINISTRATORA II</text:p>
          </table:table-cell>
          <table:table-cell table:formula="of:=IF([.B251]=[.B250];[.D250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6011338285" calcext:value-type="float">
            <text:p>96011338285</text:p>
          </table:table-cell>
          <table:table-cell office:value-type="string" calcext:value-type="string">
            <text:p>CHEMIA KWANTOWA II</text:p>
          </table:table-cell>
          <table:table-cell table:formula="of:=IF([.B252]=[.B251];[.D251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6011788721" calcext:value-type="float">
            <text:p>96011788721</text:p>
          </table:table-cell>
          <table:table-cell office:value-type="string" calcext:value-type="string">
            <text:p>MERNICTWO ELEKTRYCZNE II</text:p>
          </table:table-cell>
          <table:table-cell table:formula="of:=IF([.B253]=[.B252];[.D252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6012247623" calcext:value-type="float">
            <text:p>96012247623</text:p>
          </table:table-cell>
          <table:table-cell office:value-type="string" calcext:value-type="string">
            <text:p>CHEMIA FIZYCZNA</text:p>
          </table:table-cell>
          <table:table-cell table:formula="of:=IF([.B254]=[.B253];[.D253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6021765853" calcext:value-type="float">
            <text:p>96021765853</text:p>
          </table:table-cell>
          <table:table-cell office:value-type="string" calcext:value-type="string">
            <text:p>FIZYKA TECHNICZNA I</text:p>
          </table:table-cell>
          <table:table-cell table:formula="of:=IF([.B255]=[.B254];[.D254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6022049899" calcext:value-type="float">
            <text:p>96022049899</text:p>
          </table:table-cell>
          <table:table-cell office:value-type="string" calcext:value-type="string">
            <text:p>ANSI C</text:p>
          </table:table-cell>
          <table:table-cell table:formula="of:=IF([.B256]=[.B255];[.D255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6022327144" calcext:value-type="float">
            <text:p>96022327144</text:p>
          </table:table-cell>
          <table:table-cell office:value-type="string" calcext:value-type="string">
            <text:p>KANONY WIEDZY PROGRAMISTYCZNEJ</text:p>
          </table:table-cell>
          <table:table-cell table:formula="of:=IF([.B257]=[.B256];[.D256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6030997362" calcext:value-type="float">
            <text:p>96030997362</text:p>
          </table:table-cell>
          <table:table-cell office:value-type="string" calcext:value-type="string">
            <text:p>BIBLIA ASSEMBLERA II</text:p>
          </table:table-cell>
          <table:table-cell table:formula="of:=IF([.B258]=[.B257];[.D257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6031551327" calcext:value-type="float">
            <text:p>96031551327</text:p>
          </table:table-cell>
          <table:table-cell office:value-type="string" calcext:value-type="string">
            <text:p>ROBOTYKA II</text:p>
          </table:table-cell>
          <table:table-cell table:formula="of:=IF([.B259]=[.B258];[.D258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6032039774" calcext:value-type="float">
            <text:p>96032039774</text:p>
          </table:table-cell>
          <table:table-cell office:value-type="string" calcext:value-type="string">
            <text:p>TEORIA GIER</text:p>
          </table:table-cell>
          <table:table-cell table:formula="of:=IF([.B260]=[.B259];[.D259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6032965482" calcext:value-type="float">
            <text:p>96032965482</text:p>
          </table:table-cell>
          <table:table-cell office:value-type="string" calcext:value-type="string">
            <text:p>MERNICTWO ELEKTRYCZNE II</text:p>
          </table:table-cell>
          <table:table-cell table:formula="of:=IF([.B261]=[.B260];[.D260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6040333314" calcext:value-type="float">
            <text:p>96040333314</text:p>
          </table:table-cell>
          <table:table-cell office:value-type="string" calcext:value-type="string">
            <text:p>JAK DZIALA LINUX</text:p>
          </table:table-cell>
          <table:table-cell table:formula="of:=IF([.B262]=[.B261];[.D261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041586933" calcext:value-type="float">
            <text:p>96041586933</text:p>
          </table:table-cell>
          <table:table-cell office:value-type="string" calcext:value-type="string">
            <text:p>JAK DZIALA LINUX</text:p>
          </table:table-cell>
          <table:table-cell table:formula="of:=IF([.B263]=[.B262];[.D262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6041717944" calcext:value-type="float">
            <text:p>96041717944</text:p>
          </table:table-cell>
          <table:table-cell office:value-type="string" calcext:value-type="string">
            <text:p>PHP I MYSQL</text:p>
          </table:table-cell>
          <table:table-cell table:formula="of:=IF([.B264]=[.B263];[.D263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6042084485" calcext:value-type="float">
            <text:p>96042084485</text:p>
          </table:table-cell>
          <table:table-cell office:value-type="string" calcext:value-type="string">
            <text:p>GRAFIKA KOMPUTEROWA III</text:p>
          </table:table-cell>
          <table:table-cell table:formula="of:=IF([.B265]=[.B264];[.D264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6042123681" calcext:value-type="float">
            <text:p>96042123681</text:p>
          </table:table-cell>
          <table:table-cell office:value-type="string" calcext:value-type="string">
            <text:p>ELEKTRONIKA ANALOGOWA I</text:p>
          </table:table-cell>
          <table:table-cell table:formula="of:=IF([.B266]=[.B265];[.D265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6043095419" calcext:value-type="float">
            <text:p>96043095419</text:p>
          </table:table-cell>
          <table:table-cell office:value-type="string" calcext:value-type="string">
            <text:p>PROGRAMOWANIE URZADZEN MOBILNYCH</text:p>
          </table:table-cell>
          <table:table-cell table:formula="of:=IF([.B267]=[.B266];[.D266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6050286545" calcext:value-type="float">
            <text:p>96050286545</text:p>
          </table:table-cell>
          <table:table-cell office:value-type="string" calcext:value-type="string">
            <text:p>STEROWNIKI PRZEMYSLOWE I</text:p>
          </table:table-cell>
          <table:table-cell table:formula="of:=IF([.B268]=[.B267];[.D267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6050379498" calcext:value-type="float">
            <text:p>96050379498</text:p>
          </table:table-cell>
          <table:table-cell office:value-type="string" calcext:value-type="string">
            <text:p>ALGORYTMY GENETYCZNE</text:p>
          </table:table-cell>
          <table:table-cell table:formula="of:=IF([.B269]=[.B268];[.D268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96050419725" calcext:value-type="float">
            <text:p>96050419725</text:p>
          </table:table-cell>
          <table:table-cell office:value-type="string" calcext:value-type="string">
            <text:p>PODSTAWY KRYPTOGRAFII II</text:p>
          </table:table-cell>
          <table:table-cell table:formula="of:=IF([.B270]=[.B269];[.D269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6050641553" calcext:value-type="float">
            <text:p>96050641553</text:p>
          </table:table-cell>
          <table:table-cell office:value-type="string" calcext:value-type="string">
            <text:p>MIKROKONTROLERY AVR</text:p>
          </table:table-cell>
          <table:table-cell table:formula="of:=IF([.B271]=[.B270];[.D270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6051078792" calcext:value-type="float">
            <text:p>96051078792</text:p>
          </table:table-cell>
          <table:table-cell office:value-type="string" calcext:value-type="string">
            <text:p>AUTOMATYKA III</text:p>
          </table:table-cell>
          <table:table-cell table:formula="of:=IF([.B272]=[.B271];[.D271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6051135916" calcext:value-type="float">
            <text:p>96051135916</text:p>
          </table:table-cell>
          <table:table-cell office:value-type="string" calcext:value-type="string">
            <text:p>TESTOWANIE UKLADOW VLSI</text:p>
          </table:table-cell>
          <table:table-cell table:formula="of:=IF([.B273]=[.B272];[.D272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6051572319" calcext:value-type="float">
            <text:p>96051572319</text:p>
          </table:table-cell>
          <table:table-cell office:value-type="string" calcext:value-type="string">
            <text:p>OPTYMALIZACJA ALGORYTMOW I</text:p>
          </table:table-cell>
          <table:table-cell table:formula="of:=IF([.B274]=[.B273];[.D273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6051865921" calcext:value-type="float">
            <text:p>96051865921</text:p>
          </table:table-cell>
          <table:table-cell office:value-type="string" calcext:value-type="string">
            <text:p>ELEKTRONIKA CYFROWA I</text:p>
          </table:table-cell>
          <table:table-cell table:formula="of:=IF([.B275]=[.B274];[.D274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6052561949" calcext:value-type="float">
            <text:p>96052561949</text:p>
          </table:table-cell>
          <table:table-cell office:value-type="string" calcext:value-type="string">
            <text:p>ALGORYTMY GENETYCZNE</text:p>
          </table:table-cell>
          <table:table-cell table:formula="of:=IF([.B276]=[.B275];[.D275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6052982418" calcext:value-type="float">
            <text:p>96052982418</text:p>
          </table:table-cell>
          <table:table-cell office:value-type="string" calcext:value-type="string">
            <text:p>MATEMATYKA DYSKRETNA II</text:p>
          </table:table-cell>
          <table:table-cell table:formula="of:=IF([.B277]=[.B276];[.D276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6060783968" calcext:value-type="float">
            <text:p>96060783968</text:p>
          </table:table-cell>
          <table:table-cell office:value-type="string" calcext:value-type="string">
            <text:p>FIZYKA CIALA STALEGO II</text:p>
          </table:table-cell>
          <table:table-cell table:formula="of:=IF([.B278]=[.B277];[.D277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6061044486" calcext:value-type="float">
            <text:p>96061044486</text:p>
          </table:table-cell>
          <table:table-cell office:value-type="string" calcext:value-type="string">
            <text:p>ROBOTYKA II</text:p>
          </table:table-cell>
          <table:table-cell table:formula="of:=IF([.B279]=[.B278];[.D278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6061094795" calcext:value-type="float">
            <text:p>96061094795</text:p>
          </table:table-cell>
          <table:table-cell office:value-type="string" calcext:value-type="string">
            <text:p>AUTOMATYKA III</text:p>
          </table:table-cell>
          <table:table-cell table:formula="of:=IF([.B280]=[.B279];[.D279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6061777722" calcext:value-type="float">
            <text:p>96061777722</text:p>
          </table:table-cell>
          <table:table-cell office:value-type="string" calcext:value-type="string">
            <text:p>OSCYLOSKOP W ZASTOSOWANIACH</text:p>
          </table:table-cell>
          <table:table-cell table:formula="of:=IF([.B281]=[.B280];[.D280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6062773598" calcext:value-type="float">
            <text:p>96062773598</text:p>
          </table:table-cell>
          <table:table-cell office:value-type="string" calcext:value-type="string">
            <text:p>LINUX KSIEGA ADMINISTRATORA I</text:p>
          </table:table-cell>
          <table:table-cell table:formula="of:=IF([.B282]=[.B281];[.D281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6070166834" calcext:value-type="float">
            <text:p>96070166834</text:p>
          </table:table-cell>
          <table:table-cell office:value-type="string" calcext:value-type="string">
            <text:p>MATEMATYKA DYSKRETNA II</text:p>
          </table:table-cell>
          <table:table-cell table:formula="of:=IF([.B283]=[.B282];[.D282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6070825977" calcext:value-type="float">
            <text:p>96070825977</text:p>
          </table:table-cell>
          <table:table-cell office:value-type="string" calcext:value-type="string">
            <text:p>STEROWNIKI PRZEMYSLOWE II</text:p>
          </table:table-cell>
          <table:table-cell table:formula="of:=IF([.B284]=[.B283];[.D283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6072293545" calcext:value-type="float">
            <text:p>96072293545</text:p>
          </table:table-cell>
          <table:table-cell office:value-type="string" calcext:value-type="string">
            <text:p>ALGERBA I</text:p>
          </table:table-cell>
          <table:table-cell table:formula="of:=IF([.B285]=[.B284];[.D284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6072293545" calcext:value-type="float">
            <text:p>96072293545</text:p>
          </table:table-cell>
          <table:table-cell office:value-type="string" calcext:value-type="string">
            <text:p>ALGERBA II</text:p>
          </table:table-cell>
          <table:table-cell table:formula="of:=IF([.B286]=[.B285];[.D285]+1;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96080514843" calcext:value-type="float">
            <text:p>96080514843</text:p>
          </table:table-cell>
          <table:table-cell office:value-type="string" calcext:value-type="string">
            <text:p>TEORIA GRAFOW</text:p>
          </table:table-cell>
          <table:table-cell table:formula="of:=IF([.B287]=[.B286];[.D286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6081092979" calcext:value-type="float">
            <text:p>96081092979</text:p>
          </table:table-cell>
          <table:table-cell office:value-type="string" calcext:value-type="string">
            <text:p>JEZYKI PROGRAMOWANIA III</text:p>
          </table:table-cell>
          <table:table-cell table:formula="of:=IF([.B288]=[.B287];[.D287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6081684932" calcext:value-type="float">
            <text:p>96081684932</text:p>
          </table:table-cell>
          <table:table-cell office:value-type="string" calcext:value-type="string">
            <text:p>ANALIZA MATEMATYCZNA I</text:p>
          </table:table-cell>
          <table:table-cell table:formula="of:=IF([.B289]=[.B288];[.D288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6081771827" calcext:value-type="float">
            <text:p>96081771827</text:p>
          </table:table-cell>
          <table:table-cell office:value-type="string" calcext:value-type="string">
            <text:p>FIZYKA CIALA STALEGO III</text:p>
          </table:table-cell>
          <table:table-cell table:formula="of:=IF([.B290]=[.B289];[.D289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6081928342" calcext:value-type="float">
            <text:p>96081928342</text:p>
          </table:table-cell>
          <table:table-cell office:value-type="string" calcext:value-type="string">
            <text:p>RELACYJNE BAZY DANYCH I</text:p>
          </table:table-cell>
          <table:table-cell table:formula="of:=IF([.B291]=[.B290];[.D290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6082398784" calcext:value-type="float">
            <text:p>96082398784</text:p>
          </table:table-cell>
          <table:table-cell office:value-type="string" calcext:value-type="string">
            <text:p>CHEMIA KWANTOWA I</text:p>
          </table:table-cell>
          <table:table-cell table:formula="of:=IF([.B292]=[.B291];[.D291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6082593622" calcext:value-type="float">
            <text:p>96082593622</text:p>
          </table:table-cell>
          <table:table-cell office:value-type="string" calcext:value-type="string">
            <text:p>TEORIA GIER</text:p>
          </table:table-cell>
          <table:table-cell table:formula="of:=IF([.B293]=[.B292];[.D292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6090264886" calcext:value-type="float">
            <text:p>96090264886</text:p>
          </table:table-cell>
          <table:table-cell office:value-type="string" calcext:value-type="string">
            <text:p>OSCYLOSKOP W ZASTOSOWANIACH</text:p>
          </table:table-cell>
          <table:table-cell table:formula="of:=IF([.B294]=[.B293];[.D293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6090634229" calcext:value-type="float">
            <text:p>96090634229</text:p>
          </table:table-cell>
          <table:table-cell office:value-type="string" calcext:value-type="string">
            <text:p>KATALOG CYFROWYCH UKLADOW SCALONYCH</text:p>
          </table:table-cell>
          <table:table-cell table:formula="of:=IF([.B295]=[.B294];[.D294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6090866484" calcext:value-type="float">
            <text:p>96090866484</text:p>
          </table:table-cell>
          <table:table-cell office:value-type="string" calcext:value-type="string">
            <text:p>ALGERBA I</text:p>
          </table:table-cell>
          <table:table-cell table:formula="of:=IF([.B296]=[.B295];[.D295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6090923899" calcext:value-type="float">
            <text:p>96090923899</text:p>
          </table:table-cell>
          <table:table-cell office:value-type="string" calcext:value-type="string">
            <text:p>OPTYMALIZACJA ALGORYTMOW I</text:p>
          </table:table-cell>
          <table:table-cell table:formula="of:=IF([.B297]=[.B296];[.D296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6091269286" calcext:value-type="float">
            <text:p>96091269286</text:p>
          </table:table-cell>
          <table:table-cell office:value-type="string" calcext:value-type="string">
            <text:p>AUDYT BEZPIECZENSTWA SIECI</text:p>
          </table:table-cell>
          <table:table-cell table:formula="of:=IF([.B298]=[.B297];[.D297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6092278614" calcext:value-type="float">
            <text:p>96092278614</text:p>
          </table:table-cell>
          <table:table-cell office:value-type="string" calcext:value-type="string">
            <text:p>APARATURA POMIAROWA</text:p>
          </table:table-cell>
          <table:table-cell table:formula="of:=IF([.B299]=[.B298];[.D298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6092746489" calcext:value-type="float">
            <text:p>96092746489</text:p>
          </table:table-cell>
          <table:table-cell office:value-type="string" calcext:value-type="string">
            <text:p>ELEKTRONIKA CYFROWA II</text:p>
          </table:table-cell>
          <table:table-cell table:formula="of:=IF([.B300]=[.B299];[.D299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6092784458" calcext:value-type="float">
            <text:p>96092784458</text:p>
          </table:table-cell>
          <table:table-cell office:value-type="string" calcext:value-type="string">
            <text:p>LINUX KSIEGA ADMINISTRATORA I</text:p>
          </table:table-cell>
          <table:table-cell table:formula="of:=IF([.B301]=[.B300];[.D300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6102819712" calcext:value-type="float">
            <text:p>96102819712</text:p>
          </table:table-cell>
          <table:table-cell office:value-type="string" calcext:value-type="string">
            <text:p>PHP I MYSQL</text:p>
          </table:table-cell>
          <table:table-cell table:formula="of:=IF([.B302]=[.B301];[.D301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6110243976" calcext:value-type="float">
            <text:p>96110243976</text:p>
          </table:table-cell>
          <table:table-cell office:value-type="string" calcext:value-type="string">
            <text:p>ELEKTRONIKA CYFROWA I</text:p>
          </table:table-cell>
          <table:table-cell table:formula="of:=IF([.B303]=[.B302];[.D302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6110878613" calcext:value-type="float">
            <text:p>96110878613</text:p>
          </table:table-cell>
          <table:table-cell office:value-type="string" calcext:value-type="string">
            <text:p>C# I .NET</text:p>
          </table:table-cell>
          <table:table-cell table:formula="of:=IF([.B304]=[.B303];[.D303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6111514855" calcext:value-type="float">
            <text:p>96111514855</text:p>
          </table:table-cell>
          <table:table-cell office:value-type="string" calcext:value-type="string">
            <text:p>TESTOWANIE UKLADOW VLSI</text:p>
          </table:table-cell>
          <table:table-cell table:formula="of:=IF([.B305]=[.B304];[.D304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6111524476" calcext:value-type="float">
            <text:p>96111524476</text:p>
          </table:table-cell>
          <table:table-cell office:value-type="string" calcext:value-type="string">
            <text:p>METODY NUMERYCZNE II</text:p>
          </table:table-cell>
          <table:table-cell table:formula="of:=IF([.B306]=[.B305];[.D305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6111917733" calcext:value-type="float">
            <text:p>96111917733</text:p>
          </table:table-cell>
          <table:table-cell office:value-type="string" calcext:value-type="string">
            <text:p>TEORIA GIER</text:p>
          </table:table-cell>
          <table:table-cell table:formula="of:=IF([.B307]=[.B306];[.D306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6112171271" calcext:value-type="float">
            <text:p>96112171271</text:p>
          </table:table-cell>
          <table:table-cell office:value-type="string" calcext:value-type="string">
            <text:p>WSTEP DO TEORII LICZB</text:p>
          </table:table-cell>
          <table:table-cell table:formula="of:=IF([.B308]=[.B307];[.D307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6112275739" calcext:value-type="float">
            <text:p>96112275739</text:p>
          </table:table-cell>
          <table:table-cell office:value-type="string" calcext:value-type="string">
            <text:p>ALGORYTMY BEZ TAJEMNIC</text:p>
          </table:table-cell>
          <table:table-cell table:formula="of:=IF([.B309]=[.B308];[.D308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6112845442" calcext:value-type="float">
            <text:p>96112845442</text:p>
          </table:table-cell>
          <table:table-cell office:value-type="string" calcext:value-type="string">
            <text:p>FIZYKA CIALA STALEGO II</text:p>
          </table:table-cell>
          <table:table-cell table:formula="of:=IF([.B310]=[.B309];[.D309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6120158756" calcext:value-type="float">
            <text:p>96120158756</text:p>
          </table:table-cell>
          <table:table-cell office:value-type="string" calcext:value-type="string">
            <text:p>KOMPUTEROWA ANALIZA OBRAZOWANIA MEDYCZNEGO I</text:p>
          </table:table-cell>
          <table:table-cell table:formula="of:=IF([.B311]=[.B310];[.D310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120239628" calcext:value-type="float">
            <text:p>96120239628</text:p>
          </table:table-cell>
          <table:table-cell office:value-type="string" calcext:value-type="string">
            <text:p>ALGERBA I</text:p>
          </table:table-cell>
          <table:table-cell table:formula="of:=IF([.B312]=[.B311];[.D311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6121964255" calcext:value-type="float">
            <text:p>96121964255</text:p>
          </table:table-cell>
          <table:table-cell office:value-type="string" calcext:value-type="string">
            <text:p>WSTEP DO INFORMATYKI</text:p>
          </table:table-cell>
          <table:table-cell table:formula="of:=IF([.B313]=[.B312];[.D312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6122014799" calcext:value-type="float">
            <text:p>96122014799</text:p>
          </table:table-cell>
          <table:table-cell office:value-type="string" calcext:value-type="string">
            <text:p>KATALOG CYFROWYCH UKLADOW SCALONYCH</text:p>
          </table:table-cell>
          <table:table-cell table:formula="of:=IF([.B314]=[.B313];[.D313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6122095251" calcext:value-type="float">
            <text:p>96122095251</text:p>
          </table:table-cell>
          <table:table-cell office:value-type="string" calcext:value-type="string">
            <text:p>RELACYJNE BAZY DANYCH II</text:p>
          </table:table-cell>
          <table:table-cell table:formula="of:=IF([.B315]=[.B314];[.D314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6122279451" calcext:value-type="float">
            <text:p>96122279451</text:p>
          </table:table-cell>
          <table:table-cell office:value-type="string" calcext:value-type="string">
            <text:p>WSTEP DO TEORII LICZB</text:p>
          </table:table-cell>
          <table:table-cell table:formula="of:=IF([.B316]=[.B315];[.D315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010159347" calcext:value-type="float">
            <text:p>97010159347</text:p>
          </table:table-cell>
          <table:table-cell office:value-type="string" calcext:value-type="string">
            <text:p>TESTY PENETRACYJNE SIECI WIFI</text:p>
          </table:table-cell>
          <table:table-cell table:formula="of:=IF([.B317]=[.B316];[.D316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7010621727" calcext:value-type="float">
            <text:p>97010621727</text:p>
          </table:table-cell>
          <table:table-cell office:value-type="string" calcext:value-type="string">
            <text:p>TECHNOLOGIA LITOGRAFII 20NM</text:p>
          </table:table-cell>
          <table:table-cell table:formula="of:=IF([.B318]=[.B317];[.D317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7010812385" calcext:value-type="float">
            <text:p>97010812385</text:p>
          </table:table-cell>
          <table:table-cell office:value-type="string" calcext:value-type="string">
            <text:p>KATALOG CYFROWYCH UKLADOW SCALONYCH</text:p>
          </table:table-cell>
          <table:table-cell table:formula="of:=IF([.B319]=[.B318];[.D318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7010983179" calcext:value-type="float">
            <text:p>97010983179</text:p>
          </table:table-cell>
          <table:table-cell office:value-type="string" calcext:value-type="string">
            <text:p>CHEMIA FIZYCZNA</text:p>
          </table:table-cell>
          <table:table-cell table:formula="of:=IF([.B320]=[.B319];[.D319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7011693781" calcext:value-type="float">
            <text:p>97011693781</text:p>
          </table:table-cell>
          <table:table-cell office:value-type="string" calcext:value-type="string">
            <text:p>CHEMIA KWANTOWA II</text:p>
          </table:table-cell>
          <table:table-cell table:formula="of:=IF([.B321]=[.B320];[.D320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7012853362" calcext:value-type="float">
            <text:p>97012853362</text:p>
          </table:table-cell>
          <table:table-cell office:value-type="string" calcext:value-type="string">
            <text:p>TEORIA GRAFOW</text:p>
          </table:table-cell>
          <table:table-cell table:formula="of:=IF([.B322]=[.B321];[.D321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7012894365" calcext:value-type="float">
            <text:p>97012894365</text:p>
          </table:table-cell>
          <table:table-cell office:value-type="string" calcext:value-type="string">
            <text:p>ELEKTRONIKA CYFROWA I</text:p>
          </table:table-cell>
          <table:table-cell table:formula="of:=IF([.B323]=[.B322];[.D322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7020245331" calcext:value-type="float">
            <text:p>97020245331</text:p>
          </table:table-cell>
          <table:table-cell office:value-type="string" calcext:value-type="string">
            <text:p>ANSI C</text:p>
          </table:table-cell>
          <table:table-cell table:formula="of:=IF([.B324]=[.B323];[.D323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7021392858" calcext:value-type="float">
            <text:p>97021392858</text:p>
          </table:table-cell>
          <table:table-cell office:value-type="string" calcext:value-type="string">
            <text:p>FLASH I PHP</text:p>
          </table:table-cell>
          <table:table-cell table:formula="of:=IF([.B325]=[.B324];[.D324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7021392858" calcext:value-type="float">
            <text:p>97021392858</text:p>
          </table:table-cell>
          <table:table-cell office:value-type="string" calcext:value-type="string">
            <text:p>JEZYKI PROGRAMOWANIA II</text:p>
          </table:table-cell>
          <table:table-cell table:formula="of:=IF([.B326]=[.B325];[.D325]+1;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7021392858" calcext:value-type="float">
            <text:p>97021392858</text:p>
          </table:table-cell>
          <table:table-cell office:value-type="string" calcext:value-type="string">
            <text:p>METODY NUMERYCZNE II</text:p>
          </table:table-cell>
          <table:table-cell table:formula="of:=IF([.B327]=[.B326];[.D326]+1;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7021392858" calcext:value-type="float">
            <text:p>97021392858</text:p>
          </table:table-cell>
          <table:table-cell office:value-type="string" calcext:value-type="string">
            <text:p>TEORIA GRAFOW</text:p>
          </table:table-cell>
          <table:table-cell table:formula="of:=IF([.B328]=[.B327];[.D327]+1;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7021486467" calcext:value-type="float">
            <text:p>97021486467</text:p>
          </table:table-cell>
          <table:table-cell office:value-type="string" calcext:value-type="string">
            <text:p>TEORIA GRAFOW</text:p>
          </table:table-cell>
          <table:table-cell table:formula="of:=IF([.B329]=[.B328];[.D328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7022426727" calcext:value-type="float">
            <text:p>97022426727</text:p>
          </table:table-cell>
          <table:table-cell office:value-type="string" calcext:value-type="string">
            <text:p>PODSTAWY KRYPTOGRAFII I</text:p>
          </table:table-cell>
          <table:table-cell table:formula="of:=IF([.B330]=[.B329];[.D329]+1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7022784472" calcext:value-type="float">
            <text:p>97022784472</text:p>
          </table:table-cell>
          <table:table-cell office:value-type="string" calcext:value-type="string">
            <text:p>WSTEP DO CSS3 I HTML5</text:p>
          </table:table-cell>
          <table:table-cell table:formula="of:=IF([.B331]=[.B330];[.D330]+1;1)" office:value-type="float" office:value="1" calcext:value-type="float">
            <text:p>1</text:p>
          </table:table-cell>
          <table:table-cell table:number-columns-repeated="3"/>
        </table:table-row>
      </table:table>
      <table:table table:name="Dane 5.2" table:style-name="ta1">
        <table:table-column table:style-name="co4" table:default-cell-style-name="Default"/>
        <table:table-column table:style-name="co2" table:number-columns-repeated="3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esel</text:p>
          </table:table-cell>
          <table:table-cell office:value-type="string" calcext:value-type="string">
            <text:p>id_pok</text:p>
          </table:table-cell>
          <table:table-cell/>
          <table:table-cell office:value-type="string" calcext:value-type="string">
            <text:p>nr pokoju</text:p>
          </table:table-cell>
          <table:table-cell office:value-type="string" calcext:value-type="string">
            <text:p>liczba mieszkancow</text:p>
          </table:table-cell>
          <table:table-cell/>
          <table:table-cell office:value-type="string" calcext:value-type="string">
            <text:p>śr:</text:p>
          </table:table-cell>
          <table:table-cell table:style-name="ce1" table:formula="of:=325/69" office:value-type="float" office:value="4.71014492753623" calcext:value-type="float">
            <text:p>4.7101</text:p>
          </table:table-cell>
        </table:table-row>
        <table:table-row table:style-name="ro1">
          <table:table-cell office:value-type="float" office:value="92060863855" calcext:value-type="float">
            <text:p>920608638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$B$2:.$B$500];[.D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3013078979" calcext:value-type="float">
            <text:p>930130789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$B$2:.$B$500];[.D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3091115319" calcext:value-type="float">
            <text:p>93091115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$B$2:.$B$500];[.D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3112747286" calcext:value-type="float">
            <text:p>931127472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$B$2:.$B$500];[.D5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4030283737" calcext:value-type="float">
            <text:p>940302837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$B$2:.$B$500];[.D6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6081771827" calcext:value-type="float">
            <text:p>960817718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$B$2:.$B$500];[.D7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2100661849" calcext:value-type="float">
            <text:p>9210066184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$B$2:.$B$500];[.D8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5120191648" calcext:value-type="float">
            <text:p>951201916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$B$2:.$B$500];[.D9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2052999663" calcext:value-type="float">
            <text:p>9205299966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$B$2:.$B$500];[.D10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4050415987" calcext:value-type="float">
            <text:p>940504159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UNTIF([.$B$2:.$B$500];[.D11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4052327952" calcext:value-type="float">
            <text:p>9405232795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COUNTIF([.$B$2:.$B$500];[.D1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120239628" calcext:value-type="float">
            <text:p>961202396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UNTIF([.$B$2:.$B$500];[.D1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91575513" calcext:value-type="float">
            <text:p>930915755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COUNTIF([.$B$2:.$B$500];[.D14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3111422865" calcext:value-type="float">
            <text:p>9311142286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UNTIF([.$B$2:.$B$500];[.D15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4020462177" calcext:value-type="float">
            <text:p>9402046217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UNTIF([.$B$2:.$B$500];[.D16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4031972793" calcext:value-type="float">
            <text:p>9403197279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UNTIF([.$B$2:.$B$500];[.D17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4121925755" calcext:value-type="float">
            <text:p>9412192575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UNTIF([.$B$2:.$B$500];[.D18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6040333314" calcext:value-type="float">
            <text:p>9604033331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UNTIF([.$B$2:.$B$500];[.D1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6090866484" calcext:value-type="float">
            <text:p>9609086648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UNTIF([.$B$2:.$B$500];[.D20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3041967867" calcext:value-type="float">
            <text:p>9304196786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UNTIF([.$B$2:.$B$500];[.D21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3070995479" calcext:value-type="float">
            <text:p>930709954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UNTIF([.$B$2:.$B$500];[.D22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6111514855" calcext:value-type="float">
            <text:p>961115148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UNTIF([.$B$2:.$B$500];[.D2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7021486467" calcext:value-type="float">
            <text:p>9702148646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UNTIF([.$B$2:.$B$500];[.D24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2062962545" calcext:value-type="float">
            <text:p>9206296254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UNTIF([.$B$2:.$B$500];[.D25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4042061826" calcext:value-type="float">
            <text:p>9404206182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UNTIF([.$B$2:.$B$500];[.D26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5042653121" calcext:value-type="float">
            <text:p>9504265312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UNTIF([.$B$2:.$B$500];[.D27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5051277866" calcext:value-type="float">
            <text:p>9505127786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UNTIF([.$B$2:.$B$500];[.D28]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5122261156" calcext:value-type="float">
            <text:p>9512226115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UNTIF([.$B$2:.$B$500];[.D29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6121964255" calcext:value-type="float">
            <text:p>9612196425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UNTIF([.$B$2:.$B$500];[.D30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3052759398" calcext:value-type="float">
            <text:p>9305275939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UNTIF([.$B$2:.$B$500];[.D31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4100357838" calcext:value-type="float">
            <text:p>9410035783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UNTIF([.$B$2:.$B$500];[.D32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5010919439" calcext:value-type="float">
            <text:p>9501091943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UNTIF([.$B$2:.$B$500];[.D33]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97010812385" calcext:value-type="float">
            <text:p>9701081238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UNTIF([.$B$2:.$B$500];[.D3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2051048757" calcext:value-type="float">
            <text:p>9205104875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UNTIF([.$B$2:.$B$500];[.D35]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3081336463" calcext:value-type="float">
            <text:p>9308133646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UNTIF([.$B$2:.$B$500];[.D36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4051886221" calcext:value-type="float">
            <text:p>9405188622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UNTIF([.$B$2:.$B$500];[.D37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4122135195" calcext:value-type="float">
            <text:p>9412213519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UNTIF([.$B$2:.$B$500];[.D38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6110243976" calcext:value-type="float">
            <text:p>9611024397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UNTIF([.$B$2:.$B$500];[.D3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060349478" calcext:value-type="float">
            <text:p>9206034947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UNTIF([.$B$2:.$B$500];[.D40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3010287374" calcext:value-type="float">
            <text:p>9301028737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UNTIF([.$B$2:.$B$500];[.D41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3090925753" calcext:value-type="float">
            <text:p>9309092575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UNTIF([.$B$2:.$B$500];[.D42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6081092979" calcext:value-type="float">
            <text:p>9608109297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UNTIF([.$B$2:.$B$500];[.D43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2103163461" calcext:value-type="float">
            <text:p>9210316346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UNTIF([.$B$2:.$B$500];[.D44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3102056134" calcext:value-type="float">
            <text:p>9310205613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UNTIF([.$B$2:.$B$500];[.D4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5092124468" calcext:value-type="float">
            <text:p>9509212446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5" calcext:value-type="float">
            <text:p>45</text:p>
          </table:table-cell>
          <table:table-cell table:formula="of:=COUNTIF([.$B$2:.$B$500];[.D4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3071912839" calcext:value-type="float">
            <text:p>9307191283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COUNTIF([.$B$2:.$B$500];[.D47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3052712924" calcext:value-type="float">
            <text:p>9305271292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7" calcext:value-type="float">
            <text:p>47</text:p>
          </table:table-cell>
          <table:table-cell table:formula="of:=COUNTIF([.$B$2:.$B$500];[.D48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3021966581" calcext:value-type="float">
            <text:p>9302196658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COUNTIF([.$B$2:.$B$500];[.D49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3041252815" calcext:value-type="float">
            <text:p>9304125281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9" calcext:value-type="float">
            <text:p>49</text:p>
          </table:table-cell>
          <table:table-cell table:formula="of:=COUNTIF([.$B$2:.$B$500];[.D50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5071627434" calcext:value-type="float">
            <text:p>9507162743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formula="of:=COUNTIF([.$B$2:.$B$500];[.D5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5111492877" calcext:value-type="float">
            <text:p>9511149287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1" calcext:value-type="float">
            <text:p>51</text:p>
          </table:table-cell>
          <table:table-cell table:formula="of:=COUNTIF([.$B$2:.$B$500];[.D52]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96011338285" calcext:value-type="float">
            <text:p>9601133828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2" calcext:value-type="float">
            <text:p>52</text:p>
          </table:table-cell>
          <table:table-cell table:formula="of:=COUNTIF([.$B$2:.$B$500];[.D53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7010983179" calcext:value-type="float">
            <text:p>9701098317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3" calcext:value-type="float">
            <text:p>53</text:p>
          </table:table-cell>
          <table:table-cell table:formula="of:=COUNTIF([.$B$2:.$B$500];[.D54]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7021392858" calcext:value-type="float">
            <text:p>9702139285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4" calcext:value-type="float">
            <text:p>54</text:p>
          </table:table-cell>
          <table:table-cell table:formula="of:=COUNTIF([.$B$2:.$B$500];[.D55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3122174335" calcext:value-type="float">
            <text:p>9312217433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5" calcext:value-type="float">
            <text:p>55</text:p>
          </table:table-cell>
          <table:table-cell table:formula="of:=COUNTIF([.$B$2:.$B$500];[.D56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4062364747" calcext:value-type="float">
            <text:p>9406236474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6" calcext:value-type="float">
            <text:p>56</text:p>
          </table:table-cell>
          <table:table-cell table:formula="of:=COUNTIF([.$B$2:.$B$500];[.D57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5060298582" calcext:value-type="float">
            <text:p>9506029858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7" calcext:value-type="float">
            <text:p>57</text:p>
          </table:table-cell>
          <table:table-cell table:formula="of:=COUNTIF([.$B$2:.$B$500];[.D58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5101667241" calcext:value-type="float">
            <text:p>9510166724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8" calcext:value-type="float">
            <text:p>58</text:p>
          </table:table-cell>
          <table:table-cell table:formula="of:=COUNTIF([.$B$2:.$B$500];[.D59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6021765853" calcext:value-type="float">
            <text:p>9602176585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9" calcext:value-type="float">
            <text:p>59</text:p>
          </table:table-cell>
          <table:table-cell table:formula="of:=COUNTIF([.$B$2:.$B$500];[.D60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5042088338" calcext:value-type="float">
            <text:p>9504208833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0" calcext:value-type="float">
            <text:p>60</text:p>
          </table:table-cell>
          <table:table-cell table:formula="of:=COUNTIF([.$B$2:.$B$500];[.D61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5052939154" calcext:value-type="float">
            <text:p>9505293915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1" calcext:value-type="float">
            <text:p>61</text:p>
          </table:table-cell>
          <table:table-cell table:formula="of:=COUNTIF([.$B$2:.$B$500];[.D6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5071489133" calcext:value-type="float">
            <text:p>9507148913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2" calcext:value-type="float">
            <text:p>62</text:p>
          </table:table-cell>
          <table:table-cell table:formula="of:=COUNTIF([.$B$2:.$B$500];[.D63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6051111367" calcext:value-type="float">
            <text:p>9605111136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3" calcext:value-type="float">
            <text:p>63</text:p>
          </table:table-cell>
          <table:table-cell table:formula="of:=COUNTIF([.$B$2:.$B$500];[.D64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2072589329" calcext:value-type="float">
            <text:p>9207258932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 table:formula="of:=COUNTIF([.$B$2:.$B$500];[.D65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4081134358" calcext:value-type="float">
            <text:p>9408113435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table:formula="of:=COUNTIF([.$B$2:.$B$500];[.D66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6042084485" calcext:value-type="float">
            <text:p>9604208448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6" calcext:value-type="float">
            <text:p>66</text:p>
          </table:table-cell>
          <table:table-cell table:formula="of:=COUNTIF([.$B$2:.$B$500];[.D67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3042594253" calcext:value-type="float">
            <text:p>9304259425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7" calcext:value-type="float">
            <text:p>67</text:p>
          </table:table-cell>
          <table:table-cell table:formula="of:=COUNTIF([.$B$2:.$B$500];[.D6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3110169918" calcext:value-type="float">
            <text:p>931101699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8" calcext:value-type="float">
            <text:p>68</text:p>
          </table:table-cell>
          <table:table-cell table:formula="of:=COUNTIF([.$B$2:.$B$500];[.D69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4031766363" calcext:value-type="float">
            <text:p>9403176636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9" calcext:value-type="float">
            <text:p>69</text:p>
          </table:table-cell>
          <table:table-cell table:formula="of:=COUNTIF([.$B$2:.$B$500];[.D70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4052013633" calcext:value-type="float">
            <text:p>9405201363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table:formula="of:=COUNTIF([.$B$2:.$B$500];[.D71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5021137376" calcext:value-type="float">
            <text:p>95021137376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96032965482" calcext:value-type="float">
            <text:p>96032965482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96070825977" calcext:value-type="float">
            <text:p>96070825977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92062548936" calcext:value-type="float">
            <text:p>92062548936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93031922166" calcext:value-type="float">
            <text:p>93031922166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94051786439" calcext:value-type="float">
            <text:p>94051786439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94060394564" calcext:value-type="float">
            <text:p>94060394564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96061777722" calcext:value-type="float">
            <text:p>96061777722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96090264886" calcext:value-type="float">
            <text:p>96090264886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93020984197" calcext:value-type="float">
            <text:p>93020984197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95112489689" calcext:value-type="float">
            <text:p>95112489689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96031551327" calcext:value-type="float">
            <text:p>96031551327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96051135916" calcext:value-type="float">
            <text:p>96051135916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94052812232" calcext:value-type="float">
            <text:p>94052812232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94091495359" calcext:value-type="float">
            <text:p>94091495359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92061083359" calcext:value-type="float">
            <text:p>92061083359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92071176944" calcext:value-type="float">
            <text:p>92071176944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93020344452" calcext:value-type="float">
            <text:p>93020344452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93090575941" calcext:value-type="float">
            <text:p>93090575941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94083048134" calcext:value-type="float">
            <text:p>94083048134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95041132892" calcext:value-type="float">
            <text:p>95041132892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96120158756" calcext:value-type="float">
            <text:p>96120158756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92060816563" calcext:value-type="float">
            <text:p>92060816563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92101543816" calcext:value-type="float">
            <text:p>92101543816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93031439697" calcext:value-type="float">
            <text:p>93031439697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95071044176" calcext:value-type="float">
            <text:p>95071044176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95111457382" calcext:value-type="float">
            <text:p>95111457382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96112275739" calcext:value-type="float">
            <text:p>96112275739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95022812243" calcext:value-type="float">
            <text:p>95022812243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96081928342" calcext:value-type="float">
            <text:p>96081928342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96111524476" calcext:value-type="float">
            <text:p>96111524476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93061564929" calcext:value-type="float">
            <text:p>93061564929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93092337785" calcext:value-type="float">
            <text:p>93092337785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96022049899" calcext:value-type="float">
            <text:p>96022049899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93032549924" calcext:value-type="float">
            <text:p>93032549924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93080136224" calcext:value-type="float">
            <text:p>93080136224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94020179251" calcext:value-type="float">
            <text:p>94020179251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94040669736" calcext:value-type="float">
            <text:p>94040669736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94121421336" calcext:value-type="float">
            <text:p>94121421336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93080261416" calcext:value-type="float">
            <text:p>93080261416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93080464147" calcext:value-type="float">
            <text:p>93080464147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93081892851" calcext:value-type="float">
            <text:p>93081892851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94081268846" calcext:value-type="float">
            <text:p>94081268846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94080681844" calcext:value-type="float">
            <text:p>94080681844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94082215991" calcext:value-type="float">
            <text:p>94082215991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94100835552" calcext:value-type="float">
            <text:p>94100835552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94103033254" calcext:value-type="float">
            <text:p>94103033254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95041645299" calcext:value-type="float">
            <text:p>95041645299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95053039198" calcext:value-type="float">
            <text:p>95053039198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95062252193" calcext:value-type="float">
            <text:p>95062252193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95120591417" calcext:value-type="float">
            <text:p>95120591417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93110195784" calcext:value-type="float">
            <text:p>93110195784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95080577175" calcext:value-type="float">
            <text:p>95080577175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95120487536" calcext:value-type="float">
            <text:p>95120487536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97010621727" calcext:value-type="float">
            <text:p>97010621727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94051893894" calcext:value-type="float">
            <text:p>94051893894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94080977152" calcext:value-type="float">
            <text:p>94080977152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94032747169" calcext:value-type="float">
            <text:p>94032747169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96030997362" calcext:value-type="float">
            <text:p>96030997362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95092628511" calcext:value-type="float">
            <text:p>95092628511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96111917733" calcext:value-type="float">
            <text:p>96111917733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96112845442" calcext:value-type="float">
            <text:p>96112845442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92051861424" calcext:value-type="float">
            <text:p>92051861424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92070111188" calcext:value-type="float">
            <text:p>92070111188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92111479877" calcext:value-type="float">
            <text:p>92111479877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93061243679" calcext:value-type="float">
            <text:p>93061243679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93082456168" calcext:value-type="float">
            <text:p>93082456168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93111079234" calcext:value-type="float">
            <text:p>93111079234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94091089918" calcext:value-type="float">
            <text:p>94091089918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95051878845" calcext:value-type="float">
            <text:p>95051878845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95091617358" calcext:value-type="float">
            <text:p>95091617358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96043095419" calcext:value-type="float">
            <text:p>96043095419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96082593622" calcext:value-type="float">
            <text:p>96082593622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96122095251" calcext:value-type="float">
            <text:p>96122095251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97010159347" calcext:value-type="float">
            <text:p>97010159347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97022426727" calcext:value-type="float">
            <text:p>97022426727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92121586455" calcext:value-type="float">
            <text:p>92121586455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93022138167" calcext:value-type="float">
            <text:p>93022138167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93042372947" calcext:value-type="float">
            <text:p>93042372947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93052164592" calcext:value-type="float">
            <text:p>93052164592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93052321317" calcext:value-type="float">
            <text:p>93052321317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94091411788" calcext:value-type="float">
            <text:p>94091411788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92090349976" calcext:value-type="float">
            <text:p>92090349976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93122038392" calcext:value-type="float">
            <text:p>93122038392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94030588351" calcext:value-type="float">
            <text:p>94030588351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94050341862" calcext:value-type="float">
            <text:p>94050341862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94052063812" calcext:value-type="float">
            <text:p>94052063812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94091751347" calcext:value-type="float">
            <text:p>94091751347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96050379498" calcext:value-type="float">
            <text:p>96050379498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96061044486" calcext:value-type="float">
            <text:p>96061044486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95040576286" calcext:value-type="float">
            <text:p>95040576286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95122598863" calcext:value-type="float">
            <text:p>95122598863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96091269286" calcext:value-type="float">
            <text:p>96091269286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94010593869" calcext:value-type="float">
            <text:p>94010593869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94011095964" calcext:value-type="float">
            <text:p>94011095964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94072628581" calcext:value-type="float">
            <text:p>94072628581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97012853362" calcext:value-type="float">
            <text:p>97012853362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93031176282" calcext:value-type="float">
            <text:p>93031176282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94032585554" calcext:value-type="float">
            <text:p>94032585554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95011221717" calcext:value-type="float">
            <text:p>95011221717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94051599561" calcext:value-type="float">
            <text:p>94051599561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95022151559" calcext:value-type="float">
            <text:p>95022151559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96041717944" calcext:value-type="float">
            <text:p>96041717944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96051572319" calcext:value-type="float">
            <text:p>96051572319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93031853565" calcext:value-type="float">
            <text:p>93031853565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96082398784" calcext:value-type="float">
            <text:p>96082398784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92081119933" calcext:value-type="float">
            <text:p>92081119933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95042249539" calcext:value-type="float">
            <text:p>95042249539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96042123681" calcext:value-type="float">
            <text:p>96042123681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92072355391" calcext:value-type="float">
            <text:p>92072355391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93112296421" calcext:value-type="float">
            <text:p>93112296421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94012833877" calcext:value-type="float">
            <text:p>94012833877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96110878613" calcext:value-type="float">
            <text:p>96110878613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93020294887" calcext:value-type="float">
            <text:p>93020294887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93102651636" calcext:value-type="float">
            <text:p>93102651636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94070444888" calcext:value-type="float">
            <text:p>94070444888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95030373332" calcext:value-type="float">
            <text:p>95030373332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96050419725" calcext:value-type="float">
            <text:p>96050419725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96060783968" calcext:value-type="float">
            <text:p>96060783968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97012894365" calcext:value-type="float">
            <text:p>97012894365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92081076313" calcext:value-type="float">
            <text:p>92081076313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92081817558" calcext:value-type="float">
            <text:p>9208181755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92122899246" calcext:value-type="float">
            <text:p>92122899246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94092286956" calcext:value-type="float">
            <text:p>94092286956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96011788721" calcext:value-type="float">
            <text:p>96011788721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96022327144" calcext:value-type="float">
            <text:p>96022327144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94050582715" calcext:value-type="float">
            <text:p>9405058271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94080448661" calcext:value-type="float">
            <text:p>94080448661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94111993425" calcext:value-type="float">
            <text:p>9411199342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95010144314" calcext:value-type="float">
            <text:p>95010144314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96080514843" calcext:value-type="float">
            <text:p>96080514843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96092784458" calcext:value-type="float">
            <text:p>96092784458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93041271841" calcext:value-type="float">
            <text:p>93041271841</text:p>
          </table:table-cell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93042094111" calcext:value-type="float">
            <text:p>93042094111</text:p>
          </table:table-cell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93060757559" calcext:value-type="float">
            <text:p>93060757559</text:p>
          </table:table-cell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93101369477" calcext:value-type="float">
            <text:p>93101369477</text:p>
          </table:table-cell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92052877491" calcext:value-type="float">
            <text:p>92052877491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93012423916" calcext:value-type="float">
            <text:p>93012423916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94021031192" calcext:value-type="float">
            <text:p>94021031192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95010286766" calcext:value-type="float">
            <text:p>95010286766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96041586933" calcext:value-type="float">
            <text:p>96041586933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92080361249" calcext:value-type="float">
            <text:p>92080361249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93120948925" calcext:value-type="float">
            <text:p>93120948925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95050162572" calcext:value-type="float">
            <text:p>95050162572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95112894814" calcext:value-type="float">
            <text:p>95112894814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96090634229" calcext:value-type="float">
            <text:p>96090634229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94062811591" calcext:value-type="float">
            <text:p>94062811591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95031582894" calcext:value-type="float">
            <text:p>95031582894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92121027392" calcext:value-type="float">
            <text:p>92121027392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93091278935" calcext:value-type="float">
            <text:p>93091278935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93123086325" calcext:value-type="float">
            <text:p>93123086325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95082916158" calcext:value-type="float">
            <text:p>95082916158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95092264276" calcext:value-type="float">
            <text:p>9509226427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96051078792" calcext:value-type="float">
            <text:p>96051078792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93012248937" calcext:value-type="float">
            <text:p>93012248937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93021324462" calcext:value-type="float">
            <text:p>93021324462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93041061585" calcext:value-type="float">
            <text:p>93041061585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93091812971" calcext:value-type="float">
            <text:p>93091812971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93092435575" calcext:value-type="float">
            <text:p>93092435575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94093037193" calcext:value-type="float">
            <text:p>94093037193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95030438448" calcext:value-type="float">
            <text:p>95030438448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95050294464" calcext:value-type="float">
            <text:p>95050294464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95103086594" calcext:value-type="float">
            <text:p>95103086594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96112171271" calcext:value-type="float">
            <text:p>96112171271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97022784472" calcext:value-type="float">
            <text:p>97022784472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93060626866" calcext:value-type="float">
            <text:p>93060626866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95020584568" calcext:value-type="float">
            <text:p>95020584568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95122344488" calcext:value-type="float">
            <text:p>95122344488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96092746489" calcext:value-type="float">
            <text:p>96092746489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92111027117" calcext:value-type="float">
            <text:p>92111027117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92122718336" calcext:value-type="float">
            <text:p>92122718336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93120854668" calcext:value-type="float">
            <text:p>93120854668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94012177294" calcext:value-type="float">
            <text:p>94012177294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94070167664" calcext:value-type="float">
            <text:p>94070167664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95091292595" calcext:value-type="float">
            <text:p>95091292595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95120745656" calcext:value-type="float">
            <text:p>95120745656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96051865921" calcext:value-type="float">
            <text:p>96051865921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96081684932" calcext:value-type="float">
            <text:p>96081684932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93110591337" calcext:value-type="float">
            <text:p>93110591337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94112234831" calcext:value-type="float">
            <text:p>94112234831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95061884197" calcext:value-type="float">
            <text:p>95061884197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96052561949" calcext:value-type="float">
            <text:p>96052561949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92061937214" calcext:value-type="float">
            <text:p>92061937214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92122755816" calcext:value-type="float">
            <text:p>92122755816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93041329773" calcext:value-type="float">
            <text:p>93041329773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94020355996" calcext:value-type="float">
            <text:p>94020355996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94020368381" calcext:value-type="float">
            <text:p>94020368381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94072349563" calcext:value-type="float">
            <text:p>94072349563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96061094795" calcext:value-type="float">
            <text:p>96061094795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92112635683" calcext:value-type="float">
            <text:p>92112635683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94012331191" calcext:value-type="float">
            <text:p>94012331191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94041715238" calcext:value-type="float">
            <text:p>94041715238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94062767281" calcext:value-type="float">
            <text:p>94062767281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95071674573" calcext:value-type="float">
            <text:p>95071674573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96050641553" calcext:value-type="float">
            <text:p>96050641553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96102819712" calcext:value-type="float">
            <text:p>96102819712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93072382295" calcext:value-type="float">
            <text:p>93072382295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96062773598" calcext:value-type="float">
            <text:p>96062773598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95111035621" calcext:value-type="float">
            <text:p>95111035621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95111824241" calcext:value-type="float">
            <text:p>95111824241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93031426752" calcext:value-type="float">
            <text:p>93031426752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93051494722" calcext:value-type="float">
            <text:p>93051494722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94091517385" calcext:value-type="float">
            <text:p>94091517385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92062762152" calcext:value-type="float">
            <text:p>92062762152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93060314174" calcext:value-type="float">
            <text:p>93060314174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93031562344" calcext:value-type="float">
            <text:p>93031562344</text:p>
          </table:table-cell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96070166834" calcext:value-type="float">
            <text:p>96070166834</text:p>
          </table:table-cell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92061754985" calcext:value-type="float">
            <text:p>92061754985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92070952712" calcext:value-type="float">
            <text:p>92070952712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92112571134" calcext:value-type="float">
            <text:p>92112571134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93062061135" calcext:value-type="float">
            <text:p>93062061135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93081269666" calcext:value-type="float">
            <text:p>93081269666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94082711312" calcext:value-type="float">
            <text:p>94082711312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94123156375" calcext:value-type="float">
            <text:p>94123156375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95052836383" calcext:value-type="float">
            <text:p>95052836383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95092172959" calcext:value-type="float">
            <text:p>95092172959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96122279451" calcext:value-type="float">
            <text:p>96122279451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93011731988" calcext:value-type="float">
            <text:p>93011731988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94041273536" calcext:value-type="float">
            <text:p>94041273536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95010931895" calcext:value-type="float">
            <text:p>95010931895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95090322493" calcext:value-type="float">
            <text:p>95090322493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96050286545" calcext:value-type="float">
            <text:p>96050286545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92070336152" calcext:value-type="float">
            <text:p>92070336152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95081712847" calcext:value-type="float">
            <text:p>95081712847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95101084297" calcext:value-type="float">
            <text:p>95101084297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92060618813" calcext:value-type="float">
            <text:p>92060618813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93092663774" calcext:value-type="float">
            <text:p>93092663774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93101749226" calcext:value-type="float">
            <text:p>93101749226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95012344439" calcext:value-type="float">
            <text:p>95012344439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92052033215" calcext:value-type="float">
            <text:p>92052033215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94112973718" calcext:value-type="float">
            <text:p>94112973718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97020245331" calcext:value-type="float">
            <text:p>97020245331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92080864292" calcext:value-type="float">
            <text:p>92080864292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93020492353" calcext:value-type="float">
            <text:p>93020492353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93080133818" calcext:value-type="float">
            <text:p>93080133818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94042538867" calcext:value-type="float">
            <text:p>94042538867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96072293545" calcext:value-type="float">
            <text:p>96072293545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96122014799" calcext:value-type="float">
            <text:p>96122014799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92081982469" calcext:value-type="float">
            <text:p>92081982469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93061087466" calcext:value-type="float">
            <text:p>93061087466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94022461945" calcext:value-type="float">
            <text:p>94022461945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94031061512" calcext:value-type="float">
            <text:p>94031061512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96011223945" calcext:value-type="float">
            <text:p>96011223945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96012247623" calcext:value-type="float">
            <text:p>96012247623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96052982418" calcext:value-type="float">
            <text:p>96052982418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94020859896" calcext:value-type="float">
            <text:p>94020859896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94102052458" calcext:value-type="float">
            <text:p>94102052458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95011368836" calcext:value-type="float">
            <text:p>95011368836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95012636248" calcext:value-type="float">
            <text:p>95012636248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95062355629" calcext:value-type="float">
            <text:p>95062355629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95123151452" calcext:value-type="float">
            <text:p>95123151452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96090923899" calcext:value-type="float">
            <text:p>96090923899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94080228692" calcext:value-type="float">
            <text:p>9408022869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97011693781" calcext:value-type="float">
            <text:p>9701169378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97020963358" calcext:value-type="float">
            <text:p>97020963358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</table:table>
      <table:table table:name="dane 5.3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esel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imie</text:p>
          </table:table-cell>
          <table:table-cell office:value-type="string" calcext:value-type="string">
            <text:p>prawy</text:p>
          </table:table-cell>
          <table:table-cell office:value-type="string" calcext:value-type="string">
            <text:p>lewy</text:p>
          </table:table-cell>
          <table:table-cell office:value-type="string" calcext:value-type="string">
            <text:p>mod</text:p>
          </table:table-cell>
          <table:table-cell/>
          <table:table-cell office:value-type="string" calcext:value-type="string">
            <text:p>mężczyzn</text:p>
          </table:table-cell>
          <table:table-cell table:formula="of:=SUM([.F2:.F500]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92051048757" calcext:value-type="float">
            <text:p>92051048757</text:p>
          </table:table-cell>
          <table:table-cell office:value-type="string" calcext:value-type="string">
            <text:p>BAJOREK</text:p>
          </table:table-cell>
          <table:table-cell office:value-type="string" calcext:value-type="string">
            <text:p>JAKUB</text:p>
          </table:table-cell>
          <table:table-cell table:formula="of:=RIGHT([.A2];2)" office:value-type="string" office:string-value="57" calcext:value-type="string">
            <text:p>57</text:p>
          </table:table-cell>
          <table:table-cell table:formula="of:=LEFT([.D2])" office:value-type="string" office:string-value="5" calcext:value-type="string">
            <text:p>5</text:p>
          </table:table-cell>
          <table:table-cell table:formula="of:=MOD([.E2];2)" office:value-type="float" office:value="1" calcext:value-type="float">
            <text:p>1</text:p>
          </table:table-cell>
          <table:table-cell/>
          <table:table-cell office:value-type="string" calcext:value-type="string">
            <text:p>kobiet</text:p>
          </table:table-cell>
          <table:table-cell table:formula="of:=330 - [.I1]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92051861424" calcext:value-type="float">
            <text:p>92051861424</text:p>
          </table:table-cell>
          <table:table-cell office:value-type="string" calcext:value-type="string">
            <text:p>SLOTARZ</text:p>
          </table:table-cell>
          <table:table-cell office:value-type="string" calcext:value-type="string">
            <text:p>MARIANNA</text:p>
          </table:table-cell>
          <table:table-cell table:formula="of:=RIGHT([.A3];2)" office:value-type="string" office:string-value="24" calcext:value-type="string">
            <text:p>24</text:p>
          </table:table-cell>
          <table:table-cell table:formula="of:=LEFT([.D3])" office:value-type="string" office:string-value="2" calcext:value-type="string">
            <text:p>2</text:p>
          </table:table-cell>
          <table:table-cell table:formula="of:=MOD([.E3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052033215" calcext:value-type="float">
            <text:p>92052033215</text:p>
          </table:table-cell>
          <table:table-cell office:value-type="string" calcext:value-type="string">
            <text:p>WNUK</text:p>
          </table:table-cell>
          <table:table-cell office:value-type="string" calcext:value-type="string">
            <text:p>SZYMON</text:p>
          </table:table-cell>
          <table:table-cell table:formula="of:=RIGHT([.A4];2)" office:value-type="string" office:string-value="15" calcext:value-type="string">
            <text:p>15</text:p>
          </table:table-cell>
          <table:table-cell table:formula="of:=LEFT([.D4])" office:value-type="string" office:string-value="1" calcext:value-type="string">
            <text:p>1</text:p>
          </table:table-cell>
          <table:table-cell table:formula="of:=MOD([.E4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052877491" calcext:value-type="float">
            <text:p>92052877491</text:p>
          </table:table-cell>
          <table:table-cell office:value-type="string" calcext:value-type="string">
            <text:p>LESKO</text:p>
          </table:table-cell>
          <table:table-cell office:value-type="string" calcext:value-type="string">
            <text:p>WOJCIECH</text:p>
          </table:table-cell>
          <table:table-cell table:formula="of:=RIGHT([.A5];2)" office:value-type="string" office:string-value="91" calcext:value-type="string">
            <text:p>91</text:p>
          </table:table-cell>
          <table:table-cell table:formula="of:=LEFT([.D5])" office:value-type="string" office:string-value="9" calcext:value-type="string">
            <text:p>9</text:p>
          </table:table-cell>
          <table:table-cell table:formula="of:=MOD([.E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052999663" calcext:value-type="float">
            <text:p>92052999663</text:p>
          </table:table-cell>
          <table:table-cell office:value-type="string" calcext:value-type="string">
            <text:p>WACHOWIAK</text:p>
          </table:table-cell>
          <table:table-cell office:value-type="string" calcext:value-type="string">
            <text:p>ANNA</text:p>
          </table:table-cell>
          <table:table-cell table:formula="of:=RIGHT([.A6];2)" office:value-type="string" office:string-value="63" calcext:value-type="string">
            <text:p>63</text:p>
          </table:table-cell>
          <table:table-cell table:formula="of:=LEFT([.D6])" office:value-type="string" office:string-value="6" calcext:value-type="string">
            <text:p>6</text:p>
          </table:table-cell>
          <table:table-cell table:formula="of:=MOD([.E6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060349478" calcext:value-type="float">
            <text:p>92060349478</text:p>
          </table:table-cell>
          <table:table-cell office:value-type="string" calcext:value-type="string">
            <text:p>JASTRZEBSKI</text:p>
          </table:table-cell>
          <table:table-cell office:value-type="string" calcext:value-type="string">
            <text:p>IGNACY</text:p>
          </table:table-cell>
          <table:table-cell table:formula="of:=RIGHT([.A7];2)" office:value-type="string" office:string-value="78" calcext:value-type="string">
            <text:p>78</text:p>
          </table:table-cell>
          <table:table-cell table:formula="of:=LEFT([.D7])" office:value-type="string" office:string-value="7" calcext:value-type="string">
            <text:p>7</text:p>
          </table:table-cell>
          <table:table-cell table:formula="of:=MOD([.E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060618813" calcext:value-type="float">
            <text:p>92060618813</text:p>
          </table:table-cell>
          <table:table-cell office:value-type="string" calcext:value-type="string">
            <text:p>CICHON</text:p>
          </table:table-cell>
          <table:table-cell office:value-type="string" calcext:value-type="string">
            <text:p>ADRIAN</text:p>
          </table:table-cell>
          <table:table-cell table:formula="of:=RIGHT([.A8];2)" office:value-type="string" office:string-value="13" calcext:value-type="string">
            <text:p>13</text:p>
          </table:table-cell>
          <table:table-cell table:formula="of:=LEFT([.D8])" office:value-type="string" office:string-value="1" calcext:value-type="string">
            <text:p>1</text:p>
          </table:table-cell>
          <table:table-cell table:formula="of:=MOD([.E8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060816563" calcext:value-type="float">
            <text:p>92060816563</text:p>
          </table:table-cell>
          <table:table-cell office:value-type="string" calcext:value-type="string">
            <text:p>LUKASZEWICZ</text:p>
          </table:table-cell>
          <table:table-cell office:value-type="string" calcext:value-type="string">
            <text:p>PAULA</text:p>
          </table:table-cell>
          <table:table-cell table:formula="of:=RIGHT([.A9];2)" office:value-type="string" office:string-value="63" calcext:value-type="string">
            <text:p>63</text:p>
          </table:table-cell>
          <table:table-cell table:formula="of:=LEFT([.D9])" office:value-type="string" office:string-value="6" calcext:value-type="string">
            <text:p>6</text:p>
          </table:table-cell>
          <table:table-cell table:formula="of:=MOD([.E9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060863855" calcext:value-type="float">
            <text:p>92060863855</text:p>
          </table:table-cell>
          <table:table-cell office:value-type="string" calcext:value-type="string">
            <text:p>RATAJCZAK</text:p>
          </table:table-cell>
          <table:table-cell office:value-type="string" calcext:value-type="string">
            <text:p>OLIWIER</text:p>
          </table:table-cell>
          <table:table-cell table:formula="of:=RIGHT([.A10];2)" office:value-type="string" office:string-value="55" calcext:value-type="string">
            <text:p>55</text:p>
          </table:table-cell>
          <table:table-cell table:formula="of:=LEFT([.D10])" office:value-type="string" office:string-value="5" calcext:value-type="string">
            <text:p>5</text:p>
          </table:table-cell>
          <table:table-cell table:formula="of:=MOD([.E10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061083359" calcext:value-type="float">
            <text:p>92061083359</text:p>
          </table:table-cell>
          <table:table-cell office:value-type="string" calcext:value-type="string">
            <text:p>PLISZKA</text:p>
          </table:table-cell>
          <table:table-cell office:value-type="string" calcext:value-type="string">
            <text:p>ADAM</text:p>
          </table:table-cell>
          <table:table-cell table:formula="of:=RIGHT([.A11];2)" office:value-type="string" office:string-value="59" calcext:value-type="string">
            <text:p>59</text:p>
          </table:table-cell>
          <table:table-cell table:formula="of:=LEFT([.D11])" office:value-type="string" office:string-value="5" calcext:value-type="string">
            <text:p>5</text:p>
          </table:table-cell>
          <table:table-cell table:formula="of:=MOD([.E1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061754985" calcext:value-type="float">
            <text:p>92061754985</text:p>
          </table:table-cell>
          <table:table-cell office:value-type="string" calcext:value-type="string">
            <text:p>KASZUBOWSKA</text:p>
          </table:table-cell>
          <table:table-cell office:value-type="string" calcext:value-type="string">
            <text:p>ANTONINA</text:p>
          </table:table-cell>
          <table:table-cell table:formula="of:=RIGHT([.A12];2)" office:value-type="string" office:string-value="85" calcext:value-type="string">
            <text:p>85</text:p>
          </table:table-cell>
          <table:table-cell table:formula="of:=LEFT([.D12])" office:value-type="string" office:string-value="8" calcext:value-type="string">
            <text:p>8</text:p>
          </table:table-cell>
          <table:table-cell table:formula="of:=MOD([.E12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061937214" calcext:value-type="float">
            <text:p>92061937214</text:p>
          </table:table-cell>
          <table:table-cell office:value-type="string" calcext:value-type="string">
            <text:p>MORAWIEC</text:p>
          </table:table-cell>
          <table:table-cell office:value-type="string" calcext:value-type="string">
            <text:p>DAWID</text:p>
          </table:table-cell>
          <table:table-cell table:formula="of:=RIGHT([.A13];2)" office:value-type="string" office:string-value="14" calcext:value-type="string">
            <text:p>14</text:p>
          </table:table-cell>
          <table:table-cell table:formula="of:=LEFT([.D13])" office:value-type="string" office:string-value="1" calcext:value-type="string">
            <text:p>1</text:p>
          </table:table-cell>
          <table:table-cell table:formula="of:=MOD([.E13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062548936" calcext:value-type="float">
            <text:p>92062548936</text:p>
          </table:table-cell>
          <table:table-cell office:value-type="string" calcext:value-type="string">
            <text:p>OGONOWSKA</text:p>
          </table:table-cell>
          <table:table-cell office:value-type="string" calcext:value-type="string">
            <text:p>JULIUSZ</text:p>
          </table:table-cell>
          <table:table-cell table:formula="of:=RIGHT([.A14];2)" office:value-type="string" office:string-value="36" calcext:value-type="string">
            <text:p>36</text:p>
          </table:table-cell>
          <table:table-cell table:formula="of:=LEFT([.D14])" office:value-type="string" office:string-value="3" calcext:value-type="string">
            <text:p>3</text:p>
          </table:table-cell>
          <table:table-cell table:formula="of:=MOD([.E14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062762152" calcext:value-type="float">
            <text:p>92062762152</text:p>
          </table:table-cell>
          <table:table-cell office:value-type="string" calcext:value-type="string">
            <text:p>SZYMONIAK</text:p>
          </table:table-cell>
          <table:table-cell office:value-type="string" calcext:value-type="string">
            <text:p>JAN</text:p>
          </table:table-cell>
          <table:table-cell table:formula="of:=RIGHT([.A15];2)" office:value-type="string" office:string-value="52" calcext:value-type="string">
            <text:p>52</text:p>
          </table:table-cell>
          <table:table-cell table:formula="of:=LEFT([.D15])" office:value-type="string" office:string-value="5" calcext:value-type="string">
            <text:p>5</text:p>
          </table:table-cell>
          <table:table-cell table:formula="of:=MOD([.E1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062962545" calcext:value-type="float">
            <text:p>92062962545</text:p>
          </table:table-cell>
          <table:table-cell office:value-type="string" calcext:value-type="string">
            <text:p>SIUDYM</text:p>
          </table:table-cell>
          <table:table-cell office:value-type="string" calcext:value-type="string">
            <text:p>KATARZYNA</text:p>
          </table:table-cell>
          <table:table-cell table:formula="of:=RIGHT([.A16];2)" office:value-type="string" office:string-value="45" calcext:value-type="string">
            <text:p>45</text:p>
          </table:table-cell>
          <table:table-cell table:formula="of:=LEFT([.D16])" office:value-type="string" office:string-value="4" calcext:value-type="string">
            <text:p>4</text:p>
          </table:table-cell>
          <table:table-cell table:formula="of:=MOD([.E16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070111188" calcext:value-type="float">
            <text:p>92070111188</text:p>
          </table:table-cell>
          <table:table-cell office:value-type="string" calcext:value-type="string">
            <text:p>SASOR</text:p>
          </table:table-cell>
          <table:table-cell office:value-type="string" calcext:value-type="string">
            <text:p>AMELIA</text:p>
          </table:table-cell>
          <table:table-cell table:formula="of:=RIGHT([.A17];2)" office:value-type="string" office:string-value="88" calcext:value-type="string">
            <text:p>88</text:p>
          </table:table-cell>
          <table:table-cell table:formula="of:=LEFT([.D17])" office:value-type="string" office:string-value="8" calcext:value-type="string">
            <text:p>8</text:p>
          </table:table-cell>
          <table:table-cell table:formula="of:=MOD([.E17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070336152" calcext:value-type="float">
            <text:p>92070336152</text:p>
          </table:table-cell>
          <table:table-cell office:value-type="string" calcext:value-type="string">
            <text:p>KLOC</text:p>
          </table:table-cell>
          <table:table-cell office:value-type="string" calcext:value-type="string">
            <text:p>DAWID</text:p>
          </table:table-cell>
          <table:table-cell table:formula="of:=RIGHT([.A18];2)" office:value-type="string" office:string-value="52" calcext:value-type="string">
            <text:p>52</text:p>
          </table:table-cell>
          <table:table-cell table:formula="of:=LEFT([.D18])" office:value-type="string" office:string-value="5" calcext:value-type="string">
            <text:p>5</text:p>
          </table:table-cell>
          <table:table-cell table:formula="of:=MOD([.E18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070952712" calcext:value-type="float">
            <text:p>92070952712</text:p>
          </table:table-cell>
          <table:table-cell office:value-type="string" calcext:value-type="string">
            <text:p>SMOLEN</text:p>
          </table:table-cell>
          <table:table-cell office:value-type="string" calcext:value-type="string">
            <text:p>JACEK</text:p>
          </table:table-cell>
          <table:table-cell table:formula="of:=RIGHT([.A19];2)" office:value-type="string" office:string-value="12" calcext:value-type="string">
            <text:p>12</text:p>
          </table:table-cell>
          <table:table-cell table:formula="of:=LEFT([.D19])" office:value-type="string" office:string-value="1" calcext:value-type="string">
            <text:p>1</text:p>
          </table:table-cell>
          <table:table-cell table:formula="of:=MOD([.E19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071176944" calcext:value-type="float">
            <text:p>92071176944</text:p>
          </table:table-cell>
          <table:table-cell office:value-type="string" calcext:value-type="string">
            <text:p>STOLARZ</text:p>
          </table:table-cell>
          <table:table-cell office:value-type="string" calcext:value-type="string">
            <text:p>KATARZYNA</text:p>
          </table:table-cell>
          <table:table-cell table:formula="of:=RIGHT([.A20];2)" office:value-type="string" office:string-value="44" calcext:value-type="string">
            <text:p>44</text:p>
          </table:table-cell>
          <table:table-cell table:formula="of:=LEFT([.D20])" office:value-type="string" office:string-value="4" calcext:value-type="string">
            <text:p>4</text:p>
          </table:table-cell>
          <table:table-cell table:formula="of:=MOD([.E20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072355391" calcext:value-type="float">
            <text:p>92072355391</text:p>
          </table:table-cell>
          <table:table-cell office:value-type="string" calcext:value-type="string">
            <text:p>SALA</text:p>
          </table:table-cell>
          <table:table-cell office:value-type="string" calcext:value-type="string">
            <text:p>JACEK</text:p>
          </table:table-cell>
          <table:table-cell table:formula="of:=RIGHT([.A21];2)" office:value-type="string" office:string-value="91" calcext:value-type="string">
            <text:p>91</text:p>
          </table:table-cell>
          <table:table-cell table:formula="of:=LEFT([.D21])" office:value-type="string" office:string-value="9" calcext:value-type="string">
            <text:p>9</text:p>
          </table:table-cell>
          <table:table-cell table:formula="of:=MOD([.E2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072589329" calcext:value-type="float">
            <text:p>92072589329</text:p>
          </table:table-cell>
          <table:table-cell office:value-type="string" calcext:value-type="string">
            <text:p>MODZELEWSKA</text:p>
          </table:table-cell>
          <table:table-cell office:value-type="string" calcext:value-type="string">
            <text:p>MARTYNA</text:p>
          </table:table-cell>
          <table:table-cell table:formula="of:=RIGHT([.A22];2)" office:value-type="string" office:string-value="29" calcext:value-type="string">
            <text:p>29</text:p>
          </table:table-cell>
          <table:table-cell table:formula="of:=LEFT([.D22])" office:value-type="string" office:string-value="2" calcext:value-type="string">
            <text:p>2</text:p>
          </table:table-cell>
          <table:table-cell table:formula="of:=MOD([.E22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080361249" calcext:value-type="float">
            <text:p>92080361249</text:p>
          </table:table-cell>
          <table:table-cell office:value-type="string" calcext:value-type="string">
            <text:p>WOROBIJ</text:p>
          </table:table-cell>
          <table:table-cell office:value-type="string" calcext:value-type="string">
            <text:p>STANISLAWA</text:p>
          </table:table-cell>
          <table:table-cell table:formula="of:=RIGHT([.A23];2)" office:value-type="string" office:string-value="49" calcext:value-type="string">
            <text:p>49</text:p>
          </table:table-cell>
          <table:table-cell table:formula="of:=LEFT([.D23])" office:value-type="string" office:string-value="4" calcext:value-type="string">
            <text:p>4</text:p>
          </table:table-cell>
          <table:table-cell table:formula="of:=MOD([.E23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080864292" calcext:value-type="float">
            <text:p>92080864292</text:p>
          </table:table-cell>
          <table:table-cell office:value-type="string" calcext:value-type="string">
            <text:p>NAPORA</text:p>
          </table:table-cell>
          <table:table-cell office:value-type="string" calcext:value-type="string">
            <text:p>MAREK</text:p>
          </table:table-cell>
          <table:table-cell table:formula="of:=RIGHT([.A24];2)" office:value-type="string" office:string-value="92" calcext:value-type="string">
            <text:p>92</text:p>
          </table:table-cell>
          <table:table-cell table:formula="of:=LEFT([.D24])" office:value-type="string" office:string-value="9" calcext:value-type="string">
            <text:p>9</text:p>
          </table:table-cell>
          <table:table-cell table:formula="of:=MOD([.E24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081076313" calcext:value-type="float">
            <text:p>92081076313</text:p>
          </table:table-cell>
          <table:table-cell office:value-type="string" calcext:value-type="string">
            <text:p>SLADOWSKI</text:p>
          </table:table-cell>
          <table:table-cell office:value-type="string" calcext:value-type="string">
            <text:p>MICHAL</text:p>
          </table:table-cell>
          <table:table-cell table:formula="of:=RIGHT([.A25];2)" office:value-type="string" office:string-value="13" calcext:value-type="string">
            <text:p>13</text:p>
          </table:table-cell>
          <table:table-cell table:formula="of:=LEFT([.D25])" office:value-type="string" office:string-value="1" calcext:value-type="string">
            <text:p>1</text:p>
          </table:table-cell>
          <table:table-cell table:formula="of:=MOD([.E2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081119933" calcext:value-type="float">
            <text:p>92081119933</text:p>
          </table:table-cell>
          <table:table-cell office:value-type="string" calcext:value-type="string">
            <text:p>LIZON</text:p>
          </table:table-cell>
          <table:table-cell office:value-type="string" calcext:value-type="string">
            <text:p>NATANAEL</text:p>
          </table:table-cell>
          <table:table-cell table:formula="of:=RIGHT([.A26];2)" office:value-type="string" office:string-value="33" calcext:value-type="string">
            <text:p>33</text:p>
          </table:table-cell>
          <table:table-cell table:formula="of:=LEFT([.D26])" office:value-type="string" office:string-value="3" calcext:value-type="string">
            <text:p>3</text:p>
          </table:table-cell>
          <table:table-cell table:formula="of:=MOD([.E2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081817558" calcext:value-type="float">
            <text:p>92081817558</text:p>
          </table:table-cell>
          <table:table-cell office:value-type="string" calcext:value-type="string">
            <text:p>SANKALA</text:p>
          </table:table-cell>
          <table:table-cell office:value-type="string" calcext:value-type="string">
            <text:p>JOZEF</text:p>
          </table:table-cell>
          <table:table-cell table:formula="of:=RIGHT([.A27];2)" office:value-type="string" office:string-value="58" calcext:value-type="string">
            <text:p>58</text:p>
          </table:table-cell>
          <table:table-cell table:formula="of:=LEFT([.D27])" office:value-type="string" office:string-value="5" calcext:value-type="string">
            <text:p>5</text:p>
          </table:table-cell>
          <table:table-cell table:formula="of:=MOD([.E2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081982469" calcext:value-type="float">
            <text:p>92081982469</text:p>
          </table:table-cell>
          <table:table-cell office:value-type="string" calcext:value-type="string">
            <text:p>GRZEGOREK</text:p>
          </table:table-cell>
          <table:table-cell office:value-type="string" calcext:value-type="string">
            <text:p>ANNA</text:p>
          </table:table-cell>
          <table:table-cell table:formula="of:=RIGHT([.A28];2)" office:value-type="string" office:string-value="69" calcext:value-type="string">
            <text:p>69</text:p>
          </table:table-cell>
          <table:table-cell table:formula="of:=LEFT([.D28])" office:value-type="string" office:string-value="6" calcext:value-type="string">
            <text:p>6</text:p>
          </table:table-cell>
          <table:table-cell table:formula="of:=MOD([.E28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082477625" calcext:value-type="float">
            <text:p>92082477625</text:p>
          </table:table-cell>
          <table:table-cell office:value-type="string" calcext:value-type="string">
            <text:p>ZALESKA</text:p>
          </table:table-cell>
          <table:table-cell office:value-type="string" calcext:value-type="string">
            <text:p>JULIA</text:p>
          </table:table-cell>
          <table:table-cell table:formula="of:=RIGHT([.A29];2)" office:value-type="string" office:string-value="25" calcext:value-type="string">
            <text:p>25</text:p>
          </table:table-cell>
          <table:table-cell table:formula="of:=LEFT([.D29])" office:value-type="string" office:string-value="2" calcext:value-type="string">
            <text:p>2</text:p>
          </table:table-cell>
          <table:table-cell table:formula="of:=MOD([.E29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090349976" calcext:value-type="float">
            <text:p>92090349976</text:p>
          </table:table-cell>
          <table:table-cell office:value-type="string" calcext:value-type="string">
            <text:p>CIBOROWSKI</text:p>
          </table:table-cell>
          <table:table-cell office:value-type="string" calcext:value-type="string">
            <text:p>EDWARD</text:p>
          </table:table-cell>
          <table:table-cell table:formula="of:=RIGHT([.A30];2)" office:value-type="string" office:string-value="76" calcext:value-type="string">
            <text:p>76</text:p>
          </table:table-cell>
          <table:table-cell table:formula="of:=LEFT([.D30])" office:value-type="string" office:string-value="7" calcext:value-type="string">
            <text:p>7</text:p>
          </table:table-cell>
          <table:table-cell table:formula="of:=MOD([.E30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100661849" calcext:value-type="float">
            <text:p>92100661849</text:p>
          </table:table-cell>
          <table:table-cell office:value-type="string" calcext:value-type="string">
            <text:p>PIATKOWSKA</text:p>
          </table:table-cell>
          <table:table-cell office:value-type="string" calcext:value-type="string">
            <text:p>EWA</text:p>
          </table:table-cell>
          <table:table-cell table:formula="of:=RIGHT([.A31];2)" office:value-type="string" office:string-value="49" calcext:value-type="string">
            <text:p>49</text:p>
          </table:table-cell>
          <table:table-cell table:formula="of:=LEFT([.D31])" office:value-type="string" office:string-value="4" calcext:value-type="string">
            <text:p>4</text:p>
          </table:table-cell>
          <table:table-cell table:formula="of:=MOD([.E31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101543816" calcext:value-type="float">
            <text:p>92101543816</text:p>
          </table:table-cell>
          <table:table-cell office:value-type="string" calcext:value-type="string">
            <text:p>CWIKLA</text:p>
          </table:table-cell>
          <table:table-cell office:value-type="string" calcext:value-type="string">
            <text:p>MARIAN</text:p>
          </table:table-cell>
          <table:table-cell table:formula="of:=RIGHT([.A32];2)" office:value-type="string" office:string-value="16" calcext:value-type="string">
            <text:p>16</text:p>
          </table:table-cell>
          <table:table-cell table:formula="of:=LEFT([.D32])" office:value-type="string" office:string-value="1" calcext:value-type="string">
            <text:p>1</text:p>
          </table:table-cell>
          <table:table-cell table:formula="of:=MOD([.E32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103163461" calcext:value-type="float">
            <text:p>92103163461</text:p>
          </table:table-cell>
          <table:table-cell office:value-type="string" calcext:value-type="string">
            <text:p>BLASZCZYK</text:p>
          </table:table-cell>
          <table:table-cell office:value-type="string" calcext:value-type="string">
            <text:p>MONIKA</text:p>
          </table:table-cell>
          <table:table-cell table:formula="of:=RIGHT([.A33];2)" office:value-type="string" office:string-value="61" calcext:value-type="string">
            <text:p>61</text:p>
          </table:table-cell>
          <table:table-cell table:formula="of:=LEFT([.D33])" office:value-type="string" office:string-value="6" calcext:value-type="string">
            <text:p>6</text:p>
          </table:table-cell>
          <table:table-cell table:formula="of:=MOD([.E33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111027117" calcext:value-type="float">
            <text:p>92111027117</text:p>
          </table:table-cell>
          <table:table-cell office:value-type="string" calcext:value-type="string">
            <text:p>SIERON</text:p>
          </table:table-cell>
          <table:table-cell office:value-type="string" calcext:value-type="string">
            <text:p>LECH</text:p>
          </table:table-cell>
          <table:table-cell table:formula="of:=RIGHT([.A34];2)" office:value-type="string" office:string-value="17" calcext:value-type="string">
            <text:p>17</text:p>
          </table:table-cell>
          <table:table-cell table:formula="of:=LEFT([.D34])" office:value-type="string" office:string-value="1" calcext:value-type="string">
            <text:p>1</text:p>
          </table:table-cell>
          <table:table-cell table:formula="of:=MOD([.E34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111479877" calcext:value-type="float">
            <text:p>92111479877</text:p>
          </table:table-cell>
          <table:table-cell office:value-type="string" calcext:value-type="string">
            <text:p>TUCHOLSKI</text:p>
          </table:table-cell>
          <table:table-cell office:value-type="string" calcext:value-type="string">
            <text:p>DAWID</text:p>
          </table:table-cell>
          <table:table-cell table:formula="of:=RIGHT([.A35];2)" office:value-type="string" office:string-value="77" calcext:value-type="string">
            <text:p>77</text:p>
          </table:table-cell>
          <table:table-cell table:formula="of:=LEFT([.D35])" office:value-type="string" office:string-value="7" calcext:value-type="string">
            <text:p>7</text:p>
          </table:table-cell>
          <table:table-cell table:formula="of:=MOD([.E3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112571134" calcext:value-type="float">
            <text:p>92112571134</text:p>
          </table:table-cell>
          <table:table-cell office:value-type="string" calcext:value-type="string">
            <text:p>MENDRELA</text:p>
          </table:table-cell>
          <table:table-cell office:value-type="string" calcext:value-type="string">
            <text:p>ARTUR</text:p>
          </table:table-cell>
          <table:table-cell table:formula="of:=RIGHT([.A36];2)" office:value-type="string" office:string-value="34" calcext:value-type="string">
            <text:p>34</text:p>
          </table:table-cell>
          <table:table-cell table:formula="of:=LEFT([.D36])" office:value-type="string" office:string-value="3" calcext:value-type="string">
            <text:p>3</text:p>
          </table:table-cell>
          <table:table-cell table:formula="of:=MOD([.E3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112635683" calcext:value-type="float">
            <text:p>92112635683</text:p>
          </table:table-cell>
          <table:table-cell office:value-type="string" calcext:value-type="string">
            <text:p>ANTOLAK</text:p>
          </table:table-cell>
          <table:table-cell office:value-type="string" calcext:value-type="string">
            <text:p>MALGORZATA</text:p>
          </table:table-cell>
          <table:table-cell table:formula="of:=RIGHT([.A37];2)" office:value-type="string" office:string-value="83" calcext:value-type="string">
            <text:p>83</text:p>
          </table:table-cell>
          <table:table-cell table:formula="of:=LEFT([.D37])" office:value-type="string" office:string-value="8" calcext:value-type="string">
            <text:p>8</text:p>
          </table:table-cell>
          <table:table-cell table:formula="of:=MOD([.E37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121027392" calcext:value-type="float">
            <text:p>92121027392</text:p>
          </table:table-cell>
          <table:table-cell office:value-type="string" calcext:value-type="string">
            <text:p>SPIEWAK</text:p>
          </table:table-cell>
          <table:table-cell office:value-type="string" calcext:value-type="string">
            <text:p>RAFAL</text:p>
          </table:table-cell>
          <table:table-cell table:formula="of:=RIGHT([.A38];2)" office:value-type="string" office:string-value="92" calcext:value-type="string">
            <text:p>92</text:p>
          </table:table-cell>
          <table:table-cell table:formula="of:=LEFT([.D38])" office:value-type="string" office:string-value="9" calcext:value-type="string">
            <text:p>9</text:p>
          </table:table-cell>
          <table:table-cell table:formula="of:=MOD([.E38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121586455" calcext:value-type="float">
            <text:p>92121586455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WOJCIECH</text:p>
          </table:table-cell>
          <table:table-cell table:formula="of:=RIGHT([.A39];2)" office:value-type="string" office:string-value="55" calcext:value-type="string">
            <text:p>55</text:p>
          </table:table-cell>
          <table:table-cell table:formula="of:=LEFT([.D39])" office:value-type="string" office:string-value="5" calcext:value-type="string">
            <text:p>5</text:p>
          </table:table-cell>
          <table:table-cell table:formula="of:=MOD([.E39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122718336" calcext:value-type="float">
            <text:p>92122718336</text:p>
          </table:table-cell>
          <table:table-cell office:value-type="string" calcext:value-type="string">
            <text:p>PIEKUT</text:p>
          </table:table-cell>
          <table:table-cell office:value-type="string" calcext:value-type="string">
            <text:p>SZYMON</text:p>
          </table:table-cell>
          <table:table-cell table:formula="of:=RIGHT([.A40];2)" office:value-type="string" office:string-value="36" calcext:value-type="string">
            <text:p>36</text:p>
          </table:table-cell>
          <table:table-cell table:formula="of:=LEFT([.D40])" office:value-type="string" office:string-value="3" calcext:value-type="string">
            <text:p>3</text:p>
          </table:table-cell>
          <table:table-cell table:formula="of:=MOD([.E40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122755816" calcext:value-type="float">
            <text:p>92122755816</text:p>
          </table:table-cell>
          <table:table-cell office:value-type="string" calcext:value-type="string">
            <text:p>NEUMANN</text:p>
          </table:table-cell>
          <table:table-cell office:value-type="string" calcext:value-type="string">
            <text:p>MAREK</text:p>
          </table:table-cell>
          <table:table-cell table:formula="of:=RIGHT([.A41];2)" office:value-type="string" office:string-value="16" calcext:value-type="string">
            <text:p>16</text:p>
          </table:table-cell>
          <table:table-cell table:formula="of:=LEFT([.D41])" office:value-type="string" office:string-value="1" calcext:value-type="string">
            <text:p>1</text:p>
          </table:table-cell>
          <table:table-cell table:formula="of:=MOD([.E4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122899246" calcext:value-type="float">
            <text:p>92122899246</text:p>
          </table:table-cell>
          <table:table-cell office:value-type="string" calcext:value-type="string">
            <text:p>MALESA</text:p>
          </table:table-cell>
          <table:table-cell office:value-type="string" calcext:value-type="string">
            <text:p>GABRIELA</text:p>
          </table:table-cell>
          <table:table-cell table:formula="of:=RIGHT([.A42];2)" office:value-type="string" office:string-value="46" calcext:value-type="string">
            <text:p>46</text:p>
          </table:table-cell>
          <table:table-cell table:formula="of:=LEFT([.D42])" office:value-type="string" office:string-value="4" calcext:value-type="string">
            <text:p>4</text:p>
          </table:table-cell>
          <table:table-cell table:formula="of:=MOD([.E42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10287374" calcext:value-type="float">
            <text:p>93010287374</text:p>
          </table:table-cell>
          <table:table-cell office:value-type="string" calcext:value-type="string">
            <text:p>SWIERCZYNSKI</text:p>
          </table:table-cell>
          <table:table-cell office:value-type="string" calcext:value-type="string">
            <text:p>JANUSZ</text:p>
          </table:table-cell>
          <table:table-cell table:formula="of:=RIGHT([.A43];2)" office:value-type="string" office:string-value="74" calcext:value-type="string">
            <text:p>74</text:p>
          </table:table-cell>
          <table:table-cell table:formula="of:=LEFT([.D43])" office:value-type="string" office:string-value="7" calcext:value-type="string">
            <text:p>7</text:p>
          </table:table-cell>
          <table:table-cell table:formula="of:=MOD([.E43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11731988" calcext:value-type="float">
            <text:p>93011731988</text:p>
          </table:table-cell>
          <table:table-cell office:value-type="string" calcext:value-type="string">
            <text:p>KORCZAK</text:p>
          </table:table-cell>
          <table:table-cell office:value-type="string" calcext:value-type="string">
            <text:p>AMELIA</text:p>
          </table:table-cell>
          <table:table-cell table:formula="of:=RIGHT([.A44];2)" office:value-type="string" office:string-value="88" calcext:value-type="string">
            <text:p>88</text:p>
          </table:table-cell>
          <table:table-cell table:formula="of:=LEFT([.D44])" office:value-type="string" office:string-value="8" calcext:value-type="string">
            <text:p>8</text:p>
          </table:table-cell>
          <table:table-cell table:formula="of:=MOD([.E44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12248937" calcext:value-type="float">
            <text:p>93012248937</text:p>
          </table:table-cell>
          <table:table-cell office:value-type="string" calcext:value-type="string">
            <text:p>PIWKOWSKI</text:p>
          </table:table-cell>
          <table:table-cell office:value-type="string" calcext:value-type="string">
            <text:p>EUGENIUSZ</text:p>
          </table:table-cell>
          <table:table-cell table:formula="of:=RIGHT([.A45];2)" office:value-type="string" office:string-value="37" calcext:value-type="string">
            <text:p>37</text:p>
          </table:table-cell>
          <table:table-cell table:formula="of:=LEFT([.D45])" office:value-type="string" office:string-value="3" calcext:value-type="string">
            <text:p>3</text:p>
          </table:table-cell>
          <table:table-cell table:formula="of:=MOD([.E4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12423916" calcext:value-type="float">
            <text:p>93012423916</text:p>
          </table:table-cell>
          <table:table-cell office:value-type="string" calcext:value-type="string">
            <text:p>CIESLA</text:p>
          </table:table-cell>
          <table:table-cell office:value-type="string" calcext:value-type="string">
            <text:p>KRZYSZTOF</text:p>
          </table:table-cell>
          <table:table-cell table:formula="of:=RIGHT([.A46];2)" office:value-type="string" office:string-value="16" calcext:value-type="string">
            <text:p>16</text:p>
          </table:table-cell>
          <table:table-cell table:formula="of:=LEFT([.D46])" office:value-type="string" office:string-value="1" calcext:value-type="string">
            <text:p>1</text:p>
          </table:table-cell>
          <table:table-cell table:formula="of:=MOD([.E4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13078979" calcext:value-type="float">
            <text:p>93013078979</text:p>
          </table:table-cell>
          <table:table-cell office:value-type="string" calcext:value-type="string">
            <text:p>WOLANIN</text:p>
          </table:table-cell>
          <table:table-cell office:value-type="string" calcext:value-type="string">
            <text:p>BARTOSZ</text:p>
          </table:table-cell>
          <table:table-cell table:formula="of:=RIGHT([.A47];2)" office:value-type="string" office:string-value="79" calcext:value-type="string">
            <text:p>79</text:p>
          </table:table-cell>
          <table:table-cell table:formula="of:=LEFT([.D47])" office:value-type="string" office:string-value="7" calcext:value-type="string">
            <text:p>7</text:p>
          </table:table-cell>
          <table:table-cell table:formula="of:=MOD([.E4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20294887" calcext:value-type="float">
            <text:p>93020294887</text:p>
          </table:table-cell>
          <table:table-cell office:value-type="string" calcext:value-type="string">
            <text:p>RZYMANECKA</text:p>
          </table:table-cell>
          <table:table-cell office:value-type="string" calcext:value-type="string">
            <text:p>SONIA</text:p>
          </table:table-cell>
          <table:table-cell table:formula="of:=RIGHT([.A48];2)" office:value-type="string" office:string-value="87" calcext:value-type="string">
            <text:p>87</text:p>
          </table:table-cell>
          <table:table-cell table:formula="of:=LEFT([.D48])" office:value-type="string" office:string-value="8" calcext:value-type="string">
            <text:p>8</text:p>
          </table:table-cell>
          <table:table-cell table:formula="of:=MOD([.E48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20344452" calcext:value-type="float">
            <text:p>93020344452</text:p>
          </table:table-cell>
          <table:table-cell office:value-type="string" calcext:value-type="string">
            <text:p>BORYS</text:p>
          </table:table-cell>
          <table:table-cell office:value-type="string" calcext:value-type="string">
            <text:p>MAREK</text:p>
          </table:table-cell>
          <table:table-cell table:formula="of:=RIGHT([.A49];2)" office:value-type="string" office:string-value="52" calcext:value-type="string">
            <text:p>52</text:p>
          </table:table-cell>
          <table:table-cell table:formula="of:=LEFT([.D49])" office:value-type="string" office:string-value="5" calcext:value-type="string">
            <text:p>5</text:p>
          </table:table-cell>
          <table:table-cell table:formula="of:=MOD([.E49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20492353" calcext:value-type="float">
            <text:p>93020492353</text:p>
          </table:table-cell>
          <table:table-cell office:value-type="string" calcext:value-type="string">
            <text:p>DANIELAK</text:p>
          </table:table-cell>
          <table:table-cell office:value-type="string" calcext:value-type="string">
            <text:p>FRANCISZEK</text:p>
          </table:table-cell>
          <table:table-cell table:formula="of:=RIGHT([.A50];2)" office:value-type="string" office:string-value="53" calcext:value-type="string">
            <text:p>53</text:p>
          </table:table-cell>
          <table:table-cell table:formula="of:=LEFT([.D50])" office:value-type="string" office:string-value="5" calcext:value-type="string">
            <text:p>5</text:p>
          </table:table-cell>
          <table:table-cell table:formula="of:=MOD([.E50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20984197" calcext:value-type="float">
            <text:p>93020984197</text:p>
          </table:table-cell>
          <table:table-cell office:value-type="string" calcext:value-type="string">
            <text:p>KEPARA</text:p>
          </table:table-cell>
          <table:table-cell office:value-type="string" calcext:value-type="string">
            <text:p>MICHAL</text:p>
          </table:table-cell>
          <table:table-cell table:formula="of:=RIGHT([.A51];2)" office:value-type="string" office:string-value="97" calcext:value-type="string">
            <text:p>97</text:p>
          </table:table-cell>
          <table:table-cell table:formula="of:=LEFT([.D51])" office:value-type="string" office:string-value="9" calcext:value-type="string">
            <text:p>9</text:p>
          </table:table-cell>
          <table:table-cell table:formula="of:=MOD([.E5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21324462" calcext:value-type="float">
            <text:p>93021324462</text:p>
          </table:table-cell>
          <table:table-cell office:value-type="string" calcext:value-type="string">
            <text:p>PATER</text:p>
          </table:table-cell>
          <table:table-cell office:value-type="string" calcext:value-type="string">
            <text:p>ZOFIA</text:p>
          </table:table-cell>
          <table:table-cell table:formula="of:=RIGHT([.A52];2)" office:value-type="string" office:string-value="62" calcext:value-type="string">
            <text:p>62</text:p>
          </table:table-cell>
          <table:table-cell table:formula="of:=LEFT([.D52])" office:value-type="string" office:string-value="6" calcext:value-type="string">
            <text:p>6</text:p>
          </table:table-cell>
          <table:table-cell table:formula="of:=MOD([.E52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21966581" calcext:value-type="float">
            <text:p>93021966581</text:p>
          </table:table-cell>
          <table:table-cell office:value-type="string" calcext:value-type="string">
            <text:p>PEPLIN</text:p>
          </table:table-cell>
          <table:table-cell office:value-type="string" calcext:value-type="string">
            <text:p>ALICJA</text:p>
          </table:table-cell>
          <table:table-cell table:formula="of:=RIGHT([.A53];2)" office:value-type="string" office:string-value="81" calcext:value-type="string">
            <text:p>81</text:p>
          </table:table-cell>
          <table:table-cell table:formula="of:=LEFT([.D53])" office:value-type="string" office:string-value="8" calcext:value-type="string">
            <text:p>8</text:p>
          </table:table-cell>
          <table:table-cell table:formula="of:=MOD([.E53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22138167" calcext:value-type="float">
            <text:p>93022138167</text:p>
          </table:table-cell>
          <table:table-cell office:value-type="string" calcext:value-type="string">
            <text:p>BIALEK</text:p>
          </table:table-cell>
          <table:table-cell office:value-type="string" calcext:value-type="string">
            <text:p>ZOFIA</text:p>
          </table:table-cell>
          <table:table-cell table:formula="of:=RIGHT([.A54];2)" office:value-type="string" office:string-value="67" calcext:value-type="string">
            <text:p>67</text:p>
          </table:table-cell>
          <table:table-cell table:formula="of:=LEFT([.D54])" office:value-type="string" office:string-value="6" calcext:value-type="string">
            <text:p>6</text:p>
          </table:table-cell>
          <table:table-cell table:formula="of:=MOD([.E54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31176282" calcext:value-type="float">
            <text:p>93031176282</text:p>
          </table:table-cell>
          <table:table-cell office:value-type="string" calcext:value-type="string">
            <text:p>KIES</text:p>
          </table:table-cell>
          <table:table-cell office:value-type="string" calcext:value-type="string">
            <text:p>KATARZYNA</text:p>
          </table:table-cell>
          <table:table-cell table:formula="of:=RIGHT([.A55];2)" office:value-type="string" office:string-value="82" calcext:value-type="string">
            <text:p>82</text:p>
          </table:table-cell>
          <table:table-cell table:formula="of:=LEFT([.D55])" office:value-type="string" office:string-value="8" calcext:value-type="string">
            <text:p>8</text:p>
          </table:table-cell>
          <table:table-cell table:formula="of:=MOD([.E55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31426752" calcext:value-type="float">
            <text:p>93031426752</text:p>
          </table:table-cell>
          <table:table-cell office:value-type="string" calcext:value-type="string">
            <text:p>MARCINKIEWICZ</text:p>
          </table:table-cell>
          <table:table-cell office:value-type="string" calcext:value-type="string">
            <text:p>ADAM</text:p>
          </table:table-cell>
          <table:table-cell table:formula="of:=RIGHT([.A56];2)" office:value-type="string" office:string-value="52" calcext:value-type="string">
            <text:p>52</text:p>
          </table:table-cell>
          <table:table-cell table:formula="of:=LEFT([.D56])" office:value-type="string" office:string-value="5" calcext:value-type="string">
            <text:p>5</text:p>
          </table:table-cell>
          <table:table-cell table:formula="of:=MOD([.E5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31439697" calcext:value-type="float">
            <text:p>93031439697</text:p>
          </table:table-cell>
          <table:table-cell office:value-type="string" calcext:value-type="string">
            <text:p>GRYJGIER</text:p>
          </table:table-cell>
          <table:table-cell office:value-type="string" calcext:value-type="string">
            <text:p>RAFAL</text:p>
          </table:table-cell>
          <table:table-cell table:formula="of:=RIGHT([.A57];2)" office:value-type="string" office:string-value="97" calcext:value-type="string">
            <text:p>97</text:p>
          </table:table-cell>
          <table:table-cell table:formula="of:=LEFT([.D57])" office:value-type="string" office:string-value="9" calcext:value-type="string">
            <text:p>9</text:p>
          </table:table-cell>
          <table:table-cell table:formula="of:=MOD([.E5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31562344" calcext:value-type="float">
            <text:p>93031562344</text:p>
          </table:table-cell>
          <table:table-cell office:value-type="string" calcext:value-type="string">
            <text:p>KUKIELKA</text:p>
          </table:table-cell>
          <table:table-cell office:value-type="string" calcext:value-type="string">
            <text:p>BARBARA</text:p>
          </table:table-cell>
          <table:table-cell table:formula="of:=RIGHT([.A58];2)" office:value-type="string" office:string-value="44" calcext:value-type="string">
            <text:p>44</text:p>
          </table:table-cell>
          <table:table-cell table:formula="of:=LEFT([.D58])" office:value-type="string" office:string-value="4" calcext:value-type="string">
            <text:p>4</text:p>
          </table:table-cell>
          <table:table-cell table:formula="of:=MOD([.E58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31853565" calcext:value-type="float">
            <text:p>93031853565</text:p>
          </table:table-cell>
          <table:table-cell office:value-type="string" calcext:value-type="string">
            <text:p>NIEDZIOLKA</text:p>
          </table:table-cell>
          <table:table-cell office:value-type="string" calcext:value-type="string">
            <text:p>BARBARA</text:p>
          </table:table-cell>
          <table:table-cell table:formula="of:=RIGHT([.A59];2)" office:value-type="string" office:string-value="65" calcext:value-type="string">
            <text:p>65</text:p>
          </table:table-cell>
          <table:table-cell table:formula="of:=LEFT([.D59])" office:value-type="string" office:string-value="6" calcext:value-type="string">
            <text:p>6</text:p>
          </table:table-cell>
          <table:table-cell table:formula="of:=MOD([.E59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31922166" calcext:value-type="float">
            <text:p>93031922166</text:p>
          </table:table-cell>
          <table:table-cell office:value-type="string" calcext:value-type="string">
            <text:p>PLACHTA</text:p>
          </table:table-cell>
          <table:table-cell office:value-type="string" calcext:value-type="string">
            <text:p>EWA</text:p>
          </table:table-cell>
          <table:table-cell table:formula="of:=RIGHT([.A60];2)" office:value-type="string" office:string-value="66" calcext:value-type="string">
            <text:p>66</text:p>
          </table:table-cell>
          <table:table-cell table:formula="of:=LEFT([.D60])" office:value-type="string" office:string-value="6" calcext:value-type="string">
            <text:p>6</text:p>
          </table:table-cell>
          <table:table-cell table:formula="of:=MOD([.E60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32549924" calcext:value-type="float">
            <text:p>93032549924</text:p>
          </table:table-cell>
          <table:table-cell office:value-type="string" calcext:value-type="string">
            <text:p>MATRAS</text:p>
          </table:table-cell>
          <table:table-cell office:value-type="string" calcext:value-type="string">
            <text:p>KLAUDIA</text:p>
          </table:table-cell>
          <table:table-cell table:formula="of:=RIGHT([.A61];2)" office:value-type="string" office:string-value="24" calcext:value-type="string">
            <text:p>24</text:p>
          </table:table-cell>
          <table:table-cell table:formula="of:=LEFT([.D61])" office:value-type="string" office:string-value="2" calcext:value-type="string">
            <text:p>2</text:p>
          </table:table-cell>
          <table:table-cell table:formula="of:=MOD([.E61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41061585" calcext:value-type="float">
            <text:p>93041061585</text:p>
          </table:table-cell>
          <table:table-cell office:value-type="string" calcext:value-type="string">
            <text:p>ANTOSIEWICZ</text:p>
          </table:table-cell>
          <table:table-cell office:value-type="string" calcext:value-type="string">
            <text:p>MARCELINA</text:p>
          </table:table-cell>
          <table:table-cell table:formula="of:=RIGHT([.A62];2)" office:value-type="string" office:string-value="85" calcext:value-type="string">
            <text:p>85</text:p>
          </table:table-cell>
          <table:table-cell table:formula="of:=LEFT([.D62])" office:value-type="string" office:string-value="8" calcext:value-type="string">
            <text:p>8</text:p>
          </table:table-cell>
          <table:table-cell table:formula="of:=MOD([.E62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41252815" calcext:value-type="float">
            <text:p>93041252815</text:p>
          </table:table-cell>
          <table:table-cell office:value-type="string" calcext:value-type="string">
            <text:p>DEKA</text:p>
          </table:table-cell>
          <table:table-cell office:value-type="string" calcext:value-type="string">
            <text:p>JACEK</text:p>
          </table:table-cell>
          <table:table-cell table:formula="of:=RIGHT([.A63];2)" office:value-type="string" office:string-value="15" calcext:value-type="string">
            <text:p>15</text:p>
          </table:table-cell>
          <table:table-cell table:formula="of:=LEFT([.D63])" office:value-type="string" office:string-value="1" calcext:value-type="string">
            <text:p>1</text:p>
          </table:table-cell>
          <table:table-cell table:formula="of:=MOD([.E63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41271841" calcext:value-type="float">
            <text:p>93041271841</text:p>
          </table:table-cell>
          <table:table-cell office:value-type="string" calcext:value-type="string">
            <text:p>KLICH</text:p>
          </table:table-cell>
          <table:table-cell office:value-type="string" calcext:value-type="string">
            <text:p>EMILIA</text:p>
          </table:table-cell>
          <table:table-cell table:formula="of:=RIGHT([.A64];2)" office:value-type="string" office:string-value="41" calcext:value-type="string">
            <text:p>41</text:p>
          </table:table-cell>
          <table:table-cell table:formula="of:=LEFT([.D64])" office:value-type="string" office:string-value="4" calcext:value-type="string">
            <text:p>4</text:p>
          </table:table-cell>
          <table:table-cell table:formula="of:=MOD([.E64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41329773" calcext:value-type="float">
            <text:p>93041329773</text:p>
          </table:table-cell>
          <table:table-cell office:value-type="string" calcext:value-type="string">
            <text:p>CEGLAREK</text:p>
          </table:table-cell>
          <table:table-cell office:value-type="string" calcext:value-type="string">
            <text:p>TOMASZ</text:p>
          </table:table-cell>
          <table:table-cell table:formula="of:=RIGHT([.A65];2)" office:value-type="string" office:string-value="73" calcext:value-type="string">
            <text:p>73</text:p>
          </table:table-cell>
          <table:table-cell table:formula="of:=LEFT([.D65])" office:value-type="string" office:string-value="7" calcext:value-type="string">
            <text:p>7</text:p>
          </table:table-cell>
          <table:table-cell table:formula="of:=MOD([.E6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41967867" calcext:value-type="float">
            <text:p>93041967867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ALEKSANDRA</text:p>
          </table:table-cell>
          <table:table-cell table:formula="of:=RIGHT([.A66];2)" office:value-type="string" office:string-value="67" calcext:value-type="string">
            <text:p>67</text:p>
          </table:table-cell>
          <table:table-cell table:formula="of:=LEFT([.D66])" office:value-type="string" office:string-value="6" calcext:value-type="string">
            <text:p>6</text:p>
          </table:table-cell>
          <table:table-cell table:formula="of:=MOD([.E66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42094111" calcext:value-type="float">
            <text:p>93042094111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DAWID</text:p>
          </table:table-cell>
          <table:table-cell table:formula="of:=RIGHT([.A67];2)" office:value-type="string" office:string-value="11" calcext:value-type="string">
            <text:p>11</text:p>
          </table:table-cell>
          <table:table-cell table:formula="of:=LEFT([.D67])" office:value-type="string" office:string-value="1" calcext:value-type="string">
            <text:p>1</text:p>
          </table:table-cell>
          <table:table-cell table:formula="of:=MOD([.E6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42372947" calcext:value-type="float">
            <text:p>93042372947</text:p>
          </table:table-cell>
          <table:table-cell office:value-type="string" calcext:value-type="string">
            <text:p>PYZIK</text:p>
          </table:table-cell>
          <table:table-cell office:value-type="string" calcext:value-type="string">
            <text:p>LENA</text:p>
          </table:table-cell>
          <table:table-cell table:formula="of:=RIGHT([.A68];2)" office:value-type="string" office:string-value="47" calcext:value-type="string">
            <text:p>47</text:p>
          </table:table-cell>
          <table:table-cell table:formula="of:=LEFT([.D68])" office:value-type="string" office:string-value="4" calcext:value-type="string">
            <text:p>4</text:p>
          </table:table-cell>
          <table:table-cell table:formula="of:=MOD([.E68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42594253" calcext:value-type="float">
            <text:p>93042594253</text:p>
          </table:table-cell>
          <table:table-cell office:value-type="string" calcext:value-type="string">
            <text:p>GAWRYS</text:p>
          </table:table-cell>
          <table:table-cell office:value-type="string" calcext:value-type="string">
            <text:p>PIOTR</text:p>
          </table:table-cell>
          <table:table-cell table:formula="of:=RIGHT([.A69];2)" office:value-type="string" office:string-value="53" calcext:value-type="string">
            <text:p>53</text:p>
          </table:table-cell>
          <table:table-cell table:formula="of:=LEFT([.D69])" office:value-type="string" office:string-value="5" calcext:value-type="string">
            <text:p>5</text:p>
          </table:table-cell>
          <table:table-cell table:formula="of:=MOD([.E69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51494722" calcext:value-type="float">
            <text:p>93051494722</text:p>
          </table:table-cell>
          <table:table-cell office:value-type="string" calcext:value-type="string">
            <text:p>KUCZYNSKA</text:p>
          </table:table-cell>
          <table:table-cell office:value-type="string" calcext:value-type="string">
            <text:p>OLIWIA</text:p>
          </table:table-cell>
          <table:table-cell table:formula="of:=RIGHT([.A70];2)" office:value-type="string" office:string-value="22" calcext:value-type="string">
            <text:p>22</text:p>
          </table:table-cell>
          <table:table-cell table:formula="of:=LEFT([.D70])" office:value-type="string" office:string-value="2" calcext:value-type="string">
            <text:p>2</text:p>
          </table:table-cell>
          <table:table-cell table:formula="of:=MOD([.E70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52164592" calcext:value-type="float">
            <text:p>93052164592</text:p>
          </table:table-cell>
          <table:table-cell office:value-type="string" calcext:value-type="string">
            <text:p>JOPKIEWICZ</text:p>
          </table:table-cell>
          <table:table-cell office:value-type="string" calcext:value-type="string">
            <text:p>ZBIGNIEW</text:p>
          </table:table-cell>
          <table:table-cell table:formula="of:=RIGHT([.A71];2)" office:value-type="string" office:string-value="92" calcext:value-type="string">
            <text:p>92</text:p>
          </table:table-cell>
          <table:table-cell table:formula="of:=LEFT([.D71])" office:value-type="string" office:string-value="9" calcext:value-type="string">
            <text:p>9</text:p>
          </table:table-cell>
          <table:table-cell table:formula="of:=MOD([.E7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52321317" calcext:value-type="float">
            <text:p>93052321317</text:p>
          </table:table-cell>
          <table:table-cell office:value-type="string" calcext:value-type="string">
            <text:p>WAJAND</text:p>
          </table:table-cell>
          <table:table-cell office:value-type="string" calcext:value-type="string">
            <text:p>MATEUSZ</text:p>
          </table:table-cell>
          <table:table-cell table:formula="of:=RIGHT([.A72];2)" office:value-type="string" office:string-value="17" calcext:value-type="string">
            <text:p>17</text:p>
          </table:table-cell>
          <table:table-cell table:formula="of:=LEFT([.D72])" office:value-type="string" office:string-value="1" calcext:value-type="string">
            <text:p>1</text:p>
          </table:table-cell>
          <table:table-cell table:formula="of:=MOD([.E72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52712924" calcext:value-type="float">
            <text:p>93052712924</text:p>
          </table:table-cell>
          <table:table-cell office:value-type="string" calcext:value-type="string">
            <text:p>KULAK</text:p>
          </table:table-cell>
          <table:table-cell office:value-type="string" calcext:value-type="string">
            <text:p>ZANETA</text:p>
          </table:table-cell>
          <table:table-cell table:formula="of:=RIGHT([.A73];2)" office:value-type="string" office:string-value="24" calcext:value-type="string">
            <text:p>24</text:p>
          </table:table-cell>
          <table:table-cell table:formula="of:=LEFT([.D73])" office:value-type="string" office:string-value="2" calcext:value-type="string">
            <text:p>2</text:p>
          </table:table-cell>
          <table:table-cell table:formula="of:=MOD([.E73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52759398" calcext:value-type="float">
            <text:p>93052759398</text:p>
          </table:table-cell>
          <table:table-cell office:value-type="string" calcext:value-type="string">
            <text:p>IWINSKI</text:p>
          </table:table-cell>
          <table:table-cell office:value-type="string" calcext:value-type="string">
            <text:p>KRZYSZTOF</text:p>
          </table:table-cell>
          <table:table-cell table:formula="of:=RIGHT([.A74];2)" office:value-type="string" office:string-value="98" calcext:value-type="string">
            <text:p>98</text:p>
          </table:table-cell>
          <table:table-cell table:formula="of:=LEFT([.D74])" office:value-type="string" office:string-value="9" calcext:value-type="string">
            <text:p>9</text:p>
          </table:table-cell>
          <table:table-cell table:formula="of:=MOD([.E74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60314174" calcext:value-type="float">
            <text:p>93060314174</text:p>
          </table:table-cell>
          <table:table-cell office:value-type="string" calcext:value-type="string">
            <text:p>CZAJA</text:p>
          </table:table-cell>
          <table:table-cell office:value-type="string" calcext:value-type="string">
            <text:p>WOJCIECH</text:p>
          </table:table-cell>
          <table:table-cell table:formula="of:=RIGHT([.A75];2)" office:value-type="string" office:string-value="74" calcext:value-type="string">
            <text:p>74</text:p>
          </table:table-cell>
          <table:table-cell table:formula="of:=LEFT([.D75])" office:value-type="string" office:string-value="7" calcext:value-type="string">
            <text:p>7</text:p>
          </table:table-cell>
          <table:table-cell table:formula="of:=MOD([.E7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60626866" calcext:value-type="float">
            <text:p>93060626866</text:p>
          </table:table-cell>
          <table:table-cell office:value-type="string" calcext:value-type="string">
            <text:p>JAROCKA</text:p>
          </table:table-cell>
          <table:table-cell office:value-type="string" calcext:value-type="string">
            <text:p>URSZULA</text:p>
          </table:table-cell>
          <table:table-cell table:formula="of:=RIGHT([.A76];2)" office:value-type="string" office:string-value="66" calcext:value-type="string">
            <text:p>66</text:p>
          </table:table-cell>
          <table:table-cell table:formula="of:=LEFT([.D76])" office:value-type="string" office:string-value="6" calcext:value-type="string">
            <text:p>6</text:p>
          </table:table-cell>
          <table:table-cell table:formula="of:=MOD([.E76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60757559" calcext:value-type="float">
            <text:p>93060757559</text:p>
          </table:table-cell>
          <table:table-cell office:value-type="string" calcext:value-type="string">
            <text:p>JACKOWSKI</text:p>
          </table:table-cell>
          <table:table-cell office:value-type="string" calcext:value-type="string">
            <text:p>ADAM</text:p>
          </table:table-cell>
          <table:table-cell table:formula="of:=RIGHT([.A77];2)" office:value-type="string" office:string-value="59" calcext:value-type="string">
            <text:p>59</text:p>
          </table:table-cell>
          <table:table-cell table:formula="of:=LEFT([.D77])" office:value-type="string" office:string-value="5" calcext:value-type="string">
            <text:p>5</text:p>
          </table:table-cell>
          <table:table-cell table:formula="of:=MOD([.E7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61087466" calcext:value-type="float">
            <text:p>93061087466</text:p>
          </table:table-cell>
          <table:table-cell office:value-type="string" calcext:value-type="string">
            <text:p>ADAMCZAK</text:p>
          </table:table-cell>
          <table:table-cell office:value-type="string" calcext:value-type="string">
            <text:p>OLIWIA</text:p>
          </table:table-cell>
          <table:table-cell table:formula="of:=RIGHT([.A78];2)" office:value-type="string" office:string-value="66" calcext:value-type="string">
            <text:p>66</text:p>
          </table:table-cell>
          <table:table-cell table:formula="of:=LEFT([.D78])" office:value-type="string" office:string-value="6" calcext:value-type="string">
            <text:p>6</text:p>
          </table:table-cell>
          <table:table-cell table:formula="of:=MOD([.E78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61243679" calcext:value-type="float">
            <text:p>93061243679</text:p>
          </table:table-cell>
          <table:table-cell office:value-type="string" calcext:value-type="string">
            <text:p>MIECZNIKOWSKI</text:p>
          </table:table-cell>
          <table:table-cell office:value-type="string" calcext:value-type="string">
            <text:p>EDWARD</text:p>
          </table:table-cell>
          <table:table-cell table:formula="of:=RIGHT([.A79];2)" office:value-type="string" office:string-value="79" calcext:value-type="string">
            <text:p>79</text:p>
          </table:table-cell>
          <table:table-cell table:formula="of:=LEFT([.D79])" office:value-type="string" office:string-value="7" calcext:value-type="string">
            <text:p>7</text:p>
          </table:table-cell>
          <table:table-cell table:formula="of:=MOD([.E79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61564929" calcext:value-type="float">
            <text:p>93061564929</text:p>
          </table:table-cell>
          <table:table-cell office:value-type="string" calcext:value-type="string">
            <text:p>SOJDA</text:p>
          </table:table-cell>
          <table:table-cell office:value-type="string" calcext:value-type="string">
            <text:p>BARBARA</text:p>
          </table:table-cell>
          <table:table-cell table:formula="of:=RIGHT([.A80];2)" office:value-type="string" office:string-value="29" calcext:value-type="string">
            <text:p>29</text:p>
          </table:table-cell>
          <table:table-cell table:formula="of:=LEFT([.D80])" office:value-type="string" office:string-value="2" calcext:value-type="string">
            <text:p>2</text:p>
          </table:table-cell>
          <table:table-cell table:formula="of:=MOD([.E80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62061135" calcext:value-type="float">
            <text:p>93062061135</text:p>
          </table:table-cell>
          <table:table-cell office:value-type="string" calcext:value-type="string">
            <text:p>MALECKI</text:p>
          </table:table-cell>
          <table:table-cell office:value-type="string" calcext:value-type="string">
            <text:p>ALEKSANDER</text:p>
          </table:table-cell>
          <table:table-cell table:formula="of:=RIGHT([.A81];2)" office:value-type="string" office:string-value="35" calcext:value-type="string">
            <text:p>35</text:p>
          </table:table-cell>
          <table:table-cell table:formula="of:=LEFT([.D81])" office:value-type="string" office:string-value="3" calcext:value-type="string">
            <text:p>3</text:p>
          </table:table-cell>
          <table:table-cell table:formula="of:=MOD([.E8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70995479" calcext:value-type="float">
            <text:p>93070995479</text:p>
          </table:table-cell>
          <table:table-cell office:value-type="string" calcext:value-type="string">
            <text:p>LUCZYK</text:p>
          </table:table-cell>
          <table:table-cell office:value-type="string" calcext:value-type="string">
            <text:p>ALEKSANDER</text:p>
          </table:table-cell>
          <table:table-cell table:formula="of:=RIGHT([.A82];2)" office:value-type="string" office:string-value="79" calcext:value-type="string">
            <text:p>79</text:p>
          </table:table-cell>
          <table:table-cell table:formula="of:=LEFT([.D82])" office:value-type="string" office:string-value="7" calcext:value-type="string">
            <text:p>7</text:p>
          </table:table-cell>
          <table:table-cell table:formula="of:=MOD([.E82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71912839" calcext:value-type="float">
            <text:p>93071912839</text:p>
          </table:table-cell>
          <table:table-cell office:value-type="string" calcext:value-type="string">
            <text:p>SIEKIERKOWSKI</text:p>
          </table:table-cell>
          <table:table-cell office:value-type="string" calcext:value-type="string">
            <text:p>JANUSZ</text:p>
          </table:table-cell>
          <table:table-cell table:formula="of:=RIGHT([.A83];2)" office:value-type="string" office:string-value="39" calcext:value-type="string">
            <text:p>39</text:p>
          </table:table-cell>
          <table:table-cell table:formula="of:=LEFT([.D83])" office:value-type="string" office:string-value="3" calcext:value-type="string">
            <text:p>3</text:p>
          </table:table-cell>
          <table:table-cell table:formula="of:=MOD([.E83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72382295" calcext:value-type="float">
            <text:p>93072382295</text:p>
          </table:table-cell>
          <table:table-cell office:value-type="string" calcext:value-type="string">
            <text:p>GARBOWSKI</text:p>
          </table:table-cell>
          <table:table-cell office:value-type="string" calcext:value-type="string">
            <text:p>DAWID</text:p>
          </table:table-cell>
          <table:table-cell table:formula="of:=RIGHT([.A84];2)" office:value-type="string" office:string-value="95" calcext:value-type="string">
            <text:p>95</text:p>
          </table:table-cell>
          <table:table-cell table:formula="of:=LEFT([.D84])" office:value-type="string" office:string-value="9" calcext:value-type="string">
            <text:p>9</text:p>
          </table:table-cell>
          <table:table-cell table:formula="of:=MOD([.E84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80133818" calcext:value-type="float">
            <text:p>93080133818</text:p>
          </table:table-cell>
          <table:table-cell office:value-type="string" calcext:value-type="string">
            <text:p>SZCZEPANCZYK</text:p>
          </table:table-cell>
          <table:table-cell office:value-type="string" calcext:value-type="string">
            <text:p>PAWEL</text:p>
          </table:table-cell>
          <table:table-cell table:formula="of:=RIGHT([.A85];2)" office:value-type="string" office:string-value="18" calcext:value-type="string">
            <text:p>18</text:p>
          </table:table-cell>
          <table:table-cell table:formula="of:=LEFT([.D85])" office:value-type="string" office:string-value="1" calcext:value-type="string">
            <text:p>1</text:p>
          </table:table-cell>
          <table:table-cell table:formula="of:=MOD([.E8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80136224" calcext:value-type="float">
            <text:p>93080136224</text:p>
          </table:table-cell>
          <table:table-cell office:value-type="string" calcext:value-type="string">
            <text:p>RACZEK</text:p>
          </table:table-cell>
          <table:table-cell office:value-type="string" calcext:value-type="string">
            <text:p>MONIKA</text:p>
          </table:table-cell>
          <table:table-cell table:formula="of:=RIGHT([.A86];2)" office:value-type="string" office:string-value="24" calcext:value-type="string">
            <text:p>24</text:p>
          </table:table-cell>
          <table:table-cell table:formula="of:=LEFT([.D86])" office:value-type="string" office:string-value="2" calcext:value-type="string">
            <text:p>2</text:p>
          </table:table-cell>
          <table:table-cell table:formula="of:=MOD([.E86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80261416" calcext:value-type="float">
            <text:p>93080261416</text:p>
          </table:table-cell>
          <table:table-cell office:value-type="string" calcext:value-type="string">
            <text:p>PALYS</text:p>
          </table:table-cell>
          <table:table-cell office:value-type="string" calcext:value-type="string">
            <text:p>LUKASZ</text:p>
          </table:table-cell>
          <table:table-cell table:formula="of:=RIGHT([.A87];2)" office:value-type="string" office:string-value="16" calcext:value-type="string">
            <text:p>16</text:p>
          </table:table-cell>
          <table:table-cell table:formula="of:=LEFT([.D87])" office:value-type="string" office:string-value="1" calcext:value-type="string">
            <text:p>1</text:p>
          </table:table-cell>
          <table:table-cell table:formula="of:=MOD([.E8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80464147" calcext:value-type="float">
            <text:p>93080464147</text:p>
          </table:table-cell>
          <table:table-cell office:value-type="string" calcext:value-type="string">
            <text:p>CIOSEK</text:p>
          </table:table-cell>
          <table:table-cell office:value-type="string" calcext:value-type="string">
            <text:p>ANNA</text:p>
          </table:table-cell>
          <table:table-cell table:formula="of:=RIGHT([.A88];2)" office:value-type="string" office:string-value="47" calcext:value-type="string">
            <text:p>47</text:p>
          </table:table-cell>
          <table:table-cell table:formula="of:=LEFT([.D88])" office:value-type="string" office:string-value="4" calcext:value-type="string">
            <text:p>4</text:p>
          </table:table-cell>
          <table:table-cell table:formula="of:=MOD([.E88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81269666" calcext:value-type="float">
            <text:p>93081269666</text:p>
          </table:table-cell>
          <table:table-cell office:value-type="string" calcext:value-type="string">
            <text:p>NEJMAN</text:p>
          </table:table-cell>
          <table:table-cell office:value-type="string" calcext:value-type="string">
            <text:p>MONIKA</text:p>
          </table:table-cell>
          <table:table-cell table:formula="of:=RIGHT([.A89];2)" office:value-type="string" office:string-value="66" calcext:value-type="string">
            <text:p>66</text:p>
          </table:table-cell>
          <table:table-cell table:formula="of:=LEFT([.D89])" office:value-type="string" office:string-value="6" calcext:value-type="string">
            <text:p>6</text:p>
          </table:table-cell>
          <table:table-cell table:formula="of:=MOD([.E89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81336463" calcext:value-type="float">
            <text:p>93081336463</text:p>
          </table:table-cell>
          <table:table-cell office:value-type="string" calcext:value-type="string">
            <text:p>NIEMYJSKA</text:p>
          </table:table-cell>
          <table:table-cell office:value-type="string" calcext:value-type="string">
            <text:p>KATARZYNA</text:p>
          </table:table-cell>
          <table:table-cell table:formula="of:=RIGHT([.A90];2)" office:value-type="string" office:string-value="63" calcext:value-type="string">
            <text:p>63</text:p>
          </table:table-cell>
          <table:table-cell table:formula="of:=LEFT([.D90])" office:value-type="string" office:string-value="6" calcext:value-type="string">
            <text:p>6</text:p>
          </table:table-cell>
          <table:table-cell table:formula="of:=MOD([.E90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81892851" calcext:value-type="float">
            <text:p>93081892851</text:p>
          </table:table-cell>
          <table:table-cell office:value-type="string" calcext:value-type="string">
            <text:p>PACANOWSKI</text:p>
          </table:table-cell>
          <table:table-cell office:value-type="string" calcext:value-type="string">
            <text:p>MACIEJ</text:p>
          </table:table-cell>
          <table:table-cell table:formula="of:=RIGHT([.A91];2)" office:value-type="string" office:string-value="51" calcext:value-type="string">
            <text:p>51</text:p>
          </table:table-cell>
          <table:table-cell table:formula="of:=LEFT([.D91])" office:value-type="string" office:string-value="5" calcext:value-type="string">
            <text:p>5</text:p>
          </table:table-cell>
          <table:table-cell table:formula="of:=MOD([.E9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82456168" calcext:value-type="float">
            <text:p>93082456168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MARZENA</text:p>
          </table:table-cell>
          <table:table-cell table:formula="of:=RIGHT([.A92];2)" office:value-type="string" office:string-value="68" calcext:value-type="string">
            <text:p>68</text:p>
          </table:table-cell>
          <table:table-cell table:formula="of:=LEFT([.D92])" office:value-type="string" office:string-value="6" calcext:value-type="string">
            <text:p>6</text:p>
          </table:table-cell>
          <table:table-cell table:formula="of:=MOD([.E92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90575941" calcext:value-type="float">
            <text:p>93090575941</text:p>
          </table:table-cell>
          <table:table-cell office:value-type="string" calcext:value-type="string">
            <text:p>NIECKARZ</text:p>
          </table:table-cell>
          <table:table-cell office:value-type="string" calcext:value-type="string">
            <text:p>EMILIA</text:p>
          </table:table-cell>
          <table:table-cell table:formula="of:=RIGHT([.A93];2)" office:value-type="string" office:string-value="41" calcext:value-type="string">
            <text:p>41</text:p>
          </table:table-cell>
          <table:table-cell table:formula="of:=LEFT([.D93])" office:value-type="string" office:string-value="4" calcext:value-type="string">
            <text:p>4</text:p>
          </table:table-cell>
          <table:table-cell table:formula="of:=MOD([.E93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90925753" calcext:value-type="float">
            <text:p>93090925753</text:p>
          </table:table-cell>
          <table:table-cell office:value-type="string" calcext:value-type="string">
            <text:p>SZWED</text:p>
          </table:table-cell>
          <table:table-cell office:value-type="string" calcext:value-type="string">
            <text:p>WIKTOR</text:p>
          </table:table-cell>
          <table:table-cell table:formula="of:=RIGHT([.A94];2)" office:value-type="string" office:string-value="53" calcext:value-type="string">
            <text:p>53</text:p>
          </table:table-cell>
          <table:table-cell table:formula="of:=LEFT([.D94])" office:value-type="string" office:string-value="5" calcext:value-type="string">
            <text:p>5</text:p>
          </table:table-cell>
          <table:table-cell table:formula="of:=MOD([.E94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91115319" calcext:value-type="float">
            <text:p>93091115319</text:p>
          </table:table-cell>
          <table:table-cell office:value-type="string" calcext:value-type="string">
            <text:p>SZNAJDER</text:p>
          </table:table-cell>
          <table:table-cell office:value-type="string" calcext:value-type="string">
            <text:p>MIKOLAJ</text:p>
          </table:table-cell>
          <table:table-cell table:formula="of:=RIGHT([.A95];2)" office:value-type="string" office:string-value="19" calcext:value-type="string">
            <text:p>19</text:p>
          </table:table-cell>
          <table:table-cell table:formula="of:=LEFT([.D95])" office:value-type="string" office:string-value="1" calcext:value-type="string">
            <text:p>1</text:p>
          </table:table-cell>
          <table:table-cell table:formula="of:=MOD([.E9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91278935" calcext:value-type="float">
            <text:p>93091278935</text:p>
          </table:table-cell>
          <table:table-cell office:value-type="string" calcext:value-type="string">
            <text:p>PORADA</text:p>
          </table:table-cell>
          <table:table-cell office:value-type="string" calcext:value-type="string">
            <text:p>EDWARD</text:p>
          </table:table-cell>
          <table:table-cell table:formula="of:=RIGHT([.A96];2)" office:value-type="string" office:string-value="35" calcext:value-type="string">
            <text:p>35</text:p>
          </table:table-cell>
          <table:table-cell table:formula="of:=LEFT([.D96])" office:value-type="string" office:string-value="3" calcext:value-type="string">
            <text:p>3</text:p>
          </table:table-cell>
          <table:table-cell table:formula="of:=MOD([.E9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91575513" calcext:value-type="float">
            <text:p>93091575513</text:p>
          </table:table-cell>
          <table:table-cell office:value-type="string" calcext:value-type="string">
            <text:p>MARKOLINO</text:p>
          </table:table-cell>
          <table:table-cell office:value-type="string" calcext:value-type="string">
            <text:p>STEFAN</text:p>
          </table:table-cell>
          <table:table-cell table:formula="of:=RIGHT([.A97];2)" office:value-type="string" office:string-value="13" calcext:value-type="string">
            <text:p>13</text:p>
          </table:table-cell>
          <table:table-cell table:formula="of:=LEFT([.D97])" office:value-type="string" office:string-value="1" calcext:value-type="string">
            <text:p>1</text:p>
          </table:table-cell>
          <table:table-cell table:formula="of:=MOD([.E9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91812971" calcext:value-type="float">
            <text:p>93091812971</text:p>
          </table:table-cell>
          <table:table-cell office:value-type="string" calcext:value-type="string">
            <text:p>MROZINSKI</text:p>
          </table:table-cell>
          <table:table-cell office:value-type="string" calcext:value-type="string">
            <text:p>ROBERT</text:p>
          </table:table-cell>
          <table:table-cell table:formula="of:=RIGHT([.A98];2)" office:value-type="string" office:string-value="71" calcext:value-type="string">
            <text:p>71</text:p>
          </table:table-cell>
          <table:table-cell table:formula="of:=LEFT([.D98])" office:value-type="string" office:string-value="7" calcext:value-type="string">
            <text:p>7</text:p>
          </table:table-cell>
          <table:table-cell table:formula="of:=MOD([.E98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92337785" calcext:value-type="float">
            <text:p>93092337785</text:p>
          </table:table-cell>
          <table:table-cell office:value-type="string" calcext:value-type="string">
            <text:p>UKLEJA</text:p>
          </table:table-cell>
          <table:table-cell office:value-type="string" calcext:value-type="string">
            <text:p>KRYSTYNA</text:p>
          </table:table-cell>
          <table:table-cell table:formula="of:=RIGHT([.A99];2)" office:value-type="string" office:string-value="85" calcext:value-type="string">
            <text:p>85</text:p>
          </table:table-cell>
          <table:table-cell table:formula="of:=LEFT([.D99])" office:value-type="string" office:string-value="8" calcext:value-type="string">
            <text:p>8</text:p>
          </table:table-cell>
          <table:table-cell table:formula="of:=MOD([.E99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92435575" calcext:value-type="float">
            <text:p>93092435575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TOMASZ</text:p>
          </table:table-cell>
          <table:table-cell table:formula="of:=RIGHT([.A100];2)" office:value-type="string" office:string-value="75" calcext:value-type="string">
            <text:p>75</text:p>
          </table:table-cell>
          <table:table-cell table:formula="of:=LEFT([.D100])" office:value-type="string" office:string-value="7" calcext:value-type="string">
            <text:p>7</text:p>
          </table:table-cell>
          <table:table-cell table:formula="of:=MOD([.E100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92663774" calcext:value-type="float">
            <text:p>93092663774</text:p>
          </table:table-cell>
          <table:table-cell office:value-type="string" calcext:value-type="string">
            <text:p>SKOREK</text:p>
          </table:table-cell>
          <table:table-cell office:value-type="string" calcext:value-type="string">
            <text:p>ALEKSANDER</text:p>
          </table:table-cell>
          <table:table-cell table:formula="of:=RIGHT([.A101];2)" office:value-type="string" office:string-value="74" calcext:value-type="string">
            <text:p>74</text:p>
          </table:table-cell>
          <table:table-cell table:formula="of:=LEFT([.D101])" office:value-type="string" office:string-value="7" calcext:value-type="string">
            <text:p>7</text:p>
          </table:table-cell>
          <table:table-cell table:formula="of:=MOD([.E10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101369477" calcext:value-type="float">
            <text:p>93101369477</text:p>
          </table:table-cell>
          <table:table-cell office:value-type="string" calcext:value-type="string">
            <text:p>ZUROWSKI</text:p>
          </table:table-cell>
          <table:table-cell office:value-type="string" calcext:value-type="string">
            <text:p>WIKTOR</text:p>
          </table:table-cell>
          <table:table-cell table:formula="of:=RIGHT([.A102];2)" office:value-type="string" office:string-value="77" calcext:value-type="string">
            <text:p>77</text:p>
          </table:table-cell>
          <table:table-cell table:formula="of:=LEFT([.D102])" office:value-type="string" office:string-value="7" calcext:value-type="string">
            <text:p>7</text:p>
          </table:table-cell>
          <table:table-cell table:formula="of:=MOD([.E102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101749226" calcext:value-type="float">
            <text:p>93101749226</text:p>
          </table:table-cell>
          <table:table-cell office:value-type="string" calcext:value-type="string">
            <text:p>WIERZBINSKA</text:p>
          </table:table-cell>
          <table:table-cell office:value-type="string" calcext:value-type="string">
            <text:p>SANDRA</text:p>
          </table:table-cell>
          <table:table-cell table:formula="of:=RIGHT([.A103];2)" office:value-type="string" office:string-value="26" calcext:value-type="string">
            <text:p>26</text:p>
          </table:table-cell>
          <table:table-cell table:formula="of:=LEFT([.D103])" office:value-type="string" office:string-value="2" calcext:value-type="string">
            <text:p>2</text:p>
          </table:table-cell>
          <table:table-cell table:formula="of:=MOD([.E103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102056134" calcext:value-type="float">
            <text:p>93102056134</text:p>
          </table:table-cell>
          <table:table-cell office:value-type="string" calcext:value-type="string">
            <text:p>RODAK</text:p>
          </table:table-cell>
          <table:table-cell office:value-type="string" calcext:value-type="string">
            <text:p>MARCIN</text:p>
          </table:table-cell>
          <table:table-cell table:formula="of:=RIGHT([.A104];2)" office:value-type="string" office:string-value="34" calcext:value-type="string">
            <text:p>34</text:p>
          </table:table-cell>
          <table:table-cell table:formula="of:=LEFT([.D104])" office:value-type="string" office:string-value="3" calcext:value-type="string">
            <text:p>3</text:p>
          </table:table-cell>
          <table:table-cell table:formula="of:=MOD([.E104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102651636" calcext:value-type="float">
            <text:p>93102651636</text:p>
          </table:table-cell>
          <table:table-cell office:value-type="string" calcext:value-type="string">
            <text:p>KRZYZANOWSKI</text:p>
          </table:table-cell>
          <table:table-cell office:value-type="string" calcext:value-type="string">
            <text:p>FILIP</text:p>
          </table:table-cell>
          <table:table-cell table:formula="of:=RIGHT([.A105];2)" office:value-type="string" office:string-value="36" calcext:value-type="string">
            <text:p>36</text:p>
          </table:table-cell>
          <table:table-cell table:formula="of:=LEFT([.D105])" office:value-type="string" office:string-value="3" calcext:value-type="string">
            <text:p>3</text:p>
          </table:table-cell>
          <table:table-cell table:formula="of:=MOD([.E10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110169918" calcext:value-type="float">
            <text:p>93110169918</text:p>
          </table:table-cell>
          <table:table-cell office:value-type="string" calcext:value-type="string">
            <text:p>REK</text:p>
          </table:table-cell>
          <table:table-cell office:value-type="string" calcext:value-type="string">
            <text:p>TOMASZ</text:p>
          </table:table-cell>
          <table:table-cell table:formula="of:=RIGHT([.A106];2)" office:value-type="string" office:string-value="18" calcext:value-type="string">
            <text:p>18</text:p>
          </table:table-cell>
          <table:table-cell table:formula="of:=LEFT([.D106])" office:value-type="string" office:string-value="1" calcext:value-type="string">
            <text:p>1</text:p>
          </table:table-cell>
          <table:table-cell table:formula="of:=MOD([.E10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110195784" calcext:value-type="float">
            <text:p>93110195784</text:p>
          </table:table-cell>
          <table:table-cell office:value-type="string" calcext:value-type="string">
            <text:p>PODGORSKA</text:p>
          </table:table-cell>
          <table:table-cell office:value-type="string" calcext:value-type="string">
            <text:p>KATARZYNA</text:p>
          </table:table-cell>
          <table:table-cell table:formula="of:=RIGHT([.A107];2)" office:value-type="string" office:string-value="84" calcext:value-type="string">
            <text:p>84</text:p>
          </table:table-cell>
          <table:table-cell table:formula="of:=LEFT([.D107])" office:value-type="string" office:string-value="8" calcext:value-type="string">
            <text:p>8</text:p>
          </table:table-cell>
          <table:table-cell table:formula="of:=MOD([.E107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110591337" calcext:value-type="float">
            <text:p>93110591337</text:p>
          </table:table-cell>
          <table:table-cell office:value-type="string" calcext:value-type="string">
            <text:p>JABLONCZYK</text:p>
          </table:table-cell>
          <table:table-cell office:value-type="string" calcext:value-type="string">
            <text:p>ANTONI</text:p>
          </table:table-cell>
          <table:table-cell table:formula="of:=RIGHT([.A108];2)" office:value-type="string" office:string-value="37" calcext:value-type="string">
            <text:p>37</text:p>
          </table:table-cell>
          <table:table-cell table:formula="of:=LEFT([.D108])" office:value-type="string" office:string-value="3" calcext:value-type="string">
            <text:p>3</text:p>
          </table:table-cell>
          <table:table-cell table:formula="of:=MOD([.E108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111079234" calcext:value-type="float">
            <text:p>93111079234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PIOTR</text:p>
          </table:table-cell>
          <table:table-cell table:formula="of:=RIGHT([.A109];2)" office:value-type="string" office:string-value="34" calcext:value-type="string">
            <text:p>34</text:p>
          </table:table-cell>
          <table:table-cell table:formula="of:=LEFT([.D109])" office:value-type="string" office:string-value="3" calcext:value-type="string">
            <text:p>3</text:p>
          </table:table-cell>
          <table:table-cell table:formula="of:=MOD([.E109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111422865" calcext:value-type="float">
            <text:p>93111422865</text:p>
          </table:table-cell>
          <table:table-cell office:value-type="string" calcext:value-type="string">
            <text:p>MASTALERZ</text:p>
          </table:table-cell>
          <table:table-cell office:value-type="string" calcext:value-type="string">
            <text:p>NATALIA</text:p>
          </table:table-cell>
          <table:table-cell table:formula="of:=RIGHT([.A110];2)" office:value-type="string" office:string-value="65" calcext:value-type="string">
            <text:p>65</text:p>
          </table:table-cell>
          <table:table-cell table:formula="of:=LEFT([.D110])" office:value-type="string" office:string-value="6" calcext:value-type="string">
            <text:p>6</text:p>
          </table:table-cell>
          <table:table-cell table:formula="of:=MOD([.E110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112296421" calcext:value-type="float">
            <text:p>93112296421</text:p>
          </table:table-cell>
          <table:table-cell office:value-type="string" calcext:value-type="string">
            <text:p>KOLODZIEJ</text:p>
          </table:table-cell>
          <table:table-cell office:value-type="string" calcext:value-type="string">
            <text:p>BARBARA</text:p>
          </table:table-cell>
          <table:table-cell table:formula="of:=RIGHT([.A111];2)" office:value-type="string" office:string-value="21" calcext:value-type="string">
            <text:p>21</text:p>
          </table:table-cell>
          <table:table-cell table:formula="of:=LEFT([.D111])" office:value-type="string" office:string-value="2" calcext:value-type="string">
            <text:p>2</text:p>
          </table:table-cell>
          <table:table-cell table:formula="of:=MOD([.E111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112747286" calcext:value-type="float">
            <text:p>93112747286</text:p>
          </table:table-cell>
          <table:table-cell office:value-type="string" calcext:value-type="string">
            <text:p>KACPERSKA</text:p>
          </table:table-cell>
          <table:table-cell office:value-type="string" calcext:value-type="string">
            <text:p>BARBARA</text:p>
          </table:table-cell>
          <table:table-cell table:formula="of:=RIGHT([.A112];2)" office:value-type="string" office:string-value="86" calcext:value-type="string">
            <text:p>86</text:p>
          </table:table-cell>
          <table:table-cell table:formula="of:=LEFT([.D112])" office:value-type="string" office:string-value="8" calcext:value-type="string">
            <text:p>8</text:p>
          </table:table-cell>
          <table:table-cell table:formula="of:=MOD([.E112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120854668" calcext:value-type="float">
            <text:p>93120854668</text:p>
          </table:table-cell>
          <table:table-cell office:value-type="string" calcext:value-type="string">
            <text:p>ZIETEK</text:p>
          </table:table-cell>
          <table:table-cell office:value-type="string" calcext:value-type="string">
            <text:p>EDYTA</text:p>
          </table:table-cell>
          <table:table-cell table:formula="of:=RIGHT([.A113];2)" office:value-type="string" office:string-value="68" calcext:value-type="string">
            <text:p>68</text:p>
          </table:table-cell>
          <table:table-cell table:formula="of:=LEFT([.D113])" office:value-type="string" office:string-value="6" calcext:value-type="string">
            <text:p>6</text:p>
          </table:table-cell>
          <table:table-cell table:formula="of:=MOD([.E113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120948925" calcext:value-type="float">
            <text:p>93120948925</text:p>
          </table:table-cell>
          <table:table-cell office:value-type="string" calcext:value-type="string">
            <text:p>LISZEWSKA</text:p>
          </table:table-cell>
          <table:table-cell office:value-type="string" calcext:value-type="string">
            <text:p>ZOFIA</text:p>
          </table:table-cell>
          <table:table-cell table:formula="of:=RIGHT([.A114];2)" office:value-type="string" office:string-value="25" calcext:value-type="string">
            <text:p>25</text:p>
          </table:table-cell>
          <table:table-cell table:formula="of:=LEFT([.D114])" office:value-type="string" office:string-value="2" calcext:value-type="string">
            <text:p>2</text:p>
          </table:table-cell>
          <table:table-cell table:formula="of:=MOD([.E114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122038392" calcext:value-type="float">
            <text:p>93122038392</text:p>
          </table:table-cell>
          <table:table-cell office:value-type="string" calcext:value-type="string">
            <text:p>LIGOROWSKI</text:p>
          </table:table-cell>
          <table:table-cell office:value-type="string" calcext:value-type="string">
            <text:p>MARCIN</text:p>
          </table:table-cell>
          <table:table-cell table:formula="of:=RIGHT([.A115];2)" office:value-type="string" office:string-value="92" calcext:value-type="string">
            <text:p>92</text:p>
          </table:table-cell>
          <table:table-cell table:formula="of:=LEFT([.D115])" office:value-type="string" office:string-value="9" calcext:value-type="string">
            <text:p>9</text:p>
          </table:table-cell>
          <table:table-cell table:formula="of:=MOD([.E11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122174335" calcext:value-type="float">
            <text:p>93122174335</text:p>
          </table:table-cell>
          <table:table-cell office:value-type="string" calcext:value-type="string">
            <text:p>BADURA</text:p>
          </table:table-cell>
          <table:table-cell office:value-type="string" calcext:value-type="string">
            <text:p>JANUSZ</text:p>
          </table:table-cell>
          <table:table-cell table:formula="of:=RIGHT([.A116];2)" office:value-type="string" office:string-value="35" calcext:value-type="string">
            <text:p>35</text:p>
          </table:table-cell>
          <table:table-cell table:formula="of:=LEFT([.D116])" office:value-type="string" office:string-value="3" calcext:value-type="string">
            <text:p>3</text:p>
          </table:table-cell>
          <table:table-cell table:formula="of:=MOD([.E11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123086325" calcext:value-type="float">
            <text:p>93123086325</text:p>
          </table:table-cell>
          <table:table-cell office:value-type="string" calcext:value-type="string">
            <text:p>FRACKIEWICZ</text:p>
          </table:table-cell>
          <table:table-cell office:value-type="string" calcext:value-type="string">
            <text:p>MARZENA</text:p>
          </table:table-cell>
          <table:table-cell table:formula="of:=RIGHT([.A117];2)" office:value-type="string" office:string-value="25" calcext:value-type="string">
            <text:p>25</text:p>
          </table:table-cell>
          <table:table-cell table:formula="of:=LEFT([.D117])" office:value-type="string" office:string-value="2" calcext:value-type="string">
            <text:p>2</text:p>
          </table:table-cell>
          <table:table-cell table:formula="of:=MOD([.E117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10593869" calcext:value-type="float">
            <text:p>94010593869</text:p>
          </table:table-cell>
          <table:table-cell office:value-type="string" calcext:value-type="string">
            <text:p>BRODZIL</text:p>
          </table:table-cell>
          <table:table-cell office:value-type="string" calcext:value-type="string">
            <text:p>KATARZYNA</text:p>
          </table:table-cell>
          <table:table-cell table:formula="of:=RIGHT([.A118];2)" office:value-type="string" office:string-value="69" calcext:value-type="string">
            <text:p>69</text:p>
          </table:table-cell>
          <table:table-cell table:formula="of:=LEFT([.D118])" office:value-type="string" office:string-value="6" calcext:value-type="string">
            <text:p>6</text:p>
          </table:table-cell>
          <table:table-cell table:formula="of:=MOD([.E118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11095964" calcext:value-type="float">
            <text:p>94011095964</text:p>
          </table:table-cell>
          <table:table-cell office:value-type="string" calcext:value-type="string">
            <text:p>MACHOWSKA</text:p>
          </table:table-cell>
          <table:table-cell office:value-type="string" calcext:value-type="string">
            <text:p>MARCELINA</text:p>
          </table:table-cell>
          <table:table-cell table:formula="of:=RIGHT([.A119];2)" office:value-type="string" office:string-value="64" calcext:value-type="string">
            <text:p>64</text:p>
          </table:table-cell>
          <table:table-cell table:formula="of:=LEFT([.D119])" office:value-type="string" office:string-value="6" calcext:value-type="string">
            <text:p>6</text:p>
          </table:table-cell>
          <table:table-cell table:formula="of:=MOD([.E119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12177294" calcext:value-type="float">
            <text:p>94012177294</text:p>
          </table:table-cell>
          <table:table-cell office:value-type="string" calcext:value-type="string">
            <text:p>CABAN</text:p>
          </table:table-cell>
          <table:table-cell office:value-type="string" calcext:value-type="string">
            <text:p>KACPER</text:p>
          </table:table-cell>
          <table:table-cell table:formula="of:=RIGHT([.A120];2)" office:value-type="string" office:string-value="94" calcext:value-type="string">
            <text:p>94</text:p>
          </table:table-cell>
          <table:table-cell table:formula="of:=LEFT([.D120])" office:value-type="string" office:string-value="9" calcext:value-type="string">
            <text:p>9</text:p>
          </table:table-cell>
          <table:table-cell table:formula="of:=MOD([.E120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12331191" calcext:value-type="float">
            <text:p>94012331191</text:p>
          </table:table-cell>
          <table:table-cell office:value-type="string" calcext:value-type="string">
            <text:p>JASKULSKI</text:p>
          </table:table-cell>
          <table:table-cell office:value-type="string" calcext:value-type="string">
            <text:p>TOMASZ</text:p>
          </table:table-cell>
          <table:table-cell table:formula="of:=RIGHT([.A121];2)" office:value-type="string" office:string-value="91" calcext:value-type="string">
            <text:p>91</text:p>
          </table:table-cell>
          <table:table-cell table:formula="of:=LEFT([.D121])" office:value-type="string" office:string-value="9" calcext:value-type="string">
            <text:p>9</text:p>
          </table:table-cell>
          <table:table-cell table:formula="of:=MOD([.E12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12833877" calcext:value-type="float">
            <text:p>94012833877</text:p>
          </table:table-cell>
          <table:table-cell office:value-type="string" calcext:value-type="string">
            <text:p>LECH</text:p>
          </table:table-cell>
          <table:table-cell office:value-type="string" calcext:value-type="string">
            <text:p>JAKUB</text:p>
          </table:table-cell>
          <table:table-cell table:formula="of:=RIGHT([.A122];2)" office:value-type="string" office:string-value="77" calcext:value-type="string">
            <text:p>77</text:p>
          </table:table-cell>
          <table:table-cell table:formula="of:=LEFT([.D122])" office:value-type="string" office:string-value="7" calcext:value-type="string">
            <text:p>7</text:p>
          </table:table-cell>
          <table:table-cell table:formula="of:=MOD([.E122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20179251" calcext:value-type="float">
            <text:p>94020179251</text:p>
          </table:table-cell>
          <table:table-cell office:value-type="string" calcext:value-type="string">
            <text:p>KALICKI</text:p>
          </table:table-cell>
          <table:table-cell office:value-type="string" calcext:value-type="string">
            <text:p>LUKASZ</text:p>
          </table:table-cell>
          <table:table-cell table:formula="of:=RIGHT([.A123];2)" office:value-type="string" office:string-value="51" calcext:value-type="string">
            <text:p>51</text:p>
          </table:table-cell>
          <table:table-cell table:formula="of:=LEFT([.D123])" office:value-type="string" office:string-value="5" calcext:value-type="string">
            <text:p>5</text:p>
          </table:table-cell>
          <table:table-cell table:formula="of:=MOD([.E123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20355996" calcext:value-type="float">
            <text:p>94020355996</text:p>
          </table:table-cell>
          <table:table-cell office:value-type="string" calcext:value-type="string">
            <text:p>SZABLOWSKI</text:p>
          </table:table-cell>
          <table:table-cell office:value-type="string" calcext:value-type="string">
            <text:p>PATRYK</text:p>
          </table:table-cell>
          <table:table-cell table:formula="of:=RIGHT([.A124];2)" office:value-type="string" office:string-value="96" calcext:value-type="string">
            <text:p>96</text:p>
          </table:table-cell>
          <table:table-cell table:formula="of:=LEFT([.D124])" office:value-type="string" office:string-value="9" calcext:value-type="string">
            <text:p>9</text:p>
          </table:table-cell>
          <table:table-cell table:formula="of:=MOD([.E124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20368381" calcext:value-type="float">
            <text:p>94020368381</text:p>
          </table:table-cell>
          <table:table-cell office:value-type="string" calcext:value-type="string">
            <text:p>WROBEL</text:p>
          </table:table-cell>
          <table:table-cell office:value-type="string" calcext:value-type="string">
            <text:p>ANNA</text:p>
          </table:table-cell>
          <table:table-cell table:formula="of:=RIGHT([.A125];2)" office:value-type="string" office:string-value="81" calcext:value-type="string">
            <text:p>81</text:p>
          </table:table-cell>
          <table:table-cell table:formula="of:=LEFT([.D125])" office:value-type="string" office:string-value="8" calcext:value-type="string">
            <text:p>8</text:p>
          </table:table-cell>
          <table:table-cell table:formula="of:=MOD([.E125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20462177" calcext:value-type="float">
            <text:p>94020462177</text:p>
          </table:table-cell>
          <table:table-cell office:value-type="string" calcext:value-type="string">
            <text:p>SIERADZKI</text:p>
          </table:table-cell>
          <table:table-cell office:value-type="string" calcext:value-type="string">
            <text:p>JACEK</text:p>
          </table:table-cell>
          <table:table-cell table:formula="of:=RIGHT([.A126];2)" office:value-type="string" office:string-value="77" calcext:value-type="string">
            <text:p>77</text:p>
          </table:table-cell>
          <table:table-cell table:formula="of:=LEFT([.D126])" office:value-type="string" office:string-value="7" calcext:value-type="string">
            <text:p>7</text:p>
          </table:table-cell>
          <table:table-cell table:formula="of:=MOD([.E12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20859896" calcext:value-type="float">
            <text:p>94020859896</text:p>
          </table:table-cell>
          <table:table-cell office:value-type="string" calcext:value-type="string">
            <text:p>BIELAK</text:p>
          </table:table-cell>
          <table:table-cell office:value-type="string" calcext:value-type="string">
            <text:p>KACPER</text:p>
          </table:table-cell>
          <table:table-cell table:formula="of:=RIGHT([.A127];2)" office:value-type="string" office:string-value="96" calcext:value-type="string">
            <text:p>96</text:p>
          </table:table-cell>
          <table:table-cell table:formula="of:=LEFT([.D127])" office:value-type="string" office:string-value="9" calcext:value-type="string">
            <text:p>9</text:p>
          </table:table-cell>
          <table:table-cell table:formula="of:=MOD([.E12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21031192" calcext:value-type="float">
            <text:p>94021031192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ADAM</text:p>
          </table:table-cell>
          <table:table-cell table:formula="of:=RIGHT([.A128];2)" office:value-type="string" office:string-value="92" calcext:value-type="string">
            <text:p>92</text:p>
          </table:table-cell>
          <table:table-cell table:formula="of:=LEFT([.D128])" office:value-type="string" office:string-value="9" calcext:value-type="string">
            <text:p>9</text:p>
          </table:table-cell>
          <table:table-cell table:formula="of:=MOD([.E128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22461945" calcext:value-type="float">
            <text:p>94022461945</text:p>
          </table:table-cell>
          <table:table-cell office:value-type="string" calcext:value-type="string">
            <text:p>WADOLOWSKA</text:p>
          </table:table-cell>
          <table:table-cell office:value-type="string" calcext:value-type="string">
            <text:p>HANNA</text:p>
          </table:table-cell>
          <table:table-cell table:formula="of:=RIGHT([.A129];2)" office:value-type="string" office:string-value="45" calcext:value-type="string">
            <text:p>45</text:p>
          </table:table-cell>
          <table:table-cell table:formula="of:=LEFT([.D129])" office:value-type="string" office:string-value="4" calcext:value-type="string">
            <text:p>4</text:p>
          </table:table-cell>
          <table:table-cell table:formula="of:=MOD([.E129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30283737" calcext:value-type="float">
            <text:p>94030283737</text:p>
          </table:table-cell>
          <table:table-cell office:value-type="string" calcext:value-type="string">
            <text:p>GRALAK</text:p>
          </table:table-cell>
          <table:table-cell office:value-type="string" calcext:value-type="string">
            <text:p>IGOR</text:p>
          </table:table-cell>
          <table:table-cell table:formula="of:=RIGHT([.A130];2)" office:value-type="string" office:string-value="37" calcext:value-type="string">
            <text:p>37</text:p>
          </table:table-cell>
          <table:table-cell table:formula="of:=LEFT([.D130])" office:value-type="string" office:string-value="3" calcext:value-type="string">
            <text:p>3</text:p>
          </table:table-cell>
          <table:table-cell table:formula="of:=MOD([.E130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30588351" calcext:value-type="float">
            <text:p>94030588351</text:p>
          </table:table-cell>
          <table:table-cell office:value-type="string" calcext:value-type="string">
            <text:p>PILISZCZUK</text:p>
          </table:table-cell>
          <table:table-cell office:value-type="string" calcext:value-type="string">
            <text:p>MARCIN</text:p>
          </table:table-cell>
          <table:table-cell table:formula="of:=RIGHT([.A131];2)" office:value-type="string" office:string-value="51" calcext:value-type="string">
            <text:p>51</text:p>
          </table:table-cell>
          <table:table-cell table:formula="of:=LEFT([.D131])" office:value-type="string" office:string-value="5" calcext:value-type="string">
            <text:p>5</text:p>
          </table:table-cell>
          <table:table-cell table:formula="of:=MOD([.E13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31061512" calcext:value-type="float">
            <text:p>94031061512</text:p>
          </table:table-cell>
          <table:table-cell office:value-type="string" calcext:value-type="string">
            <text:p>SZCZERBOWSKI</text:p>
          </table:table-cell>
          <table:table-cell office:value-type="string" calcext:value-type="string">
            <text:p>PATRYK</text:p>
          </table:table-cell>
          <table:table-cell table:formula="of:=RIGHT([.A132];2)" office:value-type="string" office:string-value="12" calcext:value-type="string">
            <text:p>12</text:p>
          </table:table-cell>
          <table:table-cell table:formula="of:=LEFT([.D132])" office:value-type="string" office:string-value="1" calcext:value-type="string">
            <text:p>1</text:p>
          </table:table-cell>
          <table:table-cell table:formula="of:=MOD([.E132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31766363" calcext:value-type="float">
            <text:p>94031766363</text:p>
          </table:table-cell>
          <table:table-cell office:value-type="string" calcext:value-type="string">
            <text:p>STASKIEWICZ</text:p>
          </table:table-cell>
          <table:table-cell office:value-type="string" calcext:value-type="string">
            <text:p>MALWINA</text:p>
          </table:table-cell>
          <table:table-cell table:formula="of:=RIGHT([.A133];2)" office:value-type="string" office:string-value="63" calcext:value-type="string">
            <text:p>63</text:p>
          </table:table-cell>
          <table:table-cell table:formula="of:=LEFT([.D133])" office:value-type="string" office:string-value="6" calcext:value-type="string">
            <text:p>6</text:p>
          </table:table-cell>
          <table:table-cell table:formula="of:=MOD([.E133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31972793" calcext:value-type="float">
            <text:p>94031972793</text:p>
          </table:table-cell>
          <table:table-cell office:value-type="string" calcext:value-type="string">
            <text:p>JAMROZ</text:p>
          </table:table-cell>
          <table:table-cell office:value-type="string" calcext:value-type="string">
            <text:p>ADRIAN</text:p>
          </table:table-cell>
          <table:table-cell table:formula="of:=RIGHT([.A134];2)" office:value-type="string" office:string-value="93" calcext:value-type="string">
            <text:p>93</text:p>
          </table:table-cell>
          <table:table-cell table:formula="of:=LEFT([.D134])" office:value-type="string" office:string-value="9" calcext:value-type="string">
            <text:p>9</text:p>
          </table:table-cell>
          <table:table-cell table:formula="of:=MOD([.E134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32585554" calcext:value-type="float">
            <text:p>94032585554</text:p>
          </table:table-cell>
          <table:table-cell office:value-type="string" calcext:value-type="string">
            <text:p>KRAWCZYNSKI</text:p>
          </table:table-cell>
          <table:table-cell office:value-type="string" calcext:value-type="string">
            <text:p>RAFAL</text:p>
          </table:table-cell>
          <table:table-cell table:formula="of:=RIGHT([.A135];2)" office:value-type="string" office:string-value="54" calcext:value-type="string">
            <text:p>54</text:p>
          </table:table-cell>
          <table:table-cell table:formula="of:=LEFT([.D135])" office:value-type="string" office:string-value="5" calcext:value-type="string">
            <text:p>5</text:p>
          </table:table-cell>
          <table:table-cell table:formula="of:=MOD([.E13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32747169" calcext:value-type="float">
            <text:p>94032747169</text:p>
          </table:table-cell>
          <table:table-cell office:value-type="string" calcext:value-type="string">
            <text:p>BEBENEK</text:p>
          </table:table-cell>
          <table:table-cell office:value-type="string" calcext:value-type="string">
            <text:p>KINGA</text:p>
          </table:table-cell>
          <table:table-cell table:formula="of:=RIGHT([.A136];2)" office:value-type="string" office:string-value="69" calcext:value-type="string">
            <text:p>69</text:p>
          </table:table-cell>
          <table:table-cell table:formula="of:=LEFT([.D136])" office:value-type="string" office:string-value="6" calcext:value-type="string">
            <text:p>6</text:p>
          </table:table-cell>
          <table:table-cell table:formula="of:=MOD([.E136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40669736" calcext:value-type="float">
            <text:p>94040669736</text:p>
          </table:table-cell>
          <table:table-cell office:value-type="string" calcext:value-type="string">
            <text:p>IWAN</text:p>
          </table:table-cell>
          <table:table-cell office:value-type="string" calcext:value-type="string">
            <text:p>GRZEGORZ</text:p>
          </table:table-cell>
          <table:table-cell table:formula="of:=RIGHT([.A137];2)" office:value-type="string" office:string-value="36" calcext:value-type="string">
            <text:p>36</text:p>
          </table:table-cell>
          <table:table-cell table:formula="of:=LEFT([.D137])" office:value-type="string" office:string-value="3" calcext:value-type="string">
            <text:p>3</text:p>
          </table:table-cell>
          <table:table-cell table:formula="of:=MOD([.E13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41273536" calcext:value-type="float">
            <text:p>94041273536</text:p>
          </table:table-cell>
          <table:table-cell office:value-type="string" calcext:value-type="string">
            <text:p>LOZOWSKI</text:p>
          </table:table-cell>
          <table:table-cell office:value-type="string" calcext:value-type="string">
            <text:p>ANTONI</text:p>
          </table:table-cell>
          <table:table-cell table:formula="of:=RIGHT([.A138];2)" office:value-type="string" office:string-value="36" calcext:value-type="string">
            <text:p>36</text:p>
          </table:table-cell>
          <table:table-cell table:formula="of:=LEFT([.D138])" office:value-type="string" office:string-value="3" calcext:value-type="string">
            <text:p>3</text:p>
          </table:table-cell>
          <table:table-cell table:formula="of:=MOD([.E138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41715238" calcext:value-type="float">
            <text:p>94041715238</text:p>
          </table:table-cell>
          <table:table-cell office:value-type="string" calcext:value-type="string">
            <text:p>TOMASZCZYK</text:p>
          </table:table-cell>
          <table:table-cell office:value-type="string" calcext:value-type="string">
            <text:p>KRZYSZTOF</text:p>
          </table:table-cell>
          <table:table-cell table:formula="of:=RIGHT([.A139];2)" office:value-type="string" office:string-value="38" calcext:value-type="string">
            <text:p>38</text:p>
          </table:table-cell>
          <table:table-cell table:formula="of:=LEFT([.D139])" office:value-type="string" office:string-value="3" calcext:value-type="string">
            <text:p>3</text:p>
          </table:table-cell>
          <table:table-cell table:formula="of:=MOD([.E139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42061826" calcext:value-type="float">
            <text:p>94042061826</text:p>
          </table:table-cell>
          <table:table-cell office:value-type="string" calcext:value-type="string">
            <text:p>MANJURA</text:p>
          </table:table-cell>
          <table:table-cell office:value-type="string" calcext:value-type="string">
            <text:p>EWELINA</text:p>
          </table:table-cell>
          <table:table-cell table:formula="of:=RIGHT([.A140];2)" office:value-type="string" office:string-value="26" calcext:value-type="string">
            <text:p>26</text:p>
          </table:table-cell>
          <table:table-cell table:formula="of:=LEFT([.D140])" office:value-type="string" office:string-value="2" calcext:value-type="string">
            <text:p>2</text:p>
          </table:table-cell>
          <table:table-cell table:formula="of:=MOD([.E140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42538867" calcext:value-type="float">
            <text:p>94042538867</text:p>
          </table:table-cell>
          <table:table-cell office:value-type="string" calcext:value-type="string">
            <text:p>PLACZEK</text:p>
          </table:table-cell>
          <table:table-cell office:value-type="string" calcext:value-type="string">
            <text:p>HANNA</text:p>
          </table:table-cell>
          <table:table-cell table:formula="of:=RIGHT([.A141];2)" office:value-type="string" office:string-value="67" calcext:value-type="string">
            <text:p>67</text:p>
          </table:table-cell>
          <table:table-cell table:formula="of:=LEFT([.D141])" office:value-type="string" office:string-value="6" calcext:value-type="string">
            <text:p>6</text:p>
          </table:table-cell>
          <table:table-cell table:formula="of:=MOD([.E141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50341862" calcext:value-type="float">
            <text:p>94050341862</text:p>
          </table:table-cell>
          <table:table-cell office:value-type="string" calcext:value-type="string">
            <text:p>KAMAN</text:p>
          </table:table-cell>
          <table:table-cell office:value-type="string" calcext:value-type="string">
            <text:p>AMELIA</text:p>
          </table:table-cell>
          <table:table-cell table:formula="of:=RIGHT([.A142];2)" office:value-type="string" office:string-value="62" calcext:value-type="string">
            <text:p>62</text:p>
          </table:table-cell>
          <table:table-cell table:formula="of:=LEFT([.D142])" office:value-type="string" office:string-value="6" calcext:value-type="string">
            <text:p>6</text:p>
          </table:table-cell>
          <table:table-cell table:formula="of:=MOD([.E142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50415987" calcext:value-type="float">
            <text:p>94050415987</text:p>
          </table:table-cell>
          <table:table-cell office:value-type="string" calcext:value-type="string">
            <text:p>KOTULA</text:p>
          </table:table-cell>
          <table:table-cell office:value-type="string" calcext:value-type="string">
            <text:p>LENA</text:p>
          </table:table-cell>
          <table:table-cell table:formula="of:=RIGHT([.A143];2)" office:value-type="string" office:string-value="87" calcext:value-type="string">
            <text:p>87</text:p>
          </table:table-cell>
          <table:table-cell table:formula="of:=LEFT([.D143])" office:value-type="string" office:string-value="8" calcext:value-type="string">
            <text:p>8</text:p>
          </table:table-cell>
          <table:table-cell table:formula="of:=MOD([.E143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50582715" calcext:value-type="float">
            <text:p>94050582715</text:p>
          </table:table-cell>
          <table:table-cell office:value-type="string" calcext:value-type="string">
            <text:p>GALECKI</text:p>
          </table:table-cell>
          <table:table-cell office:value-type="string" calcext:value-type="string">
            <text:p>PIOTR</text:p>
          </table:table-cell>
          <table:table-cell table:formula="of:=RIGHT([.A144];2)" office:value-type="string" office:string-value="15" calcext:value-type="string">
            <text:p>15</text:p>
          </table:table-cell>
          <table:table-cell table:formula="of:=LEFT([.D144])" office:value-type="string" office:string-value="1" calcext:value-type="string">
            <text:p>1</text:p>
          </table:table-cell>
          <table:table-cell table:formula="of:=MOD([.E144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51599561" calcext:value-type="float">
            <text:p>94051599561</text:p>
          </table:table-cell>
          <table:table-cell office:value-type="string" calcext:value-type="string">
            <text:p>MIELNICZUK</text:p>
          </table:table-cell>
          <table:table-cell office:value-type="string" calcext:value-type="string">
            <text:p>KLAUDIA</text:p>
          </table:table-cell>
          <table:table-cell table:formula="of:=RIGHT([.A145];2)" office:value-type="string" office:string-value="61" calcext:value-type="string">
            <text:p>61</text:p>
          </table:table-cell>
          <table:table-cell table:formula="of:=LEFT([.D145])" office:value-type="string" office:string-value="6" calcext:value-type="string">
            <text:p>6</text:p>
          </table:table-cell>
          <table:table-cell table:formula="of:=MOD([.E145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51786439" calcext:value-type="float">
            <text:p>94051786439</text:p>
          </table:table-cell>
          <table:table-cell office:value-type="string" calcext:value-type="string">
            <text:p>PIETRZYKOWSKI</text:p>
          </table:table-cell>
          <table:table-cell office:value-type="string" calcext:value-type="string">
            <text:p>FRANCISZEK</text:p>
          </table:table-cell>
          <table:table-cell table:formula="of:=RIGHT([.A146];2)" office:value-type="string" office:string-value="39" calcext:value-type="string">
            <text:p>39</text:p>
          </table:table-cell>
          <table:table-cell table:formula="of:=LEFT([.D146])" office:value-type="string" office:string-value="3" calcext:value-type="string">
            <text:p>3</text:p>
          </table:table-cell>
          <table:table-cell table:formula="of:=MOD([.E14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51886221" calcext:value-type="float">
            <text:p>94051886221</text:p>
          </table:table-cell>
          <table:table-cell office:value-type="string" calcext:value-type="string">
            <text:p>CZARNIK</text:p>
          </table:table-cell>
          <table:table-cell office:value-type="string" calcext:value-type="string">
            <text:p>ALICJA</text:p>
          </table:table-cell>
          <table:table-cell table:formula="of:=RIGHT([.A147];2)" office:value-type="string" office:string-value="21" calcext:value-type="string">
            <text:p>21</text:p>
          </table:table-cell>
          <table:table-cell table:formula="of:=LEFT([.D147])" office:value-type="string" office:string-value="2" calcext:value-type="string">
            <text:p>2</text:p>
          </table:table-cell>
          <table:table-cell table:formula="of:=MOD([.E147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51893894" calcext:value-type="float">
            <text:p>94051893894</text:p>
          </table:table-cell>
          <table:table-cell office:value-type="string" calcext:value-type="string">
            <text:p>SIEMINSKI</text:p>
          </table:table-cell>
          <table:table-cell office:value-type="string" calcext:value-type="string">
            <text:p>ALEKSANDER</text:p>
          </table:table-cell>
          <table:table-cell table:formula="of:=RIGHT([.A148];2)" office:value-type="string" office:string-value="94" calcext:value-type="string">
            <text:p>94</text:p>
          </table:table-cell>
          <table:table-cell table:formula="of:=LEFT([.D148])" office:value-type="string" office:string-value="9" calcext:value-type="string">
            <text:p>9</text:p>
          </table:table-cell>
          <table:table-cell table:formula="of:=MOD([.E148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52013633" calcext:value-type="float">
            <text:p>94052013633</text:p>
          </table:table-cell>
          <table:table-cell office:value-type="string" calcext:value-type="string">
            <text:p>KULAS</text:p>
          </table:table-cell>
          <table:table-cell office:value-type="string" calcext:value-type="string">
            <text:p>ARTUR</text:p>
          </table:table-cell>
          <table:table-cell table:formula="of:=RIGHT([.A149];2)" office:value-type="string" office:string-value="33" calcext:value-type="string">
            <text:p>33</text:p>
          </table:table-cell>
          <table:table-cell table:formula="of:=LEFT([.D149])" office:value-type="string" office:string-value="3" calcext:value-type="string">
            <text:p>3</text:p>
          </table:table-cell>
          <table:table-cell table:formula="of:=MOD([.E149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52063812" calcext:value-type="float">
            <text:p>94052063812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WIKTOR</text:p>
          </table:table-cell>
          <table:table-cell table:formula="of:=RIGHT([.A150];2)" office:value-type="string" office:string-value="12" calcext:value-type="string">
            <text:p>12</text:p>
          </table:table-cell>
          <table:table-cell table:formula="of:=LEFT([.D150])" office:value-type="string" office:string-value="1" calcext:value-type="string">
            <text:p>1</text:p>
          </table:table-cell>
          <table:table-cell table:formula="of:=MOD([.E150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52327952" calcext:value-type="float">
            <text:p>94052327952</text:p>
          </table:table-cell>
          <table:table-cell office:value-type="string" calcext:value-type="string">
            <text:p>GOLEC</text:p>
          </table:table-cell>
          <table:table-cell office:value-type="string" calcext:value-type="string">
            <text:p>TOMASZ</text:p>
          </table:table-cell>
          <table:table-cell table:formula="of:=RIGHT([.A151];2)" office:value-type="string" office:string-value="52" calcext:value-type="string">
            <text:p>52</text:p>
          </table:table-cell>
          <table:table-cell table:formula="of:=LEFT([.D151])" office:value-type="string" office:string-value="5" calcext:value-type="string">
            <text:p>5</text:p>
          </table:table-cell>
          <table:table-cell table:formula="of:=MOD([.E15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52812232" calcext:value-type="float">
            <text:p>94052812232</text:p>
          </table:table-cell>
          <table:table-cell office:value-type="string" calcext:value-type="string">
            <text:p>KUBAK</text:p>
          </table:table-cell>
          <table:table-cell office:value-type="string" calcext:value-type="string">
            <text:p>MICHAL</text:p>
          </table:table-cell>
          <table:table-cell table:formula="of:=RIGHT([.A152];2)" office:value-type="string" office:string-value="32" calcext:value-type="string">
            <text:p>32</text:p>
          </table:table-cell>
          <table:table-cell table:formula="of:=LEFT([.D152])" office:value-type="string" office:string-value="3" calcext:value-type="string">
            <text:p>3</text:p>
          </table:table-cell>
          <table:table-cell table:formula="of:=MOD([.E152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60394564" calcext:value-type="float">
            <text:p>94060394564</text:p>
          </table:table-cell>
          <table:table-cell office:value-type="string" calcext:value-type="string">
            <text:p>PUCHALSKA</text:p>
          </table:table-cell>
          <table:table-cell office:value-type="string" calcext:value-type="string">
            <text:p>NIKOLA</text:p>
          </table:table-cell>
          <table:table-cell table:formula="of:=RIGHT([.A153];2)" office:value-type="string" office:string-value="64" calcext:value-type="string">
            <text:p>64</text:p>
          </table:table-cell>
          <table:table-cell table:formula="of:=LEFT([.D153])" office:value-type="string" office:string-value="6" calcext:value-type="string">
            <text:p>6</text:p>
          </table:table-cell>
          <table:table-cell table:formula="of:=MOD([.E153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62364747" calcext:value-type="float">
            <text:p>94062364747</text:p>
          </table:table-cell>
          <table:table-cell office:value-type="string" calcext:value-type="string">
            <text:p>KRASOWSKA</text:p>
          </table:table-cell>
          <table:table-cell office:value-type="string" calcext:value-type="string">
            <text:p>NATALIA</text:p>
          </table:table-cell>
          <table:table-cell table:formula="of:=RIGHT([.A154];2)" office:value-type="string" office:string-value="47" calcext:value-type="string">
            <text:p>47</text:p>
          </table:table-cell>
          <table:table-cell table:formula="of:=LEFT([.D154])" office:value-type="string" office:string-value="4" calcext:value-type="string">
            <text:p>4</text:p>
          </table:table-cell>
          <table:table-cell table:formula="of:=MOD([.E154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62767281" calcext:value-type="float">
            <text:p>94062767281</text:p>
          </table:table-cell>
          <table:table-cell office:value-type="string" calcext:value-type="string">
            <text:p>KONOPKA</text:p>
          </table:table-cell>
          <table:table-cell office:value-type="string" calcext:value-type="string">
            <text:p>ZDZISLAWA</text:p>
          </table:table-cell>
          <table:table-cell table:formula="of:=RIGHT([.A155];2)" office:value-type="string" office:string-value="81" calcext:value-type="string">
            <text:p>81</text:p>
          </table:table-cell>
          <table:table-cell table:formula="of:=LEFT([.D155])" office:value-type="string" office:string-value="8" calcext:value-type="string">
            <text:p>8</text:p>
          </table:table-cell>
          <table:table-cell table:formula="of:=MOD([.E155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62811591" calcext:value-type="float">
            <text:p>94062811591</text:p>
          </table:table-cell>
          <table:table-cell office:value-type="string" calcext:value-type="string">
            <text:p>LANGEROWICZ</text:p>
          </table:table-cell>
          <table:table-cell office:value-type="string" calcext:value-type="string">
            <text:p>MARCELI</text:p>
          </table:table-cell>
          <table:table-cell table:formula="of:=RIGHT([.A156];2)" office:value-type="string" office:string-value="91" calcext:value-type="string">
            <text:p>91</text:p>
          </table:table-cell>
          <table:table-cell table:formula="of:=LEFT([.D156])" office:value-type="string" office:string-value="9" calcext:value-type="string">
            <text:p>9</text:p>
          </table:table-cell>
          <table:table-cell table:formula="of:=MOD([.E15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70167664" calcext:value-type="float">
            <text:p>94070167664</text:p>
          </table:table-cell>
          <table:table-cell office:value-type="string" calcext:value-type="string">
            <text:p>CZYZEWSKA</text:p>
          </table:table-cell>
          <table:table-cell office:value-type="string" calcext:value-type="string">
            <text:p>EWA</text:p>
          </table:table-cell>
          <table:table-cell table:formula="of:=RIGHT([.A157];2)" office:value-type="string" office:string-value="64" calcext:value-type="string">
            <text:p>64</text:p>
          </table:table-cell>
          <table:table-cell table:formula="of:=LEFT([.D157])" office:value-type="string" office:string-value="6" calcext:value-type="string">
            <text:p>6</text:p>
          </table:table-cell>
          <table:table-cell table:formula="of:=MOD([.E157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70444888" calcext:value-type="float">
            <text:p>94070444888</text:p>
          </table:table-cell>
          <table:table-cell office:value-type="string" calcext:value-type="string">
            <text:p>KUZNIAR</text:p>
          </table:table-cell>
          <table:table-cell office:value-type="string" calcext:value-type="string">
            <text:p>LENA</text:p>
          </table:table-cell>
          <table:table-cell table:formula="of:=RIGHT([.A158];2)" office:value-type="string" office:string-value="88" calcext:value-type="string">
            <text:p>88</text:p>
          </table:table-cell>
          <table:table-cell table:formula="of:=LEFT([.D158])" office:value-type="string" office:string-value="8" calcext:value-type="string">
            <text:p>8</text:p>
          </table:table-cell>
          <table:table-cell table:formula="of:=MOD([.E158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70532538" calcext:value-type="float">
            <text:p>94070532538</text:p>
          </table:table-cell>
          <table:table-cell office:value-type="string" calcext:value-type="string">
            <text:p>NAJDA</text:p>
          </table:table-cell>
          <table:table-cell office:value-type="string" calcext:value-type="string">
            <text:p>PIOTR</text:p>
          </table:table-cell>
          <table:table-cell table:formula="of:=RIGHT([.A159];2)" office:value-type="string" office:string-value="38" calcext:value-type="string">
            <text:p>38</text:p>
          </table:table-cell>
          <table:table-cell table:formula="of:=LEFT([.D159])" office:value-type="string" office:string-value="3" calcext:value-type="string">
            <text:p>3</text:p>
          </table:table-cell>
          <table:table-cell table:formula="of:=MOD([.E159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72349563" calcext:value-type="float">
            <text:p>94072349563</text:p>
          </table:table-cell>
          <table:table-cell office:value-type="string" calcext:value-type="string">
            <text:p>CIESLEWICZ</text:p>
          </table:table-cell>
          <table:table-cell office:value-type="string" calcext:value-type="string">
            <text:p>MARIA</text:p>
          </table:table-cell>
          <table:table-cell table:formula="of:=RIGHT([.A160];2)" office:value-type="string" office:string-value="63" calcext:value-type="string">
            <text:p>63</text:p>
          </table:table-cell>
          <table:table-cell table:formula="of:=LEFT([.D160])" office:value-type="string" office:string-value="6" calcext:value-type="string">
            <text:p>6</text:p>
          </table:table-cell>
          <table:table-cell table:formula="of:=MOD([.E160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72628581" calcext:value-type="float">
            <text:p>94072628581</text:p>
          </table:table-cell>
          <table:table-cell office:value-type="string" calcext:value-type="string">
            <text:p>GOMOLKA</text:p>
          </table:table-cell>
          <table:table-cell office:value-type="string" calcext:value-type="string">
            <text:p>MARZENA</text:p>
          </table:table-cell>
          <table:table-cell table:formula="of:=RIGHT([.A161];2)" office:value-type="string" office:string-value="81" calcext:value-type="string">
            <text:p>81</text:p>
          </table:table-cell>
          <table:table-cell table:formula="of:=LEFT([.D161])" office:value-type="string" office:string-value="8" calcext:value-type="string">
            <text:p>8</text:p>
          </table:table-cell>
          <table:table-cell table:formula="of:=MOD([.E161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80228692" calcext:value-type="float">
            <text:p>94080228692</text:p>
          </table:table-cell>
          <table:table-cell office:value-type="string" calcext:value-type="string">
            <text:p>KONKOL</text:p>
          </table:table-cell>
          <table:table-cell office:value-type="string" calcext:value-type="string">
            <text:p>JAN</text:p>
          </table:table-cell>
          <table:table-cell table:formula="of:=RIGHT([.A162];2)" office:value-type="string" office:string-value="92" calcext:value-type="string">
            <text:p>92</text:p>
          </table:table-cell>
          <table:table-cell table:formula="of:=LEFT([.D162])" office:value-type="string" office:string-value="9" calcext:value-type="string">
            <text:p>9</text:p>
          </table:table-cell>
          <table:table-cell table:formula="of:=MOD([.E162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80448661" calcext:value-type="float">
            <text:p>94080448661</text:p>
          </table:table-cell>
          <table:table-cell office:value-type="string" calcext:value-type="string">
            <text:p>ZIOLKOWSKA</text:p>
          </table:table-cell>
          <table:table-cell office:value-type="string" calcext:value-type="string">
            <text:p>EWELINA</text:p>
          </table:table-cell>
          <table:table-cell table:formula="of:=RIGHT([.A163];2)" office:value-type="string" office:string-value="61" calcext:value-type="string">
            <text:p>61</text:p>
          </table:table-cell>
          <table:table-cell table:formula="of:=LEFT([.D163])" office:value-type="string" office:string-value="6" calcext:value-type="string">
            <text:p>6</text:p>
          </table:table-cell>
          <table:table-cell table:formula="of:=MOD([.E163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80681844" calcext:value-type="float">
            <text:p>94080681844</text:p>
          </table:table-cell>
          <table:table-cell office:value-type="string" calcext:value-type="string">
            <text:p>KLIMKOWSKA</text:p>
          </table:table-cell>
          <table:table-cell office:value-type="string" calcext:value-type="string">
            <text:p>MAGDALENA</text:p>
          </table:table-cell>
          <table:table-cell table:formula="of:=RIGHT([.A164];2)" office:value-type="string" office:string-value="44" calcext:value-type="string">
            <text:p>44</text:p>
          </table:table-cell>
          <table:table-cell table:formula="of:=LEFT([.D164])" office:value-type="string" office:string-value="4" calcext:value-type="string">
            <text:p>4</text:p>
          </table:table-cell>
          <table:table-cell table:formula="of:=MOD([.E164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80977152" calcext:value-type="float">
            <text:p>94080977152</text:p>
          </table:table-cell>
          <table:table-cell office:value-type="string" calcext:value-type="string">
            <text:p>SEKOWSKI</text:p>
          </table:table-cell>
          <table:table-cell office:value-type="string" calcext:value-type="string">
            <text:p>MARCIN</text:p>
          </table:table-cell>
          <table:table-cell table:formula="of:=RIGHT([.A165];2)" office:value-type="string" office:string-value="52" calcext:value-type="string">
            <text:p>52</text:p>
          </table:table-cell>
          <table:table-cell table:formula="of:=LEFT([.D165])" office:value-type="string" office:string-value="5" calcext:value-type="string">
            <text:p>5</text:p>
          </table:table-cell>
          <table:table-cell table:formula="of:=MOD([.E16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81134358" calcext:value-type="float">
            <text:p>94081134358</text:p>
          </table:table-cell>
          <table:table-cell office:value-type="string" calcext:value-type="string">
            <text:p>DWORACZEK</text:p>
          </table:table-cell>
          <table:table-cell office:value-type="string" calcext:value-type="string">
            <text:p>LUKASZ</text:p>
          </table:table-cell>
          <table:table-cell table:formula="of:=RIGHT([.A166];2)" office:value-type="string" office:string-value="58" calcext:value-type="string">
            <text:p>58</text:p>
          </table:table-cell>
          <table:table-cell table:formula="of:=LEFT([.D166])" office:value-type="string" office:string-value="5" calcext:value-type="string">
            <text:p>5</text:p>
          </table:table-cell>
          <table:table-cell table:formula="of:=MOD([.E16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81268846" calcext:value-type="float">
            <text:p>94081268846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SANDRA</text:p>
          </table:table-cell>
          <table:table-cell table:formula="of:=RIGHT([.A167];2)" office:value-type="string" office:string-value="46" calcext:value-type="string">
            <text:p>46</text:p>
          </table:table-cell>
          <table:table-cell table:formula="of:=LEFT([.D167])" office:value-type="string" office:string-value="4" calcext:value-type="string">
            <text:p>4</text:p>
          </table:table-cell>
          <table:table-cell table:formula="of:=MOD([.E167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82215991" calcext:value-type="float">
            <text:p>94082215991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IGOR</text:p>
          </table:table-cell>
          <table:table-cell table:formula="of:=RIGHT([.A168];2)" office:value-type="string" office:string-value="91" calcext:value-type="string">
            <text:p>91</text:p>
          </table:table-cell>
          <table:table-cell table:formula="of:=LEFT([.D168])" office:value-type="string" office:string-value="9" calcext:value-type="string">
            <text:p>9</text:p>
          </table:table-cell>
          <table:table-cell table:formula="of:=MOD([.E168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82711312" calcext:value-type="float">
            <text:p>94082711312</text:p>
          </table:table-cell>
          <table:table-cell office:value-type="string" calcext:value-type="string">
            <text:p>JANDA</text:p>
          </table:table-cell>
          <table:table-cell office:value-type="string" calcext:value-type="string">
            <text:p>MARCELI</text:p>
          </table:table-cell>
          <table:table-cell table:formula="of:=RIGHT([.A169];2)" office:value-type="string" office:string-value="12" calcext:value-type="string">
            <text:p>12</text:p>
          </table:table-cell>
          <table:table-cell table:formula="of:=LEFT([.D169])" office:value-type="string" office:string-value="1" calcext:value-type="string">
            <text:p>1</text:p>
          </table:table-cell>
          <table:table-cell table:formula="of:=MOD([.E169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83048134" calcext:value-type="float">
            <text:p>94083048134</text:p>
          </table:table-cell>
          <table:table-cell office:value-type="string" calcext:value-type="string">
            <text:p>FRANKOWSKI</text:p>
          </table:table-cell>
          <table:table-cell office:value-type="string" calcext:value-type="string">
            <text:p>EDWARD</text:p>
          </table:table-cell>
          <table:table-cell table:formula="of:=RIGHT([.A170];2)" office:value-type="string" office:string-value="34" calcext:value-type="string">
            <text:p>34</text:p>
          </table:table-cell>
          <table:table-cell table:formula="of:=LEFT([.D170])" office:value-type="string" office:string-value="3" calcext:value-type="string">
            <text:p>3</text:p>
          </table:table-cell>
          <table:table-cell table:formula="of:=MOD([.E170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91089918" calcext:value-type="float">
            <text:p>94091089918</text:p>
          </table:table-cell>
          <table:table-cell office:value-type="string" calcext:value-type="string">
            <text:p>BEDKOWSKI</text:p>
          </table:table-cell>
          <table:table-cell office:value-type="string" calcext:value-type="string">
            <text:p>KRZYSZTOF</text:p>
          </table:table-cell>
          <table:table-cell table:formula="of:=RIGHT([.A171];2)" office:value-type="string" office:string-value="18" calcext:value-type="string">
            <text:p>18</text:p>
          </table:table-cell>
          <table:table-cell table:formula="of:=LEFT([.D171])" office:value-type="string" office:string-value="1" calcext:value-type="string">
            <text:p>1</text:p>
          </table:table-cell>
          <table:table-cell table:formula="of:=MOD([.E17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91411788" calcext:value-type="float">
            <text:p>94091411788</text:p>
          </table:table-cell>
          <table:table-cell office:value-type="string" calcext:value-type="string">
            <text:p>DOLINSKA</text:p>
          </table:table-cell>
          <table:table-cell office:value-type="string" calcext:value-type="string">
            <text:p>MARIA</text:p>
          </table:table-cell>
          <table:table-cell table:formula="of:=RIGHT([.A172];2)" office:value-type="string" office:string-value="88" calcext:value-type="string">
            <text:p>88</text:p>
          </table:table-cell>
          <table:table-cell table:formula="of:=LEFT([.D172])" office:value-type="string" office:string-value="8" calcext:value-type="string">
            <text:p>8</text:p>
          </table:table-cell>
          <table:table-cell table:formula="of:=MOD([.E172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91495359" calcext:value-type="float">
            <text:p>94091495359</text:p>
          </table:table-cell>
          <table:table-cell office:value-type="string" calcext:value-type="string">
            <text:p>WOZNIAK</text:p>
          </table:table-cell>
          <table:table-cell office:value-type="string" calcext:value-type="string">
            <text:p>SLAWOMIR</text:p>
          </table:table-cell>
          <table:table-cell table:formula="of:=RIGHT([.A173];2)" office:value-type="string" office:string-value="59" calcext:value-type="string">
            <text:p>59</text:p>
          </table:table-cell>
          <table:table-cell table:formula="of:=LEFT([.D173])" office:value-type="string" office:string-value="5" calcext:value-type="string">
            <text:p>5</text:p>
          </table:table-cell>
          <table:table-cell table:formula="of:=MOD([.E173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91517385" calcext:value-type="float">
            <text:p>94091517385</text:p>
          </table:table-cell>
          <table:table-cell office:value-type="string" calcext:value-type="string">
            <text:p>MALINOWSKA</text:p>
          </table:table-cell>
          <table:table-cell office:value-type="string" calcext:value-type="string">
            <text:p>ZOFIA</text:p>
          </table:table-cell>
          <table:table-cell table:formula="of:=RIGHT([.A174];2)" office:value-type="string" office:string-value="85" calcext:value-type="string">
            <text:p>85</text:p>
          </table:table-cell>
          <table:table-cell table:formula="of:=LEFT([.D174])" office:value-type="string" office:string-value="8" calcext:value-type="string">
            <text:p>8</text:p>
          </table:table-cell>
          <table:table-cell table:formula="of:=MOD([.E174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91751347" calcext:value-type="float">
            <text:p>94091751347</text:p>
          </table:table-cell>
          <table:table-cell office:value-type="string" calcext:value-type="string">
            <text:p>SZEWCZAK</text:p>
          </table:table-cell>
          <table:table-cell office:value-type="string" calcext:value-type="string">
            <text:p>ADRIANNA</text:p>
          </table:table-cell>
          <table:table-cell table:formula="of:=RIGHT([.A175];2)" office:value-type="string" office:string-value="47" calcext:value-type="string">
            <text:p>47</text:p>
          </table:table-cell>
          <table:table-cell table:formula="of:=LEFT([.D175])" office:value-type="string" office:string-value="4" calcext:value-type="string">
            <text:p>4</text:p>
          </table:table-cell>
          <table:table-cell table:formula="of:=MOD([.E175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92286956" calcext:value-type="float">
            <text:p>94092286956</text:p>
          </table:table-cell>
          <table:table-cell office:value-type="string" calcext:value-type="string">
            <text:p>SKULIMOWSKI</text:p>
          </table:table-cell>
          <table:table-cell office:value-type="string" calcext:value-type="string">
            <text:p>ADAM</text:p>
          </table:table-cell>
          <table:table-cell table:formula="of:=RIGHT([.A176];2)" office:value-type="string" office:string-value="56" calcext:value-type="string">
            <text:p>56</text:p>
          </table:table-cell>
          <table:table-cell table:formula="of:=LEFT([.D176])" office:value-type="string" office:string-value="5" calcext:value-type="string">
            <text:p>5</text:p>
          </table:table-cell>
          <table:table-cell table:formula="of:=MOD([.E17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093037193" calcext:value-type="float">
            <text:p>94093037193</text:p>
          </table:table-cell>
          <table:table-cell office:value-type="string" calcext:value-type="string">
            <text:p>OSINSKI</text:p>
          </table:table-cell>
          <table:table-cell office:value-type="string" calcext:value-type="string">
            <text:p>KACPER</text:p>
          </table:table-cell>
          <table:table-cell table:formula="of:=RIGHT([.A177];2)" office:value-type="string" office:string-value="93" calcext:value-type="string">
            <text:p>93</text:p>
          </table:table-cell>
          <table:table-cell table:formula="of:=LEFT([.D177])" office:value-type="string" office:string-value="9" calcext:value-type="string">
            <text:p>9</text:p>
          </table:table-cell>
          <table:table-cell table:formula="of:=MOD([.E17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100357838" calcext:value-type="float">
            <text:p>94100357838</text:p>
          </table:table-cell>
          <table:table-cell office:value-type="string" calcext:value-type="string">
            <text:p>JANICKI</text:p>
          </table:table-cell>
          <table:table-cell office:value-type="string" calcext:value-type="string">
            <text:p>MIROSLAW</text:p>
          </table:table-cell>
          <table:table-cell table:formula="of:=RIGHT([.A178];2)" office:value-type="string" office:string-value="38" calcext:value-type="string">
            <text:p>38</text:p>
          </table:table-cell>
          <table:table-cell table:formula="of:=LEFT([.D178])" office:value-type="string" office:string-value="3" calcext:value-type="string">
            <text:p>3</text:p>
          </table:table-cell>
          <table:table-cell table:formula="of:=MOD([.E178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100835552" calcext:value-type="float">
            <text:p>94100835552</text:p>
          </table:table-cell>
          <table:table-cell office:value-type="string" calcext:value-type="string">
            <text:p>RAJCA</text:p>
          </table:table-cell>
          <table:table-cell office:value-type="string" calcext:value-type="string">
            <text:p>WITOLD</text:p>
          </table:table-cell>
          <table:table-cell table:formula="of:=RIGHT([.A179];2)" office:value-type="string" office:string-value="52" calcext:value-type="string">
            <text:p>52</text:p>
          </table:table-cell>
          <table:table-cell table:formula="of:=LEFT([.D179])" office:value-type="string" office:string-value="5" calcext:value-type="string">
            <text:p>5</text:p>
          </table:table-cell>
          <table:table-cell table:formula="of:=MOD([.E179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102052458" calcext:value-type="float">
            <text:p>94102052458</text:p>
          </table:table-cell>
          <table:table-cell office:value-type="string" calcext:value-type="string">
            <text:p>PAC</text:p>
          </table:table-cell>
          <table:table-cell office:value-type="string" calcext:value-type="string">
            <text:p>MAREK</text:p>
          </table:table-cell>
          <table:table-cell table:formula="of:=RIGHT([.A180];2)" office:value-type="string" office:string-value="58" calcext:value-type="string">
            <text:p>58</text:p>
          </table:table-cell>
          <table:table-cell table:formula="of:=LEFT([.D180])" office:value-type="string" office:string-value="5" calcext:value-type="string">
            <text:p>5</text:p>
          </table:table-cell>
          <table:table-cell table:formula="of:=MOD([.E180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103033254" calcext:value-type="float">
            <text:p>94103033254</text:p>
          </table:table-cell>
          <table:table-cell office:value-type="string" calcext:value-type="string">
            <text:p>WILCZAK</text:p>
          </table:table-cell>
          <table:table-cell office:value-type="string" calcext:value-type="string">
            <text:p>DARIUSZ</text:p>
          </table:table-cell>
          <table:table-cell table:formula="of:=RIGHT([.A181];2)" office:value-type="string" office:string-value="54" calcext:value-type="string">
            <text:p>54</text:p>
          </table:table-cell>
          <table:table-cell table:formula="of:=LEFT([.D181])" office:value-type="string" office:string-value="5" calcext:value-type="string">
            <text:p>5</text:p>
          </table:table-cell>
          <table:table-cell table:formula="of:=MOD([.E18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111993425" calcext:value-type="float">
            <text:p>94111993425</text:p>
          </table:table-cell>
          <table:table-cell office:value-type="string" calcext:value-type="string">
            <text:p>LAKOMY</text:p>
          </table:table-cell>
          <table:table-cell office:value-type="string" calcext:value-type="string">
            <text:p>NATALIA</text:p>
          </table:table-cell>
          <table:table-cell table:formula="of:=RIGHT([.A182];2)" office:value-type="string" office:string-value="25" calcext:value-type="string">
            <text:p>25</text:p>
          </table:table-cell>
          <table:table-cell table:formula="of:=LEFT([.D182])" office:value-type="string" office:string-value="2" calcext:value-type="string">
            <text:p>2</text:p>
          </table:table-cell>
          <table:table-cell table:formula="of:=MOD([.E182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112234831" calcext:value-type="float">
            <text:p>94112234831</text:p>
          </table:table-cell>
          <table:table-cell office:value-type="string" calcext:value-type="string">
            <text:p>SALWA</text:p>
          </table:table-cell>
          <table:table-cell office:value-type="string" calcext:value-type="string">
            <text:p>MICHAL</text:p>
          </table:table-cell>
          <table:table-cell table:formula="of:=RIGHT([.A183];2)" office:value-type="string" office:string-value="31" calcext:value-type="string">
            <text:p>31</text:p>
          </table:table-cell>
          <table:table-cell table:formula="of:=LEFT([.D183])" office:value-type="string" office:string-value="3" calcext:value-type="string">
            <text:p>3</text:p>
          </table:table-cell>
          <table:table-cell table:formula="of:=MOD([.E183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112973718" calcext:value-type="float">
            <text:p>94112973718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MICHAL</text:p>
          </table:table-cell>
          <table:table-cell table:formula="of:=RIGHT([.A184];2)" office:value-type="string" office:string-value="18" calcext:value-type="string">
            <text:p>18</text:p>
          </table:table-cell>
          <table:table-cell table:formula="of:=LEFT([.D184])" office:value-type="string" office:string-value="1" calcext:value-type="string">
            <text:p>1</text:p>
          </table:table-cell>
          <table:table-cell table:formula="of:=MOD([.E184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121421336" calcext:value-type="float">
            <text:p>94121421336</text:p>
          </table:table-cell>
          <table:table-cell office:value-type="string" calcext:value-type="string">
            <text:p>BORON</text:p>
          </table:table-cell>
          <table:table-cell office:value-type="string" calcext:value-type="string">
            <text:p>BARTOSZ</text:p>
          </table:table-cell>
          <table:table-cell table:formula="of:=RIGHT([.A185];2)" office:value-type="string" office:string-value="36" calcext:value-type="string">
            <text:p>36</text:p>
          </table:table-cell>
          <table:table-cell table:formula="of:=LEFT([.D185])" office:value-type="string" office:string-value="3" calcext:value-type="string">
            <text:p>3</text:p>
          </table:table-cell>
          <table:table-cell table:formula="of:=MOD([.E18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121925755" calcext:value-type="float">
            <text:p>94121925755</text:p>
          </table:table-cell>
          <table:table-cell office:value-type="string" calcext:value-type="string">
            <text:p>SZATAN</text:p>
          </table:table-cell>
          <table:table-cell office:value-type="string" calcext:value-type="string">
            <text:p>ANTONI</text:p>
          </table:table-cell>
          <table:table-cell table:formula="of:=RIGHT([.A186];2)" office:value-type="string" office:string-value="55" calcext:value-type="string">
            <text:p>55</text:p>
          </table:table-cell>
          <table:table-cell table:formula="of:=LEFT([.D186])" office:value-type="string" office:string-value="5" calcext:value-type="string">
            <text:p>5</text:p>
          </table:table-cell>
          <table:table-cell table:formula="of:=MOD([.E18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122135195" calcext:value-type="float">
            <text:p>94122135195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GRZEGORZ</text:p>
          </table:table-cell>
          <table:table-cell table:formula="of:=RIGHT([.A187];2)" office:value-type="string" office:string-value="95" calcext:value-type="string">
            <text:p>95</text:p>
          </table:table-cell>
          <table:table-cell table:formula="of:=LEFT([.D187])" office:value-type="string" office:string-value="9" calcext:value-type="string">
            <text:p>9</text:p>
          </table:table-cell>
          <table:table-cell table:formula="of:=MOD([.E18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123156375" calcext:value-type="float">
            <text:p>9412315637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IOTR</text:p>
          </table:table-cell>
          <table:table-cell table:formula="of:=RIGHT([.A188];2)" office:value-type="string" office:string-value="75" calcext:value-type="string">
            <text:p>75</text:p>
          </table:table-cell>
          <table:table-cell table:formula="of:=LEFT([.D188])" office:value-type="string" office:string-value="7" calcext:value-type="string">
            <text:p>7</text:p>
          </table:table-cell>
          <table:table-cell table:formula="of:=MOD([.E188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10144314" calcext:value-type="float">
            <text:p>95010144314</text:p>
          </table:table-cell>
          <table:table-cell office:value-type="string" calcext:value-type="string">
            <text:p>RESZKA</text:p>
          </table:table-cell>
          <table:table-cell office:value-type="string" calcext:value-type="string">
            <text:p>ARTUR</text:p>
          </table:table-cell>
          <table:table-cell table:formula="of:=RIGHT([.A189];2)" office:value-type="string" office:string-value="14" calcext:value-type="string">
            <text:p>14</text:p>
          </table:table-cell>
          <table:table-cell table:formula="of:=LEFT([.D189])" office:value-type="string" office:string-value="1" calcext:value-type="string">
            <text:p>1</text:p>
          </table:table-cell>
          <table:table-cell table:formula="of:=MOD([.E189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10286766" calcext:value-type="float">
            <text:p>95010286766</text:p>
          </table:table-cell>
          <table:table-cell office:value-type="string" calcext:value-type="string">
            <text:p>MORISON</text:p>
          </table:table-cell>
          <table:table-cell office:value-type="string" calcext:value-type="string">
            <text:p>BARBARA</text:p>
          </table:table-cell>
          <table:table-cell table:formula="of:=RIGHT([.A190];2)" office:value-type="string" office:string-value="66" calcext:value-type="string">
            <text:p>66</text:p>
          </table:table-cell>
          <table:table-cell table:formula="of:=LEFT([.D190])" office:value-type="string" office:string-value="6" calcext:value-type="string">
            <text:p>6</text:p>
          </table:table-cell>
          <table:table-cell table:formula="of:=MOD([.E190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10919439" calcext:value-type="float">
            <text:p>95010919439</text:p>
          </table:table-cell>
          <table:table-cell office:value-type="string" calcext:value-type="string">
            <text:p>GRUSZECKI</text:p>
          </table:table-cell>
          <table:table-cell office:value-type="string" calcext:value-type="string">
            <text:p>DARIUSZ</text:p>
          </table:table-cell>
          <table:table-cell table:formula="of:=RIGHT([.A191];2)" office:value-type="string" office:string-value="39" calcext:value-type="string">
            <text:p>39</text:p>
          </table:table-cell>
          <table:table-cell table:formula="of:=LEFT([.D191])" office:value-type="string" office:string-value="3" calcext:value-type="string">
            <text:p>3</text:p>
          </table:table-cell>
          <table:table-cell table:formula="of:=MOD([.E19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10931895" calcext:value-type="float">
            <text:p>95010931895</text:p>
          </table:table-cell>
          <table:table-cell office:value-type="string" calcext:value-type="string">
            <text:p>ZBIGNIEWICZ</text:p>
          </table:table-cell>
          <table:table-cell office:value-type="string" calcext:value-type="string">
            <text:p>JACEK</text:p>
          </table:table-cell>
          <table:table-cell table:formula="of:=RIGHT([.A192];2)" office:value-type="string" office:string-value="95" calcext:value-type="string">
            <text:p>95</text:p>
          </table:table-cell>
          <table:table-cell table:formula="of:=LEFT([.D192])" office:value-type="string" office:string-value="9" calcext:value-type="string">
            <text:p>9</text:p>
          </table:table-cell>
          <table:table-cell table:formula="of:=MOD([.E192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11221717" calcext:value-type="float">
            <text:p>95011221717</text:p>
          </table:table-cell>
          <table:table-cell office:value-type="string" calcext:value-type="string">
            <text:p>KOPICZYNSKI</text:p>
          </table:table-cell>
          <table:table-cell office:value-type="string" calcext:value-type="string">
            <text:p>MICHAL</text:p>
          </table:table-cell>
          <table:table-cell table:formula="of:=RIGHT([.A193];2)" office:value-type="string" office:string-value="17" calcext:value-type="string">
            <text:p>17</text:p>
          </table:table-cell>
          <table:table-cell table:formula="of:=LEFT([.D193])" office:value-type="string" office:string-value="1" calcext:value-type="string">
            <text:p>1</text:p>
          </table:table-cell>
          <table:table-cell table:formula="of:=MOD([.E193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11368836" calcext:value-type="float">
            <text:p>95011368836</text:p>
          </table:table-cell>
          <table:table-cell office:value-type="string" calcext:value-type="string">
            <text:p>DRAGAN</text:p>
          </table:table-cell>
          <table:table-cell office:value-type="string" calcext:value-type="string">
            <text:p>EUGENIUSZ</text:p>
          </table:table-cell>
          <table:table-cell table:formula="of:=RIGHT([.A194];2)" office:value-type="string" office:string-value="36" calcext:value-type="string">
            <text:p>36</text:p>
          </table:table-cell>
          <table:table-cell table:formula="of:=LEFT([.D194])" office:value-type="string" office:string-value="3" calcext:value-type="string">
            <text:p>3</text:p>
          </table:table-cell>
          <table:table-cell table:formula="of:=MOD([.E194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12344439" calcext:value-type="float">
            <text:p>95012344439</text:p>
          </table:table-cell>
          <table:table-cell office:value-type="string" calcext:value-type="string">
            <text:p>BUDNIK</text:p>
          </table:table-cell>
          <table:table-cell office:value-type="string" calcext:value-type="string">
            <text:p>STEFAN</text:p>
          </table:table-cell>
          <table:table-cell table:formula="of:=RIGHT([.A195];2)" office:value-type="string" office:string-value="39" calcext:value-type="string">
            <text:p>39</text:p>
          </table:table-cell>
          <table:table-cell table:formula="of:=LEFT([.D195])" office:value-type="string" office:string-value="3" calcext:value-type="string">
            <text:p>3</text:p>
          </table:table-cell>
          <table:table-cell table:formula="of:=MOD([.E19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12636248" calcext:value-type="float">
            <text:p>95012636248</text:p>
          </table:table-cell>
          <table:table-cell office:value-type="string" calcext:value-type="string">
            <text:p>STANISLAWSKA</text:p>
          </table:table-cell>
          <table:table-cell office:value-type="string" calcext:value-type="string">
            <text:p>ADRIANNA</text:p>
          </table:table-cell>
          <table:table-cell table:formula="of:=RIGHT([.A196];2)" office:value-type="string" office:string-value="48" calcext:value-type="string">
            <text:p>48</text:p>
          </table:table-cell>
          <table:table-cell table:formula="of:=LEFT([.D196])" office:value-type="string" office:string-value="4" calcext:value-type="string">
            <text:p>4</text:p>
          </table:table-cell>
          <table:table-cell table:formula="of:=MOD([.E196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20584568" calcext:value-type="float">
            <text:p>95020584568</text:p>
          </table:table-cell>
          <table:table-cell office:value-type="string" calcext:value-type="string">
            <text:p>WACHOWICZ</text:p>
          </table:table-cell>
          <table:table-cell office:value-type="string" calcext:value-type="string">
            <text:p>ANNA</text:p>
          </table:table-cell>
          <table:table-cell table:formula="of:=RIGHT([.A197];2)" office:value-type="string" office:string-value="68" calcext:value-type="string">
            <text:p>68</text:p>
          </table:table-cell>
          <table:table-cell table:formula="of:=LEFT([.D197])" office:value-type="string" office:string-value="6" calcext:value-type="string">
            <text:p>6</text:p>
          </table:table-cell>
          <table:table-cell table:formula="of:=MOD([.E197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21137376" calcext:value-type="float">
            <text:p>95021137376</text:p>
          </table:table-cell>
          <table:table-cell office:value-type="string" calcext:value-type="string">
            <text:p>JOZEFOWICZ</text:p>
          </table:table-cell>
          <table:table-cell office:value-type="string" calcext:value-type="string">
            <text:p>JACEK</text:p>
          </table:table-cell>
          <table:table-cell table:formula="of:=RIGHT([.A198];2)" office:value-type="string" office:string-value="76" calcext:value-type="string">
            <text:p>76</text:p>
          </table:table-cell>
          <table:table-cell table:formula="of:=LEFT([.D198])" office:value-type="string" office:string-value="7" calcext:value-type="string">
            <text:p>7</text:p>
          </table:table-cell>
          <table:table-cell table:formula="of:=MOD([.E198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22151559" calcext:value-type="float">
            <text:p>95022151559</text:p>
          </table:table-cell>
          <table:table-cell office:value-type="string" calcext:value-type="string">
            <text:p>LEWKOWICZ</text:p>
          </table:table-cell>
          <table:table-cell office:value-type="string" calcext:value-type="string">
            <text:p>DARIUSZ</text:p>
          </table:table-cell>
          <table:table-cell table:formula="of:=RIGHT([.A199];2)" office:value-type="string" office:string-value="59" calcext:value-type="string">
            <text:p>59</text:p>
          </table:table-cell>
          <table:table-cell table:formula="of:=LEFT([.D199])" office:value-type="string" office:string-value="5" calcext:value-type="string">
            <text:p>5</text:p>
          </table:table-cell>
          <table:table-cell table:formula="of:=MOD([.E199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22812243" calcext:value-type="float">
            <text:p>95022812243</text:p>
          </table:table-cell>
          <table:table-cell office:value-type="string" calcext:value-type="string">
            <text:p>SZCZERBA</text:p>
          </table:table-cell>
          <table:table-cell office:value-type="string" calcext:value-type="string">
            <text:p>MALGORZATA</text:p>
          </table:table-cell>
          <table:table-cell table:formula="of:=RIGHT([.A200];2)" office:value-type="string" office:string-value="43" calcext:value-type="string">
            <text:p>43</text:p>
          </table:table-cell>
          <table:table-cell table:formula="of:=LEFT([.D200])" office:value-type="string" office:string-value="4" calcext:value-type="string">
            <text:p>4</text:p>
          </table:table-cell>
          <table:table-cell table:formula="of:=MOD([.E200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30373332" calcext:value-type="float">
            <text:p>95030373332</text:p>
          </table:table-cell>
          <table:table-cell office:value-type="string" calcext:value-type="string">
            <text:p>KEDZIOR</text:p>
          </table:table-cell>
          <table:table-cell office:value-type="string" calcext:value-type="string">
            <text:p>MARCIN</text:p>
          </table:table-cell>
          <table:table-cell table:formula="of:=RIGHT([.A201];2)" office:value-type="string" office:string-value="32" calcext:value-type="string">
            <text:p>32</text:p>
          </table:table-cell>
          <table:table-cell table:formula="of:=LEFT([.D201])" office:value-type="string" office:string-value="3" calcext:value-type="string">
            <text:p>3</text:p>
          </table:table-cell>
          <table:table-cell table:formula="of:=MOD([.E20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30438448" calcext:value-type="float">
            <text:p>95030438448</text:p>
          </table:table-cell>
          <table:table-cell office:value-type="string" calcext:value-type="string">
            <text:p>GORNIAK</text:p>
          </table:table-cell>
          <table:table-cell office:value-type="string" calcext:value-type="string">
            <text:p>EDYTA</text:p>
          </table:table-cell>
          <table:table-cell table:formula="of:=RIGHT([.A202];2)" office:value-type="string" office:string-value="48" calcext:value-type="string">
            <text:p>48</text:p>
          </table:table-cell>
          <table:table-cell table:formula="of:=LEFT([.D202])" office:value-type="string" office:string-value="4" calcext:value-type="string">
            <text:p>4</text:p>
          </table:table-cell>
          <table:table-cell table:formula="of:=MOD([.E202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31582894" calcext:value-type="float">
            <text:p>95031582894</text:p>
          </table:table-cell>
          <table:table-cell office:value-type="string" calcext:value-type="string">
            <text:p>GOLAB</text:p>
          </table:table-cell>
          <table:table-cell office:value-type="string" calcext:value-type="string">
            <text:p>MICHAL</text:p>
          </table:table-cell>
          <table:table-cell table:formula="of:=RIGHT([.A203];2)" office:value-type="string" office:string-value="94" calcext:value-type="string">
            <text:p>94</text:p>
          </table:table-cell>
          <table:table-cell table:formula="of:=LEFT([.D203])" office:value-type="string" office:string-value="9" calcext:value-type="string">
            <text:p>9</text:p>
          </table:table-cell>
          <table:table-cell table:formula="of:=MOD([.E203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40576286" calcext:value-type="float">
            <text:p>95040576286</text:p>
          </table:table-cell>
          <table:table-cell office:value-type="string" calcext:value-type="string">
            <text:p>BUTKIEWICZ</text:p>
          </table:table-cell>
          <table:table-cell office:value-type="string" calcext:value-type="string">
            <text:p>HANNA</text:p>
          </table:table-cell>
          <table:table-cell table:formula="of:=RIGHT([.A204];2)" office:value-type="string" office:string-value="86" calcext:value-type="string">
            <text:p>86</text:p>
          </table:table-cell>
          <table:table-cell table:formula="of:=LEFT([.D204])" office:value-type="string" office:string-value="8" calcext:value-type="string">
            <text:p>8</text:p>
          </table:table-cell>
          <table:table-cell table:formula="of:=MOD([.E204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41132892" calcext:value-type="float">
            <text:p>95041132892</text:p>
          </table:table-cell>
          <table:table-cell office:value-type="string" calcext:value-type="string">
            <text:p>BEREZA</text:p>
          </table:table-cell>
          <table:table-cell office:value-type="string" calcext:value-type="string">
            <text:p>IGNACY</text:p>
          </table:table-cell>
          <table:table-cell table:formula="of:=RIGHT([.A205];2)" office:value-type="string" office:string-value="92" calcext:value-type="string">
            <text:p>92</text:p>
          </table:table-cell>
          <table:table-cell table:formula="of:=LEFT([.D205])" office:value-type="string" office:string-value="9" calcext:value-type="string">
            <text:p>9</text:p>
          </table:table-cell>
          <table:table-cell table:formula="of:=MOD([.E20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41645299" calcext:value-type="float">
            <text:p>95041645299</text:p>
          </table:table-cell>
          <table:table-cell office:value-type="string" calcext:value-type="string">
            <text:p>DUDZIC</text:p>
          </table:table-cell>
          <table:table-cell office:value-type="string" calcext:value-type="string">
            <text:p>KLAUDIUSZ</text:p>
          </table:table-cell>
          <table:table-cell table:formula="of:=RIGHT([.A206];2)" office:value-type="string" office:string-value="99" calcext:value-type="string">
            <text:p>99</text:p>
          </table:table-cell>
          <table:table-cell table:formula="of:=LEFT([.D206])" office:value-type="string" office:string-value="9" calcext:value-type="string">
            <text:p>9</text:p>
          </table:table-cell>
          <table:table-cell table:formula="of:=MOD([.E20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42088338" calcext:value-type="float">
            <text:p>95042088338</text:p>
          </table:table-cell>
          <table:table-cell office:value-type="string" calcext:value-type="string">
            <text:p>PALENTA</text:p>
          </table:table-cell>
          <table:table-cell office:value-type="string" calcext:value-type="string">
            <text:p>ADAM</text:p>
          </table:table-cell>
          <table:table-cell table:formula="of:=RIGHT([.A207];2)" office:value-type="string" office:string-value="38" calcext:value-type="string">
            <text:p>38</text:p>
          </table:table-cell>
          <table:table-cell table:formula="of:=LEFT([.D207])" office:value-type="string" office:string-value="3" calcext:value-type="string">
            <text:p>3</text:p>
          </table:table-cell>
          <table:table-cell table:formula="of:=MOD([.E20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42249539" calcext:value-type="float">
            <text:p>95042249539</text:p>
          </table:table-cell>
          <table:table-cell office:value-type="string" calcext:value-type="string">
            <text:p>KUBICKI</text:p>
          </table:table-cell>
          <table:table-cell office:value-type="string" calcext:value-type="string">
            <text:p>MICHAL</text:p>
          </table:table-cell>
          <table:table-cell table:formula="of:=RIGHT([.A208];2)" office:value-type="string" office:string-value="39" calcext:value-type="string">
            <text:p>39</text:p>
          </table:table-cell>
          <table:table-cell table:formula="of:=LEFT([.D208])" office:value-type="string" office:string-value="3" calcext:value-type="string">
            <text:p>3</text:p>
          </table:table-cell>
          <table:table-cell table:formula="of:=MOD([.E208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42653121" calcext:value-type="float">
            <text:p>95042653121</text:p>
          </table:table-cell>
          <table:table-cell office:value-type="string" calcext:value-type="string">
            <text:p>CISOW</text:p>
          </table:table-cell>
          <table:table-cell office:value-type="string" calcext:value-type="string">
            <text:p>EWA</text:p>
          </table:table-cell>
          <table:table-cell table:formula="of:=RIGHT([.A209];2)" office:value-type="string" office:string-value="21" calcext:value-type="string">
            <text:p>21</text:p>
          </table:table-cell>
          <table:table-cell table:formula="of:=LEFT([.D209])" office:value-type="string" office:string-value="2" calcext:value-type="string">
            <text:p>2</text:p>
          </table:table-cell>
          <table:table-cell table:formula="of:=MOD([.E209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50162572" calcext:value-type="float">
            <text:p>95050162572</text:p>
          </table:table-cell>
          <table:table-cell office:value-type="string" calcext:value-type="string">
            <text:p>ZAWISTOWSKI</text:p>
          </table:table-cell>
          <table:table-cell office:value-type="string" calcext:value-type="string">
            <text:p>ADAM</text:p>
          </table:table-cell>
          <table:table-cell table:formula="of:=RIGHT([.A210];2)" office:value-type="string" office:string-value="72" calcext:value-type="string">
            <text:p>72</text:p>
          </table:table-cell>
          <table:table-cell table:formula="of:=LEFT([.D210])" office:value-type="string" office:string-value="7" calcext:value-type="string">
            <text:p>7</text:p>
          </table:table-cell>
          <table:table-cell table:formula="of:=MOD([.E210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50294464" calcext:value-type="float">
            <text:p>95050294464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GNIESZKA</text:p>
          </table:table-cell>
          <table:table-cell table:formula="of:=RIGHT([.A211];2)" office:value-type="string" office:string-value="64" calcext:value-type="string">
            <text:p>64</text:p>
          </table:table-cell>
          <table:table-cell table:formula="of:=LEFT([.D211])" office:value-type="string" office:string-value="6" calcext:value-type="string">
            <text:p>6</text:p>
          </table:table-cell>
          <table:table-cell table:formula="of:=MOD([.E211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51277866" calcext:value-type="float">
            <text:p>95051277866</text:p>
          </table:table-cell>
          <table:table-cell office:value-type="string" calcext:value-type="string">
            <text:p>NIEZDAR</text:p>
          </table:table-cell>
          <table:table-cell office:value-type="string" calcext:value-type="string">
            <text:p>ANTONINA</text:p>
          </table:table-cell>
          <table:table-cell table:formula="of:=RIGHT([.A212];2)" office:value-type="string" office:string-value="66" calcext:value-type="string">
            <text:p>66</text:p>
          </table:table-cell>
          <table:table-cell table:formula="of:=LEFT([.D212])" office:value-type="string" office:string-value="6" calcext:value-type="string">
            <text:p>6</text:p>
          </table:table-cell>
          <table:table-cell table:formula="of:=MOD([.E212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51878845" calcext:value-type="float">
            <text:p>95051878845</text:p>
          </table:table-cell>
          <table:table-cell office:value-type="string" calcext:value-type="string">
            <text:p>CHMIELOWIEC</text:p>
          </table:table-cell>
          <table:table-cell office:value-type="string" calcext:value-type="string">
            <text:p>WANDA</text:p>
          </table:table-cell>
          <table:table-cell table:formula="of:=RIGHT([.A213];2)" office:value-type="string" office:string-value="45" calcext:value-type="string">
            <text:p>45</text:p>
          </table:table-cell>
          <table:table-cell table:formula="of:=LEFT([.D213])" office:value-type="string" office:string-value="4" calcext:value-type="string">
            <text:p>4</text:p>
          </table:table-cell>
          <table:table-cell table:formula="of:=MOD([.E213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52836383" calcext:value-type="float">
            <text:p>95052836383</text:p>
          </table:table-cell>
          <table:table-cell office:value-type="string" calcext:value-type="string">
            <text:p>KOMINEK</text:p>
          </table:table-cell>
          <table:table-cell office:value-type="string" calcext:value-type="string">
            <text:p>ZOFIA</text:p>
          </table:table-cell>
          <table:table-cell table:formula="of:=RIGHT([.A214];2)" office:value-type="string" office:string-value="83" calcext:value-type="string">
            <text:p>83</text:p>
          </table:table-cell>
          <table:table-cell table:formula="of:=LEFT([.D214])" office:value-type="string" office:string-value="8" calcext:value-type="string">
            <text:p>8</text:p>
          </table:table-cell>
          <table:table-cell table:formula="of:=MOD([.E214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52939154" calcext:value-type="float">
            <text:p>95052939154</text:p>
          </table:table-cell>
          <table:table-cell office:value-type="string" calcext:value-type="string">
            <text:p>FABIAN</text:p>
          </table:table-cell>
          <table:table-cell office:value-type="string" calcext:value-type="string">
            <text:p>JANUSZ</text:p>
          </table:table-cell>
          <table:table-cell table:formula="of:=RIGHT([.A215];2)" office:value-type="string" office:string-value="54" calcext:value-type="string">
            <text:p>54</text:p>
          </table:table-cell>
          <table:table-cell table:formula="of:=LEFT([.D215])" office:value-type="string" office:string-value="5" calcext:value-type="string">
            <text:p>5</text:p>
          </table:table-cell>
          <table:table-cell table:formula="of:=MOD([.E21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53039198" calcext:value-type="float">
            <text:p>9505303919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BARTOSZ</text:p>
          </table:table-cell>
          <table:table-cell table:formula="of:=RIGHT([.A216];2)" office:value-type="string" office:string-value="98" calcext:value-type="string">
            <text:p>98</text:p>
          </table:table-cell>
          <table:table-cell table:formula="of:=LEFT([.D216])" office:value-type="string" office:string-value="9" calcext:value-type="string">
            <text:p>9</text:p>
          </table:table-cell>
          <table:table-cell table:formula="of:=MOD([.E21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60298582" calcext:value-type="float">
            <text:p>95060298582</text:p>
          </table:table-cell>
          <table:table-cell office:value-type="string" calcext:value-type="string">
            <text:p>KRASUSKA</text:p>
          </table:table-cell>
          <table:table-cell office:value-type="string" calcext:value-type="string">
            <text:p>ZANETA</text:p>
          </table:table-cell>
          <table:table-cell table:formula="of:=RIGHT([.A217];2)" office:value-type="string" office:string-value="82" calcext:value-type="string">
            <text:p>82</text:p>
          </table:table-cell>
          <table:table-cell table:formula="of:=LEFT([.D217])" office:value-type="string" office:string-value="8" calcext:value-type="string">
            <text:p>8</text:p>
          </table:table-cell>
          <table:table-cell table:formula="of:=MOD([.E217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61884197" calcext:value-type="float">
            <text:p>95061884197</text:p>
          </table:table-cell>
          <table:table-cell office:value-type="string" calcext:value-type="string">
            <text:p>PLODOWSKI</text:p>
          </table:table-cell>
          <table:table-cell office:value-type="string" calcext:value-type="string">
            <text:p>MARIUSZ</text:p>
          </table:table-cell>
          <table:table-cell table:formula="of:=RIGHT([.A218];2)" office:value-type="string" office:string-value="97" calcext:value-type="string">
            <text:p>97</text:p>
          </table:table-cell>
          <table:table-cell table:formula="of:=LEFT([.D218])" office:value-type="string" office:string-value="9" calcext:value-type="string">
            <text:p>9</text:p>
          </table:table-cell>
          <table:table-cell table:formula="of:=MOD([.E218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62252193" calcext:value-type="float">
            <text:p>95062252193</text:p>
          </table:table-cell>
          <table:table-cell office:value-type="string" calcext:value-type="string">
            <text:p>LANGOWSKI</text:p>
          </table:table-cell>
          <table:table-cell office:value-type="string" calcext:value-type="string">
            <text:p>KAMIL</text:p>
          </table:table-cell>
          <table:table-cell table:formula="of:=RIGHT([.A219];2)" office:value-type="string" office:string-value="93" calcext:value-type="string">
            <text:p>93</text:p>
          </table:table-cell>
          <table:table-cell table:formula="of:=LEFT([.D219])" office:value-type="string" office:string-value="9" calcext:value-type="string">
            <text:p>9</text:p>
          </table:table-cell>
          <table:table-cell table:formula="of:=MOD([.E219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62355629" calcext:value-type="float">
            <text:p>95062355629</text:p>
          </table:table-cell>
          <table:table-cell office:value-type="string" calcext:value-type="string">
            <text:p>OSOWIECKA</text:p>
          </table:table-cell>
          <table:table-cell office:value-type="string" calcext:value-type="string">
            <text:p>STANISLAWA</text:p>
          </table:table-cell>
          <table:table-cell table:formula="of:=RIGHT([.A220];2)" office:value-type="string" office:string-value="29" calcext:value-type="string">
            <text:p>29</text:p>
          </table:table-cell>
          <table:table-cell table:formula="of:=LEFT([.D220])" office:value-type="string" office:string-value="2" calcext:value-type="string">
            <text:p>2</text:p>
          </table:table-cell>
          <table:table-cell table:formula="of:=MOD([.E220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71044176" calcext:value-type="float">
            <text:p>95071044176</text:p>
          </table:table-cell>
          <table:table-cell office:value-type="string" calcext:value-type="string">
            <text:p>SZCZYPKA</text:p>
          </table:table-cell>
          <table:table-cell office:value-type="string" calcext:value-type="string">
            <text:p>SEBASTIAN</text:p>
          </table:table-cell>
          <table:table-cell table:formula="of:=RIGHT([.A221];2)" office:value-type="string" office:string-value="76" calcext:value-type="string">
            <text:p>76</text:p>
          </table:table-cell>
          <table:table-cell table:formula="of:=LEFT([.D221])" office:value-type="string" office:string-value="7" calcext:value-type="string">
            <text:p>7</text:p>
          </table:table-cell>
          <table:table-cell table:formula="of:=MOD([.E22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71489133" calcext:value-type="float">
            <text:p>95071489133</text:p>
          </table:table-cell>
          <table:table-cell office:value-type="string" calcext:value-type="string">
            <text:p>SKORKA</text:p>
          </table:table-cell>
          <table:table-cell office:value-type="string" calcext:value-type="string">
            <text:p>FILIP</text:p>
          </table:table-cell>
          <table:table-cell table:formula="of:=RIGHT([.A222];2)" office:value-type="string" office:string-value="33" calcext:value-type="string">
            <text:p>33</text:p>
          </table:table-cell>
          <table:table-cell table:formula="of:=LEFT([.D222])" office:value-type="string" office:string-value="3" calcext:value-type="string">
            <text:p>3</text:p>
          </table:table-cell>
          <table:table-cell table:formula="of:=MOD([.E222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71627434" calcext:value-type="float">
            <text:p>95071627434</text:p>
          </table:table-cell>
          <table:table-cell office:value-type="string" calcext:value-type="string">
            <text:p>SZUSTAK</text:p>
          </table:table-cell>
          <table:table-cell office:value-type="string" calcext:value-type="string">
            <text:p>ADAM</text:p>
          </table:table-cell>
          <table:table-cell table:formula="of:=RIGHT([.A223];2)" office:value-type="string" office:string-value="34" calcext:value-type="string">
            <text:p>34</text:p>
          </table:table-cell>
          <table:table-cell table:formula="of:=LEFT([.D223])" office:value-type="string" office:string-value="3" calcext:value-type="string">
            <text:p>3</text:p>
          </table:table-cell>
          <table:table-cell table:formula="of:=MOD([.E223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71674573" calcext:value-type="float">
            <text:p>95071674573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WOJCIECH</text:p>
          </table:table-cell>
          <table:table-cell table:formula="of:=RIGHT([.A224];2)" office:value-type="string" office:string-value="73" calcext:value-type="string">
            <text:p>73</text:p>
          </table:table-cell>
          <table:table-cell table:formula="of:=LEFT([.D224])" office:value-type="string" office:string-value="7" calcext:value-type="string">
            <text:p>7</text:p>
          </table:table-cell>
          <table:table-cell table:formula="of:=MOD([.E224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80318259" calcext:value-type="float">
            <text:p>95080318259</text:p>
          </table:table-cell>
          <table:table-cell office:value-type="string" calcext:value-type="string">
            <text:p>PIETRASZEWSKI</text:p>
          </table:table-cell>
          <table:table-cell office:value-type="string" calcext:value-type="string">
            <text:p>STEFAN</text:p>
          </table:table-cell>
          <table:table-cell table:formula="of:=RIGHT([.A225];2)" office:value-type="string" office:string-value="59" calcext:value-type="string">
            <text:p>59</text:p>
          </table:table-cell>
          <table:table-cell table:formula="of:=LEFT([.D225])" office:value-type="string" office:string-value="5" calcext:value-type="string">
            <text:p>5</text:p>
          </table:table-cell>
          <table:table-cell table:formula="of:=MOD([.E22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80577175" calcext:value-type="float">
            <text:p>95080577175</text:p>
          </table:table-cell>
          <table:table-cell office:value-type="string" calcext:value-type="string">
            <text:p>SERAFIN</text:p>
          </table:table-cell>
          <table:table-cell office:value-type="string" calcext:value-type="string">
            <text:p>KAROL</text:p>
          </table:table-cell>
          <table:table-cell table:formula="of:=RIGHT([.A226];2)" office:value-type="string" office:string-value="75" calcext:value-type="string">
            <text:p>75</text:p>
          </table:table-cell>
          <table:table-cell table:formula="of:=LEFT([.D226])" office:value-type="string" office:string-value="7" calcext:value-type="string">
            <text:p>7</text:p>
          </table:table-cell>
          <table:table-cell table:formula="of:=MOD([.E22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81712847" calcext:value-type="float">
            <text:p>95081712847</text:p>
          </table:table-cell>
          <table:table-cell office:value-type="string" calcext:value-type="string">
            <text:p>PLACEK</text:p>
          </table:table-cell>
          <table:table-cell office:value-type="string" calcext:value-type="string">
            <text:p>JOANNA</text:p>
          </table:table-cell>
          <table:table-cell table:formula="of:=RIGHT([.A227];2)" office:value-type="string" office:string-value="47" calcext:value-type="string">
            <text:p>47</text:p>
          </table:table-cell>
          <table:table-cell table:formula="of:=LEFT([.D227])" office:value-type="string" office:string-value="4" calcext:value-type="string">
            <text:p>4</text:p>
          </table:table-cell>
          <table:table-cell table:formula="of:=MOD([.E227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82916158" calcext:value-type="float">
            <text:p>95082916158</text:p>
          </table:table-cell>
          <table:table-cell office:value-type="string" calcext:value-type="string">
            <text:p>TERMIN</text:p>
          </table:table-cell>
          <table:table-cell office:value-type="string" calcext:value-type="string">
            <text:p>TOMASZ</text:p>
          </table:table-cell>
          <table:table-cell table:formula="of:=RIGHT([.A228];2)" office:value-type="string" office:string-value="58" calcext:value-type="string">
            <text:p>58</text:p>
          </table:table-cell>
          <table:table-cell table:formula="of:=LEFT([.D228])" office:value-type="string" office:string-value="5" calcext:value-type="string">
            <text:p>5</text:p>
          </table:table-cell>
          <table:table-cell table:formula="of:=MOD([.E228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90322493" calcext:value-type="float">
            <text:p>95090322493</text:p>
          </table:table-cell>
          <table:table-cell office:value-type="string" calcext:value-type="string">
            <text:p>SZYCHOWSKI</text:p>
          </table:table-cell>
          <table:table-cell office:value-type="string" calcext:value-type="string">
            <text:p>RADOSLAW</text:p>
          </table:table-cell>
          <table:table-cell table:formula="of:=RIGHT([.A229];2)" office:value-type="string" office:string-value="93" calcext:value-type="string">
            <text:p>93</text:p>
          </table:table-cell>
          <table:table-cell table:formula="of:=LEFT([.D229])" office:value-type="string" office:string-value="9" calcext:value-type="string">
            <text:p>9</text:p>
          </table:table-cell>
          <table:table-cell table:formula="of:=MOD([.E229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91292595" calcext:value-type="float">
            <text:p>95091292595</text:p>
          </table:table-cell>
          <table:table-cell office:value-type="string" calcext:value-type="string">
            <text:p>CHUDZINSKI</text:p>
          </table:table-cell>
          <table:table-cell office:value-type="string" calcext:value-type="string">
            <text:p>SLAWOMIR</text:p>
          </table:table-cell>
          <table:table-cell table:formula="of:=RIGHT([.A230];2)" office:value-type="string" office:string-value="95" calcext:value-type="string">
            <text:p>95</text:p>
          </table:table-cell>
          <table:table-cell table:formula="of:=LEFT([.D230])" office:value-type="string" office:string-value="9" calcext:value-type="string">
            <text:p>9</text:p>
          </table:table-cell>
          <table:table-cell table:formula="of:=MOD([.E230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91617358" calcext:value-type="float">
            <text:p>95091617358</text:p>
          </table:table-cell>
          <table:table-cell office:value-type="string" calcext:value-type="string">
            <text:p>ZEBALOWSKI</text:p>
          </table:table-cell>
          <table:table-cell office:value-type="string" calcext:value-type="string">
            <text:p>MATEUSZ</text:p>
          </table:table-cell>
          <table:table-cell table:formula="of:=RIGHT([.A231];2)" office:value-type="string" office:string-value="58" calcext:value-type="string">
            <text:p>58</text:p>
          </table:table-cell>
          <table:table-cell table:formula="of:=LEFT([.D231])" office:value-type="string" office:string-value="5" calcext:value-type="string">
            <text:p>5</text:p>
          </table:table-cell>
          <table:table-cell table:formula="of:=MOD([.E23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92124468" calcext:value-type="float">
            <text:p>95092124468</text:p>
          </table:table-cell>
          <table:table-cell office:value-type="string" calcext:value-type="string">
            <text:p>GREN</text:p>
          </table:table-cell>
          <table:table-cell office:value-type="string" calcext:value-type="string">
            <text:p>MONIKA</text:p>
          </table:table-cell>
          <table:table-cell table:formula="of:=RIGHT([.A232];2)" office:value-type="string" office:string-value="68" calcext:value-type="string">
            <text:p>68</text:p>
          </table:table-cell>
          <table:table-cell table:formula="of:=LEFT([.D232])" office:value-type="string" office:string-value="6" calcext:value-type="string">
            <text:p>6</text:p>
          </table:table-cell>
          <table:table-cell table:formula="of:=MOD([.E232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92172959" calcext:value-type="float">
            <text:p>95092172959</text:p>
          </table:table-cell>
          <table:table-cell office:value-type="string" calcext:value-type="string">
            <text:p>POPIEL</text:p>
          </table:table-cell>
          <table:table-cell office:value-type="string" calcext:value-type="string">
            <text:p>EUGENIUSZ</text:p>
          </table:table-cell>
          <table:table-cell table:formula="of:=RIGHT([.A233];2)" office:value-type="string" office:string-value="59" calcext:value-type="string">
            <text:p>59</text:p>
          </table:table-cell>
          <table:table-cell table:formula="of:=LEFT([.D233])" office:value-type="string" office:string-value="5" calcext:value-type="string">
            <text:p>5</text:p>
          </table:table-cell>
          <table:table-cell table:formula="of:=MOD([.E233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92264276" calcext:value-type="float">
            <text:p>95092264276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MATEUSZ</text:p>
          </table:table-cell>
          <table:table-cell table:formula="of:=RIGHT([.A234];2)" office:value-type="string" office:string-value="76" calcext:value-type="string">
            <text:p>76</text:p>
          </table:table-cell>
          <table:table-cell table:formula="of:=LEFT([.D234])" office:value-type="string" office:string-value="7" calcext:value-type="string">
            <text:p>7</text:p>
          </table:table-cell>
          <table:table-cell table:formula="of:=MOD([.E234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092628511" calcext:value-type="float">
            <text:p>95092628511</text:p>
          </table:table-cell>
          <table:table-cell office:value-type="string" calcext:value-type="string">
            <text:p>ZWIERZYNSKI</text:p>
          </table:table-cell>
          <table:table-cell office:value-type="string" calcext:value-type="string">
            <text:p>WOJCIECH</text:p>
          </table:table-cell>
          <table:table-cell table:formula="of:=RIGHT([.A235];2)" office:value-type="string" office:string-value="11" calcext:value-type="string">
            <text:p>11</text:p>
          </table:table-cell>
          <table:table-cell table:formula="of:=LEFT([.D235])" office:value-type="string" office:string-value="1" calcext:value-type="string">
            <text:p>1</text:p>
          </table:table-cell>
          <table:table-cell table:formula="of:=MOD([.E23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101084297" calcext:value-type="float">
            <text:p>95101084297</text:p>
          </table:table-cell>
          <table:table-cell office:value-type="string" calcext:value-type="string">
            <text:p>ORLIKOWSKI</text:p>
          </table:table-cell>
          <table:table-cell office:value-type="string" calcext:value-type="string">
            <text:p>IGOR</text:p>
          </table:table-cell>
          <table:table-cell table:formula="of:=RIGHT([.A236];2)" office:value-type="string" office:string-value="97" calcext:value-type="string">
            <text:p>97</text:p>
          </table:table-cell>
          <table:table-cell table:formula="of:=LEFT([.D236])" office:value-type="string" office:string-value="9" calcext:value-type="string">
            <text:p>9</text:p>
          </table:table-cell>
          <table:table-cell table:formula="of:=MOD([.E23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101667241" calcext:value-type="float">
            <text:p>95101667241</text:p>
          </table:table-cell>
          <table:table-cell office:value-type="string" calcext:value-type="string">
            <text:p>CHOLEWA</text:p>
          </table:table-cell>
          <table:table-cell office:value-type="string" calcext:value-type="string">
            <text:p>MAJA</text:p>
          </table:table-cell>
          <table:table-cell table:formula="of:=RIGHT([.A237];2)" office:value-type="string" office:string-value="41" calcext:value-type="string">
            <text:p>41</text:p>
          </table:table-cell>
          <table:table-cell table:formula="of:=LEFT([.D237])" office:value-type="string" office:string-value="4" calcext:value-type="string">
            <text:p>4</text:p>
          </table:table-cell>
          <table:table-cell table:formula="of:=MOD([.E237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03086594" calcext:value-type="float">
            <text:p>95103086594</text:p>
          </table:table-cell>
          <table:table-cell office:value-type="string" calcext:value-type="string">
            <text:p>KISIEL</text:p>
          </table:table-cell>
          <table:table-cell office:value-type="string" calcext:value-type="string">
            <text:p>PRZEMYSLAW</text:p>
          </table:table-cell>
          <table:table-cell table:formula="of:=RIGHT([.A238];2)" office:value-type="string" office:string-value="94" calcext:value-type="string">
            <text:p>94</text:p>
          </table:table-cell>
          <table:table-cell table:formula="of:=LEFT([.D238])" office:value-type="string" office:string-value="9" calcext:value-type="string">
            <text:p>9</text:p>
          </table:table-cell>
          <table:table-cell table:formula="of:=MOD([.E238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111035621" calcext:value-type="float">
            <text:p>95111035621</text:p>
          </table:table-cell>
          <table:table-cell office:value-type="string" calcext:value-type="string">
            <text:p>SZABAT</text:p>
          </table:table-cell>
          <table:table-cell office:value-type="string" calcext:value-type="string">
            <text:p>JANUSZ</text:p>
          </table:table-cell>
          <table:table-cell table:formula="of:=RIGHT([.A239];2)" office:value-type="string" office:string-value="21" calcext:value-type="string">
            <text:p>21</text:p>
          </table:table-cell>
          <table:table-cell table:formula="of:=LEFT([.D239])" office:value-type="string" office:string-value="2" calcext:value-type="string">
            <text:p>2</text:p>
          </table:table-cell>
          <table:table-cell table:formula="of:=MOD([.E239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11457382" calcext:value-type="float">
            <text:p>95111457382</text:p>
          </table:table-cell>
          <table:table-cell office:value-type="string" calcext:value-type="string">
            <text:p>MALKOWSKA</text:p>
          </table:table-cell>
          <table:table-cell office:value-type="string" calcext:value-type="string">
            <text:p>MAJA</text:p>
          </table:table-cell>
          <table:table-cell table:formula="of:=RIGHT([.A240];2)" office:value-type="string" office:string-value="82" calcext:value-type="string">
            <text:p>82</text:p>
          </table:table-cell>
          <table:table-cell table:formula="of:=LEFT([.D240])" office:value-type="string" office:string-value="8" calcext:value-type="string">
            <text:p>8</text:p>
          </table:table-cell>
          <table:table-cell table:formula="of:=MOD([.E240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11492877" calcext:value-type="float">
            <text:p>95111492877</text:p>
          </table:table-cell>
          <table:table-cell office:value-type="string" calcext:value-type="string">
            <text:p>BODNAR</text:p>
          </table:table-cell>
          <table:table-cell office:value-type="string" calcext:value-type="string">
            <text:p>WOJCIECH</text:p>
          </table:table-cell>
          <table:table-cell table:formula="of:=RIGHT([.A241];2)" office:value-type="string" office:string-value="77" calcext:value-type="string">
            <text:p>77</text:p>
          </table:table-cell>
          <table:table-cell table:formula="of:=LEFT([.D241])" office:value-type="string" office:string-value="7" calcext:value-type="string">
            <text:p>7</text:p>
          </table:table-cell>
          <table:table-cell table:formula="of:=MOD([.E24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111824241" calcext:value-type="float">
            <text:p>95111824241</text:p>
          </table:table-cell>
          <table:table-cell office:value-type="string" calcext:value-type="string">
            <text:p>TARKOWSKA</text:p>
          </table:table-cell>
          <table:table-cell office:value-type="string" calcext:value-type="string">
            <text:p>MARTYNA</text:p>
          </table:table-cell>
          <table:table-cell table:formula="of:=RIGHT([.A242];2)" office:value-type="string" office:string-value="41" calcext:value-type="string">
            <text:p>41</text:p>
          </table:table-cell>
          <table:table-cell table:formula="of:=LEFT([.D242])" office:value-type="string" office:string-value="4" calcext:value-type="string">
            <text:p>4</text:p>
          </table:table-cell>
          <table:table-cell table:formula="of:=MOD([.E242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12489689" calcext:value-type="float">
            <text:p>95112489689</text:p>
          </table:table-cell>
          <table:table-cell office:value-type="string" calcext:value-type="string">
            <text:p>KORCZ</text:p>
          </table:table-cell>
          <table:table-cell office:value-type="string" calcext:value-type="string">
            <text:p>NADIA</text:p>
          </table:table-cell>
          <table:table-cell table:formula="of:=RIGHT([.A243];2)" office:value-type="string" office:string-value="89" calcext:value-type="string">
            <text:p>89</text:p>
          </table:table-cell>
          <table:table-cell table:formula="of:=LEFT([.D243])" office:value-type="string" office:string-value="8" calcext:value-type="string">
            <text:p>8</text:p>
          </table:table-cell>
          <table:table-cell table:formula="of:=MOD([.E243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12894814" calcext:value-type="float">
            <text:p>95112894814</text:p>
          </table:table-cell>
          <table:table-cell office:value-type="string" calcext:value-type="string">
            <text:p>DOBRZYNSKI</text:p>
          </table:table-cell>
          <table:table-cell office:value-type="string" calcext:value-type="string">
            <text:p>STEFAN</text:p>
          </table:table-cell>
          <table:table-cell table:formula="of:=RIGHT([.A244];2)" office:value-type="string" office:string-value="14" calcext:value-type="string">
            <text:p>14</text:p>
          </table:table-cell>
          <table:table-cell table:formula="of:=LEFT([.D244])" office:value-type="string" office:string-value="1" calcext:value-type="string">
            <text:p>1</text:p>
          </table:table-cell>
          <table:table-cell table:formula="of:=MOD([.E244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120191648" calcext:value-type="float">
            <text:p>95120191648</text:p>
          </table:table-cell>
          <table:table-cell office:value-type="string" calcext:value-type="string">
            <text:p>WOJCICKA</text:p>
          </table:table-cell>
          <table:table-cell office:value-type="string" calcext:value-type="string">
            <text:p>MAGDALENA</text:p>
          </table:table-cell>
          <table:table-cell table:formula="of:=RIGHT([.A245];2)" office:value-type="string" office:string-value="48" calcext:value-type="string">
            <text:p>48</text:p>
          </table:table-cell>
          <table:table-cell table:formula="of:=LEFT([.D245])" office:value-type="string" office:string-value="4" calcext:value-type="string">
            <text:p>4</text:p>
          </table:table-cell>
          <table:table-cell table:formula="of:=MOD([.E245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20487536" calcext:value-type="float">
            <text:p>95120487536</text:p>
          </table:table-cell>
          <table:table-cell office:value-type="string" calcext:value-type="string">
            <text:p>PACZYNSKI</text:p>
          </table:table-cell>
          <table:table-cell office:value-type="string" calcext:value-type="string">
            <text:p>MIKOLAJ</text:p>
          </table:table-cell>
          <table:table-cell table:formula="of:=RIGHT([.A246];2)" office:value-type="string" office:string-value="36" calcext:value-type="string">
            <text:p>36</text:p>
          </table:table-cell>
          <table:table-cell table:formula="of:=LEFT([.D246])" office:value-type="string" office:string-value="3" calcext:value-type="string">
            <text:p>3</text:p>
          </table:table-cell>
          <table:table-cell table:formula="of:=MOD([.E24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120591417" calcext:value-type="float">
            <text:p>95120591417</text:p>
          </table:table-cell>
          <table:table-cell office:value-type="string" calcext:value-type="string">
            <text:p>LUKASIK</text:p>
          </table:table-cell>
          <table:table-cell office:value-type="string" calcext:value-type="string">
            <text:p>MARIUSZ</text:p>
          </table:table-cell>
          <table:table-cell table:formula="of:=RIGHT([.A247];2)" office:value-type="string" office:string-value="17" calcext:value-type="string">
            <text:p>17</text:p>
          </table:table-cell>
          <table:table-cell table:formula="of:=LEFT([.D247])" office:value-type="string" office:string-value="1" calcext:value-type="string">
            <text:p>1</text:p>
          </table:table-cell>
          <table:table-cell table:formula="of:=MOD([.E24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120745656" calcext:value-type="float">
            <text:p>95120745656</text:p>
          </table:table-cell>
          <table:table-cell office:value-type="string" calcext:value-type="string">
            <text:p>DUMA</text:p>
          </table:table-cell>
          <table:table-cell office:value-type="string" calcext:value-type="string">
            <text:p>ZBIGNIEW</text:p>
          </table:table-cell>
          <table:table-cell table:formula="of:=RIGHT([.A248];2)" office:value-type="string" office:string-value="56" calcext:value-type="string">
            <text:p>56</text:p>
          </table:table-cell>
          <table:table-cell table:formula="of:=LEFT([.D248])" office:value-type="string" office:string-value="5" calcext:value-type="string">
            <text:p>5</text:p>
          </table:table-cell>
          <table:table-cell table:formula="of:=MOD([.E248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122261156" calcext:value-type="float">
            <text:p>95122261156</text:p>
          </table:table-cell>
          <table:table-cell office:value-type="string" calcext:value-type="string">
            <text:p>LECHOWICZ</text:p>
          </table:table-cell>
          <table:table-cell office:value-type="string" calcext:value-type="string">
            <text:p>MARIUSZ</text:p>
          </table:table-cell>
          <table:table-cell table:formula="of:=RIGHT([.A249];2)" office:value-type="string" office:string-value="56" calcext:value-type="string">
            <text:p>56</text:p>
          </table:table-cell>
          <table:table-cell table:formula="of:=LEFT([.D249])" office:value-type="string" office:string-value="5" calcext:value-type="string">
            <text:p>5</text:p>
          </table:table-cell>
          <table:table-cell table:formula="of:=MOD([.E249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122344488" calcext:value-type="float">
            <text:p>95122344488</text:p>
          </table:table-cell>
          <table:table-cell office:value-type="string" calcext:value-type="string">
            <text:p>PLONSKA</text:p>
          </table:table-cell>
          <table:table-cell office:value-type="string" calcext:value-type="string">
            <text:p>MILENA</text:p>
          </table:table-cell>
          <table:table-cell table:formula="of:=RIGHT([.A250];2)" office:value-type="string" office:string-value="88" calcext:value-type="string">
            <text:p>88</text:p>
          </table:table-cell>
          <table:table-cell table:formula="of:=LEFT([.D250])" office:value-type="string" office:string-value="8" calcext:value-type="string">
            <text:p>8</text:p>
          </table:table-cell>
          <table:table-cell table:formula="of:=MOD([.E250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22598863" calcext:value-type="float">
            <text:p>95122598863</text:p>
          </table:table-cell>
          <table:table-cell office:value-type="string" calcext:value-type="string">
            <text:p>NIEZGODA</text:p>
          </table:table-cell>
          <table:table-cell office:value-type="string" calcext:value-type="string">
            <text:p>EMILIA</text:p>
          </table:table-cell>
          <table:table-cell table:formula="of:=RIGHT([.A251];2)" office:value-type="string" office:string-value="63" calcext:value-type="string">
            <text:p>63</text:p>
          </table:table-cell>
          <table:table-cell table:formula="of:=LEFT([.D251])" office:value-type="string" office:string-value="6" calcext:value-type="string">
            <text:p>6</text:p>
          </table:table-cell>
          <table:table-cell table:formula="of:=MOD([.E251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23151452" calcext:value-type="float">
            <text:p>95123151452</text:p>
          </table:table-cell>
          <table:table-cell office:value-type="string" calcext:value-type="string">
            <text:p>SZCZEPANSKI</text:p>
          </table:table-cell>
          <table:table-cell office:value-type="string" calcext:value-type="string">
            <text:p>LUKASZ</text:p>
          </table:table-cell>
          <table:table-cell table:formula="of:=RIGHT([.A252];2)" office:value-type="string" office:string-value="52" calcext:value-type="string">
            <text:p>52</text:p>
          </table:table-cell>
          <table:table-cell table:formula="of:=LEFT([.D252])" office:value-type="string" office:string-value="5" calcext:value-type="string">
            <text:p>5</text:p>
          </table:table-cell>
          <table:table-cell table:formula="of:=MOD([.E252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11223945" calcext:value-type="float">
            <text:p>96011223945</text:p>
          </table:table-cell>
          <table:table-cell office:value-type="string" calcext:value-type="string">
            <text:p>DUSZYNSKA</text:p>
          </table:table-cell>
          <table:table-cell office:value-type="string" calcext:value-type="string">
            <text:p>MARTYNA</text:p>
          </table:table-cell>
          <table:table-cell table:formula="of:=RIGHT([.A253];2)" office:value-type="string" office:string-value="45" calcext:value-type="string">
            <text:p>45</text:p>
          </table:table-cell>
          <table:table-cell table:formula="of:=LEFT([.D253])" office:value-type="string" office:string-value="4" calcext:value-type="string">
            <text:p>4</text:p>
          </table:table-cell>
          <table:table-cell table:formula="of:=MOD([.E253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11338285" calcext:value-type="float">
            <text:p>96011338285</text:p>
          </table:table-cell>
          <table:table-cell office:value-type="string" calcext:value-type="string">
            <text:p>ZIENTEK</text:p>
          </table:table-cell>
          <table:table-cell office:value-type="string" calcext:value-type="string">
            <text:p>BOGUSLAWA</text:p>
          </table:table-cell>
          <table:table-cell table:formula="of:=RIGHT([.A254];2)" office:value-type="string" office:string-value="85" calcext:value-type="string">
            <text:p>85</text:p>
          </table:table-cell>
          <table:table-cell table:formula="of:=LEFT([.D254])" office:value-type="string" office:string-value="8" calcext:value-type="string">
            <text:p>8</text:p>
          </table:table-cell>
          <table:table-cell table:formula="of:=MOD([.E254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11788721" calcext:value-type="float">
            <text:p>96011788721</text:p>
          </table:table-cell>
          <table:table-cell office:value-type="string" calcext:value-type="string">
            <text:p>BUCZAK</text:p>
          </table:table-cell>
          <table:table-cell office:value-type="string" calcext:value-type="string">
            <text:p>BARBARA</text:p>
          </table:table-cell>
          <table:table-cell table:formula="of:=RIGHT([.A255];2)" office:value-type="string" office:string-value="21" calcext:value-type="string">
            <text:p>21</text:p>
          </table:table-cell>
          <table:table-cell table:formula="of:=LEFT([.D255])" office:value-type="string" office:string-value="2" calcext:value-type="string">
            <text:p>2</text:p>
          </table:table-cell>
          <table:table-cell table:formula="of:=MOD([.E255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12247623" calcext:value-type="float">
            <text:p>96012247623</text:p>
          </table:table-cell>
          <table:table-cell office:value-type="string" calcext:value-type="string">
            <text:p>JAWORSKA</text:p>
          </table:table-cell>
          <table:table-cell office:value-type="string" calcext:value-type="string">
            <text:p>HANNA</text:p>
          </table:table-cell>
          <table:table-cell table:formula="of:=RIGHT([.A256];2)" office:value-type="string" office:string-value="23" calcext:value-type="string">
            <text:p>23</text:p>
          </table:table-cell>
          <table:table-cell table:formula="of:=LEFT([.D256])" office:value-type="string" office:string-value="2" calcext:value-type="string">
            <text:p>2</text:p>
          </table:table-cell>
          <table:table-cell table:formula="of:=MOD([.E256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21765853" calcext:value-type="float">
            <text:p>96021765853</text:p>
          </table:table-cell>
          <table:table-cell office:value-type="string" calcext:value-type="string">
            <text:p>BRYS</text:p>
          </table:table-cell>
          <table:table-cell office:value-type="string" calcext:value-type="string">
            <text:p>MICHAL</text:p>
          </table:table-cell>
          <table:table-cell table:formula="of:=RIGHT([.A257];2)" office:value-type="string" office:string-value="53" calcext:value-type="string">
            <text:p>53</text:p>
          </table:table-cell>
          <table:table-cell table:formula="of:=LEFT([.D257])" office:value-type="string" office:string-value="5" calcext:value-type="string">
            <text:p>5</text:p>
          </table:table-cell>
          <table:table-cell table:formula="of:=MOD([.E25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22049899" calcext:value-type="float">
            <text:p>96022049899</text:p>
          </table:table-cell>
          <table:table-cell office:value-type="string" calcext:value-type="string">
            <text:p>MORAWIN</text:p>
          </table:table-cell>
          <table:table-cell office:value-type="string" calcext:value-type="string">
            <text:p>JACEK</text:p>
          </table:table-cell>
          <table:table-cell table:formula="of:=RIGHT([.A258];2)" office:value-type="string" office:string-value="99" calcext:value-type="string">
            <text:p>99</text:p>
          </table:table-cell>
          <table:table-cell table:formula="of:=LEFT([.D258])" office:value-type="string" office:string-value="9" calcext:value-type="string">
            <text:p>9</text:p>
          </table:table-cell>
          <table:table-cell table:formula="of:=MOD([.E258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22327144" calcext:value-type="float">
            <text:p>96022327144</text:p>
          </table:table-cell>
          <table:table-cell office:value-type="string" calcext:value-type="string">
            <text:p>JANOTA</text:p>
          </table:table-cell>
          <table:table-cell office:value-type="string" calcext:value-type="string">
            <text:p>MALGORZATA</text:p>
          </table:table-cell>
          <table:table-cell table:formula="of:=RIGHT([.A259];2)" office:value-type="string" office:string-value="44" calcext:value-type="string">
            <text:p>44</text:p>
          </table:table-cell>
          <table:table-cell table:formula="of:=LEFT([.D259])" office:value-type="string" office:string-value="4" calcext:value-type="string">
            <text:p>4</text:p>
          </table:table-cell>
          <table:table-cell table:formula="of:=MOD([.E259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30997362" calcext:value-type="float">
            <text:p>96030997362</text:p>
          </table:table-cell>
          <table:table-cell office:value-type="string" calcext:value-type="string">
            <text:p>CZARNIECKA</text:p>
          </table:table-cell>
          <table:table-cell office:value-type="string" calcext:value-type="string">
            <text:p>URSZULA</text:p>
          </table:table-cell>
          <table:table-cell table:formula="of:=RIGHT([.A260];2)" office:value-type="string" office:string-value="62" calcext:value-type="string">
            <text:p>62</text:p>
          </table:table-cell>
          <table:table-cell table:formula="of:=LEFT([.D260])" office:value-type="string" office:string-value="6" calcext:value-type="string">
            <text:p>6</text:p>
          </table:table-cell>
          <table:table-cell table:formula="of:=MOD([.E260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31551327" calcext:value-type="float">
            <text:p>96031551327</text:p>
          </table:table-cell>
          <table:table-cell office:value-type="string" calcext:value-type="string">
            <text:p>ROZBICKA</text:p>
          </table:table-cell>
          <table:table-cell office:value-type="string" calcext:value-type="string">
            <text:p>PAULA</text:p>
          </table:table-cell>
          <table:table-cell table:formula="of:=RIGHT([.A261];2)" office:value-type="string" office:string-value="27" calcext:value-type="string">
            <text:p>27</text:p>
          </table:table-cell>
          <table:table-cell table:formula="of:=LEFT([.D261])" office:value-type="string" office:string-value="2" calcext:value-type="string">
            <text:p>2</text:p>
          </table:table-cell>
          <table:table-cell table:formula="of:=MOD([.E261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32039774" calcext:value-type="float">
            <text:p>96032039774</text:p>
          </table:table-cell>
          <table:table-cell office:value-type="string" calcext:value-type="string">
            <text:p>SIECZKOWSKI</text:p>
          </table:table-cell>
          <table:table-cell office:value-type="string" calcext:value-type="string">
            <text:p>MACIEJ</text:p>
          </table:table-cell>
          <table:table-cell table:formula="of:=RIGHT([.A262];2)" office:value-type="string" office:string-value="74" calcext:value-type="string">
            <text:p>74</text:p>
          </table:table-cell>
          <table:table-cell table:formula="of:=LEFT([.D262])" office:value-type="string" office:string-value="7" calcext:value-type="string">
            <text:p>7</text:p>
          </table:table-cell>
          <table:table-cell table:formula="of:=MOD([.E262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32965482" calcext:value-type="float">
            <text:p>96032965482</text:p>
          </table:table-cell>
          <table:table-cell office:value-type="string" calcext:value-type="string">
            <text:p>SIELSKA</text:p>
          </table:table-cell>
          <table:table-cell office:value-type="string" calcext:value-type="string">
            <text:p>GABRIELA</text:p>
          </table:table-cell>
          <table:table-cell table:formula="of:=RIGHT([.A263];2)" office:value-type="string" office:string-value="82" calcext:value-type="string">
            <text:p>82</text:p>
          </table:table-cell>
          <table:table-cell table:formula="of:=LEFT([.D263])" office:value-type="string" office:string-value="8" calcext:value-type="string">
            <text:p>8</text:p>
          </table:table-cell>
          <table:table-cell table:formula="of:=MOD([.E263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40333314" calcext:value-type="float">
            <text:p>96040333314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CEK</text:p>
          </table:table-cell>
          <table:table-cell table:formula="of:=RIGHT([.A264];2)" office:value-type="string" office:string-value="14" calcext:value-type="string">
            <text:p>14</text:p>
          </table:table-cell>
          <table:table-cell table:formula="of:=LEFT([.D264])" office:value-type="string" office:string-value="1" calcext:value-type="string">
            <text:p>1</text:p>
          </table:table-cell>
          <table:table-cell table:formula="of:=MOD([.E264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41586933" calcext:value-type="float">
            <text:p>96041586933</text:p>
          </table:table-cell>
          <table:table-cell office:value-type="string" calcext:value-type="string">
            <text:p>SKOLIMOWSKI</text:p>
          </table:table-cell>
          <table:table-cell office:value-type="string" calcext:value-type="string">
            <text:p>PRZEMYSLAW</text:p>
          </table:table-cell>
          <table:table-cell table:formula="of:=RIGHT([.A265];2)" office:value-type="string" office:string-value="33" calcext:value-type="string">
            <text:p>33</text:p>
          </table:table-cell>
          <table:table-cell table:formula="of:=LEFT([.D265])" office:value-type="string" office:string-value="3" calcext:value-type="string">
            <text:p>3</text:p>
          </table:table-cell>
          <table:table-cell table:formula="of:=MOD([.E26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41717944" calcext:value-type="float">
            <text:p>96041717944</text:p>
          </table:table-cell>
          <table:table-cell office:value-type="string" calcext:value-type="string">
            <text:p>SKRZYNIARZ</text:p>
          </table:table-cell>
          <table:table-cell office:value-type="string" calcext:value-type="string">
            <text:p>KRYSTYNA</text:p>
          </table:table-cell>
          <table:table-cell table:formula="of:=RIGHT([.A266];2)" office:value-type="string" office:string-value="44" calcext:value-type="string">
            <text:p>44</text:p>
          </table:table-cell>
          <table:table-cell table:formula="of:=LEFT([.D266])" office:value-type="string" office:string-value="4" calcext:value-type="string">
            <text:p>4</text:p>
          </table:table-cell>
          <table:table-cell table:formula="of:=MOD([.E266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42084485" calcext:value-type="float">
            <text:p>96042084485</text:p>
          </table:table-cell>
          <table:table-cell office:value-type="string" calcext:value-type="string">
            <text:p>WIECKOWSKA</text:p>
          </table:table-cell>
          <table:table-cell office:value-type="string" calcext:value-type="string">
            <text:p>PAULINA</text:p>
          </table:table-cell>
          <table:table-cell table:formula="of:=RIGHT([.A267];2)" office:value-type="string" office:string-value="85" calcext:value-type="string">
            <text:p>85</text:p>
          </table:table-cell>
          <table:table-cell table:formula="of:=LEFT([.D267])" office:value-type="string" office:string-value="8" calcext:value-type="string">
            <text:p>8</text:p>
          </table:table-cell>
          <table:table-cell table:formula="of:=MOD([.E267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42123681" calcext:value-type="float">
            <text:p>96042123681</text:p>
          </table:table-cell>
          <table:table-cell office:value-type="string" calcext:value-type="string">
            <text:p>PLUCIENNIK</text:p>
          </table:table-cell>
          <table:table-cell office:value-type="string" calcext:value-type="string">
            <text:p>ZOFIA</text:p>
          </table:table-cell>
          <table:table-cell table:formula="of:=RIGHT([.A268];2)" office:value-type="string" office:string-value="81" calcext:value-type="string">
            <text:p>81</text:p>
          </table:table-cell>
          <table:table-cell table:formula="of:=LEFT([.D268])" office:value-type="string" office:string-value="8" calcext:value-type="string">
            <text:p>8</text:p>
          </table:table-cell>
          <table:table-cell table:formula="of:=MOD([.E268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43095419" calcext:value-type="float">
            <text:p>96043095419</text:p>
          </table:table-cell>
          <table:table-cell office:value-type="string" calcext:value-type="string">
            <text:p>BARNAS</text:p>
          </table:table-cell>
          <table:table-cell office:value-type="string" calcext:value-type="string">
            <text:p>RAFAL</text:p>
          </table:table-cell>
          <table:table-cell table:formula="of:=RIGHT([.A269];2)" office:value-type="string" office:string-value="19" calcext:value-type="string">
            <text:p>19</text:p>
          </table:table-cell>
          <table:table-cell table:formula="of:=LEFT([.D269])" office:value-type="string" office:string-value="1" calcext:value-type="string">
            <text:p>1</text:p>
          </table:table-cell>
          <table:table-cell table:formula="of:=MOD([.E269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50286545" calcext:value-type="float">
            <text:p>96050286545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MAGDALENA</text:p>
          </table:table-cell>
          <table:table-cell table:formula="of:=RIGHT([.A270];2)" office:value-type="string" office:string-value="45" calcext:value-type="string">
            <text:p>45</text:p>
          </table:table-cell>
          <table:table-cell table:formula="of:=LEFT([.D270])" office:value-type="string" office:string-value="4" calcext:value-type="string">
            <text:p>4</text:p>
          </table:table-cell>
          <table:table-cell table:formula="of:=MOD([.E270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50379498" calcext:value-type="float">
            <text:p>96050379498</text:p>
          </table:table-cell>
          <table:table-cell office:value-type="string" calcext:value-type="string">
            <text:p>PODLEWSKI</text:p>
          </table:table-cell>
          <table:table-cell office:value-type="string" calcext:value-type="string">
            <text:p>MICHAL</text:p>
          </table:table-cell>
          <table:table-cell table:formula="of:=RIGHT([.A271];2)" office:value-type="string" office:string-value="98" calcext:value-type="string">
            <text:p>98</text:p>
          </table:table-cell>
          <table:table-cell table:formula="of:=LEFT([.D271])" office:value-type="string" office:string-value="9" calcext:value-type="string">
            <text:p>9</text:p>
          </table:table-cell>
          <table:table-cell table:formula="of:=MOD([.E27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50419725" calcext:value-type="float">
            <text:p>96050419725</text:p>
          </table:table-cell>
          <table:table-cell office:value-type="string" calcext:value-type="string">
            <text:p>CIUPAGA</text:p>
          </table:table-cell>
          <table:table-cell office:value-type="string" calcext:value-type="string">
            <text:p>BOGUSLAWA</text:p>
          </table:table-cell>
          <table:table-cell table:formula="of:=RIGHT([.A272];2)" office:value-type="string" office:string-value="25" calcext:value-type="string">
            <text:p>25</text:p>
          </table:table-cell>
          <table:table-cell table:formula="of:=LEFT([.D272])" office:value-type="string" office:string-value="2" calcext:value-type="string">
            <text:p>2</text:p>
          </table:table-cell>
          <table:table-cell table:formula="of:=MOD([.E272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50641553" calcext:value-type="float">
            <text:p>96050641553</text:p>
          </table:table-cell>
          <table:table-cell office:value-type="string" calcext:value-type="string">
            <text:p>SZAFRAN</text:p>
          </table:table-cell>
          <table:table-cell office:value-type="string" calcext:value-type="string">
            <text:p>PIOTR</text:p>
          </table:table-cell>
          <table:table-cell table:formula="of:=RIGHT([.A273];2)" office:value-type="string" office:string-value="53" calcext:value-type="string">
            <text:p>53</text:p>
          </table:table-cell>
          <table:table-cell table:formula="of:=LEFT([.D273])" office:value-type="string" office:string-value="5" calcext:value-type="string">
            <text:p>5</text:p>
          </table:table-cell>
          <table:table-cell table:formula="of:=MOD([.E273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51078792" calcext:value-type="float">
            <text:p>96051078792</text:p>
          </table:table-cell>
          <table:table-cell office:value-type="string" calcext:value-type="string">
            <text:p>FOLTYN</text:p>
          </table:table-cell>
          <table:table-cell office:value-type="string" calcext:value-type="string">
            <text:p>KLAUDIUSZ</text:p>
          </table:table-cell>
          <table:table-cell table:formula="of:=RIGHT([.A274];2)" office:value-type="string" office:string-value="92" calcext:value-type="string">
            <text:p>92</text:p>
          </table:table-cell>
          <table:table-cell table:formula="of:=LEFT([.D274])" office:value-type="string" office:string-value="9" calcext:value-type="string">
            <text:p>9</text:p>
          </table:table-cell>
          <table:table-cell table:formula="of:=MOD([.E274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51111367" calcext:value-type="float">
            <text:p>96051111367</text:p>
          </table:table-cell>
          <table:table-cell office:value-type="string" calcext:value-type="string">
            <text:p>KWASNIK</text:p>
          </table:table-cell>
          <table:table-cell office:value-type="string" calcext:value-type="string">
            <text:p>KRYSTYNA</text:p>
          </table:table-cell>
          <table:table-cell table:formula="of:=RIGHT([.A275];2)" office:value-type="string" office:string-value="67" calcext:value-type="string">
            <text:p>67</text:p>
          </table:table-cell>
          <table:table-cell table:formula="of:=LEFT([.D275])" office:value-type="string" office:string-value="6" calcext:value-type="string">
            <text:p>6</text:p>
          </table:table-cell>
          <table:table-cell table:formula="of:=MOD([.E275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51135916" calcext:value-type="float">
            <text:p>96051135916</text:p>
          </table:table-cell>
          <table:table-cell office:value-type="string" calcext:value-type="string">
            <text:p>SROKA</text:p>
          </table:table-cell>
          <table:table-cell office:value-type="string" calcext:value-type="string">
            <text:p>KRZYSZTOF</text:p>
          </table:table-cell>
          <table:table-cell table:formula="of:=RIGHT([.A276];2)" office:value-type="string" office:string-value="16" calcext:value-type="string">
            <text:p>16</text:p>
          </table:table-cell>
          <table:table-cell table:formula="of:=LEFT([.D276])" office:value-type="string" office:string-value="1" calcext:value-type="string">
            <text:p>1</text:p>
          </table:table-cell>
          <table:table-cell table:formula="of:=MOD([.E27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51572319" calcext:value-type="float">
            <text:p>96051572319</text:p>
          </table:table-cell>
          <table:table-cell office:value-type="string" calcext:value-type="string">
            <text:p>FRANCZYK</text:p>
          </table:table-cell>
          <table:table-cell office:value-type="string" calcext:value-type="string">
            <text:p>KRZYSZTOF</text:p>
          </table:table-cell>
          <table:table-cell table:formula="of:=RIGHT([.A277];2)" office:value-type="string" office:string-value="19" calcext:value-type="string">
            <text:p>19</text:p>
          </table:table-cell>
          <table:table-cell table:formula="of:=LEFT([.D277])" office:value-type="string" office:string-value="1" calcext:value-type="string">
            <text:p>1</text:p>
          </table:table-cell>
          <table:table-cell table:formula="of:=MOD([.E27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51865921" calcext:value-type="float">
            <text:p>96051865921</text:p>
          </table:table-cell>
          <table:table-cell office:value-type="string" calcext:value-type="string">
            <text:p>BOROWY</text:p>
          </table:table-cell>
          <table:table-cell office:value-type="string" calcext:value-type="string">
            <text:p>NIKOLA</text:p>
          </table:table-cell>
          <table:table-cell table:formula="of:=RIGHT([.A278];2)" office:value-type="string" office:string-value="21" calcext:value-type="string">
            <text:p>21</text:p>
          </table:table-cell>
          <table:table-cell table:formula="of:=LEFT([.D278])" office:value-type="string" office:string-value="2" calcext:value-type="string">
            <text:p>2</text:p>
          </table:table-cell>
          <table:table-cell table:formula="of:=MOD([.E278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52561949" calcext:value-type="float">
            <text:p>96052561949</text:p>
          </table:table-cell>
          <table:table-cell office:value-type="string" calcext:value-type="string">
            <text:p>GRZANKA</text:p>
          </table:table-cell>
          <table:table-cell office:value-type="string" calcext:value-type="string">
            <text:p>MAGDALENA</text:p>
          </table:table-cell>
          <table:table-cell table:formula="of:=RIGHT([.A279];2)" office:value-type="string" office:string-value="49" calcext:value-type="string">
            <text:p>49</text:p>
          </table:table-cell>
          <table:table-cell table:formula="of:=LEFT([.D279])" office:value-type="string" office:string-value="4" calcext:value-type="string">
            <text:p>4</text:p>
          </table:table-cell>
          <table:table-cell table:formula="of:=MOD([.E279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52982418" calcext:value-type="float">
            <text:p>96052982418</text:p>
          </table:table-cell>
          <table:table-cell office:value-type="string" calcext:value-type="string">
            <text:p>BISKUP</text:p>
          </table:table-cell>
          <table:table-cell office:value-type="string" calcext:value-type="string">
            <text:p>KLAUDIUSZ</text:p>
          </table:table-cell>
          <table:table-cell table:formula="of:=RIGHT([.A280];2)" office:value-type="string" office:string-value="18" calcext:value-type="string">
            <text:p>18</text:p>
          </table:table-cell>
          <table:table-cell table:formula="of:=LEFT([.D280])" office:value-type="string" office:string-value="1" calcext:value-type="string">
            <text:p>1</text:p>
          </table:table-cell>
          <table:table-cell table:formula="of:=MOD([.E280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60783968" calcext:value-type="float">
            <text:p>96060783968</text:p>
          </table:table-cell>
          <table:table-cell office:value-type="string" calcext:value-type="string">
            <text:p>SOWA</text:p>
          </table:table-cell>
          <table:table-cell office:value-type="string" calcext:value-type="string">
            <text:p>KAROLINA</text:p>
          </table:table-cell>
          <table:table-cell table:formula="of:=RIGHT([.A281];2)" office:value-type="string" office:string-value="68" calcext:value-type="string">
            <text:p>68</text:p>
          </table:table-cell>
          <table:table-cell table:formula="of:=LEFT([.D281])" office:value-type="string" office:string-value="6" calcext:value-type="string">
            <text:p>6</text:p>
          </table:table-cell>
          <table:table-cell table:formula="of:=MOD([.E281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61044486" calcext:value-type="float">
            <text:p>96061044486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KLAUDIA</text:p>
          </table:table-cell>
          <table:table-cell table:formula="of:=RIGHT([.A282];2)" office:value-type="string" office:string-value="86" calcext:value-type="string">
            <text:p>86</text:p>
          </table:table-cell>
          <table:table-cell table:formula="of:=LEFT([.D282])" office:value-type="string" office:string-value="8" calcext:value-type="string">
            <text:p>8</text:p>
          </table:table-cell>
          <table:table-cell table:formula="of:=MOD([.E282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61094795" calcext:value-type="float">
            <text:p>96061094795</text:p>
          </table:table-cell>
          <table:table-cell office:value-type="string" calcext:value-type="string">
            <text:p>MADEJA</text:p>
          </table:table-cell>
          <table:table-cell office:value-type="string" calcext:value-type="string">
            <text:p>MIROSLAW</text:p>
          </table:table-cell>
          <table:table-cell table:formula="of:=RIGHT([.A283];2)" office:value-type="string" office:string-value="95" calcext:value-type="string">
            <text:p>95</text:p>
          </table:table-cell>
          <table:table-cell table:formula="of:=LEFT([.D283])" office:value-type="string" office:string-value="9" calcext:value-type="string">
            <text:p>9</text:p>
          </table:table-cell>
          <table:table-cell table:formula="of:=MOD([.E283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61777722" calcext:value-type="float">
            <text:p>96061777722</text:p>
          </table:table-cell>
          <table:table-cell office:value-type="string" calcext:value-type="string">
            <text:p>SOLTYSIAK</text:p>
          </table:table-cell>
          <table:table-cell office:value-type="string" calcext:value-type="string">
            <text:p>LUCJA</text:p>
          </table:table-cell>
          <table:table-cell table:formula="of:=RIGHT([.A284];2)" office:value-type="string" office:string-value="22" calcext:value-type="string">
            <text:p>22</text:p>
          </table:table-cell>
          <table:table-cell table:formula="of:=LEFT([.D284])" office:value-type="string" office:string-value="2" calcext:value-type="string">
            <text:p>2</text:p>
          </table:table-cell>
          <table:table-cell table:formula="of:=MOD([.E284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62773598" calcext:value-type="float">
            <text:p>96062773598</text:p>
          </table:table-cell>
          <table:table-cell office:value-type="string" calcext:value-type="string">
            <text:p>PETRYKOWSKI</text:p>
          </table:table-cell>
          <table:table-cell office:value-type="string" calcext:value-type="string">
            <text:p>WOJCIECH</text:p>
          </table:table-cell>
          <table:table-cell table:formula="of:=RIGHT([.A285];2)" office:value-type="string" office:string-value="98" calcext:value-type="string">
            <text:p>98</text:p>
          </table:table-cell>
          <table:table-cell table:formula="of:=LEFT([.D285])" office:value-type="string" office:string-value="9" calcext:value-type="string">
            <text:p>9</text:p>
          </table:table-cell>
          <table:table-cell table:formula="of:=MOD([.E28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70166834" calcext:value-type="float">
            <text:p>96070166834</text:p>
          </table:table-cell>
          <table:table-cell office:value-type="string" calcext:value-type="string">
            <text:p>WESOLOWSKI</text:p>
          </table:table-cell>
          <table:table-cell office:value-type="string" calcext:value-type="string">
            <text:p>MATEUSZ</text:p>
          </table:table-cell>
          <table:table-cell table:formula="of:=RIGHT([.A286];2)" office:value-type="string" office:string-value="34" calcext:value-type="string">
            <text:p>34</text:p>
          </table:table-cell>
          <table:table-cell table:formula="of:=LEFT([.D286])" office:value-type="string" office:string-value="3" calcext:value-type="string">
            <text:p>3</text:p>
          </table:table-cell>
          <table:table-cell table:formula="of:=MOD([.E28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70825977" calcext:value-type="float">
            <text:p>96070825977</text:p>
          </table:table-cell>
          <table:table-cell office:value-type="string" calcext:value-type="string">
            <text:p>FURMANIAK</text:p>
          </table:table-cell>
          <table:table-cell office:value-type="string" calcext:value-type="string">
            <text:p>WIKTORIA</text:p>
          </table:table-cell>
          <table:table-cell table:formula="of:=RIGHT([.A287];2)" office:value-type="string" office:string-value="77" calcext:value-type="string">
            <text:p>77</text:p>
          </table:table-cell>
          <table:table-cell table:formula="of:=LEFT([.D287])" office:value-type="string" office:string-value="7" calcext:value-type="string">
            <text:p>7</text:p>
          </table:table-cell>
          <table:table-cell table:formula="of:=MOD([.E28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72293545" calcext:value-type="float">
            <text:p>96072293545</text:p>
          </table:table-cell>
          <table:table-cell office:value-type="string" calcext:value-type="string">
            <text:p>SPIEWAK</text:p>
          </table:table-cell>
          <table:table-cell office:value-type="string" calcext:value-type="string">
            <text:p>GABRIELA</text:p>
          </table:table-cell>
          <table:table-cell table:formula="of:=RIGHT([.A288];2)" office:value-type="string" office:string-value="45" calcext:value-type="string">
            <text:p>45</text:p>
          </table:table-cell>
          <table:table-cell table:formula="of:=LEFT([.D288])" office:value-type="string" office:string-value="4" calcext:value-type="string">
            <text:p>4</text:p>
          </table:table-cell>
          <table:table-cell table:formula="of:=MOD([.E288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80514843" calcext:value-type="float">
            <text:p>96080514843</text:p>
          </table:table-cell>
          <table:table-cell office:value-type="string" calcext:value-type="string">
            <text:p>ANDRUSZKIEWICZ</text:p>
          </table:table-cell>
          <table:table-cell office:value-type="string" calcext:value-type="string">
            <text:p>KLAUDIA</text:p>
          </table:table-cell>
          <table:table-cell table:formula="of:=RIGHT([.A289];2)" office:value-type="string" office:string-value="43" calcext:value-type="string">
            <text:p>43</text:p>
          </table:table-cell>
          <table:table-cell table:formula="of:=LEFT([.D289])" office:value-type="string" office:string-value="4" calcext:value-type="string">
            <text:p>4</text:p>
          </table:table-cell>
          <table:table-cell table:formula="of:=MOD([.E289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81092979" calcext:value-type="float">
            <text:p>96081092979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GRZEGORZ</text:p>
          </table:table-cell>
          <table:table-cell table:formula="of:=RIGHT([.A290];2)" office:value-type="string" office:string-value="79" calcext:value-type="string">
            <text:p>79</text:p>
          </table:table-cell>
          <table:table-cell table:formula="of:=LEFT([.D290])" office:value-type="string" office:string-value="7" calcext:value-type="string">
            <text:p>7</text:p>
          </table:table-cell>
          <table:table-cell table:formula="of:=MOD([.E290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81684932" calcext:value-type="float">
            <text:p>96081684932</text:p>
          </table:table-cell>
          <table:table-cell office:value-type="string" calcext:value-type="string">
            <text:p>STRUZIK</text:p>
          </table:table-cell>
          <table:table-cell office:value-type="string" calcext:value-type="string">
            <text:p>WOJCIECH</text:p>
          </table:table-cell>
          <table:table-cell table:formula="of:=RIGHT([.A291];2)" office:value-type="string" office:string-value="32" calcext:value-type="string">
            <text:p>32</text:p>
          </table:table-cell>
          <table:table-cell table:formula="of:=LEFT([.D291])" office:value-type="string" office:string-value="3" calcext:value-type="string">
            <text:p>3</text:p>
          </table:table-cell>
          <table:table-cell table:formula="of:=MOD([.E29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81771827" calcext:value-type="float">
            <text:p>96081771827</text:p>
          </table:table-cell>
          <table:table-cell office:value-type="string" calcext:value-type="string">
            <text:p>LISZAJ</text:p>
          </table:table-cell>
          <table:table-cell office:value-type="string" calcext:value-type="string">
            <text:p>MARIANNA</text:p>
          </table:table-cell>
          <table:table-cell table:formula="of:=RIGHT([.A292];2)" office:value-type="string" office:string-value="27" calcext:value-type="string">
            <text:p>27</text:p>
          </table:table-cell>
          <table:table-cell table:formula="of:=LEFT([.D292])" office:value-type="string" office:string-value="2" calcext:value-type="string">
            <text:p>2</text:p>
          </table:table-cell>
          <table:table-cell table:formula="of:=MOD([.E292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81928342" calcext:value-type="float">
            <text:p>96081928342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EWA</text:p>
          </table:table-cell>
          <table:table-cell table:formula="of:=RIGHT([.A293];2)" office:value-type="string" office:string-value="42" calcext:value-type="string">
            <text:p>42</text:p>
          </table:table-cell>
          <table:table-cell table:formula="of:=LEFT([.D293])" office:value-type="string" office:string-value="4" calcext:value-type="string">
            <text:p>4</text:p>
          </table:table-cell>
          <table:table-cell table:formula="of:=MOD([.E293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82398784" calcext:value-type="float">
            <text:p>96082398784</text:p>
          </table:table-cell>
          <table:table-cell office:value-type="string" calcext:value-type="string">
            <text:p>ZDANOWICZ</text:p>
          </table:table-cell>
          <table:table-cell office:value-type="string" calcext:value-type="string">
            <text:p>EDYTA</text:p>
          </table:table-cell>
          <table:table-cell table:formula="of:=RIGHT([.A294];2)" office:value-type="string" office:string-value="84" calcext:value-type="string">
            <text:p>84</text:p>
          </table:table-cell>
          <table:table-cell table:formula="of:=LEFT([.D294])" office:value-type="string" office:string-value="8" calcext:value-type="string">
            <text:p>8</text:p>
          </table:table-cell>
          <table:table-cell table:formula="of:=MOD([.E294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82593622" calcext:value-type="float">
            <text:p>96082593622</text:p>
          </table:table-cell>
          <table:table-cell office:value-type="string" calcext:value-type="string">
            <text:p>KAROLCZAK</text:p>
          </table:table-cell>
          <table:table-cell office:value-type="string" calcext:value-type="string">
            <text:p>MILENA</text:p>
          </table:table-cell>
          <table:table-cell table:formula="of:=RIGHT([.A295];2)" office:value-type="string" office:string-value="22" calcext:value-type="string">
            <text:p>22</text:p>
          </table:table-cell>
          <table:table-cell table:formula="of:=LEFT([.D295])" office:value-type="string" office:string-value="2" calcext:value-type="string">
            <text:p>2</text:p>
          </table:table-cell>
          <table:table-cell table:formula="of:=MOD([.E295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90264886" calcext:value-type="float">
            <text:p>96090264886</text:p>
          </table:table-cell>
          <table:table-cell office:value-type="string" calcext:value-type="string">
            <text:p>ROGOWSKA</text:p>
          </table:table-cell>
          <table:table-cell office:value-type="string" calcext:value-type="string">
            <text:p>MALGORZATA</text:p>
          </table:table-cell>
          <table:table-cell table:formula="of:=RIGHT([.A296];2)" office:value-type="string" office:string-value="86" calcext:value-type="string">
            <text:p>86</text:p>
          </table:table-cell>
          <table:table-cell table:formula="of:=LEFT([.D296])" office:value-type="string" office:string-value="8" calcext:value-type="string">
            <text:p>8</text:p>
          </table:table-cell>
          <table:table-cell table:formula="of:=MOD([.E296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90634229" calcext:value-type="float">
            <text:p>96090634229</text:p>
          </table:table-cell>
          <table:table-cell office:value-type="string" calcext:value-type="string">
            <text:p>WOJDAK</text:p>
          </table:table-cell>
          <table:table-cell office:value-type="string" calcext:value-type="string">
            <text:p>MALGORZATA</text:p>
          </table:table-cell>
          <table:table-cell table:formula="of:=RIGHT([.A297];2)" office:value-type="string" office:string-value="29" calcext:value-type="string">
            <text:p>29</text:p>
          </table:table-cell>
          <table:table-cell table:formula="of:=LEFT([.D297])" office:value-type="string" office:string-value="2" calcext:value-type="string">
            <text:p>2</text:p>
          </table:table-cell>
          <table:table-cell table:formula="of:=MOD([.E297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90866484" calcext:value-type="float">
            <text:p>96090866484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MALGORZATA</text:p>
          </table:table-cell>
          <table:table-cell table:formula="of:=RIGHT([.A298];2)" office:value-type="string" office:string-value="84" calcext:value-type="string">
            <text:p>84</text:p>
          </table:table-cell>
          <table:table-cell table:formula="of:=LEFT([.D298])" office:value-type="string" office:string-value="8" calcext:value-type="string">
            <text:p>8</text:p>
          </table:table-cell>
          <table:table-cell table:formula="of:=MOD([.E298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90923899" calcext:value-type="float">
            <text:p>96090923899</text:p>
          </table:table-cell>
          <table:table-cell office:value-type="string" calcext:value-type="string">
            <text:p>SWIDERSKI</text:p>
          </table:table-cell>
          <table:table-cell office:value-type="string" calcext:value-type="string">
            <text:p>MACIEJ</text:p>
          </table:table-cell>
          <table:table-cell table:formula="of:=RIGHT([.A299];2)" office:value-type="string" office:string-value="99" calcext:value-type="string">
            <text:p>99</text:p>
          </table:table-cell>
          <table:table-cell table:formula="of:=LEFT([.D299])" office:value-type="string" office:string-value="9" calcext:value-type="string">
            <text:p>9</text:p>
          </table:table-cell>
          <table:table-cell table:formula="of:=MOD([.E299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91269286" calcext:value-type="float">
            <text:p>96091269286</text:p>
          </table:table-cell>
          <table:table-cell office:value-type="string" calcext:value-type="string">
            <text:p>KURPANIK</text:p>
          </table:table-cell>
          <table:table-cell office:value-type="string" calcext:value-type="string">
            <text:p>ZDZISLAWA</text:p>
          </table:table-cell>
          <table:table-cell table:formula="of:=RIGHT([.A300];2)" office:value-type="string" office:string-value="86" calcext:value-type="string">
            <text:p>86</text:p>
          </table:table-cell>
          <table:table-cell table:formula="of:=LEFT([.D300])" office:value-type="string" office:string-value="8" calcext:value-type="string">
            <text:p>8</text:p>
          </table:table-cell>
          <table:table-cell table:formula="of:=MOD([.E300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92278614" calcext:value-type="float">
            <text:p>96092278614</text:p>
          </table:table-cell>
          <table:table-cell office:value-type="string" calcext:value-type="string">
            <text:p>DYLAG</text:p>
          </table:table-cell>
          <table:table-cell office:value-type="string" calcext:value-type="string">
            <text:p>JACEK</text:p>
          </table:table-cell>
          <table:table-cell table:formula="of:=RIGHT([.A301];2)" office:value-type="string" office:string-value="14" calcext:value-type="string">
            <text:p>14</text:p>
          </table:table-cell>
          <table:table-cell table:formula="of:=LEFT([.D301])" office:value-type="string" office:string-value="1" calcext:value-type="string">
            <text:p>1</text:p>
          </table:table-cell>
          <table:table-cell table:formula="of:=MOD([.E30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092746489" calcext:value-type="float">
            <text:p>96092746489</text:p>
          </table:table-cell>
          <table:table-cell office:value-type="string" calcext:value-type="string">
            <text:p>SIUDA</text:p>
          </table:table-cell>
          <table:table-cell office:value-type="string" calcext:value-type="string">
            <text:p>ALICJA</text:p>
          </table:table-cell>
          <table:table-cell table:formula="of:=RIGHT([.A302];2)" office:value-type="string" office:string-value="89" calcext:value-type="string">
            <text:p>89</text:p>
          </table:table-cell>
          <table:table-cell table:formula="of:=LEFT([.D302])" office:value-type="string" office:string-value="8" calcext:value-type="string">
            <text:p>8</text:p>
          </table:table-cell>
          <table:table-cell table:formula="of:=MOD([.E302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92784458" calcext:value-type="float">
            <text:p>96092784458</text:p>
          </table:table-cell>
          <table:table-cell office:value-type="string" calcext:value-type="string">
            <text:p>KOPROWSKI</text:p>
          </table:table-cell>
          <table:table-cell office:value-type="string" calcext:value-type="string">
            <text:p>FILIP</text:p>
          </table:table-cell>
          <table:table-cell table:formula="of:=RIGHT([.A303];2)" office:value-type="string" office:string-value="58" calcext:value-type="string">
            <text:p>58</text:p>
          </table:table-cell>
          <table:table-cell table:formula="of:=LEFT([.D303])" office:value-type="string" office:string-value="5" calcext:value-type="string">
            <text:p>5</text:p>
          </table:table-cell>
          <table:table-cell table:formula="of:=MOD([.E303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102819712" calcext:value-type="float">
            <text:p>96102819712</text:p>
          </table:table-cell>
          <table:table-cell office:value-type="string" calcext:value-type="string">
            <text:p>MIELCZAREK</text:p>
          </table:table-cell>
          <table:table-cell office:value-type="string" calcext:value-type="string">
            <text:p>SEBASTIAN</text:p>
          </table:table-cell>
          <table:table-cell table:formula="of:=RIGHT([.A304];2)" office:value-type="string" office:string-value="12" calcext:value-type="string">
            <text:p>12</text:p>
          </table:table-cell>
          <table:table-cell table:formula="of:=LEFT([.D304])" office:value-type="string" office:string-value="1" calcext:value-type="string">
            <text:p>1</text:p>
          </table:table-cell>
          <table:table-cell table:formula="of:=MOD([.E304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110243976" calcext:value-type="float">
            <text:p>96110243976</text:p>
          </table:table-cell>
          <table:table-cell office:value-type="string" calcext:value-type="string">
            <text:p>GALENEK</text:p>
          </table:table-cell>
          <table:table-cell office:value-type="string" calcext:value-type="string">
            <text:p>ROBERT</text:p>
          </table:table-cell>
          <table:table-cell table:formula="of:=RIGHT([.A305];2)" office:value-type="string" office:string-value="76" calcext:value-type="string">
            <text:p>76</text:p>
          </table:table-cell>
          <table:table-cell table:formula="of:=LEFT([.D305])" office:value-type="string" office:string-value="7" calcext:value-type="string">
            <text:p>7</text:p>
          </table:table-cell>
          <table:table-cell table:formula="of:=MOD([.E30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110878613" calcext:value-type="float">
            <text:p>96110878613</text:p>
          </table:table-cell>
          <table:table-cell office:value-type="string" calcext:value-type="string">
            <text:p>DEMBEK</text:p>
          </table:table-cell>
          <table:table-cell office:value-type="string" calcext:value-type="string">
            <text:p>MACIEJ</text:p>
          </table:table-cell>
          <table:table-cell table:formula="of:=RIGHT([.A306];2)" office:value-type="string" office:string-value="13" calcext:value-type="string">
            <text:p>13</text:p>
          </table:table-cell>
          <table:table-cell table:formula="of:=LEFT([.D306])" office:value-type="string" office:string-value="1" calcext:value-type="string">
            <text:p>1</text:p>
          </table:table-cell>
          <table:table-cell table:formula="of:=MOD([.E30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111514855" calcext:value-type="float">
            <text:p>96111514855</text:p>
          </table:table-cell>
          <table:table-cell office:value-type="string" calcext:value-type="string">
            <text:p>PIECYK</text:p>
          </table:table-cell>
          <table:table-cell office:value-type="string" calcext:value-type="string">
            <text:p>MATEUSZ</text:p>
          </table:table-cell>
          <table:table-cell table:formula="of:=RIGHT([.A307];2)" office:value-type="string" office:string-value="55" calcext:value-type="string">
            <text:p>55</text:p>
          </table:table-cell>
          <table:table-cell table:formula="of:=LEFT([.D307])" office:value-type="string" office:string-value="5" calcext:value-type="string">
            <text:p>5</text:p>
          </table:table-cell>
          <table:table-cell table:formula="of:=MOD([.E30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111524476" calcext:value-type="float">
            <text:p>96111524476</text:p>
          </table:table-cell>
          <table:table-cell office:value-type="string" calcext:value-type="string">
            <text:p>GOCYLOWICZ</text:p>
          </table:table-cell>
          <table:table-cell office:value-type="string" calcext:value-type="string">
            <text:p>LUKASZ</text:p>
          </table:table-cell>
          <table:table-cell table:formula="of:=RIGHT([.A308];2)" office:value-type="string" office:string-value="76" calcext:value-type="string">
            <text:p>76</text:p>
          </table:table-cell>
          <table:table-cell table:formula="of:=LEFT([.D308])" office:value-type="string" office:string-value="7" calcext:value-type="string">
            <text:p>7</text:p>
          </table:table-cell>
          <table:table-cell table:formula="of:=MOD([.E308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111917733" calcext:value-type="float">
            <text:p>96111917733</text:p>
          </table:table-cell>
          <table:table-cell office:value-type="string" calcext:value-type="string">
            <text:p>STACHANCZYK</text:p>
          </table:table-cell>
          <table:table-cell office:value-type="string" calcext:value-type="string">
            <text:p>RADOSLAW</text:p>
          </table:table-cell>
          <table:table-cell table:formula="of:=RIGHT([.A309];2)" office:value-type="string" office:string-value="33" calcext:value-type="string">
            <text:p>33</text:p>
          </table:table-cell>
          <table:table-cell table:formula="of:=LEFT([.D309])" office:value-type="string" office:string-value="3" calcext:value-type="string">
            <text:p>3</text:p>
          </table:table-cell>
          <table:table-cell table:formula="of:=MOD([.E309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112171271" calcext:value-type="float">
            <text:p>96112171271</text:p>
          </table:table-cell>
          <table:table-cell office:value-type="string" calcext:value-type="string">
            <text:p>FILIPCZUK</text:p>
          </table:table-cell>
          <table:table-cell office:value-type="string" calcext:value-type="string">
            <text:p>JACEK</text:p>
          </table:table-cell>
          <table:table-cell table:formula="of:=RIGHT([.A310];2)" office:value-type="string" office:string-value="71" calcext:value-type="string">
            <text:p>71</text:p>
          </table:table-cell>
          <table:table-cell table:formula="of:=LEFT([.D310])" office:value-type="string" office:string-value="7" calcext:value-type="string">
            <text:p>7</text:p>
          </table:table-cell>
          <table:table-cell table:formula="of:=MOD([.E310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112275739" calcext:value-type="float">
            <text:p>96112275739</text:p>
          </table:table-cell>
          <table:table-cell office:value-type="string" calcext:value-type="string">
            <text:p>BAGIERSKI</text:p>
          </table:table-cell>
          <table:table-cell office:value-type="string" calcext:value-type="string">
            <text:p>WOJCIECH</text:p>
          </table:table-cell>
          <table:table-cell table:formula="of:=RIGHT([.A311];2)" office:value-type="string" office:string-value="39" calcext:value-type="string">
            <text:p>39</text:p>
          </table:table-cell>
          <table:table-cell table:formula="of:=LEFT([.D311])" office:value-type="string" office:string-value="3" calcext:value-type="string">
            <text:p>3</text:p>
          </table:table-cell>
          <table:table-cell table:formula="of:=MOD([.E311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112845442" calcext:value-type="float">
            <text:p>96112845442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MONIKA</text:p>
          </table:table-cell>
          <table:table-cell table:formula="of:=RIGHT([.A312];2)" office:value-type="string" office:string-value="42" calcext:value-type="string">
            <text:p>42</text:p>
          </table:table-cell>
          <table:table-cell table:formula="of:=LEFT([.D312])" office:value-type="string" office:string-value="4" calcext:value-type="string">
            <text:p>4</text:p>
          </table:table-cell>
          <table:table-cell table:formula="of:=MOD([.E312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20158756" calcext:value-type="float">
            <text:p>96120158756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JAKUB</text:p>
          </table:table-cell>
          <table:table-cell table:formula="of:=RIGHT([.A313];2)" office:value-type="string" office:string-value="56" calcext:value-type="string">
            <text:p>56</text:p>
          </table:table-cell>
          <table:table-cell table:formula="of:=LEFT([.D313])" office:value-type="string" office:string-value="5" calcext:value-type="string">
            <text:p>5</text:p>
          </table:table-cell>
          <table:table-cell table:formula="of:=MOD([.E313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120239628" calcext:value-type="float">
            <text:p>96120239628</text:p>
          </table:table-cell>
          <table:table-cell office:value-type="string" calcext:value-type="string">
            <text:p>SOLTYSIK</text:p>
          </table:table-cell>
          <table:table-cell office:value-type="string" calcext:value-type="string">
            <text:p>WANDA</text:p>
          </table:table-cell>
          <table:table-cell table:formula="of:=RIGHT([.A314];2)" office:value-type="string" office:string-value="28" calcext:value-type="string">
            <text:p>28</text:p>
          </table:table-cell>
          <table:table-cell table:formula="of:=LEFT([.D314])" office:value-type="string" office:string-value="2" calcext:value-type="string">
            <text:p>2</text:p>
          </table:table-cell>
          <table:table-cell table:formula="of:=MOD([.E314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21964255" calcext:value-type="float">
            <text:p>96121964255</text:p>
          </table:table-cell>
          <table:table-cell office:value-type="string" calcext:value-type="string">
            <text:p>PIECH</text:p>
          </table:table-cell>
          <table:table-cell office:value-type="string" calcext:value-type="string">
            <text:p>MATEUSZ</text:p>
          </table:table-cell>
          <table:table-cell table:formula="of:=RIGHT([.A315];2)" office:value-type="string" office:string-value="55" calcext:value-type="string">
            <text:p>55</text:p>
          </table:table-cell>
          <table:table-cell table:formula="of:=LEFT([.D315])" office:value-type="string" office:string-value="5" calcext:value-type="string">
            <text:p>5</text:p>
          </table:table-cell>
          <table:table-cell table:formula="of:=MOD([.E315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122014799" calcext:value-type="float">
            <text:p>96122014799</text:p>
          </table:table-cell>
          <table:table-cell office:value-type="string" calcext:value-type="string">
            <text:p>OSUSZEK</text:p>
          </table:table-cell>
          <table:table-cell office:value-type="string" calcext:value-type="string">
            <text:p>LUKASZ</text:p>
          </table:table-cell>
          <table:table-cell table:formula="of:=RIGHT([.A316];2)" office:value-type="string" office:string-value="99" calcext:value-type="string">
            <text:p>99</text:p>
          </table:table-cell>
          <table:table-cell table:formula="of:=LEFT([.D316])" office:value-type="string" office:string-value="9" calcext:value-type="string">
            <text:p>9</text:p>
          </table:table-cell>
          <table:table-cell table:formula="of:=MOD([.E31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122095251" calcext:value-type="float">
            <text:p>96122095251</text:p>
          </table:table-cell>
          <table:table-cell office:value-type="string" calcext:value-type="string">
            <text:p>ROMANOWICZ</text:p>
          </table:table-cell>
          <table:table-cell office:value-type="string" calcext:value-type="string">
            <text:p>MIROSLAW</text:p>
          </table:table-cell>
          <table:table-cell table:formula="of:=RIGHT([.A317];2)" office:value-type="string" office:string-value="51" calcext:value-type="string">
            <text:p>51</text:p>
          </table:table-cell>
          <table:table-cell table:formula="of:=LEFT([.D317])" office:value-type="string" office:string-value="5" calcext:value-type="string">
            <text:p>5</text:p>
          </table:table-cell>
          <table:table-cell table:formula="of:=MOD([.E31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122279451" calcext:value-type="float">
            <text:p>96122279451</text:p>
          </table:table-cell>
          <table:table-cell office:value-type="string" calcext:value-type="string">
            <text:p>MADEJSKI</text:p>
          </table:table-cell>
          <table:table-cell office:value-type="string" calcext:value-type="string">
            <text:p>MAREK</text:p>
          </table:table-cell>
          <table:table-cell table:formula="of:=RIGHT([.A318];2)" office:value-type="string" office:string-value="51" calcext:value-type="string">
            <text:p>51</text:p>
          </table:table-cell>
          <table:table-cell table:formula="of:=LEFT([.D318])" office:value-type="string" office:string-value="5" calcext:value-type="string">
            <text:p>5</text:p>
          </table:table-cell>
          <table:table-cell table:formula="of:=MOD([.E318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010159347" calcext:value-type="float">
            <text:p>97010159347</text:p>
          </table:table-cell>
          <table:table-cell office:value-type="string" calcext:value-type="string">
            <text:p>KARWECKA</text:p>
          </table:table-cell>
          <table:table-cell office:value-type="string" calcext:value-type="string">
            <text:p>MAGDALENA</text:p>
          </table:table-cell>
          <table:table-cell table:formula="of:=RIGHT([.A319];2)" office:value-type="string" office:string-value="47" calcext:value-type="string">
            <text:p>47</text:p>
          </table:table-cell>
          <table:table-cell table:formula="of:=LEFT([.D319])" office:value-type="string" office:string-value="4" calcext:value-type="string">
            <text:p>4</text:p>
          </table:table-cell>
          <table:table-cell table:formula="of:=MOD([.E319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10621727" calcext:value-type="float">
            <text:p>97010621727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EWELINA</text:p>
          </table:table-cell>
          <table:table-cell table:formula="of:=RIGHT([.A320];2)" office:value-type="string" office:string-value="27" calcext:value-type="string">
            <text:p>27</text:p>
          </table:table-cell>
          <table:table-cell table:formula="of:=LEFT([.D320])" office:value-type="string" office:string-value="2" calcext:value-type="string">
            <text:p>2</text:p>
          </table:table-cell>
          <table:table-cell table:formula="of:=MOD([.E320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10812385" calcext:value-type="float">
            <text:p>97010812385</text:p>
          </table:table-cell>
          <table:table-cell office:value-type="string" calcext:value-type="string">
            <text:p>KULKOWSKA</text:p>
          </table:table-cell>
          <table:table-cell office:value-type="string" calcext:value-type="string">
            <text:p>SONIA</text:p>
          </table:table-cell>
          <table:table-cell table:formula="of:=RIGHT([.A321];2)" office:value-type="string" office:string-value="85" calcext:value-type="string">
            <text:p>85</text:p>
          </table:table-cell>
          <table:table-cell table:formula="of:=LEFT([.D321])" office:value-type="string" office:string-value="8" calcext:value-type="string">
            <text:p>8</text:p>
          </table:table-cell>
          <table:table-cell table:formula="of:=MOD([.E321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10983179" calcext:value-type="float">
            <text:p>97010983179</text:p>
          </table:table-cell>
          <table:table-cell office:value-type="string" calcext:value-type="string">
            <text:p>PRUSAK</text:p>
          </table:table-cell>
          <table:table-cell office:value-type="string" calcext:value-type="string">
            <text:p>ALEKSANDER</text:p>
          </table:table-cell>
          <table:table-cell table:formula="of:=RIGHT([.A322];2)" office:value-type="string" office:string-value="79" calcext:value-type="string">
            <text:p>79</text:p>
          </table:table-cell>
          <table:table-cell table:formula="of:=LEFT([.D322])" office:value-type="string" office:string-value="7" calcext:value-type="string">
            <text:p>7</text:p>
          </table:table-cell>
          <table:table-cell table:formula="of:=MOD([.E322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011693781" calcext:value-type="float">
            <text:p>97011693781</text:p>
          </table:table-cell>
          <table:table-cell office:value-type="string" calcext:value-type="string">
            <text:p>GRELA</text:p>
          </table:table-cell>
          <table:table-cell office:value-type="string" calcext:value-type="string">
            <text:p>KLAUDIA</text:p>
          </table:table-cell>
          <table:table-cell table:formula="of:=RIGHT([.A323];2)" office:value-type="string" office:string-value="81" calcext:value-type="string">
            <text:p>81</text:p>
          </table:table-cell>
          <table:table-cell table:formula="of:=LEFT([.D323])" office:value-type="string" office:string-value="8" calcext:value-type="string">
            <text:p>8</text:p>
          </table:table-cell>
          <table:table-cell table:formula="of:=MOD([.E323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12853362" calcext:value-type="float">
            <text:p>97012853362</text:p>
          </table:table-cell>
          <table:table-cell office:value-type="string" calcext:value-type="string">
            <text:p>CIECIERSKA</text:p>
          </table:table-cell>
          <table:table-cell office:value-type="string" calcext:value-type="string">
            <text:p>KAROLINA</text:p>
          </table:table-cell>
          <table:table-cell table:formula="of:=RIGHT([.A324];2)" office:value-type="string" office:string-value="62" calcext:value-type="string">
            <text:p>62</text:p>
          </table:table-cell>
          <table:table-cell table:formula="of:=LEFT([.D324])" office:value-type="string" office:string-value="6" calcext:value-type="string">
            <text:p>6</text:p>
          </table:table-cell>
          <table:table-cell table:formula="of:=MOD([.E324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12894365" calcext:value-type="float">
            <text:p>97012894365</text:p>
          </table:table-cell>
          <table:table-cell office:value-type="string" calcext:value-type="string">
            <text:p>JANICKA</text:p>
          </table:table-cell>
          <table:table-cell office:value-type="string" calcext:value-type="string">
            <text:p>KLAUDIA</text:p>
          </table:table-cell>
          <table:table-cell table:formula="of:=RIGHT([.A325];2)" office:value-type="string" office:string-value="65" calcext:value-type="string">
            <text:p>65</text:p>
          </table:table-cell>
          <table:table-cell table:formula="of:=LEFT([.D325])" office:value-type="string" office:string-value="6" calcext:value-type="string">
            <text:p>6</text:p>
          </table:table-cell>
          <table:table-cell table:formula="of:=MOD([.E325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20245331" calcext:value-type="float">
            <text:p>97020245331</text:p>
          </table:table-cell>
          <table:table-cell office:value-type="string" calcext:value-type="string">
            <text:p>PACZKOWSKI</text:p>
          </table:table-cell>
          <table:table-cell office:value-type="string" calcext:value-type="string">
            <text:p>DARIUSZ</text:p>
          </table:table-cell>
          <table:table-cell table:formula="of:=RIGHT([.A326];2)" office:value-type="string" office:string-value="31" calcext:value-type="string">
            <text:p>31</text:p>
          </table:table-cell>
          <table:table-cell table:formula="of:=LEFT([.D326])" office:value-type="string" office:string-value="3" calcext:value-type="string">
            <text:p>3</text:p>
          </table:table-cell>
          <table:table-cell table:formula="of:=MOD([.E326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020963358" calcext:value-type="float">
            <text:p>97020963358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JAN</text:p>
          </table:table-cell>
          <table:table-cell table:formula="of:=RIGHT([.A327];2)" office:value-type="string" office:string-value="58" calcext:value-type="string">
            <text:p>58</text:p>
          </table:table-cell>
          <table:table-cell table:formula="of:=LEFT([.D327])" office:value-type="string" office:string-value="5" calcext:value-type="string">
            <text:p>5</text:p>
          </table:table-cell>
          <table:table-cell table:formula="of:=MOD([.E327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021392858" calcext:value-type="float">
            <text:p>97021392858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KRZYSZTOF</text:p>
          </table:table-cell>
          <table:table-cell table:formula="of:=RIGHT([.A328];2)" office:value-type="string" office:string-value="58" calcext:value-type="string">
            <text:p>58</text:p>
          </table:table-cell>
          <table:table-cell table:formula="of:=LEFT([.D328])" office:value-type="string" office:string-value="5" calcext:value-type="string">
            <text:p>5</text:p>
          </table:table-cell>
          <table:table-cell table:formula="of:=MOD([.E328];2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021486467" calcext:value-type="float">
            <text:p>97021486467</text:p>
          </table:table-cell>
          <table:table-cell office:value-type="string" calcext:value-type="string">
            <text:p>SMILGININ</text:p>
          </table:table-cell>
          <table:table-cell office:value-type="string" calcext:value-type="string">
            <text:p>BARBARA</text:p>
          </table:table-cell>
          <table:table-cell table:formula="of:=RIGHT([.A329];2)" office:value-type="string" office:string-value="67" calcext:value-type="string">
            <text:p>67</text:p>
          </table:table-cell>
          <table:table-cell table:formula="of:=LEFT([.D329])" office:value-type="string" office:string-value="6" calcext:value-type="string">
            <text:p>6</text:p>
          </table:table-cell>
          <table:table-cell table:formula="of:=MOD([.E329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22426727" calcext:value-type="float">
            <text:p>97022426727</text:p>
          </table:table-cell>
          <table:table-cell office:value-type="string" calcext:value-type="string">
            <text:p>STROZYNSKA</text:p>
          </table:table-cell>
          <table:table-cell office:value-type="string" calcext:value-type="string">
            <text:p>MALGORZATA</text:p>
          </table:table-cell>
          <table:table-cell table:formula="of:=RIGHT([.A330];2)" office:value-type="string" office:string-value="27" calcext:value-type="string">
            <text:p>27</text:p>
          </table:table-cell>
          <table:table-cell table:formula="of:=LEFT([.D330])" office:value-type="string" office:string-value="2" calcext:value-type="string">
            <text:p>2</text:p>
          </table:table-cell>
          <table:table-cell table:formula="of:=MOD([.E330];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22784472" calcext:value-type="float">
            <text:p>97022784472</text:p>
          </table:table-cell>
          <table:table-cell office:value-type="string" calcext:value-type="string">
            <text:p>LESZCZYNSKI</text:p>
          </table:table-cell>
          <table:table-cell office:value-type="string" calcext:value-type="string">
            <text:p>SEBASTIAN</text:p>
          </table:table-cell>
          <table:table-cell table:formula="of:=RIGHT([.A331];2)" office:value-type="string" office:string-value="72" calcext:value-type="string">
            <text:p>72</text:p>
          </table:table-cell>
          <table:table-cell table:formula="of:=LEFT([.D331])" office:value-type="string" office:string-value="7" calcext:value-type="string">
            <text:p>7</text:p>
          </table:table-cell>
          <table:table-cell table:formula="of:=MOD([.E331];2)" office:value-type="float" office:value="1" calcext:value-type="float">
            <text:p>1</text:p>
          </table:table-cell>
          <table:table-cell table:number-columns-repeated="3"/>
        </table:table-row>
      </table:table>
      <table:table table:name="dane 5.4" table:style-name="ta1"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pesel</text:p>
          </table:table-cell>
          <table:table-cell office:value-type="string" calcext:value-type="string">
            <text:p>tytul</text:p>
          </table:table-cell>
          <table:table-cell office:value-type="string" calcext:value-type="string">
            <text:p>id_pok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imię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6092278614" calcext:value-type="float">
            <text:p>96092278614</text:p>
          </table:table-cell>
          <table:table-cell office:value-type="string" calcext:value-type="string">
            <text:p>APARATURA POMIAROWA</text:p>
          </table:table-cell>
          <table:table-cell table:formula="of:=VLOOKUP([.B2];[$meldunek.$A$2:.$B$326];2; 0)" office:value-type="string" office:string-value="" calcext:value-type="error">
            <text:p>#N/A</text:p>
          </table:table-cell>
          <table:table-cell table:formula="of:=VLOOKUP([.B2];[$studenci.$A$2:.C$100];2)" office:value-type="string" office:string-value="KUCHARSKI" calcext:value-type="string">
            <text:p>KUCHARSKI</text:p>
          </table:table-cell>
          <table:table-cell table:formula="of:=VLOOKUP([.B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5080318259" calcext:value-type="float">
            <text:p>95080318259</text:p>
          </table:table-cell>
          <table:table-cell office:value-type="string" calcext:value-type="string">
            <text:p>FIZYKA CIALA STALEGO III</text:p>
          </table:table-cell>
          <table:table-cell table:formula="of:=VLOOKUP([.B3];[$meldunek.$A$2:.$B$326];2; 0)" office:value-type="string" office:string-value="" calcext:value-type="error">
            <text:p>#N/A</text:p>
          </table:table-cell>
          <table:table-cell table:formula="of:=VLOOKUP([.B3];[$studenci.$A$2:.C$100];2)" office:value-type="string" office:string-value="KUCHARSKI" calcext:value-type="string">
            <text:p>KUCHARSKI</text:p>
          </table:table-cell>
          <table:table-cell table:formula="of:=VLOOKUP([.B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6032039774" calcext:value-type="float">
            <text:p>96032039774</text:p>
          </table:table-cell>
          <table:table-cell office:value-type="string" calcext:value-type="string">
            <text:p>TEORIA GIER</text:p>
          </table:table-cell>
          <table:table-cell table:formula="of:=VLOOKUP([.B4];[$meldunek.$A$2:.$B$326];2; 0)" office:value-type="string" office:string-value="" calcext:value-type="error">
            <text:p>#N/A</text:p>
          </table:table-cell>
          <table:table-cell table:formula="of:=VLOOKUP([.B4];[$studenci.$A$2:.C$100];2)" office:value-type="string" office:string-value="KUCHARSKI" calcext:value-type="string">
            <text:p>KUCHARSKI</text:p>
          </table:table-cell>
          <table:table-cell table:formula="of:=VLOOKUP([.B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92082477625" calcext:value-type="float">
            <text:p>92082477625</text:p>
          </table:table-cell>
          <table:table-cell office:value-type="string" calcext:value-type="string">
            <text:p>ALGORYTMY GENETYCZNE</text:p>
          </table:table-cell>
          <table:table-cell table:formula="of:=VLOOKUP([.B5];[$meldunek.$A$2:.$B$326];2; 0)" office:value-type="string" office:string-value="" calcext:value-type="error">
            <text:p>#N/A</text:p>
          </table:table-cell>
          <table:table-cell table:formula="of:=VLOOKUP([.B5];[$studenci.$A$2:.C$100];2)" office:value-type="string" office:string-value="ZALESKA" calcext:value-type="string">
            <text:p>ZALESKA</text:p>
          </table:table-cell>
          <table:table-cell table:formula="of:=VLOOKUP([.B5];[$studenci.$A$2:.$C$100];3)" office:value-type="string" office:string-value="JULIA" calcext:value-type="string">
            <text:p>JULIA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4070532538" calcext:value-type="float">
            <text:p>94070532538</text:p>
          </table:table-cell>
          <table:table-cell office:value-type="string" calcext:value-type="string">
            <text:p>KOMPUTEROWA ANALIZA OBRAZOWANIA MEDYCZNEGO I</text:p>
          </table:table-cell>
          <table:table-cell table:formula="of:=VLOOKUP([.B6];[$meldunek.$A$2:.$B$326];2; 0)" office:value-type="string" office:string-value="" calcext:value-type="error">
            <text:p>#N/A</text:p>
          </table:table-cell>
          <table:table-cell table:formula="of:=VLOOKUP([.B6];[$studenci.$A$2:.C$100];2)" office:value-type="string" office:string-value="KUCHARSKI" calcext:value-type="string">
            <text:p>KUCHARSKI</text:p>
          </table:table-cell>
          <table:table-cell table:formula="of:=VLOOKUP([.B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3112747286" calcext:value-type="float">
            <text:p>93112747286</text:p>
          </table:table-cell>
          <table:table-cell office:value-type="string" calcext:value-type="string">
            <text:p>AUTOCAD DOBRE PRAKTYKI</text:p>
          </table:table-cell>
          <table:table-cell table:formula="of:=VLOOKUP([.B7];[$meldunek.$A$2:.$B$326];2; 0)" office:value-type="float" office:value="1" calcext:value-type="float">
            <text:p>1</text:p>
          </table:table-cell>
          <table:table-cell table:formula="of:=VLOOKUP([.B7];[$studenci.$A$2:.C$100];2)" office:value-type="string" office:string-value="KUCHARSKI" calcext:value-type="string">
            <text:p>KUCHARSKI</text:p>
          </table:table-cell>
          <table:table-cell table:formula="of:=VLOOKUP([.B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6081771827" calcext:value-type="float">
            <text:p>96081771827</text:p>
          </table:table-cell>
          <table:table-cell office:value-type="string" calcext:value-type="string">
            <text:p>FIZYKA CIALA STALEGO III</text:p>
          </table:table-cell>
          <table:table-cell table:formula="of:=VLOOKUP([.B8];[$meldunek.$A$2:.$B$326];2; 0)" office:value-type="float" office:value="1" calcext:value-type="float">
            <text:p>1</text:p>
          </table:table-cell>
          <table:table-cell table:formula="of:=VLOOKUP([.B8];[$studenci.$A$2:.C$100];2)" office:value-type="string" office:string-value="KUCHARSKI" calcext:value-type="string">
            <text:p>KUCHARSKI</text:p>
          </table:table-cell>
          <table:table-cell table:formula="of:=VLOOKUP([.B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3091115319" calcext:value-type="float">
            <text:p>93091115319</text:p>
          </table:table-cell>
          <table:table-cell office:value-type="string" calcext:value-type="string">
            <text:p>MIKROKONTROLERY AVR</text:p>
          </table:table-cell>
          <table:table-cell table:formula="of:=VLOOKUP([.B9];[$meldunek.$A$2:.$B$326];2; 0)" office:value-type="float" office:value="1" calcext:value-type="float">
            <text:p>1</text:p>
          </table:table-cell>
          <table:table-cell table:formula="of:=VLOOKUP([.B9];[$studenci.$A$2:.C$100];2)" office:value-type="string" office:string-value="SZNAJDER" calcext:value-type="string">
            <text:p>SZNAJDER</text:p>
          </table:table-cell>
          <table:table-cell table:formula="of:=VLOOKUP([.B9];[$studenci.$A$2:.$C$100];3)" office:value-type="string" office:string-value="MIKOLAJ" calcext:value-type="string">
            <text:p>MIKOLAJ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3013078979" calcext:value-type="float">
            <text:p>93013078979</text:p>
          </table:table-cell>
          <table:table-cell office:value-type="string" calcext:value-type="string">
            <text:p>101 ZABEZPIECZEN PRZED ATAKAMI W SIECI KOMPUTEROWEJ</text:p>
          </table:table-cell>
          <table:table-cell table:formula="of:=VLOOKUP([.B10];[$meldunek.$A$2:.$B$326];2; 0)" office:value-type="float" office:value="1" calcext:value-type="float">
            <text:p>1</text:p>
          </table:table-cell>
          <table:table-cell table:formula="of:=VLOOKUP([.B10];[$studenci.$A$2:.C$100];2)" office:value-type="string" office:string-value="WOLANIN" calcext:value-type="string">
            <text:p>WOLANIN</text:p>
          </table:table-cell>
          <table:table-cell table:formula="of:=VLOOKUP([.B10];[$studenci.$A$2:.$C$100];3)" office:value-type="string" office:string-value="BARTOSZ" calcext:value-type="string">
            <text:p>BARTOSZ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4030283737" calcext:value-type="float">
            <text:p>94030283737</text:p>
          </table:table-cell>
          <table:table-cell office:value-type="string" calcext:value-type="string">
            <text:p>AUTOMATYKA II</text:p>
          </table:table-cell>
          <table:table-cell table:formula="of:=VLOOKUP([.B11];[$meldunek.$A$2:.$B$326];2; 0)" office:value-type="float" office:value="1" calcext:value-type="float">
            <text:p>1</text:p>
          </table:table-cell>
          <table:table-cell table:formula="of:=VLOOKUP([.B11];[$studenci.$A$2:.C$100];2)" office:value-type="string" office:string-value="KUCHARSKI" calcext:value-type="string">
            <text:p>KUCHARSKI</text:p>
          </table:table-cell>
          <table:table-cell table:formula="of:=VLOOKUP([.B1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2060863855" calcext:value-type="float">
            <text:p>92060863855</text:p>
          </table:table-cell>
          <table:table-cell office:value-type="string" calcext:value-type="string">
            <text:p>WSTEP DO INFORMATYKI</text:p>
          </table:table-cell>
          <table:table-cell table:formula="of:=VLOOKUP([.B12];[$meldunek.$A$2:.$B$326];2; 0)" office:value-type="float" office:value="1" calcext:value-type="float">
            <text:p>1</text:p>
          </table:table-cell>
          <table:table-cell table:formula="of:=VLOOKUP([.B12];[$studenci.$A$2:.C$100];2)" office:value-type="string" office:string-value="RATAJCZAK" calcext:value-type="string">
            <text:p>RATAJCZAK</text:p>
          </table:table-cell>
          <table:table-cell table:formula="of:=VLOOKUP([.B12];[$studenci.$A$2:.$C$100];3)" office:value-type="string" office:string-value="OLIWIER" calcext:value-type="string">
            <text:p>OLIWI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120191648" calcext:value-type="float">
            <text:p>95120191648</text:p>
          </table:table-cell>
          <table:table-cell office:value-type="string" calcext:value-type="string">
            <text:p>FIZYKA CIALA STALEGO II</text:p>
          </table:table-cell>
          <table:table-cell table:formula="of:=VLOOKUP([.B13];[$meldunek.$A$2:.$B$326];2; 0)" office:value-type="float" office:value="2" calcext:value-type="float">
            <text:p>2</text:p>
          </table:table-cell>
          <table:table-cell table:formula="of:=VLOOKUP([.B13];[$studenci.$A$2:.C$100];2)" office:value-type="string" office:string-value="KUCHARSKI" calcext:value-type="string">
            <text:p>KUCHARSKI</text:p>
          </table:table-cell>
          <table:table-cell table:formula="of:=VLOOKUP([.B1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2100661849" calcext:value-type="float">
            <text:p>92100661849</text:p>
          </table:table-cell>
          <table:table-cell office:value-type="string" calcext:value-type="string">
            <text:p>METODY NUMERYCZNE II</text:p>
          </table:table-cell>
          <table:table-cell table:formula="of:=VLOOKUP([.B14];[$meldunek.$A$2:.$B$326];2; 0)" office:value-type="float" office:value="2" calcext:value-type="float">
            <text:p>2</text:p>
          </table:table-cell>
          <table:table-cell table:formula="of:=VLOOKUP([.B14];[$studenci.$A$2:.C$100];2)" office:value-type="string" office:string-value="PIATKOWSKA" calcext:value-type="string">
            <text:p>PIATKOWSKA</text:p>
          </table:table-cell>
          <table:table-cell table:formula="of:=VLOOKUP([.B14];[$studenci.$A$2:.$C$100];3)" office:value-type="string" office:string-value="EWA" calcext:value-type="string">
            <text:p>EW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120239628" calcext:value-type="float">
            <text:p>96120239628</text:p>
          </table:table-cell>
          <table:table-cell office:value-type="string" calcext:value-type="string">
            <text:p>ALGERBA I</text:p>
          </table:table-cell>
          <table:table-cell table:formula="of:=VLOOKUP([.B15];[$meldunek.$A$2:.$B$326];2; 0)" office:value-type="float" office:value="3" calcext:value-type="float">
            <text:p>3</text:p>
          </table:table-cell>
          <table:table-cell table:formula="of:=VLOOKUP([.B15];[$studenci.$A$2:.C$100];2)" office:value-type="string" office:string-value="KUCHARSKI" calcext:value-type="string">
            <text:p>KUCHARSKI</text:p>
          </table:table-cell>
          <table:table-cell table:formula="of:=VLOOKUP([.B15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2052999663" calcext:value-type="float">
            <text:p>92052999663</text:p>
          </table:table-cell>
          <table:table-cell office:value-type="string" calcext:value-type="string">
            <text:p>TEORIA GRAFOW</text:p>
          </table:table-cell>
          <table:table-cell table:formula="of:=VLOOKUP([.B16];[$meldunek.$A$2:.$B$326];2; 0)" office:value-type="float" office:value="3" calcext:value-type="float">
            <text:p>3</text:p>
          </table:table-cell>
          <table:table-cell table:formula="of:=VLOOKUP([.B16];[$studenci.$A$2:.C$100];2)" office:value-type="string" office:string-value="WACHOWIAK" calcext:value-type="string">
            <text:p>WACHOWIAK</text:p>
          </table:table-cell>
          <table:table-cell table:formula="of:=VLOOKUP([.B16];[$studenci.$A$2:.$C$100];3)" office:value-type="string" office:string-value="ANNA" calcext:value-type="string">
            <text:p>ANNA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4050415987" calcext:value-type="float">
            <text:p>94050415987</text:p>
          </table:table-cell>
          <table:table-cell office:value-type="string" calcext:value-type="string">
            <text:p>RELACYJNE BAZY DANYCH I</text:p>
          </table:table-cell>
          <table:table-cell table:formula="of:=VLOOKUP([.B17];[$meldunek.$A$2:.$B$326];2; 0)" office:value-type="float" office:value="3" calcext:value-type="float">
            <text:p>3</text:p>
          </table:table-cell>
          <table:table-cell table:formula="of:=VLOOKUP([.B17];[$studenci.$A$2:.C$100];2)" office:value-type="string" office:string-value="KUCHARSKI" calcext:value-type="string">
            <text:p>KUCHARSKI</text:p>
          </table:table-cell>
          <table:table-cell table:formula="of:=VLOOKUP([.B1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4052327952" calcext:value-type="float">
            <text:p>94052327952</text:p>
          </table:table-cell>
          <table:table-cell office:value-type="string" calcext:value-type="string">
            <text:p>ANALIZA ZLOZONYCH PROCESOW TECHNOLOGICZNYCH</text:p>
          </table:table-cell>
          <table:table-cell table:formula="of:=VLOOKUP([.B18];[$meldunek.$A$2:.$B$326];2; 0)" office:value-type="float" office:value="3" calcext:value-type="float">
            <text:p>3</text:p>
          </table:table-cell>
          <table:table-cell table:formula="of:=VLOOKUP([.B18];[$studenci.$A$2:.C$100];2)" office:value-type="string" office:string-value="KUCHARSKI" calcext:value-type="string">
            <text:p>KUCHARSKI</text:p>
          </table:table-cell>
          <table:table-cell table:formula="of:=VLOOKUP([.B1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3111422865" calcext:value-type="float">
            <text:p>93111422865</text:p>
          </table:table-cell>
          <table:table-cell office:value-type="string" calcext:value-type="string">
            <text:p>FIZYKA CIALA STALEGO II</text:p>
          </table:table-cell>
          <table:table-cell table:formula="of:=VLOOKUP([.B19];[$meldunek.$A$2:.$B$326];2; 0)" office:value-type="float" office:value="4" calcext:value-type="float">
            <text:p>4</text:p>
          </table:table-cell>
          <table:table-cell table:formula="of:=VLOOKUP([.B19];[$studenci.$A$2:.C$100];2)" office:value-type="string" office:string-value="KUCHARSKI" calcext:value-type="string">
            <text:p>KUCHARSKI</text:p>
          </table:table-cell>
          <table:table-cell table:formula="of:=VLOOKUP([.B1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3091575513" calcext:value-type="float">
            <text:p>93091575513</text:p>
          </table:table-cell>
          <table:table-cell office:value-type="string" calcext:value-type="string">
            <text:p>C# I .NET</text:p>
          </table:table-cell>
          <table:table-cell table:formula="of:=VLOOKUP([.B20];[$meldunek.$A$2:.$B$326];2; 0)" office:value-type="float" office:value="4" calcext:value-type="float">
            <text:p>4</text:p>
          </table:table-cell>
          <table:table-cell table:formula="of:=VLOOKUP([.B20];[$studenci.$A$2:.C$100];2)" office:value-type="string" office:string-value="MARKOLINO" calcext:value-type="string">
            <text:p>MARKOLINO</text:p>
          </table:table-cell>
          <table:table-cell table:formula="of:=VLOOKUP([.B20];[$studenci.$A$2:.$C$100];3)" office:value-type="string" office:string-value="STEFAN" calcext:value-type="string">
            <text:p>STEFAN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4031972793" calcext:value-type="float">
            <text:p>94031972793</text:p>
          </table:table-cell>
          <table:table-cell office:value-type="string" calcext:value-type="string">
            <text:p>APARATURA POMIAROWA</text:p>
          </table:table-cell>
          <table:table-cell table:formula="of:=VLOOKUP([.B21];[$meldunek.$A$2:.$B$326];2; 0)" office:value-type="float" office:value="4" calcext:value-type="float">
            <text:p>4</text:p>
          </table:table-cell>
          <table:table-cell table:formula="of:=VLOOKUP([.B21];[$studenci.$A$2:.C$100];2)" office:value-type="string" office:string-value="KUCHARSKI" calcext:value-type="string">
            <text:p>KUCHARSKI</text:p>
          </table:table-cell>
          <table:table-cell table:formula="of:=VLOOKUP([.B2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4121925755" calcext:value-type="float">
            <text:p>94121925755</text:p>
          </table:table-cell>
          <table:table-cell office:value-type="string" calcext:value-type="string">
            <text:p>TECHNOLOGIA LITOGRAFII 20NM</text:p>
          </table:table-cell>
          <table:table-cell table:formula="of:=VLOOKUP([.B22];[$meldunek.$A$2:.$B$326];2; 0)" office:value-type="float" office:value="4" calcext:value-type="float">
            <text:p>4</text:p>
          </table:table-cell>
          <table:table-cell table:formula="of:=VLOOKUP([.B22];[$studenci.$A$2:.C$100];2)" office:value-type="string" office:string-value="KUCHARSKI" calcext:value-type="string">
            <text:p>KUCHARSKI</text:p>
          </table:table-cell>
          <table:table-cell table:formula="of:=VLOOKUP([.B2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6040333314" calcext:value-type="float">
            <text:p>96040333314</text:p>
          </table:table-cell>
          <table:table-cell office:value-type="string" calcext:value-type="string">
            <text:p>JAK DZIALA LINUX</text:p>
          </table:table-cell>
          <table:table-cell table:formula="of:=VLOOKUP([.B23];[$meldunek.$A$2:.$B$326];2; 0)" office:value-type="float" office:value="4" calcext:value-type="float">
            <text:p>4</text:p>
          </table:table-cell>
          <table:table-cell table:formula="of:=VLOOKUP([.B23];[$studenci.$A$2:.C$100];2)" office:value-type="string" office:string-value="KUCHARSKI" calcext:value-type="string">
            <text:p>KUCHARSKI</text:p>
          </table:table-cell>
          <table:table-cell table:formula="of:=VLOOKUP([.B2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6090866484" calcext:value-type="float">
            <text:p>96090866484</text:p>
          </table:table-cell>
          <table:table-cell office:value-type="string" calcext:value-type="string">
            <text:p>ALGERBA I</text:p>
          </table:table-cell>
          <table:table-cell table:formula="of:=VLOOKUP([.B24];[$meldunek.$A$2:.$B$326];2; 0)" office:value-type="float" office:value="4" calcext:value-type="float">
            <text:p>4</text:p>
          </table:table-cell>
          <table:table-cell table:formula="of:=VLOOKUP([.B24];[$studenci.$A$2:.C$100];2)" office:value-type="string" office:string-value="KUCHARSKI" calcext:value-type="string">
            <text:p>KUCHARSKI</text:p>
          </table:table-cell>
          <table:table-cell table:formula="of:=VLOOKUP([.B2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4020462177" calcext:value-type="float">
            <text:p>94020462177</text:p>
          </table:table-cell>
          <table:table-cell office:value-type="string" calcext:value-type="string">
            <text:p>PROGRAMOWANIE URZADZEN MOBILNYCH</text:p>
          </table:table-cell>
          <table:table-cell table:formula="of:=VLOOKUP([.B25];[$meldunek.$A$2:.$B$326];2; 0)" office:value-type="float" office:value="4" calcext:value-type="float">
            <text:p>4</text:p>
          </table:table-cell>
          <table:table-cell table:formula="of:=VLOOKUP([.B25];[$studenci.$A$2:.C$100];2)" office:value-type="string" office:string-value="KUCHARSKI" calcext:value-type="string">
            <text:p>KUCHARSKI</text:p>
          </table:table-cell>
          <table:table-cell table:formula="of:=VLOOKUP([.B25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7021486467" calcext:value-type="float">
            <text:p>97021486467</text:p>
          </table:table-cell>
          <table:table-cell office:value-type="string" calcext:value-type="string">
            <text:p>TEORIA GRAFOW</text:p>
          </table:table-cell>
          <table:table-cell table:formula="of:=VLOOKUP([.B26];[$meldunek.$A$2:.$B$326];2; 0)" office:value-type="float" office:value="5" calcext:value-type="float">
            <text:p>5</text:p>
          </table:table-cell>
          <table:table-cell table:formula="of:=VLOOKUP([.B26];[$studenci.$A$2:.C$100];2)" office:value-type="string" office:string-value="KUCHARSKI" calcext:value-type="string">
            <text:p>KUCHARSKI</text:p>
          </table:table-cell>
          <table:table-cell table:formula="of:=VLOOKUP([.B2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3070995479" calcext:value-type="float">
            <text:p>93070995479</text:p>
          </table:table-cell>
          <table:table-cell office:value-type="string" calcext:value-type="string">
            <text:p>JEZYKI PROGRAMOWANIA II</text:p>
          </table:table-cell>
          <table:table-cell table:formula="of:=VLOOKUP([.B27];[$meldunek.$A$2:.$B$326];2; 0)" office:value-type="float" office:value="5" calcext:value-type="float">
            <text:p>5</text:p>
          </table:table-cell>
          <table:table-cell table:formula="of:=VLOOKUP([.B27];[$studenci.$A$2:.C$100];2)" office:value-type="string" office:string-value="LUCZYK" calcext:value-type="string">
            <text:p>LUCZYK</text:p>
          </table:table-cell>
          <table:table-cell table:formula="of:=VLOOKUP([.B27];[$studenci.$A$2:.$C$100];3)" office:value-type="string" office:string-value="ALEKSANDER" calcext:value-type="string">
            <text:p>ALEKSANDER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6111514855" calcext:value-type="float">
            <text:p>96111514855</text:p>
          </table:table-cell>
          <table:table-cell office:value-type="string" calcext:value-type="string">
            <text:p>TESTOWANIE UKLADOW VLSI</text:p>
          </table:table-cell>
          <table:table-cell table:formula="of:=VLOOKUP([.B28];[$meldunek.$A$2:.$B$326];2; 0)" office:value-type="float" office:value="5" calcext:value-type="float">
            <text:p>5</text:p>
          </table:table-cell>
          <table:table-cell table:formula="of:=VLOOKUP([.B28];[$studenci.$A$2:.C$100];2)" office:value-type="string" office:string-value="KUCHARSKI" calcext:value-type="string">
            <text:p>KUCHARSKI</text:p>
          </table:table-cell>
          <table:table-cell table:formula="of:=VLOOKUP([.B2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3041967867" calcext:value-type="float">
            <text:p>93041967867</text:p>
          </table:table-cell>
          <table:table-cell office:value-type="string" calcext:value-type="string">
            <text:p>CHEMIA KWANTOWA II</text:p>
          </table:table-cell>
          <table:table-cell table:formula="of:=VLOOKUP([.B29];[$meldunek.$A$2:.$B$326];2; 0)" office:value-type="float" office:value="5" calcext:value-type="float">
            <text:p>5</text:p>
          </table:table-cell>
          <table:table-cell table:formula="of:=VLOOKUP([.B29];[$studenci.$A$2:.C$100];2)" office:value-type="string" office:string-value="BARTOSIEWICZ" calcext:value-type="string">
            <text:p>BARTOSIEWICZ</text:p>
          </table:table-cell>
          <table:table-cell table:formula="of:=VLOOKUP([.B29];[$studenci.$A$2:.$C$100];3)" office:value-type="string" office:string-value="ALEKSANDRA" calcext:value-type="string">
            <text:p>ALEKSANDR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5051277866" calcext:value-type="float">
            <text:p>95051277866</text:p>
          </table:table-cell>
          <table:table-cell office:value-type="string" calcext:value-type="string">
            <text:p>TESTY PENETRACYJNE SIECI WIFI</text:p>
          </table:table-cell>
          <table:table-cell table:formula="of:=VLOOKUP([.B30];[$meldunek.$A$2:.$B$326];2; 0)" office:value-type="float" office:value="6" calcext:value-type="float">
            <text:p>6</text:p>
          </table:table-cell>
          <table:table-cell table:formula="of:=VLOOKUP([.B30];[$studenci.$A$2:.C$100];2)" office:value-type="string" office:string-value="KUCHARSKI" calcext:value-type="string">
            <text:p>KUCHARSKI</text:p>
          </table:table-cell>
          <table:table-cell table:formula="of:=VLOOKUP([.B30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2062962545" calcext:value-type="float">
            <text:p>92062962545</text:p>
          </table:table-cell>
          <table:table-cell office:value-type="string" calcext:value-type="string">
            <text:p>101 ZABEZPIECZEN PRZED ATAKAMI W SIECI KOMPUTEROWEJ</text:p>
          </table:table-cell>
          <table:table-cell table:formula="of:=VLOOKUP([.B31];[$meldunek.$A$2:.$B$326];2; 0)" office:value-type="float" office:value="6" calcext:value-type="float">
            <text:p>6</text:p>
          </table:table-cell>
          <table:table-cell table:formula="of:=VLOOKUP([.B31];[$studenci.$A$2:.C$100];2)" office:value-type="string" office:string-value="SIUDYM" calcext:value-type="string">
            <text:p>SIUDYM</text:p>
          </table:table-cell>
          <table:table-cell table:formula="of:=VLOOKUP([.B31];[$studenci.$A$2:.$C$100];3)" office:value-type="string" office:string-value="KATARZYNA" calcext:value-type="string">
            <text:p>KATARZYNA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5122261156" calcext:value-type="float">
            <text:p>95122261156</text:p>
          </table:table-cell>
          <table:table-cell office:value-type="string" calcext:value-type="string">
            <text:p>RELACYJNE BAZY DANYCH II</text:p>
          </table:table-cell>
          <table:table-cell table:formula="of:=VLOOKUP([.B32];[$meldunek.$A$2:.$B$326];2; 0)" office:value-type="float" office:value="6" calcext:value-type="float">
            <text:p>6</text:p>
          </table:table-cell>
          <table:table-cell table:formula="of:=VLOOKUP([.B32];[$studenci.$A$2:.C$100];2)" office:value-type="string" office:string-value="KUCHARSKI" calcext:value-type="string">
            <text:p>KUCHARSKI</text:p>
          </table:table-cell>
          <table:table-cell table:formula="of:=VLOOKUP([.B3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4042061826" calcext:value-type="float">
            <text:p>94042061826</text:p>
          </table:table-cell>
          <table:table-cell office:value-type="string" calcext:value-type="string">
            <text:p>ALGERBA II</text:p>
          </table:table-cell>
          <table:table-cell table:formula="of:=VLOOKUP([.B33];[$meldunek.$A$2:.$B$326];2; 0)" office:value-type="float" office:value="6" calcext:value-type="float">
            <text:p>6</text:p>
          </table:table-cell>
          <table:table-cell table:formula="of:=VLOOKUP([.B33];[$studenci.$A$2:.C$100];2)" office:value-type="string" office:string-value="KUCHARSKI" calcext:value-type="string">
            <text:p>KUCHARSKI</text:p>
          </table:table-cell>
          <table:table-cell table:formula="of:=VLOOKUP([.B3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5042653121" calcext:value-type="float">
            <text:p>95042653121</text:p>
          </table:table-cell>
          <table:table-cell office:value-type="string" calcext:value-type="string">
            <text:p>TESTOWANIE UKLADOW VLSI</text:p>
          </table:table-cell>
          <table:table-cell table:formula="of:=VLOOKUP([.B34];[$meldunek.$A$2:.$B$326];2; 0)" office:value-type="float" office:value="6" calcext:value-type="float">
            <text:p>6</text:p>
          </table:table-cell>
          <table:table-cell table:formula="of:=VLOOKUP([.B34];[$studenci.$A$2:.C$100];2)" office:value-type="string" office:string-value="KUCHARSKI" calcext:value-type="string">
            <text:p>KUCHARSKI</text:p>
          </table:table-cell>
          <table:table-cell table:formula="of:=VLOOKUP([.B3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6121964255" calcext:value-type="float">
            <text:p>96121964255</text:p>
          </table:table-cell>
          <table:table-cell office:value-type="string" calcext:value-type="string">
            <text:p>WSTEP DO INFORMATYKI</text:p>
          </table:table-cell>
          <table:table-cell table:formula="of:=VLOOKUP([.B35];[$meldunek.$A$2:.$B$326];2; 0)" office:value-type="float" office:value="6" calcext:value-type="float">
            <text:p>6</text:p>
          </table:table-cell>
          <table:table-cell table:formula="of:=VLOOKUP([.B35];[$studenci.$A$2:.C$100];2)" office:value-type="string" office:string-value="KUCHARSKI" calcext:value-type="string">
            <text:p>KUCHARSKI</text:p>
          </table:table-cell>
          <table:table-cell table:formula="of:=VLOOKUP([.B35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5010919439" calcext:value-type="float">
            <text:p>95010919439</text:p>
          </table:table-cell>
          <table:table-cell office:value-type="string" calcext:value-type="string">
            <text:p>MERNICTWO ELEKTRYCZNE II</text:p>
          </table:table-cell>
          <table:table-cell table:formula="of:=VLOOKUP([.B36];[$meldunek.$A$2:.$B$326];2; 0)" office:value-type="float" office:value="7" calcext:value-type="float">
            <text:p>7</text:p>
          </table:table-cell>
          <table:table-cell table:formula="of:=VLOOKUP([.B36];[$studenci.$A$2:.C$100];2)" office:value-type="string" office:string-value="KUCHARSKI" calcext:value-type="string">
            <text:p>KUCHARSKI</text:p>
          </table:table-cell>
          <table:table-cell table:formula="of:=VLOOKUP([.B3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4100357838" calcext:value-type="float">
            <text:p>94100357838</text:p>
          </table:table-cell>
          <table:table-cell office:value-type="string" calcext:value-type="string">
            <text:p>FIZYKA CIALA STALEGO III</text:p>
          </table:table-cell>
          <table:table-cell table:formula="of:=VLOOKUP([.B37];[$meldunek.$A$2:.$B$326];2; 0)" office:value-type="float" office:value="7" calcext:value-type="float">
            <text:p>7</text:p>
          </table:table-cell>
          <table:table-cell table:formula="of:=VLOOKUP([.B37];[$studenci.$A$2:.C$100];2)" office:value-type="string" office:string-value="KUCHARSKI" calcext:value-type="string">
            <text:p>KUCHARSKI</text:p>
          </table:table-cell>
          <table:table-cell table:formula="of:=VLOOKUP([.B3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3052759398" calcext:value-type="float">
            <text:p>93052759398</text:p>
          </table:table-cell>
          <table:table-cell office:value-type="string" calcext:value-type="string">
            <text:p>ANALIZA ZLOZONYCH PROCESOW TECHNOLOGICZNYCH</text:p>
          </table:table-cell>
          <table:table-cell table:formula="of:=VLOOKUP([.B38];[$meldunek.$A$2:.$B$326];2; 0)" office:value-type="float" office:value="7" calcext:value-type="float">
            <text:p>7</text:p>
          </table:table-cell>
          <table:table-cell table:formula="of:=VLOOKUP([.B38];[$studenci.$A$2:.C$100];2)" office:value-type="string" office:string-value="IWINSKI" calcext:value-type="string">
            <text:p>IWINSKI</text:p>
          </table:table-cell>
          <table:table-cell table:formula="of:=VLOOKUP([.B38];[$studenci.$A$2:.$C$100];3)" office:value-type="string" office:string-value="KRZYSZTOF" calcext:value-type="string">
            <text:p>KRZYSZTOF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7010812385" calcext:value-type="float">
            <text:p>97010812385</text:p>
          </table:table-cell>
          <table:table-cell office:value-type="string" calcext:value-type="string">
            <text:p>KATALOG CYFROWYCH UKLADOW SCALONYCH</text:p>
          </table:table-cell>
          <table:table-cell table:formula="of:=VLOOKUP([.B39];[$meldunek.$A$2:.$B$326];2; 0)" office:value-type="float" office:value="7" calcext:value-type="float">
            <text:p>7</text:p>
          </table:table-cell>
          <table:table-cell table:formula="of:=VLOOKUP([.B39];[$studenci.$A$2:.C$100];2)" office:value-type="string" office:string-value="KUCHARSKI" calcext:value-type="string">
            <text:p>KUCHARSKI</text:p>
          </table:table-cell>
          <table:table-cell table:formula="of:=VLOOKUP([.B3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2051048757" calcext:value-type="float">
            <text:p>92051048757</text:p>
          </table:table-cell>
          <table:table-cell office:value-type="string" calcext:value-type="string">
            <text:p>TECHNOLOGIA LITOGRAFII 20NM</text:p>
          </table:table-cell>
          <table:table-cell table:formula="of:=VLOOKUP([.B40];[$meldunek.$A$2:.$B$326];2; 0)" office:value-type="float" office:value="8" calcext:value-type="float">
            <text:p>8</text:p>
          </table:table-cell>
          <table:table-cell table:formula="of:=VLOOKUP([.B40];[$studenci.$A$2:.C$100];2)" office:value-type="string" office:string-value="BAJOREK" calcext:value-type="string">
            <text:p>BAJOREK</text:p>
          </table:table-cell>
          <table:table-cell table:formula="of:=VLOOKUP([.B40];[$studenci.$A$2:.$C$100];3)" office:value-type="string" office:string-value="JAKUB" calcext:value-type="string">
            <text:p>JAKUB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4122135195" calcext:value-type="float">
            <text:p>94122135195</text:p>
          </table:table-cell>
          <table:table-cell office:value-type="string" calcext:value-type="string">
            <text:p>101 ZABEZPIECZEN PRZED ATAKAMI W SIECI KOMPUTEROWEJ</text:p>
          </table:table-cell>
          <table:table-cell table:formula="of:=VLOOKUP([.B41];[$meldunek.$A$2:.$B$326];2; 0)" office:value-type="float" office:value="8" calcext:value-type="float">
            <text:p>8</text:p>
          </table:table-cell>
          <table:table-cell table:formula="of:=VLOOKUP([.B41];[$studenci.$A$2:.C$100];2)" office:value-type="string" office:string-value="KUCHARSKI" calcext:value-type="string">
            <text:p>KUCHARSKI</text:p>
          </table:table-cell>
          <table:table-cell table:formula="of:=VLOOKUP([.B4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3081336463" calcext:value-type="float">
            <text:p>93081336463</text:p>
          </table:table-cell>
          <table:table-cell office:value-type="string" calcext:value-type="string">
            <text:p>AUTOMATYKA II</text:p>
          </table:table-cell>
          <table:table-cell table:formula="of:=VLOOKUP([.B42];[$meldunek.$A$2:.$B$326];2; 0)" office:value-type="float" office:value="8" calcext:value-type="float">
            <text:p>8</text:p>
          </table:table-cell>
          <table:table-cell table:formula="of:=VLOOKUP([.B42];[$studenci.$A$2:.C$100];2)" office:value-type="string" office:string-value="NIEMYJSKA" calcext:value-type="string">
            <text:p>NIEMYJSKA</text:p>
          </table:table-cell>
          <table:table-cell table:formula="of:=VLOOKUP([.B42];[$studenci.$A$2:.$C$100];3)" office:value-type="string" office:string-value="KATARZYNA" calcext:value-type="string">
            <text:p>KATARZYNA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6110243976" calcext:value-type="float">
            <text:p>96110243976</text:p>
          </table:table-cell>
          <table:table-cell office:value-type="string" calcext:value-type="string">
            <text:p>ELEKTRONIKA CYFROWA I</text:p>
          </table:table-cell>
          <table:table-cell table:formula="of:=VLOOKUP([.B43];[$meldunek.$A$2:.$B$326];2; 0)" office:value-type="float" office:value="8" calcext:value-type="float">
            <text:p>8</text:p>
          </table:table-cell>
          <table:table-cell table:formula="of:=VLOOKUP([.B43];[$studenci.$A$2:.C$100];2)" office:value-type="string" office:string-value="KUCHARSKI" calcext:value-type="string">
            <text:p>KUCHARSKI</text:p>
          </table:table-cell>
          <table:table-cell table:formula="of:=VLOOKUP([.B4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94051886221" calcext:value-type="float">
            <text:p>94051886221</text:p>
          </table:table-cell>
          <table:table-cell office:value-type="string" calcext:value-type="string">
            <text:p>RELACYJNE BAZY DANYCH I</text:p>
          </table:table-cell>
          <table:table-cell table:formula="of:=VLOOKUP([.B44];[$meldunek.$A$2:.$B$326];2; 0)" office:value-type="float" office:value="8" calcext:value-type="float">
            <text:p>8</text:p>
          </table:table-cell>
          <table:table-cell table:formula="of:=VLOOKUP([.B44];[$studenci.$A$2:.C$100];2)" office:value-type="string" office:string-value="KUCHARSKI" calcext:value-type="string">
            <text:p>KUCHARSKI</text:p>
          </table:table-cell>
          <table:table-cell table:formula="of:=VLOOKUP([.B4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3010287374" calcext:value-type="float">
            <text:p>93010287374</text:p>
          </table:table-cell>
          <table:table-cell office:value-type="string" calcext:value-type="string">
            <text:p>JEZYKI PROGRAMOWANIA II</text:p>
          </table:table-cell>
          <table:table-cell table:formula="of:=VLOOKUP([.B45];[$meldunek.$A$2:.$B$326];2; 0)" office:value-type="float" office:value="9" calcext:value-type="float">
            <text:p>9</text:p>
          </table:table-cell>
          <table:table-cell table:formula="of:=VLOOKUP([.B45];[$studenci.$A$2:.C$100];2)" office:value-type="string" office:string-value="SWIERCZYNSKI" calcext:value-type="string">
            <text:p>SWIERCZYNSKI</text:p>
          </table:table-cell>
          <table:table-cell table:formula="of:=VLOOKUP([.B45];[$studenci.$A$2:.$C$100];3)" office:value-type="string" office:string-value="JANUSZ" calcext:value-type="string">
            <text:p>JANUSZ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3090925753" calcext:value-type="float">
            <text:p>93090925753</text:p>
          </table:table-cell>
          <table:table-cell office:value-type="string" calcext:value-type="string">
            <text:p>ANALIZA MATEMATYCZNA II</text:p>
          </table:table-cell>
          <table:table-cell table:formula="of:=VLOOKUP([.B46];[$meldunek.$A$2:.$B$326];2; 0)" office:value-type="float" office:value="9" calcext:value-type="float">
            <text:p>9</text:p>
          </table:table-cell>
          <table:table-cell table:formula="of:=VLOOKUP([.B46];[$studenci.$A$2:.C$100];2)" office:value-type="string" office:string-value="SZWED" calcext:value-type="string">
            <text:p>SZWED</text:p>
          </table:table-cell>
          <table:table-cell table:formula="of:=VLOOKUP([.B46];[$studenci.$A$2:.$C$100];3)" office:value-type="string" office:string-value="WIKTOR" calcext:value-type="string">
            <text:p>WIKTOR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6081092979" calcext:value-type="float">
            <text:p>96081092979</text:p>
          </table:table-cell>
          <table:table-cell office:value-type="string" calcext:value-type="string">
            <text:p>JEZYKI PROGRAMOWANIA III</text:p>
          </table:table-cell>
          <table:table-cell table:formula="of:=VLOOKUP([.B47];[$meldunek.$A$2:.$B$326];2; 0)" office:value-type="float" office:value="9" calcext:value-type="float">
            <text:p>9</text:p>
          </table:table-cell>
          <table:table-cell table:formula="of:=VLOOKUP([.B47];[$studenci.$A$2:.C$100];2)" office:value-type="string" office:string-value="KUCHARSKI" calcext:value-type="string">
            <text:p>KUCHARSKI</text:p>
          </table:table-cell>
          <table:table-cell table:formula="of:=VLOOKUP([.B4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2060349478" calcext:value-type="float">
            <text:p>92060349478</text:p>
          </table:table-cell>
          <table:table-cell office:value-type="string" calcext:value-type="string">
            <text:p>SIECI NEURONOWE</text:p>
          </table:table-cell>
          <table:table-cell table:formula="of:=VLOOKUP([.B48];[$meldunek.$A$2:.$B$326];2; 0)" office:value-type="float" office:value="9" calcext:value-type="float">
            <text:p>9</text:p>
          </table:table-cell>
          <table:table-cell table:formula="of:=VLOOKUP([.B48];[$studenci.$A$2:.C$100];2)" office:value-type="string" office:string-value="JASTRZEBSKI" calcext:value-type="string">
            <text:p>JASTRZEBSKI</text:p>
          </table:table-cell>
          <table:table-cell table:formula="of:=VLOOKUP([.B48];[$studenci.$A$2:.$C$100];3)" office:value-type="string" office:string-value="IGNACY" calcext:value-type="string">
            <text:p>IGNAC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3102056134" calcext:value-type="float">
            <text:p>93102056134</text:p>
          </table:table-cell>
          <table:table-cell office:value-type="string" calcext:value-type="string">
            <text:p>ALGERBA I</text:p>
          </table:table-cell>
          <table:table-cell table:formula="of:=VLOOKUP([.B49];[$meldunek.$A$2:.$B$326];2; 0)" office:value-type="float" office:value="10" calcext:value-type="float">
            <text:p>10</text:p>
          </table:table-cell>
          <table:table-cell table:formula="of:=VLOOKUP([.B49];[$studenci.$A$2:.C$100];2)" office:value-type="string" office:string-value="KUCHARSKI" calcext:value-type="string">
            <text:p>KUCHARSKI</text:p>
          </table:table-cell>
          <table:table-cell table:formula="of:=VLOOKUP([.B4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2103163461" calcext:value-type="float">
            <text:p>92103163461</text:p>
          </table:table-cell>
          <table:table-cell office:value-type="string" calcext:value-type="string">
            <text:p>GRAFIKA KOMPUTEROWA I</text:p>
          </table:table-cell>
          <table:table-cell table:formula="of:=VLOOKUP([.B50];[$meldunek.$A$2:.$B$326];2; 0)" office:value-type="float" office:value="10" calcext:value-type="float">
            <text:p>10</text:p>
          </table:table-cell>
          <table:table-cell table:formula="of:=VLOOKUP([.B50];[$studenci.$A$2:.C$100];2)" office:value-type="string" office:string-value="BLASZCZYK" calcext:value-type="string">
            <text:p>BLASZCZYK</text:p>
          </table:table-cell>
          <table:table-cell table:formula="of:=VLOOKUP([.B50];[$studenci.$A$2:.$C$100];3)" office:value-type="string" office:string-value="MONIKA" calcext:value-type="string">
            <text:p>MONIKA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5092124468" calcext:value-type="float">
            <text:p>95092124468</text:p>
          </table:table-cell>
          <table:table-cell office:value-type="string" calcext:value-type="string">
            <text:p>METODY NUMERYCZNE II</text:p>
          </table:table-cell>
          <table:table-cell table:formula="of:=VLOOKUP([.B51];[$meldunek.$A$2:.$B$326];2; 0)" office:value-type="float" office:value="10" calcext:value-type="float">
            <text:p>10</text:p>
          </table:table-cell>
          <table:table-cell table:formula="of:=VLOOKUP([.B51];[$studenci.$A$2:.C$100];2)" office:value-type="string" office:string-value="KUCHARSKI" calcext:value-type="string">
            <text:p>KUCHARSKI</text:p>
          </table:table-cell>
          <table:table-cell table:formula="of:=VLOOKUP([.B5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3071912839" calcext:value-type="float">
            <text:p>93071912839</text:p>
          </table:table-cell>
          <table:table-cell office:value-type="string" calcext:value-type="string">
            <text:p>ANALIZA MATEMATYCZNA II</text:p>
          </table:table-cell>
          <table:table-cell table:formula="of:=VLOOKUP([.B52];[$meldunek.$A$2:.$B$326];2; 0)" office:value-type="float" office:value="11" calcext:value-type="float">
            <text:p>11</text:p>
          </table:table-cell>
          <table:table-cell table:formula="of:=VLOOKUP([.B52];[$studenci.$A$2:.C$100];2)" office:value-type="string" office:string-value="SIEKIERKOWSKI" calcext:value-type="string">
            <text:p>SIEKIERKOWSKI</text:p>
          </table:table-cell>
          <table:table-cell table:formula="of:=VLOOKUP([.B52];[$studenci.$A$2:.$C$100];3)" office:value-type="string" office:string-value="JANUSZ" calcext:value-type="string">
            <text:p>JANUSZ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3052712924" calcext:value-type="float">
            <text:p>93052712924</text:p>
          </table:table-cell>
          <table:table-cell office:value-type="string" calcext:value-type="string">
            <text:p>AUTOMATYKA I</text:p>
          </table:table-cell>
          <table:table-cell table:formula="of:=VLOOKUP([.B53];[$meldunek.$A$2:.$B$326];2; 0)" office:value-type="float" office:value="12" calcext:value-type="float">
            <text:p>12</text:p>
          </table:table-cell>
          <table:table-cell table:formula="of:=VLOOKUP([.B53];[$studenci.$A$2:.C$100];2)" office:value-type="string" office:string-value="KULAK" calcext:value-type="string">
            <text:p>KULAK</text:p>
          </table:table-cell>
          <table:table-cell table:formula="of:=VLOOKUP([.B53];[$studenci.$A$2:.$C$100];3)" office:value-type="string" office:string-value="ZANETA" calcext:value-type="string">
            <text:p>ZANET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7021392858" calcext:value-type="float">
            <text:p>97021392858</text:p>
          </table:table-cell>
          <table:table-cell office:value-type="string" calcext:value-type="string">
            <text:p>TEORIA GRAFOW</text:p>
          </table:table-cell>
          <table:table-cell table:formula="of:=VLOOKUP([.B54];[$meldunek.$A$2:.$B$326];2; 0)" office:value-type="float" office:value="13" calcext:value-type="float">
            <text:p>13</text:p>
          </table:table-cell>
          <table:table-cell table:formula="of:=VLOOKUP([.B54];[$studenci.$A$2:.C$100];2)" office:value-type="string" office:string-value="KUCHARSKI" calcext:value-type="string">
            <text:p>KUCHARSKI</text:p>
          </table:table-cell>
          <table:table-cell table:formula="of:=VLOOKUP([.B5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5071627434" calcext:value-type="float">
            <text:p>95071627434</text:p>
          </table:table-cell>
          <table:table-cell office:value-type="string" calcext:value-type="string">
            <text:p>ALGERBA III</text:p>
          </table:table-cell>
          <table:table-cell table:formula="of:=VLOOKUP([.B55];[$meldunek.$A$2:.$B$326];2; 0)" office:value-type="float" office:value="13" calcext:value-type="float">
            <text:p>13</text:p>
          </table:table-cell>
          <table:table-cell table:formula="of:=VLOOKUP([.B55];[$studenci.$A$2:.C$100];2)" office:value-type="string" office:string-value="KUCHARSKI" calcext:value-type="string">
            <text:p>KUCHARSKI</text:p>
          </table:table-cell>
          <table:table-cell table:formula="of:=VLOOKUP([.B55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7021392858" calcext:value-type="float">
            <text:p>97021392858</text:p>
          </table:table-cell>
          <table:table-cell office:value-type="string" calcext:value-type="string">
            <text:p>JEZYKI PROGRAMOWANIA II</text:p>
          </table:table-cell>
          <table:table-cell table:formula="of:=VLOOKUP([.B56];[$meldunek.$A$2:.$B$326];2; 0)" office:value-type="float" office:value="13" calcext:value-type="float">
            <text:p>13</text:p>
          </table:table-cell>
          <table:table-cell table:formula="of:=VLOOKUP([.B56];[$studenci.$A$2:.C$100];2)" office:value-type="string" office:string-value="KUCHARSKI" calcext:value-type="string">
            <text:p>KUCHARSKI</text:p>
          </table:table-cell>
          <table:table-cell table:formula="of:=VLOOKUP([.B5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7021392858" calcext:value-type="float">
            <text:p>97021392858</text:p>
          </table:table-cell>
          <table:table-cell office:value-type="string" calcext:value-type="string">
            <text:p>METODY NUMERYCZNE II</text:p>
          </table:table-cell>
          <table:table-cell table:formula="of:=VLOOKUP([.B57];[$meldunek.$A$2:.$B$326];2; 0)" office:value-type="float" office:value="13" calcext:value-type="float">
            <text:p>13</text:p>
          </table:table-cell>
          <table:table-cell table:formula="of:=VLOOKUP([.B57];[$studenci.$A$2:.C$100];2)" office:value-type="string" office:string-value="KUCHARSKI" calcext:value-type="string">
            <text:p>KUCHARSKI</text:p>
          </table:table-cell>
          <table:table-cell table:formula="of:=VLOOKUP([.B5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5111492877" calcext:value-type="float">
            <text:p>95111492877</text:p>
          </table:table-cell>
          <table:table-cell office:value-type="string" calcext:value-type="string">
            <text:p>PODSTAWY KRYPTOGRAFII I</text:p>
          </table:table-cell>
          <table:table-cell table:formula="of:=VLOOKUP([.B58];[$meldunek.$A$2:.$B$326];2; 0)" office:value-type="float" office:value="13" calcext:value-type="float">
            <text:p>13</text:p>
          </table:table-cell>
          <table:table-cell table:formula="of:=VLOOKUP([.B58];[$studenci.$A$2:.C$100];2)" office:value-type="string" office:string-value="KUCHARSKI" calcext:value-type="string">
            <text:p>KUCHARSKI</text:p>
          </table:table-cell>
          <table:table-cell table:formula="of:=VLOOKUP([.B5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3041252815" calcext:value-type="float">
            <text:p>93041252815</text:p>
          </table:table-cell>
          <table:table-cell office:value-type="string" calcext:value-type="string">
            <text:p>FLASH I PHP</text:p>
          </table:table-cell>
          <table:table-cell table:formula="of:=VLOOKUP([.B59];[$meldunek.$A$2:.$B$326];2; 0)" office:value-type="float" office:value="13" calcext:value-type="float">
            <text:p>13</text:p>
          </table:table-cell>
          <table:table-cell table:formula="of:=VLOOKUP([.B59];[$studenci.$A$2:.C$100];2)" office:value-type="string" office:string-value="DEKA" calcext:value-type="string">
            <text:p>DEKA</text:p>
          </table:table-cell>
          <table:table-cell table:formula="of:=VLOOKUP([.B59];[$studenci.$A$2:.$C$100];3)" office:value-type="string" office:string-value="JACEK" calcext:value-type="string">
            <text:p>JACEK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7010983179" calcext:value-type="float">
            <text:p>97010983179</text:p>
          </table:table-cell>
          <table:table-cell office:value-type="string" calcext:value-type="string">
            <text:p>CHEMIA FIZYCZNA</text:p>
          </table:table-cell>
          <table:table-cell table:formula="of:=VLOOKUP([.B60];[$meldunek.$A$2:.$B$326];2; 0)" office:value-type="float" office:value="13" calcext:value-type="float">
            <text:p>13</text:p>
          </table:table-cell>
          <table:table-cell table:formula="of:=VLOOKUP([.B60];[$studenci.$A$2:.C$100];2)" office:value-type="string" office:string-value="KUCHARSKI" calcext:value-type="string">
            <text:p>KUCHARSKI</text:p>
          </table:table-cell>
          <table:table-cell table:formula="of:=VLOOKUP([.B60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6011338285" calcext:value-type="float">
            <text:p>96011338285</text:p>
          </table:table-cell>
          <table:table-cell office:value-type="string" calcext:value-type="string">
            <text:p>CHEMIA KWANTOWA II</text:p>
          </table:table-cell>
          <table:table-cell table:formula="of:=VLOOKUP([.B61];[$meldunek.$A$2:.$B$326];2; 0)" office:value-type="float" office:value="13" calcext:value-type="float">
            <text:p>13</text:p>
          </table:table-cell>
          <table:table-cell table:formula="of:=VLOOKUP([.B61];[$studenci.$A$2:.C$100];2)" office:value-type="string" office:string-value="KUCHARSKI" calcext:value-type="string">
            <text:p>KUCHARSKI</text:p>
          </table:table-cell>
          <table:table-cell table:formula="of:=VLOOKUP([.B6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7021392858" calcext:value-type="float">
            <text:p>97021392858</text:p>
          </table:table-cell>
          <table:table-cell office:value-type="string" calcext:value-type="string">
            <text:p>FLASH I PHP</text:p>
          </table:table-cell>
          <table:table-cell table:formula="of:=VLOOKUP([.B62];[$meldunek.$A$2:.$B$326];2; 0)" office:value-type="float" office:value="13" calcext:value-type="float">
            <text:p>13</text:p>
          </table:table-cell>
          <table:table-cell table:formula="of:=VLOOKUP([.B62];[$studenci.$A$2:.C$100];2)" office:value-type="string" office:string-value="KUCHARSKI" calcext:value-type="string">
            <text:p>KUCHARSKI</text:p>
          </table:table-cell>
          <table:table-cell table:formula="of:=VLOOKUP([.B6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3021966581" calcext:value-type="float">
            <text:p>93021966581</text:p>
          </table:table-cell>
          <table:table-cell office:value-type="string" calcext:value-type="string">
            <text:p>JAK DZIALA LINUX</text:p>
          </table:table-cell>
          <table:table-cell table:formula="of:=VLOOKUP([.B63];[$meldunek.$A$2:.$B$326];2; 0)" office:value-type="float" office:value="13" calcext:value-type="float">
            <text:p>13</text:p>
          </table:table-cell>
          <table:table-cell table:formula="of:=VLOOKUP([.B63];[$studenci.$A$2:.C$100];2)" office:value-type="string" office:string-value="PEPLIN" calcext:value-type="string">
            <text:p>PEPLIN</text:p>
          </table:table-cell>
          <table:table-cell table:formula="of:=VLOOKUP([.B63];[$studenci.$A$2:.$C$100];3)" office:value-type="string" office:string-value="ALICJA" calcext:value-type="string">
            <text:p>ALICJ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3122174335" calcext:value-type="float">
            <text:p>93122174335</text:p>
          </table:table-cell>
          <table:table-cell office:value-type="string" calcext:value-type="string">
            <text:p>AUDYT BEZPIECZENSTWA SIECI</text:p>
          </table:table-cell>
          <table:table-cell table:formula="of:=VLOOKUP([.B64];[$meldunek.$A$2:.$B$326];2; 0)" office:value-type="float" office:value="14" calcext:value-type="float">
            <text:p>14</text:p>
          </table:table-cell>
          <table:table-cell table:formula="of:=VLOOKUP([.B64];[$studenci.$A$2:.C$100];2)" office:value-type="string" office:string-value="KUCHARSKI" calcext:value-type="string">
            <text:p>KUCHARSKI</text:p>
          </table:table-cell>
          <table:table-cell table:formula="of:=VLOOKUP([.B6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5060298582" calcext:value-type="float">
            <text:p>95060298582</text:p>
          </table:table-cell>
          <table:table-cell office:value-type="string" calcext:value-type="string">
            <text:p>GRAFIKA KOMPUTEROWA II</text:p>
          </table:table-cell>
          <table:table-cell table:formula="of:=VLOOKUP([.B65];[$meldunek.$A$2:.$B$326];2; 0)" office:value-type="float" office:value="14" calcext:value-type="float">
            <text:p>14</text:p>
          </table:table-cell>
          <table:table-cell table:formula="of:=VLOOKUP([.B65];[$studenci.$A$2:.C$100];2)" office:value-type="string" office:string-value="KUCHARSKI" calcext:value-type="string">
            <text:p>KUCHARSKI</text:p>
          </table:table-cell>
          <table:table-cell table:formula="of:=VLOOKUP([.B65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4062364747" calcext:value-type="float">
            <text:p>94062364747</text:p>
          </table:table-cell>
          <table:table-cell office:value-type="string" calcext:value-type="string">
            <text:p>TEORIA GIER</text:p>
          </table:table-cell>
          <table:table-cell table:formula="of:=VLOOKUP([.B66];[$meldunek.$A$2:.$B$326];2; 0)" office:value-type="float" office:value="14" calcext:value-type="float">
            <text:p>14</text:p>
          </table:table-cell>
          <table:table-cell table:formula="of:=VLOOKUP([.B66];[$studenci.$A$2:.C$100];2)" office:value-type="string" office:string-value="KUCHARSKI" calcext:value-type="string">
            <text:p>KUCHARSKI</text:p>
          </table:table-cell>
          <table:table-cell table:formula="of:=VLOOKUP([.B6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6021765853" calcext:value-type="float">
            <text:p>96021765853</text:p>
          </table:table-cell>
          <table:table-cell office:value-type="string" calcext:value-type="string">
            <text:p>FIZYKA TECHNICZNA I</text:p>
          </table:table-cell>
          <table:table-cell table:formula="of:=VLOOKUP([.B67];[$meldunek.$A$2:.$B$326];2; 0)" office:value-type="float" office:value="14" calcext:value-type="float">
            <text:p>14</text:p>
          </table:table-cell>
          <table:table-cell table:formula="of:=VLOOKUP([.B67];[$studenci.$A$2:.C$100];2)" office:value-type="string" office:string-value="KUCHARSKI" calcext:value-type="string">
            <text:p>KUCHARSKI</text:p>
          </table:table-cell>
          <table:table-cell table:formula="of:=VLOOKUP([.B6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5101667241" calcext:value-type="float">
            <text:p>95101667241</text:p>
          </table:table-cell>
          <table:table-cell office:value-type="string" calcext:value-type="string">
            <text:p>OPTYMALIZACJA ALGORYTMOW II</text:p>
          </table:table-cell>
          <table:table-cell table:formula="of:=VLOOKUP([.B68];[$meldunek.$A$2:.$B$326];2; 0)" office:value-type="float" office:value="14" calcext:value-type="float">
            <text:p>14</text:p>
          </table:table-cell>
          <table:table-cell table:formula="of:=VLOOKUP([.B68];[$studenci.$A$2:.C$100];2)" office:value-type="string" office:string-value="KUCHARSKI" calcext:value-type="string">
            <text:p>KUCHARSKI</text:p>
          </table:table-cell>
          <table:table-cell table:formula="of:=VLOOKUP([.B6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052939154" calcext:value-type="float">
            <text:p>95052939154</text:p>
          </table:table-cell>
          <table:table-cell office:value-type="string" calcext:value-type="string">
            <text:p>GRAFIKA KOMPUTEROWA II</text:p>
          </table:table-cell>
          <table:table-cell table:formula="of:=VLOOKUP([.B69];[$meldunek.$A$2:.$B$326];2; 0)" office:value-type="float" office:value="15" calcext:value-type="float">
            <text:p>15</text:p>
          </table:table-cell>
          <table:table-cell table:formula="of:=VLOOKUP([.B69];[$studenci.$A$2:.C$100];2)" office:value-type="string" office:string-value="KUCHARSKI" calcext:value-type="string">
            <text:p>KUCHARSKI</text:p>
          </table:table-cell>
          <table:table-cell table:formula="of:=VLOOKUP([.B6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5071489133" calcext:value-type="float">
            <text:p>95071489133</text:p>
          </table:table-cell>
          <table:table-cell office:value-type="string" calcext:value-type="string">
            <text:p>ANALIZA MATEMATYCZNA II</text:p>
          </table:table-cell>
          <table:table-cell table:formula="of:=VLOOKUP([.B70];[$meldunek.$A$2:.$B$326];2; 0)" office:value-type="float" office:value="15" calcext:value-type="float">
            <text:p>15</text:p>
          </table:table-cell>
          <table:table-cell table:formula="of:=VLOOKUP([.B70];[$studenci.$A$2:.C$100];2)" office:value-type="string" office:string-value="KUCHARSKI" calcext:value-type="string">
            <text:p>KUCHARSKI</text:p>
          </table:table-cell>
          <table:table-cell table:formula="of:=VLOOKUP([.B70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5042088338" calcext:value-type="float">
            <text:p>95042088338</text:p>
          </table:table-cell>
          <table:table-cell office:value-type="string" calcext:value-type="string">
            <text:p>AUDYT BEZPIECZENSTWA SIECI</text:p>
          </table:table-cell>
          <table:table-cell table:formula="of:=VLOOKUP([.B71];[$meldunek.$A$2:.$B$326];2; 0)" office:value-type="float" office:value="15" calcext:value-type="float">
            <text:p>15</text:p>
          </table:table-cell>
          <table:table-cell table:formula="of:=VLOOKUP([.B71];[$studenci.$A$2:.C$100];2)" office:value-type="string" office:string-value="KUCHARSKI" calcext:value-type="string">
            <text:p>KUCHARSKI</text:p>
          </table:table-cell>
          <table:table-cell table:formula="of:=VLOOKUP([.B7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4081134358" calcext:value-type="float">
            <text:p>94081134358</text:p>
          </table:table-cell>
          <table:table-cell office:value-type="string" calcext:value-type="string">
            <text:p>KANONY WIEDZY PROGRAMISTYCZNEJ</text:p>
          </table:table-cell>
          <table:table-cell table:formula="of:=VLOOKUP([.B72];[$meldunek.$A$2:.$B$326];2; 0)" office:value-type="float" office:value="16" calcext:value-type="float">
            <text:p>16</text:p>
          </table:table-cell>
          <table:table-cell table:formula="of:=VLOOKUP([.B72];[$studenci.$A$2:.C$100];2)" office:value-type="string" office:string-value="KUCHARSKI" calcext:value-type="string">
            <text:p>KUCHARSKI</text:p>
          </table:table-cell>
          <table:table-cell table:formula="of:=VLOOKUP([.B7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6042084485" calcext:value-type="float">
            <text:p>96042084485</text:p>
          </table:table-cell>
          <table:table-cell office:value-type="string" calcext:value-type="string">
            <text:p>GRAFIKA KOMPUTEROWA III</text:p>
          </table:table-cell>
          <table:table-cell table:formula="of:=VLOOKUP([.B73];[$meldunek.$A$2:.$B$326];2; 0)" office:value-type="float" office:value="16" calcext:value-type="float">
            <text:p>16</text:p>
          </table:table-cell>
          <table:table-cell table:formula="of:=VLOOKUP([.B73];[$studenci.$A$2:.C$100];2)" office:value-type="string" office:string-value="KUCHARSKI" calcext:value-type="string">
            <text:p>KUCHARSKI</text:p>
          </table:table-cell>
          <table:table-cell table:formula="of:=VLOOKUP([.B7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2072589329" calcext:value-type="float">
            <text:p>92072589329</text:p>
          </table:table-cell>
          <table:table-cell office:value-type="string" calcext:value-type="string">
            <text:p>GRAFIKA KOMPUTEROWA I</text:p>
          </table:table-cell>
          <table:table-cell table:formula="of:=VLOOKUP([.B74];[$meldunek.$A$2:.$B$326];2; 0)" office:value-type="float" office:value="16" calcext:value-type="float">
            <text:p>16</text:p>
          </table:table-cell>
          <table:table-cell table:formula="of:=VLOOKUP([.B74];[$studenci.$A$2:.C$100];2)" office:value-type="string" office:string-value="MODZELEWSKA" calcext:value-type="string">
            <text:p>MODZELEWSKA</text:p>
          </table:table-cell>
          <table:table-cell table:formula="of:=VLOOKUP([.B74];[$studenci.$A$2:.$C$100];3)" office:value-type="string" office:string-value="MARTYNA" calcext:value-type="string">
            <text:p>MARTYN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6070825977" calcext:value-type="float">
            <text:p>96070825977</text:p>
          </table:table-cell>
          <table:table-cell office:value-type="string" calcext:value-type="string">
            <text:p>STEROWNIKI PRZEMYSLOWE II</text:p>
          </table:table-cell>
          <table:table-cell table:formula="of:=VLOOKUP([.B75];[$meldunek.$A$2:.$B$326];2; 0)" office:value-type="float" office:value="17" calcext:value-type="float">
            <text:p>17</text:p>
          </table:table-cell>
          <table:table-cell table:formula="of:=VLOOKUP([.B75];[$studenci.$A$2:.C$100];2)" office:value-type="string" office:string-value="KUCHARSKI" calcext:value-type="string">
            <text:p>KUCHARSKI</text:p>
          </table:table-cell>
          <table:table-cell table:formula="of:=VLOOKUP([.B75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4052013633" calcext:value-type="float">
            <text:p>94052013633</text:p>
          </table:table-cell>
          <table:table-cell office:value-type="string" calcext:value-type="string">
            <text:p>SIECI NEURONOWE</text:p>
          </table:table-cell>
          <table:table-cell table:formula="of:=VLOOKUP([.B76];[$meldunek.$A$2:.$B$326];2; 0)" office:value-type="float" office:value="17" calcext:value-type="float">
            <text:p>17</text:p>
          </table:table-cell>
          <table:table-cell table:formula="of:=VLOOKUP([.B76];[$studenci.$A$2:.C$100];2)" office:value-type="string" office:string-value="KUCHARSKI" calcext:value-type="string">
            <text:p>KUCHARSKI</text:p>
          </table:table-cell>
          <table:table-cell table:formula="of:=VLOOKUP([.B7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3110169918" calcext:value-type="float">
            <text:p>93110169918</text:p>
          </table:table-cell>
          <table:table-cell office:value-type="string" calcext:value-type="string">
            <text:p>ROBOTYKA I</text:p>
          </table:table-cell>
          <table:table-cell table:formula="of:=VLOOKUP([.B77];[$meldunek.$A$2:.$B$326];2; 0)" office:value-type="float" office:value="17" calcext:value-type="float">
            <text:p>17</text:p>
          </table:table-cell>
          <table:table-cell table:formula="of:=VLOOKUP([.B77];[$studenci.$A$2:.C$100];2)" office:value-type="string" office:string-value="KUCHARSKI" calcext:value-type="string">
            <text:p>KUCHARSKI</text:p>
          </table:table-cell>
          <table:table-cell table:formula="of:=VLOOKUP([.B7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4031766363" calcext:value-type="float">
            <text:p>94031766363</text:p>
          </table:table-cell>
          <table:table-cell office:value-type="string" calcext:value-type="string">
            <text:p>AUTOCAD DOBRE PRAKTYKI</text:p>
          </table:table-cell>
          <table:table-cell table:formula="of:=VLOOKUP([.B78];[$meldunek.$A$2:.$B$326];2; 0)" office:value-type="float" office:value="17" calcext:value-type="float">
            <text:p>17</text:p>
          </table:table-cell>
          <table:table-cell table:formula="of:=VLOOKUP([.B78];[$studenci.$A$2:.C$100];2)" office:value-type="string" office:string-value="KUCHARSKI" calcext:value-type="string">
            <text:p>KUCHARSKI</text:p>
          </table:table-cell>
          <table:table-cell table:formula="of:=VLOOKUP([.B7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6032965482" calcext:value-type="float">
            <text:p>96032965482</text:p>
          </table:table-cell>
          <table:table-cell office:value-type="string" calcext:value-type="string">
            <text:p>MERNICTWO ELEKTRYCZNE II</text:p>
          </table:table-cell>
          <table:table-cell table:formula="of:=VLOOKUP([.B79];[$meldunek.$A$2:.$B$326];2; 0)" office:value-type="float" office:value="17" calcext:value-type="float">
            <text:p>17</text:p>
          </table:table-cell>
          <table:table-cell table:formula="of:=VLOOKUP([.B79];[$studenci.$A$2:.C$100];2)" office:value-type="string" office:string-value="KUCHARSKI" calcext:value-type="string">
            <text:p>KUCHARSKI</text:p>
          </table:table-cell>
          <table:table-cell table:formula="of:=VLOOKUP([.B7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3042594253" calcext:value-type="float">
            <text:p>93042594253</text:p>
          </table:table-cell>
          <table:table-cell office:value-type="string" calcext:value-type="string">
            <text:p>FIZYKA TECHNICZNA II</text:p>
          </table:table-cell>
          <table:table-cell table:formula="of:=VLOOKUP([.B80];[$meldunek.$A$2:.$B$326];2; 0)" office:value-type="float" office:value="17" calcext:value-type="float">
            <text:p>17</text:p>
          </table:table-cell>
          <table:table-cell table:formula="of:=VLOOKUP([.B80];[$studenci.$A$2:.C$100];2)" office:value-type="string" office:string-value="GAWRYS" calcext:value-type="string">
            <text:p>GAWRYS</text:p>
          </table:table-cell>
          <table:table-cell table:formula="of:=VLOOKUP([.B80];[$studenci.$A$2:.$C$100];3)" office:value-type="string" office:string-value="PIOTR" calcext:value-type="string">
            <text:p>PIOTR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95021137376" calcext:value-type="float">
            <text:p>95021137376</text:p>
          </table:table-cell>
          <table:table-cell office:value-type="string" calcext:value-type="string">
            <text:p>VHDL</text:p>
          </table:table-cell>
          <table:table-cell table:formula="of:=VLOOKUP([.B81];[$meldunek.$A$2:.$B$326];2; 0)" office:value-type="float" office:value="17" calcext:value-type="float">
            <text:p>17</text:p>
          </table:table-cell>
          <table:table-cell table:formula="of:=VLOOKUP([.B81];[$studenci.$A$2:.C$100];2)" office:value-type="string" office:string-value="KUCHARSKI" calcext:value-type="string">
            <text:p>KUCHARSKI</text:p>
          </table:table-cell>
          <table:table-cell table:formula="of:=VLOOKUP([.B8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4060394564" calcext:value-type="float">
            <text:p>94060394564</text:p>
          </table:table-cell>
          <table:table-cell office:value-type="string" calcext:value-type="string">
            <text:p>HACKING SZTUKA PENETRACJI</text:p>
          </table:table-cell>
          <table:table-cell table:formula="of:=VLOOKUP([.B82];[$meldunek.$A$2:.$B$326];2; 0)" office:value-type="float" office:value="18" calcext:value-type="float">
            <text:p>18</text:p>
          </table:table-cell>
          <table:table-cell table:formula="of:=VLOOKUP([.B82];[$studenci.$A$2:.C$100];2)" office:value-type="string" office:string-value="KUCHARSKI" calcext:value-type="string">
            <text:p>KUCHARSKI</text:p>
          </table:table-cell>
          <table:table-cell table:formula="of:=VLOOKUP([.B8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4051786439" calcext:value-type="float">
            <text:p>94051786439</text:p>
          </table:table-cell>
          <table:table-cell office:value-type="string" calcext:value-type="string">
            <text:p>FIZYKA CIALA STALEGO III</text:p>
          </table:table-cell>
          <table:table-cell table:formula="of:=VLOOKUP([.B83];[$meldunek.$A$2:.$B$326];2; 0)" office:value-type="float" office:value="18" calcext:value-type="float">
            <text:p>18</text:p>
          </table:table-cell>
          <table:table-cell table:formula="of:=VLOOKUP([.B83];[$studenci.$A$2:.C$100];2)" office:value-type="string" office:string-value="KUCHARSKI" calcext:value-type="string">
            <text:p>KUCHARSKI</text:p>
          </table:table-cell>
          <table:table-cell table:formula="of:=VLOOKUP([.B8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6061777722" calcext:value-type="float">
            <text:p>96061777722</text:p>
          </table:table-cell>
          <table:table-cell office:value-type="string" calcext:value-type="string">
            <text:p>OSCYLOSKOP W ZASTOSOWANIACH</text:p>
          </table:table-cell>
          <table:table-cell table:formula="of:=VLOOKUP([.B84];[$meldunek.$A$2:.$B$326];2; 0)" office:value-type="float" office:value="18" calcext:value-type="float">
            <text:p>18</text:p>
          </table:table-cell>
          <table:table-cell table:formula="of:=VLOOKUP([.B84];[$studenci.$A$2:.C$100];2)" office:value-type="string" office:string-value="KUCHARSKI" calcext:value-type="string">
            <text:p>KUCHARSKI</text:p>
          </table:table-cell>
          <table:table-cell table:formula="of:=VLOOKUP([.B8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3031922166" calcext:value-type="float">
            <text:p>93031922166</text:p>
          </table:table-cell>
          <table:table-cell office:value-type="string" calcext:value-type="string">
            <text:p>LINUX KSIEGA ADMINISTRATORA II</text:p>
          </table:table-cell>
          <table:table-cell table:formula="of:=VLOOKUP([.B85];[$meldunek.$A$2:.$B$326];2; 0)" office:value-type="float" office:value="18" calcext:value-type="float">
            <text:p>18</text:p>
          </table:table-cell>
          <table:table-cell table:formula="of:=VLOOKUP([.B85];[$studenci.$A$2:.C$100];2)" office:value-type="string" office:string-value="PLACHTA" calcext:value-type="string">
            <text:p>PLACHTA</text:p>
          </table:table-cell>
          <table:table-cell table:formula="of:=VLOOKUP([.B85];[$studenci.$A$2:.$C$100];3)" office:value-type="string" office:string-value="EWA" calcext:value-type="string">
            <text:p>EWA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6090264886" calcext:value-type="float">
            <text:p>96090264886</text:p>
          </table:table-cell>
          <table:table-cell office:value-type="string" calcext:value-type="string">
            <text:p>OSCYLOSKOP W ZASTOSOWANIACH</text:p>
          </table:table-cell>
          <table:table-cell table:formula="of:=VLOOKUP([.B86];[$meldunek.$A$2:.$B$326];2; 0)" office:value-type="float" office:value="18" calcext:value-type="float">
            <text:p>18</text:p>
          </table:table-cell>
          <table:table-cell table:formula="of:=VLOOKUP([.B86];[$studenci.$A$2:.C$100];2)" office:value-type="string" office:string-value="KUCHARSKI" calcext:value-type="string">
            <text:p>KUCHARSKI</text:p>
          </table:table-cell>
          <table:table-cell table:formula="of:=VLOOKUP([.B8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2062548936" calcext:value-type="float">
            <text:p>92062548936</text:p>
          </table:table-cell>
          <table:table-cell office:value-type="string" calcext:value-type="string">
            <text:p>ALGORYTMY BEZ TAJEMNIC</text:p>
          </table:table-cell>
          <table:table-cell table:formula="of:=VLOOKUP([.B87];[$meldunek.$A$2:.$B$326];2; 0)" office:value-type="float" office:value="18" calcext:value-type="float">
            <text:p>18</text:p>
          </table:table-cell>
          <table:table-cell table:formula="of:=VLOOKUP([.B87];[$studenci.$A$2:.C$100];2)" office:value-type="string" office:string-value="OGONOWSKA" calcext:value-type="string">
            <text:p>OGONOWSKA</text:p>
          </table:table-cell>
          <table:table-cell table:formula="of:=VLOOKUP([.B87];[$studenci.$A$2:.$C$100];3)" office:value-type="string" office:string-value="JULIUSZ" calcext:value-type="string">
            <text:p>JULIUSZ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5112489689" calcext:value-type="float">
            <text:p>95112489689</text:p>
          </table:table-cell>
          <table:table-cell office:value-type="string" calcext:value-type="string">
            <text:p>GRAFIKA KOMPUTEROWA I</text:p>
          </table:table-cell>
          <table:table-cell table:formula="of:=VLOOKUP([.B88];[$meldunek.$A$2:.$B$326];2; 0)" office:value-type="float" office:value="19" calcext:value-type="float">
            <text:p>19</text:p>
          </table:table-cell>
          <table:table-cell table:formula="of:=VLOOKUP([.B88];[$studenci.$A$2:.C$100];2)" office:value-type="string" office:string-value="KUCHARSKI" calcext:value-type="string">
            <text:p>KUCHARSKI</text:p>
          </table:table-cell>
          <table:table-cell table:formula="of:=VLOOKUP([.B8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6031551327" calcext:value-type="float">
            <text:p>96031551327</text:p>
          </table:table-cell>
          <table:table-cell office:value-type="string" calcext:value-type="string">
            <text:p>ROBOTYKA II</text:p>
          </table:table-cell>
          <table:table-cell table:formula="of:=VLOOKUP([.B89];[$meldunek.$A$2:.$B$326];2; 0)" office:value-type="float" office:value="19" calcext:value-type="float">
            <text:p>19</text:p>
          </table:table-cell>
          <table:table-cell table:formula="of:=VLOOKUP([.B89];[$studenci.$A$2:.C$100];2)" office:value-type="string" office:string-value="KUCHARSKI" calcext:value-type="string">
            <text:p>KUCHARSKI</text:p>
          </table:table-cell>
          <table:table-cell table:formula="of:=VLOOKUP([.B8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6051135916" calcext:value-type="float">
            <text:p>96051135916</text:p>
          </table:table-cell>
          <table:table-cell office:value-type="string" calcext:value-type="string">
            <text:p>TESTOWANIE UKLADOW VLSI</text:p>
          </table:table-cell>
          <table:table-cell table:formula="of:=VLOOKUP([.B90];[$meldunek.$A$2:.$B$326];2; 0)" office:value-type="float" office:value="19" calcext:value-type="float">
            <text:p>19</text:p>
          </table:table-cell>
          <table:table-cell table:formula="of:=VLOOKUP([.B90];[$studenci.$A$2:.C$100];2)" office:value-type="string" office:string-value="KUCHARSKI" calcext:value-type="string">
            <text:p>KUCHARSKI</text:p>
          </table:table-cell>
          <table:table-cell table:formula="of:=VLOOKUP([.B90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3020984197" calcext:value-type="float">
            <text:p>93020984197</text:p>
          </table:table-cell>
          <table:table-cell office:value-type="string" calcext:value-type="string">
            <text:p>AUTOMATYKA II</text:p>
          </table:table-cell>
          <table:table-cell table:formula="of:=VLOOKUP([.B91];[$meldunek.$A$2:.$B$326];2; 0)" office:value-type="float" office:value="19" calcext:value-type="float">
            <text:p>19</text:p>
          </table:table-cell>
          <table:table-cell table:formula="of:=VLOOKUP([.B91];[$studenci.$A$2:.C$100];2)" office:value-type="string" office:string-value="KEPARA" calcext:value-type="string">
            <text:p>KEPARA</text:p>
          </table:table-cell>
          <table:table-cell table:formula="of:=VLOOKUP([.B91];[$studenci.$A$2:.$C$100];3)" office:value-type="string" office:string-value="MICHAL" calcext:value-type="string">
            <text:p>MICHAL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4091495359" calcext:value-type="float">
            <text:p>94091495359</text:p>
          </table:table-cell>
          <table:table-cell office:value-type="string" calcext:value-type="string">
            <text:p>ANALIZA I KOREKCJA BLEDOW</text:p>
          </table:table-cell>
          <table:table-cell table:formula="of:=VLOOKUP([.B92];[$meldunek.$A$2:.$B$326];2; 0)" office:value-type="float" office:value="20" calcext:value-type="float">
            <text:p>20</text:p>
          </table:table-cell>
          <table:table-cell table:formula="of:=VLOOKUP([.B92];[$studenci.$A$2:.C$100];2)" office:value-type="string" office:string-value="KUCHARSKI" calcext:value-type="string">
            <text:p>KUCHARSKI</text:p>
          </table:table-cell>
          <table:table-cell table:formula="of:=VLOOKUP([.B9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4052812232" calcext:value-type="float">
            <text:p>94052812232</text:p>
          </table:table-cell>
          <table:table-cell office:value-type="string" calcext:value-type="string">
            <text:p>ELEKTRONIKA ANALOGOWA I</text:p>
          </table:table-cell>
          <table:table-cell table:formula="of:=VLOOKUP([.B93];[$meldunek.$A$2:.$B$326];2; 0)" office:value-type="float" office:value="20" calcext:value-type="float">
            <text:p>20</text:p>
          </table:table-cell>
          <table:table-cell table:formula="of:=VLOOKUP([.B93];[$studenci.$A$2:.C$100];2)" office:value-type="string" office:string-value="KUCHARSKI" calcext:value-type="string">
            <text:p>KUCHARSKI</text:p>
          </table:table-cell>
          <table:table-cell table:formula="of:=VLOOKUP([.B9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061083359" calcext:value-type="float">
            <text:p>92061083359</text:p>
          </table:table-cell>
          <table:table-cell office:value-type="string" calcext:value-type="string">
            <text:p>FIZYKA TECHNICZNA I</text:p>
          </table:table-cell>
          <table:table-cell table:formula="of:=VLOOKUP([.B94];[$meldunek.$A$2:.$B$326];2; 0)" office:value-type="float" office:value="21" calcext:value-type="float">
            <text:p>21</text:p>
          </table:table-cell>
          <table:table-cell table:formula="of:=VLOOKUP([.B94];[$studenci.$A$2:.C$100];2)" office:value-type="string" office:string-value="PLISZKA" calcext:value-type="string">
            <text:p>PLISZKA</text:p>
          </table:table-cell>
          <table:table-cell table:formula="of:=VLOOKUP([.B94];[$studenci.$A$2:.$C$100];3)" office:value-type="string" office:string-value="ADAM" calcext:value-type="string">
            <text:p>AD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071176944" calcext:value-type="float">
            <text:p>92071176944</text:p>
          </table:table-cell>
          <table:table-cell office:value-type="string" calcext:value-type="string">
            <text:p>ANALIZA MATEMATYCZNA I</text:p>
          </table:table-cell>
          <table:table-cell table:formula="of:=VLOOKUP([.B95];[$meldunek.$A$2:.$B$326];2; 0)" office:value-type="float" office:value="21" calcext:value-type="float">
            <text:p>21</text:p>
          </table:table-cell>
          <table:table-cell table:formula="of:=VLOOKUP([.B95];[$studenci.$A$2:.C$100];2)" office:value-type="string" office:string-value="STOLARZ" calcext:value-type="string">
            <text:p>STOLARZ</text:p>
          </table:table-cell>
          <table:table-cell table:formula="of:=VLOOKUP([.B95];[$studenci.$A$2:.$C$100];3)" office:value-type="string" office:string-value="KATARZYNA" calcext:value-type="string">
            <text:p>KATARZYN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3020344452" calcext:value-type="float">
            <text:p>93020344452</text:p>
          </table:table-cell>
          <table:table-cell office:value-type="string" calcext:value-type="string">
            <text:p>PROGRAMOWANIE MIKROKONTROLEROW II</text:p>
          </table:table-cell>
          <table:table-cell table:formula="of:=VLOOKUP([.B96];[$meldunek.$A$2:.$B$326];2; 0)" office:value-type="float" office:value="21" calcext:value-type="float">
            <text:p>21</text:p>
          </table:table-cell>
          <table:table-cell table:formula="of:=VLOOKUP([.B96];[$studenci.$A$2:.C$100];2)" office:value-type="string" office:string-value="BORYS" calcext:value-type="string">
            <text:p>BORYS</text:p>
          </table:table-cell>
          <table:table-cell table:formula="of:=VLOOKUP([.B96];[$studenci.$A$2:.$C$100];3)" office:value-type="string" office:string-value="MAREK" calcext:value-type="string">
            <text:p>MARE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5041132892" calcext:value-type="float">
            <text:p>95041132892</text:p>
          </table:table-cell>
          <table:table-cell office:value-type="string" calcext:value-type="string">
            <text:p>LINUX KSIEGA ADMINISTRATORA I</text:p>
          </table:table-cell>
          <table:table-cell table:formula="of:=VLOOKUP([.B97];[$meldunek.$A$2:.$B$326];2; 0)" office:value-type="float" office:value="21" calcext:value-type="float">
            <text:p>21</text:p>
          </table:table-cell>
          <table:table-cell table:formula="of:=VLOOKUP([.B97];[$studenci.$A$2:.C$100];2)" office:value-type="string" office:string-value="KUCHARSKI" calcext:value-type="string">
            <text:p>KUCHARSKI</text:p>
          </table:table-cell>
          <table:table-cell table:formula="of:=VLOOKUP([.B9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3090575941" calcext:value-type="float">
            <text:p>93090575941</text:p>
          </table:table-cell>
          <table:table-cell office:value-type="string" calcext:value-type="string">
            <text:p>SYSTEMY OPERACYJNE</text:p>
          </table:table-cell>
          <table:table-cell table:formula="of:=VLOOKUP([.B98];[$meldunek.$A$2:.$B$326];2; 0)" office:value-type="float" office:value="21" calcext:value-type="float">
            <text:p>21</text:p>
          </table:table-cell>
          <table:table-cell table:formula="of:=VLOOKUP([.B98];[$studenci.$A$2:.C$100];2)" office:value-type="string" office:string-value="NIECKARZ" calcext:value-type="string">
            <text:p>NIECKARZ</text:p>
          </table:table-cell>
          <table:table-cell table:formula="of:=VLOOKUP([.B98];[$studenci.$A$2:.$C$100];3)" office:value-type="string" office:string-value="EMILIA" calcext:value-type="string">
            <text:p>EMILI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6120158756" calcext:value-type="float">
            <text:p>96120158756</text:p>
          </table:table-cell>
          <table:table-cell office:value-type="string" calcext:value-type="string">
            <text:p>KOMPUTEROWA ANALIZA OBRAZOWANIA MEDYCZNEGO I</text:p>
          </table:table-cell>
          <table:table-cell table:formula="of:=VLOOKUP([.B99];[$meldunek.$A$2:.$B$326];2; 0)" office:value-type="float" office:value="21" calcext:value-type="float">
            <text:p>21</text:p>
          </table:table-cell>
          <table:table-cell table:formula="of:=VLOOKUP([.B99];[$studenci.$A$2:.C$100];2)" office:value-type="string" office:string-value="KUCHARSKI" calcext:value-type="string">
            <text:p>KUCHARSKI</text:p>
          </table:table-cell>
          <table:table-cell table:formula="of:=VLOOKUP([.B9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4083048134" calcext:value-type="float">
            <text:p>94083048134</text:p>
          </table:table-cell>
          <table:table-cell office:value-type="string" calcext:value-type="string">
            <text:p>OPTYMALIZACJA ALGORYTMOW I</text:p>
          </table:table-cell>
          <table:table-cell table:formula="of:=VLOOKUP([.B100];[$meldunek.$A$2:.$B$326];2; 0)" office:value-type="float" office:value="21" calcext:value-type="float">
            <text:p>21</text:p>
          </table:table-cell>
          <table:table-cell table:formula="of:=VLOOKUP([.B100];[$studenci.$A$2:.C$100];2)" office:value-type="string" office:string-value="KUCHARSKI" calcext:value-type="string">
            <text:p>KUCHARSKI</text:p>
          </table:table-cell>
          <table:table-cell table:formula="of:=VLOOKUP([.B100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5111457382" calcext:value-type="float">
            <text:p>95111457382</text:p>
          </table:table-cell>
          <table:table-cell office:value-type="string" calcext:value-type="string">
            <text:p>TESTY PENETRACYJNE SIECI WIFI</text:p>
          </table:table-cell>
          <table:table-cell table:formula="of:=VLOOKUP([.B101];[$meldunek.$A$2:.$B$326];2; 0)" office:value-type="float" office:value="22" calcext:value-type="float">
            <text:p>22</text:p>
          </table:table-cell>
          <table:table-cell table:formula="of:=VLOOKUP([.B101];[$studenci.$A$2:.C$100];2)" office:value-type="string" office:string-value="KUCHARSKI" calcext:value-type="string">
            <text:p>KUCHARSKI</text:p>
          </table:table-cell>
          <table:table-cell table:formula="of:=VLOOKUP([.B10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2101543816" calcext:value-type="float">
            <text:p>92101543816</text:p>
          </table:table-cell>
          <table:table-cell office:value-type="string" calcext:value-type="string">
            <text:p>ANSI C</text:p>
          </table:table-cell>
          <table:table-cell table:formula="of:=VLOOKUP([.B102];[$meldunek.$A$2:.$B$326];2; 0)" office:value-type="float" office:value="22" calcext:value-type="float">
            <text:p>22</text:p>
          </table:table-cell>
          <table:table-cell table:formula="of:=VLOOKUP([.B102];[$studenci.$A$2:.C$100];2)" office:value-type="string" office:string-value="CWIKLA" calcext:value-type="string">
            <text:p>CWIKLA</text:p>
          </table:table-cell>
          <table:table-cell table:formula="of:=VLOOKUP([.B102];[$studenci.$A$2:.$C$100];3)" office:value-type="string" office:string-value="MARIAN" calcext:value-type="string">
            <text:p>MARIAN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5071044176" calcext:value-type="float">
            <text:p>95071044176</text:p>
          </table:table-cell>
          <table:table-cell office:value-type="string" calcext:value-type="string">
            <text:p>FIZYKA TECHNICZNA II</text:p>
          </table:table-cell>
          <table:table-cell table:formula="of:=VLOOKUP([.B103];[$meldunek.$A$2:.$B$326];2; 0)" office:value-type="float" office:value="22" calcext:value-type="float">
            <text:p>22</text:p>
          </table:table-cell>
          <table:table-cell table:formula="of:=VLOOKUP([.B103];[$studenci.$A$2:.C$100];2)" office:value-type="string" office:string-value="KUCHARSKI" calcext:value-type="string">
            <text:p>KUCHARSKI</text:p>
          </table:table-cell>
          <table:table-cell table:formula="of:=VLOOKUP([.B10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2060816563" calcext:value-type="float">
            <text:p>92060816563</text:p>
          </table:table-cell>
          <table:table-cell office:value-type="string" calcext:value-type="string">
            <text:p>WSTEP DO INFORMATYKI</text:p>
          </table:table-cell>
          <table:table-cell table:formula="of:=VLOOKUP([.B104];[$meldunek.$A$2:.$B$326];2; 0)" office:value-type="float" office:value="22" calcext:value-type="float">
            <text:p>22</text:p>
          </table:table-cell>
          <table:table-cell table:formula="of:=VLOOKUP([.B104];[$studenci.$A$2:.C$100];2)" office:value-type="string" office:string-value="LUKASZEWICZ" calcext:value-type="string">
            <text:p>LUKASZEWICZ</text:p>
          </table:table-cell>
          <table:table-cell table:formula="of:=VLOOKUP([.B104];[$studenci.$A$2:.$C$100];3)" office:value-type="string" office:string-value="PAULA" calcext:value-type="string">
            <text:p>PAULA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6112275739" calcext:value-type="float">
            <text:p>96112275739</text:p>
          </table:table-cell>
          <table:table-cell office:value-type="string" calcext:value-type="string">
            <text:p>ALGORYTMY BEZ TAJEMNIC</text:p>
          </table:table-cell>
          <table:table-cell table:formula="of:=VLOOKUP([.B105];[$meldunek.$A$2:.$B$326];2; 0)" office:value-type="float" office:value="22" calcext:value-type="float">
            <text:p>22</text:p>
          </table:table-cell>
          <table:table-cell table:formula="of:=VLOOKUP([.B105];[$studenci.$A$2:.C$100];2)" office:value-type="string" office:string-value="KUCHARSKI" calcext:value-type="string">
            <text:p>KUCHARSKI</text:p>
          </table:table-cell>
          <table:table-cell table:formula="of:=VLOOKUP([.B105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3031439697" calcext:value-type="float">
            <text:p>93031439697</text:p>
          </table:table-cell>
          <table:table-cell office:value-type="string" calcext:value-type="string">
            <text:p>TESTOWANIE UKLADOW VLSI</text:p>
          </table:table-cell>
          <table:table-cell table:formula="of:=VLOOKUP([.B106];[$meldunek.$A$2:.$B$326];2; 0)" office:value-type="float" office:value="22" calcext:value-type="float">
            <text:p>22</text:p>
          </table:table-cell>
          <table:table-cell table:formula="of:=VLOOKUP([.B106];[$studenci.$A$2:.C$100];2)" office:value-type="string" office:string-value="GRYJGIER" calcext:value-type="string">
            <text:p>GRYJGIER</text:p>
          </table:table-cell>
          <table:table-cell table:formula="of:=VLOOKUP([.B106];[$studenci.$A$2:.$C$100];3)" office:value-type="string" office:string-value="RAFAL" calcext:value-type="string">
            <text:p>RAFAL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6081928342" calcext:value-type="float">
            <text:p>96081928342</text:p>
          </table:table-cell>
          <table:table-cell office:value-type="string" calcext:value-type="string">
            <text:p>RELACYJNE BAZY DANYCH I</text:p>
          </table:table-cell>
          <table:table-cell table:formula="of:=VLOOKUP([.B107];[$meldunek.$A$2:.$B$326];2; 0)" office:value-type="float" office:value="23" calcext:value-type="float">
            <text:p>23</text:p>
          </table:table-cell>
          <table:table-cell table:formula="of:=VLOOKUP([.B107];[$studenci.$A$2:.C$100];2)" office:value-type="string" office:string-value="KUCHARSKI" calcext:value-type="string">
            <text:p>KUCHARSKI</text:p>
          </table:table-cell>
          <table:table-cell table:formula="of:=VLOOKUP([.B10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5022812243" calcext:value-type="float">
            <text:p>95022812243</text:p>
          </table:table-cell>
          <table:table-cell office:value-type="string" calcext:value-type="string">
            <text:p>ANALIZA ZLOZONYCH PROCESOW TECHNOLOGICZNYCH</text:p>
          </table:table-cell>
          <table:table-cell table:formula="of:=VLOOKUP([.B108];[$meldunek.$A$2:.$B$326];2; 0)" office:value-type="float" office:value="23" calcext:value-type="float">
            <text:p>23</text:p>
          </table:table-cell>
          <table:table-cell table:formula="of:=VLOOKUP([.B108];[$studenci.$A$2:.C$100];2)" office:value-type="string" office:string-value="KUCHARSKI" calcext:value-type="string">
            <text:p>KUCHARSKI</text:p>
          </table:table-cell>
          <table:table-cell table:formula="of:=VLOOKUP([.B10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6111524476" calcext:value-type="float">
            <text:p>96111524476</text:p>
          </table:table-cell>
          <table:table-cell office:value-type="string" calcext:value-type="string">
            <text:p>METODY NUMERYCZNE II</text:p>
          </table:table-cell>
          <table:table-cell table:formula="of:=VLOOKUP([.B109];[$meldunek.$A$2:.$B$326];2; 0)" office:value-type="float" office:value="23" calcext:value-type="float">
            <text:p>23</text:p>
          </table:table-cell>
          <table:table-cell table:formula="of:=VLOOKUP([.B109];[$studenci.$A$2:.C$100];2)" office:value-type="string" office:string-value="KUCHARSKI" calcext:value-type="string">
            <text:p>KUCHARSKI</text:p>
          </table:table-cell>
          <table:table-cell table:formula="of:=VLOOKUP([.B10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3061564929" calcext:value-type="float">
            <text:p>93061564929</text:p>
          </table:table-cell>
          <table:table-cell office:value-type="string" calcext:value-type="string">
            <text:p>GRAFIKA KOMPUTEROWA III</text:p>
          </table:table-cell>
          <table:table-cell table:formula="of:=VLOOKUP([.B110];[$meldunek.$A$2:.$B$326];2; 0)" office:value-type="float" office:value="24" calcext:value-type="float">
            <text:p>24</text:p>
          </table:table-cell>
          <table:table-cell table:formula="of:=VLOOKUP([.B110];[$studenci.$A$2:.C$100];2)" office:value-type="string" office:string-value="SOJDA" calcext:value-type="string">
            <text:p>SOJDA</text:p>
          </table:table-cell>
          <table:table-cell table:formula="of:=VLOOKUP([.B110];[$studenci.$A$2:.$C$100];3)" office:value-type="string" office:string-value="BARBARA" calcext:value-type="string">
            <text:p>BARBARA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3092337785" calcext:value-type="float">
            <text:p>93092337785</text:p>
          </table:table-cell>
          <table:table-cell office:value-type="string" calcext:value-type="string">
            <text:p>KOMPUTEROWA ANALIZA OBRAZOWANIA MEDYCZNEGO I</text:p>
          </table:table-cell>
          <table:table-cell table:formula="of:=VLOOKUP([.B111];[$meldunek.$A$2:.$B$326];2; 0)" office:value-type="float" office:value="24" calcext:value-type="float">
            <text:p>24</text:p>
          </table:table-cell>
          <table:table-cell table:formula="of:=VLOOKUP([.B111];[$studenci.$A$2:.C$100];2)" office:value-type="string" office:string-value="UKLEJA" calcext:value-type="string">
            <text:p>UKLEJA</text:p>
          </table:table-cell>
          <table:table-cell table:formula="of:=VLOOKUP([.B111];[$studenci.$A$2:.$C$100];3)" office:value-type="string" office:string-value="KRYSTYNA" calcext:value-type="string">
            <text:p>KRYSTYNA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6022049899" calcext:value-type="float">
            <text:p>96022049899</text:p>
          </table:table-cell>
          <table:table-cell office:value-type="string" calcext:value-type="string">
            <text:p>ANSI C</text:p>
          </table:table-cell>
          <table:table-cell table:formula="of:=VLOOKUP([.B112];[$meldunek.$A$2:.$B$326];2; 0)" office:value-type="float" office:value="24" calcext:value-type="float">
            <text:p>24</text:p>
          </table:table-cell>
          <table:table-cell table:formula="of:=VLOOKUP([.B112];[$studenci.$A$2:.C$100];2)" office:value-type="string" office:string-value="KUCHARSKI" calcext:value-type="string">
            <text:p>KUCHARSKI</text:p>
          </table:table-cell>
          <table:table-cell table:formula="of:=VLOOKUP([.B11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4040669736" calcext:value-type="float">
            <text:p>94040669736</text:p>
          </table:table-cell>
          <table:table-cell office:value-type="string" calcext:value-type="string">
            <text:p>GRAFIKA KOMPUTEROWA II</text:p>
          </table:table-cell>
          <table:table-cell table:formula="of:=VLOOKUP([.B113];[$meldunek.$A$2:.$B$326];2; 0)" office:value-type="float" office:value="25" calcext:value-type="float">
            <text:p>25</text:p>
          </table:table-cell>
          <table:table-cell table:formula="of:=VLOOKUP([.B113];[$studenci.$A$2:.C$100];2)" office:value-type="string" office:string-value="KUCHARSKI" calcext:value-type="string">
            <text:p>KUCHARSKI</text:p>
          </table:table-cell>
          <table:table-cell table:formula="of:=VLOOKUP([.B11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4020179251" calcext:value-type="float">
            <text:p>94020179251</text:p>
          </table:table-cell>
          <table:table-cell office:value-type="string" calcext:value-type="string">
            <text:p>HACKING SZTUKA PENETRACJI</text:p>
          </table:table-cell>
          <table:table-cell table:formula="of:=VLOOKUP([.B114];[$meldunek.$A$2:.$B$326];2; 0)" office:value-type="float" office:value="25" calcext:value-type="float">
            <text:p>25</text:p>
          </table:table-cell>
          <table:table-cell table:formula="of:=VLOOKUP([.B114];[$studenci.$A$2:.C$100];2)" office:value-type="string" office:string-value="KUCHARSKI" calcext:value-type="string">
            <text:p>KUCHARSKI</text:p>
          </table:table-cell>
          <table:table-cell table:formula="of:=VLOOKUP([.B11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080136224" calcext:value-type="float">
            <text:p>93080136224</text:p>
          </table:table-cell>
          <table:table-cell office:value-type="string" calcext:value-type="string">
            <text:p>TESTY PENETRACYJNE SIECI WIFI</text:p>
          </table:table-cell>
          <table:table-cell table:formula="of:=VLOOKUP([.B115];[$meldunek.$A$2:.$B$326];2; 0)" office:value-type="float" office:value="25" calcext:value-type="float">
            <text:p>25</text:p>
          </table:table-cell>
          <table:table-cell table:formula="of:=VLOOKUP([.B115];[$studenci.$A$2:.C$100];2)" office:value-type="string" office:string-value="RACZEK" calcext:value-type="string">
            <text:p>RACZEK</text:p>
          </table:table-cell>
          <table:table-cell table:formula="of:=VLOOKUP([.B115];[$studenci.$A$2:.$C$100];3)" office:value-type="string" office:string-value="MONIKA" calcext:value-type="string">
            <text:p>MONIKA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3032549924" calcext:value-type="float">
            <text:p>93032549924</text:p>
          </table:table-cell>
          <table:table-cell office:value-type="string" calcext:value-type="string">
            <text:p>FIZYKA TECHNICZNA III</text:p>
          </table:table-cell>
          <table:table-cell table:formula="of:=VLOOKUP([.B116];[$meldunek.$A$2:.$B$326];2; 0)" office:value-type="float" office:value="25" calcext:value-type="float">
            <text:p>25</text:p>
          </table:table-cell>
          <table:table-cell table:formula="of:=VLOOKUP([.B116];[$studenci.$A$2:.C$100];2)" office:value-type="string" office:string-value="MATRAS" calcext:value-type="string">
            <text:p>MATRAS</text:p>
          </table:table-cell>
          <table:table-cell table:formula="of:=VLOOKUP([.B116];[$studenci.$A$2:.$C$100];3)" office:value-type="string" office:string-value="KLAUDIA" calcext:value-type="string">
            <text:p>KLAUDIA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4081268846" calcext:value-type="float">
            <text:p>94081268846</text:p>
          </table:table-cell>
          <table:table-cell office:value-type="string" calcext:value-type="string">
            <text:p>KOMPUTEROWA ANALIZA OBRAZOWANIA MEDYCZNEGO II</text:p>
          </table:table-cell>
          <table:table-cell table:formula="of:=VLOOKUP([.B117];[$meldunek.$A$2:.$B$326];2; 0)" office:value-type="float" office:value="26" calcext:value-type="float">
            <text:p>26</text:p>
          </table:table-cell>
          <table:table-cell table:formula="of:=VLOOKUP([.B117];[$studenci.$A$2:.C$100];2)" office:value-type="string" office:string-value="KUCHARSKI" calcext:value-type="string">
            <text:p>KUCHARSKI</text:p>
          </table:table-cell>
          <table:table-cell table:formula="of:=VLOOKUP([.B11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3080464147" calcext:value-type="float">
            <text:p>93080464147</text:p>
          </table:table-cell>
          <table:table-cell office:value-type="string" calcext:value-type="string">
            <text:p>ANSI C</text:p>
          </table:table-cell>
          <table:table-cell table:formula="of:=VLOOKUP([.B118];[$meldunek.$A$2:.$B$326];2; 0)" office:value-type="float" office:value="26" calcext:value-type="float">
            <text:p>26</text:p>
          </table:table-cell>
          <table:table-cell table:formula="of:=VLOOKUP([.B118];[$studenci.$A$2:.C$100];2)" office:value-type="string" office:string-value="CIOSEK" calcext:value-type="string">
            <text:p>CIOSEK</text:p>
          </table:table-cell>
          <table:table-cell table:formula="of:=VLOOKUP([.B118];[$studenci.$A$2:.$C$100];3)" office:value-type="string" office:string-value="ANNA" calcext:value-type="string">
            <text:p>ANNA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3080261416" calcext:value-type="float">
            <text:p>93080261416</text:p>
          </table:table-cell>
          <table:table-cell office:value-type="string" calcext:value-type="string">
            <text:p>ANSI C</text:p>
          </table:table-cell>
          <table:table-cell table:formula="of:=VLOOKUP([.B119];[$meldunek.$A$2:.$B$326];2; 0)" office:value-type="float" office:value="26" calcext:value-type="float">
            <text:p>26</text:p>
          </table:table-cell>
          <table:table-cell table:formula="of:=VLOOKUP([.B119];[$studenci.$A$2:.C$100];2)" office:value-type="string" office:string-value="PALYS" calcext:value-type="string">
            <text:p>PALYS</text:p>
          </table:table-cell>
          <table:table-cell table:formula="of:=VLOOKUP([.B119];[$studenci.$A$2:.$C$100];3)" office:value-type="string" office:string-value="LUKASZ" calcext:value-type="string">
            <text:p>LUKASZ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93081892851" calcext:value-type="float">
            <text:p>93081892851</text:p>
          </table:table-cell>
          <table:table-cell office:value-type="string" calcext:value-type="string">
            <text:p>PROGRAMOWANIE MIKROKONTROLEROW I</text:p>
          </table:table-cell>
          <table:table-cell table:formula="of:=VLOOKUP([.B120];[$meldunek.$A$2:.$B$326];2; 0)" office:value-type="float" office:value="26" calcext:value-type="float">
            <text:p>26</text:p>
          </table:table-cell>
          <table:table-cell table:formula="of:=VLOOKUP([.B120];[$studenci.$A$2:.C$100];2)" office:value-type="string" office:string-value="PACANOWSKI" calcext:value-type="string">
            <text:p>PACANOWSKI</text:p>
          </table:table-cell>
          <table:table-cell table:formula="of:=VLOOKUP([.B120];[$studenci.$A$2:.$C$100];3)" office:value-type="string" office:string-value="MACIEJ" calcext:value-type="string">
            <text:p>MACI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103033254" calcext:value-type="float">
            <text:p>94103033254</text:p>
          </table:table-cell>
          <table:table-cell office:value-type="string" calcext:value-type="string">
            <text:p>PROGRAMOWANIE MIKROKONTROLEROW I</text:p>
          </table:table-cell>
          <table:table-cell table:formula="of:=VLOOKUP([.B121];[$meldunek.$A$2:.$B$326];2; 0)" office:value-type="float" office:value="27" calcext:value-type="float">
            <text:p>27</text:p>
          </table:table-cell>
          <table:table-cell table:formula="of:=VLOOKUP([.B121];[$studenci.$A$2:.C$100];2)" office:value-type="string" office:string-value="KUCHARSKI" calcext:value-type="string">
            <text:p>KUCHARSKI</text:p>
          </table:table-cell>
          <table:table-cell table:formula="of:=VLOOKUP([.B12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5062252193" calcext:value-type="float">
            <text:p>95062252193</text:p>
          </table:table-cell>
          <table:table-cell office:value-type="string" calcext:value-type="string">
            <text:p>FLASH I PHP</text:p>
          </table:table-cell>
          <table:table-cell table:formula="of:=VLOOKUP([.B122];[$meldunek.$A$2:.$B$326];2; 0)" office:value-type="float" office:value="27" calcext:value-type="float">
            <text:p>27</text:p>
          </table:table-cell>
          <table:table-cell table:formula="of:=VLOOKUP([.B122];[$studenci.$A$2:.C$100];2)" office:value-type="string" office:string-value="KUCHARSKI" calcext:value-type="string">
            <text:p>KUCHARSKI</text:p>
          </table:table-cell>
          <table:table-cell table:formula="of:=VLOOKUP([.B12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5120591417" calcext:value-type="float">
            <text:p>95120591417</text:p>
          </table:table-cell>
          <table:table-cell office:value-type="string" calcext:value-type="string">
            <text:p>KOMPUTEROWA ANALIZA OBRAZOWANIA MEDYCZNEGO I</text:p>
          </table:table-cell>
          <table:table-cell table:formula="of:=VLOOKUP([.B123];[$meldunek.$A$2:.$B$326];2; 0)" office:value-type="float" office:value="27" calcext:value-type="float">
            <text:p>27</text:p>
          </table:table-cell>
          <table:table-cell table:formula="of:=VLOOKUP([.B123];[$studenci.$A$2:.C$100];2)" office:value-type="string" office:string-value="KUCHARSKI" calcext:value-type="string">
            <text:p>KUCHARSKI</text:p>
          </table:table-cell>
          <table:table-cell table:formula="of:=VLOOKUP([.B12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4082215991" calcext:value-type="float">
            <text:p>94082215991</text:p>
          </table:table-cell>
          <table:table-cell office:value-type="string" calcext:value-type="string">
            <text:p>ANSI C</text:p>
          </table:table-cell>
          <table:table-cell table:formula="of:=VLOOKUP([.B124];[$meldunek.$A$2:.$B$326];2; 0)" office:value-type="float" office:value="27" calcext:value-type="float">
            <text:p>27</text:p>
          </table:table-cell>
          <table:table-cell table:formula="of:=VLOOKUP([.B124];[$studenci.$A$2:.C$100];2)" office:value-type="string" office:string-value="KUCHARSKI" calcext:value-type="string">
            <text:p>KUCHARSKI</text:p>
          </table:table-cell>
          <table:table-cell table:formula="of:=VLOOKUP([.B12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5041645299" calcext:value-type="float">
            <text:p>95041645299</text:p>
          </table:table-cell>
          <table:table-cell office:value-type="string" calcext:value-type="string">
            <text:p>JEZYKI PROGRAMOWANIA I</text:p>
          </table:table-cell>
          <table:table-cell table:formula="of:=VLOOKUP([.B125];[$meldunek.$A$2:.$B$326];2; 0)" office:value-type="float" office:value="27" calcext:value-type="float">
            <text:p>27</text:p>
          </table:table-cell>
          <table:table-cell table:formula="of:=VLOOKUP([.B125];[$studenci.$A$2:.C$100];2)" office:value-type="string" office:string-value="KUCHARSKI" calcext:value-type="string">
            <text:p>KUCHARSKI</text:p>
          </table:table-cell>
          <table:table-cell table:formula="of:=VLOOKUP([.B125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4080681844" calcext:value-type="float">
            <text:p>94080681844</text:p>
          </table:table-cell>
          <table:table-cell office:value-type="string" calcext:value-type="string">
            <text:p>AUTOMATYKA II</text:p>
          </table:table-cell>
          <table:table-cell table:formula="of:=VLOOKUP([.B126];[$meldunek.$A$2:.$B$326];2; 0)" office:value-type="float" office:value="27" calcext:value-type="float">
            <text:p>27</text:p>
          </table:table-cell>
          <table:table-cell table:formula="of:=VLOOKUP([.B126];[$studenci.$A$2:.C$100];2)" office:value-type="string" office:string-value="KUCHARSKI" calcext:value-type="string">
            <text:p>KUCHARSKI</text:p>
          </table:table-cell>
          <table:table-cell table:formula="of:=VLOOKUP([.B12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4100835552" calcext:value-type="float">
            <text:p>94100835552</text:p>
          </table:table-cell>
          <table:table-cell office:value-type="string" calcext:value-type="string">
            <text:p>SIECI NEURONOWE</text:p>
          </table:table-cell>
          <table:table-cell table:formula="of:=VLOOKUP([.B127];[$meldunek.$A$2:.$B$326];2; 0)" office:value-type="float" office:value="27" calcext:value-type="float">
            <text:p>27</text:p>
          </table:table-cell>
          <table:table-cell table:formula="of:=VLOOKUP([.B127];[$studenci.$A$2:.C$100];2)" office:value-type="string" office:string-value="KUCHARSKI" calcext:value-type="string">
            <text:p>KUCHARSKI</text:p>
          </table:table-cell>
          <table:table-cell table:formula="of:=VLOOKUP([.B12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5053039198" calcext:value-type="float">
            <text:p>95053039198</text:p>
          </table:table-cell>
          <table:table-cell office:value-type="string" calcext:value-type="string">
            <text:p>KATALOG CYFROWYCH UKLADOW SCALONYCH</text:p>
          </table:table-cell>
          <table:table-cell table:formula="of:=VLOOKUP([.B128];[$meldunek.$A$2:.$B$326];2; 0)" office:value-type="float" office:value="27" calcext:value-type="float">
            <text:p>27</text:p>
          </table:table-cell>
          <table:table-cell table:formula="of:=VLOOKUP([.B128];[$studenci.$A$2:.C$100];2)" office:value-type="string" office:string-value="KUCHARSKI" calcext:value-type="string">
            <text:p>KUCHARSKI</text:p>
          </table:table-cell>
          <table:table-cell table:formula="of:=VLOOKUP([.B12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3110195784" calcext:value-type="float">
            <text:p>93110195784</text:p>
          </table:table-cell>
          <table:table-cell office:value-type="string" calcext:value-type="string">
            <text:p>OPTYMALIZACJA ALGORYTMOW II</text:p>
          </table:table-cell>
          <table:table-cell table:formula="of:=VLOOKUP([.B129];[$meldunek.$A$2:.$B$326];2; 0)" office:value-type="float" office:value="28" calcext:value-type="float">
            <text:p>28</text:p>
          </table:table-cell>
          <table:table-cell table:formula="of:=VLOOKUP([.B129];[$studenci.$A$2:.C$100];2)" office:value-type="string" office:string-value="KUCHARSKI" calcext:value-type="string">
            <text:p>KUCHARSKI</text:p>
          </table:table-cell>
          <table:table-cell table:formula="of:=VLOOKUP([.B12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5080577175" calcext:value-type="float">
            <text:p>95080577175</text:p>
          </table:table-cell>
          <table:table-cell office:value-type="string" calcext:value-type="string">
            <text:p>ELEKTRONIKA ANALOGOWA I</text:p>
          </table:table-cell>
          <table:table-cell table:formula="of:=VLOOKUP([.B130];[$meldunek.$A$2:.$B$326];2; 0)" office:value-type="float" office:value="28" calcext:value-type="float">
            <text:p>28</text:p>
          </table:table-cell>
          <table:table-cell table:formula="of:=VLOOKUP([.B130];[$studenci.$A$2:.C$100];2)" office:value-type="string" office:string-value="KUCHARSKI" calcext:value-type="string">
            <text:p>KUCHARSKI</text:p>
          </table:table-cell>
          <table:table-cell table:formula="of:=VLOOKUP([.B130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7010621727" calcext:value-type="float">
            <text:p>97010621727</text:p>
          </table:table-cell>
          <table:table-cell office:value-type="string" calcext:value-type="string">
            <text:p>TECHNOLOGIA LITOGRAFII 20NM</text:p>
          </table:table-cell>
          <table:table-cell table:formula="of:=VLOOKUP([.B131];[$meldunek.$A$2:.$B$326];2; 0)" office:value-type="float" office:value="28" calcext:value-type="float">
            <text:p>28</text:p>
          </table:table-cell>
          <table:table-cell table:formula="of:=VLOOKUP([.B131];[$studenci.$A$2:.C$100];2)" office:value-type="string" office:string-value="KUCHARSKI" calcext:value-type="string">
            <text:p>KUCHARSKI</text:p>
          </table:table-cell>
          <table:table-cell table:formula="of:=VLOOKUP([.B13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5120487536" calcext:value-type="float">
            <text:p>95120487536</text:p>
          </table:table-cell>
          <table:table-cell office:value-type="string" calcext:value-type="string">
            <text:p>MATEMATYKA DYSKRETNA II</text:p>
          </table:table-cell>
          <table:table-cell table:formula="of:=VLOOKUP([.B132];[$meldunek.$A$2:.$B$326];2; 0)" office:value-type="float" office:value="28" calcext:value-type="float">
            <text:p>28</text:p>
          </table:table-cell>
          <table:table-cell table:formula="of:=VLOOKUP([.B132];[$studenci.$A$2:.C$100];2)" office:value-type="string" office:string-value="KUCHARSKI" calcext:value-type="string">
            <text:p>KUCHARSKI</text:p>
          </table:table-cell>
          <table:table-cell table:formula="of:=VLOOKUP([.B13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4080977152" calcext:value-type="float">
            <text:p>94080977152</text:p>
          </table:table-cell>
          <table:table-cell office:value-type="string" calcext:value-type="string">
            <text:p>ANSI C</text:p>
          </table:table-cell>
          <table:table-cell table:formula="of:=VLOOKUP([.B133];[$meldunek.$A$2:.$B$326];2; 0)" office:value-type="float" office:value="29" calcext:value-type="float">
            <text:p>29</text:p>
          </table:table-cell>
          <table:table-cell table:formula="of:=VLOOKUP([.B133];[$studenci.$A$2:.C$100];2)" office:value-type="string" office:string-value="KUCHARSKI" calcext:value-type="string">
            <text:p>KUCHARSKI</text:p>
          </table:table-cell>
          <table:table-cell table:formula="of:=VLOOKUP([.B13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4051893894" calcext:value-type="float">
            <text:p>94051893894</text:p>
          </table:table-cell>
          <table:table-cell office:value-type="string" calcext:value-type="string">
            <text:p>ROBOTYKA I</text:p>
          </table:table-cell>
          <table:table-cell table:formula="of:=VLOOKUP([.B134];[$meldunek.$A$2:.$B$326];2; 0)" office:value-type="float" office:value="29" calcext:value-type="float">
            <text:p>29</text:p>
          </table:table-cell>
          <table:table-cell table:formula="of:=VLOOKUP([.B134];[$studenci.$A$2:.C$100];2)" office:value-type="string" office:string-value="KUCHARSKI" calcext:value-type="string">
            <text:p>KUCHARSKI</text:p>
          </table:table-cell>
          <table:table-cell table:formula="of:=VLOOKUP([.B13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6030997362" calcext:value-type="float">
            <text:p>96030997362</text:p>
          </table:table-cell>
          <table:table-cell office:value-type="string" calcext:value-type="string">
            <text:p>BIBLIA ASSEMBLERA II</text:p>
          </table:table-cell>
          <table:table-cell table:formula="of:=VLOOKUP([.B135];[$meldunek.$A$2:.$B$326];2; 0)" office:value-type="float" office:value="30" calcext:value-type="float">
            <text:p>30</text:p>
          </table:table-cell>
          <table:table-cell table:formula="of:=VLOOKUP([.B135];[$studenci.$A$2:.C$100];2)" office:value-type="string" office:string-value="KUCHARSKI" calcext:value-type="string">
            <text:p>KUCHARSKI</text:p>
          </table:table-cell>
          <table:table-cell table:formula="of:=VLOOKUP([.B135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4032747169" calcext:value-type="float">
            <text:p>94032747169</text:p>
          </table:table-cell>
          <table:table-cell office:value-type="string" calcext:value-type="string">
            <text:p>RELACYJNE BAZY DANYCH II</text:p>
          </table:table-cell>
          <table:table-cell table:formula="of:=VLOOKUP([.B136];[$meldunek.$A$2:.$B$326];2; 0)" office:value-type="float" office:value="30" calcext:value-type="float">
            <text:p>30</text:p>
          </table:table-cell>
          <table:table-cell table:formula="of:=VLOOKUP([.B136];[$studenci.$A$2:.C$100];2)" office:value-type="string" office:string-value="KUCHARSKI" calcext:value-type="string">
            <text:p>KUCHARSKI</text:p>
          </table:table-cell>
          <table:table-cell table:formula="of:=VLOOKUP([.B13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6111917733" calcext:value-type="float">
            <text:p>96111917733</text:p>
          </table:table-cell>
          <table:table-cell office:value-type="string" calcext:value-type="string">
            <text:p>TEORIA GIER</text:p>
          </table:table-cell>
          <table:table-cell table:formula="of:=VLOOKUP([.B137];[$meldunek.$A$2:.$B$326];2; 0)" office:value-type="float" office:value="31" calcext:value-type="float">
            <text:p>31</text:p>
          </table:table-cell>
          <table:table-cell table:formula="of:=VLOOKUP([.B137];[$studenci.$A$2:.C$100];2)" office:value-type="string" office:string-value="KUCHARSKI" calcext:value-type="string">
            <text:p>KUCHARSKI</text:p>
          </table:table-cell>
          <table:table-cell table:formula="of:=VLOOKUP([.B13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6112845442" calcext:value-type="float">
            <text:p>96112845442</text:p>
          </table:table-cell>
          <table:table-cell office:value-type="string" calcext:value-type="string">
            <text:p>FIZYKA CIALA STALEGO II</text:p>
          </table:table-cell>
          <table:table-cell table:formula="of:=VLOOKUP([.B138];[$meldunek.$A$2:.$B$326];2; 0)" office:value-type="float" office:value="31" calcext:value-type="float">
            <text:p>31</text:p>
          </table:table-cell>
          <table:table-cell table:formula="of:=VLOOKUP([.B138];[$studenci.$A$2:.C$100];2)" office:value-type="string" office:string-value="KUCHARSKI" calcext:value-type="string">
            <text:p>KUCHARSKI</text:p>
          </table:table-cell>
          <table:table-cell table:formula="of:=VLOOKUP([.B13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5092628511" calcext:value-type="float">
            <text:p>95092628511</text:p>
          </table:table-cell>
          <table:table-cell office:value-type="string" calcext:value-type="string">
            <text:p>OPTYMALIZACJA ALGORYTMOW I</text:p>
          </table:table-cell>
          <table:table-cell table:formula="of:=VLOOKUP([.B139];[$meldunek.$A$2:.$B$326];2; 0)" office:value-type="float" office:value="31" calcext:value-type="float">
            <text:p>31</text:p>
          </table:table-cell>
          <table:table-cell table:formula="of:=VLOOKUP([.B139];[$studenci.$A$2:.C$100];2)" office:value-type="string" office:string-value="KUCHARSKI" calcext:value-type="string">
            <text:p>KUCHARSKI</text:p>
          </table:table-cell>
          <table:table-cell table:formula="of:=VLOOKUP([.B13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010159347" calcext:value-type="float">
            <text:p>97010159347</text:p>
          </table:table-cell>
          <table:table-cell office:value-type="string" calcext:value-type="string">
            <text:p>TESTY PENETRACYJNE SIECI WIFI</text:p>
          </table:table-cell>
          <table:table-cell table:formula="of:=VLOOKUP([.B140];[$meldunek.$A$2:.$B$326];2; 0)" office:value-type="float" office:value="32" calcext:value-type="float">
            <text:p>32</text:p>
          </table:table-cell>
          <table:table-cell table:formula="of:=VLOOKUP([.B140];[$studenci.$A$2:.C$100];2)" office:value-type="string" office:string-value="KUCHARSKI" calcext:value-type="string">
            <text:p>KUCHARSKI</text:p>
          </table:table-cell>
          <table:table-cell table:formula="of:=VLOOKUP([.B140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5091617358" calcext:value-type="float">
            <text:p>95091617358</text:p>
          </table:table-cell>
          <table:table-cell office:value-type="string" calcext:value-type="string">
            <text:p>TESTY PENETRACYJNE SIECI WIFI</text:p>
          </table:table-cell>
          <table:table-cell table:formula="of:=VLOOKUP([.B141];[$meldunek.$A$2:.$B$326];2; 0)" office:value-type="float" office:value="32" calcext:value-type="float">
            <text:p>32</text:p>
          </table:table-cell>
          <table:table-cell table:formula="of:=VLOOKUP([.B141];[$studenci.$A$2:.C$100];2)" office:value-type="string" office:string-value="KUCHARSKI" calcext:value-type="string">
            <text:p>KUCHARSKI</text:p>
          </table:table-cell>
          <table:table-cell table:formula="of:=VLOOKUP([.B14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2111479877" calcext:value-type="float">
            <text:p>92111479877</text:p>
          </table:table-cell>
          <table:table-cell office:value-type="string" calcext:value-type="string">
            <text:p>RELACYJNE BAZY DANYCH II</text:p>
          </table:table-cell>
          <table:table-cell table:formula="of:=VLOOKUP([.B142];[$meldunek.$A$2:.$B$326];2; 0)" office:value-type="float" office:value="32" calcext:value-type="float">
            <text:p>32</text:p>
          </table:table-cell>
          <table:table-cell table:formula="of:=VLOOKUP([.B142];[$studenci.$A$2:.C$100];2)" office:value-type="string" office:string-value="TUCHOLSKI" calcext:value-type="string">
            <text:p>TUCHOLSKI</text:p>
          </table:table-cell>
          <table:table-cell table:formula="of:=VLOOKUP([.B142];[$studenci.$A$2:.$C$100];3)" office:value-type="string" office:string-value="DAWID" calcext:value-type="string">
            <text:p>DAWID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4091089918" calcext:value-type="float">
            <text:p>94091089918</text:p>
          </table:table-cell>
          <table:table-cell office:value-type="string" calcext:value-type="string">
            <text:p>ZLACZA ELEKTRYCZNE I ELEKTRONICZNE</text:p>
          </table:table-cell>
          <table:table-cell table:formula="of:=VLOOKUP([.B143];[$meldunek.$A$2:.$B$326];2; 0)" office:value-type="float" office:value="32" calcext:value-type="float">
            <text:p>32</text:p>
          </table:table-cell>
          <table:table-cell table:formula="of:=VLOOKUP([.B143];[$studenci.$A$2:.C$100];2)" office:value-type="string" office:string-value="KUCHARSKI" calcext:value-type="string">
            <text:p>KUCHARSKI</text:p>
          </table:table-cell>
          <table:table-cell table:formula="of:=VLOOKUP([.B14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5051878845" calcext:value-type="float">
            <text:p>95051878845</text:p>
          </table:table-cell>
          <table:table-cell office:value-type="string" calcext:value-type="string">
            <text:p>TESTY PENETRACYJNE SIECI WIFI</text:p>
          </table:table-cell>
          <table:table-cell table:formula="of:=VLOOKUP([.B144];[$meldunek.$A$2:.$B$326];2; 0)" office:value-type="float" office:value="32" calcext:value-type="float">
            <text:p>32</text:p>
          </table:table-cell>
          <table:table-cell table:formula="of:=VLOOKUP([.B144];[$studenci.$A$2:.C$100];2)" office:value-type="string" office:string-value="KUCHARSKI" calcext:value-type="string">
            <text:p>KUCHARSKI</text:p>
          </table:table-cell>
          <table:table-cell table:formula="of:=VLOOKUP([.B14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3082456168" calcext:value-type="float">
            <text:p>93082456168</text:p>
          </table:table-cell>
          <table:table-cell office:value-type="string" calcext:value-type="string">
            <text:p>APARATURA POMIAROWA</text:p>
          </table:table-cell>
          <table:table-cell table:formula="of:=VLOOKUP([.B145];[$meldunek.$A$2:.$B$326];2; 0)" office:value-type="float" office:value="32" calcext:value-type="float">
            <text:p>32</text:p>
          </table:table-cell>
          <table:table-cell table:formula="of:=VLOOKUP([.B145];[$studenci.$A$2:.C$100];2)" office:value-type="string" office:string-value="ZYCHOWICZ" calcext:value-type="string">
            <text:p>ZYCHOWICZ</text:p>
          </table:table-cell>
          <table:table-cell table:formula="of:=VLOOKUP([.B145];[$studenci.$A$2:.$C$100];3)" office:value-type="string" office:string-value="MARZENA" calcext:value-type="string">
            <text:p>MARZENA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7022426727" calcext:value-type="float">
            <text:p>97022426727</text:p>
          </table:table-cell>
          <table:table-cell office:value-type="string" calcext:value-type="string">
            <text:p>PODSTAWY KRYPTOGRAFII I</text:p>
          </table:table-cell>
          <table:table-cell table:formula="of:=VLOOKUP([.B146];[$meldunek.$A$2:.$B$326];2; 0)" office:value-type="float" office:value="32" calcext:value-type="float">
            <text:p>32</text:p>
          </table:table-cell>
          <table:table-cell table:formula="of:=VLOOKUP([.B146];[$studenci.$A$2:.C$100];2)" office:value-type="string" office:string-value="KUCHARSKI" calcext:value-type="string">
            <text:p>KUCHARSKI</text:p>
          </table:table-cell>
          <table:table-cell table:formula="of:=VLOOKUP([.B14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6043095419" calcext:value-type="float">
            <text:p>96043095419</text:p>
          </table:table-cell>
          <table:table-cell office:value-type="string" calcext:value-type="string">
            <text:p>PROGRAMOWANIE URZADZEN MOBILNYCH</text:p>
          </table:table-cell>
          <table:table-cell table:formula="of:=VLOOKUP([.B147];[$meldunek.$A$2:.$B$326];2; 0)" office:value-type="float" office:value="32" calcext:value-type="float">
            <text:p>32</text:p>
          </table:table-cell>
          <table:table-cell table:formula="of:=VLOOKUP([.B147];[$studenci.$A$2:.C$100];2)" office:value-type="string" office:string-value="KUCHARSKI" calcext:value-type="string">
            <text:p>KUCHARSKI</text:p>
          </table:table-cell>
          <table:table-cell table:formula="of:=VLOOKUP([.B14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3111079234" calcext:value-type="float">
            <text:p>93111079234</text:p>
          </table:table-cell>
          <table:table-cell office:value-type="string" calcext:value-type="string">
            <text:p>TESTY PENETRACYJNE SIECI WIFI</text:p>
          </table:table-cell>
          <table:table-cell table:formula="of:=VLOOKUP([.B148];[$meldunek.$A$2:.$B$326];2; 0)" office:value-type="float" office:value="32" calcext:value-type="float">
            <text:p>32</text:p>
          </table:table-cell>
          <table:table-cell table:formula="of:=VLOOKUP([.B148];[$studenci.$A$2:.C$100];2)" office:value-type="string" office:string-value="KUCHARSKI" calcext:value-type="string">
            <text:p>KUCHARSKI</text:p>
          </table:table-cell>
          <table:table-cell table:formula="of:=VLOOKUP([.B14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2070111188" calcext:value-type="float">
            <text:p>92070111188</text:p>
          </table:table-cell>
          <table:table-cell office:value-type="string" calcext:value-type="string">
            <text:p>ANSI C</text:p>
          </table:table-cell>
          <table:table-cell table:formula="of:=VLOOKUP([.B149];[$meldunek.$A$2:.$B$326];2; 0)" office:value-type="float" office:value="32" calcext:value-type="float">
            <text:p>32</text:p>
          </table:table-cell>
          <table:table-cell table:formula="of:=VLOOKUP([.B149];[$studenci.$A$2:.C$100];2)" office:value-type="string" office:string-value="SASOR" calcext:value-type="string">
            <text:p>SASOR</text:p>
          </table:table-cell>
          <table:table-cell table:formula="of:=VLOOKUP([.B149];[$studenci.$A$2:.$C$100];3)" office:value-type="string" office:string-value="AMELIA" calcext:value-type="string">
            <text:p>AMELIA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6082593622" calcext:value-type="float">
            <text:p>96082593622</text:p>
          </table:table-cell>
          <table:table-cell office:value-type="string" calcext:value-type="string">
            <text:p>TEORIA GIER</text:p>
          </table:table-cell>
          <table:table-cell table:formula="of:=VLOOKUP([.B150];[$meldunek.$A$2:.$B$326];2; 0)" office:value-type="float" office:value="32" calcext:value-type="float">
            <text:p>32</text:p>
          </table:table-cell>
          <table:table-cell table:formula="of:=VLOOKUP([.B150];[$studenci.$A$2:.C$100];2)" office:value-type="string" office:string-value="KUCHARSKI" calcext:value-type="string">
            <text:p>KUCHARSKI</text:p>
          </table:table-cell>
          <table:table-cell table:formula="of:=VLOOKUP([.B150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6122095251" calcext:value-type="float">
            <text:p>96122095251</text:p>
          </table:table-cell>
          <table:table-cell office:value-type="string" calcext:value-type="string">
            <text:p>RELACYJNE BAZY DANYCH II</text:p>
          </table:table-cell>
          <table:table-cell table:formula="of:=VLOOKUP([.B151];[$meldunek.$A$2:.$B$326];2; 0)" office:value-type="float" office:value="32" calcext:value-type="float">
            <text:p>32</text:p>
          </table:table-cell>
          <table:table-cell table:formula="of:=VLOOKUP([.B151];[$studenci.$A$2:.C$100];2)" office:value-type="string" office:string-value="KUCHARSKI" calcext:value-type="string">
            <text:p>KUCHARSKI</text:p>
          </table:table-cell>
          <table:table-cell table:formula="of:=VLOOKUP([.B15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3061243679" calcext:value-type="float">
            <text:p>93061243679</text:p>
          </table:table-cell>
          <table:table-cell office:value-type="string" calcext:value-type="string">
            <text:p>TESTY PENETRACYJNE SIECI WIFI</text:p>
          </table:table-cell>
          <table:table-cell table:formula="of:=VLOOKUP([.B152];[$meldunek.$A$2:.$B$326];2; 0)" office:value-type="float" office:value="32" calcext:value-type="float">
            <text:p>32</text:p>
          </table:table-cell>
          <table:table-cell table:formula="of:=VLOOKUP([.B152];[$studenci.$A$2:.C$100];2)" office:value-type="string" office:string-value="MIECZNIKOWSKI" calcext:value-type="string">
            <text:p>MIECZNIKOWSKI</text:p>
          </table:table-cell>
          <table:table-cell table:formula="of:=VLOOKUP([.B152];[$studenci.$A$2:.$C$100];3)" office:value-type="string" office:string-value="EDWARD" calcext:value-type="string">
            <text:p>EDWARD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2051861424" calcext:value-type="float">
            <text:p>92051861424</text:p>
          </table:table-cell>
          <table:table-cell office:value-type="string" calcext:value-type="string">
            <text:p>MATEMATYKA DYSKRETNA I</text:p>
          </table:table-cell>
          <table:table-cell table:formula="of:=VLOOKUP([.B153];[$meldunek.$A$2:.$B$326];2; 0)" office:value-type="float" office:value="32" calcext:value-type="float">
            <text:p>32</text:p>
          </table:table-cell>
          <table:table-cell table:formula="of:=VLOOKUP([.B153];[$studenci.$A$2:.C$100];2)" office:value-type="string" office:string-value="SLOTARZ" calcext:value-type="string">
            <text:p>SLOTARZ</text:p>
          </table:table-cell>
          <table:table-cell table:formula="of:=VLOOKUP([.B153];[$studenci.$A$2:.$C$100];3)" office:value-type="string" office:string-value="MARIANNA" calcext:value-type="string">
            <text:p>MARIAN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3022138167" calcext:value-type="float">
            <text:p>93022138167</text:p>
          </table:table-cell>
          <table:table-cell office:value-type="string" calcext:value-type="string">
            <text:p>AUTOMATYKA II</text:p>
          </table:table-cell>
          <table:table-cell table:formula="of:=VLOOKUP([.B154];[$meldunek.$A$2:.$B$326];2; 0)" office:value-type="float" office:value="33" calcext:value-type="float">
            <text:p>33</text:p>
          </table:table-cell>
          <table:table-cell table:formula="of:=VLOOKUP([.B154];[$studenci.$A$2:.C$100];2)" office:value-type="string" office:string-value="BIALEK" calcext:value-type="string">
            <text:p>BIALEK</text:p>
          </table:table-cell>
          <table:table-cell table:formula="of:=VLOOKUP([.B154];[$studenci.$A$2:.$C$100];3)" office:value-type="string" office:string-value="ZOFIA" calcext:value-type="string">
            <text:p>ZOFI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052164592" calcext:value-type="float">
            <text:p>93052164592</text:p>
          </table:table-cell>
          <table:table-cell office:value-type="string" calcext:value-type="string">
            <text:p>AUTOCAD DOBRE PRAKTYKI</text:p>
          </table:table-cell>
          <table:table-cell table:formula="of:=VLOOKUP([.B155];[$meldunek.$A$2:.$B$326];2; 0)" office:value-type="float" office:value="33" calcext:value-type="float">
            <text:p>33</text:p>
          </table:table-cell>
          <table:table-cell table:formula="of:=VLOOKUP([.B155];[$studenci.$A$2:.C$100];2)" office:value-type="string" office:string-value="JOPKIEWICZ" calcext:value-type="string">
            <text:p>JOPKIEWICZ</text:p>
          </table:table-cell>
          <table:table-cell table:formula="of:=VLOOKUP([.B155];[$studenci.$A$2:.$C$100];3)" office:value-type="string" office:string-value="ZBIGNIEW" calcext:value-type="string">
            <text:p>ZBIGNIEW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3052321317" calcext:value-type="float">
            <text:p>93052321317</text:p>
          </table:table-cell>
          <table:table-cell office:value-type="string" calcext:value-type="string">
            <text:p>C# I .NET</text:p>
          </table:table-cell>
          <table:table-cell table:formula="of:=VLOOKUP([.B156];[$meldunek.$A$2:.$B$326];2; 0)" office:value-type="float" office:value="33" calcext:value-type="float">
            <text:p>33</text:p>
          </table:table-cell>
          <table:table-cell table:formula="of:=VLOOKUP([.B156];[$studenci.$A$2:.C$100];2)" office:value-type="string" office:string-value="WAJAND" calcext:value-type="string">
            <text:p>WAJAND</text:p>
          </table:table-cell>
          <table:table-cell table:formula="of:=VLOOKUP([.B156];[$studenci.$A$2:.$C$100];3)" office:value-type="string" office:string-value="MATEUSZ" calcext:value-type="string">
            <text:p>MATEUSZ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2121586455" calcext:value-type="float">
            <text:p>92121586455</text:p>
          </table:table-cell>
          <table:table-cell office:value-type="string" calcext:value-type="string">
            <text:p>GRAFIKA KOMPUTEROWA III</text:p>
          </table:table-cell>
          <table:table-cell table:formula="of:=VLOOKUP([.B157];[$meldunek.$A$2:.$B$326];2; 0)" office:value-type="float" office:value="33" calcext:value-type="float">
            <text:p>33</text:p>
          </table:table-cell>
          <table:table-cell table:formula="of:=VLOOKUP([.B157];[$studenci.$A$2:.C$100];2)" office:value-type="string" office:string-value="CIECHANOWICZ" calcext:value-type="string">
            <text:p>CIECHANOWICZ</text:p>
          </table:table-cell>
          <table:table-cell table:formula="of:=VLOOKUP([.B157];[$studenci.$A$2:.$C$100];3)" office:value-type="string" office:string-value="WOJCIECH" calcext:value-type="string">
            <text:p>WOJCIECH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3042372947" calcext:value-type="float">
            <text:p>93042372947</text:p>
          </table:table-cell>
          <table:table-cell office:value-type="string" calcext:value-type="string">
            <text:p>AUTOCAD DOBRE PRAKTYKI</text:p>
          </table:table-cell>
          <table:table-cell table:formula="of:=VLOOKUP([.B158];[$meldunek.$A$2:.$B$326];2; 0)" office:value-type="float" office:value="33" calcext:value-type="float">
            <text:p>33</text:p>
          </table:table-cell>
          <table:table-cell table:formula="of:=VLOOKUP([.B158];[$studenci.$A$2:.C$100];2)" office:value-type="string" office:string-value="PYZIK" calcext:value-type="string">
            <text:p>PYZIK</text:p>
          </table:table-cell>
          <table:table-cell table:formula="of:=VLOOKUP([.B158];[$studenci.$A$2:.$C$100];3)" office:value-type="string" office:string-value="LENA" calcext:value-type="string">
            <text:p>LEN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4091751347" calcext:value-type="float">
            <text:p>94091751347</text:p>
          </table:table-cell>
          <table:table-cell office:value-type="string" calcext:value-type="string">
            <text:p>ALGORYTMY GENETYCZNE</text:p>
          </table:table-cell>
          <table:table-cell table:formula="of:=VLOOKUP([.B159];[$meldunek.$A$2:.$B$326];2; 0)" office:value-type="float" office:value="34" calcext:value-type="float">
            <text:p>34</text:p>
          </table:table-cell>
          <table:table-cell table:formula="of:=VLOOKUP([.B159];[$studenci.$A$2:.C$100];2)" office:value-type="string" office:string-value="KUCHARSKI" calcext:value-type="string">
            <text:p>KUCHARSKI</text:p>
          </table:table-cell>
          <table:table-cell table:formula="of:=VLOOKUP([.B15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6050379498" calcext:value-type="float">
            <text:p>96050379498</text:p>
          </table:table-cell>
          <table:table-cell office:value-type="string" calcext:value-type="string">
            <text:p>ALGORYTMY GENETYCZNE</text:p>
          </table:table-cell>
          <table:table-cell table:formula="of:=VLOOKUP([.B160];[$meldunek.$A$2:.$B$326];2; 0)" office:value-type="float" office:value="34" calcext:value-type="float">
            <text:p>34</text:p>
          </table:table-cell>
          <table:table-cell table:formula="of:=VLOOKUP([.B160];[$studenci.$A$2:.C$100];2)" office:value-type="string" office:string-value="KUCHARSKI" calcext:value-type="string">
            <text:p>KUCHARSKI</text:p>
          </table:table-cell>
          <table:table-cell table:formula="of:=VLOOKUP([.B160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4052063812" calcext:value-type="float">
            <text:p>94052063812</text:p>
          </table:table-cell>
          <table:table-cell office:value-type="string" calcext:value-type="string">
            <text:p>MIKROKONTROLERY AVR</text:p>
          </table:table-cell>
          <table:table-cell table:formula="of:=VLOOKUP([.B161];[$meldunek.$A$2:.$B$326];2; 0)" office:value-type="float" office:value="34" calcext:value-type="float">
            <text:p>34</text:p>
          </table:table-cell>
          <table:table-cell table:formula="of:=VLOOKUP([.B161];[$studenci.$A$2:.C$100];2)" office:value-type="string" office:string-value="KUCHARSKI" calcext:value-type="string">
            <text:p>KUCHARSKI</text:p>
          </table:table-cell>
          <table:table-cell table:formula="of:=VLOOKUP([.B16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6061044486" calcext:value-type="float">
            <text:p>96061044486</text:p>
          </table:table-cell>
          <table:table-cell office:value-type="string" calcext:value-type="string">
            <text:p>ROBOTYKA II</text:p>
          </table:table-cell>
          <table:table-cell table:formula="of:=VLOOKUP([.B162];[$meldunek.$A$2:.$B$326];2; 0)" office:value-type="float" office:value="34" calcext:value-type="float">
            <text:p>34</text:p>
          </table:table-cell>
          <table:table-cell table:formula="of:=VLOOKUP([.B162];[$studenci.$A$2:.C$100];2)" office:value-type="string" office:string-value="KUCHARSKI" calcext:value-type="string">
            <text:p>KUCHARSKI</text:p>
          </table:table-cell>
          <table:table-cell table:formula="of:=VLOOKUP([.B16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4030588351" calcext:value-type="float">
            <text:p>94030588351</text:p>
          </table:table-cell>
          <table:table-cell office:value-type="string" calcext:value-type="string">
            <text:p>AUTOMATYKA III</text:p>
          </table:table-cell>
          <table:table-cell table:formula="of:=VLOOKUP([.B163];[$meldunek.$A$2:.$B$326];2; 0)" office:value-type="float" office:value="34" calcext:value-type="float">
            <text:p>34</text:p>
          </table:table-cell>
          <table:table-cell table:formula="of:=VLOOKUP([.B163];[$studenci.$A$2:.C$100];2)" office:value-type="string" office:string-value="KUCHARSKI" calcext:value-type="string">
            <text:p>KUCHARSKI</text:p>
          </table:table-cell>
          <table:table-cell table:formula="of:=VLOOKUP([.B16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2090349976" calcext:value-type="float">
            <text:p>92090349976</text:p>
          </table:table-cell>
          <table:table-cell office:value-type="string" calcext:value-type="string">
            <text:p>ANALIZA MATEMATYCZNA II</text:p>
          </table:table-cell>
          <table:table-cell table:formula="of:=VLOOKUP([.B164];[$meldunek.$A$2:.$B$326];2; 0)" office:value-type="float" office:value="34" calcext:value-type="float">
            <text:p>34</text:p>
          </table:table-cell>
          <table:table-cell table:formula="of:=VLOOKUP([.B164];[$studenci.$A$2:.C$100];2)" office:value-type="string" office:string-value="CIBOROWSKI" calcext:value-type="string">
            <text:p>CIBOROWSKI</text:p>
          </table:table-cell>
          <table:table-cell table:formula="of:=VLOOKUP([.B164];[$studenci.$A$2:.$C$100];3)" office:value-type="string" office:string-value="EDWARD" calcext:value-type="string">
            <text:p>EDWARD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3122038392" calcext:value-type="float">
            <text:p>93122038392</text:p>
          </table:table-cell>
          <table:table-cell office:value-type="string" calcext:value-type="string">
            <text:p>ANALIZA ZLOZONYCH PROCESOW TECHNOLOGICZNYCH</text:p>
          </table:table-cell>
          <table:table-cell table:formula="of:=VLOOKUP([.B165];[$meldunek.$A$2:.$B$326];2; 0)" office:value-type="float" office:value="34" calcext:value-type="float">
            <text:p>34</text:p>
          </table:table-cell>
          <table:table-cell table:formula="of:=VLOOKUP([.B165];[$studenci.$A$2:.C$100];2)" office:value-type="string" office:string-value="KUCHARSKI" calcext:value-type="string">
            <text:p>KUCHARSKI</text:p>
          </table:table-cell>
          <table:table-cell table:formula="of:=VLOOKUP([.B165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94050341862" calcext:value-type="float">
            <text:p>94050341862</text:p>
          </table:table-cell>
          <table:table-cell office:value-type="string" calcext:value-type="string">
            <text:p>ANSI C</text:p>
          </table:table-cell>
          <table:table-cell table:formula="of:=VLOOKUP([.B166];[$meldunek.$A$2:.$B$326];2; 0)" office:value-type="float" office:value="34" calcext:value-type="float">
            <text:p>34</text:p>
          </table:table-cell>
          <table:table-cell table:formula="of:=VLOOKUP([.B166];[$studenci.$A$2:.C$100];2)" office:value-type="string" office:string-value="KUCHARSKI" calcext:value-type="string">
            <text:p>KUCHARSKI</text:p>
          </table:table-cell>
          <table:table-cell table:formula="of:=VLOOKUP([.B16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6091269286" calcext:value-type="float">
            <text:p>96091269286</text:p>
          </table:table-cell>
          <table:table-cell office:value-type="string" calcext:value-type="string">
            <text:p>AUDYT BEZPIECZENSTWA SIECI</text:p>
          </table:table-cell>
          <table:table-cell table:formula="of:=VLOOKUP([.B167];[$meldunek.$A$2:.$B$326];2; 0)" office:value-type="float" office:value="35" calcext:value-type="float">
            <text:p>35</text:p>
          </table:table-cell>
          <table:table-cell table:formula="of:=VLOOKUP([.B167];[$studenci.$A$2:.C$100];2)" office:value-type="string" office:string-value="KUCHARSKI" calcext:value-type="string">
            <text:p>KUCHARSKI</text:p>
          </table:table-cell>
          <table:table-cell table:formula="of:=VLOOKUP([.B16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5122598863" calcext:value-type="float">
            <text:p>95122598863</text:p>
          </table:table-cell>
          <table:table-cell office:value-type="string" calcext:value-type="string">
            <text:p>ALGERBA III</text:p>
          </table:table-cell>
          <table:table-cell table:formula="of:=VLOOKUP([.B168];[$meldunek.$A$2:.$B$326];2; 0)" office:value-type="float" office:value="35" calcext:value-type="float">
            <text:p>35</text:p>
          </table:table-cell>
          <table:table-cell table:formula="of:=VLOOKUP([.B168];[$studenci.$A$2:.C$100];2)" office:value-type="string" office:string-value="KUCHARSKI" calcext:value-type="string">
            <text:p>KUCHARSKI</text:p>
          </table:table-cell>
          <table:table-cell table:formula="of:=VLOOKUP([.B16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5040576286" calcext:value-type="float">
            <text:p>95040576286</text:p>
          </table:table-cell>
          <table:table-cell office:value-type="string" calcext:value-type="string">
            <text:p>PROGRAMOWANIE MIKROKONTROLEROW I</text:p>
          </table:table-cell>
          <table:table-cell table:formula="of:=VLOOKUP([.B169];[$meldunek.$A$2:.$B$326];2; 0)" office:value-type="float" office:value="35" calcext:value-type="float">
            <text:p>35</text:p>
          </table:table-cell>
          <table:table-cell table:formula="of:=VLOOKUP([.B169];[$studenci.$A$2:.C$100];2)" office:value-type="string" office:string-value="KUCHARSKI" calcext:value-type="string">
            <text:p>KUCHARSKI</text:p>
          </table:table-cell>
          <table:table-cell table:formula="of:=VLOOKUP([.B16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4011095964" calcext:value-type="float">
            <text:p>94011095964</text:p>
          </table:table-cell>
          <table:table-cell office:value-type="string" calcext:value-type="string">
            <text:p>AUTOMATYKA I</text:p>
          </table:table-cell>
          <table:table-cell table:formula="of:=VLOOKUP([.B170];[$meldunek.$A$2:.$B$326];2; 0)" office:value-type="float" office:value="36" calcext:value-type="float">
            <text:p>36</text:p>
          </table:table-cell>
          <table:table-cell table:formula="of:=VLOOKUP([.B170];[$studenci.$A$2:.C$100];2)" office:value-type="string" office:string-value="KUCHARSKI" calcext:value-type="string">
            <text:p>KUCHARSKI</text:p>
          </table:table-cell>
          <table:table-cell table:formula="of:=VLOOKUP([.B170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7012853362" calcext:value-type="float">
            <text:p>97012853362</text:p>
          </table:table-cell>
          <table:table-cell office:value-type="string" calcext:value-type="string">
            <text:p>TEORIA GRAFOW</text:p>
          </table:table-cell>
          <table:table-cell table:formula="of:=VLOOKUP([.B171];[$meldunek.$A$2:.$B$326];2; 0)" office:value-type="float" office:value="36" calcext:value-type="float">
            <text:p>36</text:p>
          </table:table-cell>
          <table:table-cell table:formula="of:=VLOOKUP([.B171];[$studenci.$A$2:.C$100];2)" office:value-type="string" office:string-value="KUCHARSKI" calcext:value-type="string">
            <text:p>KUCHARSKI</text:p>
          </table:table-cell>
          <table:table-cell table:formula="of:=VLOOKUP([.B17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4010593869" calcext:value-type="float">
            <text:p>94010593869</text:p>
          </table:table-cell>
          <table:table-cell office:value-type="string" calcext:value-type="string">
            <text:p>ELEKTRONIKA ANALOGOWA II</text:p>
          </table:table-cell>
          <table:table-cell table:formula="of:=VLOOKUP([.B172];[$meldunek.$A$2:.$B$326];2; 0)" office:value-type="float" office:value="36" calcext:value-type="float">
            <text:p>36</text:p>
          </table:table-cell>
          <table:table-cell table:formula="of:=VLOOKUP([.B172];[$studenci.$A$2:.C$100];2)" office:value-type="string" office:string-value="KUCHARSKI" calcext:value-type="string">
            <text:p>KUCHARSKI</text:p>
          </table:table-cell>
          <table:table-cell table:formula="of:=VLOOKUP([.B17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4072628581" calcext:value-type="float">
            <text:p>94072628581</text:p>
          </table:table-cell>
          <table:table-cell office:value-type="string" calcext:value-type="string">
            <text:p>JEZYKI PROGRAMOWANIA I</text:p>
          </table:table-cell>
          <table:table-cell table:formula="of:=VLOOKUP([.B173];[$meldunek.$A$2:.$B$326];2; 0)" office:value-type="float" office:value="36" calcext:value-type="float">
            <text:p>36</text:p>
          </table:table-cell>
          <table:table-cell table:formula="of:=VLOOKUP([.B173];[$studenci.$A$2:.C$100];2)" office:value-type="string" office:string-value="KUCHARSKI" calcext:value-type="string">
            <text:p>KUCHARSKI</text:p>
          </table:table-cell>
          <table:table-cell table:formula="of:=VLOOKUP([.B17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3031176282" calcext:value-type="float">
            <text:p>93031176282</text:p>
          </table:table-cell>
          <table:table-cell office:value-type="string" calcext:value-type="string">
            <text:p>KATALOG CYFROWYCH UKLADOW SCALONYCH</text:p>
          </table:table-cell>
          <table:table-cell table:formula="of:=VLOOKUP([.B174];[$meldunek.$A$2:.$B$326];2; 0)" office:value-type="float" office:value="37" calcext:value-type="float">
            <text:p>37</text:p>
          </table:table-cell>
          <table:table-cell table:formula="of:=VLOOKUP([.B174];[$studenci.$A$2:.C$100];2)" office:value-type="string" office:string-value="KIES" calcext:value-type="string">
            <text:p>KIES</text:p>
          </table:table-cell>
          <table:table-cell table:formula="of:=VLOOKUP([.B174];[$studenci.$A$2:.$C$100];3)" office:value-type="string" office:string-value="KATARZYNA" calcext:value-type="string">
            <text:p>KATARZYNA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4032585554" calcext:value-type="float">
            <text:p>94032585554</text:p>
          </table:table-cell>
          <table:table-cell office:value-type="string" calcext:value-type="string">
            <text:p>MATEMATYKA DYSKRETNA II</text:p>
          </table:table-cell>
          <table:table-cell table:formula="of:=VLOOKUP([.B175];[$meldunek.$A$2:.$B$326];2; 0)" office:value-type="float" office:value="37" calcext:value-type="float">
            <text:p>37</text:p>
          </table:table-cell>
          <table:table-cell table:formula="of:=VLOOKUP([.B175];[$studenci.$A$2:.C$100];2)" office:value-type="string" office:string-value="KUCHARSKI" calcext:value-type="string">
            <text:p>KUCHARSKI</text:p>
          </table:table-cell>
          <table:table-cell table:formula="of:=VLOOKUP([.B175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5011221717" calcext:value-type="float">
            <text:p>95011221717</text:p>
          </table:table-cell>
          <table:table-cell office:value-type="string" calcext:value-type="string">
            <text:p>OPTYMALIZACJA ALGORYTMOW II</text:p>
          </table:table-cell>
          <table:table-cell table:formula="of:=VLOOKUP([.B176];[$meldunek.$A$2:.$B$326];2; 0)" office:value-type="float" office:value="37" calcext:value-type="float">
            <text:p>37</text:p>
          </table:table-cell>
          <table:table-cell table:formula="of:=VLOOKUP([.B176];[$studenci.$A$2:.C$100];2)" office:value-type="string" office:string-value="KUCHARSKI" calcext:value-type="string">
            <text:p>KUCHARSKI</text:p>
          </table:table-cell>
          <table:table-cell table:formula="of:=VLOOKUP([.B17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022151559" calcext:value-type="float">
            <text:p>95022151559</text:p>
          </table:table-cell>
          <table:table-cell office:value-type="string" calcext:value-type="string">
            <text:p>ANALIZA MATEMATYCZNA II</text:p>
          </table:table-cell>
          <table:table-cell table:formula="of:=VLOOKUP([.B177];[$meldunek.$A$2:.$B$326];2; 0)" office:value-type="float" office:value="39" calcext:value-type="float">
            <text:p>39</text:p>
          </table:table-cell>
          <table:table-cell table:formula="of:=VLOOKUP([.B177];[$studenci.$A$2:.C$100];2)" office:value-type="string" office:string-value="KUCHARSKI" calcext:value-type="string">
            <text:p>KUCHARSKI</text:p>
          </table:table-cell>
          <table:table-cell table:formula="of:=VLOOKUP([.B17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6041717944" calcext:value-type="float">
            <text:p>96041717944</text:p>
          </table:table-cell>
          <table:table-cell office:value-type="string" calcext:value-type="string">
            <text:p>PHP I MYSQL</text:p>
          </table:table-cell>
          <table:table-cell table:formula="of:=VLOOKUP([.B178];[$meldunek.$A$2:.$B$326];2; 0)" office:value-type="float" office:value="39" calcext:value-type="float">
            <text:p>39</text:p>
          </table:table-cell>
          <table:table-cell table:formula="of:=VLOOKUP([.B178];[$studenci.$A$2:.C$100];2)" office:value-type="string" office:string-value="KUCHARSKI" calcext:value-type="string">
            <text:p>KUCHARSKI</text:p>
          </table:table-cell>
          <table:table-cell table:formula="of:=VLOOKUP([.B17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4051599561" calcext:value-type="float">
            <text:p>94051599561</text:p>
          </table:table-cell>
          <table:table-cell office:value-type="string" calcext:value-type="string">
            <text:p>AUTOMATYKA I</text:p>
          </table:table-cell>
          <table:table-cell table:formula="of:=VLOOKUP([.B179];[$meldunek.$A$2:.$B$326];2; 0)" office:value-type="float" office:value="39" calcext:value-type="float">
            <text:p>39</text:p>
          </table:table-cell>
          <table:table-cell table:formula="of:=VLOOKUP([.B179];[$studenci.$A$2:.C$100];2)" office:value-type="string" office:string-value="KUCHARSKI" calcext:value-type="string">
            <text:p>KUCHARSKI</text:p>
          </table:table-cell>
          <table:table-cell table:formula="of:=VLOOKUP([.B17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6051572319" calcext:value-type="float">
            <text:p>96051572319</text:p>
          </table:table-cell>
          <table:table-cell office:value-type="string" calcext:value-type="string">
            <text:p>OPTYMALIZACJA ALGORYTMOW I</text:p>
          </table:table-cell>
          <table:table-cell table:formula="of:=VLOOKUP([.B180];[$meldunek.$A$2:.$B$326];2; 0)" office:value-type="float" office:value="39" calcext:value-type="float">
            <text:p>39</text:p>
          </table:table-cell>
          <table:table-cell table:formula="of:=VLOOKUP([.B180];[$studenci.$A$2:.C$100];2)" office:value-type="string" office:string-value="KUCHARSKI" calcext:value-type="string">
            <text:p>KUCHARSKI</text:p>
          </table:table-cell>
          <table:table-cell table:formula="of:=VLOOKUP([.B180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6082398784" calcext:value-type="float">
            <text:p>96082398784</text:p>
          </table:table-cell>
          <table:table-cell office:value-type="string" calcext:value-type="string">
            <text:p>CHEMIA KWANTOWA I</text:p>
          </table:table-cell>
          <table:table-cell table:formula="of:=VLOOKUP([.B181];[$meldunek.$A$2:.$B$326];2; 0)" office:value-type="float" office:value="40" calcext:value-type="float">
            <text:p>40</text:p>
          </table:table-cell>
          <table:table-cell table:formula="of:=VLOOKUP([.B181];[$studenci.$A$2:.C$100];2)" office:value-type="string" office:string-value="KUCHARSKI" calcext:value-type="string">
            <text:p>KUCHARSKI</text:p>
          </table:table-cell>
          <table:table-cell table:formula="of:=VLOOKUP([.B18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93031853565" calcext:value-type="float">
            <text:p>93031853565</text:p>
          </table:table-cell>
          <table:table-cell office:value-type="string" calcext:value-type="string">
            <text:p>MATEMATYKA DYSKRETNA II</text:p>
          </table:table-cell>
          <table:table-cell table:formula="of:=VLOOKUP([.B182];[$meldunek.$A$2:.$B$326];2; 0)" office:value-type="float" office:value="40" calcext:value-type="float">
            <text:p>40</text:p>
          </table:table-cell>
          <table:table-cell table:formula="of:=VLOOKUP([.B182];[$studenci.$A$2:.C$100];2)" office:value-type="string" office:string-value="NIEDZIOLKA" calcext:value-type="string">
            <text:p>NIEDZIOLKA</text:p>
          </table:table-cell>
          <table:table-cell table:formula="of:=VLOOKUP([.B182];[$studenci.$A$2:.$C$100];3)" office:value-type="string" office:string-value="BARBARA" calcext:value-type="string">
            <text:p>BARBAR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5042249539" calcext:value-type="float">
            <text:p>95042249539</text:p>
          </table:table-cell>
          <table:table-cell office:value-type="string" calcext:value-type="string">
            <text:p>MERNICTWO ELEKTRYCZNE II</text:p>
          </table:table-cell>
          <table:table-cell table:formula="of:=VLOOKUP([.B183];[$meldunek.$A$2:.$B$326];2; 0)" office:value-type="float" office:value="41" calcext:value-type="float">
            <text:p>41</text:p>
          </table:table-cell>
          <table:table-cell table:formula="of:=VLOOKUP([.B183];[$studenci.$A$2:.C$100];2)" office:value-type="string" office:string-value="KUCHARSKI" calcext:value-type="string">
            <text:p>KUCHARSKI</text:p>
          </table:table-cell>
          <table:table-cell table:formula="of:=VLOOKUP([.B18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2081119933" calcext:value-type="float">
            <text:p>92081119933</text:p>
          </table:table-cell>
          <table:table-cell office:value-type="string" calcext:value-type="string">
            <text:p>KOMPUTEROWA ANALIZA OBRAZOWANIA MEDYCZNEGO I</text:p>
          </table:table-cell>
          <table:table-cell table:formula="of:=VLOOKUP([.B184];[$meldunek.$A$2:.$B$326];2; 0)" office:value-type="float" office:value="41" calcext:value-type="float">
            <text:p>41</text:p>
          </table:table-cell>
          <table:table-cell table:formula="of:=VLOOKUP([.B184];[$studenci.$A$2:.C$100];2)" office:value-type="string" office:string-value="LIZON" calcext:value-type="string">
            <text:p>LIZON</text:p>
          </table:table-cell>
          <table:table-cell table:formula="of:=VLOOKUP([.B184];[$studenci.$A$2:.$C$100];3)" office:value-type="string" office:string-value="NATANAEL" calcext:value-type="string">
            <text:p>NATANAEL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6042123681" calcext:value-type="float">
            <text:p>96042123681</text:p>
          </table:table-cell>
          <table:table-cell office:value-type="string" calcext:value-type="string">
            <text:p>ELEKTRONIKA ANALOGOWA I</text:p>
          </table:table-cell>
          <table:table-cell table:formula="of:=VLOOKUP([.B185];[$meldunek.$A$2:.$B$326];2; 0)" office:value-type="float" office:value="41" calcext:value-type="float">
            <text:p>41</text:p>
          </table:table-cell>
          <table:table-cell table:formula="of:=VLOOKUP([.B185];[$studenci.$A$2:.C$100];2)" office:value-type="string" office:string-value="KUCHARSKI" calcext:value-type="string">
            <text:p>KUCHARSKI</text:p>
          </table:table-cell>
          <table:table-cell table:formula="of:=VLOOKUP([.B185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4012833877" calcext:value-type="float">
            <text:p>94012833877</text:p>
          </table:table-cell>
          <table:table-cell office:value-type="string" calcext:value-type="string">
            <text:p>ELEKTRONIKA CYFROWA I</text:p>
          </table:table-cell>
          <table:table-cell table:formula="of:=VLOOKUP([.B186];[$meldunek.$A$2:.$B$326];2; 0)" office:value-type="float" office:value="42" calcext:value-type="float">
            <text:p>42</text:p>
          </table:table-cell>
          <table:table-cell table:formula="of:=VLOOKUP([.B186];[$studenci.$A$2:.C$100];2)" office:value-type="string" office:string-value="KUCHARSKI" calcext:value-type="string">
            <text:p>KUCHARSKI</text:p>
          </table:table-cell>
          <table:table-cell table:formula="of:=VLOOKUP([.B18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6110878613" calcext:value-type="float">
            <text:p>96110878613</text:p>
          </table:table-cell>
          <table:table-cell office:value-type="string" calcext:value-type="string">
            <text:p>C# I .NET</text:p>
          </table:table-cell>
          <table:table-cell table:formula="of:=VLOOKUP([.B187];[$meldunek.$A$2:.$B$326];2; 0)" office:value-type="float" office:value="42" calcext:value-type="float">
            <text:p>42</text:p>
          </table:table-cell>
          <table:table-cell table:formula="of:=VLOOKUP([.B187];[$studenci.$A$2:.C$100];2)" office:value-type="string" office:string-value="KUCHARSKI" calcext:value-type="string">
            <text:p>KUCHARSKI</text:p>
          </table:table-cell>
          <table:table-cell table:formula="of:=VLOOKUP([.B18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3112296421" calcext:value-type="float">
            <text:p>93112296421</text:p>
          </table:table-cell>
          <table:table-cell office:value-type="string" calcext:value-type="string">
            <text:p>FIZYKA CIALA STALEGO II</text:p>
          </table:table-cell>
          <table:table-cell table:formula="of:=VLOOKUP([.B188];[$meldunek.$A$2:.$B$326];2; 0)" office:value-type="float" office:value="42" calcext:value-type="float">
            <text:p>42</text:p>
          </table:table-cell>
          <table:table-cell table:formula="of:=VLOOKUP([.B188];[$studenci.$A$2:.C$100];2)" office:value-type="string" office:string-value="KUCHARSKI" calcext:value-type="string">
            <text:p>KUCHARSKI</text:p>
          </table:table-cell>
          <table:table-cell table:formula="of:=VLOOKUP([.B18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2072355391" calcext:value-type="float">
            <text:p>92072355391</text:p>
          </table:table-cell>
          <table:table-cell office:value-type="string" calcext:value-type="string">
            <text:p>SIECI NEURONOWE</text:p>
          </table:table-cell>
          <table:table-cell table:formula="of:=VLOOKUP([.B189];[$meldunek.$A$2:.$B$326];2; 0)" office:value-type="float" office:value="42" calcext:value-type="float">
            <text:p>42</text:p>
          </table:table-cell>
          <table:table-cell table:formula="of:=VLOOKUP([.B189];[$studenci.$A$2:.C$100];2)" office:value-type="string" office:string-value="SALA" calcext:value-type="string">
            <text:p>SALA</text:p>
          </table:table-cell>
          <table:table-cell table:formula="of:=VLOOKUP([.B189];[$studenci.$A$2:.$C$100];3)" office:value-type="string" office:string-value="JACEK" calcext:value-type="string">
            <text:p>JACE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5030373332" calcext:value-type="float">
            <text:p>95030373332</text:p>
          </table:table-cell>
          <table:table-cell office:value-type="string" calcext:value-type="string">
            <text:p>OPTYMALIZACJA ALGORYTMOW I</text:p>
          </table:table-cell>
          <table:table-cell table:formula="of:=VLOOKUP([.B190];[$meldunek.$A$2:.$B$326];2; 0)" office:value-type="float" office:value="43" calcext:value-type="float">
            <text:p>43</text:p>
          </table:table-cell>
          <table:table-cell table:formula="of:=VLOOKUP([.B190];[$studenci.$A$2:.C$100];2)" office:value-type="string" office:string-value="KUCHARSKI" calcext:value-type="string">
            <text:p>KUCHARSKI</text:p>
          </table:table-cell>
          <table:table-cell table:formula="of:=VLOOKUP([.B190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3102651636" calcext:value-type="float">
            <text:p>93102651636</text:p>
          </table:table-cell>
          <table:table-cell office:value-type="string" calcext:value-type="string">
            <text:p>FLASH I PHP</text:p>
          </table:table-cell>
          <table:table-cell table:formula="of:=VLOOKUP([.B191];[$meldunek.$A$2:.$B$326];2; 0)" office:value-type="float" office:value="43" calcext:value-type="float">
            <text:p>43</text:p>
          </table:table-cell>
          <table:table-cell table:formula="of:=VLOOKUP([.B191];[$studenci.$A$2:.C$100];2)" office:value-type="string" office:string-value="KUCHARSKI" calcext:value-type="string">
            <text:p>KUCHARSKI</text:p>
          </table:table-cell>
          <table:table-cell table:formula="of:=VLOOKUP([.B19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7012894365" calcext:value-type="float">
            <text:p>97012894365</text:p>
          </table:table-cell>
          <table:table-cell office:value-type="string" calcext:value-type="string">
            <text:p>ELEKTRONIKA CYFROWA I</text:p>
          </table:table-cell>
          <table:table-cell table:formula="of:=VLOOKUP([.B192];[$meldunek.$A$2:.$B$326];2; 0)" office:value-type="float" office:value="43" calcext:value-type="float">
            <text:p>43</text:p>
          </table:table-cell>
          <table:table-cell table:formula="of:=VLOOKUP([.B192];[$studenci.$A$2:.C$100];2)" office:value-type="string" office:string-value="KUCHARSKI" calcext:value-type="string">
            <text:p>KUCHARSKI</text:p>
          </table:table-cell>
          <table:table-cell table:formula="of:=VLOOKUP([.B19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6060783968" calcext:value-type="float">
            <text:p>96060783968</text:p>
          </table:table-cell>
          <table:table-cell office:value-type="string" calcext:value-type="string">
            <text:p>FIZYKA CIALA STALEGO II</text:p>
          </table:table-cell>
          <table:table-cell table:formula="of:=VLOOKUP([.B193];[$meldunek.$A$2:.$B$326];2; 0)" office:value-type="float" office:value="43" calcext:value-type="float">
            <text:p>43</text:p>
          </table:table-cell>
          <table:table-cell table:formula="of:=VLOOKUP([.B193];[$studenci.$A$2:.C$100];2)" office:value-type="string" office:string-value="KUCHARSKI" calcext:value-type="string">
            <text:p>KUCHARSKI</text:p>
          </table:table-cell>
          <table:table-cell table:formula="of:=VLOOKUP([.B19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3020294887" calcext:value-type="float">
            <text:p>93020294887</text:p>
          </table:table-cell>
          <table:table-cell office:value-type="string" calcext:value-type="string">
            <text:p>RELACYJNE BAZY DANYCH III</text:p>
          </table:table-cell>
          <table:table-cell table:formula="of:=VLOOKUP([.B194];[$meldunek.$A$2:.$B$326];2; 0)" office:value-type="float" office:value="43" calcext:value-type="float">
            <text:p>43</text:p>
          </table:table-cell>
          <table:table-cell table:formula="of:=VLOOKUP([.B194];[$studenci.$A$2:.C$100];2)" office:value-type="string" office:string-value="RZYMANECKA" calcext:value-type="string">
            <text:p>RZYMANECKA</text:p>
          </table:table-cell>
          <table:table-cell table:formula="of:=VLOOKUP([.B194];[$studenci.$A$2:.$C$100];3)" office:value-type="string" office:string-value="SONIA" calcext:value-type="string">
            <text:p>SONIA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96050419725" calcext:value-type="float">
            <text:p>96050419725</text:p>
          </table:table-cell>
          <table:table-cell office:value-type="string" calcext:value-type="string">
            <text:p>PODSTAWY KRYPTOGRAFII II</text:p>
          </table:table-cell>
          <table:table-cell table:formula="of:=VLOOKUP([.B195];[$meldunek.$A$2:.$B$326];2; 0)" office:value-type="float" office:value="43" calcext:value-type="float">
            <text:p>43</text:p>
          </table:table-cell>
          <table:table-cell table:formula="of:=VLOOKUP([.B195];[$studenci.$A$2:.C$100];2)" office:value-type="string" office:string-value="KUCHARSKI" calcext:value-type="string">
            <text:p>KUCHARSKI</text:p>
          </table:table-cell>
          <table:table-cell table:formula="of:=VLOOKUP([.B195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4070444888" calcext:value-type="float">
            <text:p>94070444888</text:p>
          </table:table-cell>
          <table:table-cell office:value-type="string" calcext:value-type="string">
            <text:p>CHEMIA FIZYCZNA</text:p>
          </table:table-cell>
          <table:table-cell table:formula="of:=VLOOKUP([.B196];[$meldunek.$A$2:.$B$326];2; 0)" office:value-type="float" office:value="43" calcext:value-type="float">
            <text:p>43</text:p>
          </table:table-cell>
          <table:table-cell table:formula="of:=VLOOKUP([.B196];[$studenci.$A$2:.C$100];2)" office:value-type="string" office:string-value="KUCHARSKI" calcext:value-type="string">
            <text:p>KUCHARSKI</text:p>
          </table:table-cell>
          <table:table-cell table:formula="of:=VLOOKUP([.B19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122899246" calcext:value-type="float">
            <text:p>92122899246</text:p>
          </table:table-cell>
          <table:table-cell office:value-type="string" calcext:value-type="string">
            <text:p>WSTEP DO CSS3 I HTML5</text:p>
          </table:table-cell>
          <table:table-cell table:formula="of:=VLOOKUP([.B197];[$meldunek.$A$2:.$B$326];2; 0)" office:value-type="float" office:value="44" calcext:value-type="float">
            <text:p>44</text:p>
          </table:table-cell>
          <table:table-cell table:formula="of:=VLOOKUP([.B197];[$studenci.$A$2:.C$100];2)" office:value-type="string" office:string-value="MALESA" calcext:value-type="string">
            <text:p>MALESA</text:p>
          </table:table-cell>
          <table:table-cell table:formula="of:=VLOOKUP([.B197];[$studenci.$A$2:.$C$100];3)" office:value-type="string" office:string-value="GABRIELA" calcext:value-type="string">
            <text:p>GABRIEL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4092286956" calcext:value-type="float">
            <text:p>94092286956</text:p>
          </table:table-cell>
          <table:table-cell office:value-type="string" calcext:value-type="string">
            <text:p>KANONY WIEDZY PROGRAMISTYCZNEJ</text:p>
          </table:table-cell>
          <table:table-cell table:formula="of:=VLOOKUP([.B198];[$meldunek.$A$2:.$B$326];2; 0)" office:value-type="float" office:value="44" calcext:value-type="float">
            <text:p>44</text:p>
          </table:table-cell>
          <table:table-cell table:formula="of:=VLOOKUP([.B198];[$studenci.$A$2:.C$100];2)" office:value-type="string" office:string-value="KUCHARSKI" calcext:value-type="string">
            <text:p>KUCHARSKI</text:p>
          </table:table-cell>
          <table:table-cell table:formula="of:=VLOOKUP([.B19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2081076313" calcext:value-type="float">
            <text:p>92081076313</text:p>
          </table:table-cell>
          <table:table-cell office:value-type="string" calcext:value-type="string">
            <text:p>PROGRAMOWANIE WSPOLBIEZNE</text:p>
          </table:table-cell>
          <table:table-cell table:formula="of:=VLOOKUP([.B199];[$meldunek.$A$2:.$B$326];2; 0)" office:value-type="float" office:value="44" calcext:value-type="float">
            <text:p>44</text:p>
          </table:table-cell>
          <table:table-cell table:formula="of:=VLOOKUP([.B199];[$studenci.$A$2:.C$100];2)" office:value-type="string" office:string-value="SLADOWSKI" calcext:value-type="string">
            <text:p>SLADOWSKI</text:p>
          </table:table-cell>
          <table:table-cell table:formula="of:=VLOOKUP([.B199];[$studenci.$A$2:.$C$100];3)" office:value-type="string" office:string-value="MICHAL" calcext:value-type="string">
            <text:p>MICHAL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6022327144" calcext:value-type="float">
            <text:p>96022327144</text:p>
          </table:table-cell>
          <table:table-cell office:value-type="string" calcext:value-type="string">
            <text:p>KANONY WIEDZY PROGRAMISTYCZNEJ</text:p>
          </table:table-cell>
          <table:table-cell table:formula="of:=VLOOKUP([.B200];[$meldunek.$A$2:.$B$326];2; 0)" office:value-type="float" office:value="44" calcext:value-type="float">
            <text:p>44</text:p>
          </table:table-cell>
          <table:table-cell table:formula="of:=VLOOKUP([.B200];[$studenci.$A$2:.C$100];2)" office:value-type="string" office:string-value="KUCHARSKI" calcext:value-type="string">
            <text:p>KUCHARSKI</text:p>
          </table:table-cell>
          <table:table-cell table:formula="of:=VLOOKUP([.B200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2081817558" calcext:value-type="float">
            <text:p>92081817558</text:p>
          </table:table-cell>
          <table:table-cell office:value-type="string" calcext:value-type="string">
            <text:p>PODSTAWY KRYPTOGRAFII I</text:p>
          </table:table-cell>
          <table:table-cell table:formula="of:=VLOOKUP([.B201];[$meldunek.$A$2:.$B$326];2; 0)" office:value-type="float" office:value="44" calcext:value-type="float">
            <text:p>44</text:p>
          </table:table-cell>
          <table:table-cell table:formula="of:=VLOOKUP([.B201];[$studenci.$A$2:.C$100];2)" office:value-type="string" office:string-value="SANKALA" calcext:value-type="string">
            <text:p>SANKALA</text:p>
          </table:table-cell>
          <table:table-cell table:formula="of:=VLOOKUP([.B201];[$studenci.$A$2:.$C$100];3)" office:value-type="string" office:string-value="JOZEF" calcext:value-type="string">
            <text:p>JOZEF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6011788721" calcext:value-type="float">
            <text:p>96011788721</text:p>
          </table:table-cell>
          <table:table-cell office:value-type="string" calcext:value-type="string">
            <text:p>MERNICTWO ELEKTRYCZNE II</text:p>
          </table:table-cell>
          <table:table-cell table:formula="of:=VLOOKUP([.B202];[$meldunek.$A$2:.$B$326];2; 0)" office:value-type="float" office:value="44" calcext:value-type="float">
            <text:p>44</text:p>
          </table:table-cell>
          <table:table-cell table:formula="of:=VLOOKUP([.B202];[$studenci.$A$2:.C$100];2)" office:value-type="string" office:string-value="KUCHARSKI" calcext:value-type="string">
            <text:p>KUCHARSKI</text:p>
          </table:table-cell>
          <table:table-cell table:formula="of:=VLOOKUP([.B20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010144314" calcext:value-type="float">
            <text:p>95010144314</text:p>
          </table:table-cell>
          <table:table-cell office:value-type="string" calcext:value-type="string">
            <text:p>TESTY PENETRACYJNE SIECI WIFI</text:p>
          </table:table-cell>
          <table:table-cell table:formula="of:=VLOOKUP([.B203];[$meldunek.$A$2:.$B$326];2; 0)" office:value-type="float" office:value="45" calcext:value-type="float">
            <text:p>45</text:p>
          </table:table-cell>
          <table:table-cell table:formula="of:=VLOOKUP([.B203];[$studenci.$A$2:.C$100];2)" office:value-type="string" office:string-value="KUCHARSKI" calcext:value-type="string">
            <text:p>KUCHARSKI</text:p>
          </table:table-cell>
          <table:table-cell table:formula="of:=VLOOKUP([.B20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4050582715" calcext:value-type="float">
            <text:p>94050582715</text:p>
          </table:table-cell>
          <table:table-cell office:value-type="string" calcext:value-type="string">
            <text:p>FIZYKA CIALA STALEGO II</text:p>
          </table:table-cell>
          <table:table-cell table:formula="of:=VLOOKUP([.B204];[$meldunek.$A$2:.$B$326];2; 0)" office:value-type="float" office:value="45" calcext:value-type="float">
            <text:p>45</text:p>
          </table:table-cell>
          <table:table-cell table:formula="of:=VLOOKUP([.B204];[$studenci.$A$2:.C$100];2)" office:value-type="string" office:string-value="KUCHARSKI" calcext:value-type="string">
            <text:p>KUCHARSKI</text:p>
          </table:table-cell>
          <table:table-cell table:formula="of:=VLOOKUP([.B20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4111993425" calcext:value-type="float">
            <text:p>94111993425</text:p>
          </table:table-cell>
          <table:table-cell office:value-type="string" calcext:value-type="string">
            <text:p>PROGRAMOWANIE MIKROKONTROLEROW II</text:p>
          </table:table-cell>
          <table:table-cell table:formula="of:=VLOOKUP([.B205];[$meldunek.$A$2:.$B$326];2; 0)" office:value-type="float" office:value="45" calcext:value-type="float">
            <text:p>45</text:p>
          </table:table-cell>
          <table:table-cell table:formula="of:=VLOOKUP([.B205];[$studenci.$A$2:.C$100];2)" office:value-type="string" office:string-value="KUCHARSKI" calcext:value-type="string">
            <text:p>KUCHARSKI</text:p>
          </table:table-cell>
          <table:table-cell table:formula="of:=VLOOKUP([.B205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6092784458" calcext:value-type="float">
            <text:p>96092784458</text:p>
          </table:table-cell>
          <table:table-cell office:value-type="string" calcext:value-type="string">
            <text:p>LINUX KSIEGA ADMINISTRATORA I</text:p>
          </table:table-cell>
          <table:table-cell table:formula="of:=VLOOKUP([.B206];[$meldunek.$A$2:.$B$326];2; 0)" office:value-type="float" office:value="45" calcext:value-type="float">
            <text:p>45</text:p>
          </table:table-cell>
          <table:table-cell table:formula="of:=VLOOKUP([.B206];[$studenci.$A$2:.C$100];2)" office:value-type="string" office:string-value="KUCHARSKI" calcext:value-type="string">
            <text:p>KUCHARSKI</text:p>
          </table:table-cell>
          <table:table-cell table:formula="of:=VLOOKUP([.B20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4080448661" calcext:value-type="float">
            <text:p>94080448661</text:p>
          </table:table-cell>
          <table:table-cell office:value-type="string" calcext:value-type="string">
            <text:p>METODY NUMERYCZNE I</text:p>
          </table:table-cell>
          <table:table-cell table:formula="of:=VLOOKUP([.B207];[$meldunek.$A$2:.$B$326];2; 0)" office:value-type="float" office:value="45" calcext:value-type="float">
            <text:p>45</text:p>
          </table:table-cell>
          <table:table-cell table:formula="of:=VLOOKUP([.B207];[$studenci.$A$2:.C$100];2)" office:value-type="string" office:string-value="KUCHARSKI" calcext:value-type="string">
            <text:p>KUCHARSKI</text:p>
          </table:table-cell>
          <table:table-cell table:formula="of:=VLOOKUP([.B20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96080514843" calcext:value-type="float">
            <text:p>96080514843</text:p>
          </table:table-cell>
          <table:table-cell office:value-type="string" calcext:value-type="string">
            <text:p>TEORIA GRAFOW</text:p>
          </table:table-cell>
          <table:table-cell table:formula="of:=VLOOKUP([.B208];[$meldunek.$A$2:.$B$326];2; 0)" office:value-type="float" office:value="45" calcext:value-type="float">
            <text:p>45</text:p>
          </table:table-cell>
          <table:table-cell table:formula="of:=VLOOKUP([.B208];[$studenci.$A$2:.C$100];2)" office:value-type="string" office:string-value="KUCHARSKI" calcext:value-type="string">
            <text:p>KUCHARSKI</text:p>
          </table:table-cell>
          <table:table-cell table:formula="of:=VLOOKUP([.B20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3060757559" calcext:value-type="float">
            <text:p>93060757559</text:p>
          </table:table-cell>
          <table:table-cell office:value-type="string" calcext:value-type="string">
            <text:p>ROBOTYKA II</text:p>
          </table:table-cell>
          <table:table-cell table:formula="of:=VLOOKUP([.B209];[$meldunek.$A$2:.$B$326];2; 0)" office:value-type="float" office:value="46" calcext:value-type="float">
            <text:p>46</text:p>
          </table:table-cell>
          <table:table-cell table:formula="of:=VLOOKUP([.B209];[$studenci.$A$2:.C$100];2)" office:value-type="string" office:string-value="JACKOWSKI" calcext:value-type="string">
            <text:p>JACKOWSKI</text:p>
          </table:table-cell>
          <table:table-cell table:formula="of:=VLOOKUP([.B209];[$studenci.$A$2:.$C$100];3)" office:value-type="string" office:string-value="ADAM" calcext:value-type="string">
            <text:p>ADAM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3041271841" calcext:value-type="float">
            <text:p>93041271841</text:p>
          </table:table-cell>
          <table:table-cell office:value-type="string" calcext:value-type="string">
            <text:p>FIZYKA TECHNICZNA I</text:p>
          </table:table-cell>
          <table:table-cell table:formula="of:=VLOOKUP([.B210];[$meldunek.$A$2:.$B$326];2; 0)" office:value-type="float" office:value="46" calcext:value-type="float">
            <text:p>46</text:p>
          </table:table-cell>
          <table:table-cell table:formula="of:=VLOOKUP([.B210];[$studenci.$A$2:.C$100];2)" office:value-type="string" office:string-value="KLICH" calcext:value-type="string">
            <text:p>KLICH</text:p>
          </table:table-cell>
          <table:table-cell table:formula="of:=VLOOKUP([.B210];[$studenci.$A$2:.$C$100];3)" office:value-type="string" office:string-value="EMILIA" calcext:value-type="string">
            <text:p>EMILIA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3101369477" calcext:value-type="float">
            <text:p>93101369477</text:p>
          </table:table-cell>
          <table:table-cell office:value-type="string" calcext:value-type="string">
            <text:p>PODSTAWY KRYPTOGRAFII I</text:p>
          </table:table-cell>
          <table:table-cell table:formula="of:=VLOOKUP([.B211];[$meldunek.$A$2:.$B$326];2; 0)" office:value-type="float" office:value="46" calcext:value-type="float">
            <text:p>46</text:p>
          </table:table-cell>
          <table:table-cell table:formula="of:=VLOOKUP([.B211];[$studenci.$A$2:.C$100];2)" office:value-type="string" office:string-value="KUCHARSKI" calcext:value-type="string">
            <text:p>KUCHARSKI</text:p>
          </table:table-cell>
          <table:table-cell table:formula="of:=VLOOKUP([.B21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3042094111" calcext:value-type="float">
            <text:p>93042094111</text:p>
          </table:table-cell>
          <table:table-cell office:value-type="string" calcext:value-type="string">
            <text:p>AUDYT BEZPIECZENSTWA SIECI</text:p>
          </table:table-cell>
          <table:table-cell table:formula="of:=VLOOKUP([.B212];[$meldunek.$A$2:.$B$326];2; 0)" office:value-type="float" office:value="46" calcext:value-type="float">
            <text:p>46</text:p>
          </table:table-cell>
          <table:table-cell table:formula="of:=VLOOKUP([.B212];[$studenci.$A$2:.C$100];2)" office:value-type="string" office:string-value="MROZOWSKI" calcext:value-type="string">
            <text:p>MROZOWSKI</text:p>
          </table:table-cell>
          <table:table-cell table:formula="of:=VLOOKUP([.B212];[$studenci.$A$2:.$C$100];3)" office:value-type="string" office:string-value="DAWID" calcext:value-type="string">
            <text:p>DAWI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041586933" calcext:value-type="float">
            <text:p>96041586933</text:p>
          </table:table-cell>
          <table:table-cell office:value-type="string" calcext:value-type="string">
            <text:p>JAK DZIALA LINUX</text:p>
          </table:table-cell>
          <table:table-cell table:formula="of:=VLOOKUP([.B213];[$meldunek.$A$2:.$B$326];2; 0)" office:value-type="float" office:value="47" calcext:value-type="float">
            <text:p>47</text:p>
          </table:table-cell>
          <table:table-cell table:formula="of:=VLOOKUP([.B213];[$studenci.$A$2:.C$100];2)" office:value-type="string" office:string-value="KUCHARSKI" calcext:value-type="string">
            <text:p>KUCHARSKI</text:p>
          </table:table-cell>
          <table:table-cell table:formula="of:=VLOOKUP([.B21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5010286766" calcext:value-type="float">
            <text:p>95010286766</text:p>
          </table:table-cell>
          <table:table-cell office:value-type="string" calcext:value-type="string">
            <text:p>TEORIA GRAFOW</text:p>
          </table:table-cell>
          <table:table-cell table:formula="of:=VLOOKUP([.B214];[$meldunek.$A$2:.$B$326];2; 0)" office:value-type="float" office:value="47" calcext:value-type="float">
            <text:p>47</text:p>
          </table:table-cell>
          <table:table-cell table:formula="of:=VLOOKUP([.B214];[$studenci.$A$2:.C$100];2)" office:value-type="string" office:string-value="KUCHARSKI" calcext:value-type="string">
            <text:p>KUCHARSKI</text:p>
          </table:table-cell>
          <table:table-cell table:formula="of:=VLOOKUP([.B21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3012423916" calcext:value-type="float">
            <text:p>93012423916</text:p>
          </table:table-cell>
          <table:table-cell office:value-type="string" calcext:value-type="string">
            <text:p>WSTEP DO INFORMATYKI</text:p>
          </table:table-cell>
          <table:table-cell table:formula="of:=VLOOKUP([.B215];[$meldunek.$A$2:.$B$326];2; 0)" office:value-type="float" office:value="47" calcext:value-type="float">
            <text:p>47</text:p>
          </table:table-cell>
          <table:table-cell table:formula="of:=VLOOKUP([.B215];[$studenci.$A$2:.C$100];2)" office:value-type="string" office:string-value="CIESLA" calcext:value-type="string">
            <text:p>CIESLA</text:p>
          </table:table-cell>
          <table:table-cell table:formula="of:=VLOOKUP([.B215];[$studenci.$A$2:.$C$100];3)" office:value-type="string" office:string-value="KRZYSZTOF" calcext:value-type="string">
            <text:p>KRZYSZTOF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4021031192" calcext:value-type="float">
            <text:p>94021031192</text:p>
          </table:table-cell>
          <table:table-cell office:value-type="string" calcext:value-type="string">
            <text:p>STEROWNIKI PRZEMYSLOWE II</text:p>
          </table:table-cell>
          <table:table-cell table:formula="of:=VLOOKUP([.B216];[$meldunek.$A$2:.$B$326];2; 0)" office:value-type="float" office:value="47" calcext:value-type="float">
            <text:p>47</text:p>
          </table:table-cell>
          <table:table-cell table:formula="of:=VLOOKUP([.B216];[$studenci.$A$2:.C$100];2)" office:value-type="string" office:string-value="KUCHARSKI" calcext:value-type="string">
            <text:p>KUCHARSKI</text:p>
          </table:table-cell>
          <table:table-cell table:formula="of:=VLOOKUP([.B21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2052877491" calcext:value-type="float">
            <text:p>92052877491</text:p>
          </table:table-cell>
          <table:table-cell office:value-type="string" calcext:value-type="string">
            <text:p>ZLACZA ELEKTRYCZNE I ELEKTRONICZNE</text:p>
          </table:table-cell>
          <table:table-cell table:formula="of:=VLOOKUP([.B217];[$meldunek.$A$2:.$B$326];2; 0)" office:value-type="float" office:value="47" calcext:value-type="float">
            <text:p>47</text:p>
          </table:table-cell>
          <table:table-cell table:formula="of:=VLOOKUP([.B217];[$studenci.$A$2:.C$100];2)" office:value-type="string" office:string-value="LESKO" calcext:value-type="string">
            <text:p>LESKO</text:p>
          </table:table-cell>
          <table:table-cell table:formula="of:=VLOOKUP([.B217];[$studenci.$A$2:.$C$100];3)" office:value-type="string" office:string-value="WOJCIECH" calcext:value-type="string">
            <text:p>WOJCIECH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2080361249" calcext:value-type="float">
            <text:p>92080361249</text:p>
          </table:table-cell>
          <table:table-cell office:value-type="string" calcext:value-type="string">
            <text:p>CHEMIA KWANTOWA I</text:p>
          </table:table-cell>
          <table:table-cell table:formula="of:=VLOOKUP([.B218];[$meldunek.$A$2:.$B$326];2; 0)" office:value-type="float" office:value="48" calcext:value-type="float">
            <text:p>48</text:p>
          </table:table-cell>
          <table:table-cell table:formula="of:=VLOOKUP([.B218];[$studenci.$A$2:.C$100];2)" office:value-type="string" office:string-value="WOROBIJ" calcext:value-type="string">
            <text:p>WOROBIJ</text:p>
          </table:table-cell>
          <table:table-cell table:formula="of:=VLOOKUP([.B218];[$studenci.$A$2:.$C$100];3)" office:value-type="string" office:string-value="STANISLAWA" calcext:value-type="string">
            <text:p>STANISLAW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3120948925" calcext:value-type="float">
            <text:p>93120948925</text:p>
          </table:table-cell>
          <table:table-cell office:value-type="string" calcext:value-type="string">
            <text:p>PROGRAMOWANIE MIKROKONTROLEROW II</text:p>
          </table:table-cell>
          <table:table-cell table:formula="of:=VLOOKUP([.B219];[$meldunek.$A$2:.$B$326];2; 0)" office:value-type="float" office:value="48" calcext:value-type="float">
            <text:p>48</text:p>
          </table:table-cell>
          <table:table-cell table:formula="of:=VLOOKUP([.B219];[$studenci.$A$2:.C$100];2)" office:value-type="string" office:string-value="KUCHARSKI" calcext:value-type="string">
            <text:p>KUCHARSKI</text:p>
          </table:table-cell>
          <table:table-cell table:formula="of:=VLOOKUP([.B21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5050162572" calcext:value-type="float">
            <text:p>95050162572</text:p>
          </table:table-cell>
          <table:table-cell office:value-type="string" calcext:value-type="string">
            <text:p>BIBLIA ASSEMBLERA I</text:p>
          </table:table-cell>
          <table:table-cell table:formula="of:=VLOOKUP([.B220];[$meldunek.$A$2:.$B$326];2; 0)" office:value-type="float" office:value="48" calcext:value-type="float">
            <text:p>48</text:p>
          </table:table-cell>
          <table:table-cell table:formula="of:=VLOOKUP([.B220];[$studenci.$A$2:.C$100];2)" office:value-type="string" office:string-value="KUCHARSKI" calcext:value-type="string">
            <text:p>KUCHARSKI</text:p>
          </table:table-cell>
          <table:table-cell table:formula="of:=VLOOKUP([.B220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6090634229" calcext:value-type="float">
            <text:p>96090634229</text:p>
          </table:table-cell>
          <table:table-cell office:value-type="string" calcext:value-type="string">
            <text:p>KATALOG CYFROWYCH UKLADOW SCALONYCH</text:p>
          </table:table-cell>
          <table:table-cell table:formula="of:=VLOOKUP([.B221];[$meldunek.$A$2:.$B$326];2; 0)" office:value-type="float" office:value="48" calcext:value-type="float">
            <text:p>48</text:p>
          </table:table-cell>
          <table:table-cell table:formula="of:=VLOOKUP([.B221];[$studenci.$A$2:.C$100];2)" office:value-type="string" office:string-value="KUCHARSKI" calcext:value-type="string">
            <text:p>KUCHARSKI</text:p>
          </table:table-cell>
          <table:table-cell table:formula="of:=VLOOKUP([.B22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5112894814" calcext:value-type="float">
            <text:p>95112894814</text:p>
          </table:table-cell>
          <table:table-cell office:value-type="string" calcext:value-type="string">
            <text:p>ANALIZA MATEMATYCZNA II</text:p>
          </table:table-cell>
          <table:table-cell table:formula="of:=VLOOKUP([.B222];[$meldunek.$A$2:.$B$326];2; 0)" office:value-type="float" office:value="48" calcext:value-type="float">
            <text:p>48</text:p>
          </table:table-cell>
          <table:table-cell table:formula="of:=VLOOKUP([.B222];[$studenci.$A$2:.C$100];2)" office:value-type="string" office:string-value="KUCHARSKI" calcext:value-type="string">
            <text:p>KUCHARSKI</text:p>
          </table:table-cell>
          <table:table-cell table:formula="of:=VLOOKUP([.B22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4062811591" calcext:value-type="float">
            <text:p>94062811591</text:p>
          </table:table-cell>
          <table:table-cell office:value-type="string" calcext:value-type="string">
            <text:p>ANALIZA I KOREKCJA BLEDOW</text:p>
          </table:table-cell>
          <table:table-cell table:formula="of:=VLOOKUP([.B223];[$meldunek.$A$2:.$B$326];2; 0)" office:value-type="float" office:value="49" calcext:value-type="float">
            <text:p>49</text:p>
          </table:table-cell>
          <table:table-cell table:formula="of:=VLOOKUP([.B223];[$studenci.$A$2:.C$100];2)" office:value-type="string" office:string-value="KUCHARSKI" calcext:value-type="string">
            <text:p>KUCHARSKI</text:p>
          </table:table-cell>
          <table:table-cell table:formula="of:=VLOOKUP([.B22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5031582894" calcext:value-type="float">
            <text:p>95031582894</text:p>
          </table:table-cell>
          <table:table-cell office:value-type="string" calcext:value-type="string">
            <text:p>ELEKTRONIKA CYFROWA II</text:p>
          </table:table-cell>
          <table:table-cell table:formula="of:=VLOOKUP([.B224];[$meldunek.$A$2:.$B$326];2; 0)" office:value-type="float" office:value="49" calcext:value-type="float">
            <text:p>49</text:p>
          </table:table-cell>
          <table:table-cell table:formula="of:=VLOOKUP([.B224];[$studenci.$A$2:.C$100];2)" office:value-type="string" office:string-value="KUCHARSKI" calcext:value-type="string">
            <text:p>KUCHARSKI</text:p>
          </table:table-cell>
          <table:table-cell table:formula="of:=VLOOKUP([.B22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2121027392" calcext:value-type="float">
            <text:p>92121027392</text:p>
          </table:table-cell>
          <table:table-cell office:value-type="string" calcext:value-type="string">
            <text:p>TESTOWANIE UKLADOW VLSI</text:p>
          </table:table-cell>
          <table:table-cell table:formula="of:=VLOOKUP([.B225];[$meldunek.$A$2:.$B$326];2; 0)" office:value-type="float" office:value="50" calcext:value-type="float">
            <text:p>50</text:p>
          </table:table-cell>
          <table:table-cell table:formula="of:=VLOOKUP([.B225];[$studenci.$A$2:.C$100];2)" office:value-type="string" office:string-value="SPIEWAK" calcext:value-type="string">
            <text:p>SPIEWAK</text:p>
          </table:table-cell>
          <table:table-cell table:formula="of:=VLOOKUP([.B225];[$studenci.$A$2:.$C$100];3)" office:value-type="string" office:string-value="RAFAL" calcext:value-type="string">
            <text:p>RAFAL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5092264276" calcext:value-type="float">
            <text:p>95092264276</text:p>
          </table:table-cell>
          <table:table-cell office:value-type="string" calcext:value-type="string">
            <text:p>TESTOWANIE UKLADOW VLSI</text:p>
          </table:table-cell>
          <table:table-cell table:formula="of:=VLOOKUP([.B226];[$meldunek.$A$2:.$B$326];2; 0)" office:value-type="float" office:value="50" calcext:value-type="float">
            <text:p>50</text:p>
          </table:table-cell>
          <table:table-cell table:formula="of:=VLOOKUP([.B226];[$studenci.$A$2:.C$100];2)" office:value-type="string" office:string-value="KUCHARSKI" calcext:value-type="string">
            <text:p>KUCHARSKI</text:p>
          </table:table-cell>
          <table:table-cell table:formula="of:=VLOOKUP([.B22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3091278935" calcext:value-type="float">
            <text:p>93091278935</text:p>
          </table:table-cell>
          <table:table-cell office:value-type="string" calcext:value-type="string">
            <text:p>AUTOMATYKA II</text:p>
          </table:table-cell>
          <table:table-cell table:formula="of:=VLOOKUP([.B227];[$meldunek.$A$2:.$B$326];2; 0)" office:value-type="float" office:value="50" calcext:value-type="float">
            <text:p>50</text:p>
          </table:table-cell>
          <table:table-cell table:formula="of:=VLOOKUP([.B227];[$studenci.$A$2:.C$100];2)" office:value-type="string" office:string-value="PORADA" calcext:value-type="string">
            <text:p>PORADA</text:p>
          </table:table-cell>
          <table:table-cell table:formula="of:=VLOOKUP([.B227];[$studenci.$A$2:.$C$100];3)" office:value-type="string" office:string-value="EDWARD" calcext:value-type="string">
            <text:p>EDWARD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2121027392" calcext:value-type="float">
            <text:p>92121027392</text:p>
          </table:table-cell>
          <table:table-cell office:value-type="string" calcext:value-type="string">
            <text:p>TESTY PENETRACYJNE SIECI WIFI</text:p>
          </table:table-cell>
          <table:table-cell table:formula="of:=VLOOKUP([.B228];[$meldunek.$A$2:.$B$326];2; 0)" office:value-type="float" office:value="50" calcext:value-type="float">
            <text:p>50</text:p>
          </table:table-cell>
          <table:table-cell table:formula="of:=VLOOKUP([.B228];[$studenci.$A$2:.C$100];2)" office:value-type="string" office:string-value="SPIEWAK" calcext:value-type="string">
            <text:p>SPIEWAK</text:p>
          </table:table-cell>
          <table:table-cell table:formula="of:=VLOOKUP([.B228];[$studenci.$A$2:.$C$100];3)" office:value-type="string" office:string-value="RAFAL" calcext:value-type="string">
            <text:p>RAFAL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2121027392" calcext:value-type="float">
            <text:p>92121027392</text:p>
          </table:table-cell>
          <table:table-cell office:value-type="string" calcext:value-type="string">
            <text:p>AUTOCAD DOBRE PRAKTYKI</text:p>
          </table:table-cell>
          <table:table-cell table:formula="of:=VLOOKUP([.B229];[$meldunek.$A$2:.$B$326];2; 0)" office:value-type="float" office:value="50" calcext:value-type="float">
            <text:p>50</text:p>
          </table:table-cell>
          <table:table-cell table:formula="of:=VLOOKUP([.B229];[$studenci.$A$2:.C$100];2)" office:value-type="string" office:string-value="SPIEWAK" calcext:value-type="string">
            <text:p>SPIEWAK</text:p>
          </table:table-cell>
          <table:table-cell table:formula="of:=VLOOKUP([.B229];[$studenci.$A$2:.$C$100];3)" office:value-type="string" office:string-value="RAFAL" calcext:value-type="string">
            <text:p>RAFAL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5082916158" calcext:value-type="float">
            <text:p>95082916158</text:p>
          </table:table-cell>
          <table:table-cell office:value-type="string" calcext:value-type="string">
            <text:p>LINUX KSIEGA ADMINISTRATORA I</text:p>
          </table:table-cell>
          <table:table-cell table:formula="of:=VLOOKUP([.B230];[$meldunek.$A$2:.$B$326];2; 0)" office:value-type="float" office:value="50" calcext:value-type="float">
            <text:p>50</text:p>
          </table:table-cell>
          <table:table-cell table:formula="of:=VLOOKUP([.B230];[$studenci.$A$2:.C$100];2)" office:value-type="string" office:string-value="KUCHARSKI" calcext:value-type="string">
            <text:p>KUCHARSKI</text:p>
          </table:table-cell>
          <table:table-cell table:formula="of:=VLOOKUP([.B230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6051078792" calcext:value-type="float">
            <text:p>96051078792</text:p>
          </table:table-cell>
          <table:table-cell office:value-type="string" calcext:value-type="string">
            <text:p>AUTOMATYKA III</text:p>
          </table:table-cell>
          <table:table-cell table:formula="of:=VLOOKUP([.B231];[$meldunek.$A$2:.$B$326];2; 0)" office:value-type="float" office:value="50" calcext:value-type="float">
            <text:p>50</text:p>
          </table:table-cell>
          <table:table-cell table:formula="of:=VLOOKUP([.B231];[$studenci.$A$2:.C$100];2)" office:value-type="string" office:string-value="KUCHARSKI" calcext:value-type="string">
            <text:p>KUCHARSKI</text:p>
          </table:table-cell>
          <table:table-cell table:formula="of:=VLOOKUP([.B23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3041061585" calcext:value-type="float">
            <text:p>93041061585</text:p>
          </table:table-cell>
          <table:table-cell office:value-type="string" calcext:value-type="string">
            <text:p>RELACYJNE BAZY DANYCH III</text:p>
          </table:table-cell>
          <table:table-cell table:formula="of:=VLOOKUP([.B232];[$meldunek.$A$2:.$B$326];2; 0)" office:value-type="float" office:value="51" calcext:value-type="float">
            <text:p>51</text:p>
          </table:table-cell>
          <table:table-cell table:formula="of:=VLOOKUP([.B232];[$studenci.$A$2:.C$100];2)" office:value-type="string" office:string-value="ANTOSIEWICZ" calcext:value-type="string">
            <text:p>ANTOSIEWICZ</text:p>
          </table:table-cell>
          <table:table-cell table:formula="of:=VLOOKUP([.B232];[$studenci.$A$2:.$C$100];3)" office:value-type="string" office:string-value="MARCELINA" calcext:value-type="string">
            <text:p>MARCELINA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6112171271" calcext:value-type="float">
            <text:p>96112171271</text:p>
          </table:table-cell>
          <table:table-cell office:value-type="string" calcext:value-type="string">
            <text:p>WSTEP DO TEORII LICZB</text:p>
          </table:table-cell>
          <table:table-cell table:formula="of:=VLOOKUP([.B233];[$meldunek.$A$2:.$B$326];2; 0)" office:value-type="float" office:value="51" calcext:value-type="float">
            <text:p>51</text:p>
          </table:table-cell>
          <table:table-cell table:formula="of:=VLOOKUP([.B233];[$studenci.$A$2:.C$100];2)" office:value-type="string" office:string-value="KUCHARSKI" calcext:value-type="string">
            <text:p>KUCHARSKI</text:p>
          </table:table-cell>
          <table:table-cell table:formula="of:=VLOOKUP([.B23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5030438448" calcext:value-type="float">
            <text:p>95030438448</text:p>
          </table:table-cell>
          <table:table-cell office:value-type="string" calcext:value-type="string">
            <text:p>AUTOCAD DOBRE PRAKTYKI</text:p>
          </table:table-cell>
          <table:table-cell table:formula="of:=VLOOKUP([.B234];[$meldunek.$A$2:.$B$326];2; 0)" office:value-type="float" office:value="51" calcext:value-type="float">
            <text:p>51</text:p>
          </table:table-cell>
          <table:table-cell table:formula="of:=VLOOKUP([.B234];[$studenci.$A$2:.C$100];2)" office:value-type="string" office:string-value="KUCHARSKI" calcext:value-type="string">
            <text:p>KUCHARSKI</text:p>
          </table:table-cell>
          <table:table-cell table:formula="of:=VLOOKUP([.B23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3012248937" calcext:value-type="float">
            <text:p>93012248937</text:p>
          </table:table-cell>
          <table:table-cell office:value-type="string" calcext:value-type="string">
            <text:p>FIZYKA TECHNICZNA II</text:p>
          </table:table-cell>
          <table:table-cell table:formula="of:=VLOOKUP([.B235];[$meldunek.$A$2:.$B$326];2; 0)" office:value-type="float" office:value="51" calcext:value-type="float">
            <text:p>51</text:p>
          </table:table-cell>
          <table:table-cell table:formula="of:=VLOOKUP([.B235];[$studenci.$A$2:.C$100];2)" office:value-type="string" office:string-value="PIWKOWSKI" calcext:value-type="string">
            <text:p>PIWKOWSKI</text:p>
          </table:table-cell>
          <table:table-cell table:formula="of:=VLOOKUP([.B235];[$studenci.$A$2:.$C$100];3)" office:value-type="string" office:string-value="EUGENIUSZ" calcext:value-type="string">
            <text:p>EUGENIUSZ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4093037193" calcext:value-type="float">
            <text:p>94093037193</text:p>
          </table:table-cell>
          <table:table-cell office:value-type="string" calcext:value-type="string">
            <text:p>TEORIA GRAFOW</text:p>
          </table:table-cell>
          <table:table-cell table:formula="of:=VLOOKUP([.B236];[$meldunek.$A$2:.$B$326];2; 0)" office:value-type="float" office:value="51" calcext:value-type="float">
            <text:p>51</text:p>
          </table:table-cell>
          <table:table-cell table:formula="of:=VLOOKUP([.B236];[$studenci.$A$2:.C$100];2)" office:value-type="string" office:string-value="KUCHARSKI" calcext:value-type="string">
            <text:p>KUCHARSKI</text:p>
          </table:table-cell>
          <table:table-cell table:formula="of:=VLOOKUP([.B23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3092435575" calcext:value-type="float">
            <text:p>93092435575</text:p>
          </table:table-cell>
          <table:table-cell office:value-type="string" calcext:value-type="string">
            <text:p>ALGERBA II</text:p>
          </table:table-cell>
          <table:table-cell table:formula="of:=VLOOKUP([.B237];[$meldunek.$A$2:.$B$326];2; 0)" office:value-type="float" office:value="51" calcext:value-type="float">
            <text:p>51</text:p>
          </table:table-cell>
          <table:table-cell table:formula="of:=VLOOKUP([.B237];[$studenci.$A$2:.C$100];2)" office:value-type="string" office:string-value="KUCHARSKI" calcext:value-type="string">
            <text:p>KUCHARSKI</text:p>
          </table:table-cell>
          <table:table-cell table:formula="of:=VLOOKUP([.B23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3021324462" calcext:value-type="float">
            <text:p>93021324462</text:p>
          </table:table-cell>
          <table:table-cell office:value-type="string" calcext:value-type="string">
            <text:p>CHEMIA KWANTOWA II</text:p>
          </table:table-cell>
          <table:table-cell table:formula="of:=VLOOKUP([.B238];[$meldunek.$A$2:.$B$326];2; 0)" office:value-type="float" office:value="51" calcext:value-type="float">
            <text:p>51</text:p>
          </table:table-cell>
          <table:table-cell table:formula="of:=VLOOKUP([.B238];[$studenci.$A$2:.C$100];2)" office:value-type="string" office:string-value="PATER" calcext:value-type="string">
            <text:p>PATER</text:p>
          </table:table-cell>
          <table:table-cell table:formula="of:=VLOOKUP([.B238];[$studenci.$A$2:.$C$100];3)" office:value-type="string" office:string-value="ZOFIA" calcext:value-type="string">
            <text:p>ZOFIA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5103086594" calcext:value-type="float">
            <text:p>95103086594</text:p>
          </table:table-cell>
          <table:table-cell office:value-type="string" calcext:value-type="string">
            <text:p>KANONY WIEDZY PROGRAMISTYCZNEJ</text:p>
          </table:table-cell>
          <table:table-cell table:formula="of:=VLOOKUP([.B239];[$meldunek.$A$2:.$B$326];2; 0)" office:value-type="float" office:value="51" calcext:value-type="float">
            <text:p>51</text:p>
          </table:table-cell>
          <table:table-cell table:formula="of:=VLOOKUP([.B239];[$studenci.$A$2:.C$100];2)" office:value-type="string" office:string-value="KUCHARSKI" calcext:value-type="string">
            <text:p>KUCHARSKI</text:p>
          </table:table-cell>
          <table:table-cell table:formula="of:=VLOOKUP([.B23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5050294464" calcext:value-type="float">
            <text:p>95050294464</text:p>
          </table:table-cell>
          <table:table-cell office:value-type="string" calcext:value-type="string">
            <text:p>ANSI C</text:p>
          </table:table-cell>
          <table:table-cell table:formula="of:=VLOOKUP([.B240];[$meldunek.$A$2:.$B$326];2; 0)" office:value-type="float" office:value="51" calcext:value-type="float">
            <text:p>51</text:p>
          </table:table-cell>
          <table:table-cell table:formula="of:=VLOOKUP([.B240];[$studenci.$A$2:.C$100];2)" office:value-type="string" office:string-value="KUCHARSKI" calcext:value-type="string">
            <text:p>KUCHARSKI</text:p>
          </table:table-cell>
          <table:table-cell table:formula="of:=VLOOKUP([.B240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3091812971" calcext:value-type="float">
            <text:p>93091812971</text:p>
          </table:table-cell>
          <table:table-cell office:value-type="string" calcext:value-type="string">
            <text:p>RELACYJNE BAZY DANYCH II</text:p>
          </table:table-cell>
          <table:table-cell table:formula="of:=VLOOKUP([.B241];[$meldunek.$A$2:.$B$326];2; 0)" office:value-type="float" office:value="51" calcext:value-type="float">
            <text:p>51</text:p>
          </table:table-cell>
          <table:table-cell table:formula="of:=VLOOKUP([.B241];[$studenci.$A$2:.C$100];2)" office:value-type="string" office:string-value="MROZINSKI" calcext:value-type="string">
            <text:p>MROZINSKI</text:p>
          </table:table-cell>
          <table:table-cell table:formula="of:=VLOOKUP([.B241];[$studenci.$A$2:.$C$100];3)" office:value-type="string" office:string-value="ROBERT" calcext:value-type="string">
            <text:p>ROBERT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7022784472" calcext:value-type="float">
            <text:p>97022784472</text:p>
          </table:table-cell>
          <table:table-cell office:value-type="string" calcext:value-type="string">
            <text:p>WSTEP DO CSS3 I HTML5</text:p>
          </table:table-cell>
          <table:table-cell table:formula="of:=VLOOKUP([.B242];[$meldunek.$A$2:.$B$326];2; 0)" office:value-type="float" office:value="51" calcext:value-type="float">
            <text:p>51</text:p>
          </table:table-cell>
          <table:table-cell table:formula="of:=VLOOKUP([.B242];[$studenci.$A$2:.C$100];2)" office:value-type="string" office:string-value="KUCHARSKI" calcext:value-type="string">
            <text:p>KUCHARSKI</text:p>
          </table:table-cell>
          <table:table-cell table:formula="of:=VLOOKUP([.B24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3060626866" calcext:value-type="float">
            <text:p>93060626866</text:p>
          </table:table-cell>
          <table:table-cell office:value-type="string" calcext:value-type="string">
            <text:p>LINUX KSIEGA ADMINISTRATORA I</text:p>
          </table:table-cell>
          <table:table-cell table:formula="of:=VLOOKUP([.B243];[$meldunek.$A$2:.$B$326];2; 0)" office:value-type="float" office:value="52" calcext:value-type="float">
            <text:p>52</text:p>
          </table:table-cell>
          <table:table-cell table:formula="of:=VLOOKUP([.B243];[$studenci.$A$2:.C$100];2)" office:value-type="string" office:string-value="JAROCKA" calcext:value-type="string">
            <text:p>JAROCKA</text:p>
          </table:table-cell>
          <table:table-cell table:formula="of:=VLOOKUP([.B243];[$studenci.$A$2:.$C$100];3)" office:value-type="string" office:string-value="URSZULA" calcext:value-type="string">
            <text:p>URSZUL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6092746489" calcext:value-type="float">
            <text:p>96092746489</text:p>
          </table:table-cell>
          <table:table-cell office:value-type="string" calcext:value-type="string">
            <text:p>ELEKTRONIKA CYFROWA II</text:p>
          </table:table-cell>
          <table:table-cell table:formula="of:=VLOOKUP([.B244];[$meldunek.$A$2:.$B$326];2; 0)" office:value-type="float" office:value="52" calcext:value-type="float">
            <text:p>52</text:p>
          </table:table-cell>
          <table:table-cell table:formula="of:=VLOOKUP([.B244];[$studenci.$A$2:.C$100];2)" office:value-type="string" office:string-value="KUCHARSKI" calcext:value-type="string">
            <text:p>KUCHARSKI</text:p>
          </table:table-cell>
          <table:table-cell table:formula="of:=VLOOKUP([.B24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5020584568" calcext:value-type="float">
            <text:p>95020584568</text:p>
          </table:table-cell>
          <table:table-cell office:value-type="string" calcext:value-type="string">
            <text:p>TEORIA GIER</text:p>
          </table:table-cell>
          <table:table-cell table:formula="of:=VLOOKUP([.B245];[$meldunek.$A$2:.$B$326];2; 0)" office:value-type="float" office:value="52" calcext:value-type="float">
            <text:p>52</text:p>
          </table:table-cell>
          <table:table-cell table:formula="of:=VLOOKUP([.B245];[$studenci.$A$2:.C$100];2)" office:value-type="string" office:string-value="KUCHARSKI" calcext:value-type="string">
            <text:p>KUCHARSKI</text:p>
          </table:table-cell>
          <table:table-cell table:formula="of:=VLOOKUP([.B245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5091292595" calcext:value-type="float">
            <text:p>95091292595</text:p>
          </table:table-cell>
          <table:table-cell office:value-type="string" calcext:value-type="string">
            <text:p>ALGORYTMY BEZ TAJEMNIC</text:p>
          </table:table-cell>
          <table:table-cell table:formula="of:=VLOOKUP([.B246];[$meldunek.$A$2:.$B$326];2; 0)" office:value-type="float" office:value="53" calcext:value-type="float">
            <text:p>53</text:p>
          </table:table-cell>
          <table:table-cell table:formula="of:=VLOOKUP([.B246];[$studenci.$A$2:.C$100];2)" office:value-type="string" office:string-value="KUCHARSKI" calcext:value-type="string">
            <text:p>KUCHARSKI</text:p>
          </table:table-cell>
          <table:table-cell table:formula="of:=VLOOKUP([.B24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4070167664" calcext:value-type="float">
            <text:p>94070167664</text:p>
          </table:table-cell>
          <table:table-cell office:value-type="string" calcext:value-type="string">
            <text:p>WSTEP DO CSS3 I HTML5</text:p>
          </table:table-cell>
          <table:table-cell table:formula="of:=VLOOKUP([.B247];[$meldunek.$A$2:.$B$326];2; 0)" office:value-type="float" office:value="53" calcext:value-type="float">
            <text:p>53</text:p>
          </table:table-cell>
          <table:table-cell table:formula="of:=VLOOKUP([.B247];[$studenci.$A$2:.C$100];2)" office:value-type="string" office:string-value="KUCHARSKI" calcext:value-type="string">
            <text:p>KUCHARSKI</text:p>
          </table:table-cell>
          <table:table-cell table:formula="of:=VLOOKUP([.B24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5120745656" calcext:value-type="float">
            <text:p>95120745656</text:p>
          </table:table-cell>
          <table:table-cell office:value-type="string" calcext:value-type="string">
            <text:p>FLASH I PHP</text:p>
          </table:table-cell>
          <table:table-cell table:formula="of:=VLOOKUP([.B248];[$meldunek.$A$2:.$B$326];2; 0)" office:value-type="float" office:value="53" calcext:value-type="float">
            <text:p>53</text:p>
          </table:table-cell>
          <table:table-cell table:formula="of:=VLOOKUP([.B248];[$studenci.$A$2:.C$100];2)" office:value-type="string" office:string-value="KUCHARSKI" calcext:value-type="string">
            <text:p>KUCHARSKI</text:p>
          </table:table-cell>
          <table:table-cell table:formula="of:=VLOOKUP([.B24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6051865921" calcext:value-type="float">
            <text:p>96051865921</text:p>
          </table:table-cell>
          <table:table-cell office:value-type="string" calcext:value-type="string">
            <text:p>ELEKTRONIKA CYFROWA I</text:p>
          </table:table-cell>
          <table:table-cell table:formula="of:=VLOOKUP([.B249];[$meldunek.$A$2:.$B$326];2; 0)" office:value-type="float" office:value="53" calcext:value-type="float">
            <text:p>53</text:p>
          </table:table-cell>
          <table:table-cell table:formula="of:=VLOOKUP([.B249];[$studenci.$A$2:.C$100];2)" office:value-type="string" office:string-value="KUCHARSKI" calcext:value-type="string">
            <text:p>KUCHARSKI</text:p>
          </table:table-cell>
          <table:table-cell table:formula="of:=VLOOKUP([.B24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2122718336" calcext:value-type="float">
            <text:p>92122718336</text:p>
          </table:table-cell>
          <table:table-cell office:value-type="string" calcext:value-type="string">
            <text:p>CHEMIA FIZYCZNA</text:p>
          </table:table-cell>
          <table:table-cell table:formula="of:=VLOOKUP([.B250];[$meldunek.$A$2:.$B$326];2; 0)" office:value-type="float" office:value="53" calcext:value-type="float">
            <text:p>53</text:p>
          </table:table-cell>
          <table:table-cell table:formula="of:=VLOOKUP([.B250];[$studenci.$A$2:.C$100];2)" office:value-type="string" office:string-value="PIEKUT" calcext:value-type="string">
            <text:p>PIEKUT</text:p>
          </table:table-cell>
          <table:table-cell table:formula="of:=VLOOKUP([.B250];[$studenci.$A$2:.$C$100];3)" office:value-type="string" office:string-value="SZYMON" calcext:value-type="string">
            <text:p>SZYMON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6081684932" calcext:value-type="float">
            <text:p>96081684932</text:p>
          </table:table-cell>
          <table:table-cell office:value-type="string" calcext:value-type="string">
            <text:p>ANALIZA MATEMATYCZNA I</text:p>
          </table:table-cell>
          <table:table-cell table:formula="of:=VLOOKUP([.B251];[$meldunek.$A$2:.$B$326];2; 0)" office:value-type="float" office:value="53" calcext:value-type="float">
            <text:p>53</text:p>
          </table:table-cell>
          <table:table-cell table:formula="of:=VLOOKUP([.B251];[$studenci.$A$2:.C$100];2)" office:value-type="string" office:string-value="KUCHARSKI" calcext:value-type="string">
            <text:p>KUCHARSKI</text:p>
          </table:table-cell>
          <table:table-cell table:formula="of:=VLOOKUP([.B25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2111027117" calcext:value-type="float">
            <text:p>92111027117</text:p>
          </table:table-cell>
          <table:table-cell office:value-type="string" calcext:value-type="string">
            <text:p>ANALIZA MATEMATYCZNA I</text:p>
          </table:table-cell>
          <table:table-cell table:formula="of:=VLOOKUP([.B252];[$meldunek.$A$2:.$B$326];2; 0)" office:value-type="float" office:value="53" calcext:value-type="float">
            <text:p>53</text:p>
          </table:table-cell>
          <table:table-cell table:formula="of:=VLOOKUP([.B252];[$studenci.$A$2:.C$100];2)" office:value-type="string" office:string-value="SIERON" calcext:value-type="string">
            <text:p>SIERON</text:p>
          </table:table-cell>
          <table:table-cell table:formula="of:=VLOOKUP([.B252];[$studenci.$A$2:.$C$100];3)" office:value-type="string" office:string-value="LECH" calcext:value-type="string">
            <text:p>LECH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3120854668" calcext:value-type="float">
            <text:p>93120854668</text:p>
          </table:table-cell>
          <table:table-cell office:value-type="string" calcext:value-type="string">
            <text:p>KOMPUTEROWA ANALIZA OBRAZOWANIA MEDYCZNEGO II</text:p>
          </table:table-cell>
          <table:table-cell table:formula="of:=VLOOKUP([.B253];[$meldunek.$A$2:.$B$326];2; 0)" office:value-type="float" office:value="53" calcext:value-type="float">
            <text:p>53</text:p>
          </table:table-cell>
          <table:table-cell table:formula="of:=VLOOKUP([.B253];[$studenci.$A$2:.C$100];2)" office:value-type="string" office:string-value="KUCHARSKI" calcext:value-type="string">
            <text:p>KUCHARSKI</text:p>
          </table:table-cell>
          <table:table-cell table:formula="of:=VLOOKUP([.B25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4012177294" calcext:value-type="float">
            <text:p>94012177294</text:p>
          </table:table-cell>
          <table:table-cell office:value-type="string" calcext:value-type="string">
            <text:p>TRANSMISJA DVB-T DVB-C I DVB-S</text:p>
          </table:table-cell>
          <table:table-cell table:formula="of:=VLOOKUP([.B254];[$meldunek.$A$2:.$B$326];2; 0)" office:value-type="float" office:value="53" calcext:value-type="float">
            <text:p>53</text:p>
          </table:table-cell>
          <table:table-cell table:formula="of:=VLOOKUP([.B254];[$studenci.$A$2:.C$100];2)" office:value-type="string" office:string-value="KUCHARSKI" calcext:value-type="string">
            <text:p>KUCHARSKI</text:p>
          </table:table-cell>
          <table:table-cell table:formula="of:=VLOOKUP([.B25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3110591337" calcext:value-type="float">
            <text:p>93110591337</text:p>
          </table:table-cell>
          <table:table-cell office:value-type="string" calcext:value-type="string">
            <text:p>TRANSMISJA DVB-T DVB-C I DVB-S</text:p>
          </table:table-cell>
          <table:table-cell table:formula="of:=VLOOKUP([.B255];[$meldunek.$A$2:.$B$326];2; 0)" office:value-type="float" office:value="54" calcext:value-type="float">
            <text:p>54</text:p>
          </table:table-cell>
          <table:table-cell table:formula="of:=VLOOKUP([.B255];[$studenci.$A$2:.C$100];2)" office:value-type="string" office:string-value="KUCHARSKI" calcext:value-type="string">
            <text:p>KUCHARSKI</text:p>
          </table:table-cell>
          <table:table-cell table:formula="of:=VLOOKUP([.B255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6052561949" calcext:value-type="float">
            <text:p>96052561949</text:p>
          </table:table-cell>
          <table:table-cell office:value-type="string" calcext:value-type="string">
            <text:p>ALGORYTMY GENETYCZNE</text:p>
          </table:table-cell>
          <table:table-cell table:formula="of:=VLOOKUP([.B256];[$meldunek.$A$2:.$B$326];2; 0)" office:value-type="float" office:value="54" calcext:value-type="float">
            <text:p>54</text:p>
          </table:table-cell>
          <table:table-cell table:formula="of:=VLOOKUP([.B256];[$studenci.$A$2:.C$100];2)" office:value-type="string" office:string-value="KUCHARSKI" calcext:value-type="string">
            <text:p>KUCHARSKI</text:p>
          </table:table-cell>
          <table:table-cell table:formula="of:=VLOOKUP([.B25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4112234831" calcext:value-type="float">
            <text:p>94112234831</text:p>
          </table:table-cell>
          <table:table-cell office:value-type="string" calcext:value-type="string">
            <text:p>TESTY PENETRACYJNE SIECI WIFI</text:p>
          </table:table-cell>
          <table:table-cell table:formula="of:=VLOOKUP([.B257];[$meldunek.$A$2:.$B$326];2; 0)" office:value-type="float" office:value="54" calcext:value-type="float">
            <text:p>54</text:p>
          </table:table-cell>
          <table:table-cell table:formula="of:=VLOOKUP([.B257];[$studenci.$A$2:.C$100];2)" office:value-type="string" office:string-value="KUCHARSKI" calcext:value-type="string">
            <text:p>KUCHARSKI</text:p>
          </table:table-cell>
          <table:table-cell table:formula="of:=VLOOKUP([.B25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5061884197" calcext:value-type="float">
            <text:p>95061884197</text:p>
          </table:table-cell>
          <table:table-cell office:value-type="string" calcext:value-type="string">
            <text:p>KATALOG CYFROWYCH UKLADOW SCALONYCH</text:p>
          </table:table-cell>
          <table:table-cell table:formula="of:=VLOOKUP([.B258];[$meldunek.$A$2:.$B$326];2; 0)" office:value-type="float" office:value="54" calcext:value-type="float">
            <text:p>54</text:p>
          </table:table-cell>
          <table:table-cell table:formula="of:=VLOOKUP([.B258];[$studenci.$A$2:.C$100];2)" office:value-type="string" office:string-value="KUCHARSKI" calcext:value-type="string">
            <text:p>KUCHARSKI</text:p>
          </table:table-cell>
          <table:table-cell table:formula="of:=VLOOKUP([.B25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4020355996" calcext:value-type="float">
            <text:p>94020355996</text:p>
          </table:table-cell>
          <table:table-cell office:value-type="string" calcext:value-type="string">
            <text:p>RELACYJNE BAZY DANYCH I</text:p>
          </table:table-cell>
          <table:table-cell table:formula="of:=VLOOKUP([.B259];[$meldunek.$A$2:.$B$326];2; 0)" office:value-type="float" office:value="55" calcext:value-type="float">
            <text:p>55</text:p>
          </table:table-cell>
          <table:table-cell table:formula="of:=VLOOKUP([.B259];[$studenci.$A$2:.C$100];2)" office:value-type="string" office:string-value="KUCHARSKI" calcext:value-type="string">
            <text:p>KUCHARSKI</text:p>
          </table:table-cell>
          <table:table-cell table:formula="of:=VLOOKUP([.B25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2122755816" calcext:value-type="float">
            <text:p>92122755816</text:p>
          </table:table-cell>
          <table:table-cell office:value-type="string" calcext:value-type="string">
            <text:p>SIECI NEURONOWE</text:p>
          </table:table-cell>
          <table:table-cell table:formula="of:=VLOOKUP([.B260];[$meldunek.$A$2:.$B$326];2; 0)" office:value-type="float" office:value="55" calcext:value-type="float">
            <text:p>55</text:p>
          </table:table-cell>
          <table:table-cell table:formula="of:=VLOOKUP([.B260];[$studenci.$A$2:.C$100];2)" office:value-type="string" office:string-value="NEUMANN" calcext:value-type="string">
            <text:p>NEUMANN</text:p>
          </table:table-cell>
          <table:table-cell table:formula="of:=VLOOKUP([.B260];[$studenci.$A$2:.$C$100];3)" office:value-type="string" office:string-value="MAREK" calcext:value-type="string">
            <text:p>MAREK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4072349563" calcext:value-type="float">
            <text:p>94072349563</text:p>
          </table:table-cell>
          <table:table-cell office:value-type="string" calcext:value-type="string">
            <text:p>APARATURA POMIAROWA</text:p>
          </table:table-cell>
          <table:table-cell table:formula="of:=VLOOKUP([.B261];[$meldunek.$A$2:.$B$326];2; 0)" office:value-type="float" office:value="55" calcext:value-type="float">
            <text:p>55</text:p>
          </table:table-cell>
          <table:table-cell table:formula="of:=VLOOKUP([.B261];[$studenci.$A$2:.C$100];2)" office:value-type="string" office:string-value="KUCHARSKI" calcext:value-type="string">
            <text:p>KUCHARSKI</text:p>
          </table:table-cell>
          <table:table-cell table:formula="of:=VLOOKUP([.B26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6061094795" calcext:value-type="float">
            <text:p>96061094795</text:p>
          </table:table-cell>
          <table:table-cell office:value-type="string" calcext:value-type="string">
            <text:p>AUTOMATYKA III</text:p>
          </table:table-cell>
          <table:table-cell table:formula="of:=VLOOKUP([.B262];[$meldunek.$A$2:.$B$326];2; 0)" office:value-type="float" office:value="55" calcext:value-type="float">
            <text:p>55</text:p>
          </table:table-cell>
          <table:table-cell table:formula="of:=VLOOKUP([.B262];[$studenci.$A$2:.C$100];2)" office:value-type="string" office:string-value="KUCHARSKI" calcext:value-type="string">
            <text:p>KUCHARSKI</text:p>
          </table:table-cell>
          <table:table-cell table:formula="of:=VLOOKUP([.B26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2061937214" calcext:value-type="float">
            <text:p>92061937214</text:p>
          </table:table-cell>
          <table:table-cell office:value-type="string" calcext:value-type="string">
            <text:p>MERNICTWO ELEKTRYCZNE I</text:p>
          </table:table-cell>
          <table:table-cell table:formula="of:=VLOOKUP([.B263];[$meldunek.$A$2:.$B$326];2; 0)" office:value-type="float" office:value="55" calcext:value-type="float">
            <text:p>55</text:p>
          </table:table-cell>
          <table:table-cell table:formula="of:=VLOOKUP([.B263];[$studenci.$A$2:.C$100];2)" office:value-type="string" office:string-value="MORAWIEC" calcext:value-type="string">
            <text:p>MORAWIEC</text:p>
          </table:table-cell>
          <table:table-cell table:formula="of:=VLOOKUP([.B263];[$studenci.$A$2:.$C$100];3)" office:value-type="string" office:string-value="DAWID" calcext:value-type="string">
            <text:p>DAWID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4020368381" calcext:value-type="float">
            <text:p>94020368381</text:p>
          </table:table-cell>
          <table:table-cell office:value-type="string" calcext:value-type="string">
            <text:p>PROGRAMOWANIE WSPOLBIEZNE</text:p>
          </table:table-cell>
          <table:table-cell table:formula="of:=VLOOKUP([.B264];[$meldunek.$A$2:.$B$326];2; 0)" office:value-type="float" office:value="55" calcext:value-type="float">
            <text:p>55</text:p>
          </table:table-cell>
          <table:table-cell table:formula="of:=VLOOKUP([.B264];[$studenci.$A$2:.C$100];2)" office:value-type="string" office:string-value="KUCHARSKI" calcext:value-type="string">
            <text:p>KUCHARSKI</text:p>
          </table:table-cell>
          <table:table-cell table:formula="of:=VLOOKUP([.B26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3041329773" calcext:value-type="float">
            <text:p>93041329773</text:p>
          </table:table-cell>
          <table:table-cell office:value-type="string" calcext:value-type="string">
            <text:p>JEZYKI PROGRAMOWANIA II</text:p>
          </table:table-cell>
          <table:table-cell table:formula="of:=VLOOKUP([.B265];[$meldunek.$A$2:.$B$326];2; 0)" office:value-type="float" office:value="55" calcext:value-type="float">
            <text:p>55</text:p>
          </table:table-cell>
          <table:table-cell table:formula="of:=VLOOKUP([.B265];[$studenci.$A$2:.C$100];2)" office:value-type="string" office:string-value="CEGLAREK" calcext:value-type="string">
            <text:p>CEGLAREK</text:p>
          </table:table-cell>
          <table:table-cell table:formula="of:=VLOOKUP([.B265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4041715238" calcext:value-type="float">
            <text:p>94041715238</text:p>
          </table:table-cell>
          <table:table-cell office:value-type="string" calcext:value-type="string">
            <text:p>PODSTAWY KRYPTOGRAFII II</text:p>
          </table:table-cell>
          <table:table-cell table:formula="of:=VLOOKUP([.B266];[$meldunek.$A$2:.$B$326];2; 0)" office:value-type="float" office:value="56" calcext:value-type="float">
            <text:p>56</text:p>
          </table:table-cell>
          <table:table-cell table:formula="of:=VLOOKUP([.B266];[$studenci.$A$2:.C$100];2)" office:value-type="string" office:string-value="KUCHARSKI" calcext:value-type="string">
            <text:p>KUCHARSKI</text:p>
          </table:table-cell>
          <table:table-cell table:formula="of:=VLOOKUP([.B26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6102819712" calcext:value-type="float">
            <text:p>96102819712</text:p>
          </table:table-cell>
          <table:table-cell office:value-type="string" calcext:value-type="string">
            <text:p>PHP I MYSQL</text:p>
          </table:table-cell>
          <table:table-cell table:formula="of:=VLOOKUP([.B267];[$meldunek.$A$2:.$B$326];2; 0)" office:value-type="float" office:value="56" calcext:value-type="float">
            <text:p>56</text:p>
          </table:table-cell>
          <table:table-cell table:formula="of:=VLOOKUP([.B267];[$studenci.$A$2:.C$100];2)" office:value-type="string" office:string-value="KUCHARSKI" calcext:value-type="string">
            <text:p>KUCHARSKI</text:p>
          </table:table-cell>
          <table:table-cell table:formula="of:=VLOOKUP([.B26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5071674573" calcext:value-type="float">
            <text:p>95071674573</text:p>
          </table:table-cell>
          <table:table-cell office:value-type="string" calcext:value-type="string">
            <text:p>SYSTEMY OPERACYJNE</text:p>
          </table:table-cell>
          <table:table-cell table:formula="of:=VLOOKUP([.B268];[$meldunek.$A$2:.$B$326];2; 0)" office:value-type="float" office:value="56" calcext:value-type="float">
            <text:p>56</text:p>
          </table:table-cell>
          <table:table-cell table:formula="of:=VLOOKUP([.B268];[$studenci.$A$2:.C$100];2)" office:value-type="string" office:string-value="KUCHARSKI" calcext:value-type="string">
            <text:p>KUCHARSKI</text:p>
          </table:table-cell>
          <table:table-cell table:formula="of:=VLOOKUP([.B26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4012331191" calcext:value-type="float">
            <text:p>94012331191</text:p>
          </table:table-cell>
          <table:table-cell office:value-type="string" calcext:value-type="string">
            <text:p>SIECI NEURONOWE</text:p>
          </table:table-cell>
          <table:table-cell table:formula="of:=VLOOKUP([.B269];[$meldunek.$A$2:.$B$326];2; 0)" office:value-type="float" office:value="56" calcext:value-type="float">
            <text:p>56</text:p>
          </table:table-cell>
          <table:table-cell table:formula="of:=VLOOKUP([.B269];[$studenci.$A$2:.C$100];2)" office:value-type="string" office:string-value="KUCHARSKI" calcext:value-type="string">
            <text:p>KUCHARSKI</text:p>
          </table:table-cell>
          <table:table-cell table:formula="of:=VLOOKUP([.B26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2112635683" calcext:value-type="float">
            <text:p>92112635683</text:p>
          </table:table-cell>
          <table:table-cell office:value-type="string" calcext:value-type="string">
            <text:p>FIZYKA CIALA STALEGO I</text:p>
          </table:table-cell>
          <table:table-cell table:formula="of:=VLOOKUP([.B270];[$meldunek.$A$2:.$B$326];2; 0)" office:value-type="float" office:value="56" calcext:value-type="float">
            <text:p>56</text:p>
          </table:table-cell>
          <table:table-cell table:formula="of:=VLOOKUP([.B270];[$studenci.$A$2:.C$100];2)" office:value-type="string" office:string-value="ANTOLAK" calcext:value-type="string">
            <text:p>ANTOLAK</text:p>
          </table:table-cell>
          <table:table-cell table:formula="of:=VLOOKUP([.B270];[$studenci.$A$2:.$C$100];3)" office:value-type="string" office:string-value="MALGORZATA" calcext:value-type="string">
            <text:p>MALGORZATA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6050641553" calcext:value-type="float">
            <text:p>96050641553</text:p>
          </table:table-cell>
          <table:table-cell office:value-type="string" calcext:value-type="string">
            <text:p>MIKROKONTROLERY AVR</text:p>
          </table:table-cell>
          <table:table-cell table:formula="of:=VLOOKUP([.B271];[$meldunek.$A$2:.$B$326];2; 0)" office:value-type="float" office:value="56" calcext:value-type="float">
            <text:p>56</text:p>
          </table:table-cell>
          <table:table-cell table:formula="of:=VLOOKUP([.B271];[$studenci.$A$2:.C$100];2)" office:value-type="string" office:string-value="KUCHARSKI" calcext:value-type="string">
            <text:p>KUCHARSKI</text:p>
          </table:table-cell>
          <table:table-cell table:formula="of:=VLOOKUP([.B27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4062767281" calcext:value-type="float">
            <text:p>94062767281</text:p>
          </table:table-cell>
          <table:table-cell office:value-type="string" calcext:value-type="string">
            <text:p>KANONY WIEDZY PROGRAMISTYCZNEJ</text:p>
          </table:table-cell>
          <table:table-cell table:formula="of:=VLOOKUP([.B272];[$meldunek.$A$2:.$B$326];2; 0)" office:value-type="float" office:value="56" calcext:value-type="float">
            <text:p>56</text:p>
          </table:table-cell>
          <table:table-cell table:formula="of:=VLOOKUP([.B272];[$studenci.$A$2:.C$100];2)" office:value-type="string" office:string-value="KUCHARSKI" calcext:value-type="string">
            <text:p>KUCHARSKI</text:p>
          </table:table-cell>
          <table:table-cell table:formula="of:=VLOOKUP([.B27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3072382295" calcext:value-type="float">
            <text:p>93072382295</text:p>
          </table:table-cell>
          <table:table-cell office:value-type="string" calcext:value-type="string">
            <text:p>ALGERBA I</text:p>
          </table:table-cell>
          <table:table-cell table:formula="of:=VLOOKUP([.B273];[$meldunek.$A$2:.$B$326];2; 0)" office:value-type="float" office:value="57" calcext:value-type="float">
            <text:p>57</text:p>
          </table:table-cell>
          <table:table-cell table:formula="of:=VLOOKUP([.B273];[$studenci.$A$2:.C$100];2)" office:value-type="string" office:string-value="GARBOWSKI" calcext:value-type="string">
            <text:p>GARBOWSKI</text:p>
          </table:table-cell>
          <table:table-cell table:formula="of:=VLOOKUP([.B273];[$studenci.$A$2:.$C$100];3)" office:value-type="string" office:string-value="DAWID" calcext:value-type="string">
            <text:p>DAWID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6062773598" calcext:value-type="float">
            <text:p>96062773598</text:p>
          </table:table-cell>
          <table:table-cell office:value-type="string" calcext:value-type="string">
            <text:p>LINUX KSIEGA ADMINISTRATORA I</text:p>
          </table:table-cell>
          <table:table-cell table:formula="of:=VLOOKUP([.B274];[$meldunek.$A$2:.$B$326];2; 0)" office:value-type="float" office:value="57" calcext:value-type="float">
            <text:p>57</text:p>
          </table:table-cell>
          <table:table-cell table:formula="of:=VLOOKUP([.B274];[$studenci.$A$2:.C$100];2)" office:value-type="string" office:string-value="KUCHARSKI" calcext:value-type="string">
            <text:p>KUCHARSKI</text:p>
          </table:table-cell>
          <table:table-cell table:formula="of:=VLOOKUP([.B27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5111035621" calcext:value-type="float">
            <text:p>95111035621</text:p>
          </table:table-cell>
          <table:table-cell office:value-type="string" calcext:value-type="string">
            <text:p>AUTOMATYKA III</text:p>
          </table:table-cell>
          <table:table-cell table:formula="of:=VLOOKUP([.B275];[$meldunek.$A$2:.$B$326];2; 0)" office:value-type="float" office:value="58" calcext:value-type="float">
            <text:p>58</text:p>
          </table:table-cell>
          <table:table-cell table:formula="of:=VLOOKUP([.B275];[$studenci.$A$2:.C$100];2)" office:value-type="string" office:string-value="KUCHARSKI" calcext:value-type="string">
            <text:p>KUCHARSKI</text:p>
          </table:table-cell>
          <table:table-cell table:formula="of:=VLOOKUP([.B275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5111824241" calcext:value-type="float">
            <text:p>95111824241</text:p>
          </table:table-cell>
          <table:table-cell office:value-type="string" calcext:value-type="string">
            <text:p>ANALIZA MATEMATYCZNA II</text:p>
          </table:table-cell>
          <table:table-cell table:formula="of:=VLOOKUP([.B276];[$meldunek.$A$2:.$B$326];2; 0)" office:value-type="float" office:value="58" calcext:value-type="float">
            <text:p>58</text:p>
          </table:table-cell>
          <table:table-cell table:formula="of:=VLOOKUP([.B276];[$studenci.$A$2:.C$100];2)" office:value-type="string" office:string-value="KUCHARSKI" calcext:value-type="string">
            <text:p>KUCHARSKI</text:p>
          </table:table-cell>
          <table:table-cell table:formula="of:=VLOOKUP([.B27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3031426752" calcext:value-type="float">
            <text:p>93031426752</text:p>
          </table:table-cell>
          <table:table-cell office:value-type="string" calcext:value-type="string">
            <text:p>FIZYKA CIALA STALEGO III</text:p>
          </table:table-cell>
          <table:table-cell table:formula="of:=VLOOKUP([.B277];[$meldunek.$A$2:.$B$326];2; 0)" office:value-type="float" office:value="59" calcext:value-type="float">
            <text:p>59</text:p>
          </table:table-cell>
          <table:table-cell table:formula="of:=VLOOKUP([.B277];[$studenci.$A$2:.C$100];2)" office:value-type="string" office:string-value="MARCINKIEWICZ" calcext:value-type="string">
            <text:p>MARCINKIEWICZ</text:p>
          </table:table-cell>
          <table:table-cell table:formula="of:=VLOOKUP([.B277];[$studenci.$A$2:.$C$100];3)" office:value-type="string" office:string-value="ADAM" calcext:value-type="string">
            <text:p>ADAM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4091517385" calcext:value-type="float">
            <text:p>94091517385</text:p>
          </table:table-cell>
          <table:table-cell office:value-type="string" calcext:value-type="string">
            <text:p>TESTY PENETRACYJNE SIECI WIFI</text:p>
          </table:table-cell>
          <table:table-cell table:formula="of:=VLOOKUP([.B278];[$meldunek.$A$2:.$B$326];2; 0)" office:value-type="float" office:value="59" calcext:value-type="float">
            <text:p>59</text:p>
          </table:table-cell>
          <table:table-cell table:formula="of:=VLOOKUP([.B278];[$studenci.$A$2:.C$100];2)" office:value-type="string" office:string-value="KUCHARSKI" calcext:value-type="string">
            <text:p>KUCHARSKI</text:p>
          </table:table-cell>
          <table:table-cell table:formula="of:=VLOOKUP([.B27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3051494722" calcext:value-type="float">
            <text:p>93051494722</text:p>
          </table:table-cell>
          <table:table-cell office:value-type="string" calcext:value-type="string">
            <text:p>FIZYKA CIALA STALEGO II</text:p>
          </table:table-cell>
          <table:table-cell table:formula="of:=VLOOKUP([.B279];[$meldunek.$A$2:.$B$326];2; 0)" office:value-type="float" office:value="59" calcext:value-type="float">
            <text:p>59</text:p>
          </table:table-cell>
          <table:table-cell table:formula="of:=VLOOKUP([.B279];[$studenci.$A$2:.C$100];2)" office:value-type="string" office:string-value="KUCZYNSKA" calcext:value-type="string">
            <text:p>KUCZYNSKA</text:p>
          </table:table-cell>
          <table:table-cell table:formula="of:=VLOOKUP([.B279];[$studenci.$A$2:.$C$100];3)" office:value-type="string" office:string-value="OLIWIA" calcext:value-type="string">
            <text:p>OLIWIA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2062762152" calcext:value-type="float">
            <text:p>92062762152</text:p>
          </table:table-cell>
          <table:table-cell office:value-type="string" calcext:value-type="string">
            <text:p>FIZYKA TECHNICZNA I</text:p>
          </table:table-cell>
          <table:table-cell table:formula="of:=VLOOKUP([.B280];[$meldunek.$A$2:.$B$326];2; 0)" office:value-type="float" office:value="60" calcext:value-type="float">
            <text:p>60</text:p>
          </table:table-cell>
          <table:table-cell table:formula="of:=VLOOKUP([.B280];[$studenci.$A$2:.C$100];2)" office:value-type="string" office:string-value="SZYMONIAK" calcext:value-type="string">
            <text:p>SZYMONIAK</text:p>
          </table:table-cell>
          <table:table-cell table:formula="of:=VLOOKUP([.B280];[$studenci.$A$2:.$C$100];3)" office:value-type="string" office:string-value="JAN" calcext:value-type="string">
            <text:p>JA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3060314174" calcext:value-type="float">
            <text:p>93060314174</text:p>
          </table:table-cell>
          <table:table-cell office:value-type="string" calcext:value-type="string">
            <text:p>CHEMIA KWANTOWA II</text:p>
          </table:table-cell>
          <table:table-cell table:formula="of:=VLOOKUP([.B281];[$meldunek.$A$2:.$B$326];2; 0)" office:value-type="float" office:value="60" calcext:value-type="float">
            <text:p>60</text:p>
          </table:table-cell>
          <table:table-cell table:formula="of:=VLOOKUP([.B281];[$studenci.$A$2:.C$100];2)" office:value-type="string" office:string-value="CZAJA" calcext:value-type="string">
            <text:p>CZAJA</text:p>
          </table:table-cell>
          <table:table-cell table:formula="of:=VLOOKUP([.B281];[$studenci.$A$2:.$C$100];3)" office:value-type="string" office:string-value="WOJCIECH" calcext:value-type="string">
            <text:p>WOJCIECH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6070166834" calcext:value-type="float">
            <text:p>96070166834</text:p>
          </table:table-cell>
          <table:table-cell office:value-type="string" calcext:value-type="string">
            <text:p>MATEMATYKA DYSKRETNA II</text:p>
          </table:table-cell>
          <table:table-cell table:formula="of:=VLOOKUP([.B282];[$meldunek.$A$2:.$B$326];2; 0)" office:value-type="float" office:value="61" calcext:value-type="float">
            <text:p>61</text:p>
          </table:table-cell>
          <table:table-cell table:formula="of:=VLOOKUP([.B282];[$studenci.$A$2:.C$100];2)" office:value-type="string" office:string-value="KUCHARSKI" calcext:value-type="string">
            <text:p>KUCHARSKI</text:p>
          </table:table-cell>
          <table:table-cell table:formula="of:=VLOOKUP([.B28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3031562344" calcext:value-type="float">
            <text:p>93031562344</text:p>
          </table:table-cell>
          <table:table-cell office:value-type="string" calcext:value-type="string">
            <text:p>OPTYMALIZACJA ALGORYTMOW I</text:p>
          </table:table-cell>
          <table:table-cell table:formula="of:=VLOOKUP([.B283];[$meldunek.$A$2:.$B$326];2; 0)" office:value-type="float" office:value="61" calcext:value-type="float">
            <text:p>61</text:p>
          </table:table-cell>
          <table:table-cell table:formula="of:=VLOOKUP([.B283];[$studenci.$A$2:.C$100];2)" office:value-type="string" office:string-value="KUKIELKA" calcext:value-type="string">
            <text:p>KUKIELKA</text:p>
          </table:table-cell>
          <table:table-cell table:formula="of:=VLOOKUP([.B283];[$studenci.$A$2:.$C$100];3)" office:value-type="string" office:string-value="BARBARA" calcext:value-type="string">
            <text:p>BARBAR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6122279451" calcext:value-type="float">
            <text:p>96122279451</text:p>
          </table:table-cell>
          <table:table-cell office:value-type="string" calcext:value-type="string">
            <text:p>WSTEP DO TEORII LICZB</text:p>
          </table:table-cell>
          <table:table-cell table:formula="of:=VLOOKUP([.B284];[$meldunek.$A$2:.$B$326];2; 0)" office:value-type="float" office:value="62" calcext:value-type="float">
            <text:p>62</text:p>
          </table:table-cell>
          <table:table-cell table:formula="of:=VLOOKUP([.B284];[$studenci.$A$2:.C$100];2)" office:value-type="string" office:string-value="KUCHARSKI" calcext:value-type="string">
            <text:p>KUCHARSKI</text:p>
          </table:table-cell>
          <table:table-cell table:formula="of:=VLOOKUP([.B28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3081269666" calcext:value-type="float">
            <text:p>93081269666</text:p>
          </table:table-cell>
          <table:table-cell office:value-type="string" calcext:value-type="string">
            <text:p>STEROWNIKI PRZEMYSLOWE I</text:p>
          </table:table-cell>
          <table:table-cell table:formula="of:=VLOOKUP([.B285];[$meldunek.$A$2:.$B$326];2; 0)" office:value-type="float" office:value="62" calcext:value-type="float">
            <text:p>62</text:p>
          </table:table-cell>
          <table:table-cell table:formula="of:=VLOOKUP([.B285];[$studenci.$A$2:.C$100];2)" office:value-type="string" office:string-value="NEJMAN" calcext:value-type="string">
            <text:p>NEJMAN</text:p>
          </table:table-cell>
          <table:table-cell table:formula="of:=VLOOKUP([.B285];[$studenci.$A$2:.$C$100];3)" office:value-type="string" office:string-value="MONIKA" calcext:value-type="string">
            <text:p>MONIKA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2112571134" calcext:value-type="float">
            <text:p>92112571134</text:p>
          </table:table-cell>
          <table:table-cell office:value-type="string" calcext:value-type="string">
            <text:p>TEORIA GRAFOW</text:p>
          </table:table-cell>
          <table:table-cell table:formula="of:=VLOOKUP([.B286];[$meldunek.$A$2:.$B$326];2; 0)" office:value-type="float" office:value="62" calcext:value-type="float">
            <text:p>62</text:p>
          </table:table-cell>
          <table:table-cell table:formula="of:=VLOOKUP([.B286];[$studenci.$A$2:.C$100];2)" office:value-type="string" office:string-value="MENDRELA" calcext:value-type="string">
            <text:p>MENDRELA</text:p>
          </table:table-cell>
          <table:table-cell table:formula="of:=VLOOKUP([.B286];[$studenci.$A$2:.$C$100];3)" office:value-type="string" office:string-value="ARTUR" calcext:value-type="string">
            <text:p>ARTUR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2070952712" calcext:value-type="float">
            <text:p>92070952712</text:p>
          </table:table-cell>
          <table:table-cell office:value-type="string" calcext:value-type="string">
            <text:p>PODSTAWY KRYPTOGRAFII II</text:p>
          </table:table-cell>
          <table:table-cell table:formula="of:=VLOOKUP([.B287];[$meldunek.$A$2:.$B$326];2; 0)" office:value-type="float" office:value="62" calcext:value-type="float">
            <text:p>62</text:p>
          </table:table-cell>
          <table:table-cell table:formula="of:=VLOOKUP([.B287];[$studenci.$A$2:.C$100];2)" office:value-type="string" office:string-value="SMOLEN" calcext:value-type="string">
            <text:p>SMOLEN</text:p>
          </table:table-cell>
          <table:table-cell table:formula="of:=VLOOKUP([.B287];[$studenci.$A$2:.$C$100];3)" office:value-type="string" office:string-value="JACEK" calcext:value-type="string">
            <text:p>JACEK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4082711312" calcext:value-type="float">
            <text:p>94082711312</text:p>
          </table:table-cell>
          <table:table-cell office:value-type="string" calcext:value-type="string">
            <text:p>ALGORYTMY BEZ TAJEMNIC</text:p>
          </table:table-cell>
          <table:table-cell table:formula="of:=VLOOKUP([.B288];[$meldunek.$A$2:.$B$326];2; 0)" office:value-type="float" office:value="62" calcext:value-type="float">
            <text:p>62</text:p>
          </table:table-cell>
          <table:table-cell table:formula="of:=VLOOKUP([.B288];[$studenci.$A$2:.C$100];2)" office:value-type="string" office:string-value="KUCHARSKI" calcext:value-type="string">
            <text:p>KUCHARSKI</text:p>
          </table:table-cell>
          <table:table-cell table:formula="of:=VLOOKUP([.B28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5052836383" calcext:value-type="float">
            <text:p>95052836383</text:p>
          </table:table-cell>
          <table:table-cell office:value-type="string" calcext:value-type="string">
            <text:p>BIBLIA ASSEMBLERA I</text:p>
          </table:table-cell>
          <table:table-cell table:formula="of:=VLOOKUP([.B289];[$meldunek.$A$2:.$B$326];2; 0)" office:value-type="float" office:value="62" calcext:value-type="float">
            <text:p>62</text:p>
          </table:table-cell>
          <table:table-cell table:formula="of:=VLOOKUP([.B289];[$studenci.$A$2:.C$100];2)" office:value-type="string" office:string-value="KUCHARSKI" calcext:value-type="string">
            <text:p>KUCHARSKI</text:p>
          </table:table-cell>
          <table:table-cell table:formula="of:=VLOOKUP([.B28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2061754985" calcext:value-type="float">
            <text:p>92061754985</text:p>
          </table:table-cell>
          <table:table-cell office:value-type="string" calcext:value-type="string">
            <text:p>ELEKTRONIKA CYFROWA II</text:p>
          </table:table-cell>
          <table:table-cell table:formula="of:=VLOOKUP([.B290];[$meldunek.$A$2:.$B$326];2; 0)" office:value-type="float" office:value="62" calcext:value-type="float">
            <text:p>62</text:p>
          </table:table-cell>
          <table:table-cell table:formula="of:=VLOOKUP([.B290];[$studenci.$A$2:.C$100];2)" office:value-type="string" office:string-value="KASZUBOWSKA" calcext:value-type="string">
            <text:p>KASZUBOWSKA</text:p>
          </table:table-cell>
          <table:table-cell table:formula="of:=VLOOKUP([.B290];[$studenci.$A$2:.$C$100];3)" office:value-type="string" office:string-value="ANTONINA" calcext:value-type="string">
            <text:p>ANTONINA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5092172959" calcext:value-type="float">
            <text:p>95092172959</text:p>
          </table:table-cell>
          <table:table-cell office:value-type="string" calcext:value-type="string">
            <text:p>PODSTAWY KRYPTOGRAFII I</text:p>
          </table:table-cell>
          <table:table-cell table:formula="of:=VLOOKUP([.B291];[$meldunek.$A$2:.$B$326];2; 0)" office:value-type="float" office:value="62" calcext:value-type="float">
            <text:p>62</text:p>
          </table:table-cell>
          <table:table-cell table:formula="of:=VLOOKUP([.B291];[$studenci.$A$2:.C$100];2)" office:value-type="string" office:string-value="KUCHARSKI" calcext:value-type="string">
            <text:p>KUCHARSKI</text:p>
          </table:table-cell>
          <table:table-cell table:formula="of:=VLOOKUP([.B29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4123156375" calcext:value-type="float">
            <text:p>94123156375</text:p>
          </table:table-cell>
          <table:table-cell office:value-type="string" calcext:value-type="string">
            <text:p>ANALIZA MATEMATYCZNA I</text:p>
          </table:table-cell>
          <table:table-cell table:formula="of:=VLOOKUP([.B292];[$meldunek.$A$2:.$B$326];2; 0)" office:value-type="float" office:value="62" calcext:value-type="float">
            <text:p>62</text:p>
          </table:table-cell>
          <table:table-cell table:formula="of:=VLOOKUP([.B292];[$studenci.$A$2:.C$100];2)" office:value-type="string" office:string-value="KUCHARSKI" calcext:value-type="string">
            <text:p>KUCHARSKI</text:p>
          </table:table-cell>
          <table:table-cell table:formula="of:=VLOOKUP([.B29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3062061135" calcext:value-type="float">
            <text:p>93062061135</text:p>
          </table:table-cell>
          <table:table-cell office:value-type="string" calcext:value-type="string">
            <text:p>FIZYKA TECHNICZNA II</text:p>
          </table:table-cell>
          <table:table-cell table:formula="of:=VLOOKUP([.B293];[$meldunek.$A$2:.$B$326];2; 0)" office:value-type="float" office:value="62" calcext:value-type="float">
            <text:p>62</text:p>
          </table:table-cell>
          <table:table-cell table:formula="of:=VLOOKUP([.B293];[$studenci.$A$2:.C$100];2)" office:value-type="string" office:string-value="MALECKI" calcext:value-type="string">
            <text:p>MALECKI</text:p>
          </table:table-cell>
          <table:table-cell table:formula="of:=VLOOKUP([.B293];[$studenci.$A$2:.$C$100];3)" office:value-type="string" office:string-value="ALEKSANDER" calcext:value-type="string">
            <text:p>ALEKSAND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010931895" calcext:value-type="float">
            <text:p>95010931895</text:p>
          </table:table-cell>
          <table:table-cell office:value-type="string" calcext:value-type="string">
            <text:p>AUDYT BEZPIECZENSTWA SIECI</text:p>
          </table:table-cell>
          <table:table-cell table:formula="of:=VLOOKUP([.B294];[$meldunek.$A$2:.$B$326];2; 0)" office:value-type="float" office:value="63" calcext:value-type="float">
            <text:p>63</text:p>
          </table:table-cell>
          <table:table-cell table:formula="of:=VLOOKUP([.B294];[$studenci.$A$2:.C$100];2)" office:value-type="string" office:string-value="KUCHARSKI" calcext:value-type="string">
            <text:p>KUCHARSKI</text:p>
          </table:table-cell>
          <table:table-cell table:formula="of:=VLOOKUP([.B29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3011731988" calcext:value-type="float">
            <text:p>93011731988</text:p>
          </table:table-cell>
          <table:table-cell office:value-type="string" calcext:value-type="string">
            <text:p>CHEMIA KWANTOWA I</text:p>
          </table:table-cell>
          <table:table-cell table:formula="of:=VLOOKUP([.B295];[$meldunek.$A$2:.$B$326];2; 0)" office:value-type="float" office:value="63" calcext:value-type="float">
            <text:p>63</text:p>
          </table:table-cell>
          <table:table-cell table:formula="of:=VLOOKUP([.B295];[$studenci.$A$2:.C$100];2)" office:value-type="string" office:string-value="KORCZAK" calcext:value-type="string">
            <text:p>KORCZAK</text:p>
          </table:table-cell>
          <table:table-cell table:formula="of:=VLOOKUP([.B295];[$studenci.$A$2:.$C$100];3)" office:value-type="string" office:string-value="AMELIA" calcext:value-type="string">
            <text:p>AMELI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4041273536" calcext:value-type="float">
            <text:p>94041273536</text:p>
          </table:table-cell>
          <table:table-cell office:value-type="string" calcext:value-type="string">
            <text:p>MATEMATYKA DYSKRETNA I</text:p>
          </table:table-cell>
          <table:table-cell table:formula="of:=VLOOKUP([.B296];[$meldunek.$A$2:.$B$326];2; 0)" office:value-type="float" office:value="63" calcext:value-type="float">
            <text:p>63</text:p>
          </table:table-cell>
          <table:table-cell table:formula="of:=VLOOKUP([.B296];[$studenci.$A$2:.C$100];2)" office:value-type="string" office:string-value="KUCHARSKI" calcext:value-type="string">
            <text:p>KUCHARSKI</text:p>
          </table:table-cell>
          <table:table-cell table:formula="of:=VLOOKUP([.B29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6050286545" calcext:value-type="float">
            <text:p>96050286545</text:p>
          </table:table-cell>
          <table:table-cell office:value-type="string" calcext:value-type="string">
            <text:p>STEROWNIKI PRZEMYSLOWE I</text:p>
          </table:table-cell>
          <table:table-cell table:formula="of:=VLOOKUP([.B297];[$meldunek.$A$2:.$B$326];2; 0)" office:value-type="float" office:value="63" calcext:value-type="float">
            <text:p>63</text:p>
          </table:table-cell>
          <table:table-cell table:formula="of:=VLOOKUP([.B297];[$studenci.$A$2:.C$100];2)" office:value-type="string" office:string-value="KUCHARSKI" calcext:value-type="string">
            <text:p>KUCHARSKI</text:p>
          </table:table-cell>
          <table:table-cell table:formula="of:=VLOOKUP([.B29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5090322493" calcext:value-type="float">
            <text:p>95090322493</text:p>
          </table:table-cell>
          <table:table-cell office:value-type="string" calcext:value-type="string">
            <text:p>ALGORYTMY KOMPRESJI STRATNEJ I BEZSTRATNEJ</text:p>
          </table:table-cell>
          <table:table-cell table:formula="of:=VLOOKUP([.B298];[$meldunek.$A$2:.$B$326];2; 0)" office:value-type="float" office:value="63" calcext:value-type="float">
            <text:p>63</text:p>
          </table:table-cell>
          <table:table-cell table:formula="of:=VLOOKUP([.B298];[$studenci.$A$2:.C$100];2)" office:value-type="string" office:string-value="KUCHARSKI" calcext:value-type="string">
            <text:p>KUCHARSKI</text:p>
          </table:table-cell>
          <table:table-cell table:formula="of:=VLOOKUP([.B29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2070336152" calcext:value-type="float">
            <text:p>92070336152</text:p>
          </table:table-cell>
          <table:table-cell office:value-type="string" calcext:value-type="string">
            <text:p>WSTEP DO CSS3 I HTML5</text:p>
          </table:table-cell>
          <table:table-cell table:formula="of:=VLOOKUP([.B299];[$meldunek.$A$2:.$B$326];2; 0)" office:value-type="float" office:value="64" calcext:value-type="float">
            <text:p>64</text:p>
          </table:table-cell>
          <table:table-cell table:formula="of:=VLOOKUP([.B299];[$studenci.$A$2:.C$100];2)" office:value-type="string" office:string-value="KLOC" calcext:value-type="string">
            <text:p>KLOC</text:p>
          </table:table-cell>
          <table:table-cell table:formula="of:=VLOOKUP([.B299];[$studenci.$A$2:.$C$100];3)" office:value-type="string" office:string-value="DAWID" calcext:value-type="string">
            <text:p>DAWID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5101084297" calcext:value-type="float">
            <text:p>95101084297</text:p>
          </table:table-cell>
          <table:table-cell office:value-type="string" calcext:value-type="string">
            <text:p>ANALIZA MATEMATYCZNA I</text:p>
          </table:table-cell>
          <table:table-cell table:formula="of:=VLOOKUP([.B300];[$meldunek.$A$2:.$B$326];2; 0)" office:value-type="float" office:value="64" calcext:value-type="float">
            <text:p>64</text:p>
          </table:table-cell>
          <table:table-cell table:formula="of:=VLOOKUP([.B300];[$studenci.$A$2:.C$100];2)" office:value-type="string" office:string-value="KUCHARSKI" calcext:value-type="string">
            <text:p>KUCHARSKI</text:p>
          </table:table-cell>
          <table:table-cell table:formula="of:=VLOOKUP([.B300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5081712847" calcext:value-type="float">
            <text:p>95081712847</text:p>
          </table:table-cell>
          <table:table-cell office:value-type="string" calcext:value-type="string">
            <text:p>FIZYKA CIALA STALEGO III</text:p>
          </table:table-cell>
          <table:table-cell table:formula="of:=VLOOKUP([.B301];[$meldunek.$A$2:.$B$326];2; 0)" office:value-type="float" office:value="64" calcext:value-type="float">
            <text:p>64</text:p>
          </table:table-cell>
          <table:table-cell table:formula="of:=VLOOKUP([.B301];[$studenci.$A$2:.C$100];2)" office:value-type="string" office:string-value="KUCHARSKI" calcext:value-type="string">
            <text:p>KUCHARSKI</text:p>
          </table:table-cell>
          <table:table-cell table:formula="of:=VLOOKUP([.B30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3101749226" calcext:value-type="float">
            <text:p>93101749226</text:p>
          </table:table-cell>
          <table:table-cell office:value-type="string" calcext:value-type="string">
            <text:p>OPTYMALIZACJA ALGORYTMOW II</text:p>
          </table:table-cell>
          <table:table-cell table:formula="of:=VLOOKUP([.B302];[$meldunek.$A$2:.$B$326];2; 0)" office:value-type="float" office:value="65" calcext:value-type="float">
            <text:p>65</text:p>
          </table:table-cell>
          <table:table-cell table:formula="of:=VLOOKUP([.B302];[$studenci.$A$2:.C$100];2)" office:value-type="string" office:string-value="KUCHARSKI" calcext:value-type="string">
            <text:p>KUCHARSKI</text:p>
          </table:table-cell>
          <table:table-cell table:formula="of:=VLOOKUP([.B30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3092663774" calcext:value-type="float">
            <text:p>93092663774</text:p>
          </table:table-cell>
          <table:table-cell office:value-type="string" calcext:value-type="string">
            <text:p>ALGERBA II</text:p>
          </table:table-cell>
          <table:table-cell table:formula="of:=VLOOKUP([.B303];[$meldunek.$A$2:.$B$326];2; 0)" office:value-type="float" office:value="65" calcext:value-type="float">
            <text:p>65</text:p>
          </table:table-cell>
          <table:table-cell table:formula="of:=VLOOKUP([.B303];[$studenci.$A$2:.C$100];2)" office:value-type="string" office:string-value="KUCHARSKI" calcext:value-type="string">
            <text:p>KUCHARSKI</text:p>
          </table:table-cell>
          <table:table-cell table:formula="of:=VLOOKUP([.B30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060618813" calcext:value-type="float">
            <text:p>92060618813</text:p>
          </table:table-cell>
          <table:table-cell office:value-type="string" calcext:value-type="string">
            <text:p>GRAFIKA KOMPUTEROWA III</text:p>
          </table:table-cell>
          <table:table-cell table:formula="of:=VLOOKUP([.B304];[$meldunek.$A$2:.$B$326];2; 0)" office:value-type="float" office:value="65" calcext:value-type="float">
            <text:p>65</text:p>
          </table:table-cell>
          <table:table-cell table:formula="of:=VLOOKUP([.B304];[$studenci.$A$2:.C$100];2)" office:value-type="string" office:string-value="CICHON" calcext:value-type="string">
            <text:p>CICHON</text:p>
          </table:table-cell>
          <table:table-cell table:formula="of:=VLOOKUP([.B304];[$studenci.$A$2:.$C$100];3)" office:value-type="string" office:string-value="ADRIAN" calcext:value-type="string">
            <text:p>ADRIAN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5012344439" calcext:value-type="float">
            <text:p>95012344439</text:p>
          </table:table-cell>
          <table:table-cell office:value-type="string" calcext:value-type="string">
            <text:p>CHEMIA FIZYCZNA</text:p>
          </table:table-cell>
          <table:table-cell table:formula="of:=VLOOKUP([.B305];[$meldunek.$A$2:.$B$326];2; 0)" office:value-type="float" office:value="65" calcext:value-type="float">
            <text:p>65</text:p>
          </table:table-cell>
          <table:table-cell table:formula="of:=VLOOKUP([.B305];[$studenci.$A$2:.C$100];2)" office:value-type="string" office:string-value="KUCHARSKI" calcext:value-type="string">
            <text:p>KUCHARSKI</text:p>
          </table:table-cell>
          <table:table-cell table:formula="of:=VLOOKUP([.B305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4112973718" calcext:value-type="float">
            <text:p>94112973718</text:p>
          </table:table-cell>
          <table:table-cell office:value-type="string" calcext:value-type="string">
            <text:p>AUTOCAD DOBRE PRAKTYKI</text:p>
          </table:table-cell>
          <table:table-cell table:formula="of:=VLOOKUP([.B306];[$meldunek.$A$2:.$B$326];2; 0)" office:value-type="float" office:value="66" calcext:value-type="float">
            <text:p>66</text:p>
          </table:table-cell>
          <table:table-cell table:formula="of:=VLOOKUP([.B306];[$studenci.$A$2:.C$100];2)" office:value-type="string" office:string-value="KUCHARSKI" calcext:value-type="string">
            <text:p>KUCHARSKI</text:p>
          </table:table-cell>
          <table:table-cell table:formula="of:=VLOOKUP([.B30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7020245331" calcext:value-type="float">
            <text:p>97020245331</text:p>
          </table:table-cell>
          <table:table-cell office:value-type="string" calcext:value-type="string">
            <text:p>ANSI C</text:p>
          </table:table-cell>
          <table:table-cell table:formula="of:=VLOOKUP([.B307];[$meldunek.$A$2:.$B$326];2; 0)" office:value-type="float" office:value="66" calcext:value-type="float">
            <text:p>66</text:p>
          </table:table-cell>
          <table:table-cell table:formula="of:=VLOOKUP([.B307];[$studenci.$A$2:.C$100];2)" office:value-type="string" office:string-value="KUCHARSKI" calcext:value-type="string">
            <text:p>KUCHARSKI</text:p>
          </table:table-cell>
          <table:table-cell table:formula="of:=VLOOKUP([.B30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2052033215" calcext:value-type="float">
            <text:p>92052033215</text:p>
          </table:table-cell>
          <table:table-cell office:value-type="string" calcext:value-type="string">
            <text:p>MERNICTWO ELEKTRYCZNE I</text:p>
          </table:table-cell>
          <table:table-cell table:formula="of:=VLOOKUP([.B308];[$meldunek.$A$2:.$B$326];2; 0)" office:value-type="float" office:value="66" calcext:value-type="float">
            <text:p>66</text:p>
          </table:table-cell>
          <table:table-cell table:formula="of:=VLOOKUP([.B308];[$studenci.$A$2:.C$100];2)" office:value-type="string" office:string-value="WNUK" calcext:value-type="string">
            <text:p>WNUK</text:p>
          </table:table-cell>
          <table:table-cell table:formula="of:=VLOOKUP([.B308];[$studenci.$A$2:.$C$100];3)" office:value-type="string" office:string-value="SZYMON" calcext:value-type="string">
            <text:p>SZYMON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6072293545" calcext:value-type="float">
            <text:p>96072293545</text:p>
          </table:table-cell>
          <table:table-cell office:value-type="string" calcext:value-type="string">
            <text:p>ALGERBA II</text:p>
          </table:table-cell>
          <table:table-cell table:formula="of:=VLOOKUP([.B309];[$meldunek.$A$2:.$B$326];2; 0)" office:value-type="float" office:value="67" calcext:value-type="float">
            <text:p>67</text:p>
          </table:table-cell>
          <table:table-cell table:formula="of:=VLOOKUP([.B309];[$studenci.$A$2:.C$100];2)" office:value-type="string" office:string-value="KUCHARSKI" calcext:value-type="string">
            <text:p>KUCHARSKI</text:p>
          </table:table-cell>
          <table:table-cell table:formula="of:=VLOOKUP([.B30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6072293545" calcext:value-type="float">
            <text:p>96072293545</text:p>
          </table:table-cell>
          <table:table-cell office:value-type="string" calcext:value-type="string">
            <text:p>ALGERBA I</text:p>
          </table:table-cell>
          <table:table-cell table:formula="of:=VLOOKUP([.B310];[$meldunek.$A$2:.$B$326];2; 0)" office:value-type="float" office:value="67" calcext:value-type="float">
            <text:p>67</text:p>
          </table:table-cell>
          <table:table-cell table:formula="of:=VLOOKUP([.B310];[$studenci.$A$2:.C$100];2)" office:value-type="string" office:string-value="KUCHARSKI" calcext:value-type="string">
            <text:p>KUCHARSKI</text:p>
          </table:table-cell>
          <table:table-cell table:formula="of:=VLOOKUP([.B310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4042538867" calcext:value-type="float">
            <text:p>94042538867</text:p>
          </table:table-cell>
          <table:table-cell office:value-type="string" calcext:value-type="string">
            <text:p>APARATURA POMIAROWA</text:p>
          </table:table-cell>
          <table:table-cell table:formula="of:=VLOOKUP([.B311];[$meldunek.$A$2:.$B$326];2; 0)" office:value-type="float" office:value="67" calcext:value-type="float">
            <text:p>67</text:p>
          </table:table-cell>
          <table:table-cell table:formula="of:=VLOOKUP([.B311];[$studenci.$A$2:.C$100];2)" office:value-type="string" office:string-value="KUCHARSKI" calcext:value-type="string">
            <text:p>KUCHARSKI</text:p>
          </table:table-cell>
          <table:table-cell table:formula="of:=VLOOKUP([.B311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3020492353" calcext:value-type="float">
            <text:p>93020492353</text:p>
          </table:table-cell>
          <table:table-cell office:value-type="string" calcext:value-type="string">
            <text:p>PODSTAWY KRYPTOGRAFII I</text:p>
          </table:table-cell>
          <table:table-cell table:formula="of:=VLOOKUP([.B312];[$meldunek.$A$2:.$B$326];2; 0)" office:value-type="float" office:value="67" calcext:value-type="float">
            <text:p>67</text:p>
          </table:table-cell>
          <table:table-cell table:formula="of:=VLOOKUP([.B312];[$studenci.$A$2:.C$100];2)" office:value-type="string" office:string-value="DANIELAK" calcext:value-type="string">
            <text:p>DANIELAK</text:p>
          </table:table-cell>
          <table:table-cell table:formula="of:=VLOOKUP([.B312];[$studenci.$A$2:.$C$100];3)" office:value-type="string" office:string-value="FRANCISZEK" calcext:value-type="string">
            <text:p>FRANCISZEK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3080133818" calcext:value-type="float">
            <text:p>93080133818</text:p>
          </table:table-cell>
          <table:table-cell office:value-type="string" calcext:value-type="string">
            <text:p>101 ZABEZPIECZEN PRZED ATAKAMI W SIECI KOMPUTEROWEJ</text:p>
          </table:table-cell>
          <table:table-cell table:formula="of:=VLOOKUP([.B313];[$meldunek.$A$2:.$B$326];2; 0)" office:value-type="float" office:value="67" calcext:value-type="float">
            <text:p>67</text:p>
          </table:table-cell>
          <table:table-cell table:formula="of:=VLOOKUP([.B313];[$studenci.$A$2:.C$100];2)" office:value-type="string" office:string-value="SZCZEPANCZYK" calcext:value-type="string">
            <text:p>SZCZEPANCZYK</text:p>
          </table:table-cell>
          <table:table-cell table:formula="of:=VLOOKUP([.B313];[$studenci.$A$2:.$C$100];3)" office:value-type="string" office:string-value="PAWEL" calcext:value-type="string">
            <text:p>PAWEL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2080864292" calcext:value-type="float">
            <text:p>92080864292</text:p>
          </table:table-cell>
          <table:table-cell office:value-type="string" calcext:value-type="string">
            <text:p>BIBLIA ASSEMBLERA I</text:p>
          </table:table-cell>
          <table:table-cell table:formula="of:=VLOOKUP([.B314];[$meldunek.$A$2:.$B$326];2; 0)" office:value-type="float" office:value="67" calcext:value-type="float">
            <text:p>67</text:p>
          </table:table-cell>
          <table:table-cell table:formula="of:=VLOOKUP([.B314];[$studenci.$A$2:.C$100];2)" office:value-type="string" office:string-value="NAPORA" calcext:value-type="string">
            <text:p>NAPORA</text:p>
          </table:table-cell>
          <table:table-cell table:formula="of:=VLOOKUP([.B314];[$studenci.$A$2:.$C$100];3)" office:value-type="string" office:string-value="MAREK" calcext:value-type="string">
            <text:p>MAREK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6122014799" calcext:value-type="float">
            <text:p>96122014799</text:p>
          </table:table-cell>
          <table:table-cell office:value-type="string" calcext:value-type="string">
            <text:p>KATALOG CYFROWYCH UKLADOW SCALONYCH</text:p>
          </table:table-cell>
          <table:table-cell table:formula="of:=VLOOKUP([.B315];[$meldunek.$A$2:.$B$326];2; 0)" office:value-type="float" office:value="67" calcext:value-type="float">
            <text:p>67</text:p>
          </table:table-cell>
          <table:table-cell table:formula="of:=VLOOKUP([.B315];[$studenci.$A$2:.C$100];2)" office:value-type="string" office:string-value="KUCHARSKI" calcext:value-type="string">
            <text:p>KUCHARSKI</text:p>
          </table:table-cell>
          <table:table-cell table:formula="of:=VLOOKUP([.B315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031061512" calcext:value-type="float">
            <text:p>94031061512</text:p>
          </table:table-cell>
          <table:table-cell office:value-type="string" calcext:value-type="string">
            <text:p>TECHNOLOGIA LITOGRAFII 20NM</text:p>
          </table:table-cell>
          <table:table-cell table:formula="of:=VLOOKUP([.B316];[$meldunek.$A$2:.$B$326];2; 0)" office:value-type="float" office:value="68" calcext:value-type="float">
            <text:p>68</text:p>
          </table:table-cell>
          <table:table-cell table:formula="of:=VLOOKUP([.B316];[$studenci.$A$2:.C$100];2)" office:value-type="string" office:string-value="KUCHARSKI" calcext:value-type="string">
            <text:p>KUCHARSKI</text:p>
          </table:table-cell>
          <table:table-cell table:formula="of:=VLOOKUP([.B31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4022461945" calcext:value-type="float">
            <text:p>94022461945</text:p>
          </table:table-cell>
          <table:table-cell office:value-type="string" calcext:value-type="string">
            <text:p>ALGERBA II</text:p>
          </table:table-cell>
          <table:table-cell table:formula="of:=VLOOKUP([.B317];[$meldunek.$A$2:.$B$326];2; 0)" office:value-type="float" office:value="68" calcext:value-type="float">
            <text:p>68</text:p>
          </table:table-cell>
          <table:table-cell table:formula="of:=VLOOKUP([.B317];[$studenci.$A$2:.C$100];2)" office:value-type="string" office:string-value="KUCHARSKI" calcext:value-type="string">
            <text:p>KUCHARSKI</text:p>
          </table:table-cell>
          <table:table-cell table:formula="of:=VLOOKUP([.B31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3061087466" calcext:value-type="float">
            <text:p>93061087466</text:p>
          </table:table-cell>
          <table:table-cell office:value-type="string" calcext:value-type="string">
            <text:p>SIECI NEURONOWE</text:p>
          </table:table-cell>
          <table:table-cell table:formula="of:=VLOOKUP([.B318];[$meldunek.$A$2:.$B$326];2; 0)" office:value-type="float" office:value="68" calcext:value-type="float">
            <text:p>68</text:p>
          </table:table-cell>
          <table:table-cell table:formula="of:=VLOOKUP([.B318];[$studenci.$A$2:.C$100];2)" office:value-type="string" office:string-value="ADAMCZAK" calcext:value-type="string">
            <text:p>ADAMCZAK</text:p>
          </table:table-cell>
          <table:table-cell table:formula="of:=VLOOKUP([.B318];[$studenci.$A$2:.$C$100];3)" office:value-type="string" office:string-value="OLIWIA" calcext:value-type="string">
            <text:p>OLIWIA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6012247623" calcext:value-type="float">
            <text:p>96012247623</text:p>
          </table:table-cell>
          <table:table-cell office:value-type="string" calcext:value-type="string">
            <text:p>CHEMIA FIZYCZNA</text:p>
          </table:table-cell>
          <table:table-cell table:formula="of:=VLOOKUP([.B319];[$meldunek.$A$2:.$B$326];2; 0)" office:value-type="float" office:value="68" calcext:value-type="float">
            <text:p>68</text:p>
          </table:table-cell>
          <table:table-cell table:formula="of:=VLOOKUP([.B319];[$studenci.$A$2:.C$100];2)" office:value-type="string" office:string-value="KUCHARSKI" calcext:value-type="string">
            <text:p>KUCHARSKI</text:p>
          </table:table-cell>
          <table:table-cell table:formula="of:=VLOOKUP([.B31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6052982418" calcext:value-type="float">
            <text:p>96052982418</text:p>
          </table:table-cell>
          <table:table-cell office:value-type="string" calcext:value-type="string">
            <text:p>MATEMATYKA DYSKRETNA II</text:p>
          </table:table-cell>
          <table:table-cell table:formula="of:=VLOOKUP([.B320];[$meldunek.$A$2:.$B$326];2; 0)" office:value-type="float" office:value="68" calcext:value-type="float">
            <text:p>68</text:p>
          </table:table-cell>
          <table:table-cell table:formula="of:=VLOOKUP([.B320];[$studenci.$A$2:.C$100];2)" office:value-type="string" office:string-value="KUCHARSKI" calcext:value-type="string">
            <text:p>KUCHARSKI</text:p>
          </table:table-cell>
          <table:table-cell table:formula="of:=VLOOKUP([.B320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2081982469" calcext:value-type="float">
            <text:p>92081982469</text:p>
          </table:table-cell>
          <table:table-cell office:value-type="string" calcext:value-type="string">
            <text:p>ALGERBA I</text:p>
          </table:table-cell>
          <table:table-cell table:formula="of:=VLOOKUP([.B321];[$meldunek.$A$2:.$B$326];2; 0)" office:value-type="float" office:value="68" calcext:value-type="float">
            <text:p>68</text:p>
          </table:table-cell>
          <table:table-cell table:formula="of:=VLOOKUP([.B321];[$studenci.$A$2:.C$100];2)" office:value-type="string" office:string-value="GRZEGOREK" calcext:value-type="string">
            <text:p>GRZEGOREK</text:p>
          </table:table-cell>
          <table:table-cell table:formula="of:=VLOOKUP([.B321];[$studenci.$A$2:.$C$100];3)" office:value-type="string" office:string-value="ANNA" calcext:value-type="string">
            <text:p>ANNA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6011223945" calcext:value-type="float">
            <text:p>96011223945</text:p>
          </table:table-cell>
          <table:table-cell office:value-type="string" calcext:value-type="string">
            <text:p>LINUX KSIEGA ADMINISTRATORA II</text:p>
          </table:table-cell>
          <table:table-cell table:formula="of:=VLOOKUP([.B322];[$meldunek.$A$2:.$B$326];2; 0)" office:value-type="float" office:value="68" calcext:value-type="float">
            <text:p>68</text:p>
          </table:table-cell>
          <table:table-cell table:formula="of:=VLOOKUP([.B322];[$studenci.$A$2:.C$100];2)" office:value-type="string" office:string-value="KUCHARSKI" calcext:value-type="string">
            <text:p>KUCHARSKI</text:p>
          </table:table-cell>
          <table:table-cell table:formula="of:=VLOOKUP([.B322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5012636248" calcext:value-type="float">
            <text:p>95012636248</text:p>
          </table:table-cell>
          <table:table-cell office:value-type="string" calcext:value-type="string">
            <text:p>AUTOCAD DOBRE PRAKTYKI</text:p>
          </table:table-cell>
          <table:table-cell table:formula="of:=VLOOKUP([.B323];[$meldunek.$A$2:.$B$326];2; 0)" office:value-type="float" office:value="69" calcext:value-type="float">
            <text:p>69</text:p>
          </table:table-cell>
          <table:table-cell table:formula="of:=VLOOKUP([.B323];[$studenci.$A$2:.C$100];2)" office:value-type="string" office:string-value="KUCHARSKI" calcext:value-type="string">
            <text:p>KUCHARSKI</text:p>
          </table:table-cell>
          <table:table-cell table:formula="of:=VLOOKUP([.B323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5062355629" calcext:value-type="float">
            <text:p>95062355629</text:p>
          </table:table-cell>
          <table:table-cell office:value-type="string" calcext:value-type="string">
            <text:p>STEROWNIKI PRZEMYSLOWE II</text:p>
          </table:table-cell>
          <table:table-cell table:formula="of:=VLOOKUP([.B324];[$meldunek.$A$2:.$B$326];2; 0)" office:value-type="float" office:value="69" calcext:value-type="float">
            <text:p>69</text:p>
          </table:table-cell>
          <table:table-cell table:formula="of:=VLOOKUP([.B324];[$studenci.$A$2:.C$100];2)" office:value-type="string" office:string-value="KUCHARSKI" calcext:value-type="string">
            <text:p>KUCHARSKI</text:p>
          </table:table-cell>
          <table:table-cell table:formula="of:=VLOOKUP([.B324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4102052458" calcext:value-type="float">
            <text:p>94102052458</text:p>
          </table:table-cell>
          <table:table-cell office:value-type="string" calcext:value-type="string">
            <text:p>MATEMATYKA DYSKRETNA II</text:p>
          </table:table-cell>
          <table:table-cell table:formula="of:=VLOOKUP([.B325];[$meldunek.$A$2:.$B$326];2; 0)" office:value-type="float" office:value="69" calcext:value-type="float">
            <text:p>69</text:p>
          </table:table-cell>
          <table:table-cell table:formula="of:=VLOOKUP([.B325];[$studenci.$A$2:.C$100];2)" office:value-type="string" office:string-value="KUCHARSKI" calcext:value-type="string">
            <text:p>KUCHARSKI</text:p>
          </table:table-cell>
          <table:table-cell table:formula="of:=VLOOKUP([.B325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4020859896" calcext:value-type="float">
            <text:p>94020859896</text:p>
          </table:table-cell>
          <table:table-cell office:value-type="string" calcext:value-type="string">
            <text:p>OPTYMALIZACJA ALGORYTMOW I</text:p>
          </table:table-cell>
          <table:table-cell table:formula="of:=VLOOKUP([.B326];[$meldunek.$A$2:.$B$326];2; 0)" office:value-type="float" office:value="69" calcext:value-type="float">
            <text:p>69</text:p>
          </table:table-cell>
          <table:table-cell table:formula="of:=VLOOKUP([.B326];[$studenci.$A$2:.C$100];2)" office:value-type="string" office:string-value="KUCHARSKI" calcext:value-type="string">
            <text:p>KUCHARSKI</text:p>
          </table:table-cell>
          <table:table-cell table:formula="of:=VLOOKUP([.B326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6090923899" calcext:value-type="float">
            <text:p>96090923899</text:p>
          </table:table-cell>
          <table:table-cell office:value-type="string" calcext:value-type="string">
            <text:p>OPTYMALIZACJA ALGORYTMOW I</text:p>
          </table:table-cell>
          <table:table-cell table:formula="of:=VLOOKUP([.B327];[$meldunek.$A$2:.$B$326];2; 0)" office:value-type="float" office:value="69" calcext:value-type="float">
            <text:p>69</text:p>
          </table:table-cell>
          <table:table-cell table:formula="of:=VLOOKUP([.B327];[$studenci.$A$2:.C$100];2)" office:value-type="string" office:string-value="KUCHARSKI" calcext:value-type="string">
            <text:p>KUCHARSKI</text:p>
          </table:table-cell>
          <table:table-cell table:formula="of:=VLOOKUP([.B327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5011368836" calcext:value-type="float">
            <text:p>95011368836</text:p>
          </table:table-cell>
          <table:table-cell office:value-type="string" calcext:value-type="string">
            <text:p>WSTEP DO TEORII LICZB</text:p>
          </table:table-cell>
          <table:table-cell table:formula="of:=VLOOKUP([.B328];[$meldunek.$A$2:.$B$326];2; 0)" office:value-type="float" office:value="69" calcext:value-type="float">
            <text:p>69</text:p>
          </table:table-cell>
          <table:table-cell table:formula="of:=VLOOKUP([.B328];[$studenci.$A$2:.C$100];2)" office:value-type="string" office:string-value="KUCHARSKI" calcext:value-type="string">
            <text:p>KUCHARSKI</text:p>
          </table:table-cell>
          <table:table-cell table:formula="of:=VLOOKUP([.B328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5123151452" calcext:value-type="float">
            <text:p>95123151452</text:p>
          </table:table-cell>
          <table:table-cell office:value-type="string" calcext:value-type="string">
            <text:p>LINUX KSIEGA ADMINISTRATORA I</text:p>
          </table:table-cell>
          <table:table-cell table:formula="of:=VLOOKUP([.B329];[$meldunek.$A$2:.$B$326];2; 0)" office:value-type="float" office:value="69" calcext:value-type="float">
            <text:p>69</text:p>
          </table:table-cell>
          <table:table-cell table:formula="of:=VLOOKUP([.B329];[$studenci.$A$2:.C$100];2)" office:value-type="string" office:string-value="KUCHARSKI" calcext:value-type="string">
            <text:p>KUCHARSKI</text:p>
          </table:table-cell>
          <table:table-cell table:formula="of:=VLOOKUP([.B329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4080228692" calcext:value-type="float">
            <text:p>94080228692</text:p>
          </table:table-cell>
          <table:table-cell office:value-type="string" calcext:value-type="string">
            <text:p>METODY NUMERYCZNE II</text:p>
          </table:table-cell>
          <table:table-cell table:formula="of:=VLOOKUP([.B330];[$meldunek.$A$2:.$B$326];2; 0)" office:value-type="float" office:value="70" calcext:value-type="float">
            <text:p>70</text:p>
          </table:table-cell>
          <table:table-cell table:formula="of:=VLOOKUP([.B330];[$studenci.$A$2:.C$100];2)" office:value-type="string" office:string-value="KUCHARSKI" calcext:value-type="string">
            <text:p>KUCHARSKI</text:p>
          </table:table-cell>
          <table:table-cell table:formula="of:=VLOOKUP([.B330];[$studenci.$A$2:.$C$100];3)" office:value-type="string" office:string-value="TOMASZ" calcext:value-type="string">
            <text:p>TOMASZ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7011693781" calcext:value-type="float">
            <text:p>97011693781</text:p>
          </table:table-cell>
          <table:table-cell office:value-type="string" calcext:value-type="string">
            <text:p>CHEMIA KWANTOWA II</text:p>
          </table:table-cell>
          <table:table-cell table:formula="of:=VLOOKUP([.B331];[$meldunek.$A$2:.$B$326];2; 0)" office:value-type="float" office:value="70" calcext:value-type="float">
            <text:p>70</text:p>
          </table:table-cell>
          <table:table-cell table:formula="of:=VLOOKUP([.B331];[$studenci.$A$2:.C$100];2)" office:value-type="string" office:string-value="KUCHARSKI" calcext:value-type="string">
            <text:p>KUCHARSKI</text:p>
          </table:table-cell>
          <table:table-cell table:formula="of:=VLOOKUP([.B331];[$studenci.$A$2:.$C$100];3)" office:value-type="string" office:string-value="TOMASZ" calcext:value-type="string">
            <text:p>TOMASZ</text:p>
          </table:table-cell>
        </table:table-row>
      </table:table>
      <table:table table:name="Dane 5.5" table:style-name="ta1"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pesel</text:p>
          </table:table-cell>
          <table:table-cell office:value-type="string" calcext:value-type="string">
            <text:p>tytul</text:p>
          </table:table-cell>
          <table:table-cell office:value-type="string" calcext:value-type="string">
            <text:p>id_pok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imię</text:p>
          </table:table-cell>
          <table:table-cell office:value-type="string" calcext:value-type="string">
            <text:p>powtórzenia</text:p>
          </table:table-cell>
          <table:table-cell office:value-type="string" calcext:value-type="string">
            <text:p>ilość powtórzeń w pokojach:</text:p>
          </table:table-cell>
          <table:table-cell table:formula="of:=SUM([.G2:.G326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3013078979" calcext:value-type="float">
            <text:p>93013078979</text:p>
          </table:table-cell>
          <table:table-cell office:value-type="string" calcext:value-type="string">
            <text:p>101 ZABEZPIECZEN PRZED ATAKAMI W SIECI KOMPUTEROWEJ</text:p>
          </table:table-cell>
          <table:table-cell table:formula="of:=VLOOKUP([.B2];[$meldunek.$A$2:.$B$326];2; 0)" office:value-type="float" office:value="1" calcext:value-type="float">
            <text:p>1</text:p>
          </table:table-cell>
          <table:table-cell table:formula="of:=VLOOKUP([.B2];[$studenci.$A$2:.C$100];2)" office:value-type="string" office:string-value="WOLANIN" calcext:value-type="string">
            <text:p>WOLANIN</text:p>
          </table:table-cell>
          <table:table-cell table:formula="of:=VLOOKUP([.B2];[$studenci.$A$2:.$C$100];3)" office:value-type="string" office:string-value="BARTOSZ" calcext:value-type="string">
            <text:p>BARTOSZ</text:p>
          </table:table-cell>
          <table:table-cell table:formula="of:=IF(AND([.D2]=[.D1]; [.C2]=[.C1]);[.G1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3112747286" calcext:value-type="float">
            <text:p>93112747286</text:p>
          </table:table-cell>
          <table:table-cell office:value-type="string" calcext:value-type="string">
            <text:p>AUTOCAD DOBRE PRAKTYKI</text:p>
          </table:table-cell>
          <table:table-cell table:formula="of:=VLOOKUP([.B3];[$meldunek.$A$2:.$B$326];2; 0)" office:value-type="float" office:value="1" calcext:value-type="float">
            <text:p>1</text:p>
          </table:table-cell>
          <table:table-cell table:formula="of:=VLOOKUP([.B3];[$studenci.$A$2:.C$100];2)" office:value-type="string" office:string-value="KUCHARSKI" calcext:value-type="string">
            <text:p>KUCHARSKI</text:p>
          </table:table-cell>
          <table:table-cell table:formula="of:=VLOOKUP([.B3];[$studenci.$A$2:.$C$100];3)" office:value-type="string" office:string-value="TOMASZ" calcext:value-type="string">
            <text:p>TOMASZ</text:p>
          </table:table-cell>
          <table:table-cell table:formula="of:=IF(AND([.D3]=[.D2]; [.C3]=[.C2]);[.G2]+1;0)" office:value-type="float" office:value="0" calcext:value-type="float">
            <text:p>0</text:p>
          </table:table-cell>
          <table:table-cell office:value-type="string" calcext:value-type="string">
            <text:p>Byłoby wyprzyczonych podręczników z nowym nakazem:</text:p>
          </table:table-cell>
          <table:table-cell table:formula="of:=325-[.I1]"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4030283737" calcext:value-type="float">
            <text:p>94030283737</text:p>
          </table:table-cell>
          <table:table-cell office:value-type="string" calcext:value-type="string">
            <text:p>AUTOMATYKA II</text:p>
          </table:table-cell>
          <table:table-cell table:formula="of:=VLOOKUP([.B4];[$meldunek.$A$2:.$B$326];2; 0)" office:value-type="float" office:value="1" calcext:value-type="float">
            <text:p>1</text:p>
          </table:table-cell>
          <table:table-cell table:formula="of:=VLOOKUP([.B4];[$studenci.$A$2:.C$100];2)" office:value-type="string" office:string-value="KUCHARSKI" calcext:value-type="string">
            <text:p>KUCHARSKI</text:p>
          </table:table-cell>
          <table:table-cell table:formula="of:=VLOOKUP([.B4];[$studenci.$A$2:.$C$100];3)" office:value-type="string" office:string-value="TOMASZ" calcext:value-type="string">
            <text:p>TOMASZ</text:p>
          </table:table-cell>
          <table:table-cell table:formula="of:=IF(AND([.D4]=[.D3]; [.C4]=[.C3]);[.G3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6081771827" calcext:value-type="float">
            <text:p>96081771827</text:p>
          </table:table-cell>
          <table:table-cell office:value-type="string" calcext:value-type="string">
            <text:p>FIZYKA CIALA STALEGO III</text:p>
          </table:table-cell>
          <table:table-cell table:formula="of:=VLOOKUP([.B5];[$meldunek.$A$2:.$B$326];2; 0)" office:value-type="float" office:value="1" calcext:value-type="float">
            <text:p>1</text:p>
          </table:table-cell>
          <table:table-cell table:formula="of:=VLOOKUP([.B5];[$studenci.$A$2:.C$100];2)" office:value-type="string" office:string-value="KUCHARSKI" calcext:value-type="string">
            <text:p>KUCHARSKI</text:p>
          </table:table-cell>
          <table:table-cell table:formula="of:=VLOOKUP([.B5];[$studenci.$A$2:.$C$100];3)" office:value-type="string" office:string-value="TOMASZ" calcext:value-type="string">
            <text:p>TOMASZ</text:p>
          </table:table-cell>
          <table:table-cell table:formula="of:=IF(AND([.D5]=[.D4]; [.C5]=[.C4]);[.G4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3091115319" calcext:value-type="float">
            <text:p>93091115319</text:p>
          </table:table-cell>
          <table:table-cell office:value-type="string" calcext:value-type="string">
            <text:p>MIKROKONTROLERY AVR</text:p>
          </table:table-cell>
          <table:table-cell table:formula="of:=VLOOKUP([.B6];[$meldunek.$A$2:.$B$326];2; 0)" office:value-type="float" office:value="1" calcext:value-type="float">
            <text:p>1</text:p>
          </table:table-cell>
          <table:table-cell table:formula="of:=VLOOKUP([.B6];[$studenci.$A$2:.C$100];2)" office:value-type="string" office:string-value="SZNAJDER" calcext:value-type="string">
            <text:p>SZNAJDER</text:p>
          </table:table-cell>
          <table:table-cell table:formula="of:=VLOOKUP([.B6];[$studenci.$A$2:.$C$100];3)" office:value-type="string" office:string-value="MIKOLAJ" calcext:value-type="string">
            <text:p>MIKOLAJ</text:p>
          </table:table-cell>
          <table:table-cell table:formula="of:=IF(AND([.D6]=[.D5]; [.C6]=[.C5]);[.G5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2060863855" calcext:value-type="float">
            <text:p>92060863855</text:p>
          </table:table-cell>
          <table:table-cell office:value-type="string" calcext:value-type="string">
            <text:p>WSTEP DO INFORMATYKI</text:p>
          </table:table-cell>
          <table:table-cell table:formula="of:=VLOOKUP([.B7];[$meldunek.$A$2:.$B$326];2; 0)" office:value-type="float" office:value="1" calcext:value-type="float">
            <text:p>1</text:p>
          </table:table-cell>
          <table:table-cell table:formula="of:=VLOOKUP([.B7];[$studenci.$A$2:.C$100];2)" office:value-type="string" office:string-value="RATAJCZAK" calcext:value-type="string">
            <text:p>RATAJCZAK</text:p>
          </table:table-cell>
          <table:table-cell table:formula="of:=VLOOKUP([.B7];[$studenci.$A$2:.$C$100];3)" office:value-type="string" office:string-value="OLIWIER" calcext:value-type="string">
            <text:p>OLIWIER</text:p>
          </table:table-cell>
          <table:table-cell table:formula="of:=IF(AND([.D7]=[.D6]; [.C7]=[.C6]);[.G6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120191648" calcext:value-type="float">
            <text:p>95120191648</text:p>
          </table:table-cell>
          <table:table-cell office:value-type="string" calcext:value-type="string">
            <text:p>FIZYKA CIALA STALEGO II</text:p>
          </table:table-cell>
          <table:table-cell table:formula="of:=VLOOKUP([.B8];[$meldunek.$A$2:.$B$326];2; 0)" office:value-type="float" office:value="2" calcext:value-type="float">
            <text:p>2</text:p>
          </table:table-cell>
          <table:table-cell table:formula="of:=VLOOKUP([.B8];[$studenci.$A$2:.C$100];2)" office:value-type="string" office:string-value="KUCHARSKI" calcext:value-type="string">
            <text:p>KUCHARSKI</text:p>
          </table:table-cell>
          <table:table-cell table:formula="of:=VLOOKUP([.B8];[$studenci.$A$2:.$C$100];3)" office:value-type="string" office:string-value="TOMASZ" calcext:value-type="string">
            <text:p>TOMASZ</text:p>
          </table:table-cell>
          <table:table-cell table:formula="of:=IF(AND([.D8]=[.D7]; [.C8]=[.C7]);[.G7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2100661849" calcext:value-type="float">
            <text:p>92100661849</text:p>
          </table:table-cell>
          <table:table-cell office:value-type="string" calcext:value-type="string">
            <text:p>METODY NUMERYCZNE II</text:p>
          </table:table-cell>
          <table:table-cell table:formula="of:=VLOOKUP([.B9];[$meldunek.$A$2:.$B$326];2; 0)" office:value-type="float" office:value="2" calcext:value-type="float">
            <text:p>2</text:p>
          </table:table-cell>
          <table:table-cell table:formula="of:=VLOOKUP([.B9];[$studenci.$A$2:.C$100];2)" office:value-type="string" office:string-value="PIATKOWSKA" calcext:value-type="string">
            <text:p>PIATKOWSKA</text:p>
          </table:table-cell>
          <table:table-cell table:formula="of:=VLOOKUP([.B9];[$studenci.$A$2:.$C$100];3)" office:value-type="string" office:string-value="EWA" calcext:value-type="string">
            <text:p>EWA</text:p>
          </table:table-cell>
          <table:table-cell table:formula="of:=IF(AND([.D9]=[.D8]; [.C9]=[.C8]);[.G8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120239628" calcext:value-type="float">
            <text:p>96120239628</text:p>
          </table:table-cell>
          <table:table-cell office:value-type="string" calcext:value-type="string">
            <text:p>ALGERBA I</text:p>
          </table:table-cell>
          <table:table-cell table:formula="of:=VLOOKUP([.B10];[$meldunek.$A$2:.$B$326];2; 0)" office:value-type="float" office:value="3" calcext:value-type="float">
            <text:p>3</text:p>
          </table:table-cell>
          <table:table-cell table:formula="of:=VLOOKUP([.B10];[$studenci.$A$2:.C$100];2)" office:value-type="string" office:string-value="KUCHARSKI" calcext:value-type="string">
            <text:p>KUCHARSKI</text:p>
          </table:table-cell>
          <table:table-cell table:formula="of:=VLOOKUP([.B10];[$studenci.$A$2:.$C$100];3)" office:value-type="string" office:string-value="TOMASZ" calcext:value-type="string">
            <text:p>TOMASZ</text:p>
          </table:table-cell>
          <table:table-cell table:formula="of:=IF(AND([.D10]=[.D9]; [.C10]=[.C9]);[.G9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4052327952" calcext:value-type="float">
            <text:p>94052327952</text:p>
          </table:table-cell>
          <table:table-cell office:value-type="string" calcext:value-type="string">
            <text:p>ANALIZA ZLOZONYCH PROCESOW TECHNOLOGICZNYCH</text:p>
          </table:table-cell>
          <table:table-cell table:formula="of:=VLOOKUP([.B11];[$meldunek.$A$2:.$B$326];2; 0)" office:value-type="float" office:value="3" calcext:value-type="float">
            <text:p>3</text:p>
          </table:table-cell>
          <table:table-cell table:formula="of:=VLOOKUP([.B11];[$studenci.$A$2:.C$100];2)" office:value-type="string" office:string-value="KUCHARSKI" calcext:value-type="string">
            <text:p>KUCHARSKI</text:p>
          </table:table-cell>
          <table:table-cell table:formula="of:=VLOOKUP([.B11];[$studenci.$A$2:.$C$100];3)" office:value-type="string" office:string-value="TOMASZ" calcext:value-type="string">
            <text:p>TOMASZ</text:p>
          </table:table-cell>
          <table:table-cell table:formula="of:=IF(AND([.D11]=[.D10]; [.C11]=[.C10]);[.G10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4050415987" calcext:value-type="float">
            <text:p>94050415987</text:p>
          </table:table-cell>
          <table:table-cell office:value-type="string" calcext:value-type="string">
            <text:p>RELACYJNE BAZY DANYCH I</text:p>
          </table:table-cell>
          <table:table-cell table:formula="of:=VLOOKUP([.B12];[$meldunek.$A$2:.$B$326];2; 0)" office:value-type="float" office:value="3" calcext:value-type="float">
            <text:p>3</text:p>
          </table:table-cell>
          <table:table-cell table:formula="of:=VLOOKUP([.B12];[$studenci.$A$2:.C$100];2)" office:value-type="string" office:string-value="KUCHARSKI" calcext:value-type="string">
            <text:p>KUCHARSKI</text:p>
          </table:table-cell>
          <table:table-cell table:formula="of:=VLOOKUP([.B12];[$studenci.$A$2:.$C$100];3)" office:value-type="string" office:string-value="TOMASZ" calcext:value-type="string">
            <text:p>TOMASZ</text:p>
          </table:table-cell>
          <table:table-cell table:formula="of:=IF(AND([.D12]=[.D11]; [.C12]=[.C11]);[.G11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2052999663" calcext:value-type="float">
            <text:p>92052999663</text:p>
          </table:table-cell>
          <table:table-cell office:value-type="string" calcext:value-type="string">
            <text:p>TEORIA GRAFOW</text:p>
          </table:table-cell>
          <table:table-cell table:formula="of:=VLOOKUP([.B13];[$meldunek.$A$2:.$B$326];2; 0)" office:value-type="float" office:value="3" calcext:value-type="float">
            <text:p>3</text:p>
          </table:table-cell>
          <table:table-cell table:formula="of:=VLOOKUP([.B13];[$studenci.$A$2:.C$100];2)" office:value-type="string" office:string-value="WACHOWIAK" calcext:value-type="string">
            <text:p>WACHOWIAK</text:p>
          </table:table-cell>
          <table:table-cell table:formula="of:=VLOOKUP([.B13];[$studenci.$A$2:.$C$100];3)" office:value-type="string" office:string-value="ANNA" calcext:value-type="string">
            <text:p>ANNA</text:p>
          </table:table-cell>
          <table:table-cell table:formula="of:=IF(AND([.D13]=[.D12]; [.C13]=[.C12]);[.G12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6090866484" calcext:value-type="float">
            <text:p>96090866484</text:p>
          </table:table-cell>
          <table:table-cell office:value-type="string" calcext:value-type="string">
            <text:p>ALGERBA I</text:p>
          </table:table-cell>
          <table:table-cell table:formula="of:=VLOOKUP([.B14];[$meldunek.$A$2:.$B$326];2; 0)" office:value-type="float" office:value="4" calcext:value-type="float">
            <text:p>4</text:p>
          </table:table-cell>
          <table:table-cell table:formula="of:=VLOOKUP([.B14];[$studenci.$A$2:.C$100];2)" office:value-type="string" office:string-value="KUCHARSKI" calcext:value-type="string">
            <text:p>KUCHARSKI</text:p>
          </table:table-cell>
          <table:table-cell table:formula="of:=VLOOKUP([.B14];[$studenci.$A$2:.$C$100];3)" office:value-type="string" office:string-value="TOMASZ" calcext:value-type="string">
            <text:p>TOMASZ</text:p>
          </table:table-cell>
          <table:table-cell table:formula="of:=IF(AND([.D14]=[.D13]; [.C14]=[.C13]);[.G13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4031972793" calcext:value-type="float">
            <text:p>94031972793</text:p>
          </table:table-cell>
          <table:table-cell office:value-type="string" calcext:value-type="string">
            <text:p>APARATURA POMIAROWA</text:p>
          </table:table-cell>
          <table:table-cell table:formula="of:=VLOOKUP([.B15];[$meldunek.$A$2:.$B$326];2; 0)" office:value-type="float" office:value="4" calcext:value-type="float">
            <text:p>4</text:p>
          </table:table-cell>
          <table:table-cell table:formula="of:=VLOOKUP([.B15];[$studenci.$A$2:.C$100];2)" office:value-type="string" office:string-value="KUCHARSKI" calcext:value-type="string">
            <text:p>KUCHARSKI</text:p>
          </table:table-cell>
          <table:table-cell table:formula="of:=VLOOKUP([.B15];[$studenci.$A$2:.$C$100];3)" office:value-type="string" office:string-value="TOMASZ" calcext:value-type="string">
            <text:p>TOMASZ</text:p>
          </table:table-cell>
          <table:table-cell table:formula="of:=IF(AND([.D15]=[.D14]; [.C15]=[.C14]);[.G14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3091575513" calcext:value-type="float">
            <text:p>93091575513</text:p>
          </table:table-cell>
          <table:table-cell office:value-type="string" calcext:value-type="string">
            <text:p>C# I .NET</text:p>
          </table:table-cell>
          <table:table-cell table:formula="of:=VLOOKUP([.B16];[$meldunek.$A$2:.$B$326];2; 0)" office:value-type="float" office:value="4" calcext:value-type="float">
            <text:p>4</text:p>
          </table:table-cell>
          <table:table-cell table:formula="of:=VLOOKUP([.B16];[$studenci.$A$2:.C$100];2)" office:value-type="string" office:string-value="MARKOLINO" calcext:value-type="string">
            <text:p>MARKOLINO</text:p>
          </table:table-cell>
          <table:table-cell table:formula="of:=VLOOKUP([.B16];[$studenci.$A$2:.$C$100];3)" office:value-type="string" office:string-value="STEFAN" calcext:value-type="string">
            <text:p>STEFAN</text:p>
          </table:table-cell>
          <table:table-cell table:formula="of:=IF(AND([.D16]=[.D15]; [.C16]=[.C15]);[.G15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3111422865" calcext:value-type="float">
            <text:p>93111422865</text:p>
          </table:table-cell>
          <table:table-cell office:value-type="string" calcext:value-type="string">
            <text:p>FIZYKA CIALA STALEGO II</text:p>
          </table:table-cell>
          <table:table-cell table:formula="of:=VLOOKUP([.B17];[$meldunek.$A$2:.$B$326];2; 0)" office:value-type="float" office:value="4" calcext:value-type="float">
            <text:p>4</text:p>
          </table:table-cell>
          <table:table-cell table:formula="of:=VLOOKUP([.B17];[$studenci.$A$2:.C$100];2)" office:value-type="string" office:string-value="KUCHARSKI" calcext:value-type="string">
            <text:p>KUCHARSKI</text:p>
          </table:table-cell>
          <table:table-cell table:formula="of:=VLOOKUP([.B17];[$studenci.$A$2:.$C$100];3)" office:value-type="string" office:string-value="TOMASZ" calcext:value-type="string">
            <text:p>TOMASZ</text:p>
          </table:table-cell>
          <table:table-cell table:formula="of:=IF(AND([.D17]=[.D16]; [.C17]=[.C16]);[.G16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6040333314" calcext:value-type="float">
            <text:p>96040333314</text:p>
          </table:table-cell>
          <table:table-cell office:value-type="string" calcext:value-type="string">
            <text:p>JAK DZIALA LINUX</text:p>
          </table:table-cell>
          <table:table-cell table:formula="of:=VLOOKUP([.B18];[$meldunek.$A$2:.$B$326];2; 0)" office:value-type="float" office:value="4" calcext:value-type="float">
            <text:p>4</text:p>
          </table:table-cell>
          <table:table-cell table:formula="of:=VLOOKUP([.B18];[$studenci.$A$2:.C$100];2)" office:value-type="string" office:string-value="KUCHARSKI" calcext:value-type="string">
            <text:p>KUCHARSKI</text:p>
          </table:table-cell>
          <table:table-cell table:formula="of:=VLOOKUP([.B18];[$studenci.$A$2:.$C$100];3)" office:value-type="string" office:string-value="TOMASZ" calcext:value-type="string">
            <text:p>TOMASZ</text:p>
          </table:table-cell>
          <table:table-cell table:formula="of:=IF(AND([.D18]=[.D17]; [.C18]=[.C17]);[.G17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4020462177" calcext:value-type="float">
            <text:p>94020462177</text:p>
          </table:table-cell>
          <table:table-cell office:value-type="string" calcext:value-type="string">
            <text:p>PROGRAMOWANIE URZADZEN MOBILNYCH</text:p>
          </table:table-cell>
          <table:table-cell table:formula="of:=VLOOKUP([.B19];[$meldunek.$A$2:.$B$326];2; 0)" office:value-type="float" office:value="4" calcext:value-type="float">
            <text:p>4</text:p>
          </table:table-cell>
          <table:table-cell table:formula="of:=VLOOKUP([.B19];[$studenci.$A$2:.C$100];2)" office:value-type="string" office:string-value="KUCHARSKI" calcext:value-type="string">
            <text:p>KUCHARSKI</text:p>
          </table:table-cell>
          <table:table-cell table:formula="of:=VLOOKUP([.B19];[$studenci.$A$2:.$C$100];3)" office:value-type="string" office:string-value="TOMASZ" calcext:value-type="string">
            <text:p>TOMASZ</text:p>
          </table:table-cell>
          <table:table-cell table:formula="of:=IF(AND([.D19]=[.D18]; [.C19]=[.C18]);[.G18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4121925755" calcext:value-type="float">
            <text:p>94121925755</text:p>
          </table:table-cell>
          <table:table-cell office:value-type="string" calcext:value-type="string">
            <text:p>TECHNOLOGIA LITOGRAFII 20NM</text:p>
          </table:table-cell>
          <table:table-cell table:formula="of:=VLOOKUP([.B20];[$meldunek.$A$2:.$B$326];2; 0)" office:value-type="float" office:value="4" calcext:value-type="float">
            <text:p>4</text:p>
          </table:table-cell>
          <table:table-cell table:formula="of:=VLOOKUP([.B20];[$studenci.$A$2:.C$100];2)" office:value-type="string" office:string-value="KUCHARSKI" calcext:value-type="string">
            <text:p>KUCHARSKI</text:p>
          </table:table-cell>
          <table:table-cell table:formula="of:=VLOOKUP([.B20];[$studenci.$A$2:.$C$100];3)" office:value-type="string" office:string-value="TOMASZ" calcext:value-type="string">
            <text:p>TOMASZ</text:p>
          </table:table-cell>
          <table:table-cell table:formula="of:=IF(AND([.D20]=[.D19]; [.C20]=[.C19]);[.G19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3041967867" calcext:value-type="float">
            <text:p>93041967867</text:p>
          </table:table-cell>
          <table:table-cell office:value-type="string" calcext:value-type="string">
            <text:p>CHEMIA KWANTOWA II</text:p>
          </table:table-cell>
          <table:table-cell table:formula="of:=VLOOKUP([.B21];[$meldunek.$A$2:.$B$326];2; 0)" office:value-type="float" office:value="5" calcext:value-type="float">
            <text:p>5</text:p>
          </table:table-cell>
          <table:table-cell table:formula="of:=VLOOKUP([.B21];[$studenci.$A$2:.C$100];2)" office:value-type="string" office:string-value="BARTOSIEWICZ" calcext:value-type="string">
            <text:p>BARTOSIEWICZ</text:p>
          </table:table-cell>
          <table:table-cell table:formula="of:=VLOOKUP([.B21];[$studenci.$A$2:.$C$100];3)" office:value-type="string" office:string-value="ALEKSANDRA" calcext:value-type="string">
            <text:p>ALEKSANDRA</text:p>
          </table:table-cell>
          <table:table-cell table:formula="of:=IF(AND([.D21]=[.D20]; [.C21]=[.C20]);[.G20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3070995479" calcext:value-type="float">
            <text:p>93070995479</text:p>
          </table:table-cell>
          <table:table-cell office:value-type="string" calcext:value-type="string">
            <text:p>JEZYKI PROGRAMOWANIA II</text:p>
          </table:table-cell>
          <table:table-cell table:formula="of:=VLOOKUP([.B22];[$meldunek.$A$2:.$B$326];2; 0)" office:value-type="float" office:value="5" calcext:value-type="float">
            <text:p>5</text:p>
          </table:table-cell>
          <table:table-cell table:formula="of:=VLOOKUP([.B22];[$studenci.$A$2:.C$100];2)" office:value-type="string" office:string-value="LUCZYK" calcext:value-type="string">
            <text:p>LUCZYK</text:p>
          </table:table-cell>
          <table:table-cell table:formula="of:=VLOOKUP([.B22];[$studenci.$A$2:.$C$100];3)" office:value-type="string" office:string-value="ALEKSANDER" calcext:value-type="string">
            <text:p>ALEKSANDER</text:p>
          </table:table-cell>
          <table:table-cell table:formula="of:=IF(AND([.D22]=[.D21]; [.C22]=[.C21]);[.G21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7021486467" calcext:value-type="float">
            <text:p>97021486467</text:p>
          </table:table-cell>
          <table:table-cell office:value-type="string" calcext:value-type="string">
            <text:p>TEORIA GRAFOW</text:p>
          </table:table-cell>
          <table:table-cell table:formula="of:=VLOOKUP([.B23];[$meldunek.$A$2:.$B$326];2; 0)" office:value-type="float" office:value="5" calcext:value-type="float">
            <text:p>5</text:p>
          </table:table-cell>
          <table:table-cell table:formula="of:=VLOOKUP([.B23];[$studenci.$A$2:.C$100];2)" office:value-type="string" office:string-value="KUCHARSKI" calcext:value-type="string">
            <text:p>KUCHARSKI</text:p>
          </table:table-cell>
          <table:table-cell table:formula="of:=VLOOKUP([.B23];[$studenci.$A$2:.$C$100];3)" office:value-type="string" office:string-value="TOMASZ" calcext:value-type="string">
            <text:p>TOMASZ</text:p>
          </table:table-cell>
          <table:table-cell table:formula="of:=IF(AND([.D23]=[.D22]; [.C23]=[.C22]);[.G22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6111514855" calcext:value-type="float">
            <text:p>96111514855</text:p>
          </table:table-cell>
          <table:table-cell office:value-type="string" calcext:value-type="string">
            <text:p>TESTOWANIE UKLADOW VLSI</text:p>
          </table:table-cell>
          <table:table-cell table:formula="of:=VLOOKUP([.B24];[$meldunek.$A$2:.$B$326];2; 0)" office:value-type="float" office:value="5" calcext:value-type="float">
            <text:p>5</text:p>
          </table:table-cell>
          <table:table-cell table:formula="of:=VLOOKUP([.B24];[$studenci.$A$2:.C$100];2)" office:value-type="string" office:string-value="KUCHARSKI" calcext:value-type="string">
            <text:p>KUCHARSKI</text:p>
          </table:table-cell>
          <table:table-cell table:formula="of:=VLOOKUP([.B24];[$studenci.$A$2:.$C$100];3)" office:value-type="string" office:string-value="TOMASZ" calcext:value-type="string">
            <text:p>TOMASZ</text:p>
          </table:table-cell>
          <table:table-cell table:formula="of:=IF(AND([.D24]=[.D23]; [.C24]=[.C23]);[.G23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2062962545" calcext:value-type="float">
            <text:p>92062962545</text:p>
          </table:table-cell>
          <table:table-cell office:value-type="string" calcext:value-type="string">
            <text:p>101 ZABEZPIECZEN PRZED ATAKAMI W SIECI KOMPUTEROWEJ</text:p>
          </table:table-cell>
          <table:table-cell table:formula="of:=VLOOKUP([.B25];[$meldunek.$A$2:.$B$326];2; 0)" office:value-type="float" office:value="6" calcext:value-type="float">
            <text:p>6</text:p>
          </table:table-cell>
          <table:table-cell table:formula="of:=VLOOKUP([.B25];[$studenci.$A$2:.C$100];2)" office:value-type="string" office:string-value="SIUDYM" calcext:value-type="string">
            <text:p>SIUDYM</text:p>
          </table:table-cell>
          <table:table-cell table:formula="of:=VLOOKUP([.B25];[$studenci.$A$2:.$C$100];3)" office:value-type="string" office:string-value="KATARZYNA" calcext:value-type="string">
            <text:p>KATARZYNA</text:p>
          </table:table-cell>
          <table:table-cell table:formula="of:=IF(AND([.D25]=[.D24]; [.C25]=[.C24]);[.G24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4042061826" calcext:value-type="float">
            <text:p>94042061826</text:p>
          </table:table-cell>
          <table:table-cell office:value-type="string" calcext:value-type="string">
            <text:p>ALGERBA II</text:p>
          </table:table-cell>
          <table:table-cell table:formula="of:=VLOOKUP([.B26];[$meldunek.$A$2:.$B$326];2; 0)" office:value-type="float" office:value="6" calcext:value-type="float">
            <text:p>6</text:p>
          </table:table-cell>
          <table:table-cell table:formula="of:=VLOOKUP([.B26];[$studenci.$A$2:.C$100];2)" office:value-type="string" office:string-value="KUCHARSKI" calcext:value-type="string">
            <text:p>KUCHARSKI</text:p>
          </table:table-cell>
          <table:table-cell table:formula="of:=VLOOKUP([.B26];[$studenci.$A$2:.$C$100];3)" office:value-type="string" office:string-value="TOMASZ" calcext:value-type="string">
            <text:p>TOMASZ</text:p>
          </table:table-cell>
          <table:table-cell table:formula="of:=IF(AND([.D26]=[.D25]; [.C26]=[.C25]);[.G25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5122261156" calcext:value-type="float">
            <text:p>95122261156</text:p>
          </table:table-cell>
          <table:table-cell office:value-type="string" calcext:value-type="string">
            <text:p>RELACYJNE BAZY DANYCH II</text:p>
          </table:table-cell>
          <table:table-cell table:formula="of:=VLOOKUP([.B27];[$meldunek.$A$2:.$B$326];2; 0)" office:value-type="float" office:value="6" calcext:value-type="float">
            <text:p>6</text:p>
          </table:table-cell>
          <table:table-cell table:formula="of:=VLOOKUP([.B27];[$studenci.$A$2:.C$100];2)" office:value-type="string" office:string-value="KUCHARSKI" calcext:value-type="string">
            <text:p>KUCHARSKI</text:p>
          </table:table-cell>
          <table:table-cell table:formula="of:=VLOOKUP([.B27];[$studenci.$A$2:.$C$100];3)" office:value-type="string" office:string-value="TOMASZ" calcext:value-type="string">
            <text:p>TOMASZ</text:p>
          </table:table-cell>
          <table:table-cell table:formula="of:=IF(AND([.D27]=[.D26]; [.C27]=[.C26]);[.G26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5042653121" calcext:value-type="float">
            <text:p>95042653121</text:p>
          </table:table-cell>
          <table:table-cell office:value-type="string" calcext:value-type="string">
            <text:p>TESTOWANIE UKLADOW VLSI</text:p>
          </table:table-cell>
          <table:table-cell table:formula="of:=VLOOKUP([.B28];[$meldunek.$A$2:.$B$326];2; 0)" office:value-type="float" office:value="6" calcext:value-type="float">
            <text:p>6</text:p>
          </table:table-cell>
          <table:table-cell table:formula="of:=VLOOKUP([.B28];[$studenci.$A$2:.C$100];2)" office:value-type="string" office:string-value="KUCHARSKI" calcext:value-type="string">
            <text:p>KUCHARSKI</text:p>
          </table:table-cell>
          <table:table-cell table:formula="of:=VLOOKUP([.B28];[$studenci.$A$2:.$C$100];3)" office:value-type="string" office:string-value="TOMASZ" calcext:value-type="string">
            <text:p>TOMASZ</text:p>
          </table:table-cell>
          <table:table-cell table:formula="of:=IF(AND([.D28]=[.D27]; [.C28]=[.C27]);[.G27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5051277866" calcext:value-type="float">
            <text:p>95051277866</text:p>
          </table:table-cell>
          <table:table-cell office:value-type="string" calcext:value-type="string">
            <text:p>TESTY PENETRACYJNE SIECI WIFI</text:p>
          </table:table-cell>
          <table:table-cell table:formula="of:=VLOOKUP([.B29];[$meldunek.$A$2:.$B$326];2; 0)" office:value-type="float" office:value="6" calcext:value-type="float">
            <text:p>6</text:p>
          </table:table-cell>
          <table:table-cell table:formula="of:=VLOOKUP([.B29];[$studenci.$A$2:.C$100];2)" office:value-type="string" office:string-value="KUCHARSKI" calcext:value-type="string">
            <text:p>KUCHARSKI</text:p>
          </table:table-cell>
          <table:table-cell table:formula="of:=VLOOKUP([.B29];[$studenci.$A$2:.$C$100];3)" office:value-type="string" office:string-value="TOMASZ" calcext:value-type="string">
            <text:p>TOMASZ</text:p>
          </table:table-cell>
          <table:table-cell table:formula="of:=IF(AND([.D29]=[.D28]; [.C29]=[.C28]);[.G28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6121964255" calcext:value-type="float">
            <text:p>96121964255</text:p>
          </table:table-cell>
          <table:table-cell office:value-type="string" calcext:value-type="string">
            <text:p>WSTEP DO INFORMATYKI</text:p>
          </table:table-cell>
          <table:table-cell table:formula="of:=VLOOKUP([.B30];[$meldunek.$A$2:.$B$326];2; 0)" office:value-type="float" office:value="6" calcext:value-type="float">
            <text:p>6</text:p>
          </table:table-cell>
          <table:table-cell table:formula="of:=VLOOKUP([.B30];[$studenci.$A$2:.C$100];2)" office:value-type="string" office:string-value="KUCHARSKI" calcext:value-type="string">
            <text:p>KUCHARSKI</text:p>
          </table:table-cell>
          <table:table-cell table:formula="of:=VLOOKUP([.B30];[$studenci.$A$2:.$C$100];3)" office:value-type="string" office:string-value="TOMASZ" calcext:value-type="string">
            <text:p>TOMASZ</text:p>
          </table:table-cell>
          <table:table-cell table:formula="of:=IF(AND([.D30]=[.D29]; [.C30]=[.C29]);[.G29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3052759398" calcext:value-type="float">
            <text:p>93052759398</text:p>
          </table:table-cell>
          <table:table-cell office:value-type="string" calcext:value-type="string">
            <text:p>ANALIZA ZLOZONYCH PROCESOW TECHNOLOGICZNYCH</text:p>
          </table:table-cell>
          <table:table-cell table:formula="of:=VLOOKUP([.B31];[$meldunek.$A$2:.$B$326];2; 0)" office:value-type="float" office:value="7" calcext:value-type="float">
            <text:p>7</text:p>
          </table:table-cell>
          <table:table-cell table:formula="of:=VLOOKUP([.B31];[$studenci.$A$2:.C$100];2)" office:value-type="string" office:string-value="IWINSKI" calcext:value-type="string">
            <text:p>IWINSKI</text:p>
          </table:table-cell>
          <table:table-cell table:formula="of:=VLOOKUP([.B31];[$studenci.$A$2:.$C$100];3)" office:value-type="string" office:string-value="KRZYSZTOF" calcext:value-type="string">
            <text:p>KRZYSZTOF</text:p>
          </table:table-cell>
          <table:table-cell table:formula="of:=IF(AND([.D31]=[.D30]; [.C31]=[.C30]);[.G30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4100357838" calcext:value-type="float">
            <text:p>94100357838</text:p>
          </table:table-cell>
          <table:table-cell office:value-type="string" calcext:value-type="string">
            <text:p>FIZYKA CIALA STALEGO III</text:p>
          </table:table-cell>
          <table:table-cell table:formula="of:=VLOOKUP([.B32];[$meldunek.$A$2:.$B$326];2; 0)" office:value-type="float" office:value="7" calcext:value-type="float">
            <text:p>7</text:p>
          </table:table-cell>
          <table:table-cell table:formula="of:=VLOOKUP([.B32];[$studenci.$A$2:.C$100];2)" office:value-type="string" office:string-value="KUCHARSKI" calcext:value-type="string">
            <text:p>KUCHARSKI</text:p>
          </table:table-cell>
          <table:table-cell table:formula="of:=VLOOKUP([.B32];[$studenci.$A$2:.$C$100];3)" office:value-type="string" office:string-value="TOMASZ" calcext:value-type="string">
            <text:p>TOMASZ</text:p>
          </table:table-cell>
          <table:table-cell table:formula="of:=IF(AND([.D32]=[.D31]; [.C32]=[.C31]);[.G31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7010812385" calcext:value-type="float">
            <text:p>97010812385</text:p>
          </table:table-cell>
          <table:table-cell office:value-type="string" calcext:value-type="string">
            <text:p>KATALOG CYFROWYCH UKLADOW SCALONYCH</text:p>
          </table:table-cell>
          <table:table-cell table:formula="of:=VLOOKUP([.B33];[$meldunek.$A$2:.$B$326];2; 0)" office:value-type="float" office:value="7" calcext:value-type="float">
            <text:p>7</text:p>
          </table:table-cell>
          <table:table-cell table:formula="of:=VLOOKUP([.B33];[$studenci.$A$2:.C$100];2)" office:value-type="string" office:string-value="KUCHARSKI" calcext:value-type="string">
            <text:p>KUCHARSKI</text:p>
          </table:table-cell>
          <table:table-cell table:formula="of:=VLOOKUP([.B33];[$studenci.$A$2:.$C$100];3)" office:value-type="string" office:string-value="TOMASZ" calcext:value-type="string">
            <text:p>TOMASZ</text:p>
          </table:table-cell>
          <table:table-cell table:formula="of:=IF(AND([.D33]=[.D32]; [.C33]=[.C32]);[.G32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5010919439" calcext:value-type="float">
            <text:p>95010919439</text:p>
          </table:table-cell>
          <table:table-cell office:value-type="string" calcext:value-type="string">
            <text:p>MERNICTWO ELEKTRYCZNE II</text:p>
          </table:table-cell>
          <table:table-cell table:formula="of:=VLOOKUP([.B34];[$meldunek.$A$2:.$B$326];2; 0)" office:value-type="float" office:value="7" calcext:value-type="float">
            <text:p>7</text:p>
          </table:table-cell>
          <table:table-cell table:formula="of:=VLOOKUP([.B34];[$studenci.$A$2:.C$100];2)" office:value-type="string" office:string-value="KUCHARSKI" calcext:value-type="string">
            <text:p>KUCHARSKI</text:p>
          </table:table-cell>
          <table:table-cell table:formula="of:=VLOOKUP([.B34];[$studenci.$A$2:.$C$100];3)" office:value-type="string" office:string-value="TOMASZ" calcext:value-type="string">
            <text:p>TOMASZ</text:p>
          </table:table-cell>
          <table:table-cell table:formula="of:=IF(AND([.D34]=[.D33]; [.C34]=[.C33]);[.G33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4122135195" calcext:value-type="float">
            <text:p>94122135195</text:p>
          </table:table-cell>
          <table:table-cell office:value-type="string" calcext:value-type="string">
            <text:p>101 ZABEZPIECZEN PRZED ATAKAMI W SIECI KOMPUTEROWEJ</text:p>
          </table:table-cell>
          <table:table-cell table:formula="of:=VLOOKUP([.B35];[$meldunek.$A$2:.$B$326];2; 0)" office:value-type="float" office:value="8" calcext:value-type="float">
            <text:p>8</text:p>
          </table:table-cell>
          <table:table-cell table:formula="of:=VLOOKUP([.B35];[$studenci.$A$2:.C$100];2)" office:value-type="string" office:string-value="KUCHARSKI" calcext:value-type="string">
            <text:p>KUCHARSKI</text:p>
          </table:table-cell>
          <table:table-cell table:formula="of:=VLOOKUP([.B35];[$studenci.$A$2:.$C$100];3)" office:value-type="string" office:string-value="TOMASZ" calcext:value-type="string">
            <text:p>TOMASZ</text:p>
          </table:table-cell>
          <table:table-cell table:formula="of:=IF(AND([.D35]=[.D34]; [.C35]=[.C34]);[.G34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3081336463" calcext:value-type="float">
            <text:p>93081336463</text:p>
          </table:table-cell>
          <table:table-cell office:value-type="string" calcext:value-type="string">
            <text:p>AUTOMATYKA II</text:p>
          </table:table-cell>
          <table:table-cell table:formula="of:=VLOOKUP([.B36];[$meldunek.$A$2:.$B$326];2; 0)" office:value-type="float" office:value="8" calcext:value-type="float">
            <text:p>8</text:p>
          </table:table-cell>
          <table:table-cell table:formula="of:=VLOOKUP([.B36];[$studenci.$A$2:.C$100];2)" office:value-type="string" office:string-value="NIEMYJSKA" calcext:value-type="string">
            <text:p>NIEMYJSKA</text:p>
          </table:table-cell>
          <table:table-cell table:formula="of:=VLOOKUP([.B36];[$studenci.$A$2:.$C$100];3)" office:value-type="string" office:string-value="KATARZYNA" calcext:value-type="string">
            <text:p>KATARZYNA</text:p>
          </table:table-cell>
          <table:table-cell table:formula="of:=IF(AND([.D36]=[.D35]; [.C36]=[.C35]);[.G35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6110243976" calcext:value-type="float">
            <text:p>96110243976</text:p>
          </table:table-cell>
          <table:table-cell office:value-type="string" calcext:value-type="string">
            <text:p>ELEKTRONIKA CYFROWA I</text:p>
          </table:table-cell>
          <table:table-cell table:formula="of:=VLOOKUP([.B37];[$meldunek.$A$2:.$B$326];2; 0)" office:value-type="float" office:value="8" calcext:value-type="float">
            <text:p>8</text:p>
          </table:table-cell>
          <table:table-cell table:formula="of:=VLOOKUP([.B37];[$studenci.$A$2:.C$100];2)" office:value-type="string" office:string-value="KUCHARSKI" calcext:value-type="string">
            <text:p>KUCHARSKI</text:p>
          </table:table-cell>
          <table:table-cell table:formula="of:=VLOOKUP([.B37];[$studenci.$A$2:.$C$100];3)" office:value-type="string" office:string-value="TOMASZ" calcext:value-type="string">
            <text:p>TOMASZ</text:p>
          </table:table-cell>
          <table:table-cell table:formula="of:=IF(AND([.D37]=[.D36]; [.C37]=[.C36]);[.G36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94051886221" calcext:value-type="float">
            <text:p>94051886221</text:p>
          </table:table-cell>
          <table:table-cell office:value-type="string" calcext:value-type="string">
            <text:p>RELACYJNE BAZY DANYCH I</text:p>
          </table:table-cell>
          <table:table-cell table:formula="of:=VLOOKUP([.B38];[$meldunek.$A$2:.$B$326];2; 0)" office:value-type="float" office:value="8" calcext:value-type="float">
            <text:p>8</text:p>
          </table:table-cell>
          <table:table-cell table:formula="of:=VLOOKUP([.B38];[$studenci.$A$2:.C$100];2)" office:value-type="string" office:string-value="KUCHARSKI" calcext:value-type="string">
            <text:p>KUCHARSKI</text:p>
          </table:table-cell>
          <table:table-cell table:formula="of:=VLOOKUP([.B38];[$studenci.$A$2:.$C$100];3)" office:value-type="string" office:string-value="TOMASZ" calcext:value-type="string">
            <text:p>TOMASZ</text:p>
          </table:table-cell>
          <table:table-cell table:formula="of:=IF(AND([.D38]=[.D37]; [.C38]=[.C37]);[.G37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2051048757" calcext:value-type="float">
            <text:p>92051048757</text:p>
          </table:table-cell>
          <table:table-cell office:value-type="string" calcext:value-type="string">
            <text:p>TECHNOLOGIA LITOGRAFII 20NM</text:p>
          </table:table-cell>
          <table:table-cell table:formula="of:=VLOOKUP([.B39];[$meldunek.$A$2:.$B$326];2; 0)" office:value-type="float" office:value="8" calcext:value-type="float">
            <text:p>8</text:p>
          </table:table-cell>
          <table:table-cell table:formula="of:=VLOOKUP([.B39];[$studenci.$A$2:.C$100];2)" office:value-type="string" office:string-value="BAJOREK" calcext:value-type="string">
            <text:p>BAJOREK</text:p>
          </table:table-cell>
          <table:table-cell table:formula="of:=VLOOKUP([.B39];[$studenci.$A$2:.$C$100];3)" office:value-type="string" office:string-value="JAKUB" calcext:value-type="string">
            <text:p>JAKUB</text:p>
          </table:table-cell>
          <table:table-cell table:formula="of:=IF(AND([.D39]=[.D38]; [.C39]=[.C38]);[.G38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3090925753" calcext:value-type="float">
            <text:p>93090925753</text:p>
          </table:table-cell>
          <table:table-cell office:value-type="string" calcext:value-type="string">
            <text:p>ANALIZA MATEMATYCZNA II</text:p>
          </table:table-cell>
          <table:table-cell table:formula="of:=VLOOKUP([.B40];[$meldunek.$A$2:.$B$326];2; 0)" office:value-type="float" office:value="9" calcext:value-type="float">
            <text:p>9</text:p>
          </table:table-cell>
          <table:table-cell table:formula="of:=VLOOKUP([.B40];[$studenci.$A$2:.C$100];2)" office:value-type="string" office:string-value="SZWED" calcext:value-type="string">
            <text:p>SZWED</text:p>
          </table:table-cell>
          <table:table-cell table:formula="of:=VLOOKUP([.B40];[$studenci.$A$2:.$C$100];3)" office:value-type="string" office:string-value="WIKTOR" calcext:value-type="string">
            <text:p>WIKTOR</text:p>
          </table:table-cell>
          <table:table-cell table:formula="of:=IF(AND([.D40]=[.D39]; [.C40]=[.C39]);[.G39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3010287374" calcext:value-type="float">
            <text:p>93010287374</text:p>
          </table:table-cell>
          <table:table-cell office:value-type="string" calcext:value-type="string">
            <text:p>JEZYKI PROGRAMOWANIA II</text:p>
          </table:table-cell>
          <table:table-cell table:formula="of:=VLOOKUP([.B41];[$meldunek.$A$2:.$B$326];2; 0)" office:value-type="float" office:value="9" calcext:value-type="float">
            <text:p>9</text:p>
          </table:table-cell>
          <table:table-cell table:formula="of:=VLOOKUP([.B41];[$studenci.$A$2:.C$100];2)" office:value-type="string" office:string-value="SWIERCZYNSKI" calcext:value-type="string">
            <text:p>SWIERCZYNSKI</text:p>
          </table:table-cell>
          <table:table-cell table:formula="of:=VLOOKUP([.B41];[$studenci.$A$2:.$C$100];3)" office:value-type="string" office:string-value="JANUSZ" calcext:value-type="string">
            <text:p>JANUSZ</text:p>
          </table:table-cell>
          <table:table-cell table:formula="of:=IF(AND([.D41]=[.D40]; [.C41]=[.C40]);[.G40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6081092979" calcext:value-type="float">
            <text:p>96081092979</text:p>
          </table:table-cell>
          <table:table-cell office:value-type="string" calcext:value-type="string">
            <text:p>JEZYKI PROGRAMOWANIA III</text:p>
          </table:table-cell>
          <table:table-cell table:formula="of:=VLOOKUP([.B42];[$meldunek.$A$2:.$B$326];2; 0)" office:value-type="float" office:value="9" calcext:value-type="float">
            <text:p>9</text:p>
          </table:table-cell>
          <table:table-cell table:formula="of:=VLOOKUP([.B42];[$studenci.$A$2:.C$100];2)" office:value-type="string" office:string-value="KUCHARSKI" calcext:value-type="string">
            <text:p>KUCHARSKI</text:p>
          </table:table-cell>
          <table:table-cell table:formula="of:=VLOOKUP([.B42];[$studenci.$A$2:.$C$100];3)" office:value-type="string" office:string-value="TOMASZ" calcext:value-type="string">
            <text:p>TOMASZ</text:p>
          </table:table-cell>
          <table:table-cell table:formula="of:=IF(AND([.D42]=[.D41]; [.C42]=[.C41]);[.G41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2060349478" calcext:value-type="float">
            <text:p>92060349478</text:p>
          </table:table-cell>
          <table:table-cell office:value-type="string" calcext:value-type="string">
            <text:p>SIECI NEURONOWE</text:p>
          </table:table-cell>
          <table:table-cell table:formula="of:=VLOOKUP([.B43];[$meldunek.$A$2:.$B$326];2; 0)" office:value-type="float" office:value="9" calcext:value-type="float">
            <text:p>9</text:p>
          </table:table-cell>
          <table:table-cell table:formula="of:=VLOOKUP([.B43];[$studenci.$A$2:.C$100];2)" office:value-type="string" office:string-value="JASTRZEBSKI" calcext:value-type="string">
            <text:p>JASTRZEBSKI</text:p>
          </table:table-cell>
          <table:table-cell table:formula="of:=VLOOKUP([.B43];[$studenci.$A$2:.$C$100];3)" office:value-type="string" office:string-value="IGNACY" calcext:value-type="string">
            <text:p>IGNACY</text:p>
          </table:table-cell>
          <table:table-cell table:formula="of:=IF(AND([.D43]=[.D42]; [.C43]=[.C42]);[.G42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3102056134" calcext:value-type="float">
            <text:p>93102056134</text:p>
          </table:table-cell>
          <table:table-cell office:value-type="string" calcext:value-type="string">
            <text:p>ALGERBA I</text:p>
          </table:table-cell>
          <table:table-cell table:formula="of:=VLOOKUP([.B44];[$meldunek.$A$2:.$B$326];2; 0)" office:value-type="float" office:value="10" calcext:value-type="float">
            <text:p>10</text:p>
          </table:table-cell>
          <table:table-cell table:formula="of:=VLOOKUP([.B44];[$studenci.$A$2:.C$100];2)" office:value-type="string" office:string-value="KUCHARSKI" calcext:value-type="string">
            <text:p>KUCHARSKI</text:p>
          </table:table-cell>
          <table:table-cell table:formula="of:=VLOOKUP([.B44];[$studenci.$A$2:.$C$100];3)" office:value-type="string" office:string-value="TOMASZ" calcext:value-type="string">
            <text:p>TOMASZ</text:p>
          </table:table-cell>
          <table:table-cell table:formula="of:=IF(AND([.D44]=[.D43]; [.C44]=[.C43]);[.G43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2103163461" calcext:value-type="float">
            <text:p>92103163461</text:p>
          </table:table-cell>
          <table:table-cell office:value-type="string" calcext:value-type="string">
            <text:p>GRAFIKA KOMPUTEROWA I</text:p>
          </table:table-cell>
          <table:table-cell table:formula="of:=VLOOKUP([.B45];[$meldunek.$A$2:.$B$326];2; 0)" office:value-type="float" office:value="10" calcext:value-type="float">
            <text:p>10</text:p>
          </table:table-cell>
          <table:table-cell table:formula="of:=VLOOKUP([.B45];[$studenci.$A$2:.C$100];2)" office:value-type="string" office:string-value="BLASZCZYK" calcext:value-type="string">
            <text:p>BLASZCZYK</text:p>
          </table:table-cell>
          <table:table-cell table:formula="of:=VLOOKUP([.B45];[$studenci.$A$2:.$C$100];3)" office:value-type="string" office:string-value="MONIKA" calcext:value-type="string">
            <text:p>MONIKA</text:p>
          </table:table-cell>
          <table:table-cell table:formula="of:=IF(AND([.D45]=[.D44]; [.C45]=[.C44]);[.G44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5092124468" calcext:value-type="float">
            <text:p>95092124468</text:p>
          </table:table-cell>
          <table:table-cell office:value-type="string" calcext:value-type="string">
            <text:p>METODY NUMERYCZNE II</text:p>
          </table:table-cell>
          <table:table-cell table:formula="of:=VLOOKUP([.B46];[$meldunek.$A$2:.$B$326];2; 0)" office:value-type="float" office:value="10" calcext:value-type="float">
            <text:p>10</text:p>
          </table:table-cell>
          <table:table-cell table:formula="of:=VLOOKUP([.B46];[$studenci.$A$2:.C$100];2)" office:value-type="string" office:string-value="KUCHARSKI" calcext:value-type="string">
            <text:p>KUCHARSKI</text:p>
          </table:table-cell>
          <table:table-cell table:formula="of:=VLOOKUP([.B46];[$studenci.$A$2:.$C$100];3)" office:value-type="string" office:string-value="TOMASZ" calcext:value-type="string">
            <text:p>TOMASZ</text:p>
          </table:table-cell>
          <table:table-cell table:formula="of:=IF(AND([.D46]=[.D45]; [.C46]=[.C45]);[.G45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3071912839" calcext:value-type="float">
            <text:p>93071912839</text:p>
          </table:table-cell>
          <table:table-cell office:value-type="string" calcext:value-type="string">
            <text:p>ANALIZA MATEMATYCZNA II</text:p>
          </table:table-cell>
          <table:table-cell table:formula="of:=VLOOKUP([.B47];[$meldunek.$A$2:.$B$326];2; 0)" office:value-type="float" office:value="11" calcext:value-type="float">
            <text:p>11</text:p>
          </table:table-cell>
          <table:table-cell table:formula="of:=VLOOKUP([.B47];[$studenci.$A$2:.C$100];2)" office:value-type="string" office:string-value="SIEKIERKOWSKI" calcext:value-type="string">
            <text:p>SIEKIERKOWSKI</text:p>
          </table:table-cell>
          <table:table-cell table:formula="of:=VLOOKUP([.B47];[$studenci.$A$2:.$C$100];3)" office:value-type="string" office:string-value="JANUSZ" calcext:value-type="string">
            <text:p>JANUSZ</text:p>
          </table:table-cell>
          <table:table-cell table:formula="of:=IF(AND([.D47]=[.D46]; [.C47]=[.C46]);[.G46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3052712924" calcext:value-type="float">
            <text:p>93052712924</text:p>
          </table:table-cell>
          <table:table-cell office:value-type="string" calcext:value-type="string">
            <text:p>AUTOMATYKA I</text:p>
          </table:table-cell>
          <table:table-cell table:formula="of:=VLOOKUP([.B48];[$meldunek.$A$2:.$B$326];2; 0)" office:value-type="float" office:value="12" calcext:value-type="float">
            <text:p>12</text:p>
          </table:table-cell>
          <table:table-cell table:formula="of:=VLOOKUP([.B48];[$studenci.$A$2:.C$100];2)" office:value-type="string" office:string-value="KULAK" calcext:value-type="string">
            <text:p>KULAK</text:p>
          </table:table-cell>
          <table:table-cell table:formula="of:=VLOOKUP([.B48];[$studenci.$A$2:.$C$100];3)" office:value-type="string" office:string-value="ZANETA" calcext:value-type="string">
            <text:p>ZANETA</text:p>
          </table:table-cell>
          <table:table-cell table:formula="of:=IF(AND([.D48]=[.D47]; [.C48]=[.C47]);[.G47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5071627434" calcext:value-type="float">
            <text:p>95071627434</text:p>
          </table:table-cell>
          <table:table-cell office:value-type="string" calcext:value-type="string">
            <text:p>ALGERBA III</text:p>
          </table:table-cell>
          <table:table-cell table:formula="of:=VLOOKUP([.B49];[$meldunek.$A$2:.$B$326];2; 0)" office:value-type="float" office:value="13" calcext:value-type="float">
            <text:p>13</text:p>
          </table:table-cell>
          <table:table-cell table:formula="of:=VLOOKUP([.B49];[$studenci.$A$2:.C$100];2)" office:value-type="string" office:string-value="KUCHARSKI" calcext:value-type="string">
            <text:p>KUCHARSKI</text:p>
          </table:table-cell>
          <table:table-cell table:formula="of:=VLOOKUP([.B49];[$studenci.$A$2:.$C$100];3)" office:value-type="string" office:string-value="TOMASZ" calcext:value-type="string">
            <text:p>TOMASZ</text:p>
          </table:table-cell>
          <table:table-cell table:formula="of:=IF(AND([.D49]=[.D48]; [.C49]=[.C48]);[.G48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7010983179" calcext:value-type="float">
            <text:p>97010983179</text:p>
          </table:table-cell>
          <table:table-cell office:value-type="string" calcext:value-type="string">
            <text:p>CHEMIA FIZYCZNA</text:p>
          </table:table-cell>
          <table:table-cell table:formula="of:=VLOOKUP([.B50];[$meldunek.$A$2:.$B$326];2; 0)" office:value-type="float" office:value="13" calcext:value-type="float">
            <text:p>13</text:p>
          </table:table-cell>
          <table:table-cell table:formula="of:=VLOOKUP([.B50];[$studenci.$A$2:.C$100];2)" office:value-type="string" office:string-value="KUCHARSKI" calcext:value-type="string">
            <text:p>KUCHARSKI</text:p>
          </table:table-cell>
          <table:table-cell table:formula="of:=VLOOKUP([.B50];[$studenci.$A$2:.$C$100];3)" office:value-type="string" office:string-value="TOMASZ" calcext:value-type="string">
            <text:p>TOMASZ</text:p>
          </table:table-cell>
          <table:table-cell table:formula="of:=IF(AND([.D50]=[.D49]; [.C50]=[.C49]);[.G49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6011338285" calcext:value-type="float">
            <text:p>96011338285</text:p>
          </table:table-cell>
          <table:table-cell office:value-type="string" calcext:value-type="string">
            <text:p>CHEMIA KWANTOWA II</text:p>
          </table:table-cell>
          <table:table-cell table:formula="of:=VLOOKUP([.B51];[$meldunek.$A$2:.$B$326];2; 0)" office:value-type="float" office:value="13" calcext:value-type="float">
            <text:p>13</text:p>
          </table:table-cell>
          <table:table-cell table:formula="of:=VLOOKUP([.B51];[$studenci.$A$2:.C$100];2)" office:value-type="string" office:string-value="KUCHARSKI" calcext:value-type="string">
            <text:p>KUCHARSKI</text:p>
          </table:table-cell>
          <table:table-cell table:formula="of:=VLOOKUP([.B51];[$studenci.$A$2:.$C$100];3)" office:value-type="string" office:string-value="TOMASZ" calcext:value-type="string">
            <text:p>TOMASZ</text:p>
          </table:table-cell>
          <table:table-cell table:formula="of:=IF(AND([.D51]=[.D50]; [.C51]=[.C50]);[.G50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3041252815" calcext:value-type="float">
            <text:p>93041252815</text:p>
          </table:table-cell>
          <table:table-cell office:value-type="string" calcext:value-type="string">
            <text:p>FLASH I PHP</text:p>
          </table:table-cell>
          <table:table-cell table:formula="of:=VLOOKUP([.B52];[$meldunek.$A$2:.$B$326];2; 0)" office:value-type="float" office:value="13" calcext:value-type="float">
            <text:p>13</text:p>
          </table:table-cell>
          <table:table-cell table:formula="of:=VLOOKUP([.B52];[$studenci.$A$2:.C$100];2)" office:value-type="string" office:string-value="DEKA" calcext:value-type="string">
            <text:p>DEKA</text:p>
          </table:table-cell>
          <table:table-cell table:formula="of:=VLOOKUP([.B52];[$studenci.$A$2:.$C$100];3)" office:value-type="string" office:string-value="JACEK" calcext:value-type="string">
            <text:p>JACEK</text:p>
          </table:table-cell>
          <table:table-cell table:formula="of:=IF(AND([.D52]=[.D51]; [.C52]=[.C51]);[.G51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7021392858" calcext:value-type="float">
            <text:p>97021392858</text:p>
          </table:table-cell>
          <table:table-cell office:value-type="string" calcext:value-type="string">
            <text:p>FLASH I PHP</text:p>
          </table:table-cell>
          <table:table-cell table:formula="of:=VLOOKUP([.B53];[$meldunek.$A$2:.$B$326];2; 0)" office:value-type="float" office:value="13" calcext:value-type="float">
            <text:p>13</text:p>
          </table:table-cell>
          <table:table-cell table:formula="of:=VLOOKUP([.B53];[$studenci.$A$2:.C$100];2)" office:value-type="string" office:string-value="KUCHARSKI" calcext:value-type="string">
            <text:p>KUCHARSKI</text:p>
          </table:table-cell>
          <table:table-cell table:formula="of:=VLOOKUP([.B53];[$studenci.$A$2:.$C$100];3)" office:value-type="string" office:string-value="TOMASZ" calcext:value-type="string">
            <text:p>TOMASZ</text:p>
          </table:table-cell>
          <table:table-cell table:formula="of:=IF(AND([.D53]=[.D52]; [.C53]=[.C52]);[.G52]+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3021966581" calcext:value-type="float">
            <text:p>93021966581</text:p>
          </table:table-cell>
          <table:table-cell office:value-type="string" calcext:value-type="string">
            <text:p>JAK DZIALA LINUX</text:p>
          </table:table-cell>
          <table:table-cell table:formula="of:=VLOOKUP([.B54];[$meldunek.$A$2:.$B$326];2; 0)" office:value-type="float" office:value="13" calcext:value-type="float">
            <text:p>13</text:p>
          </table:table-cell>
          <table:table-cell table:formula="of:=VLOOKUP([.B54];[$studenci.$A$2:.C$100];2)" office:value-type="string" office:string-value="PEPLIN" calcext:value-type="string">
            <text:p>PEPLIN</text:p>
          </table:table-cell>
          <table:table-cell table:formula="of:=VLOOKUP([.B54];[$studenci.$A$2:.$C$100];3)" office:value-type="string" office:string-value="ALICJA" calcext:value-type="string">
            <text:p>ALICJA</text:p>
          </table:table-cell>
          <table:table-cell table:formula="of:=IF(AND([.D54]=[.D53]; [.C54]=[.C53]);[.G53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7021392858" calcext:value-type="float">
            <text:p>97021392858</text:p>
          </table:table-cell>
          <table:table-cell office:value-type="string" calcext:value-type="string">
            <text:p>JEZYKI PROGRAMOWANIA II</text:p>
          </table:table-cell>
          <table:table-cell table:formula="of:=VLOOKUP([.B55];[$meldunek.$A$2:.$B$326];2; 0)" office:value-type="float" office:value="13" calcext:value-type="float">
            <text:p>13</text:p>
          </table:table-cell>
          <table:table-cell table:formula="of:=VLOOKUP([.B55];[$studenci.$A$2:.C$100];2)" office:value-type="string" office:string-value="KUCHARSKI" calcext:value-type="string">
            <text:p>KUCHARSKI</text:p>
          </table:table-cell>
          <table:table-cell table:formula="of:=VLOOKUP([.B55];[$studenci.$A$2:.$C$100];3)" office:value-type="string" office:string-value="TOMASZ" calcext:value-type="string">
            <text:p>TOMASZ</text:p>
          </table:table-cell>
          <table:table-cell table:formula="of:=IF(AND([.D55]=[.D54]; [.C55]=[.C54]);[.G54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7021392858" calcext:value-type="float">
            <text:p>97021392858</text:p>
          </table:table-cell>
          <table:table-cell office:value-type="string" calcext:value-type="string">
            <text:p>METODY NUMERYCZNE II</text:p>
          </table:table-cell>
          <table:table-cell table:formula="of:=VLOOKUP([.B56];[$meldunek.$A$2:.$B$326];2; 0)" office:value-type="float" office:value="13" calcext:value-type="float">
            <text:p>13</text:p>
          </table:table-cell>
          <table:table-cell table:formula="of:=VLOOKUP([.B56];[$studenci.$A$2:.C$100];2)" office:value-type="string" office:string-value="KUCHARSKI" calcext:value-type="string">
            <text:p>KUCHARSKI</text:p>
          </table:table-cell>
          <table:table-cell table:formula="of:=VLOOKUP([.B56];[$studenci.$A$2:.$C$100];3)" office:value-type="string" office:string-value="TOMASZ" calcext:value-type="string">
            <text:p>TOMASZ</text:p>
          </table:table-cell>
          <table:table-cell table:formula="of:=IF(AND([.D56]=[.D55]; [.C56]=[.C55]);[.G55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5111492877" calcext:value-type="float">
            <text:p>95111492877</text:p>
          </table:table-cell>
          <table:table-cell office:value-type="string" calcext:value-type="string">
            <text:p>PODSTAWY KRYPTOGRAFII I</text:p>
          </table:table-cell>
          <table:table-cell table:formula="of:=VLOOKUP([.B57];[$meldunek.$A$2:.$B$326];2; 0)" office:value-type="float" office:value="13" calcext:value-type="float">
            <text:p>13</text:p>
          </table:table-cell>
          <table:table-cell table:formula="of:=VLOOKUP([.B57];[$studenci.$A$2:.C$100];2)" office:value-type="string" office:string-value="KUCHARSKI" calcext:value-type="string">
            <text:p>KUCHARSKI</text:p>
          </table:table-cell>
          <table:table-cell table:formula="of:=VLOOKUP([.B57];[$studenci.$A$2:.$C$100];3)" office:value-type="string" office:string-value="TOMASZ" calcext:value-type="string">
            <text:p>TOMASZ</text:p>
          </table:table-cell>
          <table:table-cell table:formula="of:=IF(AND([.D57]=[.D56]; [.C57]=[.C56]);[.G56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7021392858" calcext:value-type="float">
            <text:p>97021392858</text:p>
          </table:table-cell>
          <table:table-cell office:value-type="string" calcext:value-type="string">
            <text:p>TEORIA GRAFOW</text:p>
          </table:table-cell>
          <table:table-cell table:formula="of:=VLOOKUP([.B58];[$meldunek.$A$2:.$B$326];2; 0)" office:value-type="float" office:value="13" calcext:value-type="float">
            <text:p>13</text:p>
          </table:table-cell>
          <table:table-cell table:formula="of:=VLOOKUP([.B58];[$studenci.$A$2:.C$100];2)" office:value-type="string" office:string-value="KUCHARSKI" calcext:value-type="string">
            <text:p>KUCHARSKI</text:p>
          </table:table-cell>
          <table:table-cell table:formula="of:=VLOOKUP([.B58];[$studenci.$A$2:.$C$100];3)" office:value-type="string" office:string-value="TOMASZ" calcext:value-type="string">
            <text:p>TOMASZ</text:p>
          </table:table-cell>
          <table:table-cell table:formula="of:=IF(AND([.D58]=[.D57]; [.C58]=[.C57]);[.G57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3122174335" calcext:value-type="float">
            <text:p>93122174335</text:p>
          </table:table-cell>
          <table:table-cell office:value-type="string" calcext:value-type="string">
            <text:p>AUDYT BEZPIECZENSTWA SIECI</text:p>
          </table:table-cell>
          <table:table-cell table:formula="of:=VLOOKUP([.B59];[$meldunek.$A$2:.$B$326];2; 0)" office:value-type="float" office:value="14" calcext:value-type="float">
            <text:p>14</text:p>
          </table:table-cell>
          <table:table-cell table:formula="of:=VLOOKUP([.B59];[$studenci.$A$2:.C$100];2)" office:value-type="string" office:string-value="KUCHARSKI" calcext:value-type="string">
            <text:p>KUCHARSKI</text:p>
          </table:table-cell>
          <table:table-cell table:formula="of:=VLOOKUP([.B59];[$studenci.$A$2:.$C$100];3)" office:value-type="string" office:string-value="TOMASZ" calcext:value-type="string">
            <text:p>TOMASZ</text:p>
          </table:table-cell>
          <table:table-cell table:formula="of:=IF(AND([.D59]=[.D58]; [.C59]=[.C58]);[.G58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6021765853" calcext:value-type="float">
            <text:p>96021765853</text:p>
          </table:table-cell>
          <table:table-cell office:value-type="string" calcext:value-type="string">
            <text:p>FIZYKA TECHNICZNA I</text:p>
          </table:table-cell>
          <table:table-cell table:formula="of:=VLOOKUP([.B60];[$meldunek.$A$2:.$B$326];2; 0)" office:value-type="float" office:value="14" calcext:value-type="float">
            <text:p>14</text:p>
          </table:table-cell>
          <table:table-cell table:formula="of:=VLOOKUP([.B60];[$studenci.$A$2:.C$100];2)" office:value-type="string" office:string-value="KUCHARSKI" calcext:value-type="string">
            <text:p>KUCHARSKI</text:p>
          </table:table-cell>
          <table:table-cell table:formula="of:=VLOOKUP([.B60];[$studenci.$A$2:.$C$100];3)" office:value-type="string" office:string-value="TOMASZ" calcext:value-type="string">
            <text:p>TOMASZ</text:p>
          </table:table-cell>
          <table:table-cell table:formula="of:=IF(AND([.D60]=[.D59]; [.C60]=[.C59]);[.G59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5060298582" calcext:value-type="float">
            <text:p>95060298582</text:p>
          </table:table-cell>
          <table:table-cell office:value-type="string" calcext:value-type="string">
            <text:p>GRAFIKA KOMPUTEROWA II</text:p>
          </table:table-cell>
          <table:table-cell table:formula="of:=VLOOKUP([.B61];[$meldunek.$A$2:.$B$326];2; 0)" office:value-type="float" office:value="14" calcext:value-type="float">
            <text:p>14</text:p>
          </table:table-cell>
          <table:table-cell table:formula="of:=VLOOKUP([.B61];[$studenci.$A$2:.C$100];2)" office:value-type="string" office:string-value="KUCHARSKI" calcext:value-type="string">
            <text:p>KUCHARSKI</text:p>
          </table:table-cell>
          <table:table-cell table:formula="of:=VLOOKUP([.B61];[$studenci.$A$2:.$C$100];3)" office:value-type="string" office:string-value="TOMASZ" calcext:value-type="string">
            <text:p>TOMASZ</text:p>
          </table:table-cell>
          <table:table-cell table:formula="of:=IF(AND([.D61]=[.D60]; [.C61]=[.C60]);[.G60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5101667241" calcext:value-type="float">
            <text:p>95101667241</text:p>
          </table:table-cell>
          <table:table-cell office:value-type="string" calcext:value-type="string">
            <text:p>OPTYMALIZACJA ALGORYTMOW II</text:p>
          </table:table-cell>
          <table:table-cell table:formula="of:=VLOOKUP([.B62];[$meldunek.$A$2:.$B$326];2; 0)" office:value-type="float" office:value="14" calcext:value-type="float">
            <text:p>14</text:p>
          </table:table-cell>
          <table:table-cell table:formula="of:=VLOOKUP([.B62];[$studenci.$A$2:.C$100];2)" office:value-type="string" office:string-value="KUCHARSKI" calcext:value-type="string">
            <text:p>KUCHARSKI</text:p>
          </table:table-cell>
          <table:table-cell table:formula="of:=VLOOKUP([.B62];[$studenci.$A$2:.$C$100];3)" office:value-type="string" office:string-value="TOMASZ" calcext:value-type="string">
            <text:p>TOMASZ</text:p>
          </table:table-cell>
          <table:table-cell table:formula="of:=IF(AND([.D62]=[.D61]; [.C62]=[.C61]);[.G61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4062364747" calcext:value-type="float">
            <text:p>94062364747</text:p>
          </table:table-cell>
          <table:table-cell office:value-type="string" calcext:value-type="string">
            <text:p>TEORIA GIER</text:p>
          </table:table-cell>
          <table:table-cell table:formula="of:=VLOOKUP([.B63];[$meldunek.$A$2:.$B$326];2; 0)" office:value-type="float" office:value="14" calcext:value-type="float">
            <text:p>14</text:p>
          </table:table-cell>
          <table:table-cell table:formula="of:=VLOOKUP([.B63];[$studenci.$A$2:.C$100];2)" office:value-type="string" office:string-value="KUCHARSKI" calcext:value-type="string">
            <text:p>KUCHARSKI</text:p>
          </table:table-cell>
          <table:table-cell table:formula="of:=VLOOKUP([.B63];[$studenci.$A$2:.$C$100];3)" office:value-type="string" office:string-value="TOMASZ" calcext:value-type="string">
            <text:p>TOMASZ</text:p>
          </table:table-cell>
          <table:table-cell table:formula="of:=IF(AND([.D63]=[.D62]; [.C63]=[.C62]);[.G62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5071489133" calcext:value-type="float">
            <text:p>95071489133</text:p>
          </table:table-cell>
          <table:table-cell office:value-type="string" calcext:value-type="string">
            <text:p>ANALIZA MATEMATYCZNA II</text:p>
          </table:table-cell>
          <table:table-cell table:formula="of:=VLOOKUP([.B64];[$meldunek.$A$2:.$B$326];2; 0)" office:value-type="float" office:value="15" calcext:value-type="float">
            <text:p>15</text:p>
          </table:table-cell>
          <table:table-cell table:formula="of:=VLOOKUP([.B64];[$studenci.$A$2:.C$100];2)" office:value-type="string" office:string-value="KUCHARSKI" calcext:value-type="string">
            <text:p>KUCHARSKI</text:p>
          </table:table-cell>
          <table:table-cell table:formula="of:=VLOOKUP([.B64];[$studenci.$A$2:.$C$100];3)" office:value-type="string" office:string-value="TOMASZ" calcext:value-type="string">
            <text:p>TOMASZ</text:p>
          </table:table-cell>
          <table:table-cell table:formula="of:=IF(AND([.D64]=[.D63]; [.C64]=[.C63]);[.G63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5042088338" calcext:value-type="float">
            <text:p>95042088338</text:p>
          </table:table-cell>
          <table:table-cell office:value-type="string" calcext:value-type="string">
            <text:p>AUDYT BEZPIECZENSTWA SIECI</text:p>
          </table:table-cell>
          <table:table-cell table:formula="of:=VLOOKUP([.B65];[$meldunek.$A$2:.$B$326];2; 0)" office:value-type="float" office:value="15" calcext:value-type="float">
            <text:p>15</text:p>
          </table:table-cell>
          <table:table-cell table:formula="of:=VLOOKUP([.B65];[$studenci.$A$2:.C$100];2)" office:value-type="string" office:string-value="KUCHARSKI" calcext:value-type="string">
            <text:p>KUCHARSKI</text:p>
          </table:table-cell>
          <table:table-cell table:formula="of:=VLOOKUP([.B65];[$studenci.$A$2:.$C$100];3)" office:value-type="string" office:string-value="TOMASZ" calcext:value-type="string">
            <text:p>TOMASZ</text:p>
          </table:table-cell>
          <table:table-cell table:formula="of:=IF(AND([.D65]=[.D64]; [.C65]=[.C64]);[.G64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052939154" calcext:value-type="float">
            <text:p>95052939154</text:p>
          </table:table-cell>
          <table:table-cell office:value-type="string" calcext:value-type="string">
            <text:p>GRAFIKA KOMPUTEROWA II</text:p>
          </table:table-cell>
          <table:table-cell table:formula="of:=VLOOKUP([.B66];[$meldunek.$A$2:.$B$326];2; 0)" office:value-type="float" office:value="15" calcext:value-type="float">
            <text:p>15</text:p>
          </table:table-cell>
          <table:table-cell table:formula="of:=VLOOKUP([.B66];[$studenci.$A$2:.C$100];2)" office:value-type="string" office:string-value="KUCHARSKI" calcext:value-type="string">
            <text:p>KUCHARSKI</text:p>
          </table:table-cell>
          <table:table-cell table:formula="of:=VLOOKUP([.B66];[$studenci.$A$2:.$C$100];3)" office:value-type="string" office:string-value="TOMASZ" calcext:value-type="string">
            <text:p>TOMASZ</text:p>
          </table:table-cell>
          <table:table-cell table:formula="of:=IF(AND([.D66]=[.D65]; [.C66]=[.C65]);[.G65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2072589329" calcext:value-type="float">
            <text:p>92072589329</text:p>
          </table:table-cell>
          <table:table-cell office:value-type="string" calcext:value-type="string">
            <text:p>GRAFIKA KOMPUTEROWA I</text:p>
          </table:table-cell>
          <table:table-cell table:formula="of:=VLOOKUP([.B67];[$meldunek.$A$2:.$B$326];2; 0)" office:value-type="float" office:value="16" calcext:value-type="float">
            <text:p>16</text:p>
          </table:table-cell>
          <table:table-cell table:formula="of:=VLOOKUP([.B67];[$studenci.$A$2:.C$100];2)" office:value-type="string" office:string-value="MODZELEWSKA" calcext:value-type="string">
            <text:p>MODZELEWSKA</text:p>
          </table:table-cell>
          <table:table-cell table:formula="of:=VLOOKUP([.B67];[$studenci.$A$2:.$C$100];3)" office:value-type="string" office:string-value="MARTYNA" calcext:value-type="string">
            <text:p>MARTYNA</text:p>
          </table:table-cell>
          <table:table-cell table:formula="of:=IF(AND([.D67]=[.D66]; [.C67]=[.C66]);[.G66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6042084485" calcext:value-type="float">
            <text:p>96042084485</text:p>
          </table:table-cell>
          <table:table-cell office:value-type="string" calcext:value-type="string">
            <text:p>GRAFIKA KOMPUTEROWA III</text:p>
          </table:table-cell>
          <table:table-cell table:formula="of:=VLOOKUP([.B68];[$meldunek.$A$2:.$B$326];2; 0)" office:value-type="float" office:value="16" calcext:value-type="float">
            <text:p>16</text:p>
          </table:table-cell>
          <table:table-cell table:formula="of:=VLOOKUP([.B68];[$studenci.$A$2:.C$100];2)" office:value-type="string" office:string-value="KUCHARSKI" calcext:value-type="string">
            <text:p>KUCHARSKI</text:p>
          </table:table-cell>
          <table:table-cell table:formula="of:=VLOOKUP([.B68];[$studenci.$A$2:.$C$100];3)" office:value-type="string" office:string-value="TOMASZ" calcext:value-type="string">
            <text:p>TOMASZ</text:p>
          </table:table-cell>
          <table:table-cell table:formula="of:=IF(AND([.D68]=[.D67]; [.C68]=[.C67]);[.G67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4081134358" calcext:value-type="float">
            <text:p>94081134358</text:p>
          </table:table-cell>
          <table:table-cell office:value-type="string" calcext:value-type="string">
            <text:p>KANONY WIEDZY PROGRAMISTYCZNEJ</text:p>
          </table:table-cell>
          <table:table-cell table:formula="of:=VLOOKUP([.B69];[$meldunek.$A$2:.$B$326];2; 0)" office:value-type="float" office:value="16" calcext:value-type="float">
            <text:p>16</text:p>
          </table:table-cell>
          <table:table-cell table:formula="of:=VLOOKUP([.B69];[$studenci.$A$2:.C$100];2)" office:value-type="string" office:string-value="KUCHARSKI" calcext:value-type="string">
            <text:p>KUCHARSKI</text:p>
          </table:table-cell>
          <table:table-cell table:formula="of:=VLOOKUP([.B69];[$studenci.$A$2:.$C$100];3)" office:value-type="string" office:string-value="TOMASZ" calcext:value-type="string">
            <text:p>TOMASZ</text:p>
          </table:table-cell>
          <table:table-cell table:formula="of:=IF(AND([.D69]=[.D68]; [.C69]=[.C68]);[.G68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4031766363" calcext:value-type="float">
            <text:p>94031766363</text:p>
          </table:table-cell>
          <table:table-cell office:value-type="string" calcext:value-type="string">
            <text:p>AUTOCAD DOBRE PRAKTYKI</text:p>
          </table:table-cell>
          <table:table-cell table:formula="of:=VLOOKUP([.B70];[$meldunek.$A$2:.$B$326];2; 0)" office:value-type="float" office:value="17" calcext:value-type="float">
            <text:p>17</text:p>
          </table:table-cell>
          <table:table-cell table:formula="of:=VLOOKUP([.B70];[$studenci.$A$2:.C$100];2)" office:value-type="string" office:string-value="KUCHARSKI" calcext:value-type="string">
            <text:p>KUCHARSKI</text:p>
          </table:table-cell>
          <table:table-cell table:formula="of:=VLOOKUP([.B70];[$studenci.$A$2:.$C$100];3)" office:value-type="string" office:string-value="TOMASZ" calcext:value-type="string">
            <text:p>TOMASZ</text:p>
          </table:table-cell>
          <table:table-cell table:formula="of:=IF(AND([.D70]=[.D69]; [.C70]=[.C69]);[.G69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3042594253" calcext:value-type="float">
            <text:p>93042594253</text:p>
          </table:table-cell>
          <table:table-cell office:value-type="string" calcext:value-type="string">
            <text:p>FIZYKA TECHNICZNA II</text:p>
          </table:table-cell>
          <table:table-cell table:formula="of:=VLOOKUP([.B71];[$meldunek.$A$2:.$B$326];2; 0)" office:value-type="float" office:value="17" calcext:value-type="float">
            <text:p>17</text:p>
          </table:table-cell>
          <table:table-cell table:formula="of:=VLOOKUP([.B71];[$studenci.$A$2:.C$100];2)" office:value-type="string" office:string-value="GAWRYS" calcext:value-type="string">
            <text:p>GAWRYS</text:p>
          </table:table-cell>
          <table:table-cell table:formula="of:=VLOOKUP([.B71];[$studenci.$A$2:.$C$100];3)" office:value-type="string" office:string-value="PIOTR" calcext:value-type="string">
            <text:p>PIOTR</text:p>
          </table:table-cell>
          <table:table-cell table:formula="of:=IF(AND([.D71]=[.D70]; [.C71]=[.C70]);[.G70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6032965482" calcext:value-type="float">
            <text:p>96032965482</text:p>
          </table:table-cell>
          <table:table-cell office:value-type="string" calcext:value-type="string">
            <text:p>MERNICTWO ELEKTRYCZNE II</text:p>
          </table:table-cell>
          <table:table-cell table:formula="of:=VLOOKUP([.B72];[$meldunek.$A$2:.$B$326];2; 0)" office:value-type="float" office:value="17" calcext:value-type="float">
            <text:p>17</text:p>
          </table:table-cell>
          <table:table-cell table:formula="of:=VLOOKUP([.B72];[$studenci.$A$2:.C$100];2)" office:value-type="string" office:string-value="KUCHARSKI" calcext:value-type="string">
            <text:p>KUCHARSKI</text:p>
          </table:table-cell>
          <table:table-cell table:formula="of:=VLOOKUP([.B72];[$studenci.$A$2:.$C$100];3)" office:value-type="string" office:string-value="TOMASZ" calcext:value-type="string">
            <text:p>TOMASZ</text:p>
          </table:table-cell>
          <table:table-cell table:formula="of:=IF(AND([.D72]=[.D71]; [.C72]=[.C71]);[.G71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3110169918" calcext:value-type="float">
            <text:p>93110169918</text:p>
          </table:table-cell>
          <table:table-cell office:value-type="string" calcext:value-type="string">
            <text:p>ROBOTYKA I</text:p>
          </table:table-cell>
          <table:table-cell table:formula="of:=VLOOKUP([.B73];[$meldunek.$A$2:.$B$326];2; 0)" office:value-type="float" office:value="17" calcext:value-type="float">
            <text:p>17</text:p>
          </table:table-cell>
          <table:table-cell table:formula="of:=VLOOKUP([.B73];[$studenci.$A$2:.C$100];2)" office:value-type="string" office:string-value="KUCHARSKI" calcext:value-type="string">
            <text:p>KUCHARSKI</text:p>
          </table:table-cell>
          <table:table-cell table:formula="of:=VLOOKUP([.B73];[$studenci.$A$2:.$C$100];3)" office:value-type="string" office:string-value="TOMASZ" calcext:value-type="string">
            <text:p>TOMASZ</text:p>
          </table:table-cell>
          <table:table-cell table:formula="of:=IF(AND([.D73]=[.D72]; [.C73]=[.C72]);[.G72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4052013633" calcext:value-type="float">
            <text:p>94052013633</text:p>
          </table:table-cell>
          <table:table-cell office:value-type="string" calcext:value-type="string">
            <text:p>SIECI NEURONOWE</text:p>
          </table:table-cell>
          <table:table-cell table:formula="of:=VLOOKUP([.B74];[$meldunek.$A$2:.$B$326];2; 0)" office:value-type="float" office:value="17" calcext:value-type="float">
            <text:p>17</text:p>
          </table:table-cell>
          <table:table-cell table:formula="of:=VLOOKUP([.B74];[$studenci.$A$2:.C$100];2)" office:value-type="string" office:string-value="KUCHARSKI" calcext:value-type="string">
            <text:p>KUCHARSKI</text:p>
          </table:table-cell>
          <table:table-cell table:formula="of:=VLOOKUP([.B74];[$studenci.$A$2:.$C$100];3)" office:value-type="string" office:string-value="TOMASZ" calcext:value-type="string">
            <text:p>TOMASZ</text:p>
          </table:table-cell>
          <table:table-cell table:formula="of:=IF(AND([.D74]=[.D73]; [.C74]=[.C73]);[.G73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6070825977" calcext:value-type="float">
            <text:p>96070825977</text:p>
          </table:table-cell>
          <table:table-cell office:value-type="string" calcext:value-type="string">
            <text:p>STEROWNIKI PRZEMYSLOWE II</text:p>
          </table:table-cell>
          <table:table-cell table:formula="of:=VLOOKUP([.B75];[$meldunek.$A$2:.$B$326];2; 0)" office:value-type="float" office:value="17" calcext:value-type="float">
            <text:p>17</text:p>
          </table:table-cell>
          <table:table-cell table:formula="of:=VLOOKUP([.B75];[$studenci.$A$2:.C$100];2)" office:value-type="string" office:string-value="KUCHARSKI" calcext:value-type="string">
            <text:p>KUCHARSKI</text:p>
          </table:table-cell>
          <table:table-cell table:formula="of:=VLOOKUP([.B75];[$studenci.$A$2:.$C$100];3)" office:value-type="string" office:string-value="TOMASZ" calcext:value-type="string">
            <text:p>TOMASZ</text:p>
          </table:table-cell>
          <table:table-cell table:formula="of:=IF(AND([.D75]=[.D74]; [.C75]=[.C74]);[.G74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95021137376" calcext:value-type="float">
            <text:p>95021137376</text:p>
          </table:table-cell>
          <table:table-cell office:value-type="string" calcext:value-type="string">
            <text:p>VHDL</text:p>
          </table:table-cell>
          <table:table-cell table:formula="of:=VLOOKUP([.B76];[$meldunek.$A$2:.$B$326];2; 0)" office:value-type="float" office:value="17" calcext:value-type="float">
            <text:p>17</text:p>
          </table:table-cell>
          <table:table-cell table:formula="of:=VLOOKUP([.B76];[$studenci.$A$2:.C$100];2)" office:value-type="string" office:string-value="KUCHARSKI" calcext:value-type="string">
            <text:p>KUCHARSKI</text:p>
          </table:table-cell>
          <table:table-cell table:formula="of:=VLOOKUP([.B76];[$studenci.$A$2:.$C$100];3)" office:value-type="string" office:string-value="TOMASZ" calcext:value-type="string">
            <text:p>TOMASZ</text:p>
          </table:table-cell>
          <table:table-cell table:formula="of:=IF(AND([.D76]=[.D75]; [.C76]=[.C75]);[.G75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2062548936" calcext:value-type="float">
            <text:p>92062548936</text:p>
          </table:table-cell>
          <table:table-cell office:value-type="string" calcext:value-type="string">
            <text:p>ALGORYTMY BEZ TAJEMNIC</text:p>
          </table:table-cell>
          <table:table-cell table:formula="of:=VLOOKUP([.B77];[$meldunek.$A$2:.$B$326];2; 0)" office:value-type="float" office:value="18" calcext:value-type="float">
            <text:p>18</text:p>
          </table:table-cell>
          <table:table-cell table:formula="of:=VLOOKUP([.B77];[$studenci.$A$2:.C$100];2)" office:value-type="string" office:string-value="OGONOWSKA" calcext:value-type="string">
            <text:p>OGONOWSKA</text:p>
          </table:table-cell>
          <table:table-cell table:formula="of:=VLOOKUP([.B77];[$studenci.$A$2:.$C$100];3)" office:value-type="string" office:string-value="JULIUSZ" calcext:value-type="string">
            <text:p>JULIUSZ</text:p>
          </table:table-cell>
          <table:table-cell table:formula="of:=IF(AND([.D77]=[.D76]; [.C77]=[.C76]);[.G76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4051786439" calcext:value-type="float">
            <text:p>94051786439</text:p>
          </table:table-cell>
          <table:table-cell office:value-type="string" calcext:value-type="string">
            <text:p>FIZYKA CIALA STALEGO III</text:p>
          </table:table-cell>
          <table:table-cell table:formula="of:=VLOOKUP([.B78];[$meldunek.$A$2:.$B$326];2; 0)" office:value-type="float" office:value="18" calcext:value-type="float">
            <text:p>18</text:p>
          </table:table-cell>
          <table:table-cell table:formula="of:=VLOOKUP([.B78];[$studenci.$A$2:.C$100];2)" office:value-type="string" office:string-value="KUCHARSKI" calcext:value-type="string">
            <text:p>KUCHARSKI</text:p>
          </table:table-cell>
          <table:table-cell table:formula="of:=VLOOKUP([.B78];[$studenci.$A$2:.$C$100];3)" office:value-type="string" office:string-value="TOMASZ" calcext:value-type="string">
            <text:p>TOMASZ</text:p>
          </table:table-cell>
          <table:table-cell table:formula="of:=IF(AND([.D78]=[.D77]; [.C78]=[.C77]);[.G77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4060394564" calcext:value-type="float">
            <text:p>94060394564</text:p>
          </table:table-cell>
          <table:table-cell office:value-type="string" calcext:value-type="string">
            <text:p>HACKING SZTUKA PENETRACJI</text:p>
          </table:table-cell>
          <table:table-cell table:formula="of:=VLOOKUP([.B79];[$meldunek.$A$2:.$B$326];2; 0)" office:value-type="float" office:value="18" calcext:value-type="float">
            <text:p>18</text:p>
          </table:table-cell>
          <table:table-cell table:formula="of:=VLOOKUP([.B79];[$studenci.$A$2:.C$100];2)" office:value-type="string" office:string-value="KUCHARSKI" calcext:value-type="string">
            <text:p>KUCHARSKI</text:p>
          </table:table-cell>
          <table:table-cell table:formula="of:=VLOOKUP([.B79];[$studenci.$A$2:.$C$100];3)" office:value-type="string" office:string-value="TOMASZ" calcext:value-type="string">
            <text:p>TOMASZ</text:p>
          </table:table-cell>
          <table:table-cell table:formula="of:=IF(AND([.D79]=[.D78]; [.C79]=[.C78]);[.G78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3031922166" calcext:value-type="float">
            <text:p>93031922166</text:p>
          </table:table-cell>
          <table:table-cell office:value-type="string" calcext:value-type="string">
            <text:p>LINUX KSIEGA ADMINISTRATORA II</text:p>
          </table:table-cell>
          <table:table-cell table:formula="of:=VLOOKUP([.B80];[$meldunek.$A$2:.$B$326];2; 0)" office:value-type="float" office:value="18" calcext:value-type="float">
            <text:p>18</text:p>
          </table:table-cell>
          <table:table-cell table:formula="of:=VLOOKUP([.B80];[$studenci.$A$2:.C$100];2)" office:value-type="string" office:string-value="PLACHTA" calcext:value-type="string">
            <text:p>PLACHTA</text:p>
          </table:table-cell>
          <table:table-cell table:formula="of:=VLOOKUP([.B80];[$studenci.$A$2:.$C$100];3)" office:value-type="string" office:string-value="EWA" calcext:value-type="string">
            <text:p>EWA</text:p>
          </table:table-cell>
          <table:table-cell table:formula="of:=IF(AND([.D80]=[.D79]; [.C80]=[.C79]);[.G79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6061777722" calcext:value-type="float">
            <text:p>96061777722</text:p>
          </table:table-cell>
          <table:table-cell office:value-type="string" calcext:value-type="string">
            <text:p>OSCYLOSKOP W ZASTOSOWANIACH</text:p>
          </table:table-cell>
          <table:table-cell table:formula="of:=VLOOKUP([.B81];[$meldunek.$A$2:.$B$326];2; 0)" office:value-type="float" office:value="18" calcext:value-type="float">
            <text:p>18</text:p>
          </table:table-cell>
          <table:table-cell table:formula="of:=VLOOKUP([.B81];[$studenci.$A$2:.C$100];2)" office:value-type="string" office:string-value="KUCHARSKI" calcext:value-type="string">
            <text:p>KUCHARSKI</text:p>
          </table:table-cell>
          <table:table-cell table:formula="of:=VLOOKUP([.B81];[$studenci.$A$2:.$C$100];3)" office:value-type="string" office:string-value="TOMASZ" calcext:value-type="string">
            <text:p>TOMASZ</text:p>
          </table:table-cell>
          <table:table-cell table:formula="of:=IF(AND([.D81]=[.D80]; [.C81]=[.C80]);[.G80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6090264886" calcext:value-type="float">
            <text:p>96090264886</text:p>
          </table:table-cell>
          <table:table-cell office:value-type="string" calcext:value-type="string">
            <text:p>OSCYLOSKOP W ZASTOSOWANIACH</text:p>
          </table:table-cell>
          <table:table-cell table:formula="of:=VLOOKUP([.B82];[$meldunek.$A$2:.$B$326];2; 0)" office:value-type="float" office:value="18" calcext:value-type="float">
            <text:p>18</text:p>
          </table:table-cell>
          <table:table-cell table:formula="of:=VLOOKUP([.B82];[$studenci.$A$2:.C$100];2)" office:value-type="string" office:string-value="KUCHARSKI" calcext:value-type="string">
            <text:p>KUCHARSKI</text:p>
          </table:table-cell>
          <table:table-cell table:formula="of:=VLOOKUP([.B82];[$studenci.$A$2:.$C$100];3)" office:value-type="string" office:string-value="TOMASZ" calcext:value-type="string">
            <text:p>TOMASZ</text:p>
          </table:table-cell>
          <table:table-cell table:formula="of:=IF(AND([.D82]=[.D81]; [.C82]=[.C81]);[.G81]+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3020984197" calcext:value-type="float">
            <text:p>93020984197</text:p>
          </table:table-cell>
          <table:table-cell office:value-type="string" calcext:value-type="string">
            <text:p>AUTOMATYKA II</text:p>
          </table:table-cell>
          <table:table-cell table:formula="of:=VLOOKUP([.B83];[$meldunek.$A$2:.$B$326];2; 0)" office:value-type="float" office:value="19" calcext:value-type="float">
            <text:p>19</text:p>
          </table:table-cell>
          <table:table-cell table:formula="of:=VLOOKUP([.B83];[$studenci.$A$2:.C$100];2)" office:value-type="string" office:string-value="KEPARA" calcext:value-type="string">
            <text:p>KEPARA</text:p>
          </table:table-cell>
          <table:table-cell table:formula="of:=VLOOKUP([.B83];[$studenci.$A$2:.$C$100];3)" office:value-type="string" office:string-value="MICHAL" calcext:value-type="string">
            <text:p>MICHAL</text:p>
          </table:table-cell>
          <table:table-cell table:formula="of:=IF(AND([.D83]=[.D82]; [.C83]=[.C82]);[.G82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5112489689" calcext:value-type="float">
            <text:p>95112489689</text:p>
          </table:table-cell>
          <table:table-cell office:value-type="string" calcext:value-type="string">
            <text:p>GRAFIKA KOMPUTEROWA I</text:p>
          </table:table-cell>
          <table:table-cell table:formula="of:=VLOOKUP([.B84];[$meldunek.$A$2:.$B$326];2; 0)" office:value-type="float" office:value="19" calcext:value-type="float">
            <text:p>19</text:p>
          </table:table-cell>
          <table:table-cell table:formula="of:=VLOOKUP([.B84];[$studenci.$A$2:.C$100];2)" office:value-type="string" office:string-value="KUCHARSKI" calcext:value-type="string">
            <text:p>KUCHARSKI</text:p>
          </table:table-cell>
          <table:table-cell table:formula="of:=VLOOKUP([.B84];[$studenci.$A$2:.$C$100];3)" office:value-type="string" office:string-value="TOMASZ" calcext:value-type="string">
            <text:p>TOMASZ</text:p>
          </table:table-cell>
          <table:table-cell table:formula="of:=IF(AND([.D84]=[.D83]; [.C84]=[.C83]);[.G83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6031551327" calcext:value-type="float">
            <text:p>96031551327</text:p>
          </table:table-cell>
          <table:table-cell office:value-type="string" calcext:value-type="string">
            <text:p>ROBOTYKA II</text:p>
          </table:table-cell>
          <table:table-cell table:formula="of:=VLOOKUP([.B85];[$meldunek.$A$2:.$B$326];2; 0)" office:value-type="float" office:value="19" calcext:value-type="float">
            <text:p>19</text:p>
          </table:table-cell>
          <table:table-cell table:formula="of:=VLOOKUP([.B85];[$studenci.$A$2:.C$100];2)" office:value-type="string" office:string-value="KUCHARSKI" calcext:value-type="string">
            <text:p>KUCHARSKI</text:p>
          </table:table-cell>
          <table:table-cell table:formula="of:=VLOOKUP([.B85];[$studenci.$A$2:.$C$100];3)" office:value-type="string" office:string-value="TOMASZ" calcext:value-type="string">
            <text:p>TOMASZ</text:p>
          </table:table-cell>
          <table:table-cell table:formula="of:=IF(AND([.D85]=[.D84]; [.C85]=[.C84]);[.G84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6051135916" calcext:value-type="float">
            <text:p>96051135916</text:p>
          </table:table-cell>
          <table:table-cell office:value-type="string" calcext:value-type="string">
            <text:p>TESTOWANIE UKLADOW VLSI</text:p>
          </table:table-cell>
          <table:table-cell table:formula="of:=VLOOKUP([.B86];[$meldunek.$A$2:.$B$326];2; 0)" office:value-type="float" office:value="19" calcext:value-type="float">
            <text:p>19</text:p>
          </table:table-cell>
          <table:table-cell table:formula="of:=VLOOKUP([.B86];[$studenci.$A$2:.C$100];2)" office:value-type="string" office:string-value="KUCHARSKI" calcext:value-type="string">
            <text:p>KUCHARSKI</text:p>
          </table:table-cell>
          <table:table-cell table:formula="of:=VLOOKUP([.B86];[$studenci.$A$2:.$C$100];3)" office:value-type="string" office:string-value="TOMASZ" calcext:value-type="string">
            <text:p>TOMASZ</text:p>
          </table:table-cell>
          <table:table-cell table:formula="of:=IF(AND([.D86]=[.D85]; [.C86]=[.C85]);[.G85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4091495359" calcext:value-type="float">
            <text:p>94091495359</text:p>
          </table:table-cell>
          <table:table-cell office:value-type="string" calcext:value-type="string">
            <text:p>ANALIZA I KOREKCJA BLEDOW</text:p>
          </table:table-cell>
          <table:table-cell table:formula="of:=VLOOKUP([.B87];[$meldunek.$A$2:.$B$326];2; 0)" office:value-type="float" office:value="20" calcext:value-type="float">
            <text:p>20</text:p>
          </table:table-cell>
          <table:table-cell table:formula="of:=VLOOKUP([.B87];[$studenci.$A$2:.C$100];2)" office:value-type="string" office:string-value="KUCHARSKI" calcext:value-type="string">
            <text:p>KUCHARSKI</text:p>
          </table:table-cell>
          <table:table-cell table:formula="of:=VLOOKUP([.B87];[$studenci.$A$2:.$C$100];3)" office:value-type="string" office:string-value="TOMASZ" calcext:value-type="string">
            <text:p>TOMASZ</text:p>
          </table:table-cell>
          <table:table-cell table:formula="of:=IF(AND([.D87]=[.D86]; [.C87]=[.C86]);[.G86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4052812232" calcext:value-type="float">
            <text:p>94052812232</text:p>
          </table:table-cell>
          <table:table-cell office:value-type="string" calcext:value-type="string">
            <text:p>ELEKTRONIKA ANALOGOWA I</text:p>
          </table:table-cell>
          <table:table-cell table:formula="of:=VLOOKUP([.B88];[$meldunek.$A$2:.$B$326];2; 0)" office:value-type="float" office:value="20" calcext:value-type="float">
            <text:p>20</text:p>
          </table:table-cell>
          <table:table-cell table:formula="of:=VLOOKUP([.B88];[$studenci.$A$2:.C$100];2)" office:value-type="string" office:string-value="KUCHARSKI" calcext:value-type="string">
            <text:p>KUCHARSKI</text:p>
          </table:table-cell>
          <table:table-cell table:formula="of:=VLOOKUP([.B88];[$studenci.$A$2:.$C$100];3)" office:value-type="string" office:string-value="TOMASZ" calcext:value-type="string">
            <text:p>TOMASZ</text:p>
          </table:table-cell>
          <table:table-cell table:formula="of:=IF(AND([.D88]=[.D87]; [.C88]=[.C87]);[.G87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071176944" calcext:value-type="float">
            <text:p>92071176944</text:p>
          </table:table-cell>
          <table:table-cell office:value-type="string" calcext:value-type="string">
            <text:p>ANALIZA MATEMATYCZNA I</text:p>
          </table:table-cell>
          <table:table-cell table:formula="of:=VLOOKUP([.B89];[$meldunek.$A$2:.$B$326];2; 0)" office:value-type="float" office:value="21" calcext:value-type="float">
            <text:p>21</text:p>
          </table:table-cell>
          <table:table-cell table:formula="of:=VLOOKUP([.B89];[$studenci.$A$2:.C$100];2)" office:value-type="string" office:string-value="STOLARZ" calcext:value-type="string">
            <text:p>STOLARZ</text:p>
          </table:table-cell>
          <table:table-cell table:formula="of:=VLOOKUP([.B89];[$studenci.$A$2:.$C$100];3)" office:value-type="string" office:string-value="KATARZYNA" calcext:value-type="string">
            <text:p>KATARZYNA</text:p>
          </table:table-cell>
          <table:table-cell table:formula="of:=IF(AND([.D89]=[.D88]; [.C89]=[.C88]);[.G88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061083359" calcext:value-type="float">
            <text:p>92061083359</text:p>
          </table:table-cell>
          <table:table-cell office:value-type="string" calcext:value-type="string">
            <text:p>FIZYKA TECHNICZNA I</text:p>
          </table:table-cell>
          <table:table-cell table:formula="of:=VLOOKUP([.B90];[$meldunek.$A$2:.$B$326];2; 0)" office:value-type="float" office:value="21" calcext:value-type="float">
            <text:p>21</text:p>
          </table:table-cell>
          <table:table-cell table:formula="of:=VLOOKUP([.B90];[$studenci.$A$2:.C$100];2)" office:value-type="string" office:string-value="PLISZKA" calcext:value-type="string">
            <text:p>PLISZKA</text:p>
          </table:table-cell>
          <table:table-cell table:formula="of:=VLOOKUP([.B90];[$studenci.$A$2:.$C$100];3)" office:value-type="string" office:string-value="ADAM" calcext:value-type="string">
            <text:p>ADAM</text:p>
          </table:table-cell>
          <table:table-cell table:formula="of:=IF(AND([.D90]=[.D89]; [.C90]=[.C89]);[.G89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6120158756" calcext:value-type="float">
            <text:p>96120158756</text:p>
          </table:table-cell>
          <table:table-cell office:value-type="string" calcext:value-type="string">
            <text:p>KOMPUTEROWA ANALIZA OBRAZOWANIA MEDYCZNEGO I</text:p>
          </table:table-cell>
          <table:table-cell table:formula="of:=VLOOKUP([.B91];[$meldunek.$A$2:.$B$326];2; 0)" office:value-type="float" office:value="21" calcext:value-type="float">
            <text:p>21</text:p>
          </table:table-cell>
          <table:table-cell table:formula="of:=VLOOKUP([.B91];[$studenci.$A$2:.C$100];2)" office:value-type="string" office:string-value="KUCHARSKI" calcext:value-type="string">
            <text:p>KUCHARSKI</text:p>
          </table:table-cell>
          <table:table-cell table:formula="of:=VLOOKUP([.B91];[$studenci.$A$2:.$C$100];3)" office:value-type="string" office:string-value="TOMASZ" calcext:value-type="string">
            <text:p>TOMASZ</text:p>
          </table:table-cell>
          <table:table-cell table:formula="of:=IF(AND([.D91]=[.D90]; [.C91]=[.C90]);[.G90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5041132892" calcext:value-type="float">
            <text:p>95041132892</text:p>
          </table:table-cell>
          <table:table-cell office:value-type="string" calcext:value-type="string">
            <text:p>LINUX KSIEGA ADMINISTRATORA I</text:p>
          </table:table-cell>
          <table:table-cell table:formula="of:=VLOOKUP([.B92];[$meldunek.$A$2:.$B$326];2; 0)" office:value-type="float" office:value="21" calcext:value-type="float">
            <text:p>21</text:p>
          </table:table-cell>
          <table:table-cell table:formula="of:=VLOOKUP([.B92];[$studenci.$A$2:.C$100];2)" office:value-type="string" office:string-value="KUCHARSKI" calcext:value-type="string">
            <text:p>KUCHARSKI</text:p>
          </table:table-cell>
          <table:table-cell table:formula="of:=VLOOKUP([.B92];[$studenci.$A$2:.$C$100];3)" office:value-type="string" office:string-value="TOMASZ" calcext:value-type="string">
            <text:p>TOMASZ</text:p>
          </table:table-cell>
          <table:table-cell table:formula="of:=IF(AND([.D92]=[.D91]; [.C92]=[.C91]);[.G91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4083048134" calcext:value-type="float">
            <text:p>94083048134</text:p>
          </table:table-cell>
          <table:table-cell office:value-type="string" calcext:value-type="string">
            <text:p>OPTYMALIZACJA ALGORYTMOW I</text:p>
          </table:table-cell>
          <table:table-cell table:formula="of:=VLOOKUP([.B93];[$meldunek.$A$2:.$B$326];2; 0)" office:value-type="float" office:value="21" calcext:value-type="float">
            <text:p>21</text:p>
          </table:table-cell>
          <table:table-cell table:formula="of:=VLOOKUP([.B93];[$studenci.$A$2:.C$100];2)" office:value-type="string" office:string-value="KUCHARSKI" calcext:value-type="string">
            <text:p>KUCHARSKI</text:p>
          </table:table-cell>
          <table:table-cell table:formula="of:=VLOOKUP([.B93];[$studenci.$A$2:.$C$100];3)" office:value-type="string" office:string-value="TOMASZ" calcext:value-type="string">
            <text:p>TOMASZ</text:p>
          </table:table-cell>
          <table:table-cell table:formula="of:=IF(AND([.D93]=[.D92]; [.C93]=[.C92]);[.G92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3020344452" calcext:value-type="float">
            <text:p>93020344452</text:p>
          </table:table-cell>
          <table:table-cell office:value-type="string" calcext:value-type="string">
            <text:p>PROGRAMOWANIE MIKROKONTROLEROW II</text:p>
          </table:table-cell>
          <table:table-cell table:formula="of:=VLOOKUP([.B94];[$meldunek.$A$2:.$B$326];2; 0)" office:value-type="float" office:value="21" calcext:value-type="float">
            <text:p>21</text:p>
          </table:table-cell>
          <table:table-cell table:formula="of:=VLOOKUP([.B94];[$studenci.$A$2:.C$100];2)" office:value-type="string" office:string-value="BORYS" calcext:value-type="string">
            <text:p>BORYS</text:p>
          </table:table-cell>
          <table:table-cell table:formula="of:=VLOOKUP([.B94];[$studenci.$A$2:.$C$100];3)" office:value-type="string" office:string-value="MAREK" calcext:value-type="string">
            <text:p>MAREK</text:p>
          </table:table-cell>
          <table:table-cell table:formula="of:=IF(AND([.D94]=[.D93]; [.C94]=[.C93]);[.G93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3090575941" calcext:value-type="float">
            <text:p>93090575941</text:p>
          </table:table-cell>
          <table:table-cell office:value-type="string" calcext:value-type="string">
            <text:p>SYSTEMY OPERACYJNE</text:p>
          </table:table-cell>
          <table:table-cell table:formula="of:=VLOOKUP([.B95];[$meldunek.$A$2:.$B$326];2; 0)" office:value-type="float" office:value="21" calcext:value-type="float">
            <text:p>21</text:p>
          </table:table-cell>
          <table:table-cell table:formula="of:=VLOOKUP([.B95];[$studenci.$A$2:.C$100];2)" office:value-type="string" office:string-value="NIECKARZ" calcext:value-type="string">
            <text:p>NIECKARZ</text:p>
          </table:table-cell>
          <table:table-cell table:formula="of:=VLOOKUP([.B95];[$studenci.$A$2:.$C$100];3)" office:value-type="string" office:string-value="EMILIA" calcext:value-type="string">
            <text:p>EMILIA</text:p>
          </table:table-cell>
          <table:table-cell table:formula="of:=IF(AND([.D95]=[.D94]; [.C95]=[.C94]);[.G94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6112275739" calcext:value-type="float">
            <text:p>96112275739</text:p>
          </table:table-cell>
          <table:table-cell office:value-type="string" calcext:value-type="string">
            <text:p>ALGORYTMY BEZ TAJEMNIC</text:p>
          </table:table-cell>
          <table:table-cell table:formula="of:=VLOOKUP([.B96];[$meldunek.$A$2:.$B$326];2; 0)" office:value-type="float" office:value="22" calcext:value-type="float">
            <text:p>22</text:p>
          </table:table-cell>
          <table:table-cell table:formula="of:=VLOOKUP([.B96];[$studenci.$A$2:.C$100];2)" office:value-type="string" office:string-value="KUCHARSKI" calcext:value-type="string">
            <text:p>KUCHARSKI</text:p>
          </table:table-cell>
          <table:table-cell table:formula="of:=VLOOKUP([.B96];[$studenci.$A$2:.$C$100];3)" office:value-type="string" office:string-value="TOMASZ" calcext:value-type="string">
            <text:p>TOMASZ</text:p>
          </table:table-cell>
          <table:table-cell table:formula="of:=IF(AND([.D96]=[.D95]; [.C96]=[.C95]);[.G95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2101543816" calcext:value-type="float">
            <text:p>92101543816</text:p>
          </table:table-cell>
          <table:table-cell office:value-type="string" calcext:value-type="string">
            <text:p>ANSI C</text:p>
          </table:table-cell>
          <table:table-cell table:formula="of:=VLOOKUP([.B97];[$meldunek.$A$2:.$B$326];2; 0)" office:value-type="float" office:value="22" calcext:value-type="float">
            <text:p>22</text:p>
          </table:table-cell>
          <table:table-cell table:formula="of:=VLOOKUP([.B97];[$studenci.$A$2:.C$100];2)" office:value-type="string" office:string-value="CWIKLA" calcext:value-type="string">
            <text:p>CWIKLA</text:p>
          </table:table-cell>
          <table:table-cell table:formula="of:=VLOOKUP([.B97];[$studenci.$A$2:.$C$100];3)" office:value-type="string" office:string-value="MARIAN" calcext:value-type="string">
            <text:p>MARIAN</text:p>
          </table:table-cell>
          <table:table-cell table:formula="of:=IF(AND([.D97]=[.D96]; [.C97]=[.C96]);[.G96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5071044176" calcext:value-type="float">
            <text:p>95071044176</text:p>
          </table:table-cell>
          <table:table-cell office:value-type="string" calcext:value-type="string">
            <text:p>FIZYKA TECHNICZNA II</text:p>
          </table:table-cell>
          <table:table-cell table:formula="of:=VLOOKUP([.B98];[$meldunek.$A$2:.$B$326];2; 0)" office:value-type="float" office:value="22" calcext:value-type="float">
            <text:p>22</text:p>
          </table:table-cell>
          <table:table-cell table:formula="of:=VLOOKUP([.B98];[$studenci.$A$2:.C$100];2)" office:value-type="string" office:string-value="KUCHARSKI" calcext:value-type="string">
            <text:p>KUCHARSKI</text:p>
          </table:table-cell>
          <table:table-cell table:formula="of:=VLOOKUP([.B98];[$studenci.$A$2:.$C$100];3)" office:value-type="string" office:string-value="TOMASZ" calcext:value-type="string">
            <text:p>TOMASZ</text:p>
          </table:table-cell>
          <table:table-cell table:formula="of:=IF(AND([.D98]=[.D97]; [.C98]=[.C97]);[.G97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3031439697" calcext:value-type="float">
            <text:p>93031439697</text:p>
          </table:table-cell>
          <table:table-cell office:value-type="string" calcext:value-type="string">
            <text:p>TESTOWANIE UKLADOW VLSI</text:p>
          </table:table-cell>
          <table:table-cell table:formula="of:=VLOOKUP([.B99];[$meldunek.$A$2:.$B$326];2; 0)" office:value-type="float" office:value="22" calcext:value-type="float">
            <text:p>22</text:p>
          </table:table-cell>
          <table:table-cell table:formula="of:=VLOOKUP([.B99];[$studenci.$A$2:.C$100];2)" office:value-type="string" office:string-value="GRYJGIER" calcext:value-type="string">
            <text:p>GRYJGIER</text:p>
          </table:table-cell>
          <table:table-cell table:formula="of:=VLOOKUP([.B99];[$studenci.$A$2:.$C$100];3)" office:value-type="string" office:string-value="RAFAL" calcext:value-type="string">
            <text:p>RAFAL</text:p>
          </table:table-cell>
          <table:table-cell table:formula="of:=IF(AND([.D99]=[.D98]; [.C99]=[.C98]);[.G98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5111457382" calcext:value-type="float">
            <text:p>95111457382</text:p>
          </table:table-cell>
          <table:table-cell office:value-type="string" calcext:value-type="string">
            <text:p>TESTY PENETRACYJNE SIECI WIFI</text:p>
          </table:table-cell>
          <table:table-cell table:formula="of:=VLOOKUP([.B100];[$meldunek.$A$2:.$B$326];2; 0)" office:value-type="float" office:value="22" calcext:value-type="float">
            <text:p>22</text:p>
          </table:table-cell>
          <table:table-cell table:formula="of:=VLOOKUP([.B100];[$studenci.$A$2:.C$100];2)" office:value-type="string" office:string-value="KUCHARSKI" calcext:value-type="string">
            <text:p>KUCHARSKI</text:p>
          </table:table-cell>
          <table:table-cell table:formula="of:=VLOOKUP([.B100];[$studenci.$A$2:.$C$100];3)" office:value-type="string" office:string-value="TOMASZ" calcext:value-type="string">
            <text:p>TOMASZ</text:p>
          </table:table-cell>
          <table:table-cell table:formula="of:=IF(AND([.D100]=[.D99]; [.C100]=[.C99]);[.G99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2060816563" calcext:value-type="float">
            <text:p>92060816563</text:p>
          </table:table-cell>
          <table:table-cell office:value-type="string" calcext:value-type="string">
            <text:p>WSTEP DO INFORMATYKI</text:p>
          </table:table-cell>
          <table:table-cell table:formula="of:=VLOOKUP([.B101];[$meldunek.$A$2:.$B$326];2; 0)" office:value-type="float" office:value="22" calcext:value-type="float">
            <text:p>22</text:p>
          </table:table-cell>
          <table:table-cell table:formula="of:=VLOOKUP([.B101];[$studenci.$A$2:.C$100];2)" office:value-type="string" office:string-value="LUKASZEWICZ" calcext:value-type="string">
            <text:p>LUKASZEWICZ</text:p>
          </table:table-cell>
          <table:table-cell table:formula="of:=VLOOKUP([.B101];[$studenci.$A$2:.$C$100];3)" office:value-type="string" office:string-value="PAULA" calcext:value-type="string">
            <text:p>PAULA</text:p>
          </table:table-cell>
          <table:table-cell table:formula="of:=IF(AND([.D101]=[.D100]; [.C101]=[.C100]);[.G100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5022812243" calcext:value-type="float">
            <text:p>95022812243</text:p>
          </table:table-cell>
          <table:table-cell office:value-type="string" calcext:value-type="string">
            <text:p>ANALIZA ZLOZONYCH PROCESOW TECHNOLOGICZNYCH</text:p>
          </table:table-cell>
          <table:table-cell table:formula="of:=VLOOKUP([.B102];[$meldunek.$A$2:.$B$326];2; 0)" office:value-type="float" office:value="23" calcext:value-type="float">
            <text:p>23</text:p>
          </table:table-cell>
          <table:table-cell table:formula="of:=VLOOKUP([.B102];[$studenci.$A$2:.C$100];2)" office:value-type="string" office:string-value="KUCHARSKI" calcext:value-type="string">
            <text:p>KUCHARSKI</text:p>
          </table:table-cell>
          <table:table-cell table:formula="of:=VLOOKUP([.B102];[$studenci.$A$2:.$C$100];3)" office:value-type="string" office:string-value="TOMASZ" calcext:value-type="string">
            <text:p>TOMASZ</text:p>
          </table:table-cell>
          <table:table-cell table:formula="of:=IF(AND([.D102]=[.D101]; [.C102]=[.C101]);[.G101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6111524476" calcext:value-type="float">
            <text:p>96111524476</text:p>
          </table:table-cell>
          <table:table-cell office:value-type="string" calcext:value-type="string">
            <text:p>METODY NUMERYCZNE II</text:p>
          </table:table-cell>
          <table:table-cell table:formula="of:=VLOOKUP([.B103];[$meldunek.$A$2:.$B$326];2; 0)" office:value-type="float" office:value="23" calcext:value-type="float">
            <text:p>23</text:p>
          </table:table-cell>
          <table:table-cell table:formula="of:=VLOOKUP([.B103];[$studenci.$A$2:.C$100];2)" office:value-type="string" office:string-value="KUCHARSKI" calcext:value-type="string">
            <text:p>KUCHARSKI</text:p>
          </table:table-cell>
          <table:table-cell table:formula="of:=VLOOKUP([.B103];[$studenci.$A$2:.$C$100];3)" office:value-type="string" office:string-value="TOMASZ" calcext:value-type="string">
            <text:p>TOMASZ</text:p>
          </table:table-cell>
          <table:table-cell table:formula="of:=IF(AND([.D103]=[.D102]; [.C103]=[.C102]);[.G102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6081928342" calcext:value-type="float">
            <text:p>96081928342</text:p>
          </table:table-cell>
          <table:table-cell office:value-type="string" calcext:value-type="string">
            <text:p>RELACYJNE BAZY DANYCH I</text:p>
          </table:table-cell>
          <table:table-cell table:formula="of:=VLOOKUP([.B104];[$meldunek.$A$2:.$B$326];2; 0)" office:value-type="float" office:value="23" calcext:value-type="float">
            <text:p>23</text:p>
          </table:table-cell>
          <table:table-cell table:formula="of:=VLOOKUP([.B104];[$studenci.$A$2:.C$100];2)" office:value-type="string" office:string-value="KUCHARSKI" calcext:value-type="string">
            <text:p>KUCHARSKI</text:p>
          </table:table-cell>
          <table:table-cell table:formula="of:=VLOOKUP([.B104];[$studenci.$A$2:.$C$100];3)" office:value-type="string" office:string-value="TOMASZ" calcext:value-type="string">
            <text:p>TOMASZ</text:p>
          </table:table-cell>
          <table:table-cell table:formula="of:=IF(AND([.D104]=[.D103]; [.C104]=[.C103]);[.G103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6022049899" calcext:value-type="float">
            <text:p>96022049899</text:p>
          </table:table-cell>
          <table:table-cell office:value-type="string" calcext:value-type="string">
            <text:p>ANSI C</text:p>
          </table:table-cell>
          <table:table-cell table:formula="of:=VLOOKUP([.B105];[$meldunek.$A$2:.$B$326];2; 0)" office:value-type="float" office:value="24" calcext:value-type="float">
            <text:p>24</text:p>
          </table:table-cell>
          <table:table-cell table:formula="of:=VLOOKUP([.B105];[$studenci.$A$2:.C$100];2)" office:value-type="string" office:string-value="KUCHARSKI" calcext:value-type="string">
            <text:p>KUCHARSKI</text:p>
          </table:table-cell>
          <table:table-cell table:formula="of:=VLOOKUP([.B105];[$studenci.$A$2:.$C$100];3)" office:value-type="string" office:string-value="TOMASZ" calcext:value-type="string">
            <text:p>TOMASZ</text:p>
          </table:table-cell>
          <table:table-cell table:formula="of:=IF(AND([.D105]=[.D104]; [.C105]=[.C104]);[.G104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3061564929" calcext:value-type="float">
            <text:p>93061564929</text:p>
          </table:table-cell>
          <table:table-cell office:value-type="string" calcext:value-type="string">
            <text:p>GRAFIKA KOMPUTEROWA III</text:p>
          </table:table-cell>
          <table:table-cell table:formula="of:=VLOOKUP([.B106];[$meldunek.$A$2:.$B$326];2; 0)" office:value-type="float" office:value="24" calcext:value-type="float">
            <text:p>24</text:p>
          </table:table-cell>
          <table:table-cell table:formula="of:=VLOOKUP([.B106];[$studenci.$A$2:.C$100];2)" office:value-type="string" office:string-value="SOJDA" calcext:value-type="string">
            <text:p>SOJDA</text:p>
          </table:table-cell>
          <table:table-cell table:formula="of:=VLOOKUP([.B106];[$studenci.$A$2:.$C$100];3)" office:value-type="string" office:string-value="BARBARA" calcext:value-type="string">
            <text:p>BARBARA</text:p>
          </table:table-cell>
          <table:table-cell table:formula="of:=IF(AND([.D106]=[.D105]; [.C106]=[.C105]);[.G105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3092337785" calcext:value-type="float">
            <text:p>93092337785</text:p>
          </table:table-cell>
          <table:table-cell office:value-type="string" calcext:value-type="string">
            <text:p>KOMPUTEROWA ANALIZA OBRAZOWANIA MEDYCZNEGO I</text:p>
          </table:table-cell>
          <table:table-cell table:formula="of:=VLOOKUP([.B107];[$meldunek.$A$2:.$B$326];2; 0)" office:value-type="float" office:value="24" calcext:value-type="float">
            <text:p>24</text:p>
          </table:table-cell>
          <table:table-cell table:formula="of:=VLOOKUP([.B107];[$studenci.$A$2:.C$100];2)" office:value-type="string" office:string-value="UKLEJA" calcext:value-type="string">
            <text:p>UKLEJA</text:p>
          </table:table-cell>
          <table:table-cell table:formula="of:=VLOOKUP([.B107];[$studenci.$A$2:.$C$100];3)" office:value-type="string" office:string-value="KRYSTYNA" calcext:value-type="string">
            <text:p>KRYSTYNA</text:p>
          </table:table-cell>
          <table:table-cell table:formula="of:=IF(AND([.D107]=[.D106]; [.C107]=[.C106]);[.G106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3032549924" calcext:value-type="float">
            <text:p>93032549924</text:p>
          </table:table-cell>
          <table:table-cell office:value-type="string" calcext:value-type="string">
            <text:p>FIZYKA TECHNICZNA III</text:p>
          </table:table-cell>
          <table:table-cell table:formula="of:=VLOOKUP([.B108];[$meldunek.$A$2:.$B$326];2; 0)" office:value-type="float" office:value="25" calcext:value-type="float">
            <text:p>25</text:p>
          </table:table-cell>
          <table:table-cell table:formula="of:=VLOOKUP([.B108];[$studenci.$A$2:.C$100];2)" office:value-type="string" office:string-value="MATRAS" calcext:value-type="string">
            <text:p>MATRAS</text:p>
          </table:table-cell>
          <table:table-cell table:formula="of:=VLOOKUP([.B108];[$studenci.$A$2:.$C$100];3)" office:value-type="string" office:string-value="KLAUDIA" calcext:value-type="string">
            <text:p>KLAUDIA</text:p>
          </table:table-cell>
          <table:table-cell table:formula="of:=IF(AND([.D108]=[.D107]; [.C108]=[.C107]);[.G107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4040669736" calcext:value-type="float">
            <text:p>94040669736</text:p>
          </table:table-cell>
          <table:table-cell office:value-type="string" calcext:value-type="string">
            <text:p>GRAFIKA KOMPUTEROWA II</text:p>
          </table:table-cell>
          <table:table-cell table:formula="of:=VLOOKUP([.B109];[$meldunek.$A$2:.$B$326];2; 0)" office:value-type="float" office:value="25" calcext:value-type="float">
            <text:p>25</text:p>
          </table:table-cell>
          <table:table-cell table:formula="of:=VLOOKUP([.B109];[$studenci.$A$2:.C$100];2)" office:value-type="string" office:string-value="KUCHARSKI" calcext:value-type="string">
            <text:p>KUCHARSKI</text:p>
          </table:table-cell>
          <table:table-cell table:formula="of:=VLOOKUP([.B109];[$studenci.$A$2:.$C$100];3)" office:value-type="string" office:string-value="TOMASZ" calcext:value-type="string">
            <text:p>TOMASZ</text:p>
          </table:table-cell>
          <table:table-cell table:formula="of:=IF(AND([.D109]=[.D108]; [.C109]=[.C108]);[.G108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4020179251" calcext:value-type="float">
            <text:p>94020179251</text:p>
          </table:table-cell>
          <table:table-cell office:value-type="string" calcext:value-type="string">
            <text:p>HACKING SZTUKA PENETRACJI</text:p>
          </table:table-cell>
          <table:table-cell table:formula="of:=VLOOKUP([.B110];[$meldunek.$A$2:.$B$326];2; 0)" office:value-type="float" office:value="25" calcext:value-type="float">
            <text:p>25</text:p>
          </table:table-cell>
          <table:table-cell table:formula="of:=VLOOKUP([.B110];[$studenci.$A$2:.C$100];2)" office:value-type="string" office:string-value="KUCHARSKI" calcext:value-type="string">
            <text:p>KUCHARSKI</text:p>
          </table:table-cell>
          <table:table-cell table:formula="of:=VLOOKUP([.B110];[$studenci.$A$2:.$C$100];3)" office:value-type="string" office:string-value="TOMASZ" calcext:value-type="string">
            <text:p>TOMASZ</text:p>
          </table:table-cell>
          <table:table-cell table:formula="of:=IF(AND([.D110]=[.D109]; [.C110]=[.C109]);[.G109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080136224" calcext:value-type="float">
            <text:p>93080136224</text:p>
          </table:table-cell>
          <table:table-cell office:value-type="string" calcext:value-type="string">
            <text:p>TESTY PENETRACYJNE SIECI WIFI</text:p>
          </table:table-cell>
          <table:table-cell table:formula="of:=VLOOKUP([.B111];[$meldunek.$A$2:.$B$326];2; 0)" office:value-type="float" office:value="25" calcext:value-type="float">
            <text:p>25</text:p>
          </table:table-cell>
          <table:table-cell table:formula="of:=VLOOKUP([.B111];[$studenci.$A$2:.C$100];2)" office:value-type="string" office:string-value="RACZEK" calcext:value-type="string">
            <text:p>RACZEK</text:p>
          </table:table-cell>
          <table:table-cell table:formula="of:=VLOOKUP([.B111];[$studenci.$A$2:.$C$100];3)" office:value-type="string" office:string-value="MONIKA" calcext:value-type="string">
            <text:p>MONIKA</text:p>
          </table:table-cell>
          <table:table-cell table:formula="of:=IF(AND([.D111]=[.D110]; [.C111]=[.C110]);[.G110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3080464147" calcext:value-type="float">
            <text:p>93080464147</text:p>
          </table:table-cell>
          <table:table-cell office:value-type="string" calcext:value-type="string">
            <text:p>ANSI C</text:p>
          </table:table-cell>
          <table:table-cell table:formula="of:=VLOOKUP([.B112];[$meldunek.$A$2:.$B$326];2; 0)" office:value-type="float" office:value="26" calcext:value-type="float">
            <text:p>26</text:p>
          </table:table-cell>
          <table:table-cell table:formula="of:=VLOOKUP([.B112];[$studenci.$A$2:.C$100];2)" office:value-type="string" office:string-value="CIOSEK" calcext:value-type="string">
            <text:p>CIOSEK</text:p>
          </table:table-cell>
          <table:table-cell table:formula="of:=VLOOKUP([.B112];[$studenci.$A$2:.$C$100];3)" office:value-type="string" office:string-value="ANNA" calcext:value-type="string">
            <text:p>ANNA</text:p>
          </table:table-cell>
          <table:table-cell table:formula="of:=IF(AND([.D112]=[.D111]; [.C112]=[.C111]);[.G111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3080261416" calcext:value-type="float">
            <text:p>93080261416</text:p>
          </table:table-cell>
          <table:table-cell office:value-type="string" calcext:value-type="string">
            <text:p>ANSI C</text:p>
          </table:table-cell>
          <table:table-cell table:formula="of:=VLOOKUP([.B113];[$meldunek.$A$2:.$B$326];2; 0)" office:value-type="float" office:value="26" calcext:value-type="float">
            <text:p>26</text:p>
          </table:table-cell>
          <table:table-cell table:formula="of:=VLOOKUP([.B113];[$studenci.$A$2:.C$100];2)" office:value-type="string" office:string-value="PALYS" calcext:value-type="string">
            <text:p>PALYS</text:p>
          </table:table-cell>
          <table:table-cell table:formula="of:=VLOOKUP([.B113];[$studenci.$A$2:.$C$100];3)" office:value-type="string" office:string-value="LUKASZ" calcext:value-type="string">
            <text:p>LUKASZ</text:p>
          </table:table-cell>
          <table:table-cell table:formula="of:=IF(AND([.D113]=[.D112]; [.C113]=[.C112]);[.G112]+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4081268846" calcext:value-type="float">
            <text:p>94081268846</text:p>
          </table:table-cell>
          <table:table-cell office:value-type="string" calcext:value-type="string">
            <text:p>KOMPUTEROWA ANALIZA OBRAZOWANIA MEDYCZNEGO II</text:p>
          </table:table-cell>
          <table:table-cell table:formula="of:=VLOOKUP([.B114];[$meldunek.$A$2:.$B$326];2; 0)" office:value-type="float" office:value="26" calcext:value-type="float">
            <text:p>26</text:p>
          </table:table-cell>
          <table:table-cell table:formula="of:=VLOOKUP([.B114];[$studenci.$A$2:.C$100];2)" office:value-type="string" office:string-value="KUCHARSKI" calcext:value-type="string">
            <text:p>KUCHARSKI</text:p>
          </table:table-cell>
          <table:table-cell table:formula="of:=VLOOKUP([.B114];[$studenci.$A$2:.$C$100];3)" office:value-type="string" office:string-value="TOMASZ" calcext:value-type="string">
            <text:p>TOMASZ</text:p>
          </table:table-cell>
          <table:table-cell table:formula="of:=IF(AND([.D114]=[.D113]; [.C114]=[.C113]);[.G113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93081892851" calcext:value-type="float">
            <text:p>93081892851</text:p>
          </table:table-cell>
          <table:table-cell office:value-type="string" calcext:value-type="string">
            <text:p>PROGRAMOWANIE MIKROKONTROLEROW I</text:p>
          </table:table-cell>
          <table:table-cell table:formula="of:=VLOOKUP([.B115];[$meldunek.$A$2:.$B$326];2; 0)" office:value-type="float" office:value="26" calcext:value-type="float">
            <text:p>26</text:p>
          </table:table-cell>
          <table:table-cell table:formula="of:=VLOOKUP([.B115];[$studenci.$A$2:.C$100];2)" office:value-type="string" office:string-value="PACANOWSKI" calcext:value-type="string">
            <text:p>PACANOWSKI</text:p>
          </table:table-cell>
          <table:table-cell table:formula="of:=VLOOKUP([.B115];[$studenci.$A$2:.$C$100];3)" office:value-type="string" office:string-value="MACIEJ" calcext:value-type="string">
            <text:p>MACIEJ</text:p>
          </table:table-cell>
          <table:table-cell table:formula="of:=IF(AND([.D115]=[.D114]; [.C115]=[.C114]);[.G114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4082215991" calcext:value-type="float">
            <text:p>94082215991</text:p>
          </table:table-cell>
          <table:table-cell office:value-type="string" calcext:value-type="string">
            <text:p>ANSI C</text:p>
          </table:table-cell>
          <table:table-cell table:formula="of:=VLOOKUP([.B116];[$meldunek.$A$2:.$B$326];2; 0)" office:value-type="float" office:value="27" calcext:value-type="float">
            <text:p>27</text:p>
          </table:table-cell>
          <table:table-cell table:formula="of:=VLOOKUP([.B116];[$studenci.$A$2:.C$100];2)" office:value-type="string" office:string-value="KUCHARSKI" calcext:value-type="string">
            <text:p>KUCHARSKI</text:p>
          </table:table-cell>
          <table:table-cell table:formula="of:=VLOOKUP([.B116];[$studenci.$A$2:.$C$100];3)" office:value-type="string" office:string-value="TOMASZ" calcext:value-type="string">
            <text:p>TOMASZ</text:p>
          </table:table-cell>
          <table:table-cell table:formula="of:=IF(AND([.D116]=[.D115]; [.C116]=[.C115]);[.G115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4080681844" calcext:value-type="float">
            <text:p>94080681844</text:p>
          </table:table-cell>
          <table:table-cell office:value-type="string" calcext:value-type="string">
            <text:p>AUTOMATYKA II</text:p>
          </table:table-cell>
          <table:table-cell table:formula="of:=VLOOKUP([.B117];[$meldunek.$A$2:.$B$326];2; 0)" office:value-type="float" office:value="27" calcext:value-type="float">
            <text:p>27</text:p>
          </table:table-cell>
          <table:table-cell table:formula="of:=VLOOKUP([.B117];[$studenci.$A$2:.C$100];2)" office:value-type="string" office:string-value="KUCHARSKI" calcext:value-type="string">
            <text:p>KUCHARSKI</text:p>
          </table:table-cell>
          <table:table-cell table:formula="of:=VLOOKUP([.B117];[$studenci.$A$2:.$C$100];3)" office:value-type="string" office:string-value="TOMASZ" calcext:value-type="string">
            <text:p>TOMASZ</text:p>
          </table:table-cell>
          <table:table-cell table:formula="of:=IF(AND([.D117]=[.D116]; [.C117]=[.C116]);[.G116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5062252193" calcext:value-type="float">
            <text:p>95062252193</text:p>
          </table:table-cell>
          <table:table-cell office:value-type="string" calcext:value-type="string">
            <text:p>FLASH I PHP</text:p>
          </table:table-cell>
          <table:table-cell table:formula="of:=VLOOKUP([.B118];[$meldunek.$A$2:.$B$326];2; 0)" office:value-type="float" office:value="27" calcext:value-type="float">
            <text:p>27</text:p>
          </table:table-cell>
          <table:table-cell table:formula="of:=VLOOKUP([.B118];[$studenci.$A$2:.C$100];2)" office:value-type="string" office:string-value="KUCHARSKI" calcext:value-type="string">
            <text:p>KUCHARSKI</text:p>
          </table:table-cell>
          <table:table-cell table:formula="of:=VLOOKUP([.B118];[$studenci.$A$2:.$C$100];3)" office:value-type="string" office:string-value="TOMASZ" calcext:value-type="string">
            <text:p>TOMASZ</text:p>
          </table:table-cell>
          <table:table-cell table:formula="of:=IF(AND([.D118]=[.D117]; [.C118]=[.C117]);[.G117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5041645299" calcext:value-type="float">
            <text:p>95041645299</text:p>
          </table:table-cell>
          <table:table-cell office:value-type="string" calcext:value-type="string">
            <text:p>JEZYKI PROGRAMOWANIA I</text:p>
          </table:table-cell>
          <table:table-cell table:formula="of:=VLOOKUP([.B119];[$meldunek.$A$2:.$B$326];2; 0)" office:value-type="float" office:value="27" calcext:value-type="float">
            <text:p>27</text:p>
          </table:table-cell>
          <table:table-cell table:formula="of:=VLOOKUP([.B119];[$studenci.$A$2:.C$100];2)" office:value-type="string" office:string-value="KUCHARSKI" calcext:value-type="string">
            <text:p>KUCHARSKI</text:p>
          </table:table-cell>
          <table:table-cell table:formula="of:=VLOOKUP([.B119];[$studenci.$A$2:.$C$100];3)" office:value-type="string" office:string-value="TOMASZ" calcext:value-type="string">
            <text:p>TOMASZ</text:p>
          </table:table-cell>
          <table:table-cell table:formula="of:=IF(AND([.D119]=[.D118]; [.C119]=[.C118]);[.G118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5053039198" calcext:value-type="float">
            <text:p>95053039198</text:p>
          </table:table-cell>
          <table:table-cell office:value-type="string" calcext:value-type="string">
            <text:p>KATALOG CYFROWYCH UKLADOW SCALONYCH</text:p>
          </table:table-cell>
          <table:table-cell table:formula="of:=VLOOKUP([.B120];[$meldunek.$A$2:.$B$326];2; 0)" office:value-type="float" office:value="27" calcext:value-type="float">
            <text:p>27</text:p>
          </table:table-cell>
          <table:table-cell table:formula="of:=VLOOKUP([.B120];[$studenci.$A$2:.C$100];2)" office:value-type="string" office:string-value="KUCHARSKI" calcext:value-type="string">
            <text:p>KUCHARSKI</text:p>
          </table:table-cell>
          <table:table-cell table:formula="of:=VLOOKUP([.B120];[$studenci.$A$2:.$C$100];3)" office:value-type="string" office:string-value="TOMASZ" calcext:value-type="string">
            <text:p>TOMASZ</text:p>
          </table:table-cell>
          <table:table-cell table:formula="of:=IF(AND([.D120]=[.D119]; [.C120]=[.C119]);[.G119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5120591417" calcext:value-type="float">
            <text:p>95120591417</text:p>
          </table:table-cell>
          <table:table-cell office:value-type="string" calcext:value-type="string">
            <text:p>KOMPUTEROWA ANALIZA OBRAZOWANIA MEDYCZNEGO I</text:p>
          </table:table-cell>
          <table:table-cell table:formula="of:=VLOOKUP([.B121];[$meldunek.$A$2:.$B$326];2; 0)" office:value-type="float" office:value="27" calcext:value-type="float">
            <text:p>27</text:p>
          </table:table-cell>
          <table:table-cell table:formula="of:=VLOOKUP([.B121];[$studenci.$A$2:.C$100];2)" office:value-type="string" office:string-value="KUCHARSKI" calcext:value-type="string">
            <text:p>KUCHARSKI</text:p>
          </table:table-cell>
          <table:table-cell table:formula="of:=VLOOKUP([.B121];[$studenci.$A$2:.$C$100];3)" office:value-type="string" office:string-value="TOMASZ" calcext:value-type="string">
            <text:p>TOMASZ</text:p>
          </table:table-cell>
          <table:table-cell table:formula="of:=IF(AND([.D121]=[.D120]; [.C121]=[.C120]);[.G120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103033254" calcext:value-type="float">
            <text:p>94103033254</text:p>
          </table:table-cell>
          <table:table-cell office:value-type="string" calcext:value-type="string">
            <text:p>PROGRAMOWANIE MIKROKONTROLEROW I</text:p>
          </table:table-cell>
          <table:table-cell table:formula="of:=VLOOKUP([.B122];[$meldunek.$A$2:.$B$326];2; 0)" office:value-type="float" office:value="27" calcext:value-type="float">
            <text:p>27</text:p>
          </table:table-cell>
          <table:table-cell table:formula="of:=VLOOKUP([.B122];[$studenci.$A$2:.C$100];2)" office:value-type="string" office:string-value="KUCHARSKI" calcext:value-type="string">
            <text:p>KUCHARSKI</text:p>
          </table:table-cell>
          <table:table-cell table:formula="of:=VLOOKUP([.B122];[$studenci.$A$2:.$C$100];3)" office:value-type="string" office:string-value="TOMASZ" calcext:value-type="string">
            <text:p>TOMASZ</text:p>
          </table:table-cell>
          <table:table-cell table:formula="of:=IF(AND([.D122]=[.D121]; [.C122]=[.C121]);[.G121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4100835552" calcext:value-type="float">
            <text:p>94100835552</text:p>
          </table:table-cell>
          <table:table-cell office:value-type="string" calcext:value-type="string">
            <text:p>SIECI NEURONOWE</text:p>
          </table:table-cell>
          <table:table-cell table:formula="of:=VLOOKUP([.B123];[$meldunek.$A$2:.$B$326];2; 0)" office:value-type="float" office:value="27" calcext:value-type="float">
            <text:p>27</text:p>
          </table:table-cell>
          <table:table-cell table:formula="of:=VLOOKUP([.B123];[$studenci.$A$2:.C$100];2)" office:value-type="string" office:string-value="KUCHARSKI" calcext:value-type="string">
            <text:p>KUCHARSKI</text:p>
          </table:table-cell>
          <table:table-cell table:formula="of:=VLOOKUP([.B123];[$studenci.$A$2:.$C$100];3)" office:value-type="string" office:string-value="TOMASZ" calcext:value-type="string">
            <text:p>TOMASZ</text:p>
          </table:table-cell>
          <table:table-cell table:formula="of:=IF(AND([.D123]=[.D122]; [.C123]=[.C122]);[.G122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5080577175" calcext:value-type="float">
            <text:p>95080577175</text:p>
          </table:table-cell>
          <table:table-cell office:value-type="string" calcext:value-type="string">
            <text:p>ELEKTRONIKA ANALOGOWA I</text:p>
          </table:table-cell>
          <table:table-cell table:formula="of:=VLOOKUP([.B124];[$meldunek.$A$2:.$B$326];2; 0)" office:value-type="float" office:value="28" calcext:value-type="float">
            <text:p>28</text:p>
          </table:table-cell>
          <table:table-cell table:formula="of:=VLOOKUP([.B124];[$studenci.$A$2:.C$100];2)" office:value-type="string" office:string-value="KUCHARSKI" calcext:value-type="string">
            <text:p>KUCHARSKI</text:p>
          </table:table-cell>
          <table:table-cell table:formula="of:=VLOOKUP([.B124];[$studenci.$A$2:.$C$100];3)" office:value-type="string" office:string-value="TOMASZ" calcext:value-type="string">
            <text:p>TOMASZ</text:p>
          </table:table-cell>
          <table:table-cell table:formula="of:=IF(AND([.D124]=[.D123]; [.C124]=[.C123]);[.G123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5120487536" calcext:value-type="float">
            <text:p>95120487536</text:p>
          </table:table-cell>
          <table:table-cell office:value-type="string" calcext:value-type="string">
            <text:p>MATEMATYKA DYSKRETNA II</text:p>
          </table:table-cell>
          <table:table-cell table:formula="of:=VLOOKUP([.B125];[$meldunek.$A$2:.$B$326];2; 0)" office:value-type="float" office:value="28" calcext:value-type="float">
            <text:p>28</text:p>
          </table:table-cell>
          <table:table-cell table:formula="of:=VLOOKUP([.B125];[$studenci.$A$2:.C$100];2)" office:value-type="string" office:string-value="KUCHARSKI" calcext:value-type="string">
            <text:p>KUCHARSKI</text:p>
          </table:table-cell>
          <table:table-cell table:formula="of:=VLOOKUP([.B125];[$studenci.$A$2:.$C$100];3)" office:value-type="string" office:string-value="TOMASZ" calcext:value-type="string">
            <text:p>TOMASZ</text:p>
          </table:table-cell>
          <table:table-cell table:formula="of:=IF(AND([.D125]=[.D124]; [.C125]=[.C124]);[.G124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3110195784" calcext:value-type="float">
            <text:p>93110195784</text:p>
          </table:table-cell>
          <table:table-cell office:value-type="string" calcext:value-type="string">
            <text:p>OPTYMALIZACJA ALGORYTMOW II</text:p>
          </table:table-cell>
          <table:table-cell table:formula="of:=VLOOKUP([.B126];[$meldunek.$A$2:.$B$326];2; 0)" office:value-type="float" office:value="28" calcext:value-type="float">
            <text:p>28</text:p>
          </table:table-cell>
          <table:table-cell table:formula="of:=VLOOKUP([.B126];[$studenci.$A$2:.C$100];2)" office:value-type="string" office:string-value="KUCHARSKI" calcext:value-type="string">
            <text:p>KUCHARSKI</text:p>
          </table:table-cell>
          <table:table-cell table:formula="of:=VLOOKUP([.B126];[$studenci.$A$2:.$C$100];3)" office:value-type="string" office:string-value="TOMASZ" calcext:value-type="string">
            <text:p>TOMASZ</text:p>
          </table:table-cell>
          <table:table-cell table:formula="of:=IF(AND([.D126]=[.D125]; [.C126]=[.C125]);[.G125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7010621727" calcext:value-type="float">
            <text:p>97010621727</text:p>
          </table:table-cell>
          <table:table-cell office:value-type="string" calcext:value-type="string">
            <text:p>TECHNOLOGIA LITOGRAFII 20NM</text:p>
          </table:table-cell>
          <table:table-cell table:formula="of:=VLOOKUP([.B127];[$meldunek.$A$2:.$B$326];2; 0)" office:value-type="float" office:value="28" calcext:value-type="float">
            <text:p>28</text:p>
          </table:table-cell>
          <table:table-cell table:formula="of:=VLOOKUP([.B127];[$studenci.$A$2:.C$100];2)" office:value-type="string" office:string-value="KUCHARSKI" calcext:value-type="string">
            <text:p>KUCHARSKI</text:p>
          </table:table-cell>
          <table:table-cell table:formula="of:=VLOOKUP([.B127];[$studenci.$A$2:.$C$100];3)" office:value-type="string" office:string-value="TOMASZ" calcext:value-type="string">
            <text:p>TOMASZ</text:p>
          </table:table-cell>
          <table:table-cell table:formula="of:=IF(AND([.D127]=[.D126]; [.C127]=[.C126]);[.G126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4080977152" calcext:value-type="float">
            <text:p>94080977152</text:p>
          </table:table-cell>
          <table:table-cell office:value-type="string" calcext:value-type="string">
            <text:p>ANSI C</text:p>
          </table:table-cell>
          <table:table-cell table:formula="of:=VLOOKUP([.B128];[$meldunek.$A$2:.$B$326];2; 0)" office:value-type="float" office:value="29" calcext:value-type="float">
            <text:p>29</text:p>
          </table:table-cell>
          <table:table-cell table:formula="of:=VLOOKUP([.B128];[$studenci.$A$2:.C$100];2)" office:value-type="string" office:string-value="KUCHARSKI" calcext:value-type="string">
            <text:p>KUCHARSKI</text:p>
          </table:table-cell>
          <table:table-cell table:formula="of:=VLOOKUP([.B128];[$studenci.$A$2:.$C$100];3)" office:value-type="string" office:string-value="TOMASZ" calcext:value-type="string">
            <text:p>TOMASZ</text:p>
          </table:table-cell>
          <table:table-cell table:formula="of:=IF(AND([.D128]=[.D127]; [.C128]=[.C127]);[.G127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4051893894" calcext:value-type="float">
            <text:p>94051893894</text:p>
          </table:table-cell>
          <table:table-cell office:value-type="string" calcext:value-type="string">
            <text:p>ROBOTYKA I</text:p>
          </table:table-cell>
          <table:table-cell table:formula="of:=VLOOKUP([.B129];[$meldunek.$A$2:.$B$326];2; 0)" office:value-type="float" office:value="29" calcext:value-type="float">
            <text:p>29</text:p>
          </table:table-cell>
          <table:table-cell table:formula="of:=VLOOKUP([.B129];[$studenci.$A$2:.C$100];2)" office:value-type="string" office:string-value="KUCHARSKI" calcext:value-type="string">
            <text:p>KUCHARSKI</text:p>
          </table:table-cell>
          <table:table-cell table:formula="of:=VLOOKUP([.B129];[$studenci.$A$2:.$C$100];3)" office:value-type="string" office:string-value="TOMASZ" calcext:value-type="string">
            <text:p>TOMASZ</text:p>
          </table:table-cell>
          <table:table-cell table:formula="of:=IF(AND([.D129]=[.D128]; [.C129]=[.C128]);[.G128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6030997362" calcext:value-type="float">
            <text:p>96030997362</text:p>
          </table:table-cell>
          <table:table-cell office:value-type="string" calcext:value-type="string">
            <text:p>BIBLIA ASSEMBLERA II</text:p>
          </table:table-cell>
          <table:table-cell table:formula="of:=VLOOKUP([.B130];[$meldunek.$A$2:.$B$326];2; 0)" office:value-type="float" office:value="30" calcext:value-type="float">
            <text:p>30</text:p>
          </table:table-cell>
          <table:table-cell table:formula="of:=VLOOKUP([.B130];[$studenci.$A$2:.C$100];2)" office:value-type="string" office:string-value="KUCHARSKI" calcext:value-type="string">
            <text:p>KUCHARSKI</text:p>
          </table:table-cell>
          <table:table-cell table:formula="of:=VLOOKUP([.B130];[$studenci.$A$2:.$C$100];3)" office:value-type="string" office:string-value="TOMASZ" calcext:value-type="string">
            <text:p>TOMASZ</text:p>
          </table:table-cell>
          <table:table-cell table:formula="of:=IF(AND([.D130]=[.D129]; [.C130]=[.C129]);[.G129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4032747169" calcext:value-type="float">
            <text:p>94032747169</text:p>
          </table:table-cell>
          <table:table-cell office:value-type="string" calcext:value-type="string">
            <text:p>RELACYJNE BAZY DANYCH II</text:p>
          </table:table-cell>
          <table:table-cell table:formula="of:=VLOOKUP([.B131];[$meldunek.$A$2:.$B$326];2; 0)" office:value-type="float" office:value="30" calcext:value-type="float">
            <text:p>30</text:p>
          </table:table-cell>
          <table:table-cell table:formula="of:=VLOOKUP([.B131];[$studenci.$A$2:.C$100];2)" office:value-type="string" office:string-value="KUCHARSKI" calcext:value-type="string">
            <text:p>KUCHARSKI</text:p>
          </table:table-cell>
          <table:table-cell table:formula="of:=VLOOKUP([.B131];[$studenci.$A$2:.$C$100];3)" office:value-type="string" office:string-value="TOMASZ" calcext:value-type="string">
            <text:p>TOMASZ</text:p>
          </table:table-cell>
          <table:table-cell table:formula="of:=IF(AND([.D131]=[.D130]; [.C131]=[.C130]);[.G130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6112845442" calcext:value-type="float">
            <text:p>96112845442</text:p>
          </table:table-cell>
          <table:table-cell office:value-type="string" calcext:value-type="string">
            <text:p>FIZYKA CIALA STALEGO II</text:p>
          </table:table-cell>
          <table:table-cell table:formula="of:=VLOOKUP([.B132];[$meldunek.$A$2:.$B$326];2; 0)" office:value-type="float" office:value="31" calcext:value-type="float">
            <text:p>31</text:p>
          </table:table-cell>
          <table:table-cell table:formula="of:=VLOOKUP([.B132];[$studenci.$A$2:.C$100];2)" office:value-type="string" office:string-value="KUCHARSKI" calcext:value-type="string">
            <text:p>KUCHARSKI</text:p>
          </table:table-cell>
          <table:table-cell table:formula="of:=VLOOKUP([.B132];[$studenci.$A$2:.$C$100];3)" office:value-type="string" office:string-value="TOMASZ" calcext:value-type="string">
            <text:p>TOMASZ</text:p>
          </table:table-cell>
          <table:table-cell table:formula="of:=IF(AND([.D132]=[.D131]; [.C132]=[.C131]);[.G131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5092628511" calcext:value-type="float">
            <text:p>95092628511</text:p>
          </table:table-cell>
          <table:table-cell office:value-type="string" calcext:value-type="string">
            <text:p>OPTYMALIZACJA ALGORYTMOW I</text:p>
          </table:table-cell>
          <table:table-cell table:formula="of:=VLOOKUP([.B133];[$meldunek.$A$2:.$B$326];2; 0)" office:value-type="float" office:value="31" calcext:value-type="float">
            <text:p>31</text:p>
          </table:table-cell>
          <table:table-cell table:formula="of:=VLOOKUP([.B133];[$studenci.$A$2:.C$100];2)" office:value-type="string" office:string-value="KUCHARSKI" calcext:value-type="string">
            <text:p>KUCHARSKI</text:p>
          </table:table-cell>
          <table:table-cell table:formula="of:=VLOOKUP([.B133];[$studenci.$A$2:.$C$100];3)" office:value-type="string" office:string-value="TOMASZ" calcext:value-type="string">
            <text:p>TOMASZ</text:p>
          </table:table-cell>
          <table:table-cell table:formula="of:=IF(AND([.D133]=[.D132]; [.C133]=[.C132]);[.G132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6111917733" calcext:value-type="float">
            <text:p>96111917733</text:p>
          </table:table-cell>
          <table:table-cell office:value-type="string" calcext:value-type="string">
            <text:p>TEORIA GIER</text:p>
          </table:table-cell>
          <table:table-cell table:formula="of:=VLOOKUP([.B134];[$meldunek.$A$2:.$B$326];2; 0)" office:value-type="float" office:value="31" calcext:value-type="float">
            <text:p>31</text:p>
          </table:table-cell>
          <table:table-cell table:formula="of:=VLOOKUP([.B134];[$studenci.$A$2:.C$100];2)" office:value-type="string" office:string-value="KUCHARSKI" calcext:value-type="string">
            <text:p>KUCHARSKI</text:p>
          </table:table-cell>
          <table:table-cell table:formula="of:=VLOOKUP([.B134];[$studenci.$A$2:.$C$100];3)" office:value-type="string" office:string-value="TOMASZ" calcext:value-type="string">
            <text:p>TOMASZ</text:p>
          </table:table-cell>
          <table:table-cell table:formula="of:=IF(AND([.D134]=[.D133]; [.C134]=[.C133]);[.G133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2070111188" calcext:value-type="float">
            <text:p>92070111188</text:p>
          </table:table-cell>
          <table:table-cell office:value-type="string" calcext:value-type="string">
            <text:p>ANSI C</text:p>
          </table:table-cell>
          <table:table-cell table:formula="of:=VLOOKUP([.B135];[$meldunek.$A$2:.$B$326];2; 0)" office:value-type="float" office:value="32" calcext:value-type="float">
            <text:p>32</text:p>
          </table:table-cell>
          <table:table-cell table:formula="of:=VLOOKUP([.B135];[$studenci.$A$2:.C$100];2)" office:value-type="string" office:string-value="SASOR" calcext:value-type="string">
            <text:p>SASOR</text:p>
          </table:table-cell>
          <table:table-cell table:formula="of:=VLOOKUP([.B135];[$studenci.$A$2:.$C$100];3)" office:value-type="string" office:string-value="AMELIA" calcext:value-type="string">
            <text:p>AMELIA</text:p>
          </table:table-cell>
          <table:table-cell table:formula="of:=IF(AND([.D135]=[.D134]; [.C135]=[.C134]);[.G134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3082456168" calcext:value-type="float">
            <text:p>93082456168</text:p>
          </table:table-cell>
          <table:table-cell office:value-type="string" calcext:value-type="string">
            <text:p>APARATURA POMIAROWA</text:p>
          </table:table-cell>
          <table:table-cell table:formula="of:=VLOOKUP([.B136];[$meldunek.$A$2:.$B$326];2; 0)" office:value-type="float" office:value="32" calcext:value-type="float">
            <text:p>32</text:p>
          </table:table-cell>
          <table:table-cell table:formula="of:=VLOOKUP([.B136];[$studenci.$A$2:.C$100];2)" office:value-type="string" office:string-value="ZYCHOWICZ" calcext:value-type="string">
            <text:p>ZYCHOWICZ</text:p>
          </table:table-cell>
          <table:table-cell table:formula="of:=VLOOKUP([.B136];[$studenci.$A$2:.$C$100];3)" office:value-type="string" office:string-value="MARZENA" calcext:value-type="string">
            <text:p>MARZENA</text:p>
          </table:table-cell>
          <table:table-cell table:formula="of:=IF(AND([.D136]=[.D135]; [.C136]=[.C135]);[.G135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2051861424" calcext:value-type="float">
            <text:p>92051861424</text:p>
          </table:table-cell>
          <table:table-cell office:value-type="string" calcext:value-type="string">
            <text:p>MATEMATYKA DYSKRETNA I</text:p>
          </table:table-cell>
          <table:table-cell table:formula="of:=VLOOKUP([.B137];[$meldunek.$A$2:.$B$326];2; 0)" office:value-type="float" office:value="32" calcext:value-type="float">
            <text:p>32</text:p>
          </table:table-cell>
          <table:table-cell table:formula="of:=VLOOKUP([.B137];[$studenci.$A$2:.C$100];2)" office:value-type="string" office:string-value="SLOTARZ" calcext:value-type="string">
            <text:p>SLOTARZ</text:p>
          </table:table-cell>
          <table:table-cell table:formula="of:=VLOOKUP([.B137];[$studenci.$A$2:.$C$100];3)" office:value-type="string" office:string-value="MARIANNA" calcext:value-type="string">
            <text:p>MARIANNA</text:p>
          </table:table-cell>
          <table:table-cell table:formula="of:=IF(AND([.D137]=[.D136]; [.C137]=[.C136]);[.G136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7022426727" calcext:value-type="float">
            <text:p>97022426727</text:p>
          </table:table-cell>
          <table:table-cell office:value-type="string" calcext:value-type="string">
            <text:p>PODSTAWY KRYPTOGRAFII I</text:p>
          </table:table-cell>
          <table:table-cell table:formula="of:=VLOOKUP([.B138];[$meldunek.$A$2:.$B$326];2; 0)" office:value-type="float" office:value="32" calcext:value-type="float">
            <text:p>32</text:p>
          </table:table-cell>
          <table:table-cell table:formula="of:=VLOOKUP([.B138];[$studenci.$A$2:.C$100];2)" office:value-type="string" office:string-value="KUCHARSKI" calcext:value-type="string">
            <text:p>KUCHARSKI</text:p>
          </table:table-cell>
          <table:table-cell table:formula="of:=VLOOKUP([.B138];[$studenci.$A$2:.$C$100];3)" office:value-type="string" office:string-value="TOMASZ" calcext:value-type="string">
            <text:p>TOMASZ</text:p>
          </table:table-cell>
          <table:table-cell table:formula="of:=IF(AND([.D138]=[.D137]; [.C138]=[.C137]);[.G137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6043095419" calcext:value-type="float">
            <text:p>96043095419</text:p>
          </table:table-cell>
          <table:table-cell office:value-type="string" calcext:value-type="string">
            <text:p>PROGRAMOWANIE URZADZEN MOBILNYCH</text:p>
          </table:table-cell>
          <table:table-cell table:formula="of:=VLOOKUP([.B139];[$meldunek.$A$2:.$B$326];2; 0)" office:value-type="float" office:value="32" calcext:value-type="float">
            <text:p>32</text:p>
          </table:table-cell>
          <table:table-cell table:formula="of:=VLOOKUP([.B139];[$studenci.$A$2:.C$100];2)" office:value-type="string" office:string-value="KUCHARSKI" calcext:value-type="string">
            <text:p>KUCHARSKI</text:p>
          </table:table-cell>
          <table:table-cell table:formula="of:=VLOOKUP([.B139];[$studenci.$A$2:.$C$100];3)" office:value-type="string" office:string-value="TOMASZ" calcext:value-type="string">
            <text:p>TOMASZ</text:p>
          </table:table-cell>
          <table:table-cell table:formula="of:=IF(AND([.D139]=[.D138]; [.C139]=[.C138]);[.G138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2111479877" calcext:value-type="float">
            <text:p>92111479877</text:p>
          </table:table-cell>
          <table:table-cell office:value-type="string" calcext:value-type="string">
            <text:p>RELACYJNE BAZY DANYCH II</text:p>
          </table:table-cell>
          <table:table-cell table:formula="of:=VLOOKUP([.B140];[$meldunek.$A$2:.$B$326];2; 0)" office:value-type="float" office:value="32" calcext:value-type="float">
            <text:p>32</text:p>
          </table:table-cell>
          <table:table-cell table:formula="of:=VLOOKUP([.B140];[$studenci.$A$2:.C$100];2)" office:value-type="string" office:string-value="TUCHOLSKI" calcext:value-type="string">
            <text:p>TUCHOLSKI</text:p>
          </table:table-cell>
          <table:table-cell table:formula="of:=VLOOKUP([.B140];[$studenci.$A$2:.$C$100];3)" office:value-type="string" office:string-value="DAWID" calcext:value-type="string">
            <text:p>DAWID</text:p>
          </table:table-cell>
          <table:table-cell table:formula="of:=IF(AND([.D140]=[.D139]; [.C140]=[.C139]);[.G139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6122095251" calcext:value-type="float">
            <text:p>96122095251</text:p>
          </table:table-cell>
          <table:table-cell office:value-type="string" calcext:value-type="string">
            <text:p>RELACYJNE BAZY DANYCH II</text:p>
          </table:table-cell>
          <table:table-cell table:formula="of:=VLOOKUP([.B141];[$meldunek.$A$2:.$B$326];2; 0)" office:value-type="float" office:value="32" calcext:value-type="float">
            <text:p>32</text:p>
          </table:table-cell>
          <table:table-cell table:formula="of:=VLOOKUP([.B141];[$studenci.$A$2:.C$100];2)" office:value-type="string" office:string-value="KUCHARSKI" calcext:value-type="string">
            <text:p>KUCHARSKI</text:p>
          </table:table-cell>
          <table:table-cell table:formula="of:=VLOOKUP([.B141];[$studenci.$A$2:.$C$100];3)" office:value-type="string" office:string-value="TOMASZ" calcext:value-type="string">
            <text:p>TOMASZ</text:p>
          </table:table-cell>
          <table:table-cell table:formula="of:=IF(AND([.D141]=[.D140]; [.C141]=[.C140]);[.G140]+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6082593622" calcext:value-type="float">
            <text:p>96082593622</text:p>
          </table:table-cell>
          <table:table-cell office:value-type="string" calcext:value-type="string">
            <text:p>TEORIA GIER</text:p>
          </table:table-cell>
          <table:table-cell table:formula="of:=VLOOKUP([.B142];[$meldunek.$A$2:.$B$326];2; 0)" office:value-type="float" office:value="32" calcext:value-type="float">
            <text:p>32</text:p>
          </table:table-cell>
          <table:table-cell table:formula="of:=VLOOKUP([.B142];[$studenci.$A$2:.C$100];2)" office:value-type="string" office:string-value="KUCHARSKI" calcext:value-type="string">
            <text:p>KUCHARSKI</text:p>
          </table:table-cell>
          <table:table-cell table:formula="of:=VLOOKUP([.B142];[$studenci.$A$2:.$C$100];3)" office:value-type="string" office:string-value="TOMASZ" calcext:value-type="string">
            <text:p>TOMASZ</text:p>
          </table:table-cell>
          <table:table-cell table:formula="of:=IF(AND([.D142]=[.D141]; [.C142]=[.C141]);[.G141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010159347" calcext:value-type="float">
            <text:p>97010159347</text:p>
          </table:table-cell>
          <table:table-cell office:value-type="string" calcext:value-type="string">
            <text:p>TESTY PENETRACYJNE SIECI WIFI</text:p>
          </table:table-cell>
          <table:table-cell table:formula="of:=VLOOKUP([.B143];[$meldunek.$A$2:.$B$326];2; 0)" office:value-type="float" office:value="32" calcext:value-type="float">
            <text:p>32</text:p>
          </table:table-cell>
          <table:table-cell table:formula="of:=VLOOKUP([.B143];[$studenci.$A$2:.C$100];2)" office:value-type="string" office:string-value="KUCHARSKI" calcext:value-type="string">
            <text:p>KUCHARSKI</text:p>
          </table:table-cell>
          <table:table-cell table:formula="of:=VLOOKUP([.B143];[$studenci.$A$2:.$C$100];3)" office:value-type="string" office:string-value="TOMASZ" calcext:value-type="string">
            <text:p>TOMASZ</text:p>
          </table:table-cell>
          <table:table-cell table:formula="of:=IF(AND([.D143]=[.D142]; [.C143]=[.C142]);[.G142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5091617358" calcext:value-type="float">
            <text:p>95091617358</text:p>
          </table:table-cell>
          <table:table-cell office:value-type="string" calcext:value-type="string">
            <text:p>TESTY PENETRACYJNE SIECI WIFI</text:p>
          </table:table-cell>
          <table:table-cell table:formula="of:=VLOOKUP([.B144];[$meldunek.$A$2:.$B$326];2; 0)" office:value-type="float" office:value="32" calcext:value-type="float">
            <text:p>32</text:p>
          </table:table-cell>
          <table:table-cell table:formula="of:=VLOOKUP([.B144];[$studenci.$A$2:.C$100];2)" office:value-type="string" office:string-value="KUCHARSKI" calcext:value-type="string">
            <text:p>KUCHARSKI</text:p>
          </table:table-cell>
          <table:table-cell table:formula="of:=VLOOKUP([.B144];[$studenci.$A$2:.$C$100];3)" office:value-type="string" office:string-value="TOMASZ" calcext:value-type="string">
            <text:p>TOMASZ</text:p>
          </table:table-cell>
          <table:table-cell table:formula="of:=IF(AND([.D144]=[.D143]; [.C144]=[.C143]);[.G143]+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5051878845" calcext:value-type="float">
            <text:p>95051878845</text:p>
          </table:table-cell>
          <table:table-cell office:value-type="string" calcext:value-type="string">
            <text:p>TESTY PENETRACYJNE SIECI WIFI</text:p>
          </table:table-cell>
          <table:table-cell table:formula="of:=VLOOKUP([.B145];[$meldunek.$A$2:.$B$326];2; 0)" office:value-type="float" office:value="32" calcext:value-type="float">
            <text:p>32</text:p>
          </table:table-cell>
          <table:table-cell table:formula="of:=VLOOKUP([.B145];[$studenci.$A$2:.C$100];2)" office:value-type="string" office:string-value="KUCHARSKI" calcext:value-type="string">
            <text:p>KUCHARSKI</text:p>
          </table:table-cell>
          <table:table-cell table:formula="of:=VLOOKUP([.B145];[$studenci.$A$2:.$C$100];3)" office:value-type="string" office:string-value="TOMASZ" calcext:value-type="string">
            <text:p>TOMASZ</text:p>
          </table:table-cell>
          <table:table-cell table:formula="of:=IF(AND([.D145]=[.D144]; [.C145]=[.C144]);[.G144]+1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3111079234" calcext:value-type="float">
            <text:p>93111079234</text:p>
          </table:table-cell>
          <table:table-cell office:value-type="string" calcext:value-type="string">
            <text:p>TESTY PENETRACYJNE SIECI WIFI</text:p>
          </table:table-cell>
          <table:table-cell table:formula="of:=VLOOKUP([.B146];[$meldunek.$A$2:.$B$326];2; 0)" office:value-type="float" office:value="32" calcext:value-type="float">
            <text:p>32</text:p>
          </table:table-cell>
          <table:table-cell table:formula="of:=VLOOKUP([.B146];[$studenci.$A$2:.C$100];2)" office:value-type="string" office:string-value="KUCHARSKI" calcext:value-type="string">
            <text:p>KUCHARSKI</text:p>
          </table:table-cell>
          <table:table-cell table:formula="of:=VLOOKUP([.B146];[$studenci.$A$2:.$C$100];3)" office:value-type="string" office:string-value="TOMASZ" calcext:value-type="string">
            <text:p>TOMASZ</text:p>
          </table:table-cell>
          <table:table-cell table:formula="of:=IF(AND([.D146]=[.D145]; [.C146]=[.C145]);[.G145]+1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3061243679" calcext:value-type="float">
            <text:p>93061243679</text:p>
          </table:table-cell>
          <table:table-cell office:value-type="string" calcext:value-type="string">
            <text:p>TESTY PENETRACYJNE SIECI WIFI</text:p>
          </table:table-cell>
          <table:table-cell table:formula="of:=VLOOKUP([.B147];[$meldunek.$A$2:.$B$326];2; 0)" office:value-type="float" office:value="32" calcext:value-type="float">
            <text:p>32</text:p>
          </table:table-cell>
          <table:table-cell table:formula="of:=VLOOKUP([.B147];[$studenci.$A$2:.C$100];2)" office:value-type="string" office:string-value="MIECZNIKOWSKI" calcext:value-type="string">
            <text:p>MIECZNIKOWSKI</text:p>
          </table:table-cell>
          <table:table-cell table:formula="of:=VLOOKUP([.B147];[$studenci.$A$2:.$C$100];3)" office:value-type="string" office:string-value="EDWARD" calcext:value-type="string">
            <text:p>EDWARD</text:p>
          </table:table-cell>
          <table:table-cell table:formula="of:=IF(AND([.D147]=[.D146]; [.C147]=[.C146]);[.G146]+1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4091089918" calcext:value-type="float">
            <text:p>94091089918</text:p>
          </table:table-cell>
          <table:table-cell office:value-type="string" calcext:value-type="string">
            <text:p>ZLACZA ELEKTRYCZNE I ELEKTRONICZNE</text:p>
          </table:table-cell>
          <table:table-cell table:formula="of:=VLOOKUP([.B148];[$meldunek.$A$2:.$B$326];2; 0)" office:value-type="float" office:value="32" calcext:value-type="float">
            <text:p>32</text:p>
          </table:table-cell>
          <table:table-cell table:formula="of:=VLOOKUP([.B148];[$studenci.$A$2:.C$100];2)" office:value-type="string" office:string-value="KUCHARSKI" calcext:value-type="string">
            <text:p>KUCHARSKI</text:p>
          </table:table-cell>
          <table:table-cell table:formula="of:=VLOOKUP([.B148];[$studenci.$A$2:.$C$100];3)" office:value-type="string" office:string-value="TOMASZ" calcext:value-type="string">
            <text:p>TOMASZ</text:p>
          </table:table-cell>
          <table:table-cell table:formula="of:=IF(AND([.D148]=[.D147]; [.C148]=[.C147]);[.G147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052164592" calcext:value-type="float">
            <text:p>93052164592</text:p>
          </table:table-cell>
          <table:table-cell office:value-type="string" calcext:value-type="string">
            <text:p>AUTOCAD DOBRE PRAKTYKI</text:p>
          </table:table-cell>
          <table:table-cell table:formula="of:=VLOOKUP([.B149];[$meldunek.$A$2:.$B$326];2; 0)" office:value-type="float" office:value="33" calcext:value-type="float">
            <text:p>33</text:p>
          </table:table-cell>
          <table:table-cell table:formula="of:=VLOOKUP([.B149];[$studenci.$A$2:.C$100];2)" office:value-type="string" office:string-value="JOPKIEWICZ" calcext:value-type="string">
            <text:p>JOPKIEWICZ</text:p>
          </table:table-cell>
          <table:table-cell table:formula="of:=VLOOKUP([.B149];[$studenci.$A$2:.$C$100];3)" office:value-type="string" office:string-value="ZBIGNIEW" calcext:value-type="string">
            <text:p>ZBIGNIEW</text:p>
          </table:table-cell>
          <table:table-cell table:formula="of:=IF(AND([.D149]=[.D148]; [.C149]=[.C148]);[.G148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3042372947" calcext:value-type="float">
            <text:p>93042372947</text:p>
          </table:table-cell>
          <table:table-cell office:value-type="string" calcext:value-type="string">
            <text:p>AUTOCAD DOBRE PRAKTYKI</text:p>
          </table:table-cell>
          <table:table-cell table:formula="of:=VLOOKUP([.B150];[$meldunek.$A$2:.$B$326];2; 0)" office:value-type="float" office:value="33" calcext:value-type="float">
            <text:p>33</text:p>
          </table:table-cell>
          <table:table-cell table:formula="of:=VLOOKUP([.B150];[$studenci.$A$2:.C$100];2)" office:value-type="string" office:string-value="PYZIK" calcext:value-type="string">
            <text:p>PYZIK</text:p>
          </table:table-cell>
          <table:table-cell table:formula="of:=VLOOKUP([.B150];[$studenci.$A$2:.$C$100];3)" office:value-type="string" office:string-value="LENA" calcext:value-type="string">
            <text:p>LENA</text:p>
          </table:table-cell>
          <table:table-cell table:formula="of:=IF(AND([.D150]=[.D149]; [.C150]=[.C149]);[.G149]+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3022138167" calcext:value-type="float">
            <text:p>93022138167</text:p>
          </table:table-cell>
          <table:table-cell office:value-type="string" calcext:value-type="string">
            <text:p>AUTOMATYKA II</text:p>
          </table:table-cell>
          <table:table-cell table:formula="of:=VLOOKUP([.B151];[$meldunek.$A$2:.$B$326];2; 0)" office:value-type="float" office:value="33" calcext:value-type="float">
            <text:p>33</text:p>
          </table:table-cell>
          <table:table-cell table:formula="of:=VLOOKUP([.B151];[$studenci.$A$2:.C$100];2)" office:value-type="string" office:string-value="BIALEK" calcext:value-type="string">
            <text:p>BIALEK</text:p>
          </table:table-cell>
          <table:table-cell table:formula="of:=VLOOKUP([.B151];[$studenci.$A$2:.$C$100];3)" office:value-type="string" office:string-value="ZOFIA" calcext:value-type="string">
            <text:p>ZOFIA</text:p>
          </table:table-cell>
          <table:table-cell table:formula="of:=IF(AND([.D151]=[.D150]; [.C151]=[.C150]);[.G150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3052321317" calcext:value-type="float">
            <text:p>93052321317</text:p>
          </table:table-cell>
          <table:table-cell office:value-type="string" calcext:value-type="string">
            <text:p>C# I .NET</text:p>
          </table:table-cell>
          <table:table-cell table:formula="of:=VLOOKUP([.B152];[$meldunek.$A$2:.$B$326];2; 0)" office:value-type="float" office:value="33" calcext:value-type="float">
            <text:p>33</text:p>
          </table:table-cell>
          <table:table-cell table:formula="of:=VLOOKUP([.B152];[$studenci.$A$2:.C$100];2)" office:value-type="string" office:string-value="WAJAND" calcext:value-type="string">
            <text:p>WAJAND</text:p>
          </table:table-cell>
          <table:table-cell table:formula="of:=VLOOKUP([.B152];[$studenci.$A$2:.$C$100];3)" office:value-type="string" office:string-value="MATEUSZ" calcext:value-type="string">
            <text:p>MATEUSZ</text:p>
          </table:table-cell>
          <table:table-cell table:formula="of:=IF(AND([.D152]=[.D151]; [.C152]=[.C151]);[.G151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2121586455" calcext:value-type="float">
            <text:p>92121586455</text:p>
          </table:table-cell>
          <table:table-cell office:value-type="string" calcext:value-type="string">
            <text:p>GRAFIKA KOMPUTEROWA III</text:p>
          </table:table-cell>
          <table:table-cell table:formula="of:=VLOOKUP([.B153];[$meldunek.$A$2:.$B$326];2; 0)" office:value-type="float" office:value="33" calcext:value-type="float">
            <text:p>33</text:p>
          </table:table-cell>
          <table:table-cell table:formula="of:=VLOOKUP([.B153];[$studenci.$A$2:.C$100];2)" office:value-type="string" office:string-value="CIECHANOWICZ" calcext:value-type="string">
            <text:p>CIECHANOWICZ</text:p>
          </table:table-cell>
          <table:table-cell table:formula="of:=VLOOKUP([.B153];[$studenci.$A$2:.$C$100];3)" office:value-type="string" office:string-value="WOJCIECH" calcext:value-type="string">
            <text:p>WOJCIECH</text:p>
          </table:table-cell>
          <table:table-cell table:formula="of:=IF(AND([.D153]=[.D152]; [.C153]=[.C152]);[.G152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4091751347" calcext:value-type="float">
            <text:p>94091751347</text:p>
          </table:table-cell>
          <table:table-cell office:value-type="string" calcext:value-type="string">
            <text:p>ALGORYTMY GENETYCZNE</text:p>
          </table:table-cell>
          <table:table-cell table:formula="of:=VLOOKUP([.B154];[$meldunek.$A$2:.$B$326];2; 0)" office:value-type="float" office:value="34" calcext:value-type="float">
            <text:p>34</text:p>
          </table:table-cell>
          <table:table-cell table:formula="of:=VLOOKUP([.B154];[$studenci.$A$2:.C$100];2)" office:value-type="string" office:string-value="KUCHARSKI" calcext:value-type="string">
            <text:p>KUCHARSKI</text:p>
          </table:table-cell>
          <table:table-cell table:formula="of:=VLOOKUP([.B154];[$studenci.$A$2:.$C$100];3)" office:value-type="string" office:string-value="TOMASZ" calcext:value-type="string">
            <text:p>TOMASZ</text:p>
          </table:table-cell>
          <table:table-cell table:formula="of:=IF(AND([.D154]=[.D153]; [.C154]=[.C153]);[.G153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6050379498" calcext:value-type="float">
            <text:p>96050379498</text:p>
          </table:table-cell>
          <table:table-cell office:value-type="string" calcext:value-type="string">
            <text:p>ALGORYTMY GENETYCZNE</text:p>
          </table:table-cell>
          <table:table-cell table:formula="of:=VLOOKUP([.B155];[$meldunek.$A$2:.$B$326];2; 0)" office:value-type="float" office:value="34" calcext:value-type="float">
            <text:p>34</text:p>
          </table:table-cell>
          <table:table-cell table:formula="of:=VLOOKUP([.B155];[$studenci.$A$2:.C$100];2)" office:value-type="string" office:string-value="KUCHARSKI" calcext:value-type="string">
            <text:p>KUCHARSKI</text:p>
          </table:table-cell>
          <table:table-cell table:formula="of:=VLOOKUP([.B155];[$studenci.$A$2:.$C$100];3)" office:value-type="string" office:string-value="TOMASZ" calcext:value-type="string">
            <text:p>TOMASZ</text:p>
          </table:table-cell>
          <table:table-cell table:formula="of:=IF(AND([.D155]=[.D154]; [.C155]=[.C154]);[.G154]+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2090349976" calcext:value-type="float">
            <text:p>92090349976</text:p>
          </table:table-cell>
          <table:table-cell office:value-type="string" calcext:value-type="string">
            <text:p>ANALIZA MATEMATYCZNA II</text:p>
          </table:table-cell>
          <table:table-cell table:formula="of:=VLOOKUP([.B156];[$meldunek.$A$2:.$B$326];2; 0)" office:value-type="float" office:value="34" calcext:value-type="float">
            <text:p>34</text:p>
          </table:table-cell>
          <table:table-cell table:formula="of:=VLOOKUP([.B156];[$studenci.$A$2:.C$100];2)" office:value-type="string" office:string-value="CIBOROWSKI" calcext:value-type="string">
            <text:p>CIBOROWSKI</text:p>
          </table:table-cell>
          <table:table-cell table:formula="of:=VLOOKUP([.B156];[$studenci.$A$2:.$C$100];3)" office:value-type="string" office:string-value="EDWARD" calcext:value-type="string">
            <text:p>EDWARD</text:p>
          </table:table-cell>
          <table:table-cell table:formula="of:=IF(AND([.D156]=[.D155]; [.C156]=[.C155]);[.G155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3122038392" calcext:value-type="float">
            <text:p>93122038392</text:p>
          </table:table-cell>
          <table:table-cell office:value-type="string" calcext:value-type="string">
            <text:p>ANALIZA ZLOZONYCH PROCESOW TECHNOLOGICZNYCH</text:p>
          </table:table-cell>
          <table:table-cell table:formula="of:=VLOOKUP([.B157];[$meldunek.$A$2:.$B$326];2; 0)" office:value-type="float" office:value="34" calcext:value-type="float">
            <text:p>34</text:p>
          </table:table-cell>
          <table:table-cell table:formula="of:=VLOOKUP([.B157];[$studenci.$A$2:.C$100];2)" office:value-type="string" office:string-value="KUCHARSKI" calcext:value-type="string">
            <text:p>KUCHARSKI</text:p>
          </table:table-cell>
          <table:table-cell table:formula="of:=VLOOKUP([.B157];[$studenci.$A$2:.$C$100];3)" office:value-type="string" office:string-value="TOMASZ" calcext:value-type="string">
            <text:p>TOMASZ</text:p>
          </table:table-cell>
          <table:table-cell table:formula="of:=IF(AND([.D157]=[.D156]; [.C157]=[.C156]);[.G156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94050341862" calcext:value-type="float">
            <text:p>94050341862</text:p>
          </table:table-cell>
          <table:table-cell office:value-type="string" calcext:value-type="string">
            <text:p>ANSI C</text:p>
          </table:table-cell>
          <table:table-cell table:formula="of:=VLOOKUP([.B158];[$meldunek.$A$2:.$B$326];2; 0)" office:value-type="float" office:value="34" calcext:value-type="float">
            <text:p>34</text:p>
          </table:table-cell>
          <table:table-cell table:formula="of:=VLOOKUP([.B158];[$studenci.$A$2:.C$100];2)" office:value-type="string" office:string-value="KUCHARSKI" calcext:value-type="string">
            <text:p>KUCHARSKI</text:p>
          </table:table-cell>
          <table:table-cell table:formula="of:=VLOOKUP([.B158];[$studenci.$A$2:.$C$100];3)" office:value-type="string" office:string-value="TOMASZ" calcext:value-type="string">
            <text:p>TOMASZ</text:p>
          </table:table-cell>
          <table:table-cell table:formula="of:=IF(AND([.D158]=[.D157]; [.C158]=[.C157]);[.G157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4030588351" calcext:value-type="float">
            <text:p>94030588351</text:p>
          </table:table-cell>
          <table:table-cell office:value-type="string" calcext:value-type="string">
            <text:p>AUTOMATYKA III</text:p>
          </table:table-cell>
          <table:table-cell table:formula="of:=VLOOKUP([.B159];[$meldunek.$A$2:.$B$326];2; 0)" office:value-type="float" office:value="34" calcext:value-type="float">
            <text:p>34</text:p>
          </table:table-cell>
          <table:table-cell table:formula="of:=VLOOKUP([.B159];[$studenci.$A$2:.C$100];2)" office:value-type="string" office:string-value="KUCHARSKI" calcext:value-type="string">
            <text:p>KUCHARSKI</text:p>
          </table:table-cell>
          <table:table-cell table:formula="of:=VLOOKUP([.B159];[$studenci.$A$2:.$C$100];3)" office:value-type="string" office:string-value="TOMASZ" calcext:value-type="string">
            <text:p>TOMASZ</text:p>
          </table:table-cell>
          <table:table-cell table:formula="of:=IF(AND([.D159]=[.D158]; [.C159]=[.C158]);[.G158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4052063812" calcext:value-type="float">
            <text:p>94052063812</text:p>
          </table:table-cell>
          <table:table-cell office:value-type="string" calcext:value-type="string">
            <text:p>MIKROKONTROLERY AVR</text:p>
          </table:table-cell>
          <table:table-cell table:formula="of:=VLOOKUP([.B160];[$meldunek.$A$2:.$B$326];2; 0)" office:value-type="float" office:value="34" calcext:value-type="float">
            <text:p>34</text:p>
          </table:table-cell>
          <table:table-cell table:formula="of:=VLOOKUP([.B160];[$studenci.$A$2:.C$100];2)" office:value-type="string" office:string-value="KUCHARSKI" calcext:value-type="string">
            <text:p>KUCHARSKI</text:p>
          </table:table-cell>
          <table:table-cell table:formula="of:=VLOOKUP([.B160];[$studenci.$A$2:.$C$100];3)" office:value-type="string" office:string-value="TOMASZ" calcext:value-type="string">
            <text:p>TOMASZ</text:p>
          </table:table-cell>
          <table:table-cell table:formula="of:=IF(AND([.D160]=[.D159]; [.C160]=[.C159]);[.G159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6061044486" calcext:value-type="float">
            <text:p>96061044486</text:p>
          </table:table-cell>
          <table:table-cell office:value-type="string" calcext:value-type="string">
            <text:p>ROBOTYKA II</text:p>
          </table:table-cell>
          <table:table-cell table:formula="of:=VLOOKUP([.B161];[$meldunek.$A$2:.$B$326];2; 0)" office:value-type="float" office:value="34" calcext:value-type="float">
            <text:p>34</text:p>
          </table:table-cell>
          <table:table-cell table:formula="of:=VLOOKUP([.B161];[$studenci.$A$2:.C$100];2)" office:value-type="string" office:string-value="KUCHARSKI" calcext:value-type="string">
            <text:p>KUCHARSKI</text:p>
          </table:table-cell>
          <table:table-cell table:formula="of:=VLOOKUP([.B161];[$studenci.$A$2:.$C$100];3)" office:value-type="string" office:string-value="TOMASZ" calcext:value-type="string">
            <text:p>TOMASZ</text:p>
          </table:table-cell>
          <table:table-cell table:formula="of:=IF(AND([.D161]=[.D160]; [.C161]=[.C160]);[.G160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5122598863" calcext:value-type="float">
            <text:p>95122598863</text:p>
          </table:table-cell>
          <table:table-cell office:value-type="string" calcext:value-type="string">
            <text:p>ALGERBA III</text:p>
          </table:table-cell>
          <table:table-cell table:formula="of:=VLOOKUP([.B162];[$meldunek.$A$2:.$B$326];2; 0)" office:value-type="float" office:value="35" calcext:value-type="float">
            <text:p>35</text:p>
          </table:table-cell>
          <table:table-cell table:formula="of:=VLOOKUP([.B162];[$studenci.$A$2:.C$100];2)" office:value-type="string" office:string-value="KUCHARSKI" calcext:value-type="string">
            <text:p>KUCHARSKI</text:p>
          </table:table-cell>
          <table:table-cell table:formula="of:=VLOOKUP([.B162];[$studenci.$A$2:.$C$100];3)" office:value-type="string" office:string-value="TOMASZ" calcext:value-type="string">
            <text:p>TOMASZ</text:p>
          </table:table-cell>
          <table:table-cell table:formula="of:=IF(AND([.D162]=[.D161]; [.C162]=[.C161]);[.G161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6091269286" calcext:value-type="float">
            <text:p>96091269286</text:p>
          </table:table-cell>
          <table:table-cell office:value-type="string" calcext:value-type="string">
            <text:p>AUDYT BEZPIECZENSTWA SIECI</text:p>
          </table:table-cell>
          <table:table-cell table:formula="of:=VLOOKUP([.B163];[$meldunek.$A$2:.$B$326];2; 0)" office:value-type="float" office:value="35" calcext:value-type="float">
            <text:p>35</text:p>
          </table:table-cell>
          <table:table-cell table:formula="of:=VLOOKUP([.B163];[$studenci.$A$2:.C$100];2)" office:value-type="string" office:string-value="KUCHARSKI" calcext:value-type="string">
            <text:p>KUCHARSKI</text:p>
          </table:table-cell>
          <table:table-cell table:formula="of:=VLOOKUP([.B163];[$studenci.$A$2:.$C$100];3)" office:value-type="string" office:string-value="TOMASZ" calcext:value-type="string">
            <text:p>TOMASZ</text:p>
          </table:table-cell>
          <table:table-cell table:formula="of:=IF(AND([.D163]=[.D162]; [.C163]=[.C162]);[.G162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5040576286" calcext:value-type="float">
            <text:p>95040576286</text:p>
          </table:table-cell>
          <table:table-cell office:value-type="string" calcext:value-type="string">
            <text:p>PROGRAMOWANIE MIKROKONTROLEROW I</text:p>
          </table:table-cell>
          <table:table-cell table:formula="of:=VLOOKUP([.B164];[$meldunek.$A$2:.$B$326];2; 0)" office:value-type="float" office:value="35" calcext:value-type="float">
            <text:p>35</text:p>
          </table:table-cell>
          <table:table-cell table:formula="of:=VLOOKUP([.B164];[$studenci.$A$2:.C$100];2)" office:value-type="string" office:string-value="KUCHARSKI" calcext:value-type="string">
            <text:p>KUCHARSKI</text:p>
          </table:table-cell>
          <table:table-cell table:formula="of:=VLOOKUP([.B164];[$studenci.$A$2:.$C$100];3)" office:value-type="string" office:string-value="TOMASZ" calcext:value-type="string">
            <text:p>TOMASZ</text:p>
          </table:table-cell>
          <table:table-cell table:formula="of:=IF(AND([.D164]=[.D163]; [.C164]=[.C163]);[.G163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4011095964" calcext:value-type="float">
            <text:p>94011095964</text:p>
          </table:table-cell>
          <table:table-cell office:value-type="string" calcext:value-type="string">
            <text:p>AUTOMATYKA I</text:p>
          </table:table-cell>
          <table:table-cell table:formula="of:=VLOOKUP([.B165];[$meldunek.$A$2:.$B$326];2; 0)" office:value-type="float" office:value="36" calcext:value-type="float">
            <text:p>36</text:p>
          </table:table-cell>
          <table:table-cell table:formula="of:=VLOOKUP([.B165];[$studenci.$A$2:.C$100];2)" office:value-type="string" office:string-value="KUCHARSKI" calcext:value-type="string">
            <text:p>KUCHARSKI</text:p>
          </table:table-cell>
          <table:table-cell table:formula="of:=VLOOKUP([.B165];[$studenci.$A$2:.$C$100];3)" office:value-type="string" office:string-value="TOMASZ" calcext:value-type="string">
            <text:p>TOMASZ</text:p>
          </table:table-cell>
          <table:table-cell table:formula="of:=IF(AND([.D165]=[.D164]; [.C165]=[.C164]);[.G164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4010593869" calcext:value-type="float">
            <text:p>94010593869</text:p>
          </table:table-cell>
          <table:table-cell office:value-type="string" calcext:value-type="string">
            <text:p>ELEKTRONIKA ANALOGOWA II</text:p>
          </table:table-cell>
          <table:table-cell table:formula="of:=VLOOKUP([.B166];[$meldunek.$A$2:.$B$326];2; 0)" office:value-type="float" office:value="36" calcext:value-type="float">
            <text:p>36</text:p>
          </table:table-cell>
          <table:table-cell table:formula="of:=VLOOKUP([.B166];[$studenci.$A$2:.C$100];2)" office:value-type="string" office:string-value="KUCHARSKI" calcext:value-type="string">
            <text:p>KUCHARSKI</text:p>
          </table:table-cell>
          <table:table-cell table:formula="of:=VLOOKUP([.B166];[$studenci.$A$2:.$C$100];3)" office:value-type="string" office:string-value="TOMASZ" calcext:value-type="string">
            <text:p>TOMASZ</text:p>
          </table:table-cell>
          <table:table-cell table:formula="of:=IF(AND([.D166]=[.D165]; [.C166]=[.C165]);[.G165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4072628581" calcext:value-type="float">
            <text:p>94072628581</text:p>
          </table:table-cell>
          <table:table-cell office:value-type="string" calcext:value-type="string">
            <text:p>JEZYKI PROGRAMOWANIA I</text:p>
          </table:table-cell>
          <table:table-cell table:formula="of:=VLOOKUP([.B167];[$meldunek.$A$2:.$B$326];2; 0)" office:value-type="float" office:value="36" calcext:value-type="float">
            <text:p>36</text:p>
          </table:table-cell>
          <table:table-cell table:formula="of:=VLOOKUP([.B167];[$studenci.$A$2:.C$100];2)" office:value-type="string" office:string-value="KUCHARSKI" calcext:value-type="string">
            <text:p>KUCHARSKI</text:p>
          </table:table-cell>
          <table:table-cell table:formula="of:=VLOOKUP([.B167];[$studenci.$A$2:.$C$100];3)" office:value-type="string" office:string-value="TOMASZ" calcext:value-type="string">
            <text:p>TOMASZ</text:p>
          </table:table-cell>
          <table:table-cell table:formula="of:=IF(AND([.D167]=[.D166]; [.C167]=[.C166]);[.G166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7012853362" calcext:value-type="float">
            <text:p>97012853362</text:p>
          </table:table-cell>
          <table:table-cell office:value-type="string" calcext:value-type="string">
            <text:p>TEORIA GRAFOW</text:p>
          </table:table-cell>
          <table:table-cell table:formula="of:=VLOOKUP([.B168];[$meldunek.$A$2:.$B$326];2; 0)" office:value-type="float" office:value="36" calcext:value-type="float">
            <text:p>36</text:p>
          </table:table-cell>
          <table:table-cell table:formula="of:=VLOOKUP([.B168];[$studenci.$A$2:.C$100];2)" office:value-type="string" office:string-value="KUCHARSKI" calcext:value-type="string">
            <text:p>KUCHARSKI</text:p>
          </table:table-cell>
          <table:table-cell table:formula="of:=VLOOKUP([.B168];[$studenci.$A$2:.$C$100];3)" office:value-type="string" office:string-value="TOMASZ" calcext:value-type="string">
            <text:p>TOMASZ</text:p>
          </table:table-cell>
          <table:table-cell table:formula="of:=IF(AND([.D168]=[.D167]; [.C168]=[.C167]);[.G167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3031176282" calcext:value-type="float">
            <text:p>93031176282</text:p>
          </table:table-cell>
          <table:table-cell office:value-type="string" calcext:value-type="string">
            <text:p>KATALOG CYFROWYCH UKLADOW SCALONYCH</text:p>
          </table:table-cell>
          <table:table-cell table:formula="of:=VLOOKUP([.B169];[$meldunek.$A$2:.$B$326];2; 0)" office:value-type="float" office:value="37" calcext:value-type="float">
            <text:p>37</text:p>
          </table:table-cell>
          <table:table-cell table:formula="of:=VLOOKUP([.B169];[$studenci.$A$2:.C$100];2)" office:value-type="string" office:string-value="KIES" calcext:value-type="string">
            <text:p>KIES</text:p>
          </table:table-cell>
          <table:table-cell table:formula="of:=VLOOKUP([.B169];[$studenci.$A$2:.$C$100];3)" office:value-type="string" office:string-value="KATARZYNA" calcext:value-type="string">
            <text:p>KATARZYNA</text:p>
          </table:table-cell>
          <table:table-cell table:formula="of:=IF(AND([.D169]=[.D168]; [.C169]=[.C168]);[.G168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4032585554" calcext:value-type="float">
            <text:p>94032585554</text:p>
          </table:table-cell>
          <table:table-cell office:value-type="string" calcext:value-type="string">
            <text:p>MATEMATYKA DYSKRETNA II</text:p>
          </table:table-cell>
          <table:table-cell table:formula="of:=VLOOKUP([.B170];[$meldunek.$A$2:.$B$326];2; 0)" office:value-type="float" office:value="37" calcext:value-type="float">
            <text:p>37</text:p>
          </table:table-cell>
          <table:table-cell table:formula="of:=VLOOKUP([.B170];[$studenci.$A$2:.C$100];2)" office:value-type="string" office:string-value="KUCHARSKI" calcext:value-type="string">
            <text:p>KUCHARSKI</text:p>
          </table:table-cell>
          <table:table-cell table:formula="of:=VLOOKUP([.B170];[$studenci.$A$2:.$C$100];3)" office:value-type="string" office:string-value="TOMASZ" calcext:value-type="string">
            <text:p>TOMASZ</text:p>
          </table:table-cell>
          <table:table-cell table:formula="of:=IF(AND([.D170]=[.D169]; [.C170]=[.C169]);[.G169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5011221717" calcext:value-type="float">
            <text:p>95011221717</text:p>
          </table:table-cell>
          <table:table-cell office:value-type="string" calcext:value-type="string">
            <text:p>OPTYMALIZACJA ALGORYTMOW II</text:p>
          </table:table-cell>
          <table:table-cell table:formula="of:=VLOOKUP([.B171];[$meldunek.$A$2:.$B$326];2; 0)" office:value-type="float" office:value="37" calcext:value-type="float">
            <text:p>37</text:p>
          </table:table-cell>
          <table:table-cell table:formula="of:=VLOOKUP([.B171];[$studenci.$A$2:.C$100];2)" office:value-type="string" office:string-value="KUCHARSKI" calcext:value-type="string">
            <text:p>KUCHARSKI</text:p>
          </table:table-cell>
          <table:table-cell table:formula="of:=VLOOKUP([.B171];[$studenci.$A$2:.$C$100];3)" office:value-type="string" office:string-value="TOMASZ" calcext:value-type="string">
            <text:p>TOMASZ</text:p>
          </table:table-cell>
          <table:table-cell table:formula="of:=IF(AND([.D171]=[.D170]; [.C171]=[.C170]);[.G170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022151559" calcext:value-type="float">
            <text:p>95022151559</text:p>
          </table:table-cell>
          <table:table-cell office:value-type="string" calcext:value-type="string">
            <text:p>ANALIZA MATEMATYCZNA II</text:p>
          </table:table-cell>
          <table:table-cell table:formula="of:=VLOOKUP([.B172];[$meldunek.$A$2:.$B$326];2; 0)" office:value-type="float" office:value="39" calcext:value-type="float">
            <text:p>39</text:p>
          </table:table-cell>
          <table:table-cell table:formula="of:=VLOOKUP([.B172];[$studenci.$A$2:.C$100];2)" office:value-type="string" office:string-value="KUCHARSKI" calcext:value-type="string">
            <text:p>KUCHARSKI</text:p>
          </table:table-cell>
          <table:table-cell table:formula="of:=VLOOKUP([.B172];[$studenci.$A$2:.$C$100];3)" office:value-type="string" office:string-value="TOMASZ" calcext:value-type="string">
            <text:p>TOMASZ</text:p>
          </table:table-cell>
          <table:table-cell table:formula="of:=IF(AND([.D172]=[.D171]; [.C172]=[.C171]);[.G171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4051599561" calcext:value-type="float">
            <text:p>94051599561</text:p>
          </table:table-cell>
          <table:table-cell office:value-type="string" calcext:value-type="string">
            <text:p>AUTOMATYKA I</text:p>
          </table:table-cell>
          <table:table-cell table:formula="of:=VLOOKUP([.B173];[$meldunek.$A$2:.$B$326];2; 0)" office:value-type="float" office:value="39" calcext:value-type="float">
            <text:p>39</text:p>
          </table:table-cell>
          <table:table-cell table:formula="of:=VLOOKUP([.B173];[$studenci.$A$2:.C$100];2)" office:value-type="string" office:string-value="KUCHARSKI" calcext:value-type="string">
            <text:p>KUCHARSKI</text:p>
          </table:table-cell>
          <table:table-cell table:formula="of:=VLOOKUP([.B173];[$studenci.$A$2:.$C$100];3)" office:value-type="string" office:string-value="TOMASZ" calcext:value-type="string">
            <text:p>TOMASZ</text:p>
          </table:table-cell>
          <table:table-cell table:formula="of:=IF(AND([.D173]=[.D172]; [.C173]=[.C172]);[.G172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6051572319" calcext:value-type="float">
            <text:p>96051572319</text:p>
          </table:table-cell>
          <table:table-cell office:value-type="string" calcext:value-type="string">
            <text:p>OPTYMALIZACJA ALGORYTMOW I</text:p>
          </table:table-cell>
          <table:table-cell table:formula="of:=VLOOKUP([.B174];[$meldunek.$A$2:.$B$326];2; 0)" office:value-type="float" office:value="39" calcext:value-type="float">
            <text:p>39</text:p>
          </table:table-cell>
          <table:table-cell table:formula="of:=VLOOKUP([.B174];[$studenci.$A$2:.C$100];2)" office:value-type="string" office:string-value="KUCHARSKI" calcext:value-type="string">
            <text:p>KUCHARSKI</text:p>
          </table:table-cell>
          <table:table-cell table:formula="of:=VLOOKUP([.B174];[$studenci.$A$2:.$C$100];3)" office:value-type="string" office:string-value="TOMASZ" calcext:value-type="string">
            <text:p>TOMASZ</text:p>
          </table:table-cell>
          <table:table-cell table:formula="of:=IF(AND([.D174]=[.D173]; [.C174]=[.C173]);[.G173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6041717944" calcext:value-type="float">
            <text:p>96041717944</text:p>
          </table:table-cell>
          <table:table-cell office:value-type="string" calcext:value-type="string">
            <text:p>PHP I MYSQL</text:p>
          </table:table-cell>
          <table:table-cell table:formula="of:=VLOOKUP([.B175];[$meldunek.$A$2:.$B$326];2; 0)" office:value-type="float" office:value="39" calcext:value-type="float">
            <text:p>39</text:p>
          </table:table-cell>
          <table:table-cell table:formula="of:=VLOOKUP([.B175];[$studenci.$A$2:.C$100];2)" office:value-type="string" office:string-value="KUCHARSKI" calcext:value-type="string">
            <text:p>KUCHARSKI</text:p>
          </table:table-cell>
          <table:table-cell table:formula="of:=VLOOKUP([.B175];[$studenci.$A$2:.$C$100];3)" office:value-type="string" office:string-value="TOMASZ" calcext:value-type="string">
            <text:p>TOMASZ</text:p>
          </table:table-cell>
          <table:table-cell table:formula="of:=IF(AND([.D175]=[.D174]; [.C175]=[.C174]);[.G174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6082398784" calcext:value-type="float">
            <text:p>96082398784</text:p>
          </table:table-cell>
          <table:table-cell office:value-type="string" calcext:value-type="string">
            <text:p>CHEMIA KWANTOWA I</text:p>
          </table:table-cell>
          <table:table-cell table:formula="of:=VLOOKUP([.B176];[$meldunek.$A$2:.$B$326];2; 0)" office:value-type="float" office:value="40" calcext:value-type="float">
            <text:p>40</text:p>
          </table:table-cell>
          <table:table-cell table:formula="of:=VLOOKUP([.B176];[$studenci.$A$2:.C$100];2)" office:value-type="string" office:string-value="KUCHARSKI" calcext:value-type="string">
            <text:p>KUCHARSKI</text:p>
          </table:table-cell>
          <table:table-cell table:formula="of:=VLOOKUP([.B176];[$studenci.$A$2:.$C$100];3)" office:value-type="string" office:string-value="TOMASZ" calcext:value-type="string">
            <text:p>TOMASZ</text:p>
          </table:table-cell>
          <table:table-cell table:formula="of:=IF(AND([.D176]=[.D175]; [.C176]=[.C175]);[.G175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93031853565" calcext:value-type="float">
            <text:p>93031853565</text:p>
          </table:table-cell>
          <table:table-cell office:value-type="string" calcext:value-type="string">
            <text:p>MATEMATYKA DYSKRETNA II</text:p>
          </table:table-cell>
          <table:table-cell table:formula="of:=VLOOKUP([.B177];[$meldunek.$A$2:.$B$326];2; 0)" office:value-type="float" office:value="40" calcext:value-type="float">
            <text:p>40</text:p>
          </table:table-cell>
          <table:table-cell table:formula="of:=VLOOKUP([.B177];[$studenci.$A$2:.C$100];2)" office:value-type="string" office:string-value="NIEDZIOLKA" calcext:value-type="string">
            <text:p>NIEDZIOLKA</text:p>
          </table:table-cell>
          <table:table-cell table:formula="of:=VLOOKUP([.B177];[$studenci.$A$2:.$C$100];3)" office:value-type="string" office:string-value="BARBARA" calcext:value-type="string">
            <text:p>BARBARA</text:p>
          </table:table-cell>
          <table:table-cell table:formula="of:=IF(AND([.D177]=[.D176]; [.C177]=[.C176]);[.G176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6042123681" calcext:value-type="float">
            <text:p>96042123681</text:p>
          </table:table-cell>
          <table:table-cell office:value-type="string" calcext:value-type="string">
            <text:p>ELEKTRONIKA ANALOGOWA I</text:p>
          </table:table-cell>
          <table:table-cell table:formula="of:=VLOOKUP([.B178];[$meldunek.$A$2:.$B$326];2; 0)" office:value-type="float" office:value="41" calcext:value-type="float">
            <text:p>41</text:p>
          </table:table-cell>
          <table:table-cell table:formula="of:=VLOOKUP([.B178];[$studenci.$A$2:.C$100];2)" office:value-type="string" office:string-value="KUCHARSKI" calcext:value-type="string">
            <text:p>KUCHARSKI</text:p>
          </table:table-cell>
          <table:table-cell table:formula="of:=VLOOKUP([.B178];[$studenci.$A$2:.$C$100];3)" office:value-type="string" office:string-value="TOMASZ" calcext:value-type="string">
            <text:p>TOMASZ</text:p>
          </table:table-cell>
          <table:table-cell table:formula="of:=IF(AND([.D178]=[.D177]; [.C178]=[.C177]);[.G177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2081119933" calcext:value-type="float">
            <text:p>92081119933</text:p>
          </table:table-cell>
          <table:table-cell office:value-type="string" calcext:value-type="string">
            <text:p>KOMPUTEROWA ANALIZA OBRAZOWANIA MEDYCZNEGO I</text:p>
          </table:table-cell>
          <table:table-cell table:formula="of:=VLOOKUP([.B179];[$meldunek.$A$2:.$B$326];2; 0)" office:value-type="float" office:value="41" calcext:value-type="float">
            <text:p>41</text:p>
          </table:table-cell>
          <table:table-cell table:formula="of:=VLOOKUP([.B179];[$studenci.$A$2:.C$100];2)" office:value-type="string" office:string-value="LIZON" calcext:value-type="string">
            <text:p>LIZON</text:p>
          </table:table-cell>
          <table:table-cell table:formula="of:=VLOOKUP([.B179];[$studenci.$A$2:.$C$100];3)" office:value-type="string" office:string-value="NATANAEL" calcext:value-type="string">
            <text:p>NATANAEL</text:p>
          </table:table-cell>
          <table:table-cell table:formula="of:=IF(AND([.D179]=[.D178]; [.C179]=[.C178]);[.G178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5042249539" calcext:value-type="float">
            <text:p>95042249539</text:p>
          </table:table-cell>
          <table:table-cell office:value-type="string" calcext:value-type="string">
            <text:p>MERNICTWO ELEKTRYCZNE II</text:p>
          </table:table-cell>
          <table:table-cell table:formula="of:=VLOOKUP([.B180];[$meldunek.$A$2:.$B$326];2; 0)" office:value-type="float" office:value="41" calcext:value-type="float">
            <text:p>41</text:p>
          </table:table-cell>
          <table:table-cell table:formula="of:=VLOOKUP([.B180];[$studenci.$A$2:.C$100];2)" office:value-type="string" office:string-value="KUCHARSKI" calcext:value-type="string">
            <text:p>KUCHARSKI</text:p>
          </table:table-cell>
          <table:table-cell table:formula="of:=VLOOKUP([.B180];[$studenci.$A$2:.$C$100];3)" office:value-type="string" office:string-value="TOMASZ" calcext:value-type="string">
            <text:p>TOMASZ</text:p>
          </table:table-cell>
          <table:table-cell table:formula="of:=IF(AND([.D180]=[.D179]; [.C180]=[.C179]);[.G179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6110878613" calcext:value-type="float">
            <text:p>96110878613</text:p>
          </table:table-cell>
          <table:table-cell office:value-type="string" calcext:value-type="string">
            <text:p>C# I .NET</text:p>
          </table:table-cell>
          <table:table-cell table:formula="of:=VLOOKUP([.B181];[$meldunek.$A$2:.$B$326];2; 0)" office:value-type="float" office:value="42" calcext:value-type="float">
            <text:p>42</text:p>
          </table:table-cell>
          <table:table-cell table:formula="of:=VLOOKUP([.B181];[$studenci.$A$2:.C$100];2)" office:value-type="string" office:string-value="KUCHARSKI" calcext:value-type="string">
            <text:p>KUCHARSKI</text:p>
          </table:table-cell>
          <table:table-cell table:formula="of:=VLOOKUP([.B181];[$studenci.$A$2:.$C$100];3)" office:value-type="string" office:string-value="TOMASZ" calcext:value-type="string">
            <text:p>TOMASZ</text:p>
          </table:table-cell>
          <table:table-cell table:formula="of:=IF(AND([.D181]=[.D180]; [.C181]=[.C180]);[.G180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4012833877" calcext:value-type="float">
            <text:p>94012833877</text:p>
          </table:table-cell>
          <table:table-cell office:value-type="string" calcext:value-type="string">
            <text:p>ELEKTRONIKA CYFROWA I</text:p>
          </table:table-cell>
          <table:table-cell table:formula="of:=VLOOKUP([.B182];[$meldunek.$A$2:.$B$326];2; 0)" office:value-type="float" office:value="42" calcext:value-type="float">
            <text:p>42</text:p>
          </table:table-cell>
          <table:table-cell table:formula="of:=VLOOKUP([.B182];[$studenci.$A$2:.C$100];2)" office:value-type="string" office:string-value="KUCHARSKI" calcext:value-type="string">
            <text:p>KUCHARSKI</text:p>
          </table:table-cell>
          <table:table-cell table:formula="of:=VLOOKUP([.B182];[$studenci.$A$2:.$C$100];3)" office:value-type="string" office:string-value="TOMASZ" calcext:value-type="string">
            <text:p>TOMASZ</text:p>
          </table:table-cell>
          <table:table-cell table:formula="of:=IF(AND([.D182]=[.D181]; [.C182]=[.C181]);[.G181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3112296421" calcext:value-type="float">
            <text:p>93112296421</text:p>
          </table:table-cell>
          <table:table-cell office:value-type="string" calcext:value-type="string">
            <text:p>FIZYKA CIALA STALEGO II</text:p>
          </table:table-cell>
          <table:table-cell table:formula="of:=VLOOKUP([.B183];[$meldunek.$A$2:.$B$326];2; 0)" office:value-type="float" office:value="42" calcext:value-type="float">
            <text:p>42</text:p>
          </table:table-cell>
          <table:table-cell table:formula="of:=VLOOKUP([.B183];[$studenci.$A$2:.C$100];2)" office:value-type="string" office:string-value="KUCHARSKI" calcext:value-type="string">
            <text:p>KUCHARSKI</text:p>
          </table:table-cell>
          <table:table-cell table:formula="of:=VLOOKUP([.B183];[$studenci.$A$2:.$C$100];3)" office:value-type="string" office:string-value="TOMASZ" calcext:value-type="string">
            <text:p>TOMASZ</text:p>
          </table:table-cell>
          <table:table-cell table:formula="of:=IF(AND([.D183]=[.D182]; [.C183]=[.C182]);[.G182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2072355391" calcext:value-type="float">
            <text:p>92072355391</text:p>
          </table:table-cell>
          <table:table-cell office:value-type="string" calcext:value-type="string">
            <text:p>SIECI NEURONOWE</text:p>
          </table:table-cell>
          <table:table-cell table:formula="of:=VLOOKUP([.B184];[$meldunek.$A$2:.$B$326];2; 0)" office:value-type="float" office:value="42" calcext:value-type="float">
            <text:p>42</text:p>
          </table:table-cell>
          <table:table-cell table:formula="of:=VLOOKUP([.B184];[$studenci.$A$2:.C$100];2)" office:value-type="string" office:string-value="SALA" calcext:value-type="string">
            <text:p>SALA</text:p>
          </table:table-cell>
          <table:table-cell table:formula="of:=VLOOKUP([.B184];[$studenci.$A$2:.$C$100];3)" office:value-type="string" office:string-value="JACEK" calcext:value-type="string">
            <text:p>JACEK</text:p>
          </table:table-cell>
          <table:table-cell table:formula="of:=IF(AND([.D184]=[.D183]; [.C184]=[.C183]);[.G183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4070444888" calcext:value-type="float">
            <text:p>94070444888</text:p>
          </table:table-cell>
          <table:table-cell office:value-type="string" calcext:value-type="string">
            <text:p>CHEMIA FIZYCZNA</text:p>
          </table:table-cell>
          <table:table-cell table:formula="of:=VLOOKUP([.B185];[$meldunek.$A$2:.$B$326];2; 0)" office:value-type="float" office:value="43" calcext:value-type="float">
            <text:p>43</text:p>
          </table:table-cell>
          <table:table-cell table:formula="of:=VLOOKUP([.B185];[$studenci.$A$2:.C$100];2)" office:value-type="string" office:string-value="KUCHARSKI" calcext:value-type="string">
            <text:p>KUCHARSKI</text:p>
          </table:table-cell>
          <table:table-cell table:formula="of:=VLOOKUP([.B185];[$studenci.$A$2:.$C$100];3)" office:value-type="string" office:string-value="TOMASZ" calcext:value-type="string">
            <text:p>TOMASZ</text:p>
          </table:table-cell>
          <table:table-cell table:formula="of:=IF(AND([.D185]=[.D184]; [.C185]=[.C184]);[.G184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7012894365" calcext:value-type="float">
            <text:p>97012894365</text:p>
          </table:table-cell>
          <table:table-cell office:value-type="string" calcext:value-type="string">
            <text:p>ELEKTRONIKA CYFROWA I</text:p>
          </table:table-cell>
          <table:table-cell table:formula="of:=VLOOKUP([.B186];[$meldunek.$A$2:.$B$326];2; 0)" office:value-type="float" office:value="43" calcext:value-type="float">
            <text:p>43</text:p>
          </table:table-cell>
          <table:table-cell table:formula="of:=VLOOKUP([.B186];[$studenci.$A$2:.C$100];2)" office:value-type="string" office:string-value="KUCHARSKI" calcext:value-type="string">
            <text:p>KUCHARSKI</text:p>
          </table:table-cell>
          <table:table-cell table:formula="of:=VLOOKUP([.B186];[$studenci.$A$2:.$C$100];3)" office:value-type="string" office:string-value="TOMASZ" calcext:value-type="string">
            <text:p>TOMASZ</text:p>
          </table:table-cell>
          <table:table-cell table:formula="of:=IF(AND([.D186]=[.D185]; [.C186]=[.C185]);[.G185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6060783968" calcext:value-type="float">
            <text:p>96060783968</text:p>
          </table:table-cell>
          <table:table-cell office:value-type="string" calcext:value-type="string">
            <text:p>FIZYKA CIALA STALEGO II</text:p>
          </table:table-cell>
          <table:table-cell table:formula="of:=VLOOKUP([.B187];[$meldunek.$A$2:.$B$326];2; 0)" office:value-type="float" office:value="43" calcext:value-type="float">
            <text:p>43</text:p>
          </table:table-cell>
          <table:table-cell table:formula="of:=VLOOKUP([.B187];[$studenci.$A$2:.C$100];2)" office:value-type="string" office:string-value="KUCHARSKI" calcext:value-type="string">
            <text:p>KUCHARSKI</text:p>
          </table:table-cell>
          <table:table-cell table:formula="of:=VLOOKUP([.B187];[$studenci.$A$2:.$C$100];3)" office:value-type="string" office:string-value="TOMASZ" calcext:value-type="string">
            <text:p>TOMASZ</text:p>
          </table:table-cell>
          <table:table-cell table:formula="of:=IF(AND([.D187]=[.D186]; [.C187]=[.C186]);[.G186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3102651636" calcext:value-type="float">
            <text:p>93102651636</text:p>
          </table:table-cell>
          <table:table-cell office:value-type="string" calcext:value-type="string">
            <text:p>FLASH I PHP</text:p>
          </table:table-cell>
          <table:table-cell table:formula="of:=VLOOKUP([.B188];[$meldunek.$A$2:.$B$326];2; 0)" office:value-type="float" office:value="43" calcext:value-type="float">
            <text:p>43</text:p>
          </table:table-cell>
          <table:table-cell table:formula="of:=VLOOKUP([.B188];[$studenci.$A$2:.C$100];2)" office:value-type="string" office:string-value="KUCHARSKI" calcext:value-type="string">
            <text:p>KUCHARSKI</text:p>
          </table:table-cell>
          <table:table-cell table:formula="of:=VLOOKUP([.B188];[$studenci.$A$2:.$C$100];3)" office:value-type="string" office:string-value="TOMASZ" calcext:value-type="string">
            <text:p>TOMASZ</text:p>
          </table:table-cell>
          <table:table-cell table:formula="of:=IF(AND([.D188]=[.D187]; [.C188]=[.C187]);[.G187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5030373332" calcext:value-type="float">
            <text:p>95030373332</text:p>
          </table:table-cell>
          <table:table-cell office:value-type="string" calcext:value-type="string">
            <text:p>OPTYMALIZACJA ALGORYTMOW I</text:p>
          </table:table-cell>
          <table:table-cell table:formula="of:=VLOOKUP([.B189];[$meldunek.$A$2:.$B$326];2; 0)" office:value-type="float" office:value="43" calcext:value-type="float">
            <text:p>43</text:p>
          </table:table-cell>
          <table:table-cell table:formula="of:=VLOOKUP([.B189];[$studenci.$A$2:.C$100];2)" office:value-type="string" office:string-value="KUCHARSKI" calcext:value-type="string">
            <text:p>KUCHARSKI</text:p>
          </table:table-cell>
          <table:table-cell table:formula="of:=VLOOKUP([.B189];[$studenci.$A$2:.$C$100];3)" office:value-type="string" office:string-value="TOMASZ" calcext:value-type="string">
            <text:p>TOMASZ</text:p>
          </table:table-cell>
          <table:table-cell table:formula="of:=IF(AND([.D189]=[.D188]; [.C189]=[.C188]);[.G188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96050419725" calcext:value-type="float">
            <text:p>96050419725</text:p>
          </table:table-cell>
          <table:table-cell office:value-type="string" calcext:value-type="string">
            <text:p>PODSTAWY KRYPTOGRAFII II</text:p>
          </table:table-cell>
          <table:table-cell table:formula="of:=VLOOKUP([.B190];[$meldunek.$A$2:.$B$326];2; 0)" office:value-type="float" office:value="43" calcext:value-type="float">
            <text:p>43</text:p>
          </table:table-cell>
          <table:table-cell table:formula="of:=VLOOKUP([.B190];[$studenci.$A$2:.C$100];2)" office:value-type="string" office:string-value="KUCHARSKI" calcext:value-type="string">
            <text:p>KUCHARSKI</text:p>
          </table:table-cell>
          <table:table-cell table:formula="of:=VLOOKUP([.B190];[$studenci.$A$2:.$C$100];3)" office:value-type="string" office:string-value="TOMASZ" calcext:value-type="string">
            <text:p>TOMASZ</text:p>
          </table:table-cell>
          <table:table-cell table:formula="of:=IF(AND([.D190]=[.D189]; [.C190]=[.C189]);[.G189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3020294887" calcext:value-type="float">
            <text:p>93020294887</text:p>
          </table:table-cell>
          <table:table-cell office:value-type="string" calcext:value-type="string">
            <text:p>RELACYJNE BAZY DANYCH III</text:p>
          </table:table-cell>
          <table:table-cell table:formula="of:=VLOOKUP([.B191];[$meldunek.$A$2:.$B$326];2; 0)" office:value-type="float" office:value="43" calcext:value-type="float">
            <text:p>43</text:p>
          </table:table-cell>
          <table:table-cell table:formula="of:=VLOOKUP([.B191];[$studenci.$A$2:.C$100];2)" office:value-type="string" office:string-value="RZYMANECKA" calcext:value-type="string">
            <text:p>RZYMANECKA</text:p>
          </table:table-cell>
          <table:table-cell table:formula="of:=VLOOKUP([.B191];[$studenci.$A$2:.$C$100];3)" office:value-type="string" office:string-value="SONIA" calcext:value-type="string">
            <text:p>SONIA</text:p>
          </table:table-cell>
          <table:table-cell table:formula="of:=IF(AND([.D191]=[.D190]; [.C191]=[.C190]);[.G190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4092286956" calcext:value-type="float">
            <text:p>94092286956</text:p>
          </table:table-cell>
          <table:table-cell office:value-type="string" calcext:value-type="string">
            <text:p>KANONY WIEDZY PROGRAMISTYCZNEJ</text:p>
          </table:table-cell>
          <table:table-cell table:formula="of:=VLOOKUP([.B192];[$meldunek.$A$2:.$B$326];2; 0)" office:value-type="float" office:value="44" calcext:value-type="float">
            <text:p>44</text:p>
          </table:table-cell>
          <table:table-cell table:formula="of:=VLOOKUP([.B192];[$studenci.$A$2:.C$100];2)" office:value-type="string" office:string-value="KUCHARSKI" calcext:value-type="string">
            <text:p>KUCHARSKI</text:p>
          </table:table-cell>
          <table:table-cell table:formula="of:=VLOOKUP([.B192];[$studenci.$A$2:.$C$100];3)" office:value-type="string" office:string-value="TOMASZ" calcext:value-type="string">
            <text:p>TOMASZ</text:p>
          </table:table-cell>
          <table:table-cell table:formula="of:=IF(AND([.D192]=[.D191]; [.C192]=[.C191]);[.G191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6022327144" calcext:value-type="float">
            <text:p>96022327144</text:p>
          </table:table-cell>
          <table:table-cell office:value-type="string" calcext:value-type="string">
            <text:p>KANONY WIEDZY PROGRAMISTYCZNEJ</text:p>
          </table:table-cell>
          <table:table-cell table:formula="of:=VLOOKUP([.B193];[$meldunek.$A$2:.$B$326];2; 0)" office:value-type="float" office:value="44" calcext:value-type="float">
            <text:p>44</text:p>
          </table:table-cell>
          <table:table-cell table:formula="of:=VLOOKUP([.B193];[$studenci.$A$2:.C$100];2)" office:value-type="string" office:string-value="KUCHARSKI" calcext:value-type="string">
            <text:p>KUCHARSKI</text:p>
          </table:table-cell>
          <table:table-cell table:formula="of:=VLOOKUP([.B193];[$studenci.$A$2:.$C$100];3)" office:value-type="string" office:string-value="TOMASZ" calcext:value-type="string">
            <text:p>TOMASZ</text:p>
          </table:table-cell>
          <table:table-cell table:formula="of:=IF(AND([.D193]=[.D192]; [.C193]=[.C192]);[.G192]+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6011788721" calcext:value-type="float">
            <text:p>96011788721</text:p>
          </table:table-cell>
          <table:table-cell office:value-type="string" calcext:value-type="string">
            <text:p>MERNICTWO ELEKTRYCZNE II</text:p>
          </table:table-cell>
          <table:table-cell table:formula="of:=VLOOKUP([.B194];[$meldunek.$A$2:.$B$326];2; 0)" office:value-type="float" office:value="44" calcext:value-type="float">
            <text:p>44</text:p>
          </table:table-cell>
          <table:table-cell table:formula="of:=VLOOKUP([.B194];[$studenci.$A$2:.C$100];2)" office:value-type="string" office:string-value="KUCHARSKI" calcext:value-type="string">
            <text:p>KUCHARSKI</text:p>
          </table:table-cell>
          <table:table-cell table:formula="of:=VLOOKUP([.B194];[$studenci.$A$2:.$C$100];3)" office:value-type="string" office:string-value="TOMASZ" calcext:value-type="string">
            <text:p>TOMASZ</text:p>
          </table:table-cell>
          <table:table-cell table:formula="of:=IF(AND([.D194]=[.D193]; [.C194]=[.C193]);[.G193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2081817558" calcext:value-type="float">
            <text:p>92081817558</text:p>
          </table:table-cell>
          <table:table-cell office:value-type="string" calcext:value-type="string">
            <text:p>PODSTAWY KRYPTOGRAFII I</text:p>
          </table:table-cell>
          <table:table-cell table:formula="of:=VLOOKUP([.B195];[$meldunek.$A$2:.$B$326];2; 0)" office:value-type="float" office:value="44" calcext:value-type="float">
            <text:p>44</text:p>
          </table:table-cell>
          <table:table-cell table:formula="of:=VLOOKUP([.B195];[$studenci.$A$2:.C$100];2)" office:value-type="string" office:string-value="SANKALA" calcext:value-type="string">
            <text:p>SANKALA</text:p>
          </table:table-cell>
          <table:table-cell table:formula="of:=VLOOKUP([.B195];[$studenci.$A$2:.$C$100];3)" office:value-type="string" office:string-value="JOZEF" calcext:value-type="string">
            <text:p>JOZEF</text:p>
          </table:table-cell>
          <table:table-cell table:formula="of:=IF(AND([.D195]=[.D194]; [.C195]=[.C194]);[.G194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2081076313" calcext:value-type="float">
            <text:p>92081076313</text:p>
          </table:table-cell>
          <table:table-cell office:value-type="string" calcext:value-type="string">
            <text:p>PROGRAMOWANIE WSPOLBIEZNE</text:p>
          </table:table-cell>
          <table:table-cell table:formula="of:=VLOOKUP([.B196];[$meldunek.$A$2:.$B$326];2; 0)" office:value-type="float" office:value="44" calcext:value-type="float">
            <text:p>44</text:p>
          </table:table-cell>
          <table:table-cell table:formula="of:=VLOOKUP([.B196];[$studenci.$A$2:.C$100];2)" office:value-type="string" office:string-value="SLADOWSKI" calcext:value-type="string">
            <text:p>SLADOWSKI</text:p>
          </table:table-cell>
          <table:table-cell table:formula="of:=VLOOKUP([.B196];[$studenci.$A$2:.$C$100];3)" office:value-type="string" office:string-value="MICHAL" calcext:value-type="string">
            <text:p>MICHAL</text:p>
          </table:table-cell>
          <table:table-cell table:formula="of:=IF(AND([.D196]=[.D195]; [.C196]=[.C195]);[.G195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122899246" calcext:value-type="float">
            <text:p>92122899246</text:p>
          </table:table-cell>
          <table:table-cell office:value-type="string" calcext:value-type="string">
            <text:p>WSTEP DO CSS3 I HTML5</text:p>
          </table:table-cell>
          <table:table-cell table:formula="of:=VLOOKUP([.B197];[$meldunek.$A$2:.$B$326];2; 0)" office:value-type="float" office:value="44" calcext:value-type="float">
            <text:p>44</text:p>
          </table:table-cell>
          <table:table-cell table:formula="of:=VLOOKUP([.B197];[$studenci.$A$2:.C$100];2)" office:value-type="string" office:string-value="MALESA" calcext:value-type="string">
            <text:p>MALESA</text:p>
          </table:table-cell>
          <table:table-cell table:formula="of:=VLOOKUP([.B197];[$studenci.$A$2:.$C$100];3)" office:value-type="string" office:string-value="GABRIELA" calcext:value-type="string">
            <text:p>GABRIELA</text:p>
          </table:table-cell>
          <table:table-cell table:formula="of:=IF(AND([.D197]=[.D196]; [.C197]=[.C196]);[.G196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4050582715" calcext:value-type="float">
            <text:p>94050582715</text:p>
          </table:table-cell>
          <table:table-cell office:value-type="string" calcext:value-type="string">
            <text:p>FIZYKA CIALA STALEGO II</text:p>
          </table:table-cell>
          <table:table-cell table:formula="of:=VLOOKUP([.B198];[$meldunek.$A$2:.$B$326];2; 0)" office:value-type="float" office:value="45" calcext:value-type="float">
            <text:p>45</text:p>
          </table:table-cell>
          <table:table-cell table:formula="of:=VLOOKUP([.B198];[$studenci.$A$2:.C$100];2)" office:value-type="string" office:string-value="KUCHARSKI" calcext:value-type="string">
            <text:p>KUCHARSKI</text:p>
          </table:table-cell>
          <table:table-cell table:formula="of:=VLOOKUP([.B198];[$studenci.$A$2:.$C$100];3)" office:value-type="string" office:string-value="TOMASZ" calcext:value-type="string">
            <text:p>TOMASZ</text:p>
          </table:table-cell>
          <table:table-cell table:formula="of:=IF(AND([.D198]=[.D197]; [.C198]=[.C197]);[.G197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6092784458" calcext:value-type="float">
            <text:p>96092784458</text:p>
          </table:table-cell>
          <table:table-cell office:value-type="string" calcext:value-type="string">
            <text:p>LINUX KSIEGA ADMINISTRATORA I</text:p>
          </table:table-cell>
          <table:table-cell table:formula="of:=VLOOKUP([.B199];[$meldunek.$A$2:.$B$326];2; 0)" office:value-type="float" office:value="45" calcext:value-type="float">
            <text:p>45</text:p>
          </table:table-cell>
          <table:table-cell table:formula="of:=VLOOKUP([.B199];[$studenci.$A$2:.C$100];2)" office:value-type="string" office:string-value="KUCHARSKI" calcext:value-type="string">
            <text:p>KUCHARSKI</text:p>
          </table:table-cell>
          <table:table-cell table:formula="of:=VLOOKUP([.B199];[$studenci.$A$2:.$C$100];3)" office:value-type="string" office:string-value="TOMASZ" calcext:value-type="string">
            <text:p>TOMASZ</text:p>
          </table:table-cell>
          <table:table-cell table:formula="of:=IF(AND([.D199]=[.D198]; [.C199]=[.C198]);[.G198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4080448661" calcext:value-type="float">
            <text:p>94080448661</text:p>
          </table:table-cell>
          <table:table-cell office:value-type="string" calcext:value-type="string">
            <text:p>METODY NUMERYCZNE I</text:p>
          </table:table-cell>
          <table:table-cell table:formula="of:=VLOOKUP([.B200];[$meldunek.$A$2:.$B$326];2; 0)" office:value-type="float" office:value="45" calcext:value-type="float">
            <text:p>45</text:p>
          </table:table-cell>
          <table:table-cell table:formula="of:=VLOOKUP([.B200];[$studenci.$A$2:.C$100];2)" office:value-type="string" office:string-value="KUCHARSKI" calcext:value-type="string">
            <text:p>KUCHARSKI</text:p>
          </table:table-cell>
          <table:table-cell table:formula="of:=VLOOKUP([.B200];[$studenci.$A$2:.$C$100];3)" office:value-type="string" office:string-value="TOMASZ" calcext:value-type="string">
            <text:p>TOMASZ</text:p>
          </table:table-cell>
          <table:table-cell table:formula="of:=IF(AND([.D200]=[.D199]; [.C200]=[.C199]);[.G199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4111993425" calcext:value-type="float">
            <text:p>94111993425</text:p>
          </table:table-cell>
          <table:table-cell office:value-type="string" calcext:value-type="string">
            <text:p>PROGRAMOWANIE MIKROKONTROLEROW II</text:p>
          </table:table-cell>
          <table:table-cell table:formula="of:=VLOOKUP([.B201];[$meldunek.$A$2:.$B$326];2; 0)" office:value-type="float" office:value="45" calcext:value-type="float">
            <text:p>45</text:p>
          </table:table-cell>
          <table:table-cell table:formula="of:=VLOOKUP([.B201];[$studenci.$A$2:.C$100];2)" office:value-type="string" office:string-value="KUCHARSKI" calcext:value-type="string">
            <text:p>KUCHARSKI</text:p>
          </table:table-cell>
          <table:table-cell table:formula="of:=VLOOKUP([.B201];[$studenci.$A$2:.$C$100];3)" office:value-type="string" office:string-value="TOMASZ" calcext:value-type="string">
            <text:p>TOMASZ</text:p>
          </table:table-cell>
          <table:table-cell table:formula="of:=IF(AND([.D201]=[.D200]; [.C201]=[.C200]);[.G200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96080514843" calcext:value-type="float">
            <text:p>96080514843</text:p>
          </table:table-cell>
          <table:table-cell office:value-type="string" calcext:value-type="string">
            <text:p>TEORIA GRAFOW</text:p>
          </table:table-cell>
          <table:table-cell table:formula="of:=VLOOKUP([.B202];[$meldunek.$A$2:.$B$326];2; 0)" office:value-type="float" office:value="45" calcext:value-type="float">
            <text:p>45</text:p>
          </table:table-cell>
          <table:table-cell table:formula="of:=VLOOKUP([.B202];[$studenci.$A$2:.C$100];2)" office:value-type="string" office:string-value="KUCHARSKI" calcext:value-type="string">
            <text:p>KUCHARSKI</text:p>
          </table:table-cell>
          <table:table-cell table:formula="of:=VLOOKUP([.B202];[$studenci.$A$2:.$C$100];3)" office:value-type="string" office:string-value="TOMASZ" calcext:value-type="string">
            <text:p>TOMASZ</text:p>
          </table:table-cell>
          <table:table-cell table:formula="of:=IF(AND([.D202]=[.D201]; [.C202]=[.C201]);[.G201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010144314" calcext:value-type="float">
            <text:p>95010144314</text:p>
          </table:table-cell>
          <table:table-cell office:value-type="string" calcext:value-type="string">
            <text:p>TESTY PENETRACYJNE SIECI WIFI</text:p>
          </table:table-cell>
          <table:table-cell table:formula="of:=VLOOKUP([.B203];[$meldunek.$A$2:.$B$326];2; 0)" office:value-type="float" office:value="45" calcext:value-type="float">
            <text:p>45</text:p>
          </table:table-cell>
          <table:table-cell table:formula="of:=VLOOKUP([.B203];[$studenci.$A$2:.C$100];2)" office:value-type="string" office:string-value="KUCHARSKI" calcext:value-type="string">
            <text:p>KUCHARSKI</text:p>
          </table:table-cell>
          <table:table-cell table:formula="of:=VLOOKUP([.B203];[$studenci.$A$2:.$C$100];3)" office:value-type="string" office:string-value="TOMASZ" calcext:value-type="string">
            <text:p>TOMASZ</text:p>
          </table:table-cell>
          <table:table-cell table:formula="of:=IF(AND([.D203]=[.D202]; [.C203]=[.C202]);[.G202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3042094111" calcext:value-type="float">
            <text:p>93042094111</text:p>
          </table:table-cell>
          <table:table-cell office:value-type="string" calcext:value-type="string">
            <text:p>AUDYT BEZPIECZENSTWA SIECI</text:p>
          </table:table-cell>
          <table:table-cell table:formula="of:=VLOOKUP([.B204];[$meldunek.$A$2:.$B$326];2; 0)" office:value-type="float" office:value="46" calcext:value-type="float">
            <text:p>46</text:p>
          </table:table-cell>
          <table:table-cell table:formula="of:=VLOOKUP([.B204];[$studenci.$A$2:.C$100];2)" office:value-type="string" office:string-value="MROZOWSKI" calcext:value-type="string">
            <text:p>MROZOWSKI</text:p>
          </table:table-cell>
          <table:table-cell table:formula="of:=VLOOKUP([.B204];[$studenci.$A$2:.$C$100];3)" office:value-type="string" office:string-value="DAWID" calcext:value-type="string">
            <text:p>DAWID</text:p>
          </table:table-cell>
          <table:table-cell table:formula="of:=IF(AND([.D204]=[.D203]; [.C204]=[.C203]);[.G203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3041271841" calcext:value-type="float">
            <text:p>93041271841</text:p>
          </table:table-cell>
          <table:table-cell office:value-type="string" calcext:value-type="string">
            <text:p>FIZYKA TECHNICZNA I</text:p>
          </table:table-cell>
          <table:table-cell table:formula="of:=VLOOKUP([.B205];[$meldunek.$A$2:.$B$326];2; 0)" office:value-type="float" office:value="46" calcext:value-type="float">
            <text:p>46</text:p>
          </table:table-cell>
          <table:table-cell table:formula="of:=VLOOKUP([.B205];[$studenci.$A$2:.C$100];2)" office:value-type="string" office:string-value="KLICH" calcext:value-type="string">
            <text:p>KLICH</text:p>
          </table:table-cell>
          <table:table-cell table:formula="of:=VLOOKUP([.B205];[$studenci.$A$2:.$C$100];3)" office:value-type="string" office:string-value="EMILIA" calcext:value-type="string">
            <text:p>EMILIA</text:p>
          </table:table-cell>
          <table:table-cell table:formula="of:=IF(AND([.D205]=[.D204]; [.C205]=[.C204]);[.G204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3101369477" calcext:value-type="float">
            <text:p>93101369477</text:p>
          </table:table-cell>
          <table:table-cell office:value-type="string" calcext:value-type="string">
            <text:p>PODSTAWY KRYPTOGRAFII I</text:p>
          </table:table-cell>
          <table:table-cell table:formula="of:=VLOOKUP([.B206];[$meldunek.$A$2:.$B$326];2; 0)" office:value-type="float" office:value="46" calcext:value-type="float">
            <text:p>46</text:p>
          </table:table-cell>
          <table:table-cell table:formula="of:=VLOOKUP([.B206];[$studenci.$A$2:.C$100];2)" office:value-type="string" office:string-value="KUCHARSKI" calcext:value-type="string">
            <text:p>KUCHARSKI</text:p>
          </table:table-cell>
          <table:table-cell table:formula="of:=VLOOKUP([.B206];[$studenci.$A$2:.$C$100];3)" office:value-type="string" office:string-value="TOMASZ" calcext:value-type="string">
            <text:p>TOMASZ</text:p>
          </table:table-cell>
          <table:table-cell table:formula="of:=IF(AND([.D206]=[.D205]; [.C206]=[.C205]);[.G205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3060757559" calcext:value-type="float">
            <text:p>93060757559</text:p>
          </table:table-cell>
          <table:table-cell office:value-type="string" calcext:value-type="string">
            <text:p>ROBOTYKA II</text:p>
          </table:table-cell>
          <table:table-cell table:formula="of:=VLOOKUP([.B207];[$meldunek.$A$2:.$B$326];2; 0)" office:value-type="float" office:value="46" calcext:value-type="float">
            <text:p>46</text:p>
          </table:table-cell>
          <table:table-cell table:formula="of:=VLOOKUP([.B207];[$studenci.$A$2:.C$100];2)" office:value-type="string" office:string-value="JACKOWSKI" calcext:value-type="string">
            <text:p>JACKOWSKI</text:p>
          </table:table-cell>
          <table:table-cell table:formula="of:=VLOOKUP([.B207];[$studenci.$A$2:.$C$100];3)" office:value-type="string" office:string-value="ADAM" calcext:value-type="string">
            <text:p>ADAM</text:p>
          </table:table-cell>
          <table:table-cell table:formula="of:=IF(AND([.D207]=[.D206]; [.C207]=[.C206]);[.G206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041586933" calcext:value-type="float">
            <text:p>96041586933</text:p>
          </table:table-cell>
          <table:table-cell office:value-type="string" calcext:value-type="string">
            <text:p>JAK DZIALA LINUX</text:p>
          </table:table-cell>
          <table:table-cell table:formula="of:=VLOOKUP([.B208];[$meldunek.$A$2:.$B$326];2; 0)" office:value-type="float" office:value="47" calcext:value-type="float">
            <text:p>47</text:p>
          </table:table-cell>
          <table:table-cell table:formula="of:=VLOOKUP([.B208];[$studenci.$A$2:.C$100];2)" office:value-type="string" office:string-value="KUCHARSKI" calcext:value-type="string">
            <text:p>KUCHARSKI</text:p>
          </table:table-cell>
          <table:table-cell table:formula="of:=VLOOKUP([.B208];[$studenci.$A$2:.$C$100];3)" office:value-type="string" office:string-value="TOMASZ" calcext:value-type="string">
            <text:p>TOMASZ</text:p>
          </table:table-cell>
          <table:table-cell table:formula="of:=IF(AND([.D208]=[.D207]; [.C208]=[.C207]);[.G207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4021031192" calcext:value-type="float">
            <text:p>94021031192</text:p>
          </table:table-cell>
          <table:table-cell office:value-type="string" calcext:value-type="string">
            <text:p>STEROWNIKI PRZEMYSLOWE II</text:p>
          </table:table-cell>
          <table:table-cell table:formula="of:=VLOOKUP([.B209];[$meldunek.$A$2:.$B$326];2; 0)" office:value-type="float" office:value="47" calcext:value-type="float">
            <text:p>47</text:p>
          </table:table-cell>
          <table:table-cell table:formula="of:=VLOOKUP([.B209];[$studenci.$A$2:.C$100];2)" office:value-type="string" office:string-value="KUCHARSKI" calcext:value-type="string">
            <text:p>KUCHARSKI</text:p>
          </table:table-cell>
          <table:table-cell table:formula="of:=VLOOKUP([.B209];[$studenci.$A$2:.$C$100];3)" office:value-type="string" office:string-value="TOMASZ" calcext:value-type="string">
            <text:p>TOMASZ</text:p>
          </table:table-cell>
          <table:table-cell table:formula="of:=IF(AND([.D209]=[.D208]; [.C209]=[.C208]);[.G208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5010286766" calcext:value-type="float">
            <text:p>95010286766</text:p>
          </table:table-cell>
          <table:table-cell office:value-type="string" calcext:value-type="string">
            <text:p>TEORIA GRAFOW</text:p>
          </table:table-cell>
          <table:table-cell table:formula="of:=VLOOKUP([.B210];[$meldunek.$A$2:.$B$326];2; 0)" office:value-type="float" office:value="47" calcext:value-type="float">
            <text:p>47</text:p>
          </table:table-cell>
          <table:table-cell table:formula="of:=VLOOKUP([.B210];[$studenci.$A$2:.C$100];2)" office:value-type="string" office:string-value="KUCHARSKI" calcext:value-type="string">
            <text:p>KUCHARSKI</text:p>
          </table:table-cell>
          <table:table-cell table:formula="of:=VLOOKUP([.B210];[$studenci.$A$2:.$C$100];3)" office:value-type="string" office:string-value="TOMASZ" calcext:value-type="string">
            <text:p>TOMASZ</text:p>
          </table:table-cell>
          <table:table-cell table:formula="of:=IF(AND([.D210]=[.D209]; [.C210]=[.C209]);[.G209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3012423916" calcext:value-type="float">
            <text:p>93012423916</text:p>
          </table:table-cell>
          <table:table-cell office:value-type="string" calcext:value-type="string">
            <text:p>WSTEP DO INFORMATYKI</text:p>
          </table:table-cell>
          <table:table-cell table:formula="of:=VLOOKUP([.B211];[$meldunek.$A$2:.$B$326];2; 0)" office:value-type="float" office:value="47" calcext:value-type="float">
            <text:p>47</text:p>
          </table:table-cell>
          <table:table-cell table:formula="of:=VLOOKUP([.B211];[$studenci.$A$2:.C$100];2)" office:value-type="string" office:string-value="CIESLA" calcext:value-type="string">
            <text:p>CIESLA</text:p>
          </table:table-cell>
          <table:table-cell table:formula="of:=VLOOKUP([.B211];[$studenci.$A$2:.$C$100];3)" office:value-type="string" office:string-value="KRZYSZTOF" calcext:value-type="string">
            <text:p>KRZYSZTOF</text:p>
          </table:table-cell>
          <table:table-cell table:formula="of:=IF(AND([.D211]=[.D210]; [.C211]=[.C210]);[.G210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2052877491" calcext:value-type="float">
            <text:p>92052877491</text:p>
          </table:table-cell>
          <table:table-cell office:value-type="string" calcext:value-type="string">
            <text:p>ZLACZA ELEKTRYCZNE I ELEKTRONICZNE</text:p>
          </table:table-cell>
          <table:table-cell table:formula="of:=VLOOKUP([.B212];[$meldunek.$A$2:.$B$326];2; 0)" office:value-type="float" office:value="47" calcext:value-type="float">
            <text:p>47</text:p>
          </table:table-cell>
          <table:table-cell table:formula="of:=VLOOKUP([.B212];[$studenci.$A$2:.C$100];2)" office:value-type="string" office:string-value="LESKO" calcext:value-type="string">
            <text:p>LESKO</text:p>
          </table:table-cell>
          <table:table-cell table:formula="of:=VLOOKUP([.B212];[$studenci.$A$2:.$C$100];3)" office:value-type="string" office:string-value="WOJCIECH" calcext:value-type="string">
            <text:p>WOJCIECH</text:p>
          </table:table-cell>
          <table:table-cell table:formula="of:=IF(AND([.D212]=[.D211]; [.C212]=[.C211]);[.G211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5112894814" calcext:value-type="float">
            <text:p>95112894814</text:p>
          </table:table-cell>
          <table:table-cell office:value-type="string" calcext:value-type="string">
            <text:p>ANALIZA MATEMATYCZNA II</text:p>
          </table:table-cell>
          <table:table-cell table:formula="of:=VLOOKUP([.B213];[$meldunek.$A$2:.$B$326];2; 0)" office:value-type="float" office:value="48" calcext:value-type="float">
            <text:p>48</text:p>
          </table:table-cell>
          <table:table-cell table:formula="of:=VLOOKUP([.B213];[$studenci.$A$2:.C$100];2)" office:value-type="string" office:string-value="KUCHARSKI" calcext:value-type="string">
            <text:p>KUCHARSKI</text:p>
          </table:table-cell>
          <table:table-cell table:formula="of:=VLOOKUP([.B213];[$studenci.$A$2:.$C$100];3)" office:value-type="string" office:string-value="TOMASZ" calcext:value-type="string">
            <text:p>TOMASZ</text:p>
          </table:table-cell>
          <table:table-cell table:formula="of:=IF(AND([.D213]=[.D212]; [.C213]=[.C212]);[.G212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5050162572" calcext:value-type="float">
            <text:p>95050162572</text:p>
          </table:table-cell>
          <table:table-cell office:value-type="string" calcext:value-type="string">
            <text:p>BIBLIA ASSEMBLERA I</text:p>
          </table:table-cell>
          <table:table-cell table:formula="of:=VLOOKUP([.B214];[$meldunek.$A$2:.$B$326];2; 0)" office:value-type="float" office:value="48" calcext:value-type="float">
            <text:p>48</text:p>
          </table:table-cell>
          <table:table-cell table:formula="of:=VLOOKUP([.B214];[$studenci.$A$2:.C$100];2)" office:value-type="string" office:string-value="KUCHARSKI" calcext:value-type="string">
            <text:p>KUCHARSKI</text:p>
          </table:table-cell>
          <table:table-cell table:formula="of:=VLOOKUP([.B214];[$studenci.$A$2:.$C$100];3)" office:value-type="string" office:string-value="TOMASZ" calcext:value-type="string">
            <text:p>TOMASZ</text:p>
          </table:table-cell>
          <table:table-cell table:formula="of:=IF(AND([.D214]=[.D213]; [.C214]=[.C213]);[.G213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2080361249" calcext:value-type="float">
            <text:p>92080361249</text:p>
          </table:table-cell>
          <table:table-cell office:value-type="string" calcext:value-type="string">
            <text:p>CHEMIA KWANTOWA I</text:p>
          </table:table-cell>
          <table:table-cell table:formula="of:=VLOOKUP([.B215];[$meldunek.$A$2:.$B$326];2; 0)" office:value-type="float" office:value="48" calcext:value-type="float">
            <text:p>48</text:p>
          </table:table-cell>
          <table:table-cell table:formula="of:=VLOOKUP([.B215];[$studenci.$A$2:.C$100];2)" office:value-type="string" office:string-value="WOROBIJ" calcext:value-type="string">
            <text:p>WOROBIJ</text:p>
          </table:table-cell>
          <table:table-cell table:formula="of:=VLOOKUP([.B215];[$studenci.$A$2:.$C$100];3)" office:value-type="string" office:string-value="STANISLAWA" calcext:value-type="string">
            <text:p>STANISLAWA</text:p>
          </table:table-cell>
          <table:table-cell table:formula="of:=IF(AND([.D215]=[.D214]; [.C215]=[.C214]);[.G214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6090634229" calcext:value-type="float">
            <text:p>96090634229</text:p>
          </table:table-cell>
          <table:table-cell office:value-type="string" calcext:value-type="string">
            <text:p>KATALOG CYFROWYCH UKLADOW SCALONYCH</text:p>
          </table:table-cell>
          <table:table-cell table:formula="of:=VLOOKUP([.B216];[$meldunek.$A$2:.$B$326];2; 0)" office:value-type="float" office:value="48" calcext:value-type="float">
            <text:p>48</text:p>
          </table:table-cell>
          <table:table-cell table:formula="of:=VLOOKUP([.B216];[$studenci.$A$2:.C$100];2)" office:value-type="string" office:string-value="KUCHARSKI" calcext:value-type="string">
            <text:p>KUCHARSKI</text:p>
          </table:table-cell>
          <table:table-cell table:formula="of:=VLOOKUP([.B216];[$studenci.$A$2:.$C$100];3)" office:value-type="string" office:string-value="TOMASZ" calcext:value-type="string">
            <text:p>TOMASZ</text:p>
          </table:table-cell>
          <table:table-cell table:formula="of:=IF(AND([.D216]=[.D215]; [.C216]=[.C215]);[.G215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3120948925" calcext:value-type="float">
            <text:p>93120948925</text:p>
          </table:table-cell>
          <table:table-cell office:value-type="string" calcext:value-type="string">
            <text:p>PROGRAMOWANIE MIKROKONTROLEROW II</text:p>
          </table:table-cell>
          <table:table-cell table:formula="of:=VLOOKUP([.B217];[$meldunek.$A$2:.$B$326];2; 0)" office:value-type="float" office:value="48" calcext:value-type="float">
            <text:p>48</text:p>
          </table:table-cell>
          <table:table-cell table:formula="of:=VLOOKUP([.B217];[$studenci.$A$2:.C$100];2)" office:value-type="string" office:string-value="KUCHARSKI" calcext:value-type="string">
            <text:p>KUCHARSKI</text:p>
          </table:table-cell>
          <table:table-cell table:formula="of:=VLOOKUP([.B217];[$studenci.$A$2:.$C$100];3)" office:value-type="string" office:string-value="TOMASZ" calcext:value-type="string">
            <text:p>TOMASZ</text:p>
          </table:table-cell>
          <table:table-cell table:formula="of:=IF(AND([.D217]=[.D216]; [.C217]=[.C216]);[.G216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4062811591" calcext:value-type="float">
            <text:p>94062811591</text:p>
          </table:table-cell>
          <table:table-cell office:value-type="string" calcext:value-type="string">
            <text:p>ANALIZA I KOREKCJA BLEDOW</text:p>
          </table:table-cell>
          <table:table-cell table:formula="of:=VLOOKUP([.B218];[$meldunek.$A$2:.$B$326];2; 0)" office:value-type="float" office:value="49" calcext:value-type="float">
            <text:p>49</text:p>
          </table:table-cell>
          <table:table-cell table:formula="of:=VLOOKUP([.B218];[$studenci.$A$2:.C$100];2)" office:value-type="string" office:string-value="KUCHARSKI" calcext:value-type="string">
            <text:p>KUCHARSKI</text:p>
          </table:table-cell>
          <table:table-cell table:formula="of:=VLOOKUP([.B218];[$studenci.$A$2:.$C$100];3)" office:value-type="string" office:string-value="TOMASZ" calcext:value-type="string">
            <text:p>TOMASZ</text:p>
          </table:table-cell>
          <table:table-cell table:formula="of:=IF(AND([.D218]=[.D217]; [.C218]=[.C217]);[.G217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5031582894" calcext:value-type="float">
            <text:p>95031582894</text:p>
          </table:table-cell>
          <table:table-cell office:value-type="string" calcext:value-type="string">
            <text:p>ELEKTRONIKA CYFROWA II</text:p>
          </table:table-cell>
          <table:table-cell table:formula="of:=VLOOKUP([.B219];[$meldunek.$A$2:.$B$326];2; 0)" office:value-type="float" office:value="49" calcext:value-type="float">
            <text:p>49</text:p>
          </table:table-cell>
          <table:table-cell table:formula="of:=VLOOKUP([.B219];[$studenci.$A$2:.C$100];2)" office:value-type="string" office:string-value="KUCHARSKI" calcext:value-type="string">
            <text:p>KUCHARSKI</text:p>
          </table:table-cell>
          <table:table-cell table:formula="of:=VLOOKUP([.B219];[$studenci.$A$2:.$C$100];3)" office:value-type="string" office:string-value="TOMASZ" calcext:value-type="string">
            <text:p>TOMASZ</text:p>
          </table:table-cell>
          <table:table-cell table:formula="of:=IF(AND([.D219]=[.D218]; [.C219]=[.C218]);[.G218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2121027392" calcext:value-type="float">
            <text:p>92121027392</text:p>
          </table:table-cell>
          <table:table-cell office:value-type="string" calcext:value-type="string">
            <text:p>AUTOCAD DOBRE PRAKTYKI</text:p>
          </table:table-cell>
          <table:table-cell table:formula="of:=VLOOKUP([.B220];[$meldunek.$A$2:.$B$326];2; 0)" office:value-type="float" office:value="50" calcext:value-type="float">
            <text:p>50</text:p>
          </table:table-cell>
          <table:table-cell table:formula="of:=VLOOKUP([.B220];[$studenci.$A$2:.C$100];2)" office:value-type="string" office:string-value="SPIEWAK" calcext:value-type="string">
            <text:p>SPIEWAK</text:p>
          </table:table-cell>
          <table:table-cell table:formula="of:=VLOOKUP([.B220];[$studenci.$A$2:.$C$100];3)" office:value-type="string" office:string-value="RAFAL" calcext:value-type="string">
            <text:p>RAFAL</text:p>
          </table:table-cell>
          <table:table-cell table:formula="of:=IF(AND([.D220]=[.D219]; [.C220]=[.C219]);[.G219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3091278935" calcext:value-type="float">
            <text:p>93091278935</text:p>
          </table:table-cell>
          <table:table-cell office:value-type="string" calcext:value-type="string">
            <text:p>AUTOMATYKA II</text:p>
          </table:table-cell>
          <table:table-cell table:formula="of:=VLOOKUP([.B221];[$meldunek.$A$2:.$B$326];2; 0)" office:value-type="float" office:value="50" calcext:value-type="float">
            <text:p>50</text:p>
          </table:table-cell>
          <table:table-cell table:formula="of:=VLOOKUP([.B221];[$studenci.$A$2:.C$100];2)" office:value-type="string" office:string-value="PORADA" calcext:value-type="string">
            <text:p>PORADA</text:p>
          </table:table-cell>
          <table:table-cell table:formula="of:=VLOOKUP([.B221];[$studenci.$A$2:.$C$100];3)" office:value-type="string" office:string-value="EDWARD" calcext:value-type="string">
            <text:p>EDWARD</text:p>
          </table:table-cell>
          <table:table-cell table:formula="of:=IF(AND([.D221]=[.D220]; [.C221]=[.C220]);[.G220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6051078792" calcext:value-type="float">
            <text:p>96051078792</text:p>
          </table:table-cell>
          <table:table-cell office:value-type="string" calcext:value-type="string">
            <text:p>AUTOMATYKA III</text:p>
          </table:table-cell>
          <table:table-cell table:formula="of:=VLOOKUP([.B222];[$meldunek.$A$2:.$B$326];2; 0)" office:value-type="float" office:value="50" calcext:value-type="float">
            <text:p>50</text:p>
          </table:table-cell>
          <table:table-cell table:formula="of:=VLOOKUP([.B222];[$studenci.$A$2:.C$100];2)" office:value-type="string" office:string-value="KUCHARSKI" calcext:value-type="string">
            <text:p>KUCHARSKI</text:p>
          </table:table-cell>
          <table:table-cell table:formula="of:=VLOOKUP([.B222];[$studenci.$A$2:.$C$100];3)" office:value-type="string" office:string-value="TOMASZ" calcext:value-type="string">
            <text:p>TOMASZ</text:p>
          </table:table-cell>
          <table:table-cell table:formula="of:=IF(AND([.D222]=[.D221]; [.C222]=[.C221]);[.G221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5082916158" calcext:value-type="float">
            <text:p>95082916158</text:p>
          </table:table-cell>
          <table:table-cell office:value-type="string" calcext:value-type="string">
            <text:p>LINUX KSIEGA ADMINISTRATORA I</text:p>
          </table:table-cell>
          <table:table-cell table:formula="of:=VLOOKUP([.B223];[$meldunek.$A$2:.$B$326];2; 0)" office:value-type="float" office:value="50" calcext:value-type="float">
            <text:p>50</text:p>
          </table:table-cell>
          <table:table-cell table:formula="of:=VLOOKUP([.B223];[$studenci.$A$2:.C$100];2)" office:value-type="string" office:string-value="KUCHARSKI" calcext:value-type="string">
            <text:p>KUCHARSKI</text:p>
          </table:table-cell>
          <table:table-cell table:formula="of:=VLOOKUP([.B223];[$studenci.$A$2:.$C$100];3)" office:value-type="string" office:string-value="TOMASZ" calcext:value-type="string">
            <text:p>TOMASZ</text:p>
          </table:table-cell>
          <table:table-cell table:formula="of:=IF(AND([.D223]=[.D222]; [.C223]=[.C222]);[.G222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2121027392" calcext:value-type="float">
            <text:p>92121027392</text:p>
          </table:table-cell>
          <table:table-cell office:value-type="string" calcext:value-type="string">
            <text:p>TESTOWANIE UKLADOW VLSI</text:p>
          </table:table-cell>
          <table:table-cell table:formula="of:=VLOOKUP([.B224];[$meldunek.$A$2:.$B$326];2; 0)" office:value-type="float" office:value="50" calcext:value-type="float">
            <text:p>50</text:p>
          </table:table-cell>
          <table:table-cell table:formula="of:=VLOOKUP([.B224];[$studenci.$A$2:.C$100];2)" office:value-type="string" office:string-value="SPIEWAK" calcext:value-type="string">
            <text:p>SPIEWAK</text:p>
          </table:table-cell>
          <table:table-cell table:formula="of:=VLOOKUP([.B224];[$studenci.$A$2:.$C$100];3)" office:value-type="string" office:string-value="RAFAL" calcext:value-type="string">
            <text:p>RAFAL</text:p>
          </table:table-cell>
          <table:table-cell table:formula="of:=IF(AND([.D224]=[.D223]; [.C224]=[.C223]);[.G223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5092264276" calcext:value-type="float">
            <text:p>95092264276</text:p>
          </table:table-cell>
          <table:table-cell office:value-type="string" calcext:value-type="string">
            <text:p>TESTOWANIE UKLADOW VLSI</text:p>
          </table:table-cell>
          <table:table-cell table:formula="of:=VLOOKUP([.B225];[$meldunek.$A$2:.$B$326];2; 0)" office:value-type="float" office:value="50" calcext:value-type="float">
            <text:p>50</text:p>
          </table:table-cell>
          <table:table-cell table:formula="of:=VLOOKUP([.B225];[$studenci.$A$2:.C$100];2)" office:value-type="string" office:string-value="KUCHARSKI" calcext:value-type="string">
            <text:p>KUCHARSKI</text:p>
          </table:table-cell>
          <table:table-cell table:formula="of:=VLOOKUP([.B225];[$studenci.$A$2:.$C$100];3)" office:value-type="string" office:string-value="TOMASZ" calcext:value-type="string">
            <text:p>TOMASZ</text:p>
          </table:table-cell>
          <table:table-cell table:formula="of:=IF(AND([.D225]=[.D224]; [.C225]=[.C224]);[.G224]+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2121027392" calcext:value-type="float">
            <text:p>92121027392</text:p>
          </table:table-cell>
          <table:table-cell office:value-type="string" calcext:value-type="string">
            <text:p>TESTY PENETRACYJNE SIECI WIFI</text:p>
          </table:table-cell>
          <table:table-cell table:formula="of:=VLOOKUP([.B226];[$meldunek.$A$2:.$B$326];2; 0)" office:value-type="float" office:value="50" calcext:value-type="float">
            <text:p>50</text:p>
          </table:table-cell>
          <table:table-cell table:formula="of:=VLOOKUP([.B226];[$studenci.$A$2:.C$100];2)" office:value-type="string" office:string-value="SPIEWAK" calcext:value-type="string">
            <text:p>SPIEWAK</text:p>
          </table:table-cell>
          <table:table-cell table:formula="of:=VLOOKUP([.B226];[$studenci.$A$2:.$C$100];3)" office:value-type="string" office:string-value="RAFAL" calcext:value-type="string">
            <text:p>RAFAL</text:p>
          </table:table-cell>
          <table:table-cell table:formula="of:=IF(AND([.D226]=[.D225]; [.C226]=[.C225]);[.G225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3092435575" calcext:value-type="float">
            <text:p>93092435575</text:p>
          </table:table-cell>
          <table:table-cell office:value-type="string" calcext:value-type="string">
            <text:p>ALGERBA II</text:p>
          </table:table-cell>
          <table:table-cell table:formula="of:=VLOOKUP([.B227];[$meldunek.$A$2:.$B$326];2; 0)" office:value-type="float" office:value="51" calcext:value-type="float">
            <text:p>51</text:p>
          </table:table-cell>
          <table:table-cell table:formula="of:=VLOOKUP([.B227];[$studenci.$A$2:.C$100];2)" office:value-type="string" office:string-value="KUCHARSKI" calcext:value-type="string">
            <text:p>KUCHARSKI</text:p>
          </table:table-cell>
          <table:table-cell table:formula="of:=VLOOKUP([.B227];[$studenci.$A$2:.$C$100];3)" office:value-type="string" office:string-value="TOMASZ" calcext:value-type="string">
            <text:p>TOMASZ</text:p>
          </table:table-cell>
          <table:table-cell table:formula="of:=IF(AND([.D227]=[.D226]; [.C227]=[.C226]);[.G226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5050294464" calcext:value-type="float">
            <text:p>95050294464</text:p>
          </table:table-cell>
          <table:table-cell office:value-type="string" calcext:value-type="string">
            <text:p>ANSI C</text:p>
          </table:table-cell>
          <table:table-cell table:formula="of:=VLOOKUP([.B228];[$meldunek.$A$2:.$B$326];2; 0)" office:value-type="float" office:value="51" calcext:value-type="float">
            <text:p>51</text:p>
          </table:table-cell>
          <table:table-cell table:formula="of:=VLOOKUP([.B228];[$studenci.$A$2:.C$100];2)" office:value-type="string" office:string-value="KUCHARSKI" calcext:value-type="string">
            <text:p>KUCHARSKI</text:p>
          </table:table-cell>
          <table:table-cell table:formula="of:=VLOOKUP([.B228];[$studenci.$A$2:.$C$100];3)" office:value-type="string" office:string-value="TOMASZ" calcext:value-type="string">
            <text:p>TOMASZ</text:p>
          </table:table-cell>
          <table:table-cell table:formula="of:=IF(AND([.D228]=[.D227]; [.C228]=[.C227]);[.G227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5030438448" calcext:value-type="float">
            <text:p>95030438448</text:p>
          </table:table-cell>
          <table:table-cell office:value-type="string" calcext:value-type="string">
            <text:p>AUTOCAD DOBRE PRAKTYKI</text:p>
          </table:table-cell>
          <table:table-cell table:formula="of:=VLOOKUP([.B229];[$meldunek.$A$2:.$B$326];2; 0)" office:value-type="float" office:value="51" calcext:value-type="float">
            <text:p>51</text:p>
          </table:table-cell>
          <table:table-cell table:formula="of:=VLOOKUP([.B229];[$studenci.$A$2:.C$100];2)" office:value-type="string" office:string-value="KUCHARSKI" calcext:value-type="string">
            <text:p>KUCHARSKI</text:p>
          </table:table-cell>
          <table:table-cell table:formula="of:=VLOOKUP([.B229];[$studenci.$A$2:.$C$100];3)" office:value-type="string" office:string-value="TOMASZ" calcext:value-type="string">
            <text:p>TOMASZ</text:p>
          </table:table-cell>
          <table:table-cell table:formula="of:=IF(AND([.D229]=[.D228]; [.C229]=[.C228]);[.G228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3021324462" calcext:value-type="float">
            <text:p>93021324462</text:p>
          </table:table-cell>
          <table:table-cell office:value-type="string" calcext:value-type="string">
            <text:p>CHEMIA KWANTOWA II</text:p>
          </table:table-cell>
          <table:table-cell table:formula="of:=VLOOKUP([.B230];[$meldunek.$A$2:.$B$326];2; 0)" office:value-type="float" office:value="51" calcext:value-type="float">
            <text:p>51</text:p>
          </table:table-cell>
          <table:table-cell table:formula="of:=VLOOKUP([.B230];[$studenci.$A$2:.C$100];2)" office:value-type="string" office:string-value="PATER" calcext:value-type="string">
            <text:p>PATER</text:p>
          </table:table-cell>
          <table:table-cell table:formula="of:=VLOOKUP([.B230];[$studenci.$A$2:.$C$100];3)" office:value-type="string" office:string-value="ZOFIA" calcext:value-type="string">
            <text:p>ZOFIA</text:p>
          </table:table-cell>
          <table:table-cell table:formula="of:=IF(AND([.D230]=[.D229]; [.C230]=[.C229]);[.G229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3012248937" calcext:value-type="float">
            <text:p>93012248937</text:p>
          </table:table-cell>
          <table:table-cell office:value-type="string" calcext:value-type="string">
            <text:p>FIZYKA TECHNICZNA II</text:p>
          </table:table-cell>
          <table:table-cell table:formula="of:=VLOOKUP([.B231];[$meldunek.$A$2:.$B$326];2; 0)" office:value-type="float" office:value="51" calcext:value-type="float">
            <text:p>51</text:p>
          </table:table-cell>
          <table:table-cell table:formula="of:=VLOOKUP([.B231];[$studenci.$A$2:.C$100];2)" office:value-type="string" office:string-value="PIWKOWSKI" calcext:value-type="string">
            <text:p>PIWKOWSKI</text:p>
          </table:table-cell>
          <table:table-cell table:formula="of:=VLOOKUP([.B231];[$studenci.$A$2:.$C$100];3)" office:value-type="string" office:string-value="EUGENIUSZ" calcext:value-type="string">
            <text:p>EUGENIUSZ</text:p>
          </table:table-cell>
          <table:table-cell table:formula="of:=IF(AND([.D231]=[.D230]; [.C231]=[.C230]);[.G230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5103086594" calcext:value-type="float">
            <text:p>95103086594</text:p>
          </table:table-cell>
          <table:table-cell office:value-type="string" calcext:value-type="string">
            <text:p>KANONY WIEDZY PROGRAMISTYCZNEJ</text:p>
          </table:table-cell>
          <table:table-cell table:formula="of:=VLOOKUP([.B232];[$meldunek.$A$2:.$B$326];2; 0)" office:value-type="float" office:value="51" calcext:value-type="float">
            <text:p>51</text:p>
          </table:table-cell>
          <table:table-cell table:formula="of:=VLOOKUP([.B232];[$studenci.$A$2:.C$100];2)" office:value-type="string" office:string-value="KUCHARSKI" calcext:value-type="string">
            <text:p>KUCHARSKI</text:p>
          </table:table-cell>
          <table:table-cell table:formula="of:=VLOOKUP([.B232];[$studenci.$A$2:.$C$100];3)" office:value-type="string" office:string-value="TOMASZ" calcext:value-type="string">
            <text:p>TOMASZ</text:p>
          </table:table-cell>
          <table:table-cell table:formula="of:=IF(AND([.D232]=[.D231]; [.C232]=[.C231]);[.G231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3091812971" calcext:value-type="float">
            <text:p>93091812971</text:p>
          </table:table-cell>
          <table:table-cell office:value-type="string" calcext:value-type="string">
            <text:p>RELACYJNE BAZY DANYCH II</text:p>
          </table:table-cell>
          <table:table-cell table:formula="of:=VLOOKUP([.B233];[$meldunek.$A$2:.$B$326];2; 0)" office:value-type="float" office:value="51" calcext:value-type="float">
            <text:p>51</text:p>
          </table:table-cell>
          <table:table-cell table:formula="of:=VLOOKUP([.B233];[$studenci.$A$2:.C$100];2)" office:value-type="string" office:string-value="MROZINSKI" calcext:value-type="string">
            <text:p>MROZINSKI</text:p>
          </table:table-cell>
          <table:table-cell table:formula="of:=VLOOKUP([.B233];[$studenci.$A$2:.$C$100];3)" office:value-type="string" office:string-value="ROBERT" calcext:value-type="string">
            <text:p>ROBERT</text:p>
          </table:table-cell>
          <table:table-cell table:formula="of:=IF(AND([.D233]=[.D232]; [.C233]=[.C232]);[.G232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3041061585" calcext:value-type="float">
            <text:p>93041061585</text:p>
          </table:table-cell>
          <table:table-cell office:value-type="string" calcext:value-type="string">
            <text:p>RELACYJNE BAZY DANYCH III</text:p>
          </table:table-cell>
          <table:table-cell table:formula="of:=VLOOKUP([.B234];[$meldunek.$A$2:.$B$326];2; 0)" office:value-type="float" office:value="51" calcext:value-type="float">
            <text:p>51</text:p>
          </table:table-cell>
          <table:table-cell table:formula="of:=VLOOKUP([.B234];[$studenci.$A$2:.C$100];2)" office:value-type="string" office:string-value="ANTOSIEWICZ" calcext:value-type="string">
            <text:p>ANTOSIEWICZ</text:p>
          </table:table-cell>
          <table:table-cell table:formula="of:=VLOOKUP([.B234];[$studenci.$A$2:.$C$100];3)" office:value-type="string" office:string-value="MARCELINA" calcext:value-type="string">
            <text:p>MARCELINA</text:p>
          </table:table-cell>
          <table:table-cell table:formula="of:=IF(AND([.D234]=[.D233]; [.C234]=[.C233]);[.G233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4093037193" calcext:value-type="float">
            <text:p>94093037193</text:p>
          </table:table-cell>
          <table:table-cell office:value-type="string" calcext:value-type="string">
            <text:p>TEORIA GRAFOW</text:p>
          </table:table-cell>
          <table:table-cell table:formula="of:=VLOOKUP([.B235];[$meldunek.$A$2:.$B$326];2; 0)" office:value-type="float" office:value="51" calcext:value-type="float">
            <text:p>51</text:p>
          </table:table-cell>
          <table:table-cell table:formula="of:=VLOOKUP([.B235];[$studenci.$A$2:.C$100];2)" office:value-type="string" office:string-value="KUCHARSKI" calcext:value-type="string">
            <text:p>KUCHARSKI</text:p>
          </table:table-cell>
          <table:table-cell table:formula="of:=VLOOKUP([.B235];[$studenci.$A$2:.$C$100];3)" office:value-type="string" office:string-value="TOMASZ" calcext:value-type="string">
            <text:p>TOMASZ</text:p>
          </table:table-cell>
          <table:table-cell table:formula="of:=IF(AND([.D235]=[.D234]; [.C235]=[.C234]);[.G234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7022784472" calcext:value-type="float">
            <text:p>97022784472</text:p>
          </table:table-cell>
          <table:table-cell office:value-type="string" calcext:value-type="string">
            <text:p>WSTEP DO CSS3 I HTML5</text:p>
          </table:table-cell>
          <table:table-cell table:formula="of:=VLOOKUP([.B236];[$meldunek.$A$2:.$B$326];2; 0)" office:value-type="float" office:value="51" calcext:value-type="float">
            <text:p>51</text:p>
          </table:table-cell>
          <table:table-cell table:formula="of:=VLOOKUP([.B236];[$studenci.$A$2:.C$100];2)" office:value-type="string" office:string-value="KUCHARSKI" calcext:value-type="string">
            <text:p>KUCHARSKI</text:p>
          </table:table-cell>
          <table:table-cell table:formula="of:=VLOOKUP([.B236];[$studenci.$A$2:.$C$100];3)" office:value-type="string" office:string-value="TOMASZ" calcext:value-type="string">
            <text:p>TOMASZ</text:p>
          </table:table-cell>
          <table:table-cell table:formula="of:=IF(AND([.D236]=[.D235]; [.C236]=[.C235]);[.G235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6112171271" calcext:value-type="float">
            <text:p>96112171271</text:p>
          </table:table-cell>
          <table:table-cell office:value-type="string" calcext:value-type="string">
            <text:p>WSTEP DO TEORII LICZB</text:p>
          </table:table-cell>
          <table:table-cell table:formula="of:=VLOOKUP([.B237];[$meldunek.$A$2:.$B$326];2; 0)" office:value-type="float" office:value="51" calcext:value-type="float">
            <text:p>51</text:p>
          </table:table-cell>
          <table:table-cell table:formula="of:=VLOOKUP([.B237];[$studenci.$A$2:.C$100];2)" office:value-type="string" office:string-value="KUCHARSKI" calcext:value-type="string">
            <text:p>KUCHARSKI</text:p>
          </table:table-cell>
          <table:table-cell table:formula="of:=VLOOKUP([.B237];[$studenci.$A$2:.$C$100];3)" office:value-type="string" office:string-value="TOMASZ" calcext:value-type="string">
            <text:p>TOMASZ</text:p>
          </table:table-cell>
          <table:table-cell table:formula="of:=IF(AND([.D237]=[.D236]; [.C237]=[.C236]);[.G236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6092746489" calcext:value-type="float">
            <text:p>96092746489</text:p>
          </table:table-cell>
          <table:table-cell office:value-type="string" calcext:value-type="string">
            <text:p>ELEKTRONIKA CYFROWA II</text:p>
          </table:table-cell>
          <table:table-cell table:formula="of:=VLOOKUP([.B238];[$meldunek.$A$2:.$B$326];2; 0)" office:value-type="float" office:value="52" calcext:value-type="float">
            <text:p>52</text:p>
          </table:table-cell>
          <table:table-cell table:formula="of:=VLOOKUP([.B238];[$studenci.$A$2:.C$100];2)" office:value-type="string" office:string-value="KUCHARSKI" calcext:value-type="string">
            <text:p>KUCHARSKI</text:p>
          </table:table-cell>
          <table:table-cell table:formula="of:=VLOOKUP([.B238];[$studenci.$A$2:.$C$100];3)" office:value-type="string" office:string-value="TOMASZ" calcext:value-type="string">
            <text:p>TOMASZ</text:p>
          </table:table-cell>
          <table:table-cell table:formula="of:=IF(AND([.D238]=[.D237]; [.C238]=[.C237]);[.G237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3060626866" calcext:value-type="float">
            <text:p>93060626866</text:p>
          </table:table-cell>
          <table:table-cell office:value-type="string" calcext:value-type="string">
            <text:p>LINUX KSIEGA ADMINISTRATORA I</text:p>
          </table:table-cell>
          <table:table-cell table:formula="of:=VLOOKUP([.B239];[$meldunek.$A$2:.$B$326];2; 0)" office:value-type="float" office:value="52" calcext:value-type="float">
            <text:p>52</text:p>
          </table:table-cell>
          <table:table-cell table:formula="of:=VLOOKUP([.B239];[$studenci.$A$2:.C$100];2)" office:value-type="string" office:string-value="JAROCKA" calcext:value-type="string">
            <text:p>JAROCKA</text:p>
          </table:table-cell>
          <table:table-cell table:formula="of:=VLOOKUP([.B239];[$studenci.$A$2:.$C$100];3)" office:value-type="string" office:string-value="URSZULA" calcext:value-type="string">
            <text:p>URSZULA</text:p>
          </table:table-cell>
          <table:table-cell table:formula="of:=IF(AND([.D239]=[.D238]; [.C239]=[.C238]);[.G238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5020584568" calcext:value-type="float">
            <text:p>95020584568</text:p>
          </table:table-cell>
          <table:table-cell office:value-type="string" calcext:value-type="string">
            <text:p>TEORIA GIER</text:p>
          </table:table-cell>
          <table:table-cell table:formula="of:=VLOOKUP([.B240];[$meldunek.$A$2:.$B$326];2; 0)" office:value-type="float" office:value="52" calcext:value-type="float">
            <text:p>52</text:p>
          </table:table-cell>
          <table:table-cell table:formula="of:=VLOOKUP([.B240];[$studenci.$A$2:.C$100];2)" office:value-type="string" office:string-value="KUCHARSKI" calcext:value-type="string">
            <text:p>KUCHARSKI</text:p>
          </table:table-cell>
          <table:table-cell table:formula="of:=VLOOKUP([.B240];[$studenci.$A$2:.$C$100];3)" office:value-type="string" office:string-value="TOMASZ" calcext:value-type="string">
            <text:p>TOMASZ</text:p>
          </table:table-cell>
          <table:table-cell table:formula="of:=IF(AND([.D240]=[.D239]; [.C240]=[.C239]);[.G239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5091292595" calcext:value-type="float">
            <text:p>95091292595</text:p>
          </table:table-cell>
          <table:table-cell office:value-type="string" calcext:value-type="string">
            <text:p>ALGORYTMY BEZ TAJEMNIC</text:p>
          </table:table-cell>
          <table:table-cell table:formula="of:=VLOOKUP([.B241];[$meldunek.$A$2:.$B$326];2; 0)" office:value-type="float" office:value="53" calcext:value-type="float">
            <text:p>53</text:p>
          </table:table-cell>
          <table:table-cell table:formula="of:=VLOOKUP([.B241];[$studenci.$A$2:.C$100];2)" office:value-type="string" office:string-value="KUCHARSKI" calcext:value-type="string">
            <text:p>KUCHARSKI</text:p>
          </table:table-cell>
          <table:table-cell table:formula="of:=VLOOKUP([.B241];[$studenci.$A$2:.$C$100];3)" office:value-type="string" office:string-value="TOMASZ" calcext:value-type="string">
            <text:p>TOMASZ</text:p>
          </table:table-cell>
          <table:table-cell table:formula="of:=IF(AND([.D241]=[.D240]; [.C241]=[.C240]);[.G240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6081684932" calcext:value-type="float">
            <text:p>96081684932</text:p>
          </table:table-cell>
          <table:table-cell office:value-type="string" calcext:value-type="string">
            <text:p>ANALIZA MATEMATYCZNA I</text:p>
          </table:table-cell>
          <table:table-cell table:formula="of:=VLOOKUP([.B242];[$meldunek.$A$2:.$B$326];2; 0)" office:value-type="float" office:value="53" calcext:value-type="float">
            <text:p>53</text:p>
          </table:table-cell>
          <table:table-cell table:formula="of:=VLOOKUP([.B242];[$studenci.$A$2:.C$100];2)" office:value-type="string" office:string-value="KUCHARSKI" calcext:value-type="string">
            <text:p>KUCHARSKI</text:p>
          </table:table-cell>
          <table:table-cell table:formula="of:=VLOOKUP([.B242];[$studenci.$A$2:.$C$100];3)" office:value-type="string" office:string-value="TOMASZ" calcext:value-type="string">
            <text:p>TOMASZ</text:p>
          </table:table-cell>
          <table:table-cell table:formula="of:=IF(AND([.D242]=[.D241]; [.C242]=[.C241]);[.G241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2111027117" calcext:value-type="float">
            <text:p>92111027117</text:p>
          </table:table-cell>
          <table:table-cell office:value-type="string" calcext:value-type="string">
            <text:p>ANALIZA MATEMATYCZNA I</text:p>
          </table:table-cell>
          <table:table-cell table:formula="of:=VLOOKUP([.B243];[$meldunek.$A$2:.$B$326];2; 0)" office:value-type="float" office:value="53" calcext:value-type="float">
            <text:p>53</text:p>
          </table:table-cell>
          <table:table-cell table:formula="of:=VLOOKUP([.B243];[$studenci.$A$2:.C$100];2)" office:value-type="string" office:string-value="SIERON" calcext:value-type="string">
            <text:p>SIERON</text:p>
          </table:table-cell>
          <table:table-cell table:formula="of:=VLOOKUP([.B243];[$studenci.$A$2:.$C$100];3)" office:value-type="string" office:string-value="LECH" calcext:value-type="string">
            <text:p>LECH</text:p>
          </table:table-cell>
          <table:table-cell table:formula="of:=IF(AND([.D243]=[.D242]; [.C243]=[.C242]);[.G242]+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2122718336" calcext:value-type="float">
            <text:p>92122718336</text:p>
          </table:table-cell>
          <table:table-cell office:value-type="string" calcext:value-type="string">
            <text:p>CHEMIA FIZYCZNA</text:p>
          </table:table-cell>
          <table:table-cell table:formula="of:=VLOOKUP([.B244];[$meldunek.$A$2:.$B$326];2; 0)" office:value-type="float" office:value="53" calcext:value-type="float">
            <text:p>53</text:p>
          </table:table-cell>
          <table:table-cell table:formula="of:=VLOOKUP([.B244];[$studenci.$A$2:.C$100];2)" office:value-type="string" office:string-value="PIEKUT" calcext:value-type="string">
            <text:p>PIEKUT</text:p>
          </table:table-cell>
          <table:table-cell table:formula="of:=VLOOKUP([.B244];[$studenci.$A$2:.$C$100];3)" office:value-type="string" office:string-value="SZYMON" calcext:value-type="string">
            <text:p>SZYMON</text:p>
          </table:table-cell>
          <table:table-cell table:formula="of:=IF(AND([.D244]=[.D243]; [.C244]=[.C243]);[.G243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6051865921" calcext:value-type="float">
            <text:p>96051865921</text:p>
          </table:table-cell>
          <table:table-cell office:value-type="string" calcext:value-type="string">
            <text:p>ELEKTRONIKA CYFROWA I</text:p>
          </table:table-cell>
          <table:table-cell table:formula="of:=VLOOKUP([.B245];[$meldunek.$A$2:.$B$326];2; 0)" office:value-type="float" office:value="53" calcext:value-type="float">
            <text:p>53</text:p>
          </table:table-cell>
          <table:table-cell table:formula="of:=VLOOKUP([.B245];[$studenci.$A$2:.C$100];2)" office:value-type="string" office:string-value="KUCHARSKI" calcext:value-type="string">
            <text:p>KUCHARSKI</text:p>
          </table:table-cell>
          <table:table-cell table:formula="of:=VLOOKUP([.B245];[$studenci.$A$2:.$C$100];3)" office:value-type="string" office:string-value="TOMASZ" calcext:value-type="string">
            <text:p>TOMASZ</text:p>
          </table:table-cell>
          <table:table-cell table:formula="of:=IF(AND([.D245]=[.D244]; [.C245]=[.C244]);[.G244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5120745656" calcext:value-type="float">
            <text:p>95120745656</text:p>
          </table:table-cell>
          <table:table-cell office:value-type="string" calcext:value-type="string">
            <text:p>FLASH I PHP</text:p>
          </table:table-cell>
          <table:table-cell table:formula="of:=VLOOKUP([.B246];[$meldunek.$A$2:.$B$326];2; 0)" office:value-type="float" office:value="53" calcext:value-type="float">
            <text:p>53</text:p>
          </table:table-cell>
          <table:table-cell table:formula="of:=VLOOKUP([.B246];[$studenci.$A$2:.C$100];2)" office:value-type="string" office:string-value="KUCHARSKI" calcext:value-type="string">
            <text:p>KUCHARSKI</text:p>
          </table:table-cell>
          <table:table-cell table:formula="of:=VLOOKUP([.B246];[$studenci.$A$2:.$C$100];3)" office:value-type="string" office:string-value="TOMASZ" calcext:value-type="string">
            <text:p>TOMASZ</text:p>
          </table:table-cell>
          <table:table-cell table:formula="of:=IF(AND([.D246]=[.D245]; [.C246]=[.C245]);[.G245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3120854668" calcext:value-type="float">
            <text:p>93120854668</text:p>
          </table:table-cell>
          <table:table-cell office:value-type="string" calcext:value-type="string">
            <text:p>KOMPUTEROWA ANALIZA OBRAZOWANIA MEDYCZNEGO II</text:p>
          </table:table-cell>
          <table:table-cell table:formula="of:=VLOOKUP([.B247];[$meldunek.$A$2:.$B$326];2; 0)" office:value-type="float" office:value="53" calcext:value-type="float">
            <text:p>53</text:p>
          </table:table-cell>
          <table:table-cell table:formula="of:=VLOOKUP([.B247];[$studenci.$A$2:.C$100];2)" office:value-type="string" office:string-value="KUCHARSKI" calcext:value-type="string">
            <text:p>KUCHARSKI</text:p>
          </table:table-cell>
          <table:table-cell table:formula="of:=VLOOKUP([.B247];[$studenci.$A$2:.$C$100];3)" office:value-type="string" office:string-value="TOMASZ" calcext:value-type="string">
            <text:p>TOMASZ</text:p>
          </table:table-cell>
          <table:table-cell table:formula="of:=IF(AND([.D247]=[.D246]; [.C247]=[.C246]);[.G246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4012177294" calcext:value-type="float">
            <text:p>94012177294</text:p>
          </table:table-cell>
          <table:table-cell office:value-type="string" calcext:value-type="string">
            <text:p>TRANSMISJA DVB-T DVB-C I DVB-S</text:p>
          </table:table-cell>
          <table:table-cell table:formula="of:=VLOOKUP([.B248];[$meldunek.$A$2:.$B$326];2; 0)" office:value-type="float" office:value="53" calcext:value-type="float">
            <text:p>53</text:p>
          </table:table-cell>
          <table:table-cell table:formula="of:=VLOOKUP([.B248];[$studenci.$A$2:.C$100];2)" office:value-type="string" office:string-value="KUCHARSKI" calcext:value-type="string">
            <text:p>KUCHARSKI</text:p>
          </table:table-cell>
          <table:table-cell table:formula="of:=VLOOKUP([.B248];[$studenci.$A$2:.$C$100];3)" office:value-type="string" office:string-value="TOMASZ" calcext:value-type="string">
            <text:p>TOMASZ</text:p>
          </table:table-cell>
          <table:table-cell table:formula="of:=IF(AND([.D248]=[.D247]; [.C248]=[.C247]);[.G247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4070167664" calcext:value-type="float">
            <text:p>94070167664</text:p>
          </table:table-cell>
          <table:table-cell office:value-type="string" calcext:value-type="string">
            <text:p>WSTEP DO CSS3 I HTML5</text:p>
          </table:table-cell>
          <table:table-cell table:formula="of:=VLOOKUP([.B249];[$meldunek.$A$2:.$B$326];2; 0)" office:value-type="float" office:value="53" calcext:value-type="float">
            <text:p>53</text:p>
          </table:table-cell>
          <table:table-cell table:formula="of:=VLOOKUP([.B249];[$studenci.$A$2:.C$100];2)" office:value-type="string" office:string-value="KUCHARSKI" calcext:value-type="string">
            <text:p>KUCHARSKI</text:p>
          </table:table-cell>
          <table:table-cell table:formula="of:=VLOOKUP([.B249];[$studenci.$A$2:.$C$100];3)" office:value-type="string" office:string-value="TOMASZ" calcext:value-type="string">
            <text:p>TOMASZ</text:p>
          </table:table-cell>
          <table:table-cell table:formula="of:=IF(AND([.D249]=[.D248]; [.C249]=[.C248]);[.G248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6052561949" calcext:value-type="float">
            <text:p>96052561949</text:p>
          </table:table-cell>
          <table:table-cell office:value-type="string" calcext:value-type="string">
            <text:p>ALGORYTMY GENETYCZNE</text:p>
          </table:table-cell>
          <table:table-cell table:formula="of:=VLOOKUP([.B250];[$meldunek.$A$2:.$B$326];2; 0)" office:value-type="float" office:value="54" calcext:value-type="float">
            <text:p>54</text:p>
          </table:table-cell>
          <table:table-cell table:formula="of:=VLOOKUP([.B250];[$studenci.$A$2:.C$100];2)" office:value-type="string" office:string-value="KUCHARSKI" calcext:value-type="string">
            <text:p>KUCHARSKI</text:p>
          </table:table-cell>
          <table:table-cell table:formula="of:=VLOOKUP([.B250];[$studenci.$A$2:.$C$100];3)" office:value-type="string" office:string-value="TOMASZ" calcext:value-type="string">
            <text:p>TOMASZ</text:p>
          </table:table-cell>
          <table:table-cell table:formula="of:=IF(AND([.D250]=[.D249]; [.C250]=[.C249]);[.G249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5061884197" calcext:value-type="float">
            <text:p>95061884197</text:p>
          </table:table-cell>
          <table:table-cell office:value-type="string" calcext:value-type="string">
            <text:p>KATALOG CYFROWYCH UKLADOW SCALONYCH</text:p>
          </table:table-cell>
          <table:table-cell table:formula="of:=VLOOKUP([.B251];[$meldunek.$A$2:.$B$326];2; 0)" office:value-type="float" office:value="54" calcext:value-type="float">
            <text:p>54</text:p>
          </table:table-cell>
          <table:table-cell table:formula="of:=VLOOKUP([.B251];[$studenci.$A$2:.C$100];2)" office:value-type="string" office:string-value="KUCHARSKI" calcext:value-type="string">
            <text:p>KUCHARSKI</text:p>
          </table:table-cell>
          <table:table-cell table:formula="of:=VLOOKUP([.B251];[$studenci.$A$2:.$C$100];3)" office:value-type="string" office:string-value="TOMASZ" calcext:value-type="string">
            <text:p>TOMASZ</text:p>
          </table:table-cell>
          <table:table-cell table:formula="of:=IF(AND([.D251]=[.D250]; [.C251]=[.C250]);[.G250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4112234831" calcext:value-type="float">
            <text:p>94112234831</text:p>
          </table:table-cell>
          <table:table-cell office:value-type="string" calcext:value-type="string">
            <text:p>TESTY PENETRACYJNE SIECI WIFI</text:p>
          </table:table-cell>
          <table:table-cell table:formula="of:=VLOOKUP([.B252];[$meldunek.$A$2:.$B$326];2; 0)" office:value-type="float" office:value="54" calcext:value-type="float">
            <text:p>54</text:p>
          </table:table-cell>
          <table:table-cell table:formula="of:=VLOOKUP([.B252];[$studenci.$A$2:.C$100];2)" office:value-type="string" office:string-value="KUCHARSKI" calcext:value-type="string">
            <text:p>KUCHARSKI</text:p>
          </table:table-cell>
          <table:table-cell table:formula="of:=VLOOKUP([.B252];[$studenci.$A$2:.$C$100];3)" office:value-type="string" office:string-value="TOMASZ" calcext:value-type="string">
            <text:p>TOMASZ</text:p>
          </table:table-cell>
          <table:table-cell table:formula="of:=IF(AND([.D252]=[.D251]; [.C252]=[.C251]);[.G251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3110591337" calcext:value-type="float">
            <text:p>93110591337</text:p>
          </table:table-cell>
          <table:table-cell office:value-type="string" calcext:value-type="string">
            <text:p>TRANSMISJA DVB-T DVB-C I DVB-S</text:p>
          </table:table-cell>
          <table:table-cell table:formula="of:=VLOOKUP([.B253];[$meldunek.$A$2:.$B$326];2; 0)" office:value-type="float" office:value="54" calcext:value-type="float">
            <text:p>54</text:p>
          </table:table-cell>
          <table:table-cell table:formula="of:=VLOOKUP([.B253];[$studenci.$A$2:.C$100];2)" office:value-type="string" office:string-value="KUCHARSKI" calcext:value-type="string">
            <text:p>KUCHARSKI</text:p>
          </table:table-cell>
          <table:table-cell table:formula="of:=VLOOKUP([.B253];[$studenci.$A$2:.$C$100];3)" office:value-type="string" office:string-value="TOMASZ" calcext:value-type="string">
            <text:p>TOMASZ</text:p>
          </table:table-cell>
          <table:table-cell table:formula="of:=IF(AND([.D253]=[.D252]; [.C253]=[.C252]);[.G252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4072349563" calcext:value-type="float">
            <text:p>94072349563</text:p>
          </table:table-cell>
          <table:table-cell office:value-type="string" calcext:value-type="string">
            <text:p>APARATURA POMIAROWA</text:p>
          </table:table-cell>
          <table:table-cell table:formula="of:=VLOOKUP([.B254];[$meldunek.$A$2:.$B$326];2; 0)" office:value-type="float" office:value="55" calcext:value-type="float">
            <text:p>55</text:p>
          </table:table-cell>
          <table:table-cell table:formula="of:=VLOOKUP([.B254];[$studenci.$A$2:.C$100];2)" office:value-type="string" office:string-value="KUCHARSKI" calcext:value-type="string">
            <text:p>KUCHARSKI</text:p>
          </table:table-cell>
          <table:table-cell table:formula="of:=VLOOKUP([.B254];[$studenci.$A$2:.$C$100];3)" office:value-type="string" office:string-value="TOMASZ" calcext:value-type="string">
            <text:p>TOMASZ</text:p>
          </table:table-cell>
          <table:table-cell table:formula="of:=IF(AND([.D254]=[.D253]; [.C254]=[.C253]);[.G253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6061094795" calcext:value-type="float">
            <text:p>96061094795</text:p>
          </table:table-cell>
          <table:table-cell office:value-type="string" calcext:value-type="string">
            <text:p>AUTOMATYKA III</text:p>
          </table:table-cell>
          <table:table-cell table:formula="of:=VLOOKUP([.B255];[$meldunek.$A$2:.$B$326];2; 0)" office:value-type="float" office:value="55" calcext:value-type="float">
            <text:p>55</text:p>
          </table:table-cell>
          <table:table-cell table:formula="of:=VLOOKUP([.B255];[$studenci.$A$2:.C$100];2)" office:value-type="string" office:string-value="KUCHARSKI" calcext:value-type="string">
            <text:p>KUCHARSKI</text:p>
          </table:table-cell>
          <table:table-cell table:formula="of:=VLOOKUP([.B255];[$studenci.$A$2:.$C$100];3)" office:value-type="string" office:string-value="TOMASZ" calcext:value-type="string">
            <text:p>TOMASZ</text:p>
          </table:table-cell>
          <table:table-cell table:formula="of:=IF(AND([.D255]=[.D254]; [.C255]=[.C254]);[.G254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3041329773" calcext:value-type="float">
            <text:p>93041329773</text:p>
          </table:table-cell>
          <table:table-cell office:value-type="string" calcext:value-type="string">
            <text:p>JEZYKI PROGRAMOWANIA II</text:p>
          </table:table-cell>
          <table:table-cell table:formula="of:=VLOOKUP([.B256];[$meldunek.$A$2:.$B$326];2; 0)" office:value-type="float" office:value="55" calcext:value-type="float">
            <text:p>55</text:p>
          </table:table-cell>
          <table:table-cell table:formula="of:=VLOOKUP([.B256];[$studenci.$A$2:.C$100];2)" office:value-type="string" office:string-value="CEGLAREK" calcext:value-type="string">
            <text:p>CEGLAREK</text:p>
          </table:table-cell>
          <table:table-cell table:formula="of:=VLOOKUP([.B256];[$studenci.$A$2:.$C$100];3)" office:value-type="string" office:string-value="TOMASZ" calcext:value-type="string">
            <text:p>TOMASZ</text:p>
          </table:table-cell>
          <table:table-cell table:formula="of:=IF(AND([.D256]=[.D255]; [.C256]=[.C255]);[.G255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2061937214" calcext:value-type="float">
            <text:p>92061937214</text:p>
          </table:table-cell>
          <table:table-cell office:value-type="string" calcext:value-type="string">
            <text:p>MERNICTWO ELEKTRYCZNE I</text:p>
          </table:table-cell>
          <table:table-cell table:formula="of:=VLOOKUP([.B257];[$meldunek.$A$2:.$B$326];2; 0)" office:value-type="float" office:value="55" calcext:value-type="float">
            <text:p>55</text:p>
          </table:table-cell>
          <table:table-cell table:formula="of:=VLOOKUP([.B257];[$studenci.$A$2:.C$100];2)" office:value-type="string" office:string-value="MORAWIEC" calcext:value-type="string">
            <text:p>MORAWIEC</text:p>
          </table:table-cell>
          <table:table-cell table:formula="of:=VLOOKUP([.B257];[$studenci.$A$2:.$C$100];3)" office:value-type="string" office:string-value="DAWID" calcext:value-type="string">
            <text:p>DAWID</text:p>
          </table:table-cell>
          <table:table-cell table:formula="of:=IF(AND([.D257]=[.D256]; [.C257]=[.C256]);[.G256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4020368381" calcext:value-type="float">
            <text:p>94020368381</text:p>
          </table:table-cell>
          <table:table-cell office:value-type="string" calcext:value-type="string">
            <text:p>PROGRAMOWANIE WSPOLBIEZNE</text:p>
          </table:table-cell>
          <table:table-cell table:formula="of:=VLOOKUP([.B258];[$meldunek.$A$2:.$B$326];2; 0)" office:value-type="float" office:value="55" calcext:value-type="float">
            <text:p>55</text:p>
          </table:table-cell>
          <table:table-cell table:formula="of:=VLOOKUP([.B258];[$studenci.$A$2:.C$100];2)" office:value-type="string" office:string-value="KUCHARSKI" calcext:value-type="string">
            <text:p>KUCHARSKI</text:p>
          </table:table-cell>
          <table:table-cell table:formula="of:=VLOOKUP([.B258];[$studenci.$A$2:.$C$100];3)" office:value-type="string" office:string-value="TOMASZ" calcext:value-type="string">
            <text:p>TOMASZ</text:p>
          </table:table-cell>
          <table:table-cell table:formula="of:=IF(AND([.D258]=[.D257]; [.C258]=[.C257]);[.G257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4020355996" calcext:value-type="float">
            <text:p>94020355996</text:p>
          </table:table-cell>
          <table:table-cell office:value-type="string" calcext:value-type="string">
            <text:p>RELACYJNE BAZY DANYCH I</text:p>
          </table:table-cell>
          <table:table-cell table:formula="of:=VLOOKUP([.B259];[$meldunek.$A$2:.$B$326];2; 0)" office:value-type="float" office:value="55" calcext:value-type="float">
            <text:p>55</text:p>
          </table:table-cell>
          <table:table-cell table:formula="of:=VLOOKUP([.B259];[$studenci.$A$2:.C$100];2)" office:value-type="string" office:string-value="KUCHARSKI" calcext:value-type="string">
            <text:p>KUCHARSKI</text:p>
          </table:table-cell>
          <table:table-cell table:formula="of:=VLOOKUP([.B259];[$studenci.$A$2:.$C$100];3)" office:value-type="string" office:string-value="TOMASZ" calcext:value-type="string">
            <text:p>TOMASZ</text:p>
          </table:table-cell>
          <table:table-cell table:formula="of:=IF(AND([.D259]=[.D258]; [.C259]=[.C258]);[.G258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2122755816" calcext:value-type="float">
            <text:p>92122755816</text:p>
          </table:table-cell>
          <table:table-cell office:value-type="string" calcext:value-type="string">
            <text:p>SIECI NEURONOWE</text:p>
          </table:table-cell>
          <table:table-cell table:formula="of:=VLOOKUP([.B260];[$meldunek.$A$2:.$B$326];2; 0)" office:value-type="float" office:value="55" calcext:value-type="float">
            <text:p>55</text:p>
          </table:table-cell>
          <table:table-cell table:formula="of:=VLOOKUP([.B260];[$studenci.$A$2:.C$100];2)" office:value-type="string" office:string-value="NEUMANN" calcext:value-type="string">
            <text:p>NEUMANN</text:p>
          </table:table-cell>
          <table:table-cell table:formula="of:=VLOOKUP([.B260];[$studenci.$A$2:.$C$100];3)" office:value-type="string" office:string-value="MAREK" calcext:value-type="string">
            <text:p>MAREK</text:p>
          </table:table-cell>
          <table:table-cell table:formula="of:=IF(AND([.D260]=[.D259]; [.C260]=[.C259]);[.G259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2112635683" calcext:value-type="float">
            <text:p>92112635683</text:p>
          </table:table-cell>
          <table:table-cell office:value-type="string" calcext:value-type="string">
            <text:p>FIZYKA CIALA STALEGO I</text:p>
          </table:table-cell>
          <table:table-cell table:formula="of:=VLOOKUP([.B261];[$meldunek.$A$2:.$B$326];2; 0)" office:value-type="float" office:value="56" calcext:value-type="float">
            <text:p>56</text:p>
          </table:table-cell>
          <table:table-cell table:formula="of:=VLOOKUP([.B261];[$studenci.$A$2:.C$100];2)" office:value-type="string" office:string-value="ANTOLAK" calcext:value-type="string">
            <text:p>ANTOLAK</text:p>
          </table:table-cell>
          <table:table-cell table:formula="of:=VLOOKUP([.B261];[$studenci.$A$2:.$C$100];3)" office:value-type="string" office:string-value="MALGORZATA" calcext:value-type="string">
            <text:p>MALGORZATA</text:p>
          </table:table-cell>
          <table:table-cell table:formula="of:=IF(AND([.D261]=[.D260]; [.C261]=[.C260]);[.G260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4062767281" calcext:value-type="float">
            <text:p>94062767281</text:p>
          </table:table-cell>
          <table:table-cell office:value-type="string" calcext:value-type="string">
            <text:p>KANONY WIEDZY PROGRAMISTYCZNEJ</text:p>
          </table:table-cell>
          <table:table-cell table:formula="of:=VLOOKUP([.B262];[$meldunek.$A$2:.$B$326];2; 0)" office:value-type="float" office:value="56" calcext:value-type="float">
            <text:p>56</text:p>
          </table:table-cell>
          <table:table-cell table:formula="of:=VLOOKUP([.B262];[$studenci.$A$2:.C$100];2)" office:value-type="string" office:string-value="KUCHARSKI" calcext:value-type="string">
            <text:p>KUCHARSKI</text:p>
          </table:table-cell>
          <table:table-cell table:formula="of:=VLOOKUP([.B262];[$studenci.$A$2:.$C$100];3)" office:value-type="string" office:string-value="TOMASZ" calcext:value-type="string">
            <text:p>TOMASZ</text:p>
          </table:table-cell>
          <table:table-cell table:formula="of:=IF(AND([.D262]=[.D261]; [.C262]=[.C261]);[.G261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6050641553" calcext:value-type="float">
            <text:p>96050641553</text:p>
          </table:table-cell>
          <table:table-cell office:value-type="string" calcext:value-type="string">
            <text:p>MIKROKONTROLERY AVR</text:p>
          </table:table-cell>
          <table:table-cell table:formula="of:=VLOOKUP([.B263];[$meldunek.$A$2:.$B$326];2; 0)" office:value-type="float" office:value="56" calcext:value-type="float">
            <text:p>56</text:p>
          </table:table-cell>
          <table:table-cell table:formula="of:=VLOOKUP([.B263];[$studenci.$A$2:.C$100];2)" office:value-type="string" office:string-value="KUCHARSKI" calcext:value-type="string">
            <text:p>KUCHARSKI</text:p>
          </table:table-cell>
          <table:table-cell table:formula="of:=VLOOKUP([.B263];[$studenci.$A$2:.$C$100];3)" office:value-type="string" office:string-value="TOMASZ" calcext:value-type="string">
            <text:p>TOMASZ</text:p>
          </table:table-cell>
          <table:table-cell table:formula="of:=IF(AND([.D263]=[.D262]; [.C263]=[.C262]);[.G262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6102819712" calcext:value-type="float">
            <text:p>96102819712</text:p>
          </table:table-cell>
          <table:table-cell office:value-type="string" calcext:value-type="string">
            <text:p>PHP I MYSQL</text:p>
          </table:table-cell>
          <table:table-cell table:formula="of:=VLOOKUP([.B264];[$meldunek.$A$2:.$B$326];2; 0)" office:value-type="float" office:value="56" calcext:value-type="float">
            <text:p>56</text:p>
          </table:table-cell>
          <table:table-cell table:formula="of:=VLOOKUP([.B264];[$studenci.$A$2:.C$100];2)" office:value-type="string" office:string-value="KUCHARSKI" calcext:value-type="string">
            <text:p>KUCHARSKI</text:p>
          </table:table-cell>
          <table:table-cell table:formula="of:=VLOOKUP([.B264];[$studenci.$A$2:.$C$100];3)" office:value-type="string" office:string-value="TOMASZ" calcext:value-type="string">
            <text:p>TOMASZ</text:p>
          </table:table-cell>
          <table:table-cell table:formula="of:=IF(AND([.D264]=[.D263]; [.C264]=[.C263]);[.G263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4041715238" calcext:value-type="float">
            <text:p>94041715238</text:p>
          </table:table-cell>
          <table:table-cell office:value-type="string" calcext:value-type="string">
            <text:p>PODSTAWY KRYPTOGRAFII II</text:p>
          </table:table-cell>
          <table:table-cell table:formula="of:=VLOOKUP([.B265];[$meldunek.$A$2:.$B$326];2; 0)" office:value-type="float" office:value="56" calcext:value-type="float">
            <text:p>56</text:p>
          </table:table-cell>
          <table:table-cell table:formula="of:=VLOOKUP([.B265];[$studenci.$A$2:.C$100];2)" office:value-type="string" office:string-value="KUCHARSKI" calcext:value-type="string">
            <text:p>KUCHARSKI</text:p>
          </table:table-cell>
          <table:table-cell table:formula="of:=VLOOKUP([.B265];[$studenci.$A$2:.$C$100];3)" office:value-type="string" office:string-value="TOMASZ" calcext:value-type="string">
            <text:p>TOMASZ</text:p>
          </table:table-cell>
          <table:table-cell table:formula="of:=IF(AND([.D265]=[.D264]; [.C265]=[.C264]);[.G264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4012331191" calcext:value-type="float">
            <text:p>94012331191</text:p>
          </table:table-cell>
          <table:table-cell office:value-type="string" calcext:value-type="string">
            <text:p>SIECI NEURONOWE</text:p>
          </table:table-cell>
          <table:table-cell table:formula="of:=VLOOKUP([.B266];[$meldunek.$A$2:.$B$326];2; 0)" office:value-type="float" office:value="56" calcext:value-type="float">
            <text:p>56</text:p>
          </table:table-cell>
          <table:table-cell table:formula="of:=VLOOKUP([.B266];[$studenci.$A$2:.C$100];2)" office:value-type="string" office:string-value="KUCHARSKI" calcext:value-type="string">
            <text:p>KUCHARSKI</text:p>
          </table:table-cell>
          <table:table-cell table:formula="of:=VLOOKUP([.B266];[$studenci.$A$2:.$C$100];3)" office:value-type="string" office:string-value="TOMASZ" calcext:value-type="string">
            <text:p>TOMASZ</text:p>
          </table:table-cell>
          <table:table-cell table:formula="of:=IF(AND([.D266]=[.D265]; [.C266]=[.C265]);[.G265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5071674573" calcext:value-type="float">
            <text:p>95071674573</text:p>
          </table:table-cell>
          <table:table-cell office:value-type="string" calcext:value-type="string">
            <text:p>SYSTEMY OPERACYJNE</text:p>
          </table:table-cell>
          <table:table-cell table:formula="of:=VLOOKUP([.B267];[$meldunek.$A$2:.$B$326];2; 0)" office:value-type="float" office:value="56" calcext:value-type="float">
            <text:p>56</text:p>
          </table:table-cell>
          <table:table-cell table:formula="of:=VLOOKUP([.B267];[$studenci.$A$2:.C$100];2)" office:value-type="string" office:string-value="KUCHARSKI" calcext:value-type="string">
            <text:p>KUCHARSKI</text:p>
          </table:table-cell>
          <table:table-cell table:formula="of:=VLOOKUP([.B267];[$studenci.$A$2:.$C$100];3)" office:value-type="string" office:string-value="TOMASZ" calcext:value-type="string">
            <text:p>TOMASZ</text:p>
          </table:table-cell>
          <table:table-cell table:formula="of:=IF(AND([.D267]=[.D266]; [.C267]=[.C266]);[.G266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3072382295" calcext:value-type="float">
            <text:p>93072382295</text:p>
          </table:table-cell>
          <table:table-cell office:value-type="string" calcext:value-type="string">
            <text:p>ALGERBA I</text:p>
          </table:table-cell>
          <table:table-cell table:formula="of:=VLOOKUP([.B268];[$meldunek.$A$2:.$B$326];2; 0)" office:value-type="float" office:value="57" calcext:value-type="float">
            <text:p>57</text:p>
          </table:table-cell>
          <table:table-cell table:formula="of:=VLOOKUP([.B268];[$studenci.$A$2:.C$100];2)" office:value-type="string" office:string-value="GARBOWSKI" calcext:value-type="string">
            <text:p>GARBOWSKI</text:p>
          </table:table-cell>
          <table:table-cell table:formula="of:=VLOOKUP([.B268];[$studenci.$A$2:.$C$100];3)" office:value-type="string" office:string-value="DAWID" calcext:value-type="string">
            <text:p>DAWID</text:p>
          </table:table-cell>
          <table:table-cell table:formula="of:=IF(AND([.D268]=[.D267]; [.C268]=[.C267]);[.G267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6062773598" calcext:value-type="float">
            <text:p>96062773598</text:p>
          </table:table-cell>
          <table:table-cell office:value-type="string" calcext:value-type="string">
            <text:p>LINUX KSIEGA ADMINISTRATORA I</text:p>
          </table:table-cell>
          <table:table-cell table:formula="of:=VLOOKUP([.B269];[$meldunek.$A$2:.$B$326];2; 0)" office:value-type="float" office:value="57" calcext:value-type="float">
            <text:p>57</text:p>
          </table:table-cell>
          <table:table-cell table:formula="of:=VLOOKUP([.B269];[$studenci.$A$2:.C$100];2)" office:value-type="string" office:string-value="KUCHARSKI" calcext:value-type="string">
            <text:p>KUCHARSKI</text:p>
          </table:table-cell>
          <table:table-cell table:formula="of:=VLOOKUP([.B269];[$studenci.$A$2:.$C$100];3)" office:value-type="string" office:string-value="TOMASZ" calcext:value-type="string">
            <text:p>TOMASZ</text:p>
          </table:table-cell>
          <table:table-cell table:formula="of:=IF(AND([.D269]=[.D268]; [.C269]=[.C268]);[.G268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5111824241" calcext:value-type="float">
            <text:p>95111824241</text:p>
          </table:table-cell>
          <table:table-cell office:value-type="string" calcext:value-type="string">
            <text:p>ANALIZA MATEMATYCZNA II</text:p>
          </table:table-cell>
          <table:table-cell table:formula="of:=VLOOKUP([.B270];[$meldunek.$A$2:.$B$326];2; 0)" office:value-type="float" office:value="58" calcext:value-type="float">
            <text:p>58</text:p>
          </table:table-cell>
          <table:table-cell table:formula="of:=VLOOKUP([.B270];[$studenci.$A$2:.C$100];2)" office:value-type="string" office:string-value="KUCHARSKI" calcext:value-type="string">
            <text:p>KUCHARSKI</text:p>
          </table:table-cell>
          <table:table-cell table:formula="of:=VLOOKUP([.B270];[$studenci.$A$2:.$C$100];3)" office:value-type="string" office:string-value="TOMASZ" calcext:value-type="string">
            <text:p>TOMASZ</text:p>
          </table:table-cell>
          <table:table-cell table:formula="of:=IF(AND([.D270]=[.D269]; [.C270]=[.C269]);[.G269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5111035621" calcext:value-type="float">
            <text:p>95111035621</text:p>
          </table:table-cell>
          <table:table-cell office:value-type="string" calcext:value-type="string">
            <text:p>AUTOMATYKA III</text:p>
          </table:table-cell>
          <table:table-cell table:formula="of:=VLOOKUP([.B271];[$meldunek.$A$2:.$B$326];2; 0)" office:value-type="float" office:value="58" calcext:value-type="float">
            <text:p>58</text:p>
          </table:table-cell>
          <table:table-cell table:formula="of:=VLOOKUP([.B271];[$studenci.$A$2:.C$100];2)" office:value-type="string" office:string-value="KUCHARSKI" calcext:value-type="string">
            <text:p>KUCHARSKI</text:p>
          </table:table-cell>
          <table:table-cell table:formula="of:=VLOOKUP([.B271];[$studenci.$A$2:.$C$100];3)" office:value-type="string" office:string-value="TOMASZ" calcext:value-type="string">
            <text:p>TOMASZ</text:p>
          </table:table-cell>
          <table:table-cell table:formula="of:=IF(AND([.D271]=[.D270]; [.C271]=[.C270]);[.G270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3051494722" calcext:value-type="float">
            <text:p>93051494722</text:p>
          </table:table-cell>
          <table:table-cell office:value-type="string" calcext:value-type="string">
            <text:p>FIZYKA CIALA STALEGO II</text:p>
          </table:table-cell>
          <table:table-cell table:formula="of:=VLOOKUP([.B272];[$meldunek.$A$2:.$B$326];2; 0)" office:value-type="float" office:value="59" calcext:value-type="float">
            <text:p>59</text:p>
          </table:table-cell>
          <table:table-cell table:formula="of:=VLOOKUP([.B272];[$studenci.$A$2:.C$100];2)" office:value-type="string" office:string-value="KUCZYNSKA" calcext:value-type="string">
            <text:p>KUCZYNSKA</text:p>
          </table:table-cell>
          <table:table-cell table:formula="of:=VLOOKUP([.B272];[$studenci.$A$2:.$C$100];3)" office:value-type="string" office:string-value="OLIWIA" calcext:value-type="string">
            <text:p>OLIWIA</text:p>
          </table:table-cell>
          <table:table-cell table:formula="of:=IF(AND([.D272]=[.D271]; [.C272]=[.C271]);[.G271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3031426752" calcext:value-type="float">
            <text:p>93031426752</text:p>
          </table:table-cell>
          <table:table-cell office:value-type="string" calcext:value-type="string">
            <text:p>FIZYKA CIALA STALEGO III</text:p>
          </table:table-cell>
          <table:table-cell table:formula="of:=VLOOKUP([.B273];[$meldunek.$A$2:.$B$326];2; 0)" office:value-type="float" office:value="59" calcext:value-type="float">
            <text:p>59</text:p>
          </table:table-cell>
          <table:table-cell table:formula="of:=VLOOKUP([.B273];[$studenci.$A$2:.C$100];2)" office:value-type="string" office:string-value="MARCINKIEWICZ" calcext:value-type="string">
            <text:p>MARCINKIEWICZ</text:p>
          </table:table-cell>
          <table:table-cell table:formula="of:=VLOOKUP([.B273];[$studenci.$A$2:.$C$100];3)" office:value-type="string" office:string-value="ADAM" calcext:value-type="string">
            <text:p>ADAM</text:p>
          </table:table-cell>
          <table:table-cell table:formula="of:=IF(AND([.D273]=[.D272]; [.C273]=[.C272]);[.G272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4091517385" calcext:value-type="float">
            <text:p>94091517385</text:p>
          </table:table-cell>
          <table:table-cell office:value-type="string" calcext:value-type="string">
            <text:p>TESTY PENETRACYJNE SIECI WIFI</text:p>
          </table:table-cell>
          <table:table-cell table:formula="of:=VLOOKUP([.B274];[$meldunek.$A$2:.$B$326];2; 0)" office:value-type="float" office:value="59" calcext:value-type="float">
            <text:p>59</text:p>
          </table:table-cell>
          <table:table-cell table:formula="of:=VLOOKUP([.B274];[$studenci.$A$2:.C$100];2)" office:value-type="string" office:string-value="KUCHARSKI" calcext:value-type="string">
            <text:p>KUCHARSKI</text:p>
          </table:table-cell>
          <table:table-cell table:formula="of:=VLOOKUP([.B274];[$studenci.$A$2:.$C$100];3)" office:value-type="string" office:string-value="TOMASZ" calcext:value-type="string">
            <text:p>TOMASZ</text:p>
          </table:table-cell>
          <table:table-cell table:formula="of:=IF(AND([.D274]=[.D273]; [.C274]=[.C273]);[.G273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3060314174" calcext:value-type="float">
            <text:p>93060314174</text:p>
          </table:table-cell>
          <table:table-cell office:value-type="string" calcext:value-type="string">
            <text:p>CHEMIA KWANTOWA II</text:p>
          </table:table-cell>
          <table:table-cell table:formula="of:=VLOOKUP([.B275];[$meldunek.$A$2:.$B$326];2; 0)" office:value-type="float" office:value="60" calcext:value-type="float">
            <text:p>60</text:p>
          </table:table-cell>
          <table:table-cell table:formula="of:=VLOOKUP([.B275];[$studenci.$A$2:.C$100];2)" office:value-type="string" office:string-value="CZAJA" calcext:value-type="string">
            <text:p>CZAJA</text:p>
          </table:table-cell>
          <table:table-cell table:formula="of:=VLOOKUP([.B275];[$studenci.$A$2:.$C$100];3)" office:value-type="string" office:string-value="WOJCIECH" calcext:value-type="string">
            <text:p>WOJCIECH</text:p>
          </table:table-cell>
          <table:table-cell table:formula="of:=IF(AND([.D275]=[.D274]; [.C275]=[.C274]);[.G274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2062762152" calcext:value-type="float">
            <text:p>92062762152</text:p>
          </table:table-cell>
          <table:table-cell office:value-type="string" calcext:value-type="string">
            <text:p>FIZYKA TECHNICZNA I</text:p>
          </table:table-cell>
          <table:table-cell table:formula="of:=VLOOKUP([.B276];[$meldunek.$A$2:.$B$326];2; 0)" office:value-type="float" office:value="60" calcext:value-type="float">
            <text:p>60</text:p>
          </table:table-cell>
          <table:table-cell table:formula="of:=VLOOKUP([.B276];[$studenci.$A$2:.C$100];2)" office:value-type="string" office:string-value="SZYMONIAK" calcext:value-type="string">
            <text:p>SZYMONIAK</text:p>
          </table:table-cell>
          <table:table-cell table:formula="of:=VLOOKUP([.B276];[$studenci.$A$2:.$C$100];3)" office:value-type="string" office:string-value="JAN" calcext:value-type="string">
            <text:p>JAN</text:p>
          </table:table-cell>
          <table:table-cell table:formula="of:=IF(AND([.D276]=[.D275]; [.C276]=[.C275]);[.G275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6070166834" calcext:value-type="float">
            <text:p>96070166834</text:p>
          </table:table-cell>
          <table:table-cell office:value-type="string" calcext:value-type="string">
            <text:p>MATEMATYKA DYSKRETNA II</text:p>
          </table:table-cell>
          <table:table-cell table:formula="of:=VLOOKUP([.B277];[$meldunek.$A$2:.$B$326];2; 0)" office:value-type="float" office:value="61" calcext:value-type="float">
            <text:p>61</text:p>
          </table:table-cell>
          <table:table-cell table:formula="of:=VLOOKUP([.B277];[$studenci.$A$2:.C$100];2)" office:value-type="string" office:string-value="KUCHARSKI" calcext:value-type="string">
            <text:p>KUCHARSKI</text:p>
          </table:table-cell>
          <table:table-cell table:formula="of:=VLOOKUP([.B277];[$studenci.$A$2:.$C$100];3)" office:value-type="string" office:string-value="TOMASZ" calcext:value-type="string">
            <text:p>TOMASZ</text:p>
          </table:table-cell>
          <table:table-cell table:formula="of:=IF(AND([.D277]=[.D276]; [.C277]=[.C276]);[.G276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3031562344" calcext:value-type="float">
            <text:p>93031562344</text:p>
          </table:table-cell>
          <table:table-cell office:value-type="string" calcext:value-type="string">
            <text:p>OPTYMALIZACJA ALGORYTMOW I</text:p>
          </table:table-cell>
          <table:table-cell table:formula="of:=VLOOKUP([.B278];[$meldunek.$A$2:.$B$326];2; 0)" office:value-type="float" office:value="61" calcext:value-type="float">
            <text:p>61</text:p>
          </table:table-cell>
          <table:table-cell table:formula="of:=VLOOKUP([.B278];[$studenci.$A$2:.C$100];2)" office:value-type="string" office:string-value="KUKIELKA" calcext:value-type="string">
            <text:p>KUKIELKA</text:p>
          </table:table-cell>
          <table:table-cell table:formula="of:=VLOOKUP([.B278];[$studenci.$A$2:.$C$100];3)" office:value-type="string" office:string-value="BARBARA" calcext:value-type="string">
            <text:p>BARBARA</text:p>
          </table:table-cell>
          <table:table-cell table:formula="of:=IF(AND([.D278]=[.D277]; [.C278]=[.C277]);[.G277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4082711312" calcext:value-type="float">
            <text:p>94082711312</text:p>
          </table:table-cell>
          <table:table-cell office:value-type="string" calcext:value-type="string">
            <text:p>ALGORYTMY BEZ TAJEMNIC</text:p>
          </table:table-cell>
          <table:table-cell table:formula="of:=VLOOKUP([.B279];[$meldunek.$A$2:.$B$326];2; 0)" office:value-type="float" office:value="62" calcext:value-type="float">
            <text:p>62</text:p>
          </table:table-cell>
          <table:table-cell table:formula="of:=VLOOKUP([.B279];[$studenci.$A$2:.C$100];2)" office:value-type="string" office:string-value="KUCHARSKI" calcext:value-type="string">
            <text:p>KUCHARSKI</text:p>
          </table:table-cell>
          <table:table-cell table:formula="of:=VLOOKUP([.B279];[$studenci.$A$2:.$C$100];3)" office:value-type="string" office:string-value="TOMASZ" calcext:value-type="string">
            <text:p>TOMASZ</text:p>
          </table:table-cell>
          <table:table-cell table:formula="of:=IF(AND([.D279]=[.D278]; [.C279]=[.C278]);[.G278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4123156375" calcext:value-type="float">
            <text:p>94123156375</text:p>
          </table:table-cell>
          <table:table-cell office:value-type="string" calcext:value-type="string">
            <text:p>ANALIZA MATEMATYCZNA I</text:p>
          </table:table-cell>
          <table:table-cell table:formula="of:=VLOOKUP([.B280];[$meldunek.$A$2:.$B$326];2; 0)" office:value-type="float" office:value="62" calcext:value-type="float">
            <text:p>62</text:p>
          </table:table-cell>
          <table:table-cell table:formula="of:=VLOOKUP([.B280];[$studenci.$A$2:.C$100];2)" office:value-type="string" office:string-value="KUCHARSKI" calcext:value-type="string">
            <text:p>KUCHARSKI</text:p>
          </table:table-cell>
          <table:table-cell table:formula="of:=VLOOKUP([.B280];[$studenci.$A$2:.$C$100];3)" office:value-type="string" office:string-value="TOMASZ" calcext:value-type="string">
            <text:p>TOMASZ</text:p>
          </table:table-cell>
          <table:table-cell table:formula="of:=IF(AND([.D280]=[.D279]; [.C280]=[.C279]);[.G279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5052836383" calcext:value-type="float">
            <text:p>95052836383</text:p>
          </table:table-cell>
          <table:table-cell office:value-type="string" calcext:value-type="string">
            <text:p>BIBLIA ASSEMBLERA I</text:p>
          </table:table-cell>
          <table:table-cell table:formula="of:=VLOOKUP([.B281];[$meldunek.$A$2:.$B$326];2; 0)" office:value-type="float" office:value="62" calcext:value-type="float">
            <text:p>62</text:p>
          </table:table-cell>
          <table:table-cell table:formula="of:=VLOOKUP([.B281];[$studenci.$A$2:.C$100];2)" office:value-type="string" office:string-value="KUCHARSKI" calcext:value-type="string">
            <text:p>KUCHARSKI</text:p>
          </table:table-cell>
          <table:table-cell table:formula="of:=VLOOKUP([.B281];[$studenci.$A$2:.$C$100];3)" office:value-type="string" office:string-value="TOMASZ" calcext:value-type="string">
            <text:p>TOMASZ</text:p>
          </table:table-cell>
          <table:table-cell table:formula="of:=IF(AND([.D281]=[.D280]; [.C281]=[.C280]);[.G280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2061754985" calcext:value-type="float">
            <text:p>92061754985</text:p>
          </table:table-cell>
          <table:table-cell office:value-type="string" calcext:value-type="string">
            <text:p>ELEKTRONIKA CYFROWA II</text:p>
          </table:table-cell>
          <table:table-cell table:formula="of:=VLOOKUP([.B282];[$meldunek.$A$2:.$B$326];2; 0)" office:value-type="float" office:value="62" calcext:value-type="float">
            <text:p>62</text:p>
          </table:table-cell>
          <table:table-cell table:formula="of:=VLOOKUP([.B282];[$studenci.$A$2:.C$100];2)" office:value-type="string" office:string-value="KASZUBOWSKA" calcext:value-type="string">
            <text:p>KASZUBOWSKA</text:p>
          </table:table-cell>
          <table:table-cell table:formula="of:=VLOOKUP([.B282];[$studenci.$A$2:.$C$100];3)" office:value-type="string" office:string-value="ANTONINA" calcext:value-type="string">
            <text:p>ANTONINA</text:p>
          </table:table-cell>
          <table:table-cell table:formula="of:=IF(AND([.D282]=[.D281]; [.C282]=[.C281]);[.G281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3062061135" calcext:value-type="float">
            <text:p>93062061135</text:p>
          </table:table-cell>
          <table:table-cell office:value-type="string" calcext:value-type="string">
            <text:p>FIZYKA TECHNICZNA II</text:p>
          </table:table-cell>
          <table:table-cell table:formula="of:=VLOOKUP([.B283];[$meldunek.$A$2:.$B$326];2; 0)" office:value-type="float" office:value="62" calcext:value-type="float">
            <text:p>62</text:p>
          </table:table-cell>
          <table:table-cell table:formula="of:=VLOOKUP([.B283];[$studenci.$A$2:.C$100];2)" office:value-type="string" office:string-value="MALECKI" calcext:value-type="string">
            <text:p>MALECKI</text:p>
          </table:table-cell>
          <table:table-cell table:formula="of:=VLOOKUP([.B283];[$studenci.$A$2:.$C$100];3)" office:value-type="string" office:string-value="ALEKSANDER" calcext:value-type="string">
            <text:p>ALEKSANDER</text:p>
          </table:table-cell>
          <table:table-cell table:formula="of:=IF(AND([.D283]=[.D282]; [.C283]=[.C282]);[.G282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5092172959" calcext:value-type="float">
            <text:p>95092172959</text:p>
          </table:table-cell>
          <table:table-cell office:value-type="string" calcext:value-type="string">
            <text:p>PODSTAWY KRYPTOGRAFII I</text:p>
          </table:table-cell>
          <table:table-cell table:formula="of:=VLOOKUP([.B284];[$meldunek.$A$2:.$B$326];2; 0)" office:value-type="float" office:value="62" calcext:value-type="float">
            <text:p>62</text:p>
          </table:table-cell>
          <table:table-cell table:formula="of:=VLOOKUP([.B284];[$studenci.$A$2:.C$100];2)" office:value-type="string" office:string-value="KUCHARSKI" calcext:value-type="string">
            <text:p>KUCHARSKI</text:p>
          </table:table-cell>
          <table:table-cell table:formula="of:=VLOOKUP([.B284];[$studenci.$A$2:.$C$100];3)" office:value-type="string" office:string-value="TOMASZ" calcext:value-type="string">
            <text:p>TOMASZ</text:p>
          </table:table-cell>
          <table:table-cell table:formula="of:=IF(AND([.D284]=[.D283]; [.C284]=[.C283]);[.G283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2070952712" calcext:value-type="float">
            <text:p>92070952712</text:p>
          </table:table-cell>
          <table:table-cell office:value-type="string" calcext:value-type="string">
            <text:p>PODSTAWY KRYPTOGRAFII II</text:p>
          </table:table-cell>
          <table:table-cell table:formula="of:=VLOOKUP([.B285];[$meldunek.$A$2:.$B$326];2; 0)" office:value-type="float" office:value="62" calcext:value-type="float">
            <text:p>62</text:p>
          </table:table-cell>
          <table:table-cell table:formula="of:=VLOOKUP([.B285];[$studenci.$A$2:.C$100];2)" office:value-type="string" office:string-value="SMOLEN" calcext:value-type="string">
            <text:p>SMOLEN</text:p>
          </table:table-cell>
          <table:table-cell table:formula="of:=VLOOKUP([.B285];[$studenci.$A$2:.$C$100];3)" office:value-type="string" office:string-value="JACEK" calcext:value-type="string">
            <text:p>JACEK</text:p>
          </table:table-cell>
          <table:table-cell table:formula="of:=IF(AND([.D285]=[.D284]; [.C285]=[.C284]);[.G284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3081269666" calcext:value-type="float">
            <text:p>93081269666</text:p>
          </table:table-cell>
          <table:table-cell office:value-type="string" calcext:value-type="string">
            <text:p>STEROWNIKI PRZEMYSLOWE I</text:p>
          </table:table-cell>
          <table:table-cell table:formula="of:=VLOOKUP([.B286];[$meldunek.$A$2:.$B$326];2; 0)" office:value-type="float" office:value="62" calcext:value-type="float">
            <text:p>62</text:p>
          </table:table-cell>
          <table:table-cell table:formula="of:=VLOOKUP([.B286];[$studenci.$A$2:.C$100];2)" office:value-type="string" office:string-value="NEJMAN" calcext:value-type="string">
            <text:p>NEJMAN</text:p>
          </table:table-cell>
          <table:table-cell table:formula="of:=VLOOKUP([.B286];[$studenci.$A$2:.$C$100];3)" office:value-type="string" office:string-value="MONIKA" calcext:value-type="string">
            <text:p>MONIKA</text:p>
          </table:table-cell>
          <table:table-cell table:formula="of:=IF(AND([.D286]=[.D285]; [.C286]=[.C285]);[.G285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2112571134" calcext:value-type="float">
            <text:p>92112571134</text:p>
          </table:table-cell>
          <table:table-cell office:value-type="string" calcext:value-type="string">
            <text:p>TEORIA GRAFOW</text:p>
          </table:table-cell>
          <table:table-cell table:formula="of:=VLOOKUP([.B287];[$meldunek.$A$2:.$B$326];2; 0)" office:value-type="float" office:value="62" calcext:value-type="float">
            <text:p>62</text:p>
          </table:table-cell>
          <table:table-cell table:formula="of:=VLOOKUP([.B287];[$studenci.$A$2:.C$100];2)" office:value-type="string" office:string-value="MENDRELA" calcext:value-type="string">
            <text:p>MENDRELA</text:p>
          </table:table-cell>
          <table:table-cell table:formula="of:=VLOOKUP([.B287];[$studenci.$A$2:.$C$100];3)" office:value-type="string" office:string-value="ARTUR" calcext:value-type="string">
            <text:p>ARTUR</text:p>
          </table:table-cell>
          <table:table-cell table:formula="of:=IF(AND([.D287]=[.D286]; [.C287]=[.C286]);[.G286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6122279451" calcext:value-type="float">
            <text:p>96122279451</text:p>
          </table:table-cell>
          <table:table-cell office:value-type="string" calcext:value-type="string">
            <text:p>WSTEP DO TEORII LICZB</text:p>
          </table:table-cell>
          <table:table-cell table:formula="of:=VLOOKUP([.B288];[$meldunek.$A$2:.$B$326];2; 0)" office:value-type="float" office:value="62" calcext:value-type="float">
            <text:p>62</text:p>
          </table:table-cell>
          <table:table-cell table:formula="of:=VLOOKUP([.B288];[$studenci.$A$2:.C$100];2)" office:value-type="string" office:string-value="KUCHARSKI" calcext:value-type="string">
            <text:p>KUCHARSKI</text:p>
          </table:table-cell>
          <table:table-cell table:formula="of:=VLOOKUP([.B288];[$studenci.$A$2:.$C$100];3)" office:value-type="string" office:string-value="TOMASZ" calcext:value-type="string">
            <text:p>TOMASZ</text:p>
          </table:table-cell>
          <table:table-cell table:formula="of:=IF(AND([.D288]=[.D287]; [.C288]=[.C287]);[.G287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5090322493" calcext:value-type="float">
            <text:p>95090322493</text:p>
          </table:table-cell>
          <table:table-cell office:value-type="string" calcext:value-type="string">
            <text:p>ALGORYTMY KOMPRESJI STRATNEJ I BEZSTRATNEJ</text:p>
          </table:table-cell>
          <table:table-cell table:formula="of:=VLOOKUP([.B289];[$meldunek.$A$2:.$B$326];2; 0)" office:value-type="float" office:value="63" calcext:value-type="float">
            <text:p>63</text:p>
          </table:table-cell>
          <table:table-cell table:formula="of:=VLOOKUP([.B289];[$studenci.$A$2:.C$100];2)" office:value-type="string" office:string-value="KUCHARSKI" calcext:value-type="string">
            <text:p>KUCHARSKI</text:p>
          </table:table-cell>
          <table:table-cell table:formula="of:=VLOOKUP([.B289];[$studenci.$A$2:.$C$100];3)" office:value-type="string" office:string-value="TOMASZ" calcext:value-type="string">
            <text:p>TOMASZ</text:p>
          </table:table-cell>
          <table:table-cell table:formula="of:=IF(AND([.D289]=[.D288]; [.C289]=[.C288]);[.G288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010931895" calcext:value-type="float">
            <text:p>95010931895</text:p>
          </table:table-cell>
          <table:table-cell office:value-type="string" calcext:value-type="string">
            <text:p>AUDYT BEZPIECZENSTWA SIECI</text:p>
          </table:table-cell>
          <table:table-cell table:formula="of:=VLOOKUP([.B290];[$meldunek.$A$2:.$B$326];2; 0)" office:value-type="float" office:value="63" calcext:value-type="float">
            <text:p>63</text:p>
          </table:table-cell>
          <table:table-cell table:formula="of:=VLOOKUP([.B290];[$studenci.$A$2:.C$100];2)" office:value-type="string" office:string-value="KUCHARSKI" calcext:value-type="string">
            <text:p>KUCHARSKI</text:p>
          </table:table-cell>
          <table:table-cell table:formula="of:=VLOOKUP([.B290];[$studenci.$A$2:.$C$100];3)" office:value-type="string" office:string-value="TOMASZ" calcext:value-type="string">
            <text:p>TOMASZ</text:p>
          </table:table-cell>
          <table:table-cell table:formula="of:=IF(AND([.D290]=[.D289]; [.C290]=[.C289]);[.G289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3011731988" calcext:value-type="float">
            <text:p>93011731988</text:p>
          </table:table-cell>
          <table:table-cell office:value-type="string" calcext:value-type="string">
            <text:p>CHEMIA KWANTOWA I</text:p>
          </table:table-cell>
          <table:table-cell table:formula="of:=VLOOKUP([.B291];[$meldunek.$A$2:.$B$326];2; 0)" office:value-type="float" office:value="63" calcext:value-type="float">
            <text:p>63</text:p>
          </table:table-cell>
          <table:table-cell table:formula="of:=VLOOKUP([.B291];[$studenci.$A$2:.C$100];2)" office:value-type="string" office:string-value="KORCZAK" calcext:value-type="string">
            <text:p>KORCZAK</text:p>
          </table:table-cell>
          <table:table-cell table:formula="of:=VLOOKUP([.B291];[$studenci.$A$2:.$C$100];3)" office:value-type="string" office:string-value="AMELIA" calcext:value-type="string">
            <text:p>AMELIA</text:p>
          </table:table-cell>
          <table:table-cell table:formula="of:=IF(AND([.D291]=[.D290]; [.C291]=[.C290]);[.G290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4041273536" calcext:value-type="float">
            <text:p>94041273536</text:p>
          </table:table-cell>
          <table:table-cell office:value-type="string" calcext:value-type="string">
            <text:p>MATEMATYKA DYSKRETNA I</text:p>
          </table:table-cell>
          <table:table-cell table:formula="of:=VLOOKUP([.B292];[$meldunek.$A$2:.$B$326];2; 0)" office:value-type="float" office:value="63" calcext:value-type="float">
            <text:p>63</text:p>
          </table:table-cell>
          <table:table-cell table:formula="of:=VLOOKUP([.B292];[$studenci.$A$2:.C$100];2)" office:value-type="string" office:string-value="KUCHARSKI" calcext:value-type="string">
            <text:p>KUCHARSKI</text:p>
          </table:table-cell>
          <table:table-cell table:formula="of:=VLOOKUP([.B292];[$studenci.$A$2:.$C$100];3)" office:value-type="string" office:string-value="TOMASZ" calcext:value-type="string">
            <text:p>TOMASZ</text:p>
          </table:table-cell>
          <table:table-cell table:formula="of:=IF(AND([.D292]=[.D291]; [.C292]=[.C291]);[.G291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6050286545" calcext:value-type="float">
            <text:p>96050286545</text:p>
          </table:table-cell>
          <table:table-cell office:value-type="string" calcext:value-type="string">
            <text:p>STEROWNIKI PRZEMYSLOWE I</text:p>
          </table:table-cell>
          <table:table-cell table:formula="of:=VLOOKUP([.B293];[$meldunek.$A$2:.$B$326];2; 0)" office:value-type="float" office:value="63" calcext:value-type="float">
            <text:p>63</text:p>
          </table:table-cell>
          <table:table-cell table:formula="of:=VLOOKUP([.B293];[$studenci.$A$2:.C$100];2)" office:value-type="string" office:string-value="KUCHARSKI" calcext:value-type="string">
            <text:p>KUCHARSKI</text:p>
          </table:table-cell>
          <table:table-cell table:formula="of:=VLOOKUP([.B293];[$studenci.$A$2:.$C$100];3)" office:value-type="string" office:string-value="TOMASZ" calcext:value-type="string">
            <text:p>TOMASZ</text:p>
          </table:table-cell>
          <table:table-cell table:formula="of:=IF(AND([.D293]=[.D292]; [.C293]=[.C292]);[.G292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5101084297" calcext:value-type="float">
            <text:p>95101084297</text:p>
          </table:table-cell>
          <table:table-cell office:value-type="string" calcext:value-type="string">
            <text:p>ANALIZA MATEMATYCZNA I</text:p>
          </table:table-cell>
          <table:table-cell table:formula="of:=VLOOKUP([.B294];[$meldunek.$A$2:.$B$326];2; 0)" office:value-type="float" office:value="64" calcext:value-type="float">
            <text:p>64</text:p>
          </table:table-cell>
          <table:table-cell table:formula="of:=VLOOKUP([.B294];[$studenci.$A$2:.C$100];2)" office:value-type="string" office:string-value="KUCHARSKI" calcext:value-type="string">
            <text:p>KUCHARSKI</text:p>
          </table:table-cell>
          <table:table-cell table:formula="of:=VLOOKUP([.B294];[$studenci.$A$2:.$C$100];3)" office:value-type="string" office:string-value="TOMASZ" calcext:value-type="string">
            <text:p>TOMASZ</text:p>
          </table:table-cell>
          <table:table-cell table:formula="of:=IF(AND([.D294]=[.D293]; [.C294]=[.C293]);[.G293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5081712847" calcext:value-type="float">
            <text:p>95081712847</text:p>
          </table:table-cell>
          <table:table-cell office:value-type="string" calcext:value-type="string">
            <text:p>FIZYKA CIALA STALEGO III</text:p>
          </table:table-cell>
          <table:table-cell table:formula="of:=VLOOKUP([.B295];[$meldunek.$A$2:.$B$326];2; 0)" office:value-type="float" office:value="64" calcext:value-type="float">
            <text:p>64</text:p>
          </table:table-cell>
          <table:table-cell table:formula="of:=VLOOKUP([.B295];[$studenci.$A$2:.C$100];2)" office:value-type="string" office:string-value="KUCHARSKI" calcext:value-type="string">
            <text:p>KUCHARSKI</text:p>
          </table:table-cell>
          <table:table-cell table:formula="of:=VLOOKUP([.B295];[$studenci.$A$2:.$C$100];3)" office:value-type="string" office:string-value="TOMASZ" calcext:value-type="string">
            <text:p>TOMASZ</text:p>
          </table:table-cell>
          <table:table-cell table:formula="of:=IF(AND([.D295]=[.D294]; [.C295]=[.C294]);[.G294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2070336152" calcext:value-type="float">
            <text:p>92070336152</text:p>
          </table:table-cell>
          <table:table-cell office:value-type="string" calcext:value-type="string">
            <text:p>WSTEP DO CSS3 I HTML5</text:p>
          </table:table-cell>
          <table:table-cell table:formula="of:=VLOOKUP([.B296];[$meldunek.$A$2:.$B$326];2; 0)" office:value-type="float" office:value="64" calcext:value-type="float">
            <text:p>64</text:p>
          </table:table-cell>
          <table:table-cell table:formula="of:=VLOOKUP([.B296];[$studenci.$A$2:.C$100];2)" office:value-type="string" office:string-value="KLOC" calcext:value-type="string">
            <text:p>KLOC</text:p>
          </table:table-cell>
          <table:table-cell table:formula="of:=VLOOKUP([.B296];[$studenci.$A$2:.$C$100];3)" office:value-type="string" office:string-value="DAWID" calcext:value-type="string">
            <text:p>DAWID</text:p>
          </table:table-cell>
          <table:table-cell table:formula="of:=IF(AND([.D296]=[.D295]; [.C296]=[.C295]);[.G295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3092663774" calcext:value-type="float">
            <text:p>93092663774</text:p>
          </table:table-cell>
          <table:table-cell office:value-type="string" calcext:value-type="string">
            <text:p>ALGERBA II</text:p>
          </table:table-cell>
          <table:table-cell table:formula="of:=VLOOKUP([.B297];[$meldunek.$A$2:.$B$326];2; 0)" office:value-type="float" office:value="65" calcext:value-type="float">
            <text:p>65</text:p>
          </table:table-cell>
          <table:table-cell table:formula="of:=VLOOKUP([.B297];[$studenci.$A$2:.C$100];2)" office:value-type="string" office:string-value="KUCHARSKI" calcext:value-type="string">
            <text:p>KUCHARSKI</text:p>
          </table:table-cell>
          <table:table-cell table:formula="of:=VLOOKUP([.B297];[$studenci.$A$2:.$C$100];3)" office:value-type="string" office:string-value="TOMASZ" calcext:value-type="string">
            <text:p>TOMASZ</text:p>
          </table:table-cell>
          <table:table-cell table:formula="of:=IF(AND([.D297]=[.D296]; [.C297]=[.C296]);[.G296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5012344439" calcext:value-type="float">
            <text:p>95012344439</text:p>
          </table:table-cell>
          <table:table-cell office:value-type="string" calcext:value-type="string">
            <text:p>CHEMIA FIZYCZNA</text:p>
          </table:table-cell>
          <table:table-cell table:formula="of:=VLOOKUP([.B298];[$meldunek.$A$2:.$B$326];2; 0)" office:value-type="float" office:value="65" calcext:value-type="float">
            <text:p>65</text:p>
          </table:table-cell>
          <table:table-cell table:formula="of:=VLOOKUP([.B298];[$studenci.$A$2:.C$100];2)" office:value-type="string" office:string-value="KUCHARSKI" calcext:value-type="string">
            <text:p>KUCHARSKI</text:p>
          </table:table-cell>
          <table:table-cell table:formula="of:=VLOOKUP([.B298];[$studenci.$A$2:.$C$100];3)" office:value-type="string" office:string-value="TOMASZ" calcext:value-type="string">
            <text:p>TOMASZ</text:p>
          </table:table-cell>
          <table:table-cell table:formula="of:=IF(AND([.D298]=[.D297]; [.C298]=[.C297]);[.G297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060618813" calcext:value-type="float">
            <text:p>92060618813</text:p>
          </table:table-cell>
          <table:table-cell office:value-type="string" calcext:value-type="string">
            <text:p>GRAFIKA KOMPUTEROWA III</text:p>
          </table:table-cell>
          <table:table-cell table:formula="of:=VLOOKUP([.B299];[$meldunek.$A$2:.$B$326];2; 0)" office:value-type="float" office:value="65" calcext:value-type="float">
            <text:p>65</text:p>
          </table:table-cell>
          <table:table-cell table:formula="of:=VLOOKUP([.B299];[$studenci.$A$2:.C$100];2)" office:value-type="string" office:string-value="CICHON" calcext:value-type="string">
            <text:p>CICHON</text:p>
          </table:table-cell>
          <table:table-cell table:formula="of:=VLOOKUP([.B299];[$studenci.$A$2:.$C$100];3)" office:value-type="string" office:string-value="ADRIAN" calcext:value-type="string">
            <text:p>ADRIAN</text:p>
          </table:table-cell>
          <table:table-cell table:formula="of:=IF(AND([.D299]=[.D298]; [.C299]=[.C298]);[.G298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3101749226" calcext:value-type="float">
            <text:p>93101749226</text:p>
          </table:table-cell>
          <table:table-cell office:value-type="string" calcext:value-type="string">
            <text:p>OPTYMALIZACJA ALGORYTMOW II</text:p>
          </table:table-cell>
          <table:table-cell table:formula="of:=VLOOKUP([.B300];[$meldunek.$A$2:.$B$326];2; 0)" office:value-type="float" office:value="65" calcext:value-type="float">
            <text:p>65</text:p>
          </table:table-cell>
          <table:table-cell table:formula="of:=VLOOKUP([.B300];[$studenci.$A$2:.C$100];2)" office:value-type="string" office:string-value="KUCHARSKI" calcext:value-type="string">
            <text:p>KUCHARSKI</text:p>
          </table:table-cell>
          <table:table-cell table:formula="of:=VLOOKUP([.B300];[$studenci.$A$2:.$C$100];3)" office:value-type="string" office:string-value="TOMASZ" calcext:value-type="string">
            <text:p>TOMASZ</text:p>
          </table:table-cell>
          <table:table-cell table:formula="of:=IF(AND([.D300]=[.D299]; [.C300]=[.C299]);[.G299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7020245331" calcext:value-type="float">
            <text:p>97020245331</text:p>
          </table:table-cell>
          <table:table-cell office:value-type="string" calcext:value-type="string">
            <text:p>ANSI C</text:p>
          </table:table-cell>
          <table:table-cell table:formula="of:=VLOOKUP([.B301];[$meldunek.$A$2:.$B$326];2; 0)" office:value-type="float" office:value="66" calcext:value-type="float">
            <text:p>66</text:p>
          </table:table-cell>
          <table:table-cell table:formula="of:=VLOOKUP([.B301];[$studenci.$A$2:.C$100];2)" office:value-type="string" office:string-value="KUCHARSKI" calcext:value-type="string">
            <text:p>KUCHARSKI</text:p>
          </table:table-cell>
          <table:table-cell table:formula="of:=VLOOKUP([.B301];[$studenci.$A$2:.$C$100];3)" office:value-type="string" office:string-value="TOMASZ" calcext:value-type="string">
            <text:p>TOMASZ</text:p>
          </table:table-cell>
          <table:table-cell table:formula="of:=IF(AND([.D301]=[.D300]; [.C301]=[.C300]);[.G300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4112973718" calcext:value-type="float">
            <text:p>94112973718</text:p>
          </table:table-cell>
          <table:table-cell office:value-type="string" calcext:value-type="string">
            <text:p>AUTOCAD DOBRE PRAKTYKI</text:p>
          </table:table-cell>
          <table:table-cell table:formula="of:=VLOOKUP([.B302];[$meldunek.$A$2:.$B$326];2; 0)" office:value-type="float" office:value="66" calcext:value-type="float">
            <text:p>66</text:p>
          </table:table-cell>
          <table:table-cell table:formula="of:=VLOOKUP([.B302];[$studenci.$A$2:.C$100];2)" office:value-type="string" office:string-value="KUCHARSKI" calcext:value-type="string">
            <text:p>KUCHARSKI</text:p>
          </table:table-cell>
          <table:table-cell table:formula="of:=VLOOKUP([.B302];[$studenci.$A$2:.$C$100];3)" office:value-type="string" office:string-value="TOMASZ" calcext:value-type="string">
            <text:p>TOMASZ</text:p>
          </table:table-cell>
          <table:table-cell table:formula="of:=IF(AND([.D302]=[.D301]; [.C302]=[.C301]);[.G301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2052033215" calcext:value-type="float">
            <text:p>92052033215</text:p>
          </table:table-cell>
          <table:table-cell office:value-type="string" calcext:value-type="string">
            <text:p>MERNICTWO ELEKTRYCZNE I</text:p>
          </table:table-cell>
          <table:table-cell table:formula="of:=VLOOKUP([.B303];[$meldunek.$A$2:.$B$326];2; 0)" office:value-type="float" office:value="66" calcext:value-type="float">
            <text:p>66</text:p>
          </table:table-cell>
          <table:table-cell table:formula="of:=VLOOKUP([.B303];[$studenci.$A$2:.C$100];2)" office:value-type="string" office:string-value="WNUK" calcext:value-type="string">
            <text:p>WNUK</text:p>
          </table:table-cell>
          <table:table-cell table:formula="of:=VLOOKUP([.B303];[$studenci.$A$2:.$C$100];3)" office:value-type="string" office:string-value="SZYMON" calcext:value-type="string">
            <text:p>SZYMON</text:p>
          </table:table-cell>
          <table:table-cell table:formula="of:=IF(AND([.D303]=[.D302]; [.C303]=[.C302]);[.G302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3080133818" calcext:value-type="float">
            <text:p>93080133818</text:p>
          </table:table-cell>
          <table:table-cell office:value-type="string" calcext:value-type="string">
            <text:p>101 ZABEZPIECZEN PRZED ATAKAMI W SIECI KOMPUTEROWEJ</text:p>
          </table:table-cell>
          <table:table-cell table:formula="of:=VLOOKUP([.B304];[$meldunek.$A$2:.$B$326];2; 0)" office:value-type="float" office:value="67" calcext:value-type="float">
            <text:p>67</text:p>
          </table:table-cell>
          <table:table-cell table:formula="of:=VLOOKUP([.B304];[$studenci.$A$2:.C$100];2)" office:value-type="string" office:string-value="SZCZEPANCZYK" calcext:value-type="string">
            <text:p>SZCZEPANCZYK</text:p>
          </table:table-cell>
          <table:table-cell table:formula="of:=VLOOKUP([.B304];[$studenci.$A$2:.$C$100];3)" office:value-type="string" office:string-value="PAWEL" calcext:value-type="string">
            <text:p>PAWEL</text:p>
          </table:table-cell>
          <table:table-cell table:formula="of:=IF(AND([.D304]=[.D303]; [.C304]=[.C303]);[.G303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6072293545" calcext:value-type="float">
            <text:p>96072293545</text:p>
          </table:table-cell>
          <table:table-cell office:value-type="string" calcext:value-type="string">
            <text:p>ALGERBA I</text:p>
          </table:table-cell>
          <table:table-cell table:formula="of:=VLOOKUP([.B305];[$meldunek.$A$2:.$B$326];2; 0)" office:value-type="float" office:value="67" calcext:value-type="float">
            <text:p>67</text:p>
          </table:table-cell>
          <table:table-cell table:formula="of:=VLOOKUP([.B305];[$studenci.$A$2:.C$100];2)" office:value-type="string" office:string-value="KUCHARSKI" calcext:value-type="string">
            <text:p>KUCHARSKI</text:p>
          </table:table-cell>
          <table:table-cell table:formula="of:=VLOOKUP([.B305];[$studenci.$A$2:.$C$100];3)" office:value-type="string" office:string-value="TOMASZ" calcext:value-type="string">
            <text:p>TOMASZ</text:p>
          </table:table-cell>
          <table:table-cell table:formula="of:=IF(AND([.D305]=[.D304]; [.C305]=[.C304]);[.G304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6072293545" calcext:value-type="float">
            <text:p>96072293545</text:p>
          </table:table-cell>
          <table:table-cell office:value-type="string" calcext:value-type="string">
            <text:p>ALGERBA II</text:p>
          </table:table-cell>
          <table:table-cell table:formula="of:=VLOOKUP([.B306];[$meldunek.$A$2:.$B$326];2; 0)" office:value-type="float" office:value="67" calcext:value-type="float">
            <text:p>67</text:p>
          </table:table-cell>
          <table:table-cell table:formula="of:=VLOOKUP([.B306];[$studenci.$A$2:.C$100];2)" office:value-type="string" office:string-value="KUCHARSKI" calcext:value-type="string">
            <text:p>KUCHARSKI</text:p>
          </table:table-cell>
          <table:table-cell table:formula="of:=VLOOKUP([.B306];[$studenci.$A$2:.$C$100];3)" office:value-type="string" office:string-value="TOMASZ" calcext:value-type="string">
            <text:p>TOMASZ</text:p>
          </table:table-cell>
          <table:table-cell table:formula="of:=IF(AND([.D306]=[.D305]; [.C306]=[.C305]);[.G305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4042538867" calcext:value-type="float">
            <text:p>94042538867</text:p>
          </table:table-cell>
          <table:table-cell office:value-type="string" calcext:value-type="string">
            <text:p>APARATURA POMIAROWA</text:p>
          </table:table-cell>
          <table:table-cell table:formula="of:=VLOOKUP([.B307];[$meldunek.$A$2:.$B$326];2; 0)" office:value-type="float" office:value="67" calcext:value-type="float">
            <text:p>67</text:p>
          </table:table-cell>
          <table:table-cell table:formula="of:=VLOOKUP([.B307];[$studenci.$A$2:.C$100];2)" office:value-type="string" office:string-value="KUCHARSKI" calcext:value-type="string">
            <text:p>KUCHARSKI</text:p>
          </table:table-cell>
          <table:table-cell table:formula="of:=VLOOKUP([.B307];[$studenci.$A$2:.$C$100];3)" office:value-type="string" office:string-value="TOMASZ" calcext:value-type="string">
            <text:p>TOMASZ</text:p>
          </table:table-cell>
          <table:table-cell table:formula="of:=IF(AND([.D307]=[.D306]; [.C307]=[.C306]);[.G306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2080864292" calcext:value-type="float">
            <text:p>92080864292</text:p>
          </table:table-cell>
          <table:table-cell office:value-type="string" calcext:value-type="string">
            <text:p>BIBLIA ASSEMBLERA I</text:p>
          </table:table-cell>
          <table:table-cell table:formula="of:=VLOOKUP([.B308];[$meldunek.$A$2:.$B$326];2; 0)" office:value-type="float" office:value="67" calcext:value-type="float">
            <text:p>67</text:p>
          </table:table-cell>
          <table:table-cell table:formula="of:=VLOOKUP([.B308];[$studenci.$A$2:.C$100];2)" office:value-type="string" office:string-value="NAPORA" calcext:value-type="string">
            <text:p>NAPORA</text:p>
          </table:table-cell>
          <table:table-cell table:formula="of:=VLOOKUP([.B308];[$studenci.$A$2:.$C$100];3)" office:value-type="string" office:string-value="MAREK" calcext:value-type="string">
            <text:p>MAREK</text:p>
          </table:table-cell>
          <table:table-cell table:formula="of:=IF(AND([.D308]=[.D307]; [.C308]=[.C307]);[.G307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6122014799" calcext:value-type="float">
            <text:p>96122014799</text:p>
          </table:table-cell>
          <table:table-cell office:value-type="string" calcext:value-type="string">
            <text:p>KATALOG CYFROWYCH UKLADOW SCALONYCH</text:p>
          </table:table-cell>
          <table:table-cell table:formula="of:=VLOOKUP([.B309];[$meldunek.$A$2:.$B$326];2; 0)" office:value-type="float" office:value="67" calcext:value-type="float">
            <text:p>67</text:p>
          </table:table-cell>
          <table:table-cell table:formula="of:=VLOOKUP([.B309];[$studenci.$A$2:.C$100];2)" office:value-type="string" office:string-value="KUCHARSKI" calcext:value-type="string">
            <text:p>KUCHARSKI</text:p>
          </table:table-cell>
          <table:table-cell table:formula="of:=VLOOKUP([.B309];[$studenci.$A$2:.$C$100];3)" office:value-type="string" office:string-value="TOMASZ" calcext:value-type="string">
            <text:p>TOMASZ</text:p>
          </table:table-cell>
          <table:table-cell table:formula="of:=IF(AND([.D309]=[.D308]; [.C309]=[.C308]);[.G308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3020492353" calcext:value-type="float">
            <text:p>93020492353</text:p>
          </table:table-cell>
          <table:table-cell office:value-type="string" calcext:value-type="string">
            <text:p>PODSTAWY KRYPTOGRAFII I</text:p>
          </table:table-cell>
          <table:table-cell table:formula="of:=VLOOKUP([.B310];[$meldunek.$A$2:.$B$326];2; 0)" office:value-type="float" office:value="67" calcext:value-type="float">
            <text:p>67</text:p>
          </table:table-cell>
          <table:table-cell table:formula="of:=VLOOKUP([.B310];[$studenci.$A$2:.C$100];2)" office:value-type="string" office:string-value="DANIELAK" calcext:value-type="string">
            <text:p>DANIELAK</text:p>
          </table:table-cell>
          <table:table-cell table:formula="of:=VLOOKUP([.B310];[$studenci.$A$2:.$C$100];3)" office:value-type="string" office:string-value="FRANCISZEK" calcext:value-type="string">
            <text:p>FRANCISZEK</text:p>
          </table:table-cell>
          <table:table-cell table:formula="of:=IF(AND([.D310]=[.D309]; [.C310]=[.C309]);[.G309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2081982469" calcext:value-type="float">
            <text:p>92081982469</text:p>
          </table:table-cell>
          <table:table-cell office:value-type="string" calcext:value-type="string">
            <text:p>ALGERBA I</text:p>
          </table:table-cell>
          <table:table-cell table:formula="of:=VLOOKUP([.B311];[$meldunek.$A$2:.$B$326];2; 0)" office:value-type="float" office:value="68" calcext:value-type="float">
            <text:p>68</text:p>
          </table:table-cell>
          <table:table-cell table:formula="of:=VLOOKUP([.B311];[$studenci.$A$2:.C$100];2)" office:value-type="string" office:string-value="GRZEGOREK" calcext:value-type="string">
            <text:p>GRZEGOREK</text:p>
          </table:table-cell>
          <table:table-cell table:formula="of:=VLOOKUP([.B311];[$studenci.$A$2:.$C$100];3)" office:value-type="string" office:string-value="ANNA" calcext:value-type="string">
            <text:p>ANNA</text:p>
          </table:table-cell>
          <table:table-cell table:formula="of:=IF(AND([.D311]=[.D310]; [.C311]=[.C310]);[.G310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4022461945" calcext:value-type="float">
            <text:p>94022461945</text:p>
          </table:table-cell>
          <table:table-cell office:value-type="string" calcext:value-type="string">
            <text:p>ALGERBA II</text:p>
          </table:table-cell>
          <table:table-cell table:formula="of:=VLOOKUP([.B312];[$meldunek.$A$2:.$B$326];2; 0)" office:value-type="float" office:value="68" calcext:value-type="float">
            <text:p>68</text:p>
          </table:table-cell>
          <table:table-cell table:formula="of:=VLOOKUP([.B312];[$studenci.$A$2:.C$100];2)" office:value-type="string" office:string-value="KUCHARSKI" calcext:value-type="string">
            <text:p>KUCHARSKI</text:p>
          </table:table-cell>
          <table:table-cell table:formula="of:=VLOOKUP([.B312];[$studenci.$A$2:.$C$100];3)" office:value-type="string" office:string-value="TOMASZ" calcext:value-type="string">
            <text:p>TOMASZ</text:p>
          </table:table-cell>
          <table:table-cell table:formula="of:=IF(AND([.D312]=[.D311]; [.C312]=[.C311]);[.G311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6012247623" calcext:value-type="float">
            <text:p>96012247623</text:p>
          </table:table-cell>
          <table:table-cell office:value-type="string" calcext:value-type="string">
            <text:p>CHEMIA FIZYCZNA</text:p>
          </table:table-cell>
          <table:table-cell table:formula="of:=VLOOKUP([.B313];[$meldunek.$A$2:.$B$326];2; 0)" office:value-type="float" office:value="68" calcext:value-type="float">
            <text:p>68</text:p>
          </table:table-cell>
          <table:table-cell table:formula="of:=VLOOKUP([.B313];[$studenci.$A$2:.C$100];2)" office:value-type="string" office:string-value="KUCHARSKI" calcext:value-type="string">
            <text:p>KUCHARSKI</text:p>
          </table:table-cell>
          <table:table-cell table:formula="of:=VLOOKUP([.B313];[$studenci.$A$2:.$C$100];3)" office:value-type="string" office:string-value="TOMASZ" calcext:value-type="string">
            <text:p>TOMASZ</text:p>
          </table:table-cell>
          <table:table-cell table:formula="of:=IF(AND([.D313]=[.D312]; [.C313]=[.C312]);[.G312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6011223945" calcext:value-type="float">
            <text:p>96011223945</text:p>
          </table:table-cell>
          <table:table-cell office:value-type="string" calcext:value-type="string">
            <text:p>LINUX KSIEGA ADMINISTRATORA II</text:p>
          </table:table-cell>
          <table:table-cell table:formula="of:=VLOOKUP([.B314];[$meldunek.$A$2:.$B$326];2; 0)" office:value-type="float" office:value="68" calcext:value-type="float">
            <text:p>68</text:p>
          </table:table-cell>
          <table:table-cell table:formula="of:=VLOOKUP([.B314];[$studenci.$A$2:.C$100];2)" office:value-type="string" office:string-value="KUCHARSKI" calcext:value-type="string">
            <text:p>KUCHARSKI</text:p>
          </table:table-cell>
          <table:table-cell table:formula="of:=VLOOKUP([.B314];[$studenci.$A$2:.$C$100];3)" office:value-type="string" office:string-value="TOMASZ" calcext:value-type="string">
            <text:p>TOMASZ</text:p>
          </table:table-cell>
          <table:table-cell table:formula="of:=IF(AND([.D314]=[.D313]; [.C314]=[.C313]);[.G313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6052982418" calcext:value-type="float">
            <text:p>96052982418</text:p>
          </table:table-cell>
          <table:table-cell office:value-type="string" calcext:value-type="string">
            <text:p>MATEMATYKA DYSKRETNA II</text:p>
          </table:table-cell>
          <table:table-cell table:formula="of:=VLOOKUP([.B315];[$meldunek.$A$2:.$B$326];2; 0)" office:value-type="float" office:value="68" calcext:value-type="float">
            <text:p>68</text:p>
          </table:table-cell>
          <table:table-cell table:formula="of:=VLOOKUP([.B315];[$studenci.$A$2:.C$100];2)" office:value-type="string" office:string-value="KUCHARSKI" calcext:value-type="string">
            <text:p>KUCHARSKI</text:p>
          </table:table-cell>
          <table:table-cell table:formula="of:=VLOOKUP([.B315];[$studenci.$A$2:.$C$100];3)" office:value-type="string" office:string-value="TOMASZ" calcext:value-type="string">
            <text:p>TOMASZ</text:p>
          </table:table-cell>
          <table:table-cell table:formula="of:=IF(AND([.D315]=[.D314]; [.C315]=[.C314]);[.G314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3061087466" calcext:value-type="float">
            <text:p>93061087466</text:p>
          </table:table-cell>
          <table:table-cell office:value-type="string" calcext:value-type="string">
            <text:p>SIECI NEURONOWE</text:p>
          </table:table-cell>
          <table:table-cell table:formula="of:=VLOOKUP([.B316];[$meldunek.$A$2:.$B$326];2; 0)" office:value-type="float" office:value="68" calcext:value-type="float">
            <text:p>68</text:p>
          </table:table-cell>
          <table:table-cell table:formula="of:=VLOOKUP([.B316];[$studenci.$A$2:.C$100];2)" office:value-type="string" office:string-value="ADAMCZAK" calcext:value-type="string">
            <text:p>ADAMCZAK</text:p>
          </table:table-cell>
          <table:table-cell table:formula="of:=VLOOKUP([.B316];[$studenci.$A$2:.$C$100];3)" office:value-type="string" office:string-value="OLIWIA" calcext:value-type="string">
            <text:p>OLIWIA</text:p>
          </table:table-cell>
          <table:table-cell table:formula="of:=IF(AND([.D316]=[.D315]; [.C316]=[.C315]);[.G315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031061512" calcext:value-type="float">
            <text:p>94031061512</text:p>
          </table:table-cell>
          <table:table-cell office:value-type="string" calcext:value-type="string">
            <text:p>TECHNOLOGIA LITOGRAFII 20NM</text:p>
          </table:table-cell>
          <table:table-cell table:formula="of:=VLOOKUP([.B317];[$meldunek.$A$2:.$B$326];2; 0)" office:value-type="float" office:value="68" calcext:value-type="float">
            <text:p>68</text:p>
          </table:table-cell>
          <table:table-cell table:formula="of:=VLOOKUP([.B317];[$studenci.$A$2:.C$100];2)" office:value-type="string" office:string-value="KUCHARSKI" calcext:value-type="string">
            <text:p>KUCHARSKI</text:p>
          </table:table-cell>
          <table:table-cell table:formula="of:=VLOOKUP([.B317];[$studenci.$A$2:.$C$100];3)" office:value-type="string" office:string-value="TOMASZ" calcext:value-type="string">
            <text:p>TOMASZ</text:p>
          </table:table-cell>
          <table:table-cell table:formula="of:=IF(AND([.D317]=[.D316]; [.C317]=[.C316]);[.G316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5012636248" calcext:value-type="float">
            <text:p>95012636248</text:p>
          </table:table-cell>
          <table:table-cell office:value-type="string" calcext:value-type="string">
            <text:p>AUTOCAD DOBRE PRAKTYKI</text:p>
          </table:table-cell>
          <table:table-cell table:formula="of:=VLOOKUP([.B318];[$meldunek.$A$2:.$B$326];2; 0)" office:value-type="float" office:value="69" calcext:value-type="float">
            <text:p>69</text:p>
          </table:table-cell>
          <table:table-cell table:formula="of:=VLOOKUP([.B318];[$studenci.$A$2:.C$100];2)" office:value-type="string" office:string-value="KUCHARSKI" calcext:value-type="string">
            <text:p>KUCHARSKI</text:p>
          </table:table-cell>
          <table:table-cell table:formula="of:=VLOOKUP([.B318];[$studenci.$A$2:.$C$100];3)" office:value-type="string" office:string-value="TOMASZ" calcext:value-type="string">
            <text:p>TOMASZ</text:p>
          </table:table-cell>
          <table:table-cell table:formula="of:=IF(AND([.D318]=[.D317]; [.C318]=[.C317]);[.G317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5123151452" calcext:value-type="float">
            <text:p>95123151452</text:p>
          </table:table-cell>
          <table:table-cell office:value-type="string" calcext:value-type="string">
            <text:p>LINUX KSIEGA ADMINISTRATORA I</text:p>
          </table:table-cell>
          <table:table-cell table:formula="of:=VLOOKUP([.B319];[$meldunek.$A$2:.$B$326];2; 0)" office:value-type="float" office:value="69" calcext:value-type="float">
            <text:p>69</text:p>
          </table:table-cell>
          <table:table-cell table:formula="of:=VLOOKUP([.B319];[$studenci.$A$2:.C$100];2)" office:value-type="string" office:string-value="KUCHARSKI" calcext:value-type="string">
            <text:p>KUCHARSKI</text:p>
          </table:table-cell>
          <table:table-cell table:formula="of:=VLOOKUP([.B319];[$studenci.$A$2:.$C$100];3)" office:value-type="string" office:string-value="TOMASZ" calcext:value-type="string">
            <text:p>TOMASZ</text:p>
          </table:table-cell>
          <table:table-cell table:formula="of:=IF(AND([.D319]=[.D318]; [.C319]=[.C318]);[.G318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4102052458" calcext:value-type="float">
            <text:p>94102052458</text:p>
          </table:table-cell>
          <table:table-cell office:value-type="string" calcext:value-type="string">
            <text:p>MATEMATYKA DYSKRETNA II</text:p>
          </table:table-cell>
          <table:table-cell table:formula="of:=VLOOKUP([.B320];[$meldunek.$A$2:.$B$326];2; 0)" office:value-type="float" office:value="69" calcext:value-type="float">
            <text:p>69</text:p>
          </table:table-cell>
          <table:table-cell table:formula="of:=VLOOKUP([.B320];[$studenci.$A$2:.C$100];2)" office:value-type="string" office:string-value="KUCHARSKI" calcext:value-type="string">
            <text:p>KUCHARSKI</text:p>
          </table:table-cell>
          <table:table-cell table:formula="of:=VLOOKUP([.B320];[$studenci.$A$2:.$C$100];3)" office:value-type="string" office:string-value="TOMASZ" calcext:value-type="string">
            <text:p>TOMASZ</text:p>
          </table:table-cell>
          <table:table-cell table:formula="of:=IF(AND([.D320]=[.D319]; [.C320]=[.C319]);[.G319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4020859896" calcext:value-type="float">
            <text:p>94020859896</text:p>
          </table:table-cell>
          <table:table-cell office:value-type="string" calcext:value-type="string">
            <text:p>OPTYMALIZACJA ALGORYTMOW I</text:p>
          </table:table-cell>
          <table:table-cell table:formula="of:=VLOOKUP([.B321];[$meldunek.$A$2:.$B$326];2; 0)" office:value-type="float" office:value="69" calcext:value-type="float">
            <text:p>69</text:p>
          </table:table-cell>
          <table:table-cell table:formula="of:=VLOOKUP([.B321];[$studenci.$A$2:.C$100];2)" office:value-type="string" office:string-value="KUCHARSKI" calcext:value-type="string">
            <text:p>KUCHARSKI</text:p>
          </table:table-cell>
          <table:table-cell table:formula="of:=VLOOKUP([.B321];[$studenci.$A$2:.$C$100];3)" office:value-type="string" office:string-value="TOMASZ" calcext:value-type="string">
            <text:p>TOMASZ</text:p>
          </table:table-cell>
          <table:table-cell table:formula="of:=IF(AND([.D321]=[.D320]; [.C321]=[.C320]);[.G320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6090923899" calcext:value-type="float">
            <text:p>96090923899</text:p>
          </table:table-cell>
          <table:table-cell office:value-type="string" calcext:value-type="string">
            <text:p>OPTYMALIZACJA ALGORYTMOW I</text:p>
          </table:table-cell>
          <table:table-cell table:formula="of:=VLOOKUP([.B322];[$meldunek.$A$2:.$B$326];2; 0)" office:value-type="float" office:value="69" calcext:value-type="float">
            <text:p>69</text:p>
          </table:table-cell>
          <table:table-cell table:formula="of:=VLOOKUP([.B322];[$studenci.$A$2:.C$100];2)" office:value-type="string" office:string-value="KUCHARSKI" calcext:value-type="string">
            <text:p>KUCHARSKI</text:p>
          </table:table-cell>
          <table:table-cell table:formula="of:=VLOOKUP([.B322];[$studenci.$A$2:.$C$100];3)" office:value-type="string" office:string-value="TOMASZ" calcext:value-type="string">
            <text:p>TOMASZ</text:p>
          </table:table-cell>
          <table:table-cell table:formula="of:=IF(AND([.D322]=[.D321]; [.C322]=[.C321]);[.G321]+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5062355629" calcext:value-type="float">
            <text:p>95062355629</text:p>
          </table:table-cell>
          <table:table-cell office:value-type="string" calcext:value-type="string">
            <text:p>STEROWNIKI PRZEMYSLOWE II</text:p>
          </table:table-cell>
          <table:table-cell table:formula="of:=VLOOKUP([.B323];[$meldunek.$A$2:.$B$326];2; 0)" office:value-type="float" office:value="69" calcext:value-type="float">
            <text:p>69</text:p>
          </table:table-cell>
          <table:table-cell table:formula="of:=VLOOKUP([.B323];[$studenci.$A$2:.C$100];2)" office:value-type="string" office:string-value="KUCHARSKI" calcext:value-type="string">
            <text:p>KUCHARSKI</text:p>
          </table:table-cell>
          <table:table-cell table:formula="of:=VLOOKUP([.B323];[$studenci.$A$2:.$C$100];3)" office:value-type="string" office:string-value="TOMASZ" calcext:value-type="string">
            <text:p>TOMASZ</text:p>
          </table:table-cell>
          <table:table-cell table:formula="of:=IF(AND([.D323]=[.D322]; [.C323]=[.C322]);[.G322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5011368836" calcext:value-type="float">
            <text:p>95011368836</text:p>
          </table:table-cell>
          <table:table-cell office:value-type="string" calcext:value-type="string">
            <text:p>WSTEP DO TEORII LICZB</text:p>
          </table:table-cell>
          <table:table-cell table:formula="of:=VLOOKUP([.B324];[$meldunek.$A$2:.$B$326];2; 0)" office:value-type="float" office:value="69" calcext:value-type="float">
            <text:p>69</text:p>
          </table:table-cell>
          <table:table-cell table:formula="of:=VLOOKUP([.B324];[$studenci.$A$2:.C$100];2)" office:value-type="string" office:string-value="KUCHARSKI" calcext:value-type="string">
            <text:p>KUCHARSKI</text:p>
          </table:table-cell>
          <table:table-cell table:formula="of:=VLOOKUP([.B324];[$studenci.$A$2:.$C$100];3)" office:value-type="string" office:string-value="TOMASZ" calcext:value-type="string">
            <text:p>TOMASZ</text:p>
          </table:table-cell>
          <table:table-cell table:formula="of:=IF(AND([.D324]=[.D323]; [.C324]=[.C323]);[.G323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7011693781" calcext:value-type="float">
            <text:p>97011693781</text:p>
          </table:table-cell>
          <table:table-cell office:value-type="string" calcext:value-type="string">
            <text:p>CHEMIA KWANTOWA II</text:p>
          </table:table-cell>
          <table:table-cell table:formula="of:=VLOOKUP([.B325];[$meldunek.$A$2:.$B$326];2; 0)" office:value-type="float" office:value="70" calcext:value-type="float">
            <text:p>70</text:p>
          </table:table-cell>
          <table:table-cell table:formula="of:=VLOOKUP([.B325];[$studenci.$A$2:.C$100];2)" office:value-type="string" office:string-value="KUCHARSKI" calcext:value-type="string">
            <text:p>KUCHARSKI</text:p>
          </table:table-cell>
          <table:table-cell table:formula="of:=VLOOKUP([.B325];[$studenci.$A$2:.$C$100];3)" office:value-type="string" office:string-value="TOMASZ" calcext:value-type="string">
            <text:p>TOMASZ</text:p>
          </table:table-cell>
          <table:table-cell table:formula="of:=IF(AND([.D325]=[.D324]; [.C325]=[.C324]);[.G324]+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4080228692" calcext:value-type="float">
            <text:p>94080228692</text:p>
          </table:table-cell>
          <table:table-cell office:value-type="string" calcext:value-type="string">
            <text:p>METODY NUMERYCZNE II</text:p>
          </table:table-cell>
          <table:table-cell table:formula="of:=VLOOKUP([.B326];[$meldunek.$A$2:.$B$326];2; 0)" office:value-type="float" office:value="70" calcext:value-type="float">
            <text:p>70</text:p>
          </table:table-cell>
          <table:table-cell table:formula="of:=VLOOKUP([.B326];[$studenci.$A$2:.C$100];2)" office:value-type="string" office:string-value="KUCHARSKI" calcext:value-type="string">
            <text:p>KUCHARSKI</text:p>
          </table:table-cell>
          <table:table-cell table:formula="of:=VLOOKUP([.B326];[$studenci.$A$2:.$C$100];3)" office:value-type="string" office:string-value="TOMASZ" calcext:value-type="string">
            <text:p>TOMASZ</text:p>
          </table:table-cell>
          <table:table-cell table:formula="of:=IF(AND([.D326]=[.D325]; [.C326]=[.C325]);[.G325]+1;0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tudenci.A1:studenci.C331">
          <table:sort>
            <table:sort-by table:field-number="0" table:data-type="automatic"/>
          </table:sort>
        </table:database-range>
        <table:database-range table:name="__Anonymous_Sheet_DB__1" table:target-range-address="meldunek.A1:meldunek.B326">
          <table:sort>
            <table:sort-by table:field-number="0" table:data-type="automatic"/>
          </table:sort>
        </table:database-range>
        <table:database-range table:name="__Anonymous_Sheet_DB__2" table:target-range-address="wyporzyczalnia.A1:wyporzyczalnia.C331">
          <table:sort>
            <table:sort-by table:field-number="2" table:data-type="automatic"/>
          </table:sort>
        </table:database-range>
        <table:database-range table:name="__Anonymous_Sheet_DB__3" table:target-range-address="'5.1'.A1:'5.1'.C331">
          <table:sort>
            <table:sort-by table:field-number="1" table:data-type="automatic"/>
          </table:sort>
        </table:database-range>
        <table:database-range table:name="__Anonymous_Sheet_DB__4" table:target-range-address="'Dane 5.2'.A1:'Dane 5.2'.B326">
          <table:sort>
            <table:sort-by table:field-number="1" table:data-type="automatic"/>
          </table:sort>
        </table:database-range>
        <table:database-range table:name="__Anonymous_Sheet_DB__6" table:target-range-address="'dane 5.4'.A1:'dane 5.4'.F331">
          <table:sort>
            <table:sort-by table:field-number="3" table:data-type="automatic"/>
          </table:sort>
        </table:database-range>
        <table:database-range table:name="__Anonymous_Sheet_DB__7" table:target-range-address="'Dane 5.5'.A1:'Dane 5.5'.F326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1P0"/>
    </number:currency-style>
    <number:number-style style:name="N112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17:00:03.4911521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08:59:08.763210707</meta:creation-date>
    <dc:date>2016-11-27T18:32:14.740663664</dc:date>
    <meta:editing-duration>PT1H12M54S</meta:editing-duration>
    <meta:editing-cycles>9</meta:editing-cycles>
    <meta:generator>LibreOffice/4.4.6.3$Linux_x86 LibreOffice_project/40m0$Build-3</meta:generator>
    <meta:document-statistic meta:table-count="8" meta:cell-count="11035" meta:object-count="0"/>
  </office:meta>
</office:document-meta>
</file>